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transparent"/>
    </style:style>
    <style:style style:name="ce3" style:family="table-cell" style:parent-style-name="Default">
      <style:table-cell-properties fo:background-color="#ffff00"/>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00ff00"/>
    </style:style>
    <style:style style:name="ce7" style:family="table-cell" style:parent-style-name="Default">
      <style:table-cell-properties fo:background-color="#b3b3b3"/>
    </style:style>
    <style:style style:name="ce8" style:family="table-cell" style:parent-style-name="Default">
      <style:table-cell-properties fo:background-color="#eb613d"/>
    </style:style>
    <style:style style:name="ce9" style:family="table-cell" style:parent-style-name="Default">
      <style:table-cell-properties fo:background-color="#00b8ff"/>
    </style:style>
    <style:style style:name="ce10" style:family="table-cell" style:parent-style-name="Default">
      <style:table-cell-properties fo:background-color="#ffff66"/>
    </style:style>
    <style:style style:name="ce11" style:family="table-cell" style:parent-style-name="Default">
      <style:table-cell-properties fo:background-color="#ff950e"/>
    </style:style>
    <style:style style:name="ce12" style:family="table-cell" style:parent-style-name="Default">
      <style:table-cell-properties fo:background-color="#c5000b"/>
    </style:style>
    <style:style style:name="ce13" style:family="table-cell" style:parent-style-name="Default">
      <style:table-cell-properties fo:background-color="#0084d1"/>
    </style:style>
    <style:style style:name="ce14" style:family="table-cell" style:parent-style-name="Default">
      <style:table-cell-properties fo:background-color="#729fcf"/>
    </style:style>
    <style:style style:name="ce15" style:family="table-cell" style:parent-style-name="Default">
      <style:table-cell-properties fo:background-color="#3465a4"/>
    </style:style>
    <style:style style:name="ce16" style:family="table-cell" style:parent-style-name="Default" style:data-style-name="N51">
      <style:table-cell-properties fo:wrap-option="wrap"/>
      <style:text-properties style:use-window-font-color="true" style:text-outline="false" style:text-line-through-styl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style style:name="ce18" style:family="table-cell" style:parent-style-name="Default" style:data-style-name="N100"/>
    <style:style style:name="ce19" style:family="table-cell" style:parent-style-name="Default" style:data-style-name="N100">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ole-draw-aspect="1"/>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text:p>PAYMENT ID</text:p>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float" office:value="1071718949050">
            <text:p>1071718949050</text:p>
          </table:table-cell>
          <table:table-cell table:number-columns-repeated="1013"/>
        </table:table-row>
        <table:table-row table:style-name="ro2">
          <table:table-cell/>
          <table:table-cell office:value-type="string">
            <text:p>Spieler ID</text:p>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number-columns-repeated="1013"/>
        </table:table-row>
        <table:table-row table:style-name="ro3">
          <table:table-cell/>
          <table:table-cell office:value-type="string">
            <text:p>Timestamp letzte Aktion</text:p>
          </table:table-cell>
          <table:table-cell office:value-type="float" office:value="1402407090">
            <text:p>1402407090</text:p>
          </table:table-cell>
          <table:table-cell table:style-name="ce16" table:formula="of:=DATE(1970;1;1)+([.C3]/86400)" office:value-type="date" office:date-value="2014-06-10T13:31:30">
            <text:p>10.06.2014 13:31:30</text:p>
          </table:table-cell>
          <table:table-cell office:value-type="float" office:value="1402408695">
            <text:p>1402408695</text:p>
          </table:table-cell>
          <table:table-cell/>
          <table:table-cell office:value-type="float" office:value="1402410117">
            <text:p>1402410117</text:p>
          </table:table-cell>
          <table:table-cell table:style-name="ce16" table:formula="of:=DATE(1970;1;1)+([.G3]/86400)" office:value-type="date" office:date-value="2014-06-10T14:21:57">
            <text:p>10.06.2014 14:21:57</text:p>
          </table:table-cell>
          <table:table-cell office:value-type="float" office:value="1402413891">
            <text:p>1402413891</text:p>
          </table:table-cell>
          <table:table-cell table:style-name="ce16" table:formula="of:=DATE(1970;1;1)+([.I3]/86400)" office:value-type="date" office:date-value="2014-06-10T15:24:51">
            <text:p>10.06.2014 15:24:51</text:p>
          </table:table-cell>
          <table:table-cell office:value-type="float" office:value="1402414251">
            <text:p>1402414251</text:p>
          </table:table-cell>
          <table:table-cell table:style-name="ce16" table:formula="of:=DATE(1970;1;1)+([.K3]/86400)" office:value-type="date" office:date-value="2014-06-10T15:30:51">
            <text:p>10.06.2014 15:30:51</text:p>
          </table:table-cell>
          <table:table-cell table:number-columns-repeated="1012"/>
        </table:table-row>
        <table:table-row table:style-name="ro2">
          <table:table-cell/>
          <table:table-cell office:value-type="string">
            <text:p>Timestamp Registrierung</text:p>
          </table:table-cell>
          <table:table-cell office:value-type="float" office:value="1395170630">
            <text:p>1395170630</text:p>
          </table:table-cell>
          <table:table-cell table:style-name="ce16" table:formula="of:=DATE(1970;1;1)+([.C4]/86400)" office:value-type="date" office:date-value="2014-03-18T19:23:50">
            <text:p>18.03.2014 19:23:50</text:p>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number-columns-repeated="1013"/>
        </table:table-row>
        <table:table-row table:style-name="ro1">
          <table:table-cell/>
          <table:table-cell office:value-type="string">
            <text:p>IP Registrierung</text:p>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number-columns-repeated="1013"/>
        </table:table-row>
        <table:table-row table:style-name="ro2">
          <table:table-cell/>
          <table:table-cell office:value-type="string">
            <text:p>Anzahl Nachrichte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VALIDATION IP</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Erfahrung</text:p>
          </table:table-cell>
          <table:table-cell office:value-type="float" office:value="8695">
            <text:p>8695</text:p>
          </table:table-cell>
          <table:table-cell/>
          <table:table-cell office:value-type="float" office:value="78595">
            <text:p>78595</text:p>
          </table:table-cell>
          <table:table-cell/>
          <table:table-cell office:value-type="float" office:value="119395">
            <text:p>119395</text:p>
          </table:table-cell>
          <table:table-cell/>
          <table:table-cell office:value-type="float" office:value="184870">
            <text:p>184870</text:p>
          </table:table-cell>
          <table:table-cell/>
          <table:table-cell office:value-type="float" office:value="184870">
            <text:p>184870</text:p>
          </table:table-cell>
          <table:table-cell table:number-columns-repeated="1013"/>
        </table:table-row>
        <table:table-row table:style-name="ro2">
          <table:table-cell/>
          <table:table-cell office:value-type="string">
            <text:p>Nächste Stufe bei</text:p>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number-columns-repeated="1013"/>
        </table:table-row>
        <table:table-row table:style-name="ro2">
          <table:table-cell/>
          <table:table-cell office:value-type="string">
            <text:p>Ehre</text:p>
          </table:table-cell>
          <table:table-cell office:value-type="float" office:value="16856">
            <text:p>16856</text:p>
          </table:table-cell>
          <table:table-cell/>
          <table:table-cell office:value-type="float" office:value="16866">
            <text:p>16866</text:p>
          </table:table-cell>
          <table:table-cell/>
          <table:table-cell office:value-type="float" office:value="16876">
            <text:p>16876</text:p>
          </table:table-cell>
          <table:table-cell/>
          <table:table-cell office:value-type="float" office:value="16886">
            <text:p>16886</text:p>
          </table:table-cell>
          <table:table-cell/>
          <table:table-cell office:value-type="float" office:value="16886">
            <text:p>16886</text:p>
          </table:table-cell>
          <table:table-cell table:number-columns-repeated="1013"/>
        </table:table-row>
        <table:table-row table:style-name="ro2">
          <table:table-cell/>
          <table:table-cell office:value-type="string">
            <text:p>Rang</text:p>
          </table:table-cell>
          <table:table-cell office:value-type="float" office:value="2531">
            <text:p>2531</text:p>
          </table:table-cell>
          <table:table-cell/>
          <table:table-cell office:value-type="float" office:value="2532">
            <text:p>2532</text:p>
          </table:table-cell>
          <table:table-cell/>
          <table:table-cell office:value-type="float" office:value="2530">
            <text:p>2530</text:p>
          </table:table-cell>
          <table:table-cell/>
          <table:table-cell office:value-type="float" office:value="2527">
            <text:p>2527</text:p>
          </table:table-cell>
          <table:table-cell/>
          <table:table-cell office:value-type="float" office:value="2527">
            <text:p>2527</text:p>
          </table:table-cell>
          <table:table-cell table:number-columns-repeated="1013"/>
        </table:table-row>
        <table:table-row table:style-name="ro1">
          <table:table-cell/>
          <table:table-cell office:value-type="string">
            <text:p>CLASS RANK</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Gold Aktuell</text:p>
          </table:table-cell>
          <table:table-cell office:value-type="float" office:value="301173">
            <text:p>301173</text:p>
          </table:table-cell>
          <table:table-cell/>
          <table:table-cell office:value-type="float" office:value="434673">
            <text:p>434673</text:p>
          </table:table-cell>
          <table:table-cell/>
          <table:table-cell office:value-type="float" office:value="555673">
            <text:p>555673</text:p>
          </table:table-cell>
          <table:table-cell/>
          <table:table-cell office:value-type="float" office:value="757273">
            <text:p>757273</text:p>
          </table:table-cell>
          <table:table-cell/>
          <table:table-cell office:value-type="float" office:value="757273">
            <text:p>757273</text:p>
          </table:table-cell>
          <table:table-cell table:number-columns-repeated="1013"/>
        </table:table-row>
        <table:table-row table:style-name="ro1">
          <table:table-cell office:value-type="string">
            <text:p>Pilze</text:p>
          </table:table-cell>
          <table:table-cell office:value-type="string">
            <text:p>Pilze Aktuell</text:p>
          </table:table-cell>
          <table:table-cell office:value-type="float" office:value="28">
            <text:p>28</text:p>
          </table:table-cell>
          <table:table-cell/>
          <table:table-cell office:value-type="float" office:value="27">
            <text:p>27</text:p>
          </table:table-cell>
          <table:table-cell/>
          <table:table-cell office:value-type="float" office:value="25">
            <text:p>25</text:p>
          </table:table-cell>
          <table:table-cell/>
          <table:table-cell office:value-type="float" office:value="26">
            <text:p>26</text:p>
          </table:table-cell>
          <table:table-cell/>
          <table:table-cell office:value-type="float" office:value="26">
            <text:p>26</text:p>
          </table:table-cell>
          <table:table-cell table:number-columns-repeated="1013"/>
        </table:table-row>
        <table:table-row table:style-name="ro1">
          <table:table-cell/>
          <table:table-cell office:value-type="string">
            <text:p>Pilze bekommen</text:p>
          </table:table-cell>
          <table:table-cell office:value-type="float" office:value="740">
            <text:p>740</text:p>
          </table:table-cell>
          <table:table-cell/>
          <table:table-cell office:value-type="float" office:value="740">
            <text:p>740</text:p>
          </table:table-cell>
          <table:table-cell/>
          <table:table-cell office:value-type="float" office:value="740">
            <text:p>740</text:p>
          </table:table-cell>
          <table:table-cell/>
          <table:table-cell office:value-type="float" office:value="742">
            <text:p>742</text:p>
          </table:table-cell>
          <table:table-cell/>
          <table:table-cell office:value-type="float" office:value="742">
            <text:p>742</text:p>
          </table:table-cell>
          <table:table-cell table:number-columns-repeated="1013"/>
        </table:table-row>
        <table:table-row table:style-name="ro1">
          <table:table-cell/>
          <table:table-cell office:value-type="string">
            <text:p>Pilze ausgegeben</text:p>
          </table:table-cell>
          <table:table-cell office:value-type="float" office:value="730">
            <text:p>730</text:p>
          </table:table-cell>
          <table:table-cell/>
          <table:table-cell office:value-type="float" office:value="731">
            <text:p>731</text:p>
          </table:table-cell>
          <table:table-cell/>
          <table:table-cell office:value-type="float" office:value="733">
            <text:p>733</text:p>
          </table:table-cell>
          <table:table-cell/>
          <table:table-cell office:value-type="float" office:value="734">
            <text:p>734</text:p>
          </table:table-cell>
          <table:table-cell/>
          <table:table-cell office:value-type="float" office:value="734">
            <text:p>734</text:p>
          </table:table-cell>
          <table:table-cell table:number-columns-repeated="1013"/>
        </table:table-row>
        <table:table-row table:style-name="ro4">
          <table:table-cell office:value-type="string">
            <text:p>Face</text:p>
          </table:table-cell>
          <table:table-cell office:value-type="string">
            <text:p>Mun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Haare</text:p>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number-columns-repeated="1013"/>
        </table:table-row>
        <table:table-row table:style-name="ro2">
          <table:table-cell/>
          <table:table-cell office:value-type="string">
            <text:p>Brauen</text:p>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number-columns-repeated="1013"/>
        </table:table-row>
        <table:table-row table:style-name="ro2">
          <table:table-cell/>
          <table:table-cell office:value-type="string">
            <text:p>Augen</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2">
          <table:table-cell/>
          <table:table-cell office:value-type="string">
            <text:p>Bart</text:p>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number-columns-repeated="1013"/>
        </table:table-row>
        <table:table-row table:style-name="ro2">
          <table:table-cell/>
          <table:table-cell office:value-type="string">
            <text:p>Nase</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2">
          <table:table-cell/>
          <table:table-cell office:value-type="string">
            <text:p>Ohren</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table:table-cell office:value-type="string">
            <text:p>Special</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4">
          <table:table-cell/>
          <table:table-cell office:value-type="string">
            <text:p>Face ???</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Face ???</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ass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4">
          <table:table-cell office:value-type="string">
            <text:p>Character</text:p>
          </table:table-cell>
          <table:table-cell office:value-type="string">
            <text:p>Geschlecht</text:p>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number-columns-repeated="1013"/>
        </table:table-row>
        <table:table-row table:style-name="ro2">
          <table:table-cell/>
          <table:table-cell office:value-type="string">
            <text:p>CLASS</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office:value-type="string">
            <text:p>Stats</text:p>
          </table:table-cell>
          <table:table-cell office:value-type="string">
            <text:p>Stärke</text:p>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number-columns-repeated="1013"/>
        </table:table-row>
        <table:table-row table:style-name="ro2">
          <table:table-cell/>
          <table:table-cell office:value-type="string">
            <text:p>Geschick</text:p>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number-columns-repeated="1013"/>
        </table:table-row>
        <table:table-row table:style-name="ro2">
          <table:table-cell/>
          <table:table-cell office:value-type="string">
            <text:p>Intelligenz </text:p>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number-columns-repeated="1013"/>
        </table:table-row>
        <table:table-row table:style-name="ro2">
          <table:table-cell/>
          <table:table-cell office:value-type="string">
            <text:p>Ausdauer</text:p>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number-columns-repeated="1013"/>
        </table:table-row>
        <table:table-row table:style-name="ro2">
          <table:table-cell/>
          <table:table-cell office:value-type="string">
            <text:p>Glück</text:p>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number-columns-repeated="1013"/>
        </table:table-row>
        <table:table-row table:style-name="ro2">
          <table:table-cell office:value-type="string">
            <text:p>Stats Bonus</text:p>
          </table:table-cell>
          <table:table-cell office:value-type="string">
            <text:p>Stärke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Gesch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Int Bonus</text:p>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number-columns-repeated="1013"/>
        </table:table-row>
        <table:table-row table:style-name="ro2">
          <table:table-cell/>
          <table:table-cell office:value-type="string">
            <text:p>Ausdauer bonus</text:p>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number-columns-repeated="1013"/>
        </table:table-row>
        <table:table-row table:style-name="ro2">
          <table:table-cell/>
          <table:table-cell office:value-type="string">
            <text:p>Glück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office:value-type="string">
            <text:p>Stats gekauft</text:p>
          </table:table-cell>
          <table:table-cell office:value-type="string">
            <text:p>Stärke</text:p>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number-columns-repeated="1013"/>
        </table:table-row>
        <table:table-row table:style-name="ro2">
          <table:table-cell/>
          <table:table-cell office:value-type="string">
            <text:p>Geschi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2">
          <table:table-cell/>
          <table:table-cell office:value-type="string">
            <text:p>Intelligenz </text:p>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2">
          <table:table-cell/>
          <table:table-cell office:value-type="string">
            <text:p>Ausdauer</text:p>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number-columns-repeated="1013"/>
        </table:table-row>
        <table:table-row table:style-name="ro2">
          <table:table-cell/>
          <table:table-cell office:value-type="string">
            <text:p>Glü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1">
          <table:table-cell office:value-type="string">
            <text:p>Action</text:p>
          </table:table-cell>
          <table:table-cell office:value-type="string">
            <text:p>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
            <text:p>2</text:p>
          </table:table-cell>
          <table:table-cell table:number-columns-repeated="1013"/>
        </table:table-row>
        <table:table-row table:style-name="ro1">
          <table:table-cell/>
          <table:table-cell office:value-type="string">
            <text:p>Index</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3">
            <text:p>3</text:p>
          </table:table-cell>
          <table:table-cell table:number-columns-repeated="1013"/>
        </table:table-row>
        <table:table-row table:style-name="ro4">
          <table:table-cell/>
          <table:table-cell office:value-type="string">
            <text:p>EndTim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402414821">
            <text:p>1402414821</text:p>
          </table:table-cell>
          <table:table-cell table:style-name="ce16" table:formula="of:=DATE(1970;1;1)+([.K48]/86400)" office:value-type="date" office:date-value="2014-06-10T15:40:21">
            <text:p>10.06.2014 15:40:21</text:p>
          </table:table-cell>
          <table:table-cell table:number-columns-repeated="1012"/>
        </table:table-row>
        <table:table-row table:style-name="ro4">
          <table:table-cell office:value-type="string">
            <text:p>Helm Slot</text:p>
          </table:table-cell>
          <table:table-cell table:style-name="ce3" office:value-type="string">
            <text:p>TYPE</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PIC</text:p>
          </table:table-cell>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number-columns-repeated="1009"/>
          <table:table-cell table:number-columns-repeated="4"/>
        </table:table-row>
        <table:table-row table:style-name="ro2">
          <table:table-cell/>
          <table:table-cell table:style-name="ce3" office:value-type="string">
            <text:p>SCHADEN_MAX</text:p>
          </table:table-cell>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number-columns-repeated="1009"/>
          <table:table-cell table:number-columns-repeated="4"/>
        </table:table-row>
        <table:table-row table:style-name="ro1">
          <table:table-cell/>
          <table:table-cell table:style-name="ce3" office:value-type="string">
            <text:p>SCHADEN_MIN</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 1</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1</text:p>
          </table:table-cell>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GOLD</text:p>
          </table:table-cell>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number-columns-repeated="1009"/>
          <table:table-cell table:number-columns-repeated="4"/>
        </table:table-row>
        <table:table-row table:style-name="ro1">
          <table:table-cell/>
          <table:table-cell table:style-name="ce3" office:value-type="string">
            <text:p>MUSHROOM</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1">
          <table:table-cell office:value-type="string">
            <text:p>Rüstung</text:p>
          </table:table-cell>
          <table:table-cell table:style-name="ce3" office:value-type="string">
            <text:p>TYPE</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Handschuh</text:p>
          </table:table-cell>
          <table:table-cell table:style-name="ce3" office:value-type="string">
            <text:p>TYPE</text:p>
          </table:table-cell>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number-columns-repeated="1009"/>
          <table:table-cell table:number-columns-repeated="4"/>
        </table:table-row>
        <table:table-row table:style-name="ro1">
          <table:table-cell/>
          <table:table-cell table:style-name="ce3" office:value-type="string">
            <text:p>PIC</text:p>
          </table:table-cell>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number-columns-repeated="1009"/>
          <table:table-cell table:number-columns-repeated="4"/>
        </table:table-row>
        <table:table-row table:style-name="ro1">
          <table:table-cell/>
          <table:table-cell table:style-name="ce3" office:value-type="string">
            <text:p>SCHADEN_MAX</text:p>
          </table:table-cell>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number-columns-repeated="1009"/>
          <table:table-cell table:number-columns-repeated="4"/>
        </table:table-row>
        <table:table-row table:style-name="ro1">
          <table:table-cell/>
          <table:table-cell table:style-name="ce3" office:value-type="string">
            <text:p>SCHADEN_MIN</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4">
          <table:table-cell/>
          <table:table-cell table:style-name="ce3" office:value-type="string">
            <text:p>Attr 1</text:p>
          </table:table-cell>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number-columns-repeated="1009"/>
          <table:table-cell table:number-columns-repeated="4"/>
        </table:table-row>
        <table:table-row table:style-name="ro1">
          <table:table-cell/>
          <table:table-cell table:style-name="ce3" office:value-type="string">
            <text:p>Attr1</text:p>
          </table:table-cell>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GOLD</text:p>
          </table:table-cell>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number-columns-repeated="1009"/>
          <table:table-cell table:number-columns-repeated="4"/>
        </table:table-row>
        <table:table-row table:style-name="ro1">
          <table:table-cell/>
          <table:table-cell table:style-name="ce3" office:value-type="string">
            <text:p>MUSHROOM</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office:value-type="string">
            <text:p>Schuh</text:p>
          </table:table-cell>
          <table:table-cell table:style-name="ce3" office:value-type="string">
            <text:p>TYPE</text:p>
          </table:table-cell>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number-columns-repeated="1009"/>
          <table:table-cell table:number-columns-repeated="4"/>
        </table:table-row>
        <table:table-row table:style-name="ro1">
          <table:table-cell/>
          <table:table-cell table:style-name="ce3" office:value-type="string">
            <text:p>PIC</text:p>
          </table:table-cell>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5">
          <table:table-cell office:value-type="string">
            <text:p>Kette</text:p>
          </table:table-cell>
          <table:table-cell table:style-name="ce3" office:value-type="string">
            <text:p>TYPE</text:p>
          </table:table-cell>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number-columns-repeated="1009"/>
          <table:table-cell table:number-columns-repeated="4"/>
        </table:table-row>
        <table:table-row table:style-name="ro5">
          <table:table-cell/>
          <table:table-cell table:style-name="ce3" office:value-type="string">
            <text:p>PIC</text:p>
          </table:table-cell>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number-columns-repeated="1009"/>
          <table:table-cell table:number-columns-repeated="4"/>
        </table:table-row>
        <table:table-row table:style-name="ro5">
          <table:table-cell/>
          <table:table-cell table:style-name="ce3" office:value-type="string">
            <text:p>SCHADEN_MAX</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SCHADEN_MIN</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 1</text:p>
          </table:table-cell>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number-columns-repeated="1009"/>
          <table:table-cell table:number-columns-repeated="4"/>
        </table:table-row>
        <table:table-row table:style-name="ro5">
          <table:table-cell/>
          <table:table-cell table:style-name="ce3" office:value-type="string">
            <text:p>Attr1</text:p>
          </table:table-cell>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GOLD</text:p>
          </table:table-cell>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number-columns-repeated="1009"/>
          <table:table-cell table:number-columns-repeated="4"/>
        </table:table-row>
        <table:table-row table:style-name="ro5">
          <table:table-cell/>
          <table:table-cell table:style-name="ce3" office:value-type="string">
            <text:p>MUSHROOM</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1">
          <table:table-cell office:value-type="string">
            <text:p>Gürtel</text:p>
          </table:table-cell>
          <table:table-cell table:style-name="ce3" office:value-type="string">
            <text:p>TYPE</text:p>
          </table:table-cell>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number-columns-repeated="1009"/>
          <table:table-cell table:number-columns-repeated="4"/>
        </table:table-row>
        <table:table-row table:style-name="ro1">
          <table:table-cell/>
          <table:table-cell table:style-name="ce3" office:value-type="string">
            <text:p>PIC</text:p>
          </table:table-cell>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number-columns-repeated="1009"/>
          <table:table-cell table:number-columns-repeated="4"/>
        </table:table-row>
        <table:table-row table:style-name="ro1">
          <table:table-cell/>
          <table:table-cell table:style-name="ce3" office:value-type="string">
            <text:p>SCHADEN_MAX</text:p>
          </table:table-cell>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number-columns-repeated="1009"/>
          <table:table-cell table:number-columns-repeated="4"/>
        </table:table-row>
        <table:table-row table:style-name="ro1">
          <table:table-cell/>
          <table:table-cell table:style-name="ce3" office:value-type="string">
            <text:p>SCHADEN_MIN</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4">
          <table:table-cell/>
          <table:table-cell table:style-name="ce3" office:value-type="string">
            <text:p>Attr 1</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number-columns-repeated="1009"/>
          <table:table-cell table:number-columns-repeated="4"/>
        </table:table-row>
        <table:table-row table:style-name="ro1">
          <table:table-cell/>
          <table:table-cell table:style-name="ce3" office:value-type="string">
            <text:p>Attr1</text:p>
          </table:table-cell>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GOLD</text:p>
          </table:table-cell>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number-columns-repeated="1009"/>
          <table:table-cell table:number-columns-repeated="4"/>
        </table:table-row>
        <table:table-row table:style-name="ro1">
          <table:table-cell/>
          <table:table-cell table:style-name="ce3" office:value-type="string">
            <text:p>MUSHROOM</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office:value-type="string">
            <text:p>Ring</text:p>
          </table:table-cell>
          <table:table-cell table:style-name="ce3" office:value-type="string">
            <text:p>TYPE</text:p>
          </table:table-cell>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number-columns-repeated="1009"/>
          <table:table-cell table:number-columns-repeated="4"/>
        </table:table-row>
        <table:table-row table:style-name="ro1">
          <table:table-cell/>
          <table:table-cell table:style-name="ce3" office:value-type="string">
            <text:p>PIC</text:p>
          </table:table-cell>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number-columns-repeated="1009"/>
          <table:table-cell table:number-columns-repeated="4"/>
        </table:table-row>
        <table:table-row table:style-name="ro1">
          <table:table-cell/>
          <table:table-cell table:style-name="ce3" office:value-type="string">
            <text:p>SCHADEN_MAX</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SCHADEN_MIN</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table:table-cell table:style-name="ce3" office:value-type="string">
            <text:p>Attr 1</text:p>
          </table:table-cell>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number-columns-repeated="1009"/>
          <table:table-cell table:number-columns-repeated="4"/>
        </table:table-row>
        <table:table-row table:style-name="ro1">
          <table:table-cell/>
          <table:table-cell table:style-name="ce3" office:value-type="string">
            <text:p>Attr1</text:p>
          </table:table-cell>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GOLD</text:p>
          </table:table-cell>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number-columns-repeated="1009"/>
          <table:table-cell table:number-columns-repeated="4"/>
        </table:table-row>
        <table:table-row table:style-name="ro1">
          <table:table-cell/>
          <table:table-cell table:style-name="ce3" office:value-type="string">
            <text:p>MUSHROOM</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office:value-type="string">
            <text:p>Misc / Talisman</text:p>
          </table:table-cell>
          <table:table-cell table:style-name="ce3" office:value-type="string">
            <text:p>TYPE</text:p>
          </table:table-cell>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text:p>PIC</text:p>
          </table:table-cell>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number-columns-repeated="1009"/>
          <table:table-cell table:number-columns-repeated="4"/>
        </table:table-row>
        <table:table-row table:style-name="ro1">
          <table:table-cell/>
          <table:table-cell table:style-name="ce3" office:value-type="string">
            <text:p>SCHADEN_MAX</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SCHADEN_MIN</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4">
          <table:table-cell/>
          <table:table-cell table:style-name="ce3" office:value-type="string">
            <text:p>Attr 1</text:p>
          </table:table-cell>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1</text:p>
          </table:table-cell>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GOLD</text:p>
          </table:table-cell>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number-columns-repeated="1009"/>
          <table:table-cell table:number-columns-repeated="4"/>
        </table:table-row>
        <table:table-row table:style-name="ro1">
          <table:table-cell/>
          <table:table-cell table:style-name="ce3" office:value-type="string">
            <text:p>MUSHROOM</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office:value-type="string">
            <text:p>Waffe</text:p>
          </table:table-cell>
          <table:table-cell table:style-name="ce3" office:value-type="string">
            <text:p>TYPE</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Schild</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Inventory 1</text:p>
          </table:table-cell>
          <table:table-cell table:style-name="ce3" office:value-type="string">
            <text:p>TYPE</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PIC</text:p>
          </table:table-cell>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number-columns-repeated="1009"/>
          <table:table-cell table:number-columns-repeated="4"/>
        </table:table-row>
        <table:table-row table:style-name="ro1">
          <table:table-cell/>
          <table:table-cell table:style-name="ce3" office:value-type="string">
            <text:p>SCHADEN_MAX</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SCHADEN_MIN</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table:table-cell table:style-name="ce3" office:value-type="string">
            <text:p>Attr 1</text:p>
          </table:table-cell>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1009"/>
          <table:table-cell table:number-columns-repeated="4"/>
        </table:table-row>
        <table:table-row table:style-name="ro1">
          <table:table-cell/>
          <table:table-cell table:style-name="ce3" office:value-type="string">
            <text:p>Attr1</text:p>
          </table:table-cell>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GOLD</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MUSHROOM</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office:value-type="string">
            <text:p>Inventory 2</text:p>
          </table:table-cell>
          <table:table-cell table:style-name="ce3" office:value-type="string">
            <text:p>TYPE</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PIC</text:p>
          </table:table-cell>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number-columns-repeated="1009"/>
          <table:table-cell table:number-columns-repeated="4"/>
        </table:table-row>
        <table:table-row table:style-name="ro1">
          <table:table-cell/>
          <table:table-cell table:style-name="ce3" office:value-type="string">
            <text:p>SCHADEN_MAX</text:p>
          </table:table-cell>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number-columns-repeated="1009"/>
          <table:table-cell table:number-columns-repeated="4"/>
        </table:table-row>
        <table:table-row table:style-name="ro1">
          <table:table-cell/>
          <table:table-cell table:style-name="ce3" office:value-type="string">
            <text:p>SCHADEN_MIN</text:p>
          </table:table-cell>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number-columns-repeated="1009"/>
          <table:table-cell table:number-columns-repeated="4"/>
        </table:table-row>
        <table:table-row table:style-name="ro4">
          <table:table-cell/>
          <table:table-cell table:style-name="ce3" office:value-type="string">
            <text:p>Attr 1</text:p>
          </table:table-cell>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number-columns-repeated="1009"/>
          <table:table-cell table:number-columns-repeated="4"/>
        </table:table-row>
        <table:table-row table:style-name="ro1">
          <table:table-cell/>
          <table:table-cell table:style-name="ce3" office:value-type="string">
            <text:p>Attr1</text:p>
          </table:table-cell>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GOLD</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MUSHROOM</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4">
          <table:table-cell office:value-type="string">
            <text:p>Inventory 3</text:p>
          </table:table-cell>
          <table:table-cell table:style-name="ce3" office:value-type="string">
            <text:p>TYPE</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PIC</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AX</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IN</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table:table-cell table:style-name="ce3" office:value-type="string">
            <text:p>Attr 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GOLD</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MUSHROOM</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office:value-type="string">
            <text:p>Inventory 4</text:p>
          </table:table-cell>
          <table:table-cell table:style-name="ce3" office:value-type="string">
            <text:p>TYPE</text:p>
          </table:table-cell>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number-columns-repeated="1009"/>
          <table:table-cell table:number-columns-repeated="4"/>
        </table:table-row>
        <table:table-row table:style-name="ro1">
          <table:table-cell/>
          <table:table-cell table:style-name="ce3" office:value-type="string">
            <text:p>PIC</text:p>
          </table:table-cell>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number-columns-repeated="1009"/>
          <table:table-cell table:number-columns-repeated="4"/>
        </table:table-row>
        <table:table-row table:style-name="ro1">
          <table:table-cell/>
          <table:table-cell table:style-name="ce3" office:value-type="string">
            <text:p>SCHADEN_MAX</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SCHADEN_MIN</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table:table-cell table:style-name="ce3" office:value-type="string">
            <text:p>Attr 1</text:p>
          </table:table-cell>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Attr1</text:p>
          </table:table-cell>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GOLD</text:p>
          </table:table-cell>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number-columns-repeated="1009"/>
          <table:table-cell table:number-columns-repeated="4"/>
        </table:table-row>
        <table:table-row table:style-name="ro1">
          <table:table-cell/>
          <table:table-cell table:style-name="ce3" office:value-type="string">
            <text:p>MUSHROOM</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office:value-type="string">
            <text:p>Inventory 5</text:p>
          </table:table-cell>
          <table:table-cell table:style-name="ce3" office:value-type="string">
            <text:p>TYPE</text:p>
          </table:table-cell>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number-columns-repeated="1009"/>
          <table:table-cell table:number-columns-repeated="4"/>
        </table:table-row>
        <table:table-row table:style-name="ro1">
          <table:table-cell/>
          <table:table-cell table:style-name="ce3" office:value-type="string">
            <text:p>PIC</text:p>
          </table:table-cell>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number-columns-repeated="1009"/>
          <table:table-cell table:number-columns-repeated="4"/>
        </table:table-row>
        <table:table-row table:style-name="ro1">
          <table:table-cell/>
          <table:table-cell table:style-name="ce3" office:value-type="string">
            <text:p>SCHADEN_MAX</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SCHADEN_MIN</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table:table-cell table:style-name="ce3" office:value-type="string">
            <text:p>Attr 1</text:p>
          </table:table-cell>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Attr1</text:p>
          </table:table-cell>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GOLD</text:p>
          </table:table-cell>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number-columns-repeated="1009"/>
          <table:table-cell table:number-columns-repeated="4"/>
        </table:table-row>
        <table:table-row table:style-name="ro1">
          <table:table-cell/>
          <table:table-cell table:style-name="ce3" office:value-type="string">
            <text:p>MUSHROOM</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office:value-type="string">
            <text:p>Quest</text:p>
          </table:table-cell>
          <table:table-cell office:value-type="string">
            <text:p>Reroll Time</text:p>
          </table:table-cell>
          <table:table-cell office:value-type="float" office:value="1402407090">
            <text:p>1402407090</text:p>
          </table:table-cell>
          <table:table-cell table:style-name="ce16" table:formula="of:=DATE(1970;1;1)+([.C229]/86400)" office:value-type="date" office:date-value="2014-06-10T13:31:30">
            <text:p>10.06.2014 13:31:30</text:p>
          </table:table-cell>
          <table:table-cell office:value-type="float" office:value="1402408695">
            <text:p>1402408695</text:p>
          </table:table-cell>
          <table:table-cell table:style-name="ce16" table:formula="of:=DATE(1970;1;1)+([.E229]/86400)" office:value-type="date" office:date-value="2014-06-10T13:58:15">
            <text:p>10.06.2014 13:58:15</text:p>
          </table:table-cell>
          <table:table-cell office:value-type="float" office:value="1402410117">
            <text:p>1402410117</text:p>
          </table:table-cell>
          <table:table-cell table:style-name="ce16" table:formula="of:=DATE(1970;1;1)+([.G229]/86400)" office:value-type="date" office:date-value="2014-06-10T14:21:57">
            <text:p>10.06.2014 14:21:57</text:p>
          </table:table-cell>
          <table:table-cell office:value-type="float" office:value="1402411230">
            <text:p>1402411230</text:p>
          </table:table-cell>
          <table:table-cell table:style-name="ce16" table:formula="of:=DATE(1970;1;1)+([.I229]/86400)" office:value-type="date" office:date-value="2014-06-10T14:40:30">
            <text:p>10.06.2014 14:40:30</text:p>
          </table:table-cell>
          <table:table-cell office:value-type="float" office:value="1402411230">
            <text:p>1402411230</text:p>
          </table:table-cell>
          <table:table-cell table:style-name="ce16" table:formula="of:=DATE(1970;1;1)+([.K229]/86400)" office:value-type="date" office:date-value="2014-06-10T14:40:30">
            <text:p>10.06.2014 14:40:30</text:p>
          </table:table-cell>
          <table:table-cell table:number-columns-repeated="1012"/>
        </table:table-row>
        <table:table-row table:style-name="ro4">
          <table:table-cell office:value-type="string">
            <text:p>Quest Level</text:p>
          </table:table-cell>
          <table:table-cell office:value-type="float" office:value="1">
            <text:p>1</text:p>
          </table:table-cell>
          <table:table-cell office:value-type="float" office:value="91">
            <text:p>91</text:p>
          </table:table-cell>
          <table:table-cell office:value-type="string">
            <text:p>Giftig und Bissig!</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Der magische Ring</text:p>
          </table:table-cell>
          <table:table-cell office:value-type="float" office:value="91">
            <text:p>91</text:p>
          </table:table-cell>
          <table:table-cell table:number-columns-repeated="1013"/>
        </table:table-row>
        <table:table-row table:style-name="ro1">
          <table:table-cell/>
          <table:table-cell office:value-type="float" office:value="2">
            <text:p>2</text:p>
          </table:table-cell>
          <table:table-cell office:value-type="float" office:value="91">
            <text:p>91</text:p>
          </table:table-cell>
          <table:table-cell office:value-type="string">
            <text:p>Das einzigartige Amulett</text:p>
          </table:table-cell>
          <table:table-cell office:value-type="float" office:value="91">
            <text:p>91</text:p>
          </table:table-cell>
          <table:table-cell office:value-type="string">
            <text:p>Der elfte Elf</text:p>
          </table:table-cell>
          <table:table-cell office:value-type="float" office:value="91">
            <text:p>91</text:p>
          </table:table-cell>
          <table:table-cell office:value-type="string">
            <text:p>Ein Mysteriöser Kristall</text:p>
          </table:table-cell>
          <table:table-cell office:value-type="float" office:value="91">
            <text:p>91</text:p>
          </table:table-cell>
          <table:table-cell office:value-type="string">
            <text:p>Knochen und Zauberei</text:p>
          </table:table-cell>
          <table:table-cell office:value-type="float" office:value="91">
            <text:p>91</text:p>
          </table:table-cell>
          <table:table-cell table:number-columns-repeated="1013"/>
        </table:table-row>
        <table:table-row table:style-name="ro4">
          <table:table-cell/>
          <table:table-cell office:value-type="float" office:value="3">
            <text:p>3</text:p>
          </table:table-cell>
          <table:table-cell office:value-type="float" office:value="91">
            <text:p>91</text:p>
          </table:table-cell>
          <table:table-cell office:value-type="string">
            <text:p>Das Killerspiel</text:p>
          </table:table-cell>
          <table:table-cell office:value-type="float" office:value="91">
            <text:p>91</text:p>
          </table:table-cell>
          <table:table-cell office:value-type="string">
            <text:p>Die Artefaktsuche</text:p>
          </table:table-cell>
          <table:table-cell office:value-type="float" office:value="91">
            <text:p>91</text:p>
          </table:table-cell>
          <table:table-cell office:value-type="string">
            <text:p>Die Dotternatter</text:p>
          </table:table-cell>
          <table:table-cell office:value-type="float" office:value="91">
            <text:p>91</text:p>
          </table:table-cell>
          <table:table-cell office:value-type="string">
            <text:p>Die Geheimzutaten</text:p>
          </table:table-cell>
          <table:table-cell office:value-type="float" office:value="91">
            <text:p>91</text:p>
          </table:table-cell>
          <table:table-cell table:number-columns-repeated="1013"/>
        </table:table-row>
        <table:table-row table:style-name="ro4">
          <table:table-cell office:value-type="string">
            <text:p>Quest Type</text:p>
          </table:table-cell>
          <table:table-cell office:value-type="float" office:value="1">
            <text:p>1</text:p>
          </table:table-cell>
          <table:table-cell office:value-type="float" office:value="4">
            <text:p>4</text:p>
          </table:table-cell>
          <table:table-cell office:value-type="string">
            <text:p>Giftig und Bissig!</text:p>
          </table:table-cell>
          <table:table-cell office:value-type="float" office:value="5">
            <text:p>5</text:p>
          </table:table-cell>
          <table:table-cell office:value-type="string">
            <text:p>Ein Sack Mehl</text:p>
          </table:table-cell>
          <table:table-cell office:value-type="float" office:value="5">
            <text:p>5</text:p>
          </table:table-cell>
          <table:table-cell office:value-type="string">
            <text:p>Ein Sack Mehl</text:p>
          </table:table-cell>
          <table:table-cell office:value-type="float" office:value="1">
            <text:p>1</text:p>
          </table:table-cell>
          <table:table-cell office:value-type="string">
            <text:p>Der magische Ring</text:p>
          </table:table-cell>
          <table:table-cell office:value-type="float" office:value="1">
            <text:p>1</text:p>
          </table:table-cell>
          <table:table-cell table:number-columns-repeated="1013"/>
        </table:table-row>
        <table:table-row table:style-name="ro1">
          <table:table-cell/>
          <table:table-cell table:number-columns-repeated="2" office:value-type="float" office:value="2">
            <text:p>2</text:p>
          </table:table-cell>
          <table:table-cell office:value-type="string">
            <text:p>Das einzigartige Amulett</text:p>
          </table:table-cell>
          <table:table-cell office:value-type="float" office:value="6">
            <text:p>6</text:p>
          </table:table-cell>
          <table:table-cell office:value-type="string">
            <text:p>Der elfte Elf</text:p>
          </table:table-cell>
          <table:table-cell office:value-type="float" office:value="3">
            <text:p>3</text:p>
          </table:table-cell>
          <table:table-cell office:value-type="string">
            <text:p>Ein Mysteriöser Kristall</text:p>
          </table:table-cell>
          <table:table-cell office:value-type="float" office:value="4">
            <text:p>4</text:p>
          </table:table-cell>
          <table:table-cell office:value-type="string">
            <text:p>Knochen und Zauberei</text:p>
          </table:table-cell>
          <table:table-cell office:value-type="float" office:value="4">
            <text:p>4</text:p>
          </table:table-cell>
          <table:table-cell table:number-columns-repeated="1013"/>
        </table:table-row>
        <table:table-row table:style-name="ro4">
          <table:table-cell/>
          <table:table-cell office:value-type="float" office:value="3">
            <text:p>3</text:p>
          </table:table-cell>
          <table:table-cell office:value-type="float" office:value="5">
            <text:p>5</text:p>
          </table:table-cell>
          <table:table-cell office:value-type="string">
            <text:p>Das Killerspiel</text:p>
          </table:table-cell>
          <table:table-cell office:value-type="float" office:value="3">
            <text:p>3</text:p>
          </table:table-cell>
          <table:table-cell office:value-type="string">
            <text:p>Die Artefaktsuche</text:p>
          </table:table-cell>
          <table:table-cell office:value-type="float" office:value="4">
            <text:p>4</text:p>
          </table:table-cell>
          <table:table-cell office:value-type="string">
            <text:p>Die Dotternatter</text:p>
          </table:table-cell>
          <table:table-cell office:value-type="float" office:value="2">
            <text:p>2</text:p>
          </table:table-cell>
          <table:table-cell office:value-type="string">
            <text:p>Die Geheimzutaten</text:p>
          </table:table-cell>
          <table:table-cell office:value-type="float" office:value="2">
            <text:p>2</text:p>
          </table:table-cell>
          <table:table-cell table:number-columns-repeated="1013"/>
        </table:table-row>
        <table:table-row table:style-name="ro2">
          <table:table-cell office:value-type="string">
            <text:p>Quest</text:p>
          </table:table-cell>
          <table:table-cell office:value-type="string">
            <text:p>Monster</text:p>
          </table:table-cell>
          <table:table-cell office:value-type="float" office:value="-77">
            <text:p>-77</text:p>
          </table:table-cell>
          <table:table-cell/>
          <table:table-cell office:value-type="float" office:value="-52">
            <text:p>-52</text:p>
          </table:table-cell>
          <table:table-cell/>
          <table:table-cell office:value-type="float" office:value="-99">
            <text:p>-99</text:p>
          </table:table-cell>
          <table:table-cell/>
          <table:table-cell office:value-type="float" office:value="-123">
            <text:p>-123</text:p>
          </table:table-cell>
          <table:table-cell office:value-type="string">
            <text:p>Der magische Ring</text:p>
          </table:table-cell>
          <table:table-cell office:value-type="float" office:value="-123">
            <text:p>-123</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89">
            <text:p>-89</text:p>
          </table:table-cell>
          <table:table-cell/>
          <table:table-cell office:value-type="float" office:value="-112">
            <text:p>-112</text:p>
          </table:table-cell>
          <table:table-cell/>
          <table:table-cell office:value-type="float" office:value="-114">
            <text:p>-114</text:p>
          </table:table-cell>
          <table:table-cell office:value-type="string">
            <text:p>Knochen und Zauberei</text:p>
          </table:table-cell>
          <table:table-cell office:value-type="float" office:value="-114">
            <text:p>-114</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112">
            <text:p>-112</text:p>
          </table:table-cell>
          <table:table-cell/>
          <table:table-cell office:value-type="float" office:value="-11">
            <text:p>-11</text:p>
          </table:table-cell>
          <table:table-cell/>
          <table:table-cell office:value-type="float" office:value="-113">
            <text:p>-113</text:p>
          </table:table-cell>
          <table:table-cell office:value-type="string">
            <text:p>Die Geheimzutaten</text:p>
          </table:table-cell>
          <table:table-cell office:value-type="float" office:value="-113">
            <text:p>-113</text:p>
          </table:table-cell>
          <table:table-cell table:number-columns-repeated="1013"/>
        </table:table-row>
        <table:table-row table:style-name="ro2">
          <table:table-cell/>
          <table:table-cell office:value-type="string">
            <text:p>Quest Location</text:p>
          </table:table-cell>
          <table:table-cell office:value-type="float" office:value="18">
            <text:p>18</text:p>
          </table:table-cell>
          <table:table-cell/>
          <table:table-cell office:value-type="float" office:value="14">
            <text:p>14</text:p>
          </table:table-cell>
          <table:table-cell/>
          <table:table-cell office:value-type="float" office:value="15">
            <text:p>15</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2">
          <table:table-cell/>
          <table:table-cell office:value-type="string">
            <text:p>Quest Location</text:p>
          </table:table-cell>
          <table:table-cell office:value-type="float" office:value="13">
            <text:p>13</text:p>
          </table:table-cell>
          <table:table-cell/>
          <table:table-cell office:value-type="float" office:value="10">
            <text:p>10</text:p>
          </table:table-cell>
          <table:table-cell/>
          <table:table-cell office:value-type="float" office:value="16">
            <text:p>16</text:p>
          </table:table-cell>
          <table:table-cell/>
          <table:table-cell office:value-type="float" office:value="21">
            <text:p>21</text:p>
          </table:table-cell>
          <table:table-cell/>
          <table:table-cell office:value-type="float" office:value="21">
            <text:p>21</text:p>
          </table:table-cell>
          <table:table-cell table:number-columns-repeated="1013"/>
        </table:table-row>
        <table:table-row table:style-name="ro2">
          <table:table-cell/>
          <table:table-cell office:value-type="string">
            <text:p>Quest Location</text:p>
          </table:table-cell>
          <table:table-cell office:value-type="float" office:value="14">
            <text:p>14</text:p>
          </table:table-cell>
          <table:table-cell/>
          <table:table-cell office:value-type="float" office:value="11">
            <text:p>11</text:p>
          </table:table-cell>
          <table:table-cell/>
          <table:table-cell office:value-type="float" office:value="20">
            <text:p>20</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2">
          <table:table-cell/>
          <table:table-cell office:value-type="string">
            <text:p>Quest 1 Zeit</text:p>
          </table:table-cell>
          <table:table-cell office:value-type="float" office:value="450">
            <text:p>450</text:p>
          </table:table-cell>
          <table:table-cell/>
          <table:table-cell office:value-type="float" office:value="150">
            <text:p>150</text:p>
          </table:table-cell>
          <table:table-cell/>
          <table:table-cell office:value-type="float" office:value="450">
            <text:p>450</text:p>
          </table:table-cell>
          <table:table-cell/>
          <table:table-cell office:value-type="float" office:value="300">
            <text:p>300</text:p>
          </table:table-cell>
          <table:table-cell/>
          <table:table-cell office:value-type="float" office:value="300">
            <text:p>300</text:p>
          </table:table-cell>
          <table:table-cell table:number-columns-repeated="1013"/>
        </table:table-row>
        <table:table-row table:style-name="ro2">
          <table:table-cell/>
          <table:table-cell office:value-type="string">
            <text:p>Quest2 Zeit</text:p>
          </table:table-cell>
          <table:table-cell office:value-type="float" office:value="450">
            <text:p>450</text:p>
          </table:table-cell>
          <table:table-cell/>
          <table:table-cell office:value-type="float" office:value="300">
            <text:p>300</text:p>
          </table:table-cell>
          <table:table-cell/>
          <table:table-cell office:value-type="float" office:value="450">
            <text:p>450</text:p>
          </table:table-cell>
          <table:table-cell/>
          <table:table-cell office:value-type="float" office:value="150">
            <text:p>150</text:p>
          </table:table-cell>
          <table:table-cell/>
          <table:table-cell office:value-type="float" office:value="150">
            <text:p>150</text:p>
          </table:table-cell>
          <table:table-cell table:number-columns-repeated="1013"/>
        </table:table-row>
        <table:table-row table:style-name="ro2">
          <table:table-cell/>
          <table:table-cell office:value-type="string">
            <text:p>Quest 3 Zeit</text:p>
          </table:table-cell>
          <table:table-cell office:value-type="float" office:value="150">
            <text:p>150</text:p>
          </table:table-cell>
          <table:table-cell/>
          <table:table-cell office:value-type="float" office:value="300">
            <text:p>300</text:p>
          </table:table-cell>
          <table:table-cell/>
          <table:table-cell office:value-type="float" office:value="150">
            <text:p>15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4">
          <table:table-cell table:style-name="ce1" office:value-type="string">
            <text:p>Quest Item 1</text:p>
          </table:table-cell>
          <table:table-cell table:style-name="ce3" office:value-type="string">
            <text:p>TYPE</text:p>
          </table:table-cell>
          <table:table-cell table:style-name="ce1" office:value-type="float" office:value="10">
            <text:p>10</text:p>
          </table:table-cell>
          <table:table-cell table:style-name="ce1"/>
          <table:table-cell table:style-name="ce1" office:value-type="float" office:value="0">
            <text:p>0</text:p>
          </table:table-cell>
          <table:table-cell table:style-name="ce1"/>
          <table:table-cell table:style-name="ce1" office:value-type="float" office:value="6">
            <text:p>6</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14">
            <text:p>14</text:p>
          </table:table-cell>
          <table:table-cell table:style-name="ce1"/>
          <table:table-cell table:style-name="ce1" office:value-type="float" office:value="14">
            <text:p>14</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5">
            <text:p>5</text:p>
          </table:table-cell>
          <table:table-cell table:style-name="ce1"/>
          <table:table-cell table:style-name="ce1" office:value-type="float" office:value="5">
            <text:p>5</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72">
            <text:p>172</text:p>
          </table:table-cell>
          <table:table-cell table:style-name="ce1"/>
          <table:table-cell table:style-name="ce1" office:value-type="float" office:value="172">
            <text:p>172</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109871">
            <text:p>109871</text:p>
          </table:table-cell>
          <table:table-cell table:style-name="ce1"/>
          <table:table-cell table:style-name="ce1" office:value-type="float" office:value="109871">
            <text:p>109871</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office:value-type="string">
            <text:p>Quest Item 2</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1" office:value-type="string">
            <text:p>Quest Item 3</text:p>
          </table:table-cell>
          <table:table-cell table:style-name="ce3" office:value-type="string">
            <text:p>TYPE</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2">
          <table:table-cell/>
          <table:table-cell office:value-type="string">
            <text:p>Quest1 XP</text:p>
          </table:table-cell>
          <table:table-cell office:value-type="float" office:value="23300">
            <text:p>23300</text:p>
          </table:table-cell>
          <table:table-cell/>
          <table:table-cell office:value-type="float" office:value="15700">
            <text:p>15700</text:p>
          </table:table-cell>
          <table:table-cell/>
          <table:table-cell office:value-type="float" office:value="33100">
            <text:p>33100</text:p>
          </table:table-cell>
          <table:table-cell/>
          <table:table-cell office:value-type="float" office:value="51900">
            <text:p>51900</text:p>
          </table:table-cell>
          <table:table-cell/>
          <table:table-cell office:value-type="float" office:value="51900">
            <text:p>51900</text:p>
          </table:table-cell>
          <table:table-cell table:number-columns-repeated="1013"/>
        </table:table-row>
        <table:table-row table:style-name="ro2">
          <table:table-cell/>
          <table:table-cell office:value-type="string">
            <text:p>Quest2 XP</text:p>
          </table:table-cell>
          <table:table-cell office:value-type="float" office:value="69900">
            <text:p>69900</text:p>
          </table:table-cell>
          <table:table-cell/>
          <table:table-cell office:value-type="float" office:value="40800">
            <text:p>40800</text:p>
          </table:table-cell>
          <table:table-cell/>
          <table:table-cell office:value-type="float" office:value="65475">
            <text:p>65475</text:p>
          </table:table-cell>
          <table:table-cell/>
          <table:table-cell office:value-type="float" office:value="11400">
            <text:p>11400</text:p>
          </table:table-cell>
          <table:table-cell/>
          <table:table-cell office:value-type="float" office:value="11400">
            <text:p>11400</text:p>
          </table:table-cell>
          <table:table-cell table:number-columns-repeated="1013"/>
        </table:table-row>
        <table:table-row table:style-name="ro2">
          <table:table-cell/>
          <table:table-cell office:value-type="string">
            <text:p>Quest3 XP</text:p>
          </table:table-cell>
          <table:table-cell office:value-type="float" office:value="34200">
            <text:p>34200</text:p>
          </table:table-cell>
          <table:table-cell/>
          <table:table-cell office:value-type="float" office:value="62800">
            <text:p>62800</text:p>
          </table:table-cell>
          <table:table-cell/>
          <table:table-cell office:value-type="float" office:value="18800">
            <text:p>18800</text:p>
          </table:table-cell>
          <table:table-cell/>
          <table:table-cell office:value-type="float" office:value="95200">
            <text:p>95200</text:p>
          </table:table-cell>
          <table:table-cell/>
          <table:table-cell office:value-type="float" office:value="95200">
            <text:p>95200</text:p>
          </table:table-cell>
          <table:table-cell table:number-columns-repeated="1013"/>
        </table:table-row>
        <table:table-row table:style-name="ro2">
          <table:table-cell/>
          <table:table-cell office:value-type="string">
            <text:p>Quest1 Gold</text:p>
          </table:table-cell>
          <table:table-cell office:value-type="float" office:value="133500">
            <text:p>133500</text:p>
          </table:table-cell>
          <table:table-cell/>
          <table:table-cell office:value-type="float" office:value="76200">
            <text:p>76200</text:p>
          </table:table-cell>
          <table:table-cell/>
          <table:table-cell office:value-type="float" office:value="141200">
            <text:p>141200</text:p>
          </table:table-cell>
          <table:table-cell/>
          <table:table-cell office:value-type="float" office:value="103600">
            <text:p>103600</text:p>
          </table:table-cell>
          <table:table-cell/>
          <table:table-cell office:value-type="float" office:value="103600">
            <text:p>103600</text:p>
          </table:table-cell>
          <table:table-cell table:number-columns-repeated="1013"/>
        </table:table-row>
        <table:table-row table:style-name="ro2">
          <table:table-cell/>
          <table:table-cell office:value-type="string">
            <text:p>Quest2 Gold</text:p>
          </table:table-cell>
          <table:table-cell office:value-type="float" office:value="133500">
            <text:p>133500</text:p>
          </table:table-cell>
          <table:table-cell/>
          <table:table-cell office:value-type="float" office:value="121000">
            <text:p>121000</text:p>
          </table:table-cell>
          <table:table-cell/>
          <table:table-cell office:value-type="float" office:value="201600">
            <text:p>201600</text:p>
          </table:table-cell>
          <table:table-cell/>
          <table:table-cell office:value-type="float" office:value="84700">
            <text:p>84700</text:p>
          </table:table-cell>
          <table:table-cell/>
          <table:table-cell office:value-type="float" office:value="84700">
            <text:p>84700</text:p>
          </table:table-cell>
          <table:table-cell table:number-columns-repeated="1013"/>
        </table:table-row>
        <table:table-row table:style-name="ro2">
          <table:table-cell/>
          <table:table-cell office:value-type="string">
            <text:p>Quest3 Gold</text:p>
          </table:table-cell>
          <table:table-cell office:value-type="float" office:value="23700">
            <text:p>23700</text:p>
          </table:table-cell>
          <table:table-cell/>
          <table:table-cell office:value-type="float" office:value="45400">
            <text:p>45400</text:p>
          </table:table-cell>
          <table:table-cell/>
          <table:table-cell office:value-type="float" office:value="56800">
            <text:p>56800</text:p>
          </table:table-cell>
          <table:table-cell/>
          <table:table-cell office:value-type="float" office:value="189700">
            <text:p>189700</text:p>
          </table:table-cell>
          <table:table-cell/>
          <table:table-cell office:value-type="float" office:value="189700">
            <text:p>189700</text:p>
          </table:table-cell>
          <table:table-cell table:number-columns-repeated="1013"/>
        </table:table-row>
        <table:table-row table:style-name="ro1">
          <table:table-cell office:value-type="string">
            <text:p>MOUNT</text:p>
          </table:table-cell>
          <table:table-cell office:value-type="string">
            <text:p>TYPE</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Waffenladen </text:p>
          </table:table-cell>
          <table:table-cell office:value-type="string">
            <text:p>Letztes Update</text:p>
          </table:table-cell>
          <table:table-cell office:value-type="float" office:value="1402391540">
            <text:p>1402391540</text:p>
          </table:table-cell>
          <table:table-cell table:style-name="ce16" table:formula="of:=DATE(1970;1;1)+([.C288]/86400)" office:value-type="date" office:date-value="2014-06-10T09:12:20">
            <text:p>10.06.2014 09:12:20</text:p>
          </table:table-cell>
          <table:table-cell office:value-type="float" office:value="1402391540">
            <text:p>1402391540</text:p>
          </table:table-cell>
          <table:table-cell table:style-name="ce16" table:formula="of:=DATE(1970;1;1)+([.E288]/86400)" office:value-type="date" office:date-value="2014-06-10T09:12:20">
            <text:p>10.06.2014 09:12:20</text:p>
          </table:table-cell>
          <table:table-cell office:value-type="float" office:value="1402391540">
            <text:p>1402391540</text:p>
          </table:table-cell>
          <table:table-cell table:style-name="ce16" table:formula="of:=DATE(1970;1;1)+([.G288]/86400)" office:value-type="date" office:date-value="2014-06-10T09:12:20">
            <text:p>10.06.2014 09:12:20</text:p>
          </table:table-cell>
          <table:table-cell office:value-type="float" office:value="1402391540">
            <text:p>1402391540</text:p>
          </table:table-cell>
          <table:table-cell/>
          <table:table-cell office:value-type="float" office:value="1402391540">
            <text:p>1402391540</text:p>
          </table:table-cell>
          <table:table-cell table:style-name="ce16" table:formula="of:=DATE(1970;1;1)+([.K288]/86400)" office:value-type="date" office:date-value="2014-06-10T09:12:20">
            <text:p>10.06.2014 09:12:20</text:p>
          </table:table-cell>
          <table:table-cell table:number-columns-repeated="1012"/>
        </table:table-row>
        <table:table-row table:style-name="ro4">
          <table:table-cell office:value-type="string">
            <text:p>Waffenladen Item 1</text:p>
          </table:table-cell>
          <table:table-cell table:style-name="ce3" office:value-type="string">
            <text:p>TYPE</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09"/>
          <table:table-cell table:number-columns-repeated="4"/>
        </table:table-row>
        <table:table-row table:style-name="ro4">
          <table:table-cell office:value-type="string">
            <text:p>Waffenladen Item 2</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4">
          <table:table-cell office:value-type="string">
            <text:p>Waffenladen Item 3</text:p>
          </table:table-cell>
          <table:table-cell table:style-name="ce3" office:value-type="string">
            <text:p>TYPE</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office:value-type="string">
            <text:p>Waffenladen Item 4</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number-columns-repeated="1010"/>
          <table:table-cell table:number-columns-repeated="3"/>
        </table:table-row>
        <table:table-row table:style-name="ro4">
          <table:table-cell table:style-name="ce1" office:value-type="string">
            <text:p>Waffenladen Item 5</text:p>
          </table:table-cell>
          <table:table-cell table:style-name="ce3" office:value-type="string">
            <text:p>TYPE</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style-name="ce2" office:value-type="string">
            <text:p>Waffenladen Item 6</text:p>
          </table:table-cell>
          <table:table-cell table:style-name="ce3" office:value-type="string">
            <text:p>TYPE</text:p>
          </table:table-cell>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2">
          <table:table-cell office:value-type="string">
            <text:p>Zauberladen</text:p>
          </table:table-cell>
          <table:table-cell office:value-type="string">
            <text:p>Letztes Update</text:p>
          </table:table-cell>
          <table:table-cell office:value-type="float" office:value="1402391606">
            <text:p>1402391606</text:p>
          </table:table-cell>
          <table:table-cell table:style-name="ce16" table:formula="of:=DATE(1970;1;1)+([.C361]/86400)" office:value-type="date" office:date-value="2014-06-10T09:13:26">
            <text:p>10.06.2014 09:13:26</text:p>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style-name="ce16" table:formula="of:=DATE(1970;1;1)+([.K361]/86400)" office:value-type="date" office:date-value="2014-06-10T09:13:26">
            <text:p>10.06.2014 09:13:26</text:p>
          </table:table-cell>
          <table:table-cell table:number-columns-repeated="1012"/>
        </table:table-row>
        <table:table-row table:style-name="ro4">
          <table:table-cell table:style-name="ce2" office:value-type="string">
            <text:p>Zauberladen Item 1</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2</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2</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3</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1">
          <table:table-cell/>
          <table:table-cell table:style-name="ce3" office:value-type="string">
            <text:p>Attr2</text:p>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4</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5</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2</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3</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1</text:p>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number-columns-repeated="1013"/>
        </table:table-row>
        <table:table-row table:style-name="ro1">
          <table:table-cell/>
          <table:table-cell table:style-name="ce3" office:value-type="string">
            <text:p>Attr2</text:p>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6</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office:value-type="string">
            <text:p>NEXT BATTLE TIM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office:value-type="string">
            <text:p>UNREAD MESSAGE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Guild</text:p>
          </table:table-cell>
          <table:table-cell office:value-type="string">
            <text:p>Id</text:p>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number-columns-repeated="1013"/>
        </table:table-row>
        <table:table-row table:style-name="ro4">
          <table:table-cell/>
          <table:table-cell office:value-type="string">
            <text:p>Character Rank in Guild</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office:value-type="string">
            <text:p>MUSHROOM</text:p>
          </table:table-cell>
          <table:table-cell office:value-type="string">
            <text:p>MAY DONATE</text:p>
          </table:table-cell>
          <table:table-cell office:value-type="float" office:value="374">
            <text:p>374</text:p>
          </table:table-cell>
          <table:table-cell/>
          <table:table-cell office:value-type="float" office:value="374">
            <text:p>374</text:p>
          </table:table-cell>
          <table:table-cell/>
          <table:table-cell office:value-type="float" office:value="372">
            <text:p>372</text:p>
          </table:table-cell>
          <table:table-cell/>
          <table:table-cell office:value-type="float" office:value="374">
            <text:p>374</text:p>
          </table:table-cell>
          <table:table-cell/>
          <table:table-cell office:value-type="float" office:value="374">
            <text:p>374</text:p>
          </table:table-cell>
          <table:table-cell table:number-columns-repeated="1013"/>
        </table:table-row>
        <table:table-row table:style-name="ro1">
          <table:table-cell office:value-type="string">
            <text:p>Album</text:p>
          </table:table-cell>
          <table:table-cell office:value-type="string">
            <text:p>Gegenstände gefunden</text:p>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number-columns-repeated="1013"/>
        </table:table-row>
        <table:table-row table:style-name="ro4">
          <table:table-cell/>
          <table:table-cell office:value-type="string">
            <text:p>Guild Fight XP</text:p>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number-columns-repeated="1013"/>
        </table:table-row>
        <table:table-row table:style-name="ro4">
          <table:table-cell/>
          <table:table-cell office:value-type="string">
            <text:p>Account Protection Dat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NEW DUNGEO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Guild Join Date</text:p>
          </table:table-cell>
          <table:table-cell office:value-type="float" office:value="1397053816">
            <text:p>1397053816</text:p>
          </table:table-cell>
          <table:table-cell table:style-name="ce16" table:formula="of:=DATE(1970;1;1)+([.C444]/86400)" office:value-type="date" office:date-value="2014-04-09T14:30:16">
            <text:p>09.04.2014 14:30:16</text:p>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style-name="ce16" table:formula="of:=DATE(1970;1;1)+([.K444]/86400)" office:value-type="date" office:date-value="2014-04-09T14:30:16">
            <text:p>09.04.2014 14:30:16</text:p>
          </table:table-cell>
          <table:table-cell table:number-columns-repeated="1012"/>
        </table:table-row>
        <table:table-row table:style-name="ro1">
          <table:table-cell/>
          <table:table-cell office:value-type="string">
            <text:p>NEW FLAG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Mushroom Bought since last log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WE MIS YOU</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üstung</text:p>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number-columns-repeated="1013"/>
        </table:table-row>
        <table:table-row table:style-name="ro2">
          <table:table-cell/>
          <table:table-cell office:value-type="string">
            <text:p>Min Schaden Waffe</text:p>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number-columns-repeated="1013"/>
        </table:table-row>
        <table:table-row table:style-name="ro2">
          <table:table-cell/>
          <table:table-cell office:value-type="string">
            <text:p>Max Schaden Wwaffe</text:p>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number-columns-repeated="1013"/>
        </table:table-row>
        <table:table-row table:style-name="ro4">
          <table:table-cell/>
          <table:table-cell office:value-type="string">
            <text:p>Lif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eittier Zeit</text:p>
          </table:table-cell>
          <table:table-cell office:value-type="float" office:value="1402509577">
            <text:p>1402509577</text:p>
          </table:table-cell>
          <table:table-cell table:style-name="ce16" table:formula="of:=DATE(1970;1;1)+([.C452]/86400)" office:value-type="date" office:date-value="2014-06-11T17:59:37">
            <text:p>11.06.2014 17:59:37</text:p>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style-name="ce16" table:formula="of:=DATE(1970;1;1)+([.K452]/86400)" office:value-type="date" office:date-value="2014-06-11T17:59:37">
            <text:p>11.06.2014 17:59:37</text:p>
          </table:table-cell>
          <table:table-cell table:number-columns-repeated="1012"/>
        </table:table-row>
        <table:table-row table:style-name="ro1">
          <table:table-cell/>
          <table:table-cell office:value-type="string">
            <text:p>TRANSACTION COUNT</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AS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MAGICRESISTANC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TIMEBAR REROLL TIME</text:p>
          </table:table-cell>
          <table:table-cell office:value-type="float" office:value="1402391684">
            <text:p>1402391684</text:p>
          </table:table-cell>
          <table:table-cell table:style-name="ce16" table:formula="of:=DATE(1970;1;1)+([.C456]/86400)" office:value-type="date" office:date-value="2014-06-10T09:14:44">
            <text:p>10.06.2014 09:14:44</text:p>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style-name="ce16" table:formula="of:=DATE(1970;1;1)+([.K456]/86400)" office:value-type="date" office:date-value="2014-06-10T09:14:44">
            <text:p>10.06.2014 09:14:44</text:p>
          </table:table-cell>
          <table:table-cell table:number-columns-repeated="1012"/>
        </table:table-row>
        <table:table-row table:style-name="ro2">
          <table:table-cell/>
          <table:table-cell office:value-type="string">
            <text:p>ALU (TIMEBAR)</text:p>
          </table:table-cell>
          <table:table-cell office:value-type="float" office:value="0">
            <text:p>0</text:p>
          </table:table-cell>
          <table:table-cell/>
          <table:table-cell office:value-type="float" office:value="750">
            <text:p>750</text:p>
          </table:table-cell>
          <table:table-cell/>
          <table:table-cell office:value-type="float" office:value="450">
            <text:p>450</text:p>
          </table:table-cell>
          <table:table-cell/>
          <table:table-cell office:value-type="float" office:value="1200">
            <text:p>1200</text:p>
          </table:table-cell>
          <table:table-cell/>
          <table:table-cell office:value-type="float" office:value="600">
            <text:p>600</text:p>
          </table:table-cell>
          <table:table-cell table:number-columns-repeated="1013"/>
        </table:table-row>
        <table:table-row table:style-name="ro2">
          <table:table-cell/>
          <table:table-cell office:value-type="string">
            <text:p>Bier gekauft</text:p>
          </table:table-cell>
          <table:table-cell office:value-type="float" office:value="0">
            <text:p>0</text:p>
          </table:table-cell>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office:value-type="string">
            <text:p>MQ STATE</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4">
          <table:table-cell/>
          <table:table-cell office:value-type="string">
            <text:p>MQ REROLL TIME</text:p>
          </table:table-cell>
          <table:table-cell office:value-type="float" office:value="1402408397">
            <text:p>1402408397</text:p>
          </table:table-cell>
          <table:table-cell table:style-name="ce16" table:formula="of:=DATE(1970;1;1)+([.C460]/86400)" office:value-type="date" office:date-value="2014-06-10T13:53:17">
            <text:p>10.06.2014 13:53:17</text:p>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style-name="ce16" table:formula="of:=DATE(1970;1;1)+([.K460]/86400)" office:value-type="date" office:date-value="2014-06-10T13:53:17">
            <text:p>10.06.2014 13:53:17</text:p>
          </table:table-cell>
          <table:table-cell table:number-columns-repeated="1012"/>
        </table:table-row>
        <table:table-row table:style-name="ro4">
          <table:table-cell/>
          <table:table-cell office:value-type="string">
            <text:p>PVP REROLL TIME</text:p>
          </table:table-cell>
          <table:table-cell office:value-type="float" office:value="1402398341">
            <text:p>1402398341</text:p>
          </table:table-cell>
          <table:table-cell table:style-name="ce16" table:formula="of:=DATE(1970;1;1)+([.C461]/86400)" office:value-type="date" office:date-value="2014-06-10T11:05:41">
            <text:p>10.06.2014 11:05:41</text:p>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style-name="ce16" table:formula="of:=DATE(1970;1;1)+([.K461]/86400)" office:value-type="date" office:date-value="2014-06-10T11:05:41">
            <text:p>10.06.2014 11:05:41</text:p>
          </table:table-cell>
          <table:table-cell table:number-columns-repeated="1012"/>
        </table:table-row>
        <table:table-row table:style-name="ro2">
          <table:table-cell/>
          <table:table-cell office:value-type="string">
            <text:p>EXP BONUS?</text:p>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number-columns-repeated="1013"/>
        </table:table-row>
        <table:table-row table:style-name="ro2">
          <table:table-cell/>
          <table:table-cell office:value-type="string">
            <text:p>GOLD BONUS</text:p>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number-columns-repeated="1013"/>
        </table:table-row>
        <table:table-row table:style-name="ro4">
          <table:table-cell office:value-type="string">
            <text:p>EMAIL</text:p>
          </table:table-cell>
          <table:table-cell office:value-type="string">
            <text:p>Vali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Date</text:p>
          </table:table-cell>
          <table:table-cell office:value-type="float" office:value="1395256090">
            <text:p>1395256090</text:p>
          </table:table-cell>
          <table:table-cell table:style-name="ce16" table:formula="of:=DATE(1970;1;1)+([.C465]/86400)" office:value-type="date" office:date-value="2014-03-19T19:08:10">
            <text:p>19.03.2014 19:08:10</text:p>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style-name="ce16" table:formula="of:=DATE(1970;1;1)+([.K465]/86400)" office:value-type="date" office:date-value="2014-03-19T19:08:10">
            <text:p>19.03.2014 19:08:10</text:p>
          </table:table-cell>
          <table:table-cell table:number-columns-repeated="1012"/>
        </table:table-row>
        <table:table-row table:style-name="ro4">
          <table:table-cell office:value-type="string">
            <text:p>Achievements</text:p>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Dungeonetagen</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2">
          <table:table-cell/>
          <table:table-cell office:value-type="string">
            <text:p>Kämpfe</text:p>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number-columns-repeated="1013"/>
        </table:table-row>
        <table:table-row table:style-name="ro2">
          <table:table-cell/>
          <table:table-cell office:value-type="string">
            <text:p>Abenteuer </text:p>
          </table:table-cell>
          <table:table-cell office:value-type="float" office:value="2145">
            <text:p>2145</text:p>
          </table:table-cell>
          <table:table-cell/>
          <table:table-cell office:value-type="float" office:value="2146">
            <text:p>2146</text:p>
          </table:table-cell>
          <table:table-cell/>
          <table:table-cell office:value-type="float" office:value="2147">
            <text:p>2147</text:p>
          </table:table-cell>
          <table:table-cell/>
          <table:table-cell office:value-type="float" office:value="2148">
            <text:p>2148</text:p>
          </table:table-cell>
          <table:table-cell/>
          <table:table-cell office:value-type="float" office:value="2148">
            <text:p>2148</text:p>
          </table:table-cell>
          <table:table-cell table:number-columns-repeated="1013"/>
        </table:table-row>
        <table:table-row table:style-name="ro2">
          <table:table-cell/>
          <table:table-cell office:value-type="string">
            <text:p>Arbeitsstunden</text:p>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number-columns-repeated="1013"/>
        </table:table-row>
        <table:table-row table:style-name="ro2">
          <table:table-cell/>
          <table:table-cell office:value-type="string">
            <text:p>Verdientes Geld in Silber</text:p>
          </table:table-cell>
          <table:table-cell office:value-type="float" office:value="157540391">
            <text:p>157540391</text:p>
          </table:table-cell>
          <table:table-cell/>
          <table:table-cell office:value-type="float" office:value="157673891">
            <text:p>157673891</text:p>
          </table:table-cell>
          <table:table-cell/>
          <table:table-cell office:value-type="float" office:value="157794891">
            <text:p>157794891</text:p>
          </table:table-cell>
          <table:table-cell/>
          <table:table-cell office:value-type="float" office:value="157996491">
            <text:p>157996491</text:p>
          </table:table-cell>
          <table:table-cell/>
          <table:table-cell office:value-type="float" office:value="157996491">
            <text:p>157996491</text:p>
          </table:table-cell>
          <table:table-cell table:style-name="ce16" table:formula="of:=DATE(1970;1;1)+([.K471]/86400)" office:value-type="date" office:date-value="1975-01-03T15:54:51">
            <text:p>03.01.1975 15:54:51</text:p>
          </table:table-cell>
          <table:table-cell table:number-columns-repeated="1012"/>
        </table:table-row>
        <table:table-row table:style-name="ro2">
          <table:table-cell/>
          <table:table-cell office:value-type="string">
            <text:p>Höchster Wert Ehre</text:p>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number-columns-repeated="1013"/>
        </table:table-row>
        <table:table-row table:style-name="ro2">
          <table:table-cell/>
          <table:table-cell office:value-type="string">
            <text:p>Geworbene Freund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Bonusskill+Summe??</text:p>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number-columns-repeated="1013"/>
        </table:table-row>
        <table:table-row table:style-name="ro1">
          <table:table-cell/>
          <table:table-cell office:value-type="string">
            <text:p>LOCKDURAT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FOO???</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BAR ??</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4">
          <table:table-cell/>
          <table:table-cell office:value-type="string">
            <text:p>HELLO???</text:p>
          </table:table-cell>
          <table:table-cell office:value-type="float" office:value="1402404797">
            <text:p>1402404797</text:p>
          </table:table-cell>
          <table:table-cell table:style-name="ce16" table:formula="of:=DATE(1970;1;1)+([.C479]/86400)" office:value-type="date" office:date-value="2014-06-10T12:53:17">
            <text:p>10.06.2014 12:53:17</text:p>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style-name="ce16" table:formula="of:=DATE(1970;1;1)+([.K479]/86400)" office:value-type="date" office:date-value="2014-06-10T12:53:17">
            <text:p>10.06.2014 12:53:17</text:p>
          </table:table-cell>
          <table:table-cell table:number-columns-repeated="1012"/>
        </table:table-row>
        <table:table-row table:style-name="ro1">
          <table:table-cell/>
          <table:table-cell office:value-type="string">
            <text:p>FIRST_PAYMENT?</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Dungeon (Stufe+1)</text:p>
          </table:table-cell>
          <table:table-cell office:value-type="float" office:value="1">
            <text:p>1</text:p>
          </table:table-cell>
          <table:table-cell office:value-type="float" office:value="12">
            <text:p>12</text:p>
          </table:table-cell>
          <table:table-cell office:value-type="string">
            <text:p>Katakomb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2">
            <text:p>2</text:p>
          </table:table-cell>
          <table:table-cell office:value-type="float" office:value="12">
            <text:p>12</text:p>
          </table:table-cell>
          <table:table-cell office:value-type="string">
            <text:p>M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3">
            <text:p>3</text:p>
          </table:table-cell>
          <table:table-cell office:value-type="float" office:value="12">
            <text:p>12</text:p>
          </table:table-cell>
          <table:table-cell office:value-type="string">
            <text:p>Ru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4">
            <text:p>4</text:p>
          </table:table-cell>
          <table:table-cell office:value-type="float" office:value="12">
            <text:p>12</text:p>
          </table:table-cell>
          <table:table-cell office:value-type="string">
            <text:p>Halsabschneider</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5">
            <text:p>5</text:p>
          </table:table-cell>
          <table:table-cell office:value-type="float" office:value="10">
            <text:p>10</text:p>
          </table:table-cell>
          <table:table-cell office:value-type="string">
            <text:p>Smaragdschuppenaltar</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2">
          <table:table-cell/>
          <table:table-cell office:value-type="float" office:value="6">
            <text:p>6</text:p>
          </table:table-cell>
          <table:table-cell office:value-type="float" office:value="7">
            <text:p>7</text:p>
          </table:table-cell>
          <table:table-cell office:value-type="string">
            <text:p>Der kranke Baum</text:p>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1013"/>
        </table:table-row>
        <table:table-row table:style-name="ro2">
          <table:table-cell/>
          <table:table-cell office:value-type="float" office:value="7">
            <text:p>7</text:p>
          </table:table-cell>
          <table:table-cell office:value-type="float" office:value="4">
            <text:p>4</text:p>
          </table:table-cell>
          <table:table-cell office:value-type="string">
            <text:p>Der Magmastrom</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table:table-cell office:value-type="float" office:value="8">
            <text:p>8</text:p>
          </table:table-cell>
          <table:table-cell office:value-type="float" office:value="0">
            <text:p>0</text:p>
          </table:table-cell>
          <table:table-cell office:value-type="string">
            <text:p>Der Frostbluttemp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9">
            <text:p>9</text:p>
          </table:table-cell>
          <table:table-cell office:value-type="float" office:value="0">
            <text:p>0</text:p>
          </table:table-cell>
          <table:table-cell office:value-type="string">
            <text:p>Die Pyramide des Wahnsin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10">
            <text:p>10</text:p>
          </table:table-cell>
          <table:table-cell office:value-type="float" office:value="0">
            <text:p>0</text:p>
          </table:table-cell>
          <table:table-cell office:value-type="string">
            <text:p>Schwarzschäd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DUNGEON 13</text:p>
          </table:table-cell>
          <table:table-cell office:value-type="float" office:value="120">
            <text:p>120</text:p>
          </table:table-cell>
          <table:table-cell office:value-type="string">
            <text:p>Zirkus</text:p>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number-columns-repeated="1013"/>
        </table:table-row>
        <table:table-row table:style-name="ro2">
          <table:table-cell/>
          <table:table-cell office:value-type="string">
            <text:p>TOILET</text:p>
          </table:table-cell>
          <table:table-cell office:value-type="float" office:value="0">
            <text:p>0</text:p>
          </table:table-cell>
          <table:table-cell office:value-type="string">
            <text:p>Höll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13? (PHP SESSION)</text:p>
          </table:table-cell>
          <table:table-cell office:value-type="float" office:value="0">
            <text:p>0</text:p>
          </table:table-cell>
          <table:table-cell office:value-type="string">
            <text:p>13.Stock</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T1 Typ</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2">
          <table:table-cell/>
          <table:table-cell office:value-type="string">
            <text:p>T2 Typ</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2">
          <table:table-cell/>
          <table:table-cell office:value-type="string">
            <text:p>T3 Typ</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2">
          <table:table-cell/>
          <table:table-cell office:value-type="string">
            <text:p>T1 Dauer</text:p>
          </table:table-cell>
          <table:table-cell office:value-type="float" office:value="1402652807">
            <text:p>1402652807</text:p>
          </table:table-cell>
          <table:table-cell table:style-name="ce16" table:formula="of:=DATE(1970;1;1)+([.C497]/86400)" office:value-type="date" office:date-value="2014-06-13T09:46:47">
            <text:p>13.06.2014 09:46:47</text:p>
          </table:table-cell>
          <table:table-cell table:style-name="ce17"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style-name="ce16" table:formula="of:=DATE(1970;1;1)+([.K497]/86400)" office:value-type="date" office:date-value="2014-06-13T09:46:47">
            <text:p>13.06.2014 09:46:47</text:p>
          </table:table-cell>
          <table:table-cell table:number-columns-repeated="1012"/>
        </table:table-row>
        <table:table-row table:style-name="ro2">
          <table:table-cell/>
          <table:table-cell office:value-type="string">
            <text:p>T2 Dauer</text:p>
          </table:table-cell>
          <table:table-cell office:value-type="float" office:value="1402481566">
            <text:p>1402481566</text:p>
          </table:table-cell>
          <table:table-cell table:style-name="ce16" table:formula="of:=DATE(1970;1;1)+([.C498]/86400)" office:value-type="date" office:date-value="2014-06-11T10:12:46">
            <text:p>11.06.2014 10:12:46</text:p>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style-name="ce16" table:formula="of:=DATE(1970;1;1)+([.K498]/86400)" office:value-type="date" office:date-value="2014-06-11T10:12:46">
            <text:p>11.06.2014 10:12:46</text:p>
          </table:table-cell>
          <table:table-cell table:number-columns-repeated="1012"/>
        </table:table-row>
        <table:table-row table:style-name="ro2">
          <table:table-cell/>
          <table:table-cell office:value-type="string">
            <text:p>T3 Dauer</text:p>
          </table:table-cell>
          <table:table-cell office:value-type="float" office:value="1402481567">
            <text:p>1402481567</text:p>
          </table:table-cell>
          <table:table-cell table:style-name="ce16" table:formula="of:=DATE(1970;1;1)+([.C499]/86400)" office:value-type="date" office:date-value="2014-06-11T10:12:47">
            <text:p>11.06.2014 10:12:47</text:p>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style-name="ce16" table:formula="of:=DATE(1970;1;1)+([.K499]/86400)" office:value-type="date" office:date-value="2014-06-11T10:12:47">
            <text:p>11.06.2014 10:12:47</text:p>
          </table:table-cell>
          <table:table-cell table:number-columns-repeated="1012"/>
        </table:table-row>
        <table:table-row table:style-name="ro2">
          <table:table-cell/>
          <table:table-cell office:value-type="string">
            <text:p>Trank1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2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3%</text:p>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number-columns-repeated="1013"/>
        </table:table-row>
        <table:table-row table:style-name="ro1">
          <table:table-cell/>
          <table:table-cell office:value-type="string">
            <text:p>POWER LIFE POTION</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1">
          <table:table-cell office:value-type="string">
            <text:p>IP</text:p>
          </table:table-cell>
          <table:table-cell office:value-type="string">
            <text:p>Login IP</text:p>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1">
          <table:table-cell office:value-type="string">
            <text:p>MUSHROOM</text:p>
          </table:table-cell>
          <table:table-cell office:value-type="string">
            <text:p>BOUGHT_AMOUNT</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BOUGHT DATE</text:p>
          </table:table-cell>
          <table:table-cell office:value-type="float" office:value="1402405496">
            <text:p>1402405496</text:p>
          </table:table-cell>
          <table:table-cell table:style-name="ce16" table:formula="of:=DATE(1970;1;1)+([.C508]/86400)" office:value-type="date" office:date-value="2014-06-10T13:04:56">
            <text:p>10.06.2014 13:04:56</text:p>
          </table:table-cell>
          <table:table-cell office:value-type="float" office:value="1402405496">
            <text:p>1402405496</text:p>
          </table:table-cell>
          <table:table-cell/>
          <table:table-cell office:value-type="float" office:value="1402405496">
            <text:p>1402405496</text:p>
          </table:table-cell>
          <table:table-cell/>
          <table:table-cell office:value-type="float" office:value="1402411259">
            <text:p>1402411259</text:p>
          </table:table-cell>
          <table:table-cell/>
          <table:table-cell office:value-type="float" office:value="1402411259">
            <text:p>1402411259</text:p>
          </table:table-cell>
          <table:table-cell table:style-name="ce16" table:formula="of:=DATE(1970;1;1)+([.K508]/86400)" office:value-type="date" office:date-value="2014-06-10T14:40:59">
            <text:p>10.06.2014 14:40:59</text:p>
          </table:table-cell>
          <table:table-cell table:number-columns-repeated="1012"/>
        </table:table-row>
        <table:table-row table:style-name="ro4">
          <table:table-cell office:value-type="string">
            <text:p>Guild</text:p>
          </table:table-cell>
          <table:table-cell office:value-type="string">
            <text:p>Fight 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ENT TRIGGER COUNT</text:p>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number-columns-repeated="1013"/>
        </table:table-row>
        <table:table-row table:style-name="ro4">
          <table:table-cell/>
          <table:table-cell office:value-type="string">
            <text:p>Server Time</text:p>
          </table:table-cell>
          <table:table-cell office:value-type="float" office:value="1402407126">
            <text:p>1402407126</text:p>
          </table:table-cell>
          <table:table-cell table:style-name="ce16" table:formula="of:=DATE(1970;1;1)+([.C511]/86400)" office:value-type="date" office:date-value="2014-06-10T13:32:06">
            <text:p>10.06.2014 13:32:06</text:p>
          </table:table-cell>
          <table:table-cell office:value-type="float" office:value="1402408695">
            <text:p>1402408695</text:p>
          </table:table-cell>
          <table:table-cell/>
          <table:table-cell office:value-type="float" office:value="1402410130">
            <text:p>1402410130</text:p>
          </table:table-cell>
          <table:table-cell/>
          <table:table-cell office:value-type="float" office:value="1402413934">
            <text:p>1402413934</text:p>
          </table:table-cell>
          <table:table-cell/>
          <table:table-cell office:value-type="float" office:value="1402414251">
            <text:p>1402414251</text:p>
          </table:table-cell>
          <table:table-cell table:style-name="ce16" table:formula="of:=DATE(1970;1;1)+([.K511]/86400)" office:value-type="date" office:date-value="2014-06-10T15:30:51">
            <text:p>10.06.2014 15:30:51</text:p>
          </table:table-cell>
          <table:table-cell table:number-columns-repeated="1012"/>
        </table:table-row>
        <table:table-row table:style-name="ro2">
          <table:table-cell office:value-type="string">
            <text:p>Array</text:p>
          </table:table-cell>
          <table:table-cell table:style-name="ce4" office: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text:p>113</text:p>
          </table:table-cell>
          <table:table-cell office: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text:p>001sdltgk;grrr235;foobar.baz;;;1;2;3;2/106/101/1/1/5/3/3/1/; </text:p>
          </table:table-cell>
          <table:table-cell office:value-type="string">
            <text:p>Register new user User;pwdPLAIN;email;char Options---</text:p>
          </table:table-cell>
        </table:table-row>
        <table:table-row table:style-name="ro2">
          <table:table-cell office:value-type="string">
            <text:p>002chocokiko;c33def595b633a53fbb6a3987ab54a05;v1.70</text:p>
          </table:table-cell>
          <table:table-cell office:value-type="string">
            <text:p>Login user;Pwdmd5;Versionstring</text:p>
          </table:table-cell>
        </table:table-row>
        <table:table-row table:style-name="ro2">
          <table:table-cell table:style-name="ce4" office:value-type="string">
            <text:p>003sdltgk;foo@bar.baz </text:p>
          </table:table-cell>
          <table:table-cell office:value-type="string">
            <text:p>Password reset</text:p>
          </table:table-cell>
        </table:table-row>
        <table:table-row table:style-name="ro2">
          <table:table-cell office:value-type="string">
            <text:p>004</text:p>
          </table:table-cell>
          <table:table-cell office:value-type="string">
            <text:p>Charakter</text:p>
          </table:table-cell>
        </table:table-row>
        <table:table-row table:style-name="ro2">
          <table:table-cell office:value-type="string">
            <text:p>0051</text:p>
          </table:table-cell>
          <table:table-cell office:value-type="string">
            <text:p>Post</text:p>
          </table:table-cell>
        </table:table-row>
        <table:table-row table:style-name="ro2">
          <table:table-cell office:value-type="string">
            <text:p>006</text:p>
          </table:table-cell>
          <table:table-cell office:value-type="string">
            <text:p>Gilde</text:p>
          </table:table-cell>
        </table:table-row>
        <table:table-row table:style-name="ro2">
          <table:table-cell office:value-type="string">
            <text:p>007chocokiko;-1</text:p>
          </table:table-cell>
          <table:table-cell office:value-type="string">
            <text:p>Ehrenhalle</text:p>
          </table:table-cell>
        </table:table-row>
        <table:table-row table:style-name="ro2">
          <table:table-cell office:value-type="string">
            <text:p>008</text:p>
          </table:table-cell>
          <table:table-cell office:value-type="string">
            <text:p>Dungeon</text:p>
          </table:table-cell>
        </table:table-row>
        <table:table-row table:style-name="ro2">
          <table:table-cell office:value-type="string">
            <text:p>009</text:p>
          </table:table-cell>
          <table:table-cell office:value-type="string">
            <text:p>Options</text:p>
          </table:table-cell>
        </table:table-row>
        <table:table-row table:style-name="ro2">
          <table:table-cell office:value-type="string">
            <text:p>010</text:p>
          </table:table-cell>
          <table:table-cell office:value-type="string">
            <text:p>Taverne</text:p>
          </table:table-cell>
        </table:table-row>
        <table:table-row table:style-name="ro2">
          <table:table-cell office:value-type="string">
            <text:p>012</text:p>
          </table:table-cell>
          <table:table-cell office:value-type="string">
            <text:p>Stadtwache</text:p>
          </table:table-cell>
        </table:table-row>
        <table:table-row table:style-name="ro2">
          <table:table-cell office:value-type="string">
            <text:p>013</text:p>
          </table:table-cell>
          <table:table-cell office:value-type="string">
            <text:p>Waffenladen</text:p>
          </table:table-cell>
        </table:table-row>
        <table:table-row table:style-name="ro2">
          <table:table-cell office:value-type="string">
            <text:p>014</text:p>
          </table:table-cell>
          <table:table-cell office:value-type="string">
            <text:p>Zauberladen</text:p>
          </table:table-cell>
        </table:table-row>
        <table:table-row table:style-name="ro2">
          <table:table-cell office:value-type="string">
            <text:p>015</text:p>
          </table:table-cell>
          <table:table-cell office:value-type="string">
            <text:p>Stall</text:p>
          </table:table-cell>
        </table:table-row>
        <table:table-row table:style-name="ro2">
          <table:table-cell office:value-type="string">
            <text:p>016</text:p>
          </table:table-cell>
          <table:table-cell office:value-type="string">
            <text:p>Pilzdealer</text:p>
          </table:table-cell>
        </table:table-row>
        <table:table-row table:style-name="ro2">
          <table:table-cell office:value-type="string">
            <text:p>0211</text:p>
          </table:table-cell>
          <table:table-cell office:value-type="string">
            <text:p>STR kaufen (1)</text:p>
          </table:table-cell>
        </table:table-row>
        <table:table-row table:style-name="ro2">
          <table:table-cell office:value-type="string">
            <text:p>0213</text:p>
          </table:table-cell>
          <table:table-cell office:value-type="string">
            <text:p>INT kaufen (3)</text:p>
          </table:table-cell>
        </table:table-row>
        <table:table-row table:style-name="ro2">
          <table:table-cell office:value-type="string">
            <text:p>303</text:p>
          </table:table-cell>
          <table:table-cell office:value-type="string">
            <text:p>WC</text:p>
          </table:table-cell>
        </table:table-row>
        <table:table-row table:style-name="ro2">
          <table:table-cell office:value-type="string">
            <text:p>322</text:p>
          </table:table-cell>
          <table:table-cell office:value-type="string">
            <text:p>Hexe</text:p>
          </table:table-cell>
        </table:table-row>
        <table:table-row table:style-name="ro2">
          <table:table-cell office:value-type="string">
            <text:p>3232;5</text:p>
          </table:table-cell>
          <table:table-cell office:value-type="string">
            <text:p>Hexe: Item 5 in Kessel</text:p>
          </table:table-cell>
        </table:table-row>
        <table:table-row table:style-name="ro2">
          <table:table-cell office:value-type="string">
            <text:p>3251</text:p>
          </table:table-cell>
          <table:table-cell office:value-type="string">
            <text:p>Hexe Spell 1 kaufen</text:p>
          </table:table-cell>
        </table:table-row>
        <table:table-row table:style-name="ro2">
          <table:table-cell office:value-type="string">
            <text:p>3252</text:p>
          </table:table-cell>
          <table:table-cell office:value-type="string">
            <text:p>Hexe Spell 2 kaufen</text:p>
          </table:table-cell>
        </table:table-row>
        <table:table-row table:style-name="ro2">
          <table:table-cell office:value-type="string">
            <text:p>5021</text:p>
          </table:table-cell>
          <table:table-cell office:value-type="string">
            <text:p>Stadtwache starten 1h</text:p>
          </table:table-cell>
        </table:table-row>
        <table:table-row table:style-name="ro2">
          <table:table-cell office:value-type="string">
            <text:p>50210</text:p>
          </table:table-cell>
          <table:table-cell office:value-type="string">
            <text:p>Stadtwache starten 10h</text:p>
          </table:table-cell>
        </table:table-row>
        <table:table-row table:style-name="ro2">
          <table:table-cell office:value-type="string">
            <text:p>5023</text:p>
          </table:table-cell>
          <table:table-cell office:value-type="string">
            <text:p>Stadtwache starten 3h</text:p>
          </table:table-cell>
        </table:table-row>
        <table:table-row table:style-name="ro2">
          <table:table-cell office:value-type="string">
            <text:p>5042;4;1;-1</text:p>
          </table:table-cell>
          <table:table-cell office:value-type="string">
            <text:p>Trank in Slot 4 trinken</text:p>
          </table:table-cell>
        </table:table-row>
        <table:table-row table:style-name="ro2">
          <table:table-cell office:value-type="string">
            <text:p>5042;5;0;0</text:p>
          </table:table-cell>
          <table:table-cell office:value-type="string">
            <text:p>Zauberladen Verkaufen Slot 5</text:p>
          </table:table-cell>
        </table:table-row>
        <table:table-row table:style-name="ro2">
          <table:table-cell office:value-type="string">
            <text:p>5042;5;1;-1</text:p>
          </table:table-cell>
          <table:table-cell office:value-type="string">
            <text:p>Trank in Slot 5 trinken</text:p>
          </table:table-cell>
        </table:table-row>
        <table:table-row table:style-name="ro2">
          <table:table-cell office:value-type="string">
            <text:p>5044;2;2;5</text:p>
          </table:table-cell>
          <table:table-cell office:value-type="string">
            <text:p>Kaufen Waffenhändler Slot 2 → Inventory slot 5</text:p>
          </table:table-cell>
        </table:table-row>
        <table:table-row table:style-name="ro2">
          <table:table-cell office:value-type="string">
            <text:p>5044;5;2;5</text:p>
          </table:table-cell>
          <table:table-cell office:value-type="string">
            <text:p>Zauberladen Kaufen Slot 5 → Inventory Slot 5</text:p>
          </table:table-cell>
        </table:table-row>
        <table:table-row table:style-name="ro2">
          <table:table-cell office:value-type="string">
            <text:p>505</text:p>
          </table:table-cell>
          <table:table-cell office:value-type="string">
            <text:p>Stadtwache abbrechen</text:p>
          </table:table-cell>
        </table:table-row>
        <table:table-row table:style-name="ro2">
          <table:table-cell office:value-type="string">
            <text:p>5061</text:p>
          </table:table-cell>
          <table:table-cell office:value-type="string">
            <text:p>Zauberladen: Neue Ware</text:p>
          </table:table-cell>
        </table:table-row>
        <table:table-row table:style-name="ro2">
          <table:table-cell office:value-type="string">
            <text:p>5062</text:p>
          </table:table-cell>
          <table:table-cell office:value-type="string">
            <text:p>Waffenladen: Neue Ware</text:p>
          </table:table-cell>
        </table:table-row>
        <table:table-row table:style-name="ro2">
          <table:table-cell office:value-type="string">
            <text:p>5071</text:p>
          </table:table-cell>
          <table:table-cell office:value-type="string">
            <text:p>1. Message öffnen</text:p>
          </table:table-cell>
        </table:table-row>
        <table:table-row table:style-name="ro2">
          <table:table-cell office:value-type="string">
            <text:p>5101;0</text:p>
          </table:table-cell>
          <table:table-cell office:value-type="string">
            <text:p>Quest 1</text:p>
          </table:table-cell>
        </table:table-row>
        <table:table-row table:style-name="ro2">
          <table:table-cell office:value-type="string">
            <text:p>5102;0</text:p>
          </table:table-cell>
          <table:table-cell office:value-type="string">
            <text:p>Quest 2</text:p>
          </table:table-cell>
        </table:table-row>
        <table:table-row table:style-name="ro2">
          <table:table-cell office:value-type="string">
            <text:p>5103;0</text:p>
          </table:table-cell>
          <table:table-cell office:value-type="string">
            <text:p>Quest 3</text:p>
          </table:table-cell>
        </table:table-row>
        <table:table-row table:style-name="ro2">
          <table:table-cell office:value-type="string">
            <text:p>511</text:p>
          </table:table-cell>
          <table:table-cell office:value-type="string">
            <text:p>Quest abbrechen</text:p>
          </table:table-cell>
        </table:table-row>
        <table:table-row table:style-name="ro2">
          <table:table-cell office:value-type="string">
            <text:p>512keeper</text:p>
          </table:table-cell>
          <table:table-cell office:value-type="string">
            <text:p>Arena Angriff auf „keeper“</text:p>
          </table:table-cell>
        </table:table-row>
        <table:table-row table:style-name="ro2">
          <table:table-cell office:value-type="string">
            <text:p>516foo;126</text:p>
          </table:table-cell>
          <table:table-cell office:value-type="string">
            <text:p>Send „foo“ to guild chat</text:p>
          </table:table-cell>
        </table:table-row>
        <table:table-row table:style-name="ro2">
          <table:table-cell office:value-type="string">
            <text:p>517126</text:p>
          </table:table-cell>
          <table:table-cell office:value-type="string">
            <text:p>Chat update?</text:p>
          </table:table-cell>
        </table:table-row>
        <table:table-row table:style-name="ro2">
          <table:table-cell office:value-type="string">
            <text:p>518</text:p>
          </table:table-cell>
          <table:table-cell office:value-type="string">
            <text:p>Bier trinken</text:p>
          </table:table-cell>
        </table:table-row>
        <table:table-row table:style-name="ro2">
          <table:table-cell office:value-type="string">
            <text:p>5197</text:p>
          </table:table-cell>
          <table:table-cell office:value-type="string">
            <text:p>Angriff Dungeon 7</text:p>
          </table:table-cell>
        </table:table-row>
        <table:table-row table:style-name="ro2">
          <table:table-cell office:value-type="string">
            <text:p>535</text:p>
          </table:table-cell>
          <table:table-cell office:value-type="string">
            <text:p>Logout</text:p>
          </table:table-cell>
        </table:table-row>
        <table:table-row table:style-name="ro2">
          <table:table-cell table:style-name="ce4" office:value-type="string">
            <text:p>115wert;rwt </text:p>
          </table:table-cell>
          <table:table-cell office:value-type="string">
            <text:p>User einladen User;email</text:p>
          </table:table-cell>
        </table:table-row>
        <table:table-row table:style-name="ro2">
          <table:table-cell table:style-name="ce19" office:value-type="string">
            <text:p>166</text:p>
          </table:table-cell>
          <table:table-cell office:value-type="string">
            <text:p>Sammelalbum</text:p>
          </table:table-cell>
        </table:table-row>
        <table:table-row table:style-name="ro2">
          <table:table-cell office:value-type="string">
            <text:p>517133</text:p>
          </table:table-cell>
          <table:table-cell office:value-type="string">
            <text:p>Sammelalbum Wertgegenstände</text:p>
          </table:table-cell>
        </table:table-row>
        <table:table-row table:style-name="ro2">
          <table:table-cell table:style-name="ce4" office:value-type="string">
            <text:p>513Carissima </text:p>
          </table:table-cell>
          <table:table-cell office:value-type="string">
            <text:p>Ehrenhalle User ansehen</text:p>
          </table:table-cell>
        </table:table-row>
        <table:table-row table:style-name="ro2">
          <table:table-cell table:style-name="ce4" office:value-type="string">
            <text:p>023Frodos Fanclub </text:p>
          </table:table-cell>
          <table:table-cell office: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text:p>E007</text:p>
          </table:table-cell>
          <table:table-cell office:value-type="string">
            <text:p>Zu wenig Gold</text:p>
          </table:table-cell>
        </table:table-row>
        <table:table-row table:style-name="ro2">
          <table:table-cell office:value-type="string">
            <text:p>E096</text:p>
          </table:table-cell>
          <table:table-cell office:value-type="string">
            <text:p>??? Keine neuen Chatnachrichten?</text:p>
          </table:table-cell>
        </table:table-row>
        <table:table-row table:style-name="ro2">
          <table:table-cell office:value-type="string">
            <text:p>E004</text:p>
          </table:table-cell>
          <table:table-cell office: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text:p>1</text:p>
          </table:table-cell>
          <table:table-cell office:value-type="string">
            <text:p>TAVERNE</text:p>
          </table:table-cell>
        </table:table-row>
        <table:table-row table:style-name="ro2">
          <table:table-cell office:value-type="float" office:value="2">
            <text:p>2</text:p>
          </table:table-cell>
          <table:table-cell office:value-type="string">
            <text:p>ARENA</text:p>
          </table:table-cell>
        </table:table-row>
        <table:table-row table:style-name="ro2">
          <table:table-cell office:value-type="float" office:value="3">
            <text:p>3</text:p>
          </table:table-cell>
          <table:table-cell office:value-type="string">
            <text:p>WAFFENLADEN</text:p>
          </table:table-cell>
        </table:table-row>
        <table:table-row table:style-name="ro2">
          <table:table-cell office:value-type="float" office:value="4">
            <text:p>4</text:p>
          </table:table-cell>
          <table:table-cell office:value-type="string">
            <text:p>ZAUBERLADEN</text:p>
          </table:table-cell>
        </table:table-row>
        <table:table-row table:style-name="ro2">
          <table:table-cell office:value-type="float" office:value="5">
            <text:p>5</text:p>
          </table:table-cell>
          <table:table-cell office:value-type="string">
            <text:p>STALL</text:p>
          </table:table-cell>
        </table:table-row>
        <table:table-row table:style-name="ro2">
          <table:table-cell office:value-type="float" office:value="6">
            <text:p>6</text:p>
          </table:table-cell>
          <table:table-cell office:value-type="string">
            <text:p>PILZDEALER</text:p>
          </table:table-cell>
        </table:table-row>
        <table:table-row table:style-name="ro2">
          <table:table-cell office:value-type="float" office:value="7">
            <text:p>7</text:p>
          </table:table-cell>
          <table:table-cell office:value-type="string">
            <text:p>CHARAKTER</text:p>
          </table:table-cell>
        </table:table-row>
        <table:table-row table:style-name="ro2">
          <table:table-cell office:value-type="float" office:value="8">
            <text:p>8</text:p>
          </table:table-cell>
          <table:table-cell office:value-type="string">
            <text:p>POST</text:p>
          </table:table-cell>
        </table:table-row>
        <table:table-row table:style-name="ro2">
          <table:table-cell office:value-type="float" office:value="9">
            <text:p>9</text:p>
          </table:table-cell>
          <table:table-cell office:value-type="string">
            <text:p>GILDE</text:p>
          </table:table-cell>
        </table:table-row>
        <table:table-row table:style-name="ro2">
          <table:table-cell office:value-type="float" office:value="10">
            <text:p>10</text:p>
          </table:table-cell>
          <table:table-cell office:value-type="string">
            <text:p>EHRENHALLE</text:p>
          </table:table-cell>
        </table:table-row>
        <table:table-row table:style-name="ro2">
          <table:table-cell office:value-type="float" office:value="11">
            <text:p>11</text:p>
          </table:table-cell>
          <table:table-cell office:value-type="string">
            <text:p>DUNGEONS</text:p>
          </table:table-cell>
        </table:table-row>
        <table:table-row table:style-name="ro2">
          <table:table-cell office:value-type="float" office:value="12">
            <text:p>12</text:p>
          </table:table-cell>
          <table:table-cell office:value-type="string">
            <text:p>OPTIONEN</text:p>
          </table:table-cell>
        </table:table-row>
        <table:table-row table:style-name="ro2">
          <table:table-cell office:value-type="float" office:value="13">
            <text:p>13</text:p>
          </table:table-cell>
          <table:table-cell office:value-type="string">
            <text:p>OK</text:p>
          </table:table-cell>
        </table:table-row>
        <table:table-row table:style-name="ro2">
          <table:table-cell office:value-type="float" office:value="14">
            <text:p>14</text:p>
          </table:table-cell>
          <table:table-cell office:value-type="string">
            <text:p>Login</text:p>
          </table:table-cell>
        </table:table-row>
        <table:table-row table:style-name="ro2">
          <table:table-cell office:value-type="float" office:value="15">
            <text:p>15</text:p>
          </table:table-cell>
          <table:table-cell office:value-type="string">
            <text:p>- Willkommen -</text:p>
          </table:table-cell>
        </table:table-row>
        <table:table-row table:style-name="ro2">
          <table:table-cell office:value-type="float" office:value="16">
            <text:p>16</text:p>
          </table:table-cell>
          <table:table-cell office:value-type="string">
            <text:p>Name</text:p>
          </table:table-cell>
        </table:table-row>
        <table:table-row table:style-name="ro2">
          <table:table-cell office:value-type="float" office:value="17">
            <text:p>17</text:p>
          </table:table-cell>
          <table:table-cell office:value-type="string">
            <text:p>Kennwort</text:p>
          </table:table-cell>
        </table:table-row>
        <table:table-row table:style-name="ro2">
          <table:table-cell office:value-type="float" office:value="18">
            <text:p>18</text:p>
          </table:table-cell>
          <table:table-cell office:value-type="string">
            <text:p>- Charakter erstellen -</text:p>
          </table:table-cell>
        </table:table-row>
        <table:table-row table:style-name="ro2">
          <table:table-cell office:value-type="float" office:value="19">
            <text:p>19</text:p>
          </table:table-cell>
          <table:table-cell office:value-type="string">
            <text:p>Email</text:p>
          </table:table-cell>
        </table:table-row>
        <table:table-row table:style-name="ro2">
          <table:table-cell office:value-type="float" office:value="20">
            <text:p>20</text:p>
          </table:table-cell>
          <table:table-cell office:value-type="string">
            <text:p>Anfordern</text:p>
          </table:table-cell>
        </table:table-row>
        <table:table-row table:style-name="ro2">
          <table:table-cell office:value-type="float" office:value="21">
            <text:p>21</text:p>
          </table:table-cell>
          <table:table-cell office:value-type="string">
            <text:p>OK</text:p>
          </table:table-cell>
        </table:table-row>
        <table:table-row table:style-name="ro2">
          <table:table-cell office:value-type="float" office:value="22">
            <text:p>22</text:p>
          </table:table-cell>
          <table:table-cell office:value-type="string">
            <text:p>Kennwort vergessen? &lt;u&gt;Klicke hier&lt;/u&gt;!</text:p>
          </table:table-cell>
        </table:table-row>
        <table:table-row table:style-name="ro2">
          <table:table-cell office:value-type="float" office:value="23">
            <text:p>23</text:p>
          </table:table-cell>
          <table:table-cell office:value-type="string">
            <text:p>OK</text:p>
          </table:table-cell>
        </table:table-row>
        <table:table-row table:style-name="ro2">
          <table:table-cell office:value-type="float" office:value="24">
            <text:p>24</text:p>
          </table:table-cell>
          <table:table-cell office:value-type="string">
            <text:p>&lt;u&gt;Zurück&lt;/u&gt;</text:p>
          </table:table-cell>
        </table:table-row>
        <table:table-row table:style-name="ro2">
          <table:table-cell office:value-type="float" office:value="25">
            <text:p>25</text:p>
          </table:table-cell>
          <table:table-cell office:value-type="string">
            <text:p>Noch kein Mitglied? &lt;u&gt;Hier Charakter erstellen&lt;/u&gt;!</text:p>
          </table:table-cell>
        </table:table-row>
        <table:table-row table:style-name="ro2">
          <table:table-cell office:value-type="float" office:value="26">
            <text:p>26</text:p>
          </table:table-cell>
          <table:table-cell office:value-type="string">
            <text:p>- Charakter speichern -</text:p>
          </table:table-cell>
        </table:table-row>
        <table:table-row table:style-name="ro2">
          <table:table-cell office:value-type="float" office:value="27">
            <text:p>27</text:p>
          </table:table-cell>
          <table:table-cell office:value-type="string">
            <text:p>- Kennwort anfordern -</text:p>
          </table:table-cell>
        </table:table-row>
        <table:table-row table:style-name="ro2">
          <table:table-cell office:value-type="float" office:value="28">
            <text:p>28</text:p>
          </table:table-cell>
          <table:table-cell office:value-type="string">
            <text:p>&lt;u&gt;AGB&lt;/u&gt;</text:p>
          </table:table-cell>
        </table:table-row>
        <table:table-row table:style-name="ro2">
          <table:table-cell office:value-type="float" office:value="29">
            <text:p>29</text:p>
          </table:table-cell>
          <table:table-cell office:value-type="string">
            <text:p>Mund</text:p>
          </table:table-cell>
        </table:table-row>
        <table:table-row table:style-name="ro2">
          <table:table-cell office:value-type="float" office:value="30">
            <text:p>30</text:p>
          </table:table-cell>
          <table:table-cell office:value-type="string">
            <text:p>Kinn</text:p>
          </table:table-cell>
        </table:table-row>
        <table:table-row table:style-name="ro2">
          <table:table-cell office:value-type="float" office:value="31">
            <text:p>31</text:p>
          </table:table-cell>
          <table:table-cell office:value-type="string">
            <text:p>Nase</text:p>
          </table:table-cell>
        </table:table-row>
        <table:table-row table:style-name="ro2">
          <table:table-cell office:value-type="float" office:value="32">
            <text:p>32</text:p>
          </table:table-cell>
          <table:table-cell office:value-type="string">
            <text:p>Augen</text:p>
          </table:table-cell>
        </table:table-row>
        <table:table-row table:style-name="ro2">
          <table:table-cell office:value-type="float" office:value="33">
            <text:p>33</text:p>
          </table:table-cell>
          <table:table-cell office:value-type="string">
            <text:p>Brauen</text:p>
          </table:table-cell>
        </table:table-row>
        <table:table-row table:style-name="ro2">
          <table:table-cell office:value-type="float" office:value="34">
            <text:p>34</text:p>
          </table:table-cell>
          <table:table-cell office:value-type="string">
            <text:p>Ohren</text:p>
          </table:table-cell>
        </table:table-row>
        <table:table-row table:style-name="ro2">
          <table:table-cell office:value-type="float" office:value="35">
            <text:p>35</text:p>
          </table:table-cell>
          <table:table-cell office:value-type="string">
            <text:p>Haare</text:p>
          </table:table-cell>
        </table:table-row>
        <table:table-row table:style-name="ro2">
          <table:table-cell office:value-type="float" office:value="36">
            <text:p>36</text:p>
          </table:table-cell>
          <table:table-cell office:value-type="string">
            <text:p>Speichern</text:p>
          </table:table-cell>
        </table:table-row>
        <table:table-row table:style-name="ro2">
          <table:table-cell office:value-type="float" office:value="37">
            <text:p>37</text:p>
          </table:table-cell>
          <table:table-cell office:value-type="string">
            <text:p>&lt;u&gt;Zurück&lt;/u&gt;</text:p>
          </table:table-cell>
        </table:table-row>
        <table:table-row table:style-name="ro2">
          <table:table-cell office:value-type="float" office:value="38">
            <text:p>38</text:p>
          </table:table-cell>
          <table:table-cell office:value-type="string">
            <text:p>Tätowierung</text:p>
          </table:table-cell>
        </table:table-row>
        <table:table-row table:style-name="ro2">
          <table:table-cell office:value-type="float" office:value="39">
            <text:p>39</text:p>
          </table:table-cell>
          <table:table-cell office:value-type="string">
            <text:p>STADTWACHE</text:p>
          </table:table-cell>
        </table:table-row>
        <table:table-row table:style-name="ro2">
          <table:table-cell office:value-type="float" office:value="40">
            <text:p>40</text:p>
          </table:table-cell>
          <table:table-cell office:value-type="string">
            <text:p>Arbeiten</text:p>
          </table:table-cell>
        </table:table-row>
        <table:table-row table:style-name="ro2">
          <table:table-cell office:value-type="float" office:value="41">
            <text:p>41</text:p>
          </table:table-cell>
          <table:table-cell office:value-type="string">
            <text:p>Wer Arbeit kennt und danach rennt und sich nicht drückt, der ist verrückt.</text:p>
          </table:table-cell>
        </table:table-row>
        <table:table-row table:style-name="ro2">
          <table:table-cell office:value-type="float" office:value="42">
            <text:p>42</text:p>
          </table:table-cell>
          <table:table-cell office:value-type="string">
            <text:p>%hours Stunden für %reward arbeiten</text:p>
          </table:table-cell>
        </table:table-row>
        <table:table-row table:style-name="ro2">
          <table:table-cell office:value-type="float" office:value="43">
            <text:p>43</text:p>
          </table:table-cell>
          <table:table-cell/>
        </table:table-row>
        <table:table-row table:style-name="ro2">
          <table:table-cell office:value-type="float" office:value="44">
            <text:p>44</text:p>
          </table:table-cell>
          <table:table-cell office:value-type="string">
            <text:p>OK</text:p>
          </table:table-cell>
        </table:table-row>
        <table:table-row table:style-name="ro2">
          <table:table-cell office:value-type="float" office:value="45">
            <text:p>45</text:p>
          </table:table-cell>
          <table:table-cell office:value-type="string">
            <text:p>Extra</text:p>
          </table:table-cell>
        </table:table-row>
        <table:table-row table:style-name="ro2">
          <table:table-cell office:value-type="float" office:value="46">
            <text:p>46</text:p>
          </table:table-cell>
          <table:table-cell office:value-type="string">
            <text:p>Hörner</text:p>
          </table:table-cell>
        </table:table-row>
        <table:table-row table:style-name="ro2">
          <table:table-cell office:value-type="float" office:value="47">
            <text:p>47</text:p>
          </table:table-cell>
          <table:table-cell office:value-type="string">
            <text:p>Zufall</text:p>
          </table:table-cell>
        </table:table-row>
        <table:table-row table:style-name="ro2">
          <table:table-cell office:value-type="float" office:value="48">
            <text:p>48</text:p>
          </table:table-cell>
          <table:table-cell office:value-type="string">
            <text:p>Logout</text:p>
          </table:table-cell>
        </table:table-row>
        <table:table-row table:style-name="ro2">
          <table:table-cell office:value-type="float" office:value="49">
            <text:p>49</text:p>
          </table:table-cell>
          <table:table-cell office:value-type="string">
            <text:p>OK</text:p>
          </table:table-cell>
        </table:table-row>
        <table:table-row table:style-name="ro2">
          <table:table-cell office:value-type="float" office:value="50">
            <text:p>50</text:p>
          </table:table-cell>
          <table:table-cell office:value-type="string">
            <text:p>Spieler</text:p>
          </table:table-cell>
        </table:table-row>
        <table:table-row table:style-name="ro2">
          <table:table-cell office:value-type="float" office:value="51">
            <text:p>51</text:p>
          </table:table-cell>
          <table:table-cell office:value-type="string">
            <text:p>Gilden</text:p>
          </table:table-cell>
        </table:table-row>
        <table:table-row table:style-name="ro2">
          <table:table-cell office:value-type="float" office:value="52">
            <text:p>52</text:p>
          </table:table-cell>
          <table:table-cell office:value-type="string">
            <text:p>Rang</text:p>
          </table:table-cell>
        </table:table-row>
        <table:table-row table:style-name="ro2">
          <table:table-cell office:value-type="float" office:value="53">
            <text:p>53</text:p>
          </table:table-cell>
          <table:table-cell office:value-type="string">
            <text:p>Name</text:p>
          </table:table-cell>
        </table:table-row>
        <table:table-row table:style-name="ro2">
          <table:table-cell office:value-type="float" office:value="54">
            <text:p>54</text:p>
          </table:table-cell>
          <table:table-cell office:value-type="string">
            <text:p>Gilde</text:p>
          </table:table-cell>
        </table:table-row>
        <table:table-row table:style-name="ro2">
          <table:table-cell office:value-type="float" office:value="55">
            <text:p>55</text:p>
          </table:table-cell>
          <table:table-cell office:value-type="string">
            <text:p>Stufe</text:p>
          </table:table-cell>
        </table:table-row>
        <table:table-row table:style-name="ro2">
          <table:table-cell office:value-type="float" office:value="56">
            <text:p>56</text:p>
          </table:table-cell>
          <table:table-cell office:value-type="string">
            <text:p>Ehre</text:p>
          </table:table-cell>
        </table:table-row>
        <table:table-row table:style-name="ro2">
          <table:table-cell office:value-type="float" office:value="57">
            <text:p>57</text:p>
          </table:table-cell>
          <table:table-cell office:value-type="string">
            <text:p>Gildenleiter</text:p>
          </table:table-cell>
        </table:table-row>
        <table:table-row table:style-name="ro2">
          <table:table-cell office:value-type="float" office:value="58">
            <text:p>58</text:p>
          </table:table-cell>
          <table:table-cell office:value-type="string">
            <text:p>Mitglieder</text:p>
          </table:table-cell>
        </table:table-row>
        <table:table-row table:style-name="ro2">
          <table:table-cell office:value-type="float" office:value="59">
            <text:p>59</text:p>
          </table:table-cell>
          <table:table-cell office:value-type="string">
            <text:p>Name / Rang suchen</text:p>
          </table:table-cell>
        </table:table-row>
        <table:table-row table:style-name="ro2">
          <table:table-cell office:value-type="float" office:value="60">
            <text:p>60</text:p>
          </table:table-cell>
          <table:table-cell office:value-type="string">
            <text:p>Stärke</text:p>
          </table:table-cell>
        </table:table-row>
        <table:table-row table:style-name="ro2">
          <table:table-cell office:value-type="float" office:value="61">
            <text:p>61</text:p>
          </table:table-cell>
          <table:table-cell office:value-type="string">
            <text:p>Geschick</text:p>
          </table:table-cell>
        </table:table-row>
        <table:table-row table:style-name="ro2">
          <table:table-cell office:value-type="float" office:value="62">
            <text:p>62</text:p>
          </table:table-cell>
          <table:table-cell office:value-type="string">
            <text:p>Intelligenz</text:p>
          </table:table-cell>
        </table:table-row>
        <table:table-row table:style-name="ro2">
          <table:table-cell office:value-type="float" office:value="63">
            <text:p>63</text:p>
          </table:table-cell>
          <table:table-cell office:value-type="string">
            <text:p>Ausdauer</text:p>
          </table:table-cell>
        </table:table-row>
        <table:table-row table:style-name="ro2">
          <table:table-cell office:value-type="float" office:value="64">
            <text:p>64</text:p>
          </table:table-cell>
          <table:table-cell office:value-type="string">
            <text:p>Glück</text:p>
          </table:table-cell>
        </table:table-row>
        <table:table-row table:style-name="ro2">
          <table:table-cell office:value-type="float" office:value="65">
            <text:p>65</text:p>
          </table:table-cell>
          <table:table-cell office:value-type="string">
            <text:p>Verteidigung</text:p>
          </table:table-cell>
        </table:table-row>
        <table:table-row table:style-name="ro2">
          <table:table-cell office:value-type="float" office:value="66">
            <text:p>66</text:p>
          </table:table-cell>
          <table:table-cell office:value-type="string">
            <text:p>Ausweichen</text:p>
          </table:table-cell>
        </table:table-row>
        <table:table-row table:style-name="ro2">
          <table:table-cell office:value-type="float" office:value="67">
            <text:p>67</text:p>
          </table:table-cell>
          <table:table-cell office:value-type="string">
            <text:p>Widerstand</text:p>
          </table:table-cell>
        </table:table-row>
        <table:table-row table:style-name="ro2">
          <table:table-cell office:value-type="float" office:value="68">
            <text:p>68</text:p>
          </table:table-cell>
          <table:table-cell office:value-type="string">
            <text:p>Leben</text:p>
          </table:table-cell>
        </table:table-row>
        <table:table-row table:style-name="ro2">
          <table:table-cell office:value-type="float" office:value="69">
            <text:p>69</text:p>
          </table:table-cell>
          <table:table-cell office:value-type="string">
            <text:p>Krit. Treffer</text:p>
          </table:table-cell>
        </table:table-row>
        <table:table-row table:style-name="ro2">
          <table:table-cell office:value-type="float" office:value="70">
            <text:p>70</text:p>
          </table:table-cell>
          <table:table-cell office:value-type="string">
            <text:p>Du arbeitest gerade. Du kannst abbrechen, bekommst dann aber keinen Lohn.</text:p>
          </table:table-cell>
        </table:table-row>
        <table:table-row table:style-name="ro2">
          <table:table-cell office:value-type="float" office:value="71">
            <text:p>71</text:p>
          </table:table-cell>
          <table:table-cell office:value-type="string">
            <text:p>Abbrechen</text:p>
          </table:table-cell>
        </table:table-row>
        <table:table-row table:style-name="ro2">
          <table:table-cell office:value-type="float" office:value="72">
            <text:p>72</text:p>
          </table:table-cell>
          <table:table-cell office:value-type="string">
            <text:p>Du hast deine Arbeit erledigt.</text:p>
          </table:table-cell>
        </table:table-row>
        <table:table-row table:style-name="ro2">
          <table:table-cell office:value-type="float" office:value="73">
            <text:p>73</text:p>
          </table:table-cell>
          <table:table-cell office:value-type="string">
            <text:p>Du bekommst</text:p>
          </table:table-cell>
        </table:table-row>
        <table:table-row table:style-name="ro2">
          <table:table-cell office:value-type="float" office:value="74">
            <text:p>74</text:p>
          </table:table-cell>
          <table:table-cell office:value-type="string">
            <text:p>für deine Mühen.</text:p>
          </table:table-cell>
        </table:table-row>
        <table:table-row table:style-name="ro2">
          <table:table-cell office:value-type="float" office:value="75">
            <text:p>75</text:p>
          </table:table-cell>
          <table:table-cell office:value-type="string">
            <text:p>Gold</text:p>
          </table:table-cell>
        </table:table-row>
        <table:table-row table:style-name="ro2">
          <table:table-cell office:value-type="float" office:value="76">
            <text:p>76</text:p>
          </table:table-cell>
          <table:table-cell office:value-type="string">
            <text:p>Silber</text:p>
          </table:table-cell>
        </table:table-row>
        <table:table-row table:style-name="ro2">
          <table:table-cell office:value-type="float" office:value="77">
            <text:p>77</text:p>
          </table:table-cell>
          <table:table-cell office:value-type="string">
            <text:p>Pilze</text:p>
          </table:table-cell>
        </table:table-row>
        <table:table-row table:style-name="ro2">
          <table:table-cell office:value-type="float" office:value="78">
            <text:p>78</text:p>
          </table:table-cell>
          <table:table-cell office:value-type="string">
            <text:p>und</text:p>
          </table:table-cell>
        </table:table-row>
        <table:table-row table:style-name="ro2">
          <table:table-cell office:value-type="float" office:value="79">
            <text:p>79</text:p>
          </table:table-cell>
          <table:table-cell office:value-type="string">
            <text:p>Neue Ware 1~P</text:p>
          </table:table-cell>
        </table:table-row>
        <table:table-row table:style-name="ro2">
          <table:table-cell office:value-type="float" office:value="80">
            <text:p>80</text:p>
          </table:table-cell>
          <table:table-cell office:value-type="string">
            <text:p>Lesen</text:p>
          </table:table-cell>
        </table:table-row>
        <table:table-row table:style-name="ro2">
          <table:table-cell office:value-type="float" office:value="81">
            <text:p>81</text:p>
          </table:table-cell>
          <table:table-cell office:value-type="string">
            <text:p>Löschen</text:p>
          </table:table-cell>
        </table:table-row>
        <table:table-row table:style-name="ro2">
          <table:table-cell office:value-type="float" office:value="82">
            <text:p>82</text:p>
          </table:table-cell>
          <table:table-cell office:value-type="string">
            <text:p>Schreiben</text:p>
          </table:table-cell>
        </table:table-row>
        <table:table-row table:style-name="ro2">
          <table:table-cell office:value-type="float" office:value="83">
            <text:p>83</text:p>
          </table:table-cell>
          <table:table-cell office:value-type="string">
            <text:p>Absenden</text:p>
          </table:table-cell>
        </table:table-row>
        <table:table-row table:style-name="ro2">
          <table:table-cell office:value-type="float" office:value="84">
            <text:p>84</text:p>
          </table:table-cell>
          <table:table-cell office:value-type="string">
            <text:p>Verwerfen</text:p>
          </table:table-cell>
        </table:table-row>
        <table:table-row table:style-name="ro2">
          <table:table-cell office:value-type="float" office:value="85">
            <text:p>85</text:p>
          </table:table-cell>
          <table:table-cell office:value-type="string">
            <text:p>Von</text:p>
          </table:table-cell>
        </table:table-row>
        <table:table-row table:style-name="ro2">
          <table:table-cell office:value-type="float" office:value="86">
            <text:p>86</text:p>
          </table:table-cell>
          <table:table-cell office:value-type="string">
            <text:p>Betreff</text:p>
          </table:table-cell>
        </table:table-row>
        <table:table-row table:style-name="ro2">
          <table:table-cell office:value-type="float" office:value="87">
            <text:p>87</text:p>
          </table:table-cell>
          <table:table-cell office:value-type="string">
            <text:p>Datum</text:p>
          </table:table-cell>
        </table:table-row>
        <table:table-row table:style-name="ro2">
          <table:table-cell office:value-type="float" office:value="88">
            <text:p>88</text:p>
          </table:table-cell>
          <table:table-cell office:value-type="string">
            <text:p>Posteingang</text:p>
          </table:table-cell>
        </table:table-row>
        <table:table-row table:style-name="ro2">
          <table:table-cell office:value-type="float" office:value="89">
            <text:p>89</text:p>
          </table:table-cell>
          <table:table-cell office:value-type="string">
            <text:p>Nachricht lesen</text:p>
          </table:table-cell>
        </table:table-row>
        <table:table-row table:style-name="ro2">
          <table:table-cell office:value-type="float" office:value="90">
            <text:p>90</text:p>
          </table:table-cell>
          <table:table-cell office:value-type="string">
            <text:p>Nachricht schreiben</text:p>
          </table:table-cell>
        </table:table-row>
        <table:table-row table:style-name="ro2">
          <table:table-cell office:value-type="float" office:value="91">
            <text:p>91</text:p>
          </table:table-cell>
          <table:table-cell office:value-type="string">
            <text:p>Name des Empfängers</text:p>
          </table:table-cell>
        </table:table-row>
        <table:table-row table:style-name="ro2">
          <table:table-cell office:value-type="float" office:value="92">
            <text:p>92</text:p>
          </table:table-cell>
          <table:table-cell office:value-type="string">
            <text:p>Betreff</text:p>
          </table:table-cell>
        </table:table-row>
        <table:table-row table:style-name="ro2">
          <table:table-cell office:value-type="float" office:value="93">
            <text:p>93</text:p>
          </table:table-cell>
          <table:table-cell office:value-type="string">
            <text:p>Nachrichtentext hier eingeben</text:p>
          </table:table-cell>
        </table:table-row>
        <table:table-row table:style-name="ro2">
          <table:table-cell office:value-type="float" office:value="94">
            <text:p>94</text:p>
          </table:table-cell>
          <table:table-cell office:value-type="string">
            <text:p>Nachricht von</text:p>
          </table:table-cell>
        </table:table-row>
        <table:table-row table:style-name="ro2">
          <table:table-cell office:value-type="float" office:value="95">
            <text:p>95</text:p>
          </table:table-cell>
          <table:table-cell office:value-type="string">
            <text:p>gesendet am</text:p>
          </table:table-cell>
        </table:table-row>
        <table:table-row table:style-name="ro2">
          <table:table-cell office:value-type="float" office:value="96">
            <text:p>96</text:p>
          </table:table-cell>
          <table:table-cell office:value-type="string">
            <text:p>Schließen</text:p>
          </table:table-cell>
        </table:table-row>
        <table:table-row table:style-name="ro2">
          <table:table-cell office:value-type="float" office:value="97">
            <text:p>97</text:p>
          </table:table-cell>
          <table:table-cell office:value-type="string">
            <text:p>Beitreten</text:p>
          </table:table-cell>
        </table:table-row>
        <table:table-row table:style-name="ro2">
          <table:table-cell office:value-type="float" office:value="98">
            <text:p>98</text:p>
          </table:table-cell>
          <table:table-cell office:value-type="string">
            <text:p>Abenteuer wählen:</text:p>
          </table:table-cell>
        </table:table-row>
        <table:table-row table:style-name="ro2">
          <table:table-cell office:value-type="float" office:value="99">
            <text:p>99</text:p>
          </table:table-cell>
          <table:table-cell office:value-type="string">
            <text:p>Belohnung:</text:p>
          </table:table-cell>
        </table:table-row>
        <table:table-row table:style-name="ro2">
          <table:table-cell office:value-type="float" office:value="100">
            <text:p>100</text:p>
          </table:table-cell>
          <table:table-cell office:value-type="string">
            <text:p>Annehmen</text:p>
          </table:table-cell>
        </table:table-row>
        <table:table-row table:style-name="ro2">
          <table:table-cell office:value-type="float" office:value="101">
            <text:p>101</text:p>
          </table:table-cell>
          <table:table-cell office:value-type="string">
            <text:p>Zurück</text:p>
          </table:table-cell>
        </table:table-row>
        <table:table-row table:style-name="ro2">
          <table:table-cell office:value-type="float" office:value="102">
            <text:p>102</text:p>
          </table:table-cell>
          <table:table-cell office:value-type="string">
            <text:p>Erfahrung</text:p>
          </table:table-cell>
        </table:table-row>
        <table:table-row table:style-name="ro2">
          <table:table-cell office:value-type="float" office:value="103">
            <text:p>103</text:p>
          </table:table-cell>
          <table:table-cell office:value-type="string">
            <text:p>Dauer</text:p>
          </table:table-cell>
        </table:table-row>
        <table:table-row table:style-name="ro2">
          <table:table-cell office:value-type="float" office:value="104">
            <text:p>104</text:p>
          </table:table-cell>
          <table:table-cell office:value-type="string">
            <text:p>Abbrechen</text:p>
          </table:table-cell>
        </table:table-row>
        <table:table-row table:style-name="ro2">
          <table:table-cell office:value-type="float" office:value="105">
            <text:p>105</text:p>
          </table:table-cell>
          <table:table-cell office:value-type="string">
            <text:p>Überspringen</text:p>
          </table:table-cell>
        </table:table-row>
        <table:table-row table:style-name="ro2">
          <table:table-cell office:value-type="float" office:value="106">
            <text:p>106</text:p>
          </table:table-cell>
          <table:table-cell office:value-type="string">
            <text:p>Ausgewichen!</text:p>
          </table:table-cell>
        </table:table-row>
        <table:table-row table:style-name="ro2">
          <table:table-cell office:value-type="float" office:value="107">
            <text:p>107</text:p>
          </table:table-cell>
          <table:table-cell office:value-type="string">
            <text:p>(keine)</text:p>
          </table:table-cell>
        </table:table-row>
        <table:table-row table:style-name="ro2">
          <table:table-cell office:value-type="float" office:value="108">
            <text:p>108</text:p>
          </table:table-cell>
          <table:table-cell office:value-type="string">
            <text:p>Nächste Stufe</text:p>
          </table:table-cell>
        </table:table-row>
        <table:table-row table:style-name="ro2">
          <table:table-cell office:value-type="float" office:value="109">
            <text:p>109</text:p>
          </table:table-cell>
          <table:table-cell office:value-type="string">
            <text:p>Willkommen im Stall!</text:p>
          </table:table-cell>
        </table:table-row>
        <table:table-row table:style-name="ro2">
          <table:table-cell office:value-type="float" office:value="110">
            <text:p>110</text:p>
          </table:table-cell>
          <table:table-cell office: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text:p>111</text:p>
          </table:table-cell>
          <table:table-cell office:value-type="string">
            <text:p>Laufzeit: 14 Tage</text:p>
          </table:table-cell>
        </table:table-row>
        <table:table-row table:style-name="ro2">
          <table:table-cell office:value-type="float" office:value="112">
            <text:p>112</text:p>
          </table:table-cell>
          <table:table-cell office:value-type="string">
            <text:p>Leasen</text:p>
          </table:table-cell>
        </table:table-row>
        <table:table-row table:style-name="ro2">
          <table:table-cell office:value-type="float" office:value="113">
            <text:p>113</text:p>
          </table:table-cell>
          <table:table-cell office:value-type="string">
            <text:p>In der Arena stellt sich dir plötzlich</text:p>
          </table:table-cell>
        </table:table-row>
        <table:table-row table:style-name="ro2">
          <table:table-cell office:value-type="float" office:value="114">
            <text:p>114</text:p>
          </table:table-cell>
          <table:table-cell office:value-type="string">
            <text:p>in den Weg und guckt böse. Nimmst du die Herausforderung an? Du kannst auch jemand anderen angreifen, indem du dessen Namen eingibst:</text:p>
          </table:table-cell>
        </table:table-row>
        <table:table-row table:style-name="ro2">
          <table:table-cell office:value-type="float" office:value="115">
            <text:p>115</text:p>
          </table:table-cell>
          <table:table-cell office:value-type="string">
            <text:p>- Arena -</text:p>
          </table:table-cell>
        </table:table-row>
        <table:table-row table:style-name="ro2">
          <table:table-cell office:value-type="float" office:value="116">
            <text:p>116</text:p>
          </table:table-cell>
          <table:table-cell office:value-type="string">
            <text:p>Hier kannst du deine Charakterbeschreibung eintragen.</text:p>
          </table:table-cell>
        </table:table-row>
        <table:table-row table:style-name="ro2">
          <table:table-cell office:value-type="float" office:value="117">
            <text:p>117</text:p>
          </table:table-cell>
          <table:table-cell office:value-type="string">
            <text:p>Schon angemeldet? &lt;u&gt;Hier einloggen&lt;/u&gt;!</text:p>
          </table:table-cell>
        </table:table-row>
        <table:table-row table:style-name="ro2">
          <table:table-cell office:value-type="float" office:value="118">
            <text:p>118</text:p>
          </table:table-cell>
          <table:table-cell office:value-type="string">
            <text:p>Keine Charakterbeschreibung angegeben.</text:p>
          </table:table-cell>
        </table:table-row>
        <table:table-row table:style-name="ro2">
          <table:table-cell office:value-type="float" office:value="119">
            <text:p>119</text:p>
          </table:table-cell>
          <table:table-cell office:value-type="string">
            <text:p>Blocken</text:p>
          </table:table-cell>
        </table:table-row>
        <table:table-row table:style-name="ro2">
          <table:table-cell office:value-type="float" office:value="120">
            <text:p>120</text:p>
          </table:table-cell>
          <table:table-cell office:value-type="string">
            <text:p>Haarfarbe</text:p>
          </table:table-cell>
        </table:table-row>
        <table:table-row table:style-name="ro2">
          <table:table-cell office:value-type="float" office:value="121">
            <text:p>121</text:p>
          </table:table-cell>
          <table:table-cell office:value-type="string">
            <text:p>Ehre gewonnen:</text:p>
          </table:table-cell>
        </table:table-row>
        <table:table-row table:style-name="ro2">
          <table:table-cell office:value-type="float" office:value="122">
            <text:p>122</text:p>
          </table:table-cell>
          <table:table-cell office:value-type="string">
            <text:p>Ehre verloren:</text:p>
          </table:table-cell>
        </table:table-row>
        <table:table-row table:style-name="ro2">
          <table:table-cell office:value-type="float" office:value="123">
            <text:p>123</text:p>
          </table:table-cell>
          <table:table-cell office:value-type="string">
            <text:p>Gewonnen:</text:p>
          </table:table-cell>
        </table:table-row>
        <table:table-row table:style-name="ro2">
          <table:table-cell office:value-type="float" office:value="124">
            <text:p>124</text:p>
          </table:table-cell>
          <table:table-cell office:value-type="string">
            <text:p>Verloren:</text:p>
          </table:table-cell>
        </table:table-row>
        <table:table-row table:style-name="ro2">
          <table:table-cell office:value-type="float" office:value="125">
            <text:p>125</text:p>
          </table:table-cell>
          <table:table-cell office:value-type="string">
            <text:p>Bild</text:p>
          </table:table-cell>
        </table:table-row>
        <table:table-row table:style-name="ro2">
          <table:table-cell office:value-type="float" office:value="126">
            <text:p>126</text:p>
          </table:table-cell>
          <table:table-cell office:value-type="string">
            <text:p>Ändern</text:p>
          </table:table-cell>
        </table:table-row>
        <table:table-row table:style-name="ro2">
          <table:table-cell office:value-type="float" office:value="127">
            <text:p>127</text:p>
          </table:table-cell>
          <table:table-cell office:value-type="string">
            <text:p>Ändern</text:p>
          </table:table-cell>
        </table:table-row>
        <table:table-row table:style-name="ro2">
          <table:table-cell office:value-type="float" office:value="128">
            <text:p>128</text:p>
          </table:table-cell>
          <table:table-cell office:value-type="string">
            <text:p>Namen &gt;</text:p>
          </table:table-cell>
        </table:table-row>
        <table:table-row table:style-name="ro2">
          <table:table-cell office:value-type="float" office:value="129">
            <text:p>129</text:p>
          </table:table-cell>
          <table:table-cell office:value-type="string">
            <text:p>Email &gt;</text:p>
          </table:table-cell>
        </table:table-row>
        <table:table-row table:style-name="ro2">
          <table:table-cell office:value-type="float" office:value="130">
            <text:p>130</text:p>
          </table:table-cell>
          <table:table-cell office:value-type="string">
            <text:p>Kennwort &gt;</text:p>
          </table:table-cell>
        </table:table-row>
        <table:table-row table:style-name="ro2">
          <table:table-cell office:value-type="float" office:value="131">
            <text:p>131</text:p>
          </table:table-cell>
          <table:table-cell office:value-type="string">
            <text:p>Account löschen</text:p>
          </table:table-cell>
        </table:table-row>
        <table:table-row table:style-name="ro2">
          <table:table-cell office:value-type="float" office:value="132">
            <text:p>132</text:p>
          </table:table-cell>
          <table:table-cell office:value-type="string">
            <text:p>OK</text:p>
          </table:table-cell>
        </table:table-row>
        <table:table-row table:style-name="ro2">
          <table:table-cell office:value-type="float" office:value="133">
            <text:p>133</text:p>
          </table:table-cell>
          <table:table-cell office:value-type="string">
            <text:p>Namen ändern</text:p>
          </table:table-cell>
        </table:table-row>
        <table:table-row table:style-name="ro2">
          <table:table-cell office:value-type="float" office:value="134">
            <text:p>134</text:p>
          </table:table-cell>
          <table:table-cell office:value-type="string">
            <text:p>Kennwort:</text:p>
          </table:table-cell>
        </table:table-row>
        <table:table-row table:style-name="ro2">
          <table:table-cell office:value-type="float" office:value="135">
            <text:p>135</text:p>
          </table:table-cell>
          <table:table-cell office:value-type="string">
            <text:p>Neuer Name:</text:p>
          </table:table-cell>
        </table:table-row>
        <table:table-row table:style-name="ro2">
          <table:table-cell office:value-type="float" office:value="136">
            <text:p>136</text:p>
          </table:table-cell>
          <table:table-cell office:value-type="string">
            <text:p>Wiederholen:</text:p>
          </table:table-cell>
        </table:table-row>
        <table:table-row table:style-name="ro2">
          <table:table-cell office:value-type="float" office:value="137">
            <text:p>137</text:p>
          </table:table-cell>
          <table:table-cell office:value-type="string">
            <text:p>Email ändern</text:p>
          </table:table-cell>
        </table:table-row>
        <table:table-row table:style-name="ro2">
          <table:table-cell office:value-type="float" office:value="138">
            <text:p>138</text:p>
          </table:table-cell>
          <table:table-cell office:value-type="string">
            <text:p>Kennwort:</text:p>
          </table:table-cell>
        </table:table-row>
        <table:table-row table:style-name="ro2">
          <table:table-cell office:value-type="float" office:value="139">
            <text:p>139</text:p>
          </table:table-cell>
          <table:table-cell office:value-type="string">
            <text:p>Neue Email:</text:p>
          </table:table-cell>
        </table:table-row>
        <table:table-row table:style-name="ro2">
          <table:table-cell office:value-type="float" office:value="140">
            <text:p>140</text:p>
          </table:table-cell>
          <table:table-cell office:value-type="string">
            <text:p>Wiederholen:</text:p>
          </table:table-cell>
        </table:table-row>
        <table:table-row table:style-name="ro2">
          <table:table-cell office:value-type="float" office:value="141">
            <text:p>141</text:p>
          </table:table-cell>
          <table:table-cell office:value-type="string">
            <text:p>Kennwort ändern</text:p>
          </table:table-cell>
        </table:table-row>
        <table:table-row table:style-name="ro2">
          <table:table-cell office:value-type="float" office:value="142">
            <text:p>142</text:p>
          </table:table-cell>
          <table:table-cell office:value-type="string">
            <text:p>Altes Kennwort:</text:p>
          </table:table-cell>
        </table:table-row>
        <table:table-row table:style-name="ro2">
          <table:table-cell office:value-type="float" office:value="143">
            <text:p>143</text:p>
          </table:table-cell>
          <table:table-cell office:value-type="string">
            <text:p>Neues Kennwort:</text:p>
          </table:table-cell>
        </table:table-row>
        <table:table-row table:style-name="ro2">
          <table:table-cell office:value-type="float" office:value="144">
            <text:p>144</text:p>
          </table:table-cell>
          <table:table-cell office:value-type="string">
            <text:p>Wiederholen:</text:p>
          </table:table-cell>
        </table:table-row>
        <table:table-row table:style-name="ro2">
          <table:table-cell office:value-type="float" office:value="145">
            <text:p>145</text:p>
          </table:table-cell>
          <table:table-cell office:value-type="string">
            <text:p>Account löschen</text:p>
          </table:table-cell>
        </table:table-row>
        <table:table-row table:style-name="ro2">
          <table:table-cell office:value-type="float" office:value="146">
            <text:p>146</text:p>
          </table:table-cell>
          <table:table-cell office:value-type="string">
            <text:p>Kennwort:</text:p>
          </table:table-cell>
        </table:table-row>
        <table:table-row table:style-name="ro2">
          <table:table-cell office:value-type="float" office:value="147">
            <text:p>147</text:p>
          </table:table-cell>
          <table:table-cell office:value-type="string">
            <text:p>Wiederholen:</text:p>
          </table:table-cell>
        </table:table-row>
        <table:table-row table:style-name="ro2">
          <table:table-cell office:value-type="float" office:value="148">
            <text:p>148</text:p>
          </table:table-cell>
          <table:table-cell office:value-type="string">
            <text:p>Email:</text:p>
          </table:table-cell>
        </table:table-row>
        <table:table-row table:style-name="ro2">
          <table:table-cell office:value-type="float" office:value="149">
            <text:p>149</text:p>
          </table:table-cell>
          <table:table-cell office:value-type="string">
            <text:p>Lautstärke:</text:p>
          </table:table-cell>
        </table:table-row>
        <table:table-row table:style-name="ro2">
          <table:table-cell office:value-type="float" office:value="150">
            <text:p>150</text:p>
          </table:table-cell>
          <table:table-cell office:value-type="string">
            <text:p>Lautstärke: Ton aus</text:p>
          </table:table-cell>
        </table:table-row>
        <table:table-row table:style-name="ro2">
          <table:table-cell office:value-type="float" office:value="151">
            <text:p>151</text:p>
          </table:table-cell>
          <table:table-cell office:value-type="string">
            <text:p>- Optionen -</text:p>
          </table:table-cell>
        </table:table-row>
        <table:table-row table:style-name="ro2">
          <table:table-cell office:value-type="float" office:value="152">
            <text:p>152</text:p>
          </table:table-cell>
          <table:table-cell office:value-type="string">
            <text:p>Dein Kennwort wurde erfolgreich geändert.</text:p>
          </table:table-cell>
        </table:table-row>
        <table:table-row table:style-name="ro2">
          <table:table-cell office:value-type="float" office:value="153">
            <text:p>153</text:p>
          </table:table-cell>
          <table:table-cell office:value-type="string">
            <text:p>Dein Name wurde erfolgreich geändert.</text:p>
          </table:table-cell>
        </table:table-row>
        <table:table-row table:style-name="ro2">
          <table:table-cell office:value-type="float" office:value="154">
            <text:p>154</text:p>
          </table:table-cell>
          <table:table-cell office:value-type="string">
            <text:p>Deine Emailadresse wurde erfolgreich geändert.</text:p>
          </table:table-cell>
        </table:table-row>
        <table:table-row table:style-name="ro2">
          <table:table-cell office:value-type="float" office:value="155">
            <text:p>155</text:p>
          </table:table-cell>
          <table:table-cell office:value-type="string">
            <text:p>Ändern (1~G)</text:p>
          </table:table-cell>
        </table:table-row>
        <table:table-row table:style-name="ro2">
          <table:table-cell office:value-type="float" office:value="156">
            <text:p>156</text:p>
          </table:table-cell>
          <table:table-cell office:value-type="string">
            <text:p>Ändern (10~P)</text:p>
          </table:table-cell>
        </table:table-row>
        <table:table-row table:style-name="ro2">
          <table:table-cell office:value-type="float" office:value="157">
            <text:p>157</text:p>
          </table:table-cell>
          <table:table-cell office: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text:p>158</text:p>
          </table:table-cell>
          <table:table-cell office:value-type="string">
            <text:p>Gründen (10~G)</text:p>
          </table:table-cell>
        </table:table-row>
        <table:table-row table:style-name="ro2">
          <table:table-cell office:value-type="float" office:value="159">
            <text:p>159</text:p>
          </table:table-cell>
          <table:table-cell office:value-type="string">
            <text:p>- Gilde gründen -</text:p>
          </table:table-cell>
        </table:table-row>
        <table:table-row table:style-name="ro2">
          <table:table-cell office:value-type="float" office:value="160">
            <text:p>160</text:p>
          </table:table-cell>
          <table:table-cell office:value-type="string">
            <text:p>Schaden</text:p>
          </table:table-cell>
        </table:table-row>
        <table:table-row table:style-name="ro2">
          <table:table-cell office:value-type="float" office:value="161">
            <text:p>161</text:p>
          </table:table-cell>
          <table:table-cell office:value-type="string">
            <text:p>Impressum</text:p>
          </table:table-cell>
        </table:table-row>
        <table:table-row table:style-name="ro2">
          <table:table-cell office:value-type="float" office:value="162">
            <text:p>162</text:p>
          </table:table-cell>
          <table:table-cell/>
        </table:table-row>
        <table:table-row table:style-name="ro2">
          <table:table-cell office:value-type="float" office:value="163">
            <text:p>163</text:p>
          </table:table-cell>
          <table:table-cell office:value-type="string">
            <text:p>Rüstung</text:p>
          </table:table-cell>
        </table:table-row>
        <table:table-row table:style-name="ro2">
          <table:table-cell office:value-type="float" office:value="164">
            <text:p>164</text:p>
          </table:table-cell>
          <table:table-cell office:value-type="string">
            <text:p>Geblockt!</text:p>
          </table:table-cell>
        </table:table-row>
        <table:table-row table:style-name="ro2">
          <table:table-cell office:value-type="float" office:value="165">
            <text:p>165</text:p>
          </table:table-cell>
          <table:table-cell office:value-type="string">
            <text:p>Nachricht</text:p>
          </table:table-cell>
        </table:table-row>
        <table:table-row table:style-name="ro2">
          <table:table-cell office:value-type="float" office:value="166">
            <text:p>166</text:p>
          </table:table-cell>
          <table:table-cell office:value-type="string">
            <text:p>Angreifen</text:p>
          </table:table-cell>
        </table:table-row>
        <table:table-row table:style-name="ro2">
          <table:table-cell office:value-type="float" office:value="167">
            <text:p>167</text:p>
          </table:table-cell>
          <table:table-cell office:value-type="string">
            <text:p>Basis:</text:p>
          </table:table-cell>
        </table:table-row>
        <table:table-row table:style-name="ro2">
          <table:table-cell office:value-type="float" office:value="168">
            <text:p>168</text:p>
          </table:table-cell>
          <table:table-cell office:value-type="string">
            <text:p>Ausrüstung:</text:p>
          </table:table-cell>
        </table:table-row>
        <table:table-row table:style-name="ro2">
          <table:table-cell office:value-type="float" office:value="169">
            <text:p>169</text:p>
          </table:table-cell>
          <table:table-cell office:value-type="string">
            <text:p>Gesamt:</text:p>
          </table:table-cell>
        </table:table-row>
        <table:table-row table:style-name="ro2">
          <table:table-cell office:value-type="float" office:value="170">
            <text:p>170</text:p>
          </table:table-cell>
          <table:table-cell office:value-type="string">
            <text:p>Willst du den gewählten Spieler tatsächlich aus der Gilde werfen?</text:p>
          </table:table-cell>
        </table:table-row>
        <table:table-row table:style-name="ro2">
          <table:table-cell office:value-type="float" office:value="171">
            <text:p>171</text:p>
          </table:table-cell>
          <table:table-cell office:value-type="string">
            <text:p>- Spieler Rauswerfen -</text:p>
          </table:table-cell>
        </table:table-row>
        <table:table-row table:style-name="ro2">
          <table:table-cell office:value-type="float" office:value="172">
            <text:p>172</text:p>
          </table:table-cell>
          <table:table-cell office:value-type="string">
            <text:p>Willst du deine Position als Gildenleiter tatsächlich aufgeben und den gewählten Spieler zu deinem Nachfolger ernennen?</text:p>
          </table:table-cell>
        </table:table-row>
        <table:table-row table:style-name="ro2">
          <table:table-cell office:value-type="float" office:value="173">
            <text:p>173</text:p>
          </table:table-cell>
          <table:table-cell office:value-type="string">
            <text:p>- Gildenleiter -</text:p>
          </table:table-cell>
        </table:table-row>
        <table:table-row table:style-name="ro2">
          <table:table-cell office:value-type="float" office:value="174">
            <text:p>174</text:p>
          </table:table-cell>
          <table:table-cell office:value-type="string">
            <text:p>Bitte gib den Namen des Spielers ein, den du einladen möchtest, deiner Gilde beizutreten.</text:p>
          </table:table-cell>
        </table:table-row>
        <table:table-row table:style-name="ro2">
          <table:table-cell office:value-type="float" office:value="175">
            <text:p>175</text:p>
          </table:table-cell>
          <table:table-cell office:value-type="string">
            <text:p>- Spieler einladen -</text:p>
          </table:table-cell>
        </table:table-row>
        <table:table-row table:style-name="ro2">
          <table:table-cell office:value-type="float" office:value="176">
            <text:p>176</text:p>
          </table:table-cell>
          <table:table-cell office:value-type="string">
            <text:p>Möchtest du wirklich aus deiner Gilde austreten?</text:p>
          </table:table-cell>
        </table:table-row>
        <table:table-row table:style-name="ro2">
          <table:table-cell office:value-type="float" office:value="177">
            <text:p>177</text:p>
          </table:table-cell>
          <table:table-cell office:value-type="string">
            <text:p>- Austreten -</text:p>
          </table:table-cell>
        </table:table-row>
        <table:table-row table:style-name="ro2">
          <table:table-cell office:value-type="float" office:value="178">
            <text:p>178</text:p>
          </table:table-cell>
          <table:table-cell office:value-type="string">
            <text:p>Antworten</text:p>
          </table:table-cell>
        </table:table-row>
        <table:table-row table:style-name="ro2">
          <table:table-cell office:value-type="float" office:value="179">
            <text:p>179</text:p>
          </table:table-cell>
          <table:table-cell office:value-type="string">
            <text:p>Hier klicken um einen öffentlichen Beschreibungstext für die Gilde einzugeben.</text:p>
          </table:table-cell>
        </table:table-row>
        <table:table-row table:style-name="ro2">
          <table:table-cell office:value-type="float" office:value="180">
            <text:p>180</text:p>
          </table:table-cell>
          <table:table-cell office:value-type="string">
            <text:p>Für diese Gilde wurde kein öffentlicher Beschreibungstext eingegeben.</text:p>
          </table:table-cell>
        </table:table-row>
        <table:table-row table:style-name="ro2">
          <table:table-cell office:value-type="float" office:value="181">
            <text:p>181</text:p>
          </table:table-cell>
          <table:table-cell office:value-type="string">
            <text:p>Stufe:</text:p>
          </table:table-cell>
        </table:table-row>
        <table:table-row table:style-name="ro2">
          <table:table-cell office:value-type="float" office:value="182">
            <text:p>182</text:p>
          </table:table-cell>
          <table:table-cell office:value-type="string">
            <text:p>Gildenchat:</text:p>
          </table:table-cell>
        </table:table-row>
        <table:table-row table:style-name="ro2">
          <table:table-cell office:value-type="float" office:value="183">
            <text:p>183</text:p>
          </table:table-cell>
          <table:table-cell office:value-type="string">
            <text:p>Zur Gilde</text:p>
          </table:table-cell>
        </table:table-row>
        <table:table-row table:style-name="ro2">
          <table:table-cell office:value-type="float" office:value="184">
            <text:p>184</text:p>
          </table:table-cell>
          <table:table-cell office:value-type="string">
            <text:p>Trinken (1~P)</text:p>
          </table:table-cell>
        </table:table-row>
        <table:table-row table:style-name="ro2">
          <table:table-cell office:value-type="float" office:value="185">
            <text:p>185</text:p>
          </table:table-cell>
          <table:table-cell office:value-type="string">
            <text:p>Abenteuerlust + 20</text:p>
          </table:table-cell>
        </table:table-row>
        <table:table-row table:style-name="ro2">
          <table:table-cell office:value-type="float" office:value="186">
            <text:p>186</text:p>
          </table:table-cell>
          <table:table-cell office:value-type="string">
            <text:p>Hast du Durst?</text:p>
          </table:table-cell>
        </table:table-row>
        <table:table-row table:style-name="ro2">
          <table:table-cell office:value-type="float" office:value="187">
            <text:p>187</text:p>
          </table:table-cell>
          <table:table-cell office:value-type="string">
            <text:p>Tut mir leid, aber...</text:p>
          </table:table-cell>
        </table:table-row>
        <table:table-row table:style-name="ro2">
          <table:table-cell office:value-type="float" office:value="188">
            <text:p>188</text:p>
          </table:table-cell>
          <table:table-cell office: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text:p>189</text:p>
          </table:table-cell>
          <table:table-cell office:value-type="string">
            <text:p>...für dich nichts mehr, Kumpel. Genug ist genug. Komm morgen wieder.</text:p>
          </table:table-cell>
        </table:table-row>
        <table:table-row table:style-name="ro2">
          <table:table-cell office:value-type="float" office:value="190">
            <text:p>190</text:p>
          </table:table-cell>
          <table:table-cell office:value-type="string">
            <text:p>Heute getrunken:</text:p>
          </table:table-cell>
        </table:table-row>
        <table:table-row table:style-name="ro2">
          <table:table-cell office:value-type="float" office:value="191">
            <text:p>191</text:p>
          </table:table-cell>
          <table:table-cell office:value-type="string">
            <text:p>Was willst du denn?</text:p>
          </table:table-cell>
        </table:table-row>
        <table:table-row table:style-name="ro2">
          <table:table-cell office:value-type="float" office:value="192">
            <text:p>192</text:p>
          </table:table-cell>
          <table:table-cell office: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text:p>193</text:p>
          </table:table-cell>
          <table:table-cell office:value-type="string">
            <text:p>Abenteuerlust</text:p>
          </table:table-cell>
        </table:table-row>
        <table:table-row table:style-name="ro2">
          <table:table-cell office:value-type="float" office:value="194">
            <text:p>194</text:p>
          </table:table-cell>
          <table:table-cell office:value-type="string">
            <text:p>Reittier:</text:p>
          </table:table-cell>
        </table:table-row>
        <table:table-row table:style-name="ro2">
          <table:table-cell office:value-type="float" office:value="195">
            <text:p>195</text:p>
          </table:table-cell>
          <table:table-cell office:value-type="string">
            <text:p>Laufzeit:</text:p>
          </table:table-cell>
        </table:table-row>
        <table:table-row table:style-name="ro2">
          <table:table-cell office:value-type="float" office:value="196">
            <text:p>196</text:p>
          </table:table-cell>
          <table:table-cell office:value-type="string">
            <text:p>(keins)</text:p>
          </table:table-cell>
        </table:table-row>
        <table:table-row table:style-name="ro2">
          <table:table-cell office:value-type="float" office:value="197">
            <text:p>197</text:p>
          </table:table-cell>
          <table:table-cell office:value-type="string">
            <text:p>Tag</text:p>
          </table:table-cell>
        </table:table-row>
        <table:table-row table:style-name="ro2">
          <table:table-cell office:value-type="float" office:value="198">
            <text:p>198</text:p>
          </table:table-cell>
          <table:table-cell office:value-type="string">
            <text:p>Tage</text:p>
          </table:table-cell>
        </table:table-row>
        <table:table-row table:style-name="ro2">
          <table:table-cell office:value-type="float" office:value="199">
            <text:p>199</text:p>
          </table:table-cell>
          <table:table-cell office:value-type="string">
            <text:p>Rüstung</text:p>
          </table:table-cell>
        </table:table-row>
        <table:table-row table:style-name="ro2">
          <table:table-cell office:value-type="float" office:value="200">
            <text:p>200</text:p>
          </table:table-cell>
          <table:table-cell office:value-type="string">
            <text:p>max. 50 %</text:p>
          </table:table-cell>
        </table:table-row>
        <table:table-row table:style-name="ro2">
          <table:table-cell office:value-type="float" office:value="201">
            <text:p>201</text:p>
          </table:table-cell>
          <table:table-cell office:value-type="string">
            <text:p>Waffenschaden</text:p>
          </table:table-cell>
        </table:table-row>
        <table:table-row table:style-name="ro2">
          <table:table-cell office:value-type="float" office:value="202">
            <text:p>202</text:p>
          </table:table-cell>
          <table:table-cell office:value-type="string">
            <text:p>Schaden durch Gegner der Stufe</text:p>
          </table:table-cell>
        </table:table-row>
        <table:table-row table:style-name="ro2">
          <table:table-cell office:value-type="float" office:value="203">
            <text:p>203</text:p>
          </table:table-cell>
          <table:table-cell office:value-type="string">
            <text:p>Gold gespendet:</text:p>
          </table:table-cell>
        </table:table-row>
        <table:table-row table:style-name="ro2">
          <table:table-cell office:value-type="float" office:value="204">
            <text:p>204</text:p>
          </table:table-cell>
          <table:table-cell office:value-type="string">
            <text:p>Pilze gespendet:</text:p>
          </table:table-cell>
        </table:table-row>
        <table:table-row table:style-name="ro2">
          <table:table-cell office:value-type="float" office:value="205">
            <text:p>205</text:p>
          </table:table-cell>
          <table:table-cell office:value-type="string">
            <text:p>Einladen...</text:p>
          </table:table-cell>
        </table:table-row>
        <table:table-row table:style-name="ro2">
          <table:table-cell office:value-type="float" office:value="206">
            <text:p>206</text:p>
          </table:table-cell>
          <table:table-cell office:value-type="string">
            <text:p>Profil anzeigen</text:p>
          </table:table-cell>
        </table:table-row>
        <table:table-row table:style-name="ro2">
          <table:table-cell office:value-type="float" office:value="207">
            <text:p>207</text:p>
          </table:table-cell>
          <table:table-cell office:value-type="string">
            <text:p>Rauswerfen</text:p>
          </table:table-cell>
        </table:table-row>
        <table:table-row table:style-name="ro2">
          <table:table-cell office:value-type="float" office:value="208">
            <text:p>208</text:p>
          </table:table-cell>
          <table:table-cell office:value-type="string">
            <text:p>Offizier</text:p>
          </table:table-cell>
        </table:table-row>
        <table:table-row table:style-name="ro2">
          <table:table-cell office:value-type="float" office:value="209">
            <text:p>209</text:p>
          </table:table-cell>
          <table:table-cell office:value-type="string">
            <text:p>Gildenleiter</text:p>
          </table:table-cell>
        </table:table-row>
        <table:table-row table:style-name="ro2">
          <table:table-cell office:value-type="float" office:value="210">
            <text:p>210</text:p>
          </table:table-cell>
          <table:table-cell office:value-type="string">
            <text:p>Nach deinem letzten Dungeonkampf brauchst du eine Pause (%1). Oder einen Pilz.</text:p>
          </table:table-cell>
        </table:table-row>
        <table:table-row table:style-name="ro2">
          <table:table-cell office:value-type="float" office:value="211">
            <text:p>211</text:p>
          </table:table-cell>
          <table:table-cell office:value-type="string">
            <text:p>Nach dem Kampf musst du dich erstmal erholen. Doch dann erfährst du, dass</text:p>
          </table:table-cell>
        </table:table-row>
        <table:table-row table:style-name="ro2">
          <table:table-cell office:value-type="float" office:value="212">
            <text:p>212</text:p>
          </table:table-cell>
          <table:table-cell office:value-type="string">
            <text:p>in der Taverne schlecht über dich geredet haben soll. Du könntest einen Pilz einwerfen und die Sache sofort klären...</text:p>
          </table:table-cell>
        </table:table-row>
        <table:table-row table:style-name="ro2">
          <table:table-cell office:value-type="float" office:value="213">
            <text:p>213</text:p>
          </table:table-cell>
          <table:table-cell office:value-type="string">
            <text:p>Verlängern</text:p>
          </table:table-cell>
        </table:table-row>
        <table:table-row table:style-name="ro2">
          <table:table-cell office:value-type="float" office:value="214">
            <text:p>214</text:p>
          </table:table-cell>
          <table:table-cell office:value-type="string">
            <text:p>Upgraden</text:p>
          </table:table-cell>
        </table:table-row>
        <table:table-row table:style-name="ro2">
          <table:table-cell office:value-type="float" office:value="215">
            <text:p>215</text:p>
          </table:table-cell>
          <table:table-cell office:value-type="string">
            <text:p>max.</text:p>
          </table:table-cell>
        </table:table-row>
        <table:table-row table:style-name="ro2">
          <table:table-cell office:value-type="float" office:value="216">
            <text:p>216</text:p>
          </table:table-cell>
          <table:table-cell office: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text:p>217</text:p>
          </table:table-cell>
          <table:table-cell office:value-type="string">
            <text:p>Verbinden</text:p>
          </table:table-cell>
        </table:table-row>
        <table:table-row table:style-name="ro2">
          <table:table-cell office:value-type="float" office:value="218">
            <text:p>218</text:p>
          </table:table-cell>
          <table:table-cell office:value-type="string">
            <text:p>Klasse: Nicht gewählt</text:p>
          </table:table-cell>
        </table:table-row>
        <table:table-row table:style-name="ro2">
          <table:table-cell office:value-type="float" office:value="219">
            <text:p>219</text:p>
          </table:table-cell>
          <table:table-cell office:value-type="string">
            <text:p>Du musst eine Klasse (Krieger / Magier / Kundschafter) auswählen.</text:p>
          </table:table-cell>
        </table:table-row>
        <table:table-row table:style-name="ro2">
          <table:table-cell office:value-type="float" office:value="220">
            <text:p>220</text:p>
          </table:table-cell>
          <table:table-cell office:value-type="string">
            <text:p>100 Silber = 1 Gold</text:p>
          </table:table-cell>
        </table:table-row>
        <table:table-row table:style-name="ro2">
          <table:table-cell office:value-type="float" office:value="221">
            <text:p>221</text:p>
          </table:table-cell>
          <table:table-cell office:value-type="string">
            <text:p>Re:</text:p>
          </table:table-cell>
        </table:table-row>
        <table:table-row table:style-name="ro2">
          <table:table-cell office:value-type="float" office:value="222">
            <text:p>222</text:p>
          </table:table-cell>
          <table:table-cell office:value-type="string">
            <text:p>Shakes &amp; Fidget - The Game</text:p>
          </table:table-cell>
        </table:table-row>
        <table:table-row table:style-name="ro2">
          <table:table-cell office:value-type="float" office:value="223">
            <text:p>223</text:p>
          </table:table-cell>
          <table:table-cell office:value-type="string">
            <text:p>Forum</text:p>
          </table:table-cell>
        </table:table-row>
        <table:table-row table:style-name="ro2">
          <table:table-cell office:value-type="float" office:value="224">
            <text:p>224</text:p>
          </table:table-cell>
          <table:table-cell office:value-type="string">
            <text:p>Abenteuerlust kannst du dir auch antrinken - frage den Barkeeper!</text:p>
          </table:table-cell>
        </table:table-row>
        <table:table-row table:style-name="ro2">
          <table:table-cell office:value-type="float" office:value="225">
            <text:p>225</text:p>
          </table:table-cell>
          <table:table-cell office:value-type="string">
            <text:p>Die Ausbaustufe der Festung bestimmt die#maximale Mitgliederanzahl der Gilde, sowie#die Kriegskosten für angreifende Gilden.</text:p>
          </table:table-cell>
        </table:table-row>
        <table:table-row table:style-name="ro2">
          <table:table-cell office:value-type="float" office:value="226">
            <text:p>226</text:p>
          </table:table-cell>
          <table:table-cell office:value-type="string">
            <text:p>Der Goldschatz bringt den Gildenmitgliedern#einen prozentualen Goldbonus bei Abenteuern#und beim Arbeiten (Ausbaustufe * 2)</text:p>
          </table:table-cell>
        </table:table-row>
        <table:table-row table:style-name="ro2">
          <table:table-cell office:value-type="float" office:value="227">
            <text:p>227</text:p>
          </table:table-cell>
          <table:table-cell office:value-type="string">
            <text:p>Mit dem Lehrmeister erhalten Gildenmitglieder#einen prozentualen Erfahrungsbonus bei Abenteuern#(Ausbaustufe * 2)</text:p>
          </table:table-cell>
        </table:table-row>
        <table:table-row table:style-name="ro2">
          <table:table-cell office:value-type="float" office:value="228">
            <text:p>228</text:p>
          </table:table-cell>
          <table:table-cell office:value-type="string">
            <text:p>Ausbauen</text:p>
          </table:table-cell>
        </table:table-row>
        <table:table-row table:style-name="ro2">
          <table:table-cell office:value-type="float" office:value="229">
            <text:p>229</text:p>
          </table:table-cell>
          <table:table-cell office:value-type="string">
            <text:p>Gegnerstufe</text:p>
          </table:table-cell>
        </table:table-row>
        <table:table-row table:style-name="ro2">
          <table:table-cell office:value-type="float" office:value="230">
            <text:p>230</text:p>
          </table:table-cell>
          <table:table-cell office:value-type="string">
            <text:p>inkl.</text:p>
          </table:table-cell>
        </table:table-row>
        <table:table-row table:style-name="ro2">
          <table:table-cell office:value-type="float" office:value="231">
            <text:p>231</text:p>
          </table:table-cell>
          <table:table-cell office:value-type="string">
            <text:p>Gildenbonus</text:p>
          </table:table-cell>
        </table:table-row>
        <table:table-row table:style-name="ro2">
          <table:table-cell office:value-type="float" office:value="232">
            <text:p>232</text:p>
          </table:table-cell>
          <table:table-cell office:value-type="string">
            <text:p>inkl.</text:p>
          </table:table-cell>
        </table:table-row>
        <table:table-row table:style-name="ro2">
          <table:table-cell office:value-type="float" office:value="233">
            <text:p>233</text:p>
          </table:table-cell>
          <table:table-cell office:value-type="string">
            <text:p>Gildenbonus</text:p>
          </table:table-cell>
        </table:table-row>
        <table:table-row table:style-name="ro2">
          <table:table-cell office:value-type="float" office:value="234">
            <text:p>234</text:p>
          </table:table-cell>
          <table:table-cell office: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text:p>235</text:p>
          </table:table-cell>
          <table:table-cell office:value-type="string">
            <text:p>&lt;u&gt;Klicke hier um die Bestätigungsmail erneut zu senden.&lt;/u&gt;</text:p>
          </table:table-cell>
        </table:table-row>
        <table:table-row table:style-name="ro2">
          <table:table-cell office:value-type="float" office:value="236">
            <text:p>236</text:p>
          </table:table-cell>
          <table:table-cell office:value-type="string">
            <text:p>Die Bestätigungsmail wurde erneut versandt.</text:p>
          </table:table-cell>
        </table:table-row>
        <table:table-row table:style-name="ro2">
          <table:table-cell office:value-type="float" office:value="237">
            <text:p>237</text:p>
          </table:table-cell>
          <table:table-cell office:value-type="string">
            <text:p>Emailadresse nicht bestätigt</text:p>
          </table:table-cell>
        </table:table-row>
        <table:table-row table:style-name="ro2">
          <table:table-cell office:value-type="float" office:value="238">
            <text:p>238</text:p>
          </table:table-cell>
          <table:table-cell office:value-type="string">
            <text:p>Kampf zeigen</text:p>
          </table:table-cell>
        </table:table-row>
        <table:table-row table:style-name="ro2">
          <table:table-cell office:value-type="float" office:value="239">
            <text:p>239</text:p>
          </table:table-cell>
          <table:table-cell office:value-type="string">
            <text:p>gewonnen</text:p>
          </table:table-cell>
        </table:table-row>
        <table:table-row table:style-name="ro2">
          <table:table-cell office:value-type="float" office:value="240">
            <text:p>240</text:p>
          </table:table-cell>
          <table:table-cell office:value-type="string">
            <text:p>leider verloren</text:p>
          </table:table-cell>
        </table:table-row>
        <table:table-row table:style-name="ro2">
          <table:table-cell office:value-type="float" office:value="241">
            <text:p>241</text:p>
          </table:table-cell>
          <table:table-cell office:value-type="string">
            <text:p>n</text:p>
          </table:table-cell>
        </table:table-row>
        <table:table-row table:style-name="ro2">
          <table:table-cell office:value-type="float" office:value="242">
            <text:p>242</text:p>
          </table:table-cell>
          <table:table-cell office:value-type="string">
            <text:p>Emailadresse bestätigt</text:p>
          </table:table-cell>
        </table:table-row>
        <table:table-row table:style-name="ro2">
          <table:table-cell office:value-type="float" office:value="243">
            <text:p>243</text:p>
          </table:table-cell>
          <table:table-cell office:value-type="string">
            <text:p>Bestätigung fehlgeschlagen</text:p>
          </table:table-cell>
        </table:table-row>
        <table:table-row table:style-name="ro2">
          <table:table-cell office:value-type="float" office:value="244">
            <text:p>244</text:p>
          </table:table-cell>
          <table:table-cell office:value-type="string">
            <text:p>Emailadresse bereits bestätigt</text:p>
          </table:table-cell>
        </table:table-row>
        <table:table-row table:style-name="ro2">
          <table:table-cell office:value-type="float" office:value="245">
            <text:p>245</text:p>
          </table:table-cell>
          <table:table-cell office:value-type="string">
            <text:p>Deine Emailadresse wurde erfolgreich bestätigt.</text:p>
          </table:table-cell>
        </table:table-row>
        <table:table-row table:style-name="ro2">
          <table:table-cell office:value-type="float" office:value="246">
            <text:p>246</text:p>
          </table:table-cell>
          <table:table-cell office:value-type="string">
            <text:p>Deine Emailadresse konnte nicht bestätigt werden. Möglicherweise wurde der Bestätigungslink nicht richtig kopiert.</text:p>
          </table:table-cell>
        </table:table-row>
        <table:table-row table:style-name="ro2">
          <table:table-cell office:value-type="float" office:value="247">
            <text:p>247</text:p>
          </table:table-cell>
          <table:table-cell office:value-type="string">
            <text:p>Deine Emailadresse ist bereits bestätigt. Du brauchst das Spiel zukünftig nicht mehr über den Bestätigungslink aufzurufen.</text:p>
          </table:table-cell>
        </table:table-row>
        <table:table-row table:style-name="ro2">
          <table:table-cell office:value-type="float" office:value="248">
            <text:p>248</text:p>
          </table:table-cell>
          <table:table-cell office:value-type="string">
            <text:p>Geschlecht: Männlich</text:p>
          </table:table-cell>
        </table:table-row>
        <table:table-row table:style-name="ro2">
          <table:table-cell office:value-type="float" office:value="249">
            <text:p>249</text:p>
          </table:table-cell>
          <table:table-cell office:value-type="string">
            <text:p>Geschlecht: Weiblich</text:p>
          </table:table-cell>
        </table:table-row>
        <table:table-row table:style-name="ro2">
          <table:table-cell office:value-type="float" office:value="250">
            <text:p>250</text:p>
          </table:table-cell>
          <table:table-cell office:value-type="string">
            <text:p>hat</text:p>
          </table:table-cell>
        </table:table-row>
        <table:table-row table:style-name="ro2">
          <table:table-cell office:value-type="float" office:value="251">
            <text:p>251</text:p>
          </table:table-cell>
          <table:table-cell office:value-type="string">
            <text:p>Gold gespendet.</text:p>
          </table:table-cell>
        </table:table-row>
        <table:table-row table:style-name="ro2">
          <table:table-cell office:value-type="float" office:value="252">
            <text:p>252</text:p>
          </table:table-cell>
          <table:table-cell office:value-type="string">
            <text:p>hat</text:p>
          </table:table-cell>
        </table:table-row>
        <table:table-row table:style-name="ro2">
          <table:table-cell office:value-type="float" office:value="253">
            <text:p>253</text:p>
          </table:table-cell>
          <table:table-cell office:value-type="string">
            <text:p>Pilz(e) gespendet.</text:p>
          </table:table-cell>
        </table:table-row>
        <table:table-row table:style-name="ro2">
          <table:table-cell office:value-type="float" office:value="254">
            <text:p>254</text:p>
          </table:table-cell>
          <table:table-cell office:value-type="string">
            <text:p>/gold</text:p>
          </table:table-cell>
        </table:table-row>
        <table:table-row table:style-name="ro2">
          <table:table-cell office:value-type="float" office:value="255">
            <text:p>255</text:p>
          </table:table-cell>
          <table:table-cell office:value-type="string">
            <text:p>/pilze</text:p>
          </table:table-cell>
        </table:table-row>
        <table:table-row table:style-name="ro2">
          <table:table-cell office:value-type="float" office:value="256">
            <text:p>256</text:p>
          </table:table-cell>
          <table:table-cell office:value-type="string">
            <text:p>Diese Anzahl Goldstücke spenden.#Du kannst eine beliebige Anzahl Goldstücke#spenden, indem du im Chat den Befehl##/gold &lt;i&gt;Anzahl&lt;/i&gt;##eingibst.</text:p>
          </table:table-cell>
        </table:table-row>
        <table:table-row table:style-name="ro2">
          <table:table-cell office:value-type="float" office:value="257">
            <text:p>257</text:p>
          </table:table-cell>
          <table:table-cell office:value-type="string">
            <text:p>Diese Anzahl Pilze spenden.#Du kannst eine beliebige Anzahl Pilze#spenden, indem du im Chat den Befehl##/pilze &lt;i&gt;Anzahl&lt;/i&gt;##eingibst.</text:p>
          </table:table-cell>
        </table:table-row>
        <table:table-row table:style-name="ro2">
          <table:table-cell office:value-type="float" office:value="258">
            <text:p>258</text:p>
          </table:table-cell>
          <table:table-cell office:value-type="string">
            <text:p>hat das Feature %1 ausgebaut.</text:p>
          </table:table-cell>
        </table:table-row>
        <table:table-row table:style-name="ro2">
          <table:table-cell office:value-type="float" office:value="259">
            <text:p>259</text:p>
          </table:table-cell>
          <table:table-cell/>
        </table:table-row>
        <table:table-row table:style-name="ro2">
          <table:table-cell office:value-type="float" office:value="260">
            <text:p>260</text:p>
          </table:table-cell>
          <table:table-cell office:value-type="string">
            <text:p>hat</text:p>
          </table:table-cell>
        </table:table-row>
        <table:table-row table:style-name="ro2">
          <table:table-cell office:value-type="float" office:value="261">
            <text:p>261</text:p>
          </table:table-cell>
          <table:table-cell office:value-type="string">
            <text:p>hat</text:p>
          </table:table-cell>
        </table:table-row>
        <table:table-row table:style-name="ro2">
          <table:table-cell office:value-type="float" office:value="262">
            <text:p>262</text:p>
          </table:table-cell>
          <table:table-cell office:value-type="string">
            <text:p>hat</text:p>
          </table:table-cell>
        </table:table-row>
        <table:table-row table:style-name="ro2">
          <table:table-cell office:value-type="float" office:value="263">
            <text:p>263</text:p>
          </table:table-cell>
          <table:table-cell office:value-type="string">
            <text:p>hat</text:p>
          </table:table-cell>
        </table:table-row>
        <table:table-row table:style-name="ro2">
          <table:table-cell office:value-type="float" office:value="264">
            <text:p>264</text:p>
          </table:table-cell>
          <table:table-cell office:value-type="string">
            <text:p>hat</text:p>
          </table:table-cell>
        </table:table-row>
        <table:table-row table:style-name="ro2">
          <table:table-cell office:value-type="float" office:value="265">
            <text:p>265</text:p>
          </table:table-cell>
          <table:table-cell office:value-type="string">
            <text:p>aus der Gilde geworfen.</text:p>
          </table:table-cell>
        </table:table-row>
        <table:table-row table:style-name="ro2">
          <table:table-cell office:value-type="float" office:value="266">
            <text:p>266</text:p>
          </table:table-cell>
          <table:table-cell office:value-type="string">
            <text:p>zum neuen Gildenleiter ernannt.</text:p>
          </table:table-cell>
        </table:table-row>
        <table:table-row table:style-name="ro2">
          <table:table-cell office:value-type="float" office:value="267">
            <text:p>267</text:p>
          </table:table-cell>
          <table:table-cell office:value-type="string">
            <text:p>zum Offizier ernannt.</text:p>
          </table:table-cell>
        </table:table-row>
        <table:table-row table:style-name="ro2">
          <table:table-cell office:value-type="float" office:value="268">
            <text:p>268</text:p>
          </table:table-cell>
          <table:table-cell office:value-type="string">
            <text:p>zum einfachen Mitglied degradiert.</text:p>
          </table:table-cell>
        </table:table-row>
        <table:table-row table:style-name="ro2">
          <table:table-cell office:value-type="float" office:value="269">
            <text:p>269</text:p>
          </table:table-cell>
          <table:table-cell office:value-type="string">
            <text:p>eingeladen, der Gilde beizutreten.</text:p>
          </table:table-cell>
        </table:table-row>
        <table:table-row table:style-name="ro2">
          <table:table-cell office:value-type="float" office:value="270">
            <text:p>270</text:p>
          </table:table-cell>
          <table:table-cell office:value-type="string">
            <text:p>ist der Gilde beigetreten.</text:p>
          </table:table-cell>
        </table:table-row>
        <table:table-row table:style-name="ro2">
          <table:table-cell office:value-type="float" office:value="271">
            <text:p>271</text:p>
          </table:table-cell>
          <table:table-cell office:value-type="string">
            <text:p>hat die Gilde verlassen.</text:p>
          </table:table-cell>
        </table:table-row>
        <table:table-row table:style-name="ro2">
          <table:table-cell office:value-type="float" office:value="272">
            <text:p>272</text:p>
          </table:table-cell>
          <table:table-cell office:value-type="string">
            <text:p>AGB</text:p>
          </table:table-cell>
        </table:table-row>
        <table:table-row table:style-name="ro2">
          <table:table-cell office:value-type="float" office:value="273">
            <text:p>273</text:p>
          </table:table-cell>
          <table:table-cell office:value-type="string">
            <text:p>Datenschutz</text:p>
          </table:table-cell>
        </table:table-row>
        <table:table-row table:style-name="ro2">
          <table:table-cell office:value-type="float" office:value="274">
            <text:p>274</text:p>
          </table:table-cell>
          <table:table-cell office:value-type="string">
            <text:p>Anleitung</text:p>
          </table:table-cell>
        </table:table-row>
        <table:table-row table:style-name="ro2">
          <table:table-cell office:value-type="float" office:value="275">
            <text:p>275</text:p>
          </table:table-cell>
          <table:table-cell office:value-type="string">
            <text:p>&lt;u&gt;Datenschutzerklärung&lt;/u&gt;</text:p>
          </table:table-cell>
        </table:table-row>
        <table:table-row table:style-name="ro2">
          <table:table-cell office:value-type="float" office:value="276">
            <text:p>276</text:p>
          </table:table-cell>
          <table:table-cell office:value-type="string">
            <text:p>%link und %link gelesen.</text:p>
          </table:table-cell>
        </table:table-row>
        <table:table-row table:style-name="ro2">
          <table:table-cell office:value-type="float" office:value="277">
            <text:p>277</text:p>
          </table:table-cell>
          <table:table-cell/>
        </table:table-row>
        <table:table-row table:style-name="ro2">
          <table:table-cell office:value-type="float" office:value="278">
            <text:p>278</text:p>
          </table:table-cell>
          <table:table-cell office:value-type="string">
            <text:p>Umweltprämie</text:p>
          </table:table-cell>
        </table:table-row>
        <table:table-row table:style-name="ro2">
          <table:table-cell office:value-type="float" office:value="279">
            <text:p>279</text:p>
          </table:table-cell>
          <table:table-cell office:value-type="string">
            <text:p>Shakes &amp; Fidget - The Game</text:p>
          </table:table-cell>
        </table:table-row>
        <table:table-row table:style-name="ro2">
          <table:table-cell office:value-type="float" office:value="280">
            <text:p>280</text:p>
          </table:table-cell>
          <table:table-cell office:value-type="string">
            <text:p>abcdefghijklmnopqrstuvwxyzABCDEFGHIJKLMNOPQRSTUVWXYZ1234567890.-,;#/!"='ßäöüÄÖÜ+*%&amp;:@€~ ?()[]$&lt;&gt;_~^£</text:p>
          </table:table-cell>
        </table:table-row>
        <table:table-row table:style-name="ro2">
          <table:table-cell office:value-type="float" office:value="281">
            <text:p>281</text:p>
          </table:table-cell>
          <table:table-cell office:value-type="string">
            <text:p>Emailvalidierung</text:p>
          </table:table-cell>
        </table:table-row>
        <table:table-row table:style-name="ro2">
          <table:table-cell office:value-type="float" office:value="282">
            <text:p>282</text:p>
          </table:table-cell>
          <table:table-cell office:value-type="string">
            <text:p>Hier kannst du dir deine Validierungs-Email erneut zuschicken lassen.</text:p>
          </table:table-cell>
        </table:table-row>
        <table:table-row table:style-name="ro2">
          <table:table-cell office:value-type="float" office:value="283">
            <text:p>283</text:p>
          </table:table-cell>
          <table:table-cell office:value-type="string">
            <text:p>Anfordern</text:p>
          </table:table-cell>
        </table:table-row>
        <table:table-row table:style-name="ro2">
          <table:table-cell office:value-type="float" office:value="284">
            <text:p>284</text:p>
          </table:table-cell>
          <table:table-cell office:value-type="string">
            <text:p>Emailvalidierung</text:p>
          </table:table-cell>
        </table:table-row>
        <table:table-row table:style-name="ro2">
          <table:table-cell office:value-type="float" office:value="285">
            <text:p>285</text:p>
          </table:table-cell>
          <table:table-cell office:value-type="string">
            <text:p>Deine Emailadresse ist bereits validiert.</text:p>
          </table:table-cell>
        </table:table-row>
        <table:table-row table:style-name="ro2">
          <table:table-cell office:value-type="float" office:value="286">
            <text:p>286</text:p>
          </table:table-cell>
          <table:table-cell office:value-type="string">
            <text:p>Debug-Info##Account-ID: %3#Imageserver: %1#TCP-Port: %2#PHP-Tunneling: %4|an|aus</text:p>
          </table:table-cell>
        </table:table-row>
        <table:table-row table:style-name="ro2">
          <table:table-cell office:value-type="float" office:value="287">
            <text:p>287</text:p>
          </table:table-cell>
          <table:table-cell office:value-type="string">
            <text:p>Naa, Lust auf eine kleine Wette? Dann wähle deinen Einsatz! Wenn du gewinnst, bekommst du das Doppelte zurück!</text:p>
          </table:table-cell>
        </table:table-row>
        <table:table-row table:style-name="ro2">
          <table:table-cell office:value-type="float" office:value="288">
            <text:p>288</text:p>
          </table:table-cell>
          <table:table-cell office:value-type="string">
            <text:p>Sieh an, du bist ja ein echter Glückspilz! Am besten versuchst du es gleich noch einmal!</text:p>
          </table:table-cell>
        </table:table-row>
        <table:table-row table:style-name="ro2">
          <table:table-cell office:value-type="float" office:value="289">
            <text:p>289</text:p>
          </table:table-cell>
          <table:table-cell office:value-type="string">
            <text:p>Ach, wie ärgerlich. Aber man kann eben nicht immer gewinnen. Dafür vielleicht beim nächsten Mal...</text:p>
          </table:table-cell>
        </table:table-row>
        <table:table-row table:style-name="ro2">
          <table:table-cell office:value-type="float" office:value="290">
            <text:p>290</text:p>
          </table:table-cell>
          <table:table-cell office:value-type="string">
            <text:p>Hier kannst du eines oder mehrere Goldstücke setzen.</text:p>
          </table:table-cell>
        </table:table-row>
        <table:table-row table:style-name="ro2">
          <table:table-cell office:value-type="float" office:value="291">
            <text:p>291</text:p>
          </table:table-cell>
          <table:table-cell office:value-type="string">
            <text:p>Die wahrhaft tapferen Glücksritter setzen natürlich auch Pilze.</text:p>
          </table:table-cell>
        </table:table-row>
        <table:table-row table:style-name="ro2">
          <table:table-cell office:value-type="float" office:value="292">
            <text:p>292</text:p>
          </table:table-cell>
          <table:table-cell office:value-type="string">
            <text:p>Seeehr gut! Unter welchem Becher liegt die Kugel? Wenn du richtig liegst, gewinnst du deinen doppelten Einsatz!</text:p>
          </table:table-cell>
        </table:table-row>
        <table:table-row table:style-name="ro2">
          <table:table-cell office:value-type="float" office:value="293">
            <text:p>293</text:p>
          </table:table-cell>
          <table:table-cell office: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text:p>294</text:p>
          </table:table-cell>
          <table:table-cell office:value-type="string">
            <text:p>Los!</text:p>
          </table:table-cell>
        </table:table-row>
        <table:table-row table:style-name="ro2">
          <table:table-cell office:value-type="float" office:value="295">
            <text:p>295</text:p>
          </table:table-cell>
          <table:table-cell office:value-type="string">
            <text:p>OK</text:p>
          </table:table-cell>
        </table:table-row>
        <table:table-row table:style-name="ro2">
          <table:table-cell office:value-type="float" office:value="296">
            <text:p>296</text:p>
          </table:table-cell>
          <table:table-cell office:value-type="string">
            <text:p>Du willst es noch einmal probieren? Nur zu! Wähle deinen Einsatz!</text:p>
          </table:table-cell>
        </table:table-row>
        <table:table-row table:style-name="ro2">
          <table:table-cell office:value-type="float" office:value="297">
            <text:p>297</text:p>
          </table:table-cell>
          <table:table-cell office:value-type="string">
            <text:p>Jawoll, jeder wie er kann! Kleinvieh macht auch Mist...</text:p>
          </table:table-cell>
        </table:table-row>
        <table:table-row table:style-name="ro2">
          <table:table-cell office:value-type="float" office:value="298">
            <text:p>298</text:p>
          </table:table-cell>
          <table:table-cell office:value-type="string">
            <text:p>Ein unerschrockener Zocker bist du! Gefällt mir! Da wollen wir doch mal hoffen, dass du auch gewinnst!</text:p>
          </table:table-cell>
        </table:table-row>
        <table:table-row table:style-name="ro2">
          <table:table-cell office:value-type="float" office:value="299">
            <text:p>299</text:p>
          </table:table-cell>
          <table:table-cell office:value-type="string">
            <text:p>Du bist verrückt! Oder verdammt gerissen... was soll's, ohne Risiko kein Profit!</text:p>
          </table:table-cell>
        </table:table-row>
        <table:table-row table:style-name="ro2">
          <table:table-cell office:value-type="float" office:value="300">
            <text:p>300</text:p>
          </table:table-cell>
          <table:table-cell office:value-type="string">
            <text:p>Tut mir leid, aber du kannst nur das setzen was du auch hast - und hier auf den Tisch legst. Anschreiben ist nicht!</text:p>
          </table:table-cell>
        </table:table-row>
        <table:table-row table:style-name="ro2">
          <table:table-cell office:value-type="float" office:value="301">
            <text:p>301</text:p>
          </table:table-cell>
          <table:table-cell office:value-type="string">
            <text:p>Juhu!</text:p>
          </table:table-cell>
        </table:table-row>
        <table:table-row table:style-name="ro2">
          <table:table-cell office:value-type="float" office:value="302">
            <text:p>302</text:p>
          </table:table-cell>
          <table:table-cell office:value-type="string">
            <text:p>Hmpf.</text:p>
          </table:table-cell>
        </table:table-row>
        <table:table-row table:style-name="ro2">
          <table:table-cell office:value-type="float" office:value="303">
            <text:p>303</text:p>
          </table:table-cell>
          <table:table-cell office:value-type="string">
            <text:p>Bloß weg!</text:p>
          </table:table-cell>
        </table:table-row>
        <table:table-row table:style-name="ro2">
          <table:table-cell office:value-type="float" office:value="304">
            <text:p>304</text:p>
          </table:table-cell>
          <table:table-cell office:value-type="string">
            <text:p>Leiter</text:p>
          </table:table-cell>
        </table:table-row>
        <table:table-row table:style-name="ro2">
          <table:table-cell office:value-type="float" office:value="305">
            <text:p>305</text:p>
          </table:table-cell>
          <table:table-cell office:value-type="string">
            <text:p>Mitgl</text:p>
          </table:table-cell>
        </table:table-row>
        <table:table-row table:style-name="ro2">
          <table:table-cell office:value-type="float" office:value="306">
            <text:p>306</text:p>
          </table:table-cell>
          <table:table-cell office:value-type="string">
            <text:p>voll ausgebaut!</text:p>
          </table:table-cell>
        </table:table-row>
        <table:table-row table:style-name="ro2">
          <table:table-cell office:value-type="float" office:value="307">
            <text:p>307</text:p>
          </table:table-cell>
          <table:table-cell office:value-type="string">
            <text:p>Spiegelbild</text:p>
          </table:table-cell>
        </table:table-row>
        <table:table-row table:style-name="ro2">
          <table:table-cell office:value-type="float" office:value="308">
            <text:p>308</text:p>
          </table:table-cell>
          <table:table-cell office:value-type="string">
            <text:p>Du kannst deine Pilze erst setzen,#wenn du mindestens einmal Pilze#gekauft hast.</text:p>
          </table:table-cell>
        </table:table-row>
        <table:table-row table:style-name="ro2">
          <table:table-cell office:value-type="float" office:value="309">
            <text:p>309</text:p>
          </table:table-cell>
          <table:table-cell office:value-type="string">
            <text:p>Tag</text:p>
          </table:table-cell>
        </table:table-row>
        <table:table-row table:style-name="ro2">
          <table:table-cell office:value-type="float" office:value="310">
            <text:p>310</text:p>
          </table:table-cell>
          <table:table-cell office:value-type="string">
            <text:p>Tage</text:p>
          </table:table-cell>
        </table:table-row>
        <table:table-row table:style-name="ro2">
          <table:table-cell office:value-type="float" office:value="311">
            <text:p>311</text:p>
          </table:table-cell>
          <table:table-cell office:value-type="string">
            <text:p>Stunde</text:p>
          </table:table-cell>
        </table:table-row>
        <table:table-row table:style-name="ro2">
          <table:table-cell office:value-type="float" office:value="312">
            <text:p>312</text:p>
          </table:table-cell>
          <table:table-cell office:value-type="string">
            <text:p>Stunden</text:p>
          </table:table-cell>
        </table:table-row>
        <table:table-row table:style-name="ro2">
          <table:table-cell office:value-type="float" office:value="313">
            <text:p>313</text:p>
          </table:table-cell>
          <table:table-cell office:value-type="string">
            <text:p>Temporär:</text:p>
          </table:table-cell>
        </table:table-row>
        <table:table-row table:style-name="ro2">
          <table:table-cell office:value-type="float" office:value="314">
            <text:p>314</text:p>
          </table:table-cell>
          <table:table-cell office:value-type="string">
            <text:p>noch bis</text:p>
          </table:table-cell>
        </table:table-row>
        <table:table-row table:style-name="ro2">
          <table:table-cell office:value-type="float" office:value="315">
            <text:p>315</text:p>
          </table:table-cell>
          <table:table-cell office:value-type="string">
            <text:p>Wirkt bis:</text:p>
          </table:table-cell>
        </table:table-row>
        <table:table-row table:style-name="ro2">
          <table:table-cell office:value-type="float" office:value="316">
            <text:p>316</text:p>
          </table:table-cell>
          <table:table-cell office:value-type="string">
            <text:p>Um die Wirkung des Tranks#aufzuheben, doppelklicke auf#das Symbol.</text:p>
          </table:table-cell>
        </table:table-row>
        <table:table-row table:style-name="ro2">
          <table:table-cell office:value-type="float" office:value="317">
            <text:p>317</text:p>
          </table:table-cell>
          <table:table-cell office:value-type="string">
            <text:p>Keine Animationen</text:p>
          </table:table-cell>
        </table:table-row>
        <table:table-row table:style-name="ro2">
          <table:table-cell office:value-type="float" office:value="501">
            <text:p>501</text:p>
          </table:table-cell>
          <table:table-cell office:value-type="string">
            <text:p>Fehler: Dieser Name ist nicht verfügbar.</text:p>
          </table:table-cell>
        </table:table-row>
        <table:table-row table:style-name="ro2">
          <table:table-cell office:value-type="float" office:value="502">
            <text:p>502</text:p>
          </table:table-cell>
          <table:table-cell office:value-type="string">
            <text:p>Der Name muss zwischen 3 und 15 Zeichen lang sein!</text:p>
          </table:table-cell>
        </table:table-row>
        <table:table-row table:style-name="ro2">
          <table:table-cell office:value-type="float" office:value="503">
            <text:p>503</text:p>
          </table:table-cell>
          <table:table-cell office:value-type="string">
            <text:p>Fehler: Das gewählte Kennwort ist zu kurz (Mindestlänge 5 Zeichen).</text:p>
          </table:table-cell>
        </table:table-row>
        <table:table-row table:style-name="ro2">
          <table:table-cell office:value-type="float" office:value="504">
            <text:p>504</text:p>
          </table:table-cell>
          <table:table-cell office:value-type="string">
            <text:p>Fehler: Die gewählte Emailadresse wurde zurückgewiesen.</text:p>
          </table:table-cell>
        </table:table-row>
        <table:table-row table:style-name="ro2">
          <table:table-cell office:value-type="float" office:value="505">
            <text:p>505</text:p>
          </table:table-cell>
          <table:table-cell office:value-type="string">
            <text:p>Fehler: Der gewählte Name wurde zurückgewiesen.</text:p>
          </table:table-cell>
        </table:table-row>
        <table:table-row table:style-name="ro2">
          <table:table-cell office:value-type="float" office:value="506">
            <text:p>506</text:p>
          </table:table-cell>
          <table:table-cell office:value-type="string">
            <text:p>Fehler: Anmeldung fehlgeschlagen. Namen und Kennwort überprüfen.</text:p>
          </table:table-cell>
        </table:table-row>
        <table:table-row table:style-name="ro2">
          <table:table-cell office:value-type="float" office:value="507">
            <text:p>507</text:p>
          </table:table-cell>
          <table:table-cell office:value-type="string">
            <text:p>Fehler: Sie müssen die AGB bestätigen, um Mitglied zu werden.</text:p>
          </table:table-cell>
        </table:table-row>
        <table:table-row table:style-name="ro2">
          <table:table-cell office:value-type="float" office:value="508">
            <text:p>508</text:p>
          </table:table-cell>
          <table:table-cell office:value-type="string">
            <text:p>Fehler: Posteingang des Empfängers ist voll!</text:p>
          </table:table-cell>
        </table:table-row>
        <table:table-row table:style-name="ro2">
          <table:table-cell office:value-type="float" office:value="509">
            <text:p>509</text:p>
          </table:table-cell>
          <table:table-cell office:value-type="string">
            <text:p>Fehler: Empfängername nicht gefunden!</text:p>
          </table:table-cell>
        </table:table-row>
        <table:table-row table:style-name="ro2">
          <table:table-cell office:value-type="float" office:value="510">
            <text:p>510</text:p>
          </table:table-cell>
          <table:table-cell office:value-type="string">
            <text:p>Fehler: Man kann keine Nachricht an sich selbst schicken.</text:p>
          </table:table-cell>
        </table:table-row>
        <table:table-row table:style-name="ro2">
          <table:table-cell office:value-type="float" office:value="511">
            <text:p>511</text:p>
          </table:table-cell>
          <table:table-cell office:value-type="string">
            <text:p>Fehler: Kennwort und Wiederholung stimmen nicht überein.</text:p>
          </table:table-cell>
        </table:table-row>
        <table:table-row table:style-name="ro2">
          <table:table-cell office:value-type="float" office:value="512">
            <text:p>512</text:p>
          </table:table-cell>
          <table:table-cell office:value-type="string">
            <text:p>Fehler: Zu wenig Gold.</text:p>
          </table:table-cell>
        </table:table-row>
        <table:table-row table:style-name="ro2">
          <table:table-cell office:value-type="float" office:value="513">
            <text:p>513</text:p>
          </table:table-cell>
          <table:table-cell office:value-type="string">
            <text:p>Fehler: Das angegebene Kennwort stimmt nicht.</text:p>
          </table:table-cell>
        </table:table-row>
        <table:table-row table:style-name="ro2">
          <table:table-cell office:value-type="float" office:value="514">
            <text:p>514</text:p>
          </table:table-cell>
          <table:table-cell office:value-type="string">
            <text:p>Fehler: Gesichtsdaten falsch.</text:p>
          </table:table-cell>
        </table:table-row>
        <table:table-row table:style-name="ro2">
          <table:table-cell office:value-type="float" office:value="515">
            <text:p>515</text:p>
          </table:table-cell>
          <table:table-cell office:value-type="string">
            <text:p>Fehler: Die angegebene Emailadresse stimmt nicht.</text:p>
          </table:table-cell>
        </table:table-row>
        <table:table-row table:style-name="ro2">
          <table:table-cell office:value-type="float" office:value="516">
            <text:p>516</text:p>
          </table:table-cell>
          <table:table-cell office:value-type="string">
            <text:p>Fehler: Die angegebenen Namen stimmen nicht überein.</text:p>
          </table:table-cell>
        </table:table-row>
        <table:table-row table:style-name="ro2">
          <table:table-cell office:value-type="float" office:value="517">
            <text:p>517</text:p>
          </table:table-cell>
          <table:table-cell office:value-type="string">
            <text:p>Fehler: Die angegebenen Emailadressen stimmen nicht überein.</text:p>
          </table:table-cell>
        </table:table-row>
        <table:table-row table:style-name="ro2">
          <table:table-cell office:value-type="float" office:value="518">
            <text:p>518</text:p>
          </table:table-cell>
          <table:table-cell office:value-type="string">
            <text:p>Fehler: Der angegebene Spieler wurde nicht gefunden.</text:p>
          </table:table-cell>
        </table:table-row>
        <table:table-row table:style-name="ro2">
          <table:table-cell office:value-type="float" office:value="519">
            <text:p>519</text:p>
          </table:table-cell>
          <table:table-cell office:value-type="string">
            <text:p>Fehler: Kein Gildenname. Bitte gib einen Namen für deine Gilde an.</text:p>
          </table:table-cell>
        </table:table-row>
        <table:table-row table:style-name="ro2">
          <table:table-cell office:value-type="float" office:value="520">
            <text:p>520</text:p>
          </table:table-cell>
          <table:table-cell office:value-type="string">
            <text:p>Fehler: Der gewählte Spieler ist bereits Mitglied einer anderen Gilde.</text:p>
          </table:table-cell>
        </table:table-row>
        <table:table-row table:style-name="ro2">
          <table:table-cell office:value-type="float" office:value="521">
            <text:p>521</text:p>
          </table:table-cell>
          <table:table-cell office:value-type="string">
            <text:p>Fehler: Server ist voll</text:p>
          </table:table-cell>
        </table:table-row>
        <table:table-row table:style-name="ro2">
          <table:table-cell office:value-type="float" office:value="522">
            <text:p>522</text:p>
          </table:table-cell>
          <table:table-cell office:value-type="string">
            <text:p>Fehler: Du kannst nicht gegen dich selbst kämpfen.</text:p>
          </table:table-cell>
        </table:table-row>
        <table:table-row table:style-name="ro2">
          <table:table-cell office:value-type="float" office:value="523">
            <text:p>523</text:p>
          </table:table-cell>
          <table:table-cell office:value-type="string">
            <text:p>Fehler: Nicht gefunden.</text:p>
          </table:table-cell>
        </table:table-row>
        <table:table-row table:style-name="ro2">
          <table:table-cell office:value-type="float" office:value="524">
            <text:p>524</text:p>
          </table:table-cell>
          <table:table-cell office:value-type="string">
            <text:p>Fehler: Du darfst diese Aktion nicht durchführen.</text:p>
          </table:table-cell>
        </table:table-row>
        <table:table-row table:style-name="ro2">
          <table:table-cell office:value-type="float" office:value="525">
            <text:p>525</text:p>
          </table:table-cell>
          <table:table-cell office:value-type="string">
            <text:p>Fehler: Zu wenig Pilze.</text:p>
          </table:table-cell>
        </table:table-row>
        <table:table-row table:style-name="ro2">
          <table:table-cell office:value-type="float" office:value="526">
            <text:p>526</text:p>
          </table:table-cell>
          <table:table-cell office:value-type="string">
            <text:p>Fehler: Zu wenig Gold.</text:p>
          </table:table-cell>
        </table:table-row>
        <table:table-row table:style-name="ro2">
          <table:table-cell office:value-type="float" office:value="527">
            <text:p>527</text:p>
          </table:table-cell>
          <table:table-cell office:value-type="string">
            <text:p>Fehler: Das Gebäude existiert nicht.</text:p>
          </table:table-cell>
        </table:table-row>
        <table:table-row table:style-name="ro2">
          <table:table-cell office:value-type="float" office:value="528">
            <text:p>528</text:p>
          </table:table-cell>
          <table:table-cell office:value-type="string">
            <text:p>Fehler: Das Gebäude kann nicht weiter ausgebaut werden.</text:p>
          </table:table-cell>
        </table:table-row>
        <table:table-row table:style-name="ro2">
          <table:table-cell office:value-type="float" office:value="529">
            <text:p>529</text:p>
          </table:table-cell>
          <table:table-cell office:value-type="string">
            <text:p>Fehler: Der angegebene Spieler ist nicht Mitglied der Gilde.</text:p>
          </table:table-cell>
        </table:table-row>
        <table:table-row table:style-name="ro2">
          <table:table-cell office:value-type="float" office:value="530">
            <text:p>530</text:p>
          </table:table-cell>
          <table:table-cell office:value-type="string">
            <text:p>Fehler: Der Gildenleiter kann nicht zum Offizier ernannt werden.</text:p>
          </table:table-cell>
        </table:table-row>
        <table:table-row table:style-name="ro2">
          <table:table-cell office:value-type="float" office:value="531">
            <text:p>531</text:p>
          </table:table-cell>
          <table:table-cell office:value-type="string">
            <text:p>Fehler: Die Gilde ist voll.</text:p>
          </table:table-cell>
        </table:table-row>
        <table:table-row table:style-name="ro2">
          <table:table-cell office:value-type="float" office:value="532">
            <text:p>532</text:p>
          </table:table-cell>
          <table:table-cell office:value-type="string">
            <text:p>Fehler: Du bist bereits Mitglied einer anderen Gilde.</text:p>
          </table:table-cell>
        </table:table-row>
        <table:table-row table:style-name="ro2">
          <table:table-cell office:value-type="float" office:value="533">
            <text:p>533</text:p>
          </table:table-cell>
          <table:table-cell office:value-type="string">
            <text:p>Fehler: Der gewählte Spieler hat seine Mitgliedschaft noch nicht bestätigt.</text:p>
          </table:table-cell>
        </table:table-row>
        <table:table-row table:style-name="ro2">
          <table:table-cell office:value-type="float" office:value="534">
            <text:p>534</text:p>
          </table:table-cell>
          <table:table-cell office:value-type="string">
            <text:p>Fehler: Mitgliedschaft besteht bereits.</text:p>
          </table:table-cell>
        </table:table-row>
        <table:table-row table:style-name="ro2">
          <table:table-cell office:value-type="float" office:value="535">
            <text:p>535</text:p>
          </table:table-cell>
          <table:table-cell office:value-type="string">
            <text:p>Fehler: Der Spieler wurde nicht gefunden.</text:p>
          </table:table-cell>
        </table:table-row>
        <table:table-row table:style-name="ro2">
          <table:table-cell office:value-type="float" office:value="536">
            <text:p>536</text:p>
          </table:table-cell>
          <table:table-cell office:value-type="string">
            <text:p>Fehler: Betreffzeile fehlt oder ist zu kurz.</text:p>
          </table:table-cell>
        </table:table-row>
        <table:table-row table:style-name="ro2">
          <table:table-cell office:value-type="float" office:value="537">
            <text:p>537</text:p>
          </table:table-cell>
          <table:table-cell office:value-type="string">
            <text:p>Fehler: Du hast nicht mehr genug zum Spenden!</text:p>
          </table:table-cell>
        </table:table-row>
        <table:table-row table:style-name="ro2">
          <table:table-cell office:value-type="float" office:value="538">
            <text:p>538</text:p>
          </table:table-cell>
          <table:table-cell office:value-type="string">
            <text:p>Fehler: Du bist kein Mitglied dieser Gilde.</text:p>
          </table:table-cell>
        </table:table-row>
        <table:table-row table:style-name="ro2">
          <table:table-cell office:value-type="float" office:value="539">
            <text:p>539</text:p>
          </table:table-cell>
          <table:table-cell office:value-type="string">
            <text:p>Fehler: Du bist kein Mitglied dieser Gilde.</text:p>
          </table:table-cell>
        </table:table-row>
        <table:table-row table:style-name="ro2">
          <table:table-cell office:value-type="float" office:value="540">
            <text:p>540</text:p>
          </table:table-cell>
          <table:table-cell office:value-type="string">
            <text:p>Fehler: Unzulässiger Text.</text:p>
          </table:table-cell>
        </table:table-row>
        <table:table-row table:style-name="ro2">
          <table:table-cell office:value-type="float" office:value="541">
            <text:p>541</text:p>
          </table:table-cell>
          <table:table-cell office:value-type="string">
            <text:p>Fehler: Du kannst kein weiteres Gesöff bestellen.</text:p>
          </table:table-cell>
        </table:table-row>
        <table:table-row table:style-name="ro2">
          <table:table-cell office:value-type="float" office:value="542">
            <text:p>542</text:p>
          </table:table-cell>
          <table:table-cell office:value-type="string">
            <text:p>Fehler: Zu wenig Pilze.</text:p>
          </table:table-cell>
        </table:table-row>
        <table:table-row table:style-name="ro2">
          <table:table-cell office:value-type="float" office:value="543">
            <text:p>543</text:p>
          </table:table-cell>
          <table:table-cell office:value-type="string">
            <text:p>Fehler: Zu wenig Abenteuerlust.</text:p>
          </table:table-cell>
        </table:table-row>
        <table:table-row table:style-name="ro2">
          <table:table-cell office:value-type="float" office:value="544">
            <text:p>544</text:p>
          </table:table-cell>
          <table:table-cell office:value-type="string">
            <text:p>Fehler: Der Wechsel zu einem schlechteren Reittier ist bei laufendem Vertrag nicht möglich.</text:p>
          </table:table-cell>
        </table:table-row>
        <table:table-row table:style-name="ro2">
          <table:table-cell office:value-type="float" office:value="545">
            <text:p>545</text:p>
          </table:table-cell>
          <table:table-cell office:value-type="string">
            <text:p>Fehler: Du bist dieser Gilde bereits beigetreten.</text:p>
          </table:table-cell>
        </table:table-row>
        <table:table-row table:style-name="ro2">
          <table:table-cell office:value-type="float" office:value="546">
            <text:p>546</text:p>
          </table:table-cell>
          <table:table-cell office:value-type="string">
            <text:p>Fehler: Die Gildeneinladung wurde zurückgezogen.</text:p>
          </table:table-cell>
        </table:table-row>
        <table:table-row table:style-name="ro2">
          <table:table-cell office:value-type="float" office:value="547">
            <text:p>547</text:p>
          </table:table-cell>
          <table:table-cell office:value-type="string">
            <text:p>Fehler: Zu wenig Pilze.</text:p>
          </table:table-cell>
        </table:table-row>
        <table:table-row table:style-name="ro2">
          <table:table-cell office:value-type="float" office:value="548">
            <text:p>548</text:p>
          </table:table-cell>
          <table:table-cell office:value-type="string">
            <text:p>Fehler: Zu wenig Pilze.</text:p>
          </table:table-cell>
        </table:table-row>
        <table:table-row table:style-name="ro2">
          <table:table-cell office:value-type="float" office:value="549">
            <text:p>549</text:p>
          </table:table-cell>
          <table:table-cell office:value-type="string">
            <text:p>Fehler: Dieser Gildenname ist nicht verfügbar.</text:p>
          </table:table-cell>
        </table:table-row>
        <table:table-row table:style-name="ro2">
          <table:table-cell office:value-type="float" office:value="550">
            <text:p>550</text:p>
          </table:table-cell>
          <table:table-cell office:value-type="string">
            <text:p>Fehler: Der Gildenname muss 3-20 Zeichen lang sein.</text:p>
          </table:table-cell>
        </table:table-row>
        <table:table-row table:style-name="ro2">
          <table:table-cell office:value-type="float" office:value="551">
            <text:p>551</text:p>
          </table:table-cell>
          <table:table-cell office:value-type="string">
            <text:p>Fehler: Der Gildenname darf keine Sonderzeichen enthalten.</text:p>
          </table:table-cell>
        </table:table-row>
        <table:table-row table:style-name="ro2">
          <table:table-cell office:value-type="float" office:value="552">
            <text:p>552</text:p>
          </table:table-cell>
          <table:table-cell office:value-type="string">
            <text:p>Fehler: Du musst deine Emailadresse bestätigen bevor du Gold oder Pilze spendest.</text:p>
          </table:table-cell>
        </table:table-row>
        <table:table-row table:style-name="ro2">
          <table:table-cell office:value-type="float" office:value="553">
            <text:p>553</text:p>
          </table:table-cell>
          <table:table-cell office:value-type="string">
            <text:p>Fehler: Du kannst nur Pilze spenden, die du beim Pilzdealer gekauft hast.</text:p>
          </table:table-cell>
        </table:table-row>
        <table:table-row table:style-name="ro2">
          <table:table-cell office:value-type="float" office:value="554">
            <text:p>554</text:p>
          </table:table-cell>
          <table:table-cell office:value-type="string">
            <text:p>Fehler: Du kannst den selben Gegner nur einmal pro Stunde angreifen.</text:p>
          </table:table-cell>
        </table:table-row>
        <table:table-row table:style-name="ro2">
          <table:table-cell office:value-type="float" office:value="555">
            <text:p>555</text:p>
          </table:table-cell>
          <table:table-cell office:value-type="string">
            <text:p>Fehler: Name oder Kennwort stimmen nicht.</text:p>
          </table:table-cell>
        </table:table-row>
        <table:table-row table:style-name="ro2">
          <table:table-cell office:value-type="float" office:value="556">
            <text:p>556</text:p>
          </table:table-cell>
          <table:table-cell office:value-type="string">
            <text:p>Fehler: Mit dieser Emailadresse ist bereits ein Account registriert.</text:p>
          </table:table-cell>
        </table:table-row>
        <table:table-row table:style-name="ro2">
          <table:table-cell office:value-type="float" office:value="557">
            <text:p>557</text:p>
          </table:table-cell>
          <table:table-cell office:value-type="string">
            <text:p>Fehler: Ungültiger Spendenbetrag!</text:p>
          </table:table-cell>
        </table:table-row>
        <table:table-row table:style-name="ro2">
          <table:table-cell office:value-type="float" office:value="558">
            <text:p>558</text:p>
          </table:table-cell>
          <table:table-cell office:value-type="string">
            <text:p>Fehler: Ungültiger Spendenbetrag!</text:p>
          </table:table-cell>
        </table:table-row>
        <table:table-row table:style-name="ro2">
          <table:table-cell office:value-type="float" office:value="559">
            <text:p>559</text:p>
          </table:table-cell>
          <table:table-cell office:value-type="string">
            <text:p>Du wurdest wegen eines Bezahlvorgangs gesperrt. Bitte benutze obigen Support-Link.</text:p>
          </table:table-cell>
        </table:table-row>
        <table:table-row table:style-name="ro2">
          <table:table-cell office:value-type="float" office:value="560">
            <text:p>560</text:p>
          </table:table-cell>
          <table:table-cell office:value-type="string">
            <text:p>Du wurdest vom Gamestaff gesperrt. Bitte benutze obigen Support-Link.</text:p>
          </table:table-cell>
        </table:table-row>
        <table:table-row table:style-name="ro2">
          <table:table-cell office:value-type="float" office:value="561">
            <text:p>561</text:p>
          </table:table-cell>
          <table:table-cell office:value-type="string">
            <text:p>Verkaufen ist nur vom Rucksack aus möglich!</text:p>
          </table:table-cell>
        </table:table-row>
        <table:table-row table:style-name="ro2">
          <table:table-cell office:value-type="float" office:value="562">
            <text:p>562</text:p>
          </table:table-cell>
          <table:table-cell office:value-type="string">
            <text:p>Bitte die erforderlichen Felder ausfüllen!</text:p>
          </table:table-cell>
        </table:table-row>
        <table:table-row table:style-name="ro2">
          <table:table-cell office:value-type="float" office:value="563">
            <text:p>563</text:p>
          </table:table-cell>
          <table:table-cell office:value-type="string">
            <text:p>Du musst validiert sein, um Spieler einzuladen!</text:p>
          </table:table-cell>
        </table:table-row>
        <table:table-row table:style-name="ro2">
          <table:table-cell office:value-type="float" office:value="564">
            <text:p>564</text:p>
          </table:table-cell>
          <table:table-cell office:value-type="string">
            <text:p>Du hast zu viele Einladungen verschickt.</text:p>
          </table:table-cell>
        </table:table-row>
        <table:table-row table:style-name="ro2">
          <table:table-cell office:value-type="float" office:value="565">
            <text:p>565</text:p>
          </table:table-cell>
          <table:table-cell office:value-type="string">
            <text:p>Die angegebene Emailadresse wurde zurückgewiesen.</text:p>
          </table:table-cell>
        </table:table-row>
        <table:table-row table:style-name="ro2">
          <table:table-cell office:value-type="float" office:value="600">
            <text:p>600</text:p>
          </table:table-cell>
          <table:table-cell office:value-type="string">
            <text:p>Du musst dich vor dem Speichern für eine Klasse (Krieger / Magier / Kundschafter) entscheiden!</text:p>
          </table:table-cell>
        </table:table-row>
        <table:table-row table:style-name="ro2">
          <table:table-cell office:value-type="float" office:value="601">
            <text:p>601</text:p>
          </table:table-cell>
          <table:table-cell office:value-type="string">
            <text:p>Du kannst nicht in der Arena kämpfen, während du auf Reisen bist.</text:p>
          </table:table-cell>
        </table:table-row>
        <table:table-row table:style-name="ro2">
          <table:table-cell office:value-type="float" office:value="602">
            <text:p>602</text:p>
          </table:table-cell>
          <table:table-cell office:value-type="string">
            <text:p>Du kannst nicht arbeiten, während du auf Reisen bist.</text:p>
          </table:table-cell>
        </table:table-row>
        <table:table-row table:style-name="ro2">
          <table:table-cell office:value-type="float" office:value="603">
            <text:p>603</text:p>
          </table:table-cell>
          <table:table-cell office:value-type="string">
            <text:p>Du kannst nicht in den Dungeon, während du auf Reisen bist.</text:p>
          </table:table-cell>
        </table:table-row>
        <table:table-row table:style-name="ro2">
          <table:table-cell office:value-type="float" office:value="604">
            <text:p>604</text:p>
          </table:table-cell>
          <table:table-cell office:value-type="string">
            <text:p>Du kannst nicht in der Arena kämpfen, während du arbeitest.</text:p>
          </table:table-cell>
        </table:table-row>
        <table:table-row table:style-name="ro2">
          <table:table-cell office:value-type="float" office:value="605">
            <text:p>605</text:p>
          </table:table-cell>
          <table:table-cell office:value-type="string">
            <text:p>Du kannst nicht in die Taverne gehen, während du arbeitest.</text:p>
          </table:table-cell>
        </table:table-row>
        <table:table-row table:style-name="ro2">
          <table:table-cell office:value-type="float" office:value="606">
            <text:p>606</text:p>
          </table:table-cell>
          <table:table-cell office:value-type="string">
            <text:p>Du kannst nicht in den Dungeon, während du arbeitest.</text:p>
          </table:table-cell>
        </table:table-row>
        <table:table-row table:style-name="ro2">
          <table:table-cell office:value-type="float" office:value="607">
            <text:p>607</text:p>
          </table:table-cell>
          <table:table-cell office:value-type="string">
            <text:p>Fehler: Imageserver nicht erreichbar. Bitte die Seite neu laden!</text:p>
          </table:table-cell>
        </table:table-row>
        <table:table-row table:style-name="ro2">
          <table:table-cell office:value-type="float" office:value="608">
            <text:p>608</text:p>
          </table:table-cell>
          <table:table-cell office:value-type="string">
            <text:p>Fehler: Zu viele Accounts von der selben IP-Adresse erstellt!</text:p>
          </table:table-cell>
        </table:table-row>
        <table:table-row table:style-name="ro2">
          <table:table-cell office:value-type="float" office:value="609">
            <text:p>609</text:p>
          </table:table-cell>
          <table:table-cell office:value-type="string">
            <text:p>Inventar ist voll - du solltest Platz schaffen, bevor du im Dungeon kämpfst!</text:p>
          </table:table-cell>
        </table:table-row>
        <table:table-row table:style-name="ro2">
          <table:table-cell office:value-type="float" office:value="610">
            <text:p>610</text:p>
          </table:table-cell>
          <table:table-cell office:value-type="string">
            <text:p>Dein Inventar ist voll - du solltest Platz schaffen, bevor du einen Auftrag annimmst!</text:p>
          </table:table-cell>
        </table:table-row>
        <table:table-row table:style-name="ro2">
          <table:table-cell office:value-type="float" office:value="999">
            <text:p>999</text:p>
          </table:table-cell>
          <table:table-cell office:value-type="string">
            <text:p>Fehler: Die Aktion konnte nicht durchgeführt werden.</text:p>
          </table:table-cell>
        </table:table-row>
        <table:table-row table:style-name="ro2">
          <table:table-cell office:value-type="float" office:value="1001">
            <text:p>1001</text:p>
          </table:table-cell>
          <table:table-cell office:value-type="string">
            <text:p>Schwert</text:p>
          </table:table-cell>
        </table:table-row>
        <table:table-row table:style-name="ro2">
          <table:table-cell office:value-type="float" office:value="1002">
            <text:p>1002</text:p>
          </table:table-cell>
          <table:table-cell office:value-type="string">
            <text:p>Schild</text:p>
          </table:table-cell>
        </table:table-row>
        <table:table-row table:style-name="ro2">
          <table:table-cell office:value-type="float" office:value="1003">
            <text:p>1003</text:p>
          </table:table-cell>
          <table:table-cell office:value-type="string">
            <text:p>Rüstung</text:p>
          </table:table-cell>
        </table:table-row>
        <table:table-row table:style-name="ro2">
          <table:table-cell office:value-type="float" office:value="1004">
            <text:p>1004</text:p>
          </table:table-cell>
          <table:table-cell office:value-type="string">
            <text:p>Schuhe</text:p>
          </table:table-cell>
        </table:table-row>
        <table:table-row table:style-name="ro2">
          <table:table-cell office:value-type="float" office:value="1005">
            <text:p>1005</text:p>
          </table:table-cell>
          <table:table-cell office:value-type="string">
            <text:p>Handschuhe</text:p>
          </table:table-cell>
        </table:table-row>
        <table:table-row table:style-name="ro2">
          <table:table-cell office:value-type="float" office:value="1006">
            <text:p>1006</text:p>
          </table:table-cell>
          <table:table-cell office:value-type="string">
            <text:p>Kappe</text:p>
          </table:table-cell>
        </table:table-row>
        <table:table-row table:style-name="ro2">
          <table:table-cell office:value-type="float" office:value="1007">
            <text:p>1007</text:p>
          </table:table-cell>
          <table:table-cell office:value-type="string">
            <text:p>Gürtel</text:p>
          </table:table-cell>
        </table:table-row>
        <table:table-row table:style-name="ro2">
          <table:table-cell office:value-type="float" office:value="1008">
            <text:p>1008</text:p>
          </table:table-cell>
          <table:table-cell office:value-type="string">
            <text:p>Amulett</text:p>
          </table:table-cell>
        </table:table-row>
        <table:table-row table:style-name="ro2">
          <table:table-cell office:value-type="float" office:value="1009">
            <text:p>1009</text:p>
          </table:table-cell>
          <table:table-cell office:value-type="string">
            <text:p>Ring</text:p>
          </table:table-cell>
        </table:table-row>
        <table:table-row table:style-name="ro2">
          <table:table-cell office:value-type="float" office:value="1010">
            <text:p>1010</text:p>
          </table:table-cell>
          <table:table-cell office:value-type="string">
            <text:p>Gegenstand</text:p>
          </table:table-cell>
        </table:table-row>
        <table:table-row table:style-name="ro2">
          <table:table-cell office:value-type="float" office:value="1031">
            <text:p>1031</text:p>
          </table:table-cell>
          <table:table-cell office:value-type="string">
            <text:p>Stärke</text:p>
          </table:table-cell>
        </table:table-row>
        <table:table-row table:style-name="ro2">
          <table:table-cell office:value-type="float" office:value="1032">
            <text:p>1032</text:p>
          </table:table-cell>
          <table:table-cell office:value-type="string">
            <text:p>Geschick</text:p>
          </table:table-cell>
        </table:table-row>
        <table:table-row table:style-name="ro2">
          <table:table-cell office:value-type="float" office:value="1033">
            <text:p>1033</text:p>
          </table:table-cell>
          <table:table-cell office:value-type="string">
            <text:p>Intelligenz</text:p>
          </table:table-cell>
        </table:table-row>
        <table:table-row table:style-name="ro2">
          <table:table-cell office:value-type="float" office:value="1034">
            <text:p>1034</text:p>
          </table:table-cell>
          <table:table-cell office:value-type="string">
            <text:p>Ausdauer</text:p>
          </table:table-cell>
        </table:table-row>
        <table:table-row table:style-name="ro2">
          <table:table-cell office:value-type="float" office:value="1035">
            <text:p>1035</text:p>
          </table:table-cell>
          <table:table-cell office:value-type="string">
            <text:p>Glück</text:p>
          </table:table-cell>
        </table:table-row>
        <table:table-row table:style-name="ro2">
          <table:table-cell office:value-type="float" office:value="1036">
            <text:p>1036</text:p>
          </table:table-cell>
          <table:table-cell office:value-type="string">
            <text:p>Alle Attribute</text:p>
          </table:table-cell>
        </table:table-row>
        <table:table-row table:style-name="ro2">
          <table:table-cell office:value-type="float" office:value="1037">
            <text:p>1037</text:p>
          </table:table-cell>
          <table:table-cell/>
        </table:table-row>
        <table:table-row table:style-name="ro2">
          <table:table-cell office:value-type="float" office:value="1038">
            <text:p>1038</text:p>
          </table:table-cell>
          <table:table-cell/>
        </table:table-row>
        <table:table-row table:style-name="ro2">
          <table:table-cell office:value-type="float" office:value="1039">
            <text:p>1039</text:p>
          </table:table-cell>
          <table:table-cell/>
        </table:table-row>
        <table:table-row table:style-name="ro2">
          <table:table-cell office:value-type="float" office:value="1040">
            <text:p>1040</text:p>
          </table:table-cell>
          <table:table-cell/>
        </table:table-row>
        <table:table-row table:style-name="ro2">
          <table:table-cell office:value-type="float" office:value="1041">
            <text:p>1041</text:p>
          </table:table-cell>
          <table:table-cell office:value-type="string">
            <text:p>Wirkdauer</text:p>
          </table:table-cell>
        </table:table-row>
        <table:table-row table:style-name="ro2">
          <table:table-cell office:value-type="float" office:value="1042">
            <text:p>1042</text:p>
          </table:table-cell>
          <table:table-cell office:value-type="string">
            <text:p>Lebensenergie</text:p>
          </table:table-cell>
        </table:table-row>
        <table:table-row table:style-name="ro2">
          <table:table-cell office:value-type="float" office:value="1100">
            <text:p>1100</text:p>
          </table:table-cell>
          <table:table-cell office:value-type="string">
            <text:p>125~P €9,99</text:p>
          </table:table-cell>
        </table:table-row>
        <table:table-row table:style-name="ro2">
          <table:table-cell office:value-type="float" office:value="1101">
            <text:p>1101</text:p>
          </table:table-cell>
          <table:table-cell office:value-type="string">
            <text:p>500~P €24,99</text:p>
          </table:table-cell>
        </table:table-row>
        <table:table-row table:style-name="ro2">
          <table:table-cell office:value-type="float" office:value="1102">
            <text:p>1102</text:p>
          </table:table-cell>
          <table:table-cell office:value-type="string">
            <text:p>1250~P €49,99</text:p>
          </table:table-cell>
        </table:table-row>
        <table:table-row table:style-name="ro2">
          <table:table-cell office:value-type="float" office:value="1103">
            <text:p>1103</text:p>
          </table:table-cell>
          <table:table-cell office:value-type="string">
            <text:p>125~P €9,99</text:p>
          </table:table-cell>
        </table:table-row>
        <table:table-row table:style-name="ro2">
          <table:table-cell office:value-type="float" office:value="1104">
            <text:p>1104</text:p>
          </table:table-cell>
          <table:table-cell office:value-type="string">
            <text:p>500~P €24,99</text:p>
          </table:table-cell>
        </table:table-row>
        <table:table-row table:style-name="ro2">
          <table:table-cell office:value-type="float" office:value="1105">
            <text:p>1105</text:p>
          </table:table-cell>
          <table:table-cell office:value-type="string">
            <text:p>1250~P €49,99</text:p>
          </table:table-cell>
        </table:table-row>
        <table:table-row table:style-name="ro2">
          <table:table-cell office:value-type="float" office:value="1106">
            <text:p>1106</text:p>
          </table:table-cell>
          <table:table-cell office:value-type="string">
            <text:p>125~P €9,99</text:p>
          </table:table-cell>
        </table:table-row>
        <table:table-row table:style-name="ro2">
          <table:table-cell office:value-type="float" office:value="1107">
            <text:p>1107</text:p>
          </table:table-cell>
          <table:table-cell office:value-type="string">
            <text:p>500~P €24,99</text:p>
          </table:table-cell>
        </table:table-row>
        <table:table-row table:style-name="ro2">
          <table:table-cell office:value-type="float" office:value="1108">
            <text:p>1108</text:p>
          </table:table-cell>
          <table:table-cell office:value-type="string">
            <text:p>1250~P €49,99</text:p>
          </table:table-cell>
        </table:table-row>
        <table:table-row table:style-name="ro2">
          <table:table-cell office:value-type="float" office:value="1109">
            <text:p>1109</text:p>
          </table:table-cell>
          <table:table-cell office:value-type="string">
            <text:p>30~P €2,99</text:p>
          </table:table-cell>
        </table:table-row>
        <table:table-row table:style-name="ro2">
          <table:table-cell office:value-type="float" office:value="1110">
            <text:p>1110</text:p>
          </table:table-cell>
          <table:table-cell office:value-type="string">
            <text:p>50~P €4,99</text:p>
          </table:table-cell>
        </table:table-row>
        <table:table-row table:style-name="ro2">
          <table:table-cell office:value-type="float" office:value="1111">
            <text:p>1111</text:p>
          </table:table-cell>
          <table:table-cell office:value-type="string">
            <text:p>125~P €9,99</text:p>
          </table:table-cell>
        </table:table-row>
        <table:table-row table:style-name="ro2">
          <table:table-cell office:value-type="float" office:value="1112">
            <text:p>1112</text:p>
          </table:table-cell>
          <table:table-cell office:value-type="string">
            <text:p>30~P €2,99</text:p>
          </table:table-cell>
        </table:table-row>
        <table:table-row table:style-name="ro2">
          <table:table-cell office:value-type="float" office:value="1113">
            <text:p>1113</text:p>
          </table:table-cell>
          <table:table-cell office:value-type="string">
            <text:p>50~P €4,99</text:p>
          </table:table-cell>
        </table:table-row>
        <table:table-row table:style-name="ro2">
          <table:table-cell office:value-type="float" office:value="1114">
            <text:p>1114</text:p>
          </table:table-cell>
          <table:table-cell office:value-type="string">
            <text:p>125~P €9,99</text:p>
          </table:table-cell>
        </table:table-row>
        <table:table-row table:style-name="ro2">
          <table:table-cell office:value-type="float" office:value="1115">
            <text:p>1115</text:p>
          </table:table-cell>
          <table:table-cell office:value-type="string">
            <text:p>125~P €9,99</text:p>
          </table:table-cell>
        </table:table-row>
        <table:table-row table:style-name="ro2">
          <table:table-cell office:value-type="float" office:value="1116">
            <text:p>1116</text:p>
          </table:table-cell>
          <table:table-cell office:value-type="string">
            <text:p>500~P €24,99</text:p>
          </table:table-cell>
        </table:table-row>
        <table:table-row table:style-name="ro2">
          <table:table-cell office:value-type="float" office:value="1117">
            <text:p>1117</text:p>
          </table:table-cell>
          <table:table-cell office:value-type="string">
            <text:p>1250~P €49,99</text:p>
          </table:table-cell>
        </table:table-row>
        <table:table-row table:style-name="ro2">
          <table:table-cell office:value-type="float" office:value="1118">
            <text:p>1118</text:p>
          </table:table-cell>
          <table:table-cell office:value-type="string">
            <text:p>125~P €9,99</text:p>
          </table:table-cell>
        </table:table-row>
        <table:table-row table:style-name="ro2">
          <table:table-cell office:value-type="float" office:value="1119">
            <text:p>1119</text:p>
          </table:table-cell>
          <table:table-cell office:value-type="string">
            <text:p>500~P €24,99</text:p>
          </table:table-cell>
        </table:table-row>
        <table:table-row table:style-name="ro2">
          <table:table-cell office:value-type="float" office:value="1120">
            <text:p>1120</text:p>
          </table:table-cell>
          <table:table-cell office:value-type="string">
            <text:p>1250~P €49,99</text:p>
          </table:table-cell>
        </table:table-row>
        <table:table-row table:style-name="ro2">
          <table:table-cell office:value-type="float" office:value="1121">
            <text:p>1121</text:p>
          </table:table-cell>
          <table:table-cell office:value-type="string">
            <text:p>125~P €10</text:p>
          </table:table-cell>
        </table:table-row>
        <table:table-row table:style-name="ro2">
          <table:table-cell office:value-type="float" office:value="1122">
            <text:p>1122</text:p>
          </table:table-cell>
          <table:table-cell office:value-type="string">
            <text:p>500~P €25</text:p>
          </table:table-cell>
        </table:table-row>
        <table:table-row table:style-name="ro2">
          <table:table-cell office:value-type="float" office:value="1123">
            <text:p>1123</text:p>
          </table:table-cell>
          <table:table-cell office:value-type="string">
            <text:p>1250~P €50</text:p>
          </table:table-cell>
        </table:table-row>
        <table:table-row table:style-name="ro2">
          <table:table-cell office:value-type="float" office:value="1124">
            <text:p>1124</text:p>
          </table:table-cell>
          <table:table-cell office:value-type="string">
            <text:p>Netbank-Aktion|1500 Pilze abstauben bei Abschluss#eines kostenlosen Girokontos</text:p>
          </table:table-cell>
        </table:table-row>
        <table:table-row table:style-name="ro2">
          <table:table-cell office:value-type="float" office:value="1125">
            <text:p>1125</text:p>
          </table:table-cell>
          <table:table-cell office:value-type="string">
            <text:p>SponsorPay|Lass dich für die Teilnahme an#Umfragen, Gewinnspielen usw.#mit Pilzen belohnen!</text:p>
          </table:table-cell>
        </table:table-row>
        <table:table-row table:style-name="ro2">
          <table:table-cell office:value-type="float" office:value="1126">
            <text:p>1126</text:p>
          </table:table-cell>
          <table:table-cell office:value-type="string">
            <text:p>Coupon|Hier kannst du Coupons einlösen!</text:p>
          </table:table-cell>
        </table:table-row>
        <table:table-row table:style-name="ro2">
          <table:table-cell office:value-type="float" office:value="1140">
            <text:p>1140</text:p>
          </table:table-cell>
          <table:table-cell office:value-type="string">
            <text:p>150~P €9,99</text:p>
          </table:table-cell>
        </table:table-row>
        <table:table-row table:style-name="ro2">
          <table:table-cell office:value-type="float" office:value="1141">
            <text:p>1141</text:p>
          </table:table-cell>
          <table:table-cell office:value-type="string">
            <text:p>600~P €24,99</text:p>
          </table:table-cell>
        </table:table-row>
        <table:table-row table:style-name="ro2">
          <table:table-cell office:value-type="float" office:value="1142">
            <text:p>1142</text:p>
          </table:table-cell>
          <table:table-cell office:value-type="string">
            <text:p>1500~P €49,99</text:p>
          </table:table-cell>
        </table:table-row>
        <table:table-row table:style-name="ro2">
          <table:table-cell office:value-type="float" office:value="1143">
            <text:p>1143</text:p>
          </table:table-cell>
          <table:table-cell office:value-type="string">
            <text:p>150~P €9,99</text:p>
          </table:table-cell>
        </table:table-row>
        <table:table-row table:style-name="ro2">
          <table:table-cell office:value-type="float" office:value="1144">
            <text:p>1144</text:p>
          </table:table-cell>
          <table:table-cell office:value-type="string">
            <text:p>600~P €24,99</text:p>
          </table:table-cell>
        </table:table-row>
        <table:table-row table:style-name="ro2">
          <table:table-cell office:value-type="float" office:value="1145">
            <text:p>1145</text:p>
          </table:table-cell>
          <table:table-cell office:value-type="string">
            <text:p>1500~P €49,99</text:p>
          </table:table-cell>
        </table:table-row>
        <table:table-row table:style-name="ro2">
          <table:table-cell office:value-type="float" office:value="1146">
            <text:p>1146</text:p>
          </table:table-cell>
          <table:table-cell office:value-type="string">
            <text:p>150~P €9,99</text:p>
          </table:table-cell>
        </table:table-row>
        <table:table-row table:style-name="ro2">
          <table:table-cell office:value-type="float" office:value="1147">
            <text:p>1147</text:p>
          </table:table-cell>
          <table:table-cell office:value-type="string">
            <text:p>600~P €24,99</text:p>
          </table:table-cell>
        </table:table-row>
        <table:table-row table:style-name="ro2">
          <table:table-cell office:value-type="float" office:value="1148">
            <text:p>1148</text:p>
          </table:table-cell>
          <table:table-cell office:value-type="string">
            <text:p>1500~P €49,99</text:p>
          </table:table-cell>
        </table:table-row>
        <table:table-row table:style-name="ro2">
          <table:table-cell office:value-type="float" office:value="1149">
            <text:p>1149</text:p>
          </table:table-cell>
          <table:table-cell office:value-type="string">
            <text:p>36~P €2,99</text:p>
          </table:table-cell>
        </table:table-row>
        <table:table-row table:style-name="ro2">
          <table:table-cell office:value-type="float" office:value="1150">
            <text:p>1150</text:p>
          </table:table-cell>
          <table:table-cell office:value-type="string">
            <text:p>60~P €4,99</text:p>
          </table:table-cell>
        </table:table-row>
        <table:table-row table:style-name="ro2">
          <table:table-cell office:value-type="float" office:value="1151">
            <text:p>1151</text:p>
          </table:table-cell>
          <table:table-cell office:value-type="string">
            <text:p>150~P €9,99</text:p>
          </table:table-cell>
        </table:table-row>
        <table:table-row table:style-name="ro2">
          <table:table-cell office:value-type="float" office:value="1152">
            <text:p>1152</text:p>
          </table:table-cell>
          <table:table-cell office:value-type="string">
            <text:p>36~P €2,99</text:p>
          </table:table-cell>
        </table:table-row>
        <table:table-row table:style-name="ro2">
          <table:table-cell office:value-type="float" office:value="1153">
            <text:p>1153</text:p>
          </table:table-cell>
          <table:table-cell office:value-type="string">
            <text:p>60~P €4,99</text:p>
          </table:table-cell>
        </table:table-row>
        <table:table-row table:style-name="ro2">
          <table:table-cell office:value-type="float" office:value="1154">
            <text:p>1154</text:p>
          </table:table-cell>
          <table:table-cell office:value-type="string">
            <text:p>150~P €9,99</text:p>
          </table:table-cell>
        </table:table-row>
        <table:table-row table:style-name="ro2">
          <table:table-cell office:value-type="float" office:value="1155">
            <text:p>1155</text:p>
          </table:table-cell>
          <table:table-cell office:value-type="string">
            <text:p>150~P €9,99</text:p>
          </table:table-cell>
        </table:table-row>
        <table:table-row table:style-name="ro2">
          <table:table-cell office:value-type="float" office:value="1156">
            <text:p>1156</text:p>
          </table:table-cell>
          <table:table-cell office:value-type="string">
            <text:p>600~P €24,99</text:p>
          </table:table-cell>
        </table:table-row>
        <table:table-row table:style-name="ro2">
          <table:table-cell office:value-type="float" office:value="1157">
            <text:p>1157</text:p>
          </table:table-cell>
          <table:table-cell office:value-type="string">
            <text:p>1500~P €49,99</text:p>
          </table:table-cell>
        </table:table-row>
        <table:table-row table:style-name="ro2">
          <table:table-cell office:value-type="float" office:value="1158">
            <text:p>1158</text:p>
          </table:table-cell>
          <table:table-cell office:value-type="string">
            <text:p>150~P €9,99</text:p>
          </table:table-cell>
        </table:table-row>
        <table:table-row table:style-name="ro2">
          <table:table-cell office:value-type="float" office:value="1159">
            <text:p>1159</text:p>
          </table:table-cell>
          <table:table-cell office:value-type="string">
            <text:p>600~P €24,99</text:p>
          </table:table-cell>
        </table:table-row>
        <table:table-row table:style-name="ro2">
          <table:table-cell office:value-type="float" office:value="1160">
            <text:p>1160</text:p>
          </table:table-cell>
          <table:table-cell office:value-type="string">
            <text:p>1500~P €49,99</text:p>
          </table:table-cell>
        </table:table-row>
        <table:table-row table:style-name="ro2">
          <table:table-cell office:value-type="float" office:value="1161">
            <text:p>1161</text:p>
          </table:table-cell>
          <table:table-cell office:value-type="string">
            <text:p>150~P €9,99</text:p>
          </table:table-cell>
        </table:table-row>
        <table:table-row table:style-name="ro2">
          <table:table-cell office:value-type="float" office:value="1162">
            <text:p>1162</text:p>
          </table:table-cell>
          <table:table-cell office:value-type="string">
            <text:p>600~P €24,99</text:p>
          </table:table-cell>
        </table:table-row>
        <table:table-row table:style-name="ro2">
          <table:table-cell office:value-type="float" office:value="1163">
            <text:p>1163</text:p>
          </table:table-cell>
          <table:table-cell office:value-type="string">
            <text:p>1500~P €49,99</text:p>
          </table:table-cell>
        </table:table-row>
        <table:table-row table:style-name="ro2">
          <table:table-cell office:value-type="float" office:value="1164">
            <text:p>1164</text:p>
          </table:table-cell>
          <table:table-cell office:value-type="string">
            <text:p>Netbank-Aktion|1500 Pilze abstauben bei Abschluss#eines kostenlosen Girokontos</text:p>
          </table:table-cell>
        </table:table-row>
        <table:table-row table:style-name="ro2">
          <table:table-cell office:value-type="float" office:value="1165">
            <text:p>1165</text:p>
          </table:table-cell>
          <table:table-cell office:value-type="string">
            <text:p>SponsorPay|Lass dich für die Teilnahme an#Umfragen, Gewinnspielen usw.#mit Pilzen belohnen!</text:p>
          </table:table-cell>
        </table:table-row>
        <table:table-row table:style-name="ro2">
          <table:table-cell office:value-type="float" office:value="1166">
            <text:p>1166</text:p>
          </table:table-cell>
          <table:table-cell office:value-type="string">
            <text:p>Coupon|Hier kannst du Coupons#gegen Pilze einlösen!</text:p>
          </table:table-cell>
        </table:table-row>
        <table:table-row table:style-name="ro2">
          <table:table-cell office:value-type="float" office:value="1200">
            <text:p>1200</text:p>
          </table:table-cell>
          <table:table-cell office:value-type="string">
            <text:p>PayPal</text:p>
          </table:table-cell>
        </table:table-row>
        <table:table-row table:style-name="ro2">
          <table:table-cell office:value-type="float" office:value="1201">
            <text:p>1201</text:p>
          </table:table-cell>
          <table:table-cell office:value-type="string">
            <text:p>Kreditkarte</text:p>
          </table:table-cell>
        </table:table-row>
        <table:table-row table:style-name="ro2">
          <table:table-cell office:value-type="float" office:value="1202">
            <text:p>1202</text:p>
          </table:table-cell>
          <table:table-cell office:value-type="string">
            <text:p>Onlineüberweisung</text:p>
          </table:table-cell>
        </table:table-row>
        <table:table-row table:style-name="ro2">
          <table:table-cell office:value-type="float" office:value="1203">
            <text:p>1203</text:p>
          </table:table-cell>
          <table:table-cell office:value-type="string">
            <text:p>Telefon</text:p>
          </table:table-cell>
        </table:table-row>
        <table:table-row table:style-name="ro2">
          <table:table-cell office:value-type="float" office:value="1204">
            <text:p>1204</text:p>
          </table:table-cell>
          <table:table-cell office:value-type="string">
            <text:p>SMS</text:p>
          </table:table-cell>
        </table:table-row>
        <table:table-row table:style-name="ro2">
          <table:table-cell office:value-type="float" office:value="1205">
            <text:p>1205</text:p>
          </table:table-cell>
          <table:table-cell office:value-type="string">
            <text:p>Lastschrift</text:p>
          </table:table-cell>
        </table:table-row>
        <table:table-row table:style-name="ro2">
          <table:table-cell office:value-type="float" office:value="1206">
            <text:p>1206</text:p>
          </table:table-cell>
          <table:table-cell office:value-type="string">
            <text:p>Überweisung</text:p>
          </table:table-cell>
        </table:table-row>
        <table:table-row table:style-name="ro2">
          <table:table-cell office:value-type="float" office:value="1207">
            <text:p>1207</text:p>
          </table:table-cell>
          <table:table-cell office:value-type="string">
            <text:p>paysafecard</text:p>
          </table:table-cell>
        </table:table-row>
        <table:table-row table:style-name="ro2">
          <table:table-cell office:value-type="float" office:value="1208">
            <text:p>1208</text:p>
          </table:table-cell>
          <table:table-cell office:value-type="string">
            <text:p>Coupon</text:p>
          </table:table-cell>
        </table:table-row>
        <table:table-row table:style-name="ro2">
          <table:table-cell office:value-type="float" office:value="1300">
            <text:p>1300</text:p>
          </table:table-cell>
          <table:table-cell office:value-type="string">
            <text:p>Der unterirdische Brunnen</text:p>
          </table:table-cell>
        </table:table-row>
        <table:table-row table:style-name="ro2">
          <table:table-cell office:value-type="float" office:value="1301">
            <text:p>1301</text:p>
          </table:table-cell>
          <table:table-cell office:value-type="string">
            <text:p>Der Schuhmacher</text:p>
          </table:table-cell>
        </table:table-row>
        <table:table-row table:style-name="ro2">
          <table:table-cell office:value-type="float" office:value="1302">
            <text:p>1302</text:p>
          </table:table-cell>
          <table:table-cell office:value-type="string">
            <text:p>Tödliche Neugier</text:p>
          </table:table-cell>
        </table:table-row>
        <table:table-row table:style-name="ro2">
          <table:table-cell office:value-type="float" office:value="1303">
            <text:p>1303</text:p>
          </table:table-cell>
          <table:table-cell office:value-type="string">
            <text:p>Die Geheimtür</text:p>
          </table:table-cell>
        </table:table-row>
        <table:table-row table:style-name="ro2">
          <table:table-cell office:value-type="float" office:value="1304">
            <text:p>1304</text:p>
          </table:table-cell>
          <table:table-cell office:value-type="string">
            <text:p>Unglaublich, aber wahr!</text:p>
          </table:table-cell>
        </table:table-row>
        <table:table-row table:style-name="ro2">
          <table:table-cell office:value-type="float" office:value="1305">
            <text:p>1305</text:p>
          </table:table-cell>
          <table:table-cell office:value-type="string">
            <text:p>Eine unglaubliche Reise</text:p>
          </table:table-cell>
        </table:table-row>
        <table:table-row table:style-name="ro2">
          <table:table-cell office:value-type="float" office:value="1306">
            <text:p>1306</text:p>
          </table:table-cell>
          <table:table-cell office:value-type="string">
            <text:p>Der magische Steinkreis</text:p>
          </table:table-cell>
        </table:table-row>
        <table:table-row table:style-name="ro2">
          <table:table-cell office:value-type="float" office:value="1307">
            <text:p>1307</text:p>
          </table:table-cell>
          <table:table-cell office:value-type="string">
            <text:p>Das verwunschene Schloss</text:p>
          </table:table-cell>
        </table:table-row>
        <table:table-row table:style-name="ro2">
          <table:table-cell office:value-type="float" office:value="1308">
            <text:p>1308</text:p>
          </table:table-cell>
          <table:table-cell office:value-type="string">
            <text:p>Der alte Wandschrank</text:p>
          </table:table-cell>
        </table:table-row>
        <table:table-row table:style-name="ro2">
          <table:table-cell office:value-type="float" office:value="1309">
            <text:p>1309</text:p>
          </table:table-cell>
          <table:table-cell office:value-type="string">
            <text:p>Das Dämonenportal</text:p>
          </table:table-cell>
        </table:table-row>
        <table:table-row table:style-name="ro2">
          <table:table-cell office:value-type="float" office:value="1310">
            <text:p>1310</text:p>
          </table:table-cell>
          <table:table-cell office:value-type="string">
            <text:p>Die goldene Truhe</text:p>
          </table:table-cell>
        </table:table-row>
        <table:table-row table:style-name="ro2">
          <table:table-cell office:value-type="float" office:value="1311">
            <text:p>1311</text:p>
          </table:table-cell>
          <table:table-cell office:value-type="string">
            <text:p>Der magische Ring</text:p>
          </table:table-cell>
        </table:table-row>
        <table:table-row table:style-name="ro2">
          <table:table-cell office:value-type="float" office:value="1312">
            <text:p>1312</text:p>
          </table:table-cell>
          <table:table-cell office:value-type="string">
            <text:p>Der alte Mann</text:p>
          </table:table-cell>
        </table:table-row>
        <table:table-row table:style-name="ro2">
          <table:table-cell office:value-type="float" office:value="1313">
            <text:p>1313</text:p>
          </table:table-cell>
          <table:table-cell office:value-type="string">
            <text:p>Die Höhle</text:p>
          </table:table-cell>
        </table:table-row>
        <table:table-row table:style-name="ro2">
          <table:table-cell office:value-type="float" office:value="1314">
            <text:p>1314</text:p>
          </table:table-cell>
          <table:table-cell office:value-type="string">
            <text:p>Die Kräuterwiese</text:p>
          </table:table-cell>
        </table:table-row>
        <table:table-row table:style-name="ro2">
          <table:table-cell office:value-type="float" office:value="1315">
            <text:p>1315</text:p>
          </table:table-cell>
          <table:table-cell office:value-type="string">
            <text:p>Ein edler Tropfen</text:p>
          </table:table-cell>
        </table:table-row>
        <table:table-row table:style-name="ro2">
          <table:table-cell office:value-type="float" office:value="1316">
            <text:p>1316</text:p>
          </table:table-cell>
          <table:table-cell office:value-type="string">
            <text:p>Elfenbeinjäger!</text:p>
          </table:table-cell>
        </table:table-row>
        <table:table-row table:style-name="ro2">
          <table:table-cell office:value-type="float" office:value="1317">
            <text:p>1317</text:p>
          </table:table-cell>
          <table:table-cell office:value-type="string">
            <text:p>Explosive Gefahr!</text:p>
          </table:table-cell>
        </table:table-row>
        <table:table-row table:style-name="ro2">
          <table:table-cell office:value-type="float" office:value="1318">
            <text:p>1318</text:p>
          </table:table-cell>
          <table:table-cell office:value-type="string">
            <text:p>Das Riesenjuwel</text:p>
          </table:table-cell>
        </table:table-row>
        <table:table-row table:style-name="ro2">
          <table:table-cell office:value-type="float" office:value="1319">
            <text:p>1319</text:p>
          </table:table-cell>
          <table:table-cell office:value-type="string">
            <text:p>Das Ei des Kadosch</text:p>
          </table:table-cell>
        </table:table-row>
        <table:table-row table:style-name="ro2">
          <table:table-cell office:value-type="float" office:value="1330">
            <text:p>1330</text:p>
          </table:table-cell>
          <table:table-cell office:value-type="string">
            <text:p>Der Philatelist</text:p>
          </table:table-cell>
        </table:table-row>
        <table:table-row table:style-name="ro2">
          <table:table-cell office:value-type="float" office:value="1331">
            <text:p>1331</text:p>
          </table:table-cell>
          <table:table-cell office:value-type="string">
            <text:p>Das Pfand</text:p>
          </table:table-cell>
        </table:table-row>
        <table:table-row table:style-name="ro2">
          <table:table-cell office:value-type="float" office:value="1332">
            <text:p>1332</text:p>
          </table:table-cell>
          <table:table-cell office:value-type="string">
            <text:p>Wertstoffsammlung</text:p>
          </table:table-cell>
        </table:table-row>
        <table:table-row table:style-name="ro2">
          <table:table-cell office:value-type="float" office:value="1333">
            <text:p>1333</text:p>
          </table:table-cell>
          <table:table-cell office:value-type="string">
            <text:p>Die absolute Leere</text:p>
          </table:table-cell>
        </table:table-row>
        <table:table-row table:style-name="ro2">
          <table:table-cell office:value-type="float" office:value="1334">
            <text:p>1334</text:p>
          </table:table-cell>
          <table:table-cell office:value-type="string">
            <text:p>Ressourcen</text:p>
          </table:table-cell>
        </table:table-row>
        <table:table-row table:style-name="ro2">
          <table:table-cell office:value-type="float" office:value="1335">
            <text:p>1335</text:p>
          </table:table-cell>
          <table:table-cell office:value-type="string">
            <text:p>Goldbarrensammlung</text:p>
          </table:table-cell>
        </table:table-row>
        <table:table-row table:style-name="ro2">
          <table:table-cell office:value-type="float" office:value="1336">
            <text:p>1336</text:p>
          </table:table-cell>
          <table:table-cell office:value-type="string">
            <text:p>Trends</text:p>
          </table:table-cell>
        </table:table-row>
        <table:table-row table:style-name="ro2">
          <table:table-cell office:value-type="float" office:value="1337">
            <text:p>1337</text:p>
          </table:table-cell>
          <table:table-cell office:value-type="string">
            <text:p>Das einzigartige Amulett</text:p>
          </table:table-cell>
        </table:table-row>
        <table:table-row table:style-name="ro2">
          <table:table-cell office:value-type="float" office:value="1338">
            <text:p>1338</text:p>
          </table:table-cell>
          <table:table-cell office:value-type="string">
            <text:p>Wirksame Heilkräuter</text:p>
          </table:table-cell>
        </table:table-row>
        <table:table-row table:style-name="ro2">
          <table:table-cell office:value-type="float" office:value="1339">
            <text:p>1339</text:p>
          </table:table-cell>
          <table:table-cell office:value-type="string">
            <text:p>Jede Menge Erz</text:p>
          </table:table-cell>
        </table:table-row>
        <table:table-row table:style-name="ro2">
          <table:table-cell office:value-type="float" office:value="1340">
            <text:p>1340</text:p>
          </table:table-cell>
          <table:table-cell office:value-type="string">
            <text:p>Die Geheimzutaten</text:p>
          </table:table-cell>
        </table:table-row>
        <table:table-row table:style-name="ro2">
          <table:table-cell office:value-type="float" office:value="1341">
            <text:p>1341</text:p>
          </table:table-cell>
          <table:table-cell office:value-type="string">
            <text:p>Augenklappen nach Maß</text:p>
          </table:table-cell>
        </table:table-row>
        <table:table-row table:style-name="ro2">
          <table:table-cell office:value-type="float" office:value="1342">
            <text:p>1342</text:p>
          </table:table-cell>
          <table:table-cell office:value-type="string">
            <text:p>Frische Seeblumen</text:p>
          </table:table-cell>
        </table:table-row>
        <table:table-row table:style-name="ro2">
          <table:table-cell office:value-type="float" office:value="1343">
            <text:p>1343</text:p>
          </table:table-cell>
          <table:table-cell office:value-type="string">
            <text:p>Abgenagte Heldenknochen</text:p>
          </table:table-cell>
        </table:table-row>
        <table:table-row table:style-name="ro2">
          <table:table-cell office:value-type="float" office:value="1344">
            <text:p>1344</text:p>
          </table:table-cell>
          <table:table-cell office:value-type="string">
            <text:p>Schmetterlingsflügel</text:p>
          </table:table-cell>
        </table:table-row>
        <table:table-row table:style-name="ro2">
          <table:table-cell office:value-type="float" office:value="1345">
            <text:p>1345</text:p>
          </table:table-cell>
          <table:table-cell office:value-type="string">
            <text:p>Das Leichenmonster</text:p>
          </table:table-cell>
        </table:table-row>
        <table:table-row table:style-name="ro2">
          <table:table-cell office:value-type="float" office:value="1346">
            <text:p>1346</text:p>
          </table:table-cell>
          <table:table-cell office:value-type="string">
            <text:p>Der Erdgolem</text:p>
          </table:table-cell>
        </table:table-row>
        <table:table-row table:style-name="ro2">
          <table:table-cell office:value-type="float" office:value="1347">
            <text:p>1347</text:p>
          </table:table-cell>
          <table:table-cell office:value-type="string">
            <text:p>Munitionsmangel</text:p>
          </table:table-cell>
        </table:table-row>
        <table:table-row table:style-name="ro2">
          <table:table-cell office:value-type="float" office:value="1348">
            <text:p>1348</text:p>
          </table:table-cell>
          <table:table-cell office:value-type="string">
            <text:p>Der Sektenführer</text:p>
          </table:table-cell>
        </table:table-row>
        <table:table-row table:style-name="ro2">
          <table:table-cell office:value-type="float" office:value="1349">
            <text:p>1349</text:p>
          </table:table-cell>
          <table:table-cell office:value-type="string">
            <text:p>Große Pläne</text:p>
          </table:table-cell>
        </table:table-row>
        <table:table-row table:style-name="ro2">
          <table:table-cell office:value-type="float" office:value="1360">
            <text:p>1360</text:p>
          </table:table-cell>
          <table:table-cell office:value-type="string">
            <text:p>Fruchtdrops?</text:p>
          </table:table-cell>
        </table:table-row>
        <table:table-row table:style-name="ro2">
          <table:table-cell office:value-type="float" office:value="1361">
            <text:p>1361</text:p>
          </table:table-cell>
          <table:table-cell office:value-type="string">
            <text:p>Der frische Lutscher</text:p>
          </table:table-cell>
        </table:table-row>
        <table:table-row table:style-name="ro2">
          <table:table-cell office:value-type="float" office:value="1362">
            <text:p>1362</text:p>
          </table:table-cell>
          <table:table-cell office:value-type="string">
            <text:p>Das hölzerne Schwert</text:p>
          </table:table-cell>
        </table:table-row>
        <table:table-row table:style-name="ro2">
          <table:table-cell office:value-type="float" office:value="1363">
            <text:p>1363</text:p>
          </table:table-cell>
          <table:table-cell office:value-type="string">
            <text:p>Die Artefaktsuche</text:p>
          </table:table-cell>
        </table:table-row>
        <table:table-row table:style-name="ro2">
          <table:table-cell office:value-type="float" office:value="1364">
            <text:p>1364</text:p>
          </table:table-cell>
          <table:table-cell office:value-type="string">
            <text:p>Schon wieder Dings?</text:p>
          </table:table-cell>
        </table:table-row>
        <table:table-row table:style-name="ro2">
          <table:table-cell office:value-type="float" office:value="1365">
            <text:p>1365</text:p>
          </table:table-cell>
          <table:table-cell office:value-type="string">
            <text:p>Der Feuerball</text:p>
          </table:table-cell>
        </table:table-row>
        <table:table-row table:style-name="ro2">
          <table:table-cell office:value-type="float" office:value="1366">
            <text:p>1366</text:p>
          </table:table-cell>
          <table:table-cell office:value-type="string">
            <text:p>Stoff oder Zoff</text:p>
          </table:table-cell>
        </table:table-row>
        <table:table-row table:style-name="ro2">
          <table:table-cell office:value-type="float" office:value="1367">
            <text:p>1367</text:p>
          </table:table-cell>
          <table:table-cell office:value-type="string">
            <text:p>Der alte Knochen</text:p>
          </table:table-cell>
        </table:table-row>
        <table:table-row table:style-name="ro2">
          <table:table-cell office:value-type="float" office:value="1368">
            <text:p>1368</text:p>
          </table:table-cell>
          <table:table-cell office:value-type="string">
            <text:p>Die Augen des Krokodils</text:p>
          </table:table-cell>
        </table:table-row>
        <table:table-row table:style-name="ro2">
          <table:table-cell office:value-type="float" office:value="1369">
            <text:p>1369</text:p>
          </table:table-cell>
          <table:table-cell office:value-type="string">
            <text:p>Betakey - wofür?</text:p>
          </table:table-cell>
        </table:table-row>
        <table:table-row table:style-name="ro2">
          <table:table-cell office:value-type="float" office:value="1370">
            <text:p>1370</text:p>
          </table:table-cell>
          <table:table-cell office:value-type="string">
            <text:p>Duftprobleme</text:p>
          </table:table-cell>
        </table:table-row>
        <table:table-row table:style-name="ro2">
          <table:table-cell office:value-type="float" office:value="1371">
            <text:p>1371</text:p>
          </table:table-cell>
          <table:table-cell office:value-type="string">
            <text:p>Er will die Millionen</text:p>
          </table:table-cell>
        </table:table-row>
        <table:table-row table:style-name="ro2">
          <table:table-cell office:value-type="float" office:value="1372">
            <text:p>1372</text:p>
          </table:table-cell>
          <table:table-cell office:value-type="string">
            <text:p>Unvorstellbar</text:p>
          </table:table-cell>
        </table:table-row>
        <table:table-row table:style-name="ro2">
          <table:table-cell office:value-type="float" office:value="1373">
            <text:p>1373</text:p>
          </table:table-cell>
          <table:table-cell office:value-type="string">
            <text:p>Der heilige Schild</text:p>
          </table:table-cell>
        </table:table-row>
        <table:table-row table:style-name="ro2">
          <table:table-cell office:value-type="float" office:value="1374">
            <text:p>1374</text:p>
          </table:table-cell>
          <table:table-cell office:value-type="string">
            <text:p>Das magische Schwert</text:p>
          </table:table-cell>
        </table:table-row>
        <table:table-row table:style-name="ro2">
          <table:table-cell office:value-type="float" office:value="1375">
            <text:p>1375</text:p>
          </table:table-cell>
          <table:table-cell office:value-type="string">
            <text:p>Die goldene Rüstung</text:p>
          </table:table-cell>
        </table:table-row>
        <table:table-row table:style-name="ro2">
          <table:table-cell office:value-type="float" office:value="1376">
            <text:p>1376</text:p>
          </table:table-cell>
          <table:table-cell office:value-type="string">
            <text:p>Der magische Umhang</text:p>
          </table:table-cell>
        </table:table-row>
        <table:table-row table:style-name="ro2">
          <table:table-cell office:value-type="float" office:value="1377">
            <text:p>1377</text:p>
          </table:table-cell>
          <table:table-cell office:value-type="string">
            <text:p>Wahrer Glaube</text:p>
          </table:table-cell>
        </table:table-row>
        <table:table-row table:style-name="ro2">
          <table:table-cell office:value-type="float" office:value="1378">
            <text:p>1378</text:p>
          </table:table-cell>
          <table:table-cell office:value-type="string">
            <text:p>Der rote Faden</text:p>
          </table:table-cell>
        </table:table-row>
        <table:table-row table:style-name="ro2">
          <table:table-cell office:value-type="float" office:value="1379">
            <text:p>1379</text:p>
          </table:table-cell>
          <table:table-cell office:value-type="string">
            <text:p>Ein mysteriöser Kristall</text:p>
          </table:table-cell>
        </table:table-row>
        <table:table-row table:style-name="ro2">
          <table:table-cell office:value-type="float" office:value="1400">
            <text:p>1400</text:p>
          </table:table-cell>
          <table:table-cell office:value-type="string">
            <text:p>Hey, psst... ja, genau, du!</text:p>
          </table:table-cell>
        </table:table-row>
        <table:table-row table:style-name="ro2">
          <table:table-cell office:value-type="float" office:value="1401">
            <text:p>1401</text:p>
          </table:table-cell>
          <table:table-cell office:value-type="string">
            <text:p>He du, pass mal auf!</text:p>
          </table:table-cell>
        </table:table-row>
        <table:table-row table:style-name="ro2">
          <table:table-cell office:value-type="float" office:value="1402">
            <text:p>1402</text:p>
          </table:table-cell>
          <table:table-cell office:value-type="string">
            <text:p>He! Du hast wohl nichts zu tun, was?</text:p>
          </table:table-cell>
        </table:table-row>
        <table:table-row table:style-name="ro2">
          <table:table-cell office:value-type="float" office:value="1403">
            <text:p>1403</text:p>
          </table:table-cell>
          <table:table-cell office:value-type="string">
            <text:p>Du schon wieder... Nun gut.</text:p>
          </table:table-cell>
        </table:table-row>
        <table:table-row table:style-name="ro2">
          <table:table-cell office:value-type="float" office:value="1404">
            <text:p>1404</text:p>
          </table:table-cell>
          <table:table-cell office:value-type="string">
            <text:p>Na, du Knalltüte? Brauchst du einen Job?</text:p>
          </table:table-cell>
        </table:table-row>
        <table:table-row table:style-name="ro2">
          <table:table-cell office:value-type="float" office:value="1405">
            <text:p>1405</text:p>
          </table:table-cell>
          <table:table-cell office:value-type="string">
            <text:p>Du siehst aus wie jemand, der für 'n bisschen Geld alles macht...</text:p>
          </table:table-cell>
        </table:table-row>
        <table:table-row table:style-name="ro2">
          <table:table-cell office:value-type="float" office:value="1406">
            <text:p>1406</text:p>
          </table:table-cell>
          <table:table-cell office:value-type="string">
            <text:p>Willkommen! Ich habe eine große Aufgabe für dich!</text:p>
          </table:table-cell>
        </table:table-row>
        <table:table-row table:style-name="ro2">
          <table:table-cell office:value-type="float" office:value="1407">
            <text:p>1407</text:p>
          </table:table-cell>
          <table:table-cell office:value-type="string">
            <text:p>Hey Sportsfreund, du kommst mir gerade recht!</text:p>
          </table:table-cell>
        </table:table-row>
        <table:table-row table:style-name="ro2">
          <table:table-cell office:value-type="float" office:value="1408">
            <text:p>1408</text:p>
          </table:table-cell>
          <table:table-cell office:value-type="string">
            <text:p>Hast du Zeit für einen kleinen Auftrag?</text:p>
          </table:table-cell>
        </table:table-row>
        <table:table-row table:style-name="ro2">
          <table:table-cell office:value-type="float" office:value="1409">
            <text:p>1409</text:p>
          </table:table-cell>
          <table:table-cell office:value-type="string">
            <text:p>Du kommst mir gerade recht! Hast du etwas Zeit?</text:p>
          </table:table-cell>
        </table:table-row>
        <table:table-row table:style-name="ro2">
          <table:table-cell office:value-type="float" office:value="1450">
            <text:p>1450</text:p>
          </table:table-cell>
          <table:table-cell office:value-type="string">
            <text:p>Soweit verständlich?</text:p>
          </table:table-cell>
        </table:table-row>
        <table:table-row table:style-name="ro2">
          <table:table-cell office:value-type="float" office:value="1451">
            <text:p>1451</text:p>
          </table:table-cell>
          <table:table-cell office:value-type="string">
            <text:p>Bist du dabei?</text:p>
          </table:table-cell>
        </table:table-row>
        <table:table-row table:style-name="ro2">
          <table:table-cell office:value-type="float" office:value="1452">
            <text:p>1452</text:p>
          </table:table-cell>
          <table:table-cell office:value-type="string">
            <text:p>Ist das soweit angekommen?</text:p>
          </table:table-cell>
        </table:table-row>
        <table:table-row table:style-name="ro2">
          <table:table-cell office:value-type="float" office:value="1453">
            <text:p>1453</text:p>
          </table:table-cell>
          <table:table-cell office:value-type="string">
            <text:p>Capisce?</text:p>
          </table:table-cell>
        </table:table-row>
        <table:table-row table:style-name="ro2">
          <table:table-cell office:value-type="float" office:value="1454">
            <text:p>1454</text:p>
          </table:table-cell>
          <table:table-cell office:value-type="string">
            <text:p>Und beeil dich bitte!</text:p>
          </table:table-cell>
        </table:table-row>
        <table:table-row table:style-name="ro2">
          <table:table-cell office:value-type="float" office:value="1455">
            <text:p>1455</text:p>
          </table:table-cell>
          <table:table-cell office:value-type="string">
            <text:p>Aber bleib locker dabei!</text:p>
          </table:table-cell>
        </table:table-row>
        <table:table-row table:style-name="ro2">
          <table:table-cell office:value-type="float" office:value="1456">
            <text:p>1456</text:p>
          </table:table-cell>
          <table:table-cell office:value-type="string">
            <text:p>Meinst du, du packst das?</text:p>
          </table:table-cell>
        </table:table-row>
        <table:table-row table:style-name="ro2">
          <table:table-cell office:value-type="float" office:value="1457">
            <text:p>1457</text:p>
          </table:table-cell>
          <table:table-cell office:value-type="string">
            <text:p>Nicht vergessen: Gute Kunde wird stets belohnt!</text:p>
          </table:table-cell>
        </table:table-row>
        <table:table-row table:style-name="ro2">
          <table:table-cell office:value-type="float" office:value="1458">
            <text:p>1458</text:p>
          </table:table-cell>
          <table:table-cell office:value-type="string">
            <text:p>Nicht vergessen: Schlechte Kunde wird hart bestraft!</text:p>
          </table:table-cell>
        </table:table-row>
        <table:table-row table:style-name="ro2">
          <table:table-cell office:value-type="float" office:value="1459">
            <text:p>1459</text:p>
          </table:table-cell>
          <table:table-cell office:value-type="string">
            <text:p>Und? Machst du es oder nicht?</text:p>
          </table:table-cell>
        </table:table-row>
        <table:table-row table:style-name="ro2">
          <table:table-cell office:value-type="float" office:value="1460">
            <text:p>1460</text:p>
          </table:table-cell>
          <table:table-cell office:value-type="string">
            <text:p>Und jetzt - lass uns tanzen!</text:p>
          </table:table-cell>
        </table:table-row>
        <table:table-row table:style-name="ro2">
          <table:table-cell office:value-type="float" office:value="1461">
            <text:p>1461</text:p>
          </table:table-cell>
          <table:table-cell office:value-type="string">
            <text:p>Alles klar?</text:p>
          </table:table-cell>
        </table:table-row>
        <table:table-row table:style-name="ro2">
          <table:table-cell office:value-type="float" office:value="1462">
            <text:p>1462</text:p>
          </table:table-cell>
          <table:table-cell office:value-type="string">
            <text:p>Und wenn du es machst, mach es cool!</text:p>
          </table:table-cell>
        </table:table-row>
        <table:table-row table:style-name="ro2">
          <table:table-cell office:value-type="float" office:value="1463">
            <text:p>1463</text:p>
          </table:table-cell>
          <table:table-cell office:value-type="string">
            <text:p>Noch Fragen?</text:p>
          </table:table-cell>
        </table:table-row>
        <table:table-row table:style-name="ro2">
          <table:table-cell office:value-type="float" office:value="1464">
            <text:p>1464</text:p>
          </table:table-cell>
          <table:table-cell office:value-type="string">
            <text:p>Ich trau dir das eigentlich zu.</text:p>
          </table:table-cell>
        </table:table-row>
        <table:table-row table:style-name="ro2">
          <table:table-cell office:value-type="float" office:value="1465">
            <text:p>1465</text:p>
          </table:table-cell>
          <table:table-cell office:value-type="string">
            <text:p>Kannst es ja zumindest versuchen.</text:p>
          </table:table-cell>
        </table:table-row>
        <table:table-row table:style-name="ro2">
          <table:table-cell office:value-type="float" office:value="1466">
            <text:p>1466</text:p>
          </table:table-cell>
          <table:table-cell office:value-type="string">
            <text:p>Und wenn du schon unterwegs bist, bring bitte gleich Kekse mit, ja?</text:p>
          </table:table-cell>
        </table:table-row>
        <table:table-row table:style-name="ro2">
          <table:table-cell office:value-type="float" office:value="1500">
            <text:p>1500</text:p>
          </table:table-cell>
          <table:table-cell office:value-type="string">
            <text:p>Begib dich in den Wucherdschungel.</text:p>
          </table:table-cell>
        </table:table-row>
        <table:table-row table:style-name="ro2">
          <table:table-cell office:value-type="float" office:value="1501">
            <text:p>1501</text:p>
          </table:table-cell>
          <table:table-cell office:value-type="string">
            <text:p>Reise zur Totenkopfinsel.</text:p>
          </table:table-cell>
        </table:table-row>
        <table:table-row table:style-name="ro2">
          <table:table-cell office:value-type="float" office:value="1502">
            <text:p>1502</text:p>
          </table:table-cell>
          <table:table-cell office:value-type="string">
            <text:p>Mach dich auf den Weg zum Immernachtwald.</text:p>
          </table:table-cell>
        </table:table-row>
        <table:table-row table:style-name="ro2">
          <table:table-cell office:value-type="float" office:value="1503">
            <text:p>1503</text:p>
          </table:table-cell>
          <table:table-cell office:value-type="string">
            <text:p>Begib dich in die Stolpersteppe.</text:p>
          </table:table-cell>
        </table:table-row>
        <table:table-row table:style-name="ro2">
          <table:table-cell office:value-type="float" office:value="1504">
            <text:p>1504</text:p>
          </table:table-cell>
          <table:table-cell office:value-type="string">
            <text:p>Begib dich ins Schattenfelsgebirge.</text:p>
          </table:table-cell>
        </table:table-row>
        <table:table-row table:style-name="ro2">
          <table:table-cell office:value-type="float" office:value="1505">
            <text:p>1505</text:p>
          </table:table-cell>
          <table:table-cell office:value-type="string">
            <text:p>Begib dich in den Spalta-Canyon.</text:p>
          </table:table-cell>
        </table:table-row>
        <table:table-row table:style-name="ro2">
          <table:table-cell office:value-type="float" office:value="1506">
            <text:p>1506</text:p>
          </table:table-cell>
          <table:table-cell office:value-type="string">
            <text:p>Begib dich in die Schwarzwassersümpfe.</text:p>
          </table:table-cell>
        </table:table-row>
        <table:table-row table:style-name="ro2">
          <table:table-cell office:value-type="float" office:value="1507">
            <text:p>1507</text:p>
          </table:table-cell>
          <table:table-cell office:value-type="string">
            <text:p>Reise nach Scarpa.</text:p>
          </table:table-cell>
        </table:table-row>
        <table:table-row table:style-name="ro2">
          <table:table-cell office:value-type="float" office:value="1508">
            <text:p>1508</text:p>
          </table:table-cell>
          <table:table-cell office:value-type="string">
            <text:p>Reise ins Fangzahngebirge.</text:p>
          </table:table-cell>
        </table:table-row>
        <table:table-row table:style-name="ro2">
          <table:table-cell office:value-type="float" office:value="1509">
            <text:p>1509</text:p>
          </table:table-cell>
          <table:table-cell office:value-type="string">
            <text:p>Reise in den Gammelforst.</text:p>
          </table:table-cell>
        </table:table-row>
        <table:table-row table:style-name="ro2">
          <table:table-cell office:value-type="float" office:value="1510">
            <text:p>1510</text:p>
          </table:table-cell>
          <table:table-cell office:value-type="string">
            <text:p>Reise ins Nevermoor.</text:p>
          </table:table-cell>
        </table:table-row>
        <table:table-row table:style-name="ro2">
          <table:table-cell office:value-type="float" office:value="1511">
            <text:p>1511</text:p>
          </table:table-cell>
          <table:table-cell office:value-type="string">
            <text:p>Reise in die Schweinöde.</text:p>
          </table:table-cell>
        </table:table-row>
        <table:table-row table:style-name="ro2">
          <table:table-cell office:value-type="float" office:value="1512">
            <text:p>1512</text:p>
          </table:table-cell>
          <table:table-cell office:value-type="string">
            <text:p>Reise nach Erogenion.</text:p>
          </table:table-cell>
        </table:table-row>
        <table:table-row table:style-name="ro2">
          <table:table-cell office:value-type="float" office:value="1513">
            <text:p>1513</text:p>
          </table:table-cell>
          <table:table-cell office:value-type="string">
            <text:p>Mach dich auf den Weg nach Magmaron.</text:p>
          </table:table-cell>
        </table:table-row>
        <table:table-row table:style-name="ro2">
          <table:table-cell office:value-type="float" office:value="1514">
            <text:p>1514</text:p>
          </table:table-cell>
          <table:table-cell office:value-type="string">
            <text:p>Reise durch die Sonnenbrandwüste.</text:p>
          </table:table-cell>
        </table:table-row>
        <table:table-row table:style-name="ro2">
          <table:table-cell office:value-type="float" office:value="1515">
            <text:p>1515</text:p>
          </table:table-cell>
          <table:table-cell office:value-type="string">
            <text:p>Mach dich auf den Weg nach Gnarogrim.</text:p>
          </table:table-cell>
        </table:table-row>
        <table:table-row table:style-name="ro2">
          <table:table-cell office:value-type="float" office:value="1516">
            <text:p>1516</text:p>
          </table:table-cell>
          <table:table-cell office:value-type="string">
            <text:p>Reise nach Nordingen.</text:p>
          </table:table-cell>
        </table:table-row>
        <table:table-row table:style-name="ro2">
          <table:table-cell office:value-type="float" office:value="1517">
            <text:p>1517</text:p>
          </table:table-cell>
          <table:table-cell office:value-type="string">
            <text:p>Reise in den Schwarzwald.</text:p>
          </table:table-cell>
        </table:table-row>
        <table:table-row table:style-name="ro2">
          <table:table-cell office:value-type="float" office:value="1518">
            <text:p>1518</text:p>
          </table:table-cell>
          <table:table-cell office:value-type="string">
            <text:p>Mach dich auf den Weg nach Maerwynn.</text:p>
          </table:table-cell>
        </table:table-row>
        <table:table-row table:style-name="ro2">
          <table:table-cell office:value-type="float" office:value="1519">
            <text:p>1519</text:p>
          </table:table-cell>
          <table:table-cell office:value-type="string">
            <text:p>Reise in die Ebenen von Oz'Korr.</text:p>
          </table:table-cell>
        </table:table-row>
        <table:table-row table:style-name="ro2">
          <table:table-cell office:value-type="float" office:value="1520">
            <text:p>1520</text:p>
          </table:table-cell>
          <table:table-cell office:value-type="string">
            <text:p>Reise in die rottenden Lande.</text:p>
          </table:table-cell>
        </table:table-row>
        <table:table-row table:style-name="ro2">
          <table:table-cell office:value-type="float" office:value="1550">
            <text:p>1550</text:p>
          </table:table-cell>
          <table:table-cell office:value-type="string">
            <text:p>Dort soll es angeblich einen unterirdischen Brunnen geben. Das klingt vielleicht aufregend, ist es aber eigentlich nicht.</text:p>
          </table:table-cell>
        </table:table-row>
        <table:table-row table:style-name="ro2">
          <table:table-cell office:value-type="float" office:value="1551">
            <text:p>1551</text:p>
          </table:table-cell>
          <table:table-cell office: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text:p>1552</text:p>
          </table:table-cell>
          <table:table-cell office:value-type="string">
            <text:p>Angeblich stirbt jeder, der sich dort umsieht.</text:p>
          </table:table-cell>
        </table:table-row>
        <table:table-row table:style-name="ro2">
          <table:table-cell office:value-type="float" office:value="1553">
            <text:p>1553</text:p>
          </table:table-cell>
          <table:table-cell office: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text:p>1554</text:p>
          </table:table-cell>
          <table:table-cell office:value-type="string">
            <text:p>Dort gibt es ja vielleicht was Tolles... bestimmt... mit Sicherheit.</text:p>
          </table:table-cell>
        </table:table-row>
        <table:table-row table:style-name="ro2">
          <table:table-cell office:value-type="float" office:value="1555">
            <text:p>1555</text:p>
          </table:table-cell>
          <table:table-cell office:value-type="string">
            <text:p>Dort soll absolut nichts Aufregendes zu finden sein. Legenden zufolge handelt es sich um den langweiligsten Ort auf der Welt.</text:p>
          </table:table-cell>
        </table:table-row>
        <table:table-row table:style-name="ro2">
          <table:table-cell office:value-type="float" office:value="1556">
            <text:p>1556</text:p>
          </table:table-cell>
          <table:table-cell office:value-type="string">
            <text:p>Dort soll es einen magischen Steinkreis geben. Wer ihn findet, darf einen der Steine behalten.</text:p>
          </table:table-cell>
        </table:table-row>
        <table:table-row table:style-name="ro2">
          <table:table-cell office:value-type="float" office:value="1557">
            <text:p>1557</text:p>
          </table:table-cell>
          <table:table-cell office:value-type="string">
            <text:p>Gestern wurde dort das verwunschene Schloss gesehen, das nur alle 500 Jahre für einen Tag erscheint.</text:p>
          </table:table-cell>
        </table:table-row>
        <table:table-row table:style-name="ro2">
          <table:table-cell office:value-type="float" office:value="1558">
            <text:p>1558</text:p>
          </table:table-cell>
          <table:table-cell office:value-type="string">
            <text:p>Angeblich gibt es dort einen Wandschrank, in dem ein Monster lebt.</text:p>
          </table:table-cell>
        </table:table-row>
        <table:table-row table:style-name="ro2">
          <table:table-cell office:value-type="float" office:value="1559">
            <text:p>1559</text:p>
          </table:table-cell>
          <table:table-cell office:value-type="string">
            <text:p>Angeblich gibt es dort ein Dämonenportal. Genau weiß ich es aber nicht, weil bisher niemand lebend von dort zurückgekehrt ist.</text:p>
          </table:table-cell>
        </table:table-row>
        <table:table-row table:style-name="ro2">
          <table:table-cell office:value-type="float" office:value="1560">
            <text:p>1560</text:p>
          </table:table-cell>
          <table:table-cell office: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text:p>1561</text:p>
          </table:table-cell>
          <table:table-cell office:value-type="string">
            <text:p>Dort soll das Versteck eines magischen Rings sein. Wer ihn trägt, kann die Zukunft sehen, nachdem sie passiert ist.</text:p>
          </table:table-cell>
        </table:table-row>
        <table:table-row table:style-name="ro2">
          <table:table-cell office:value-type="float" office:value="1562">
            <text:p>1562</text:p>
          </table:table-cell>
          <table:table-cell office:value-type="string">
            <text:p>Dort soll sich der arme, alte Mann versteckt halten, der mir noch Geld schuldet. Er hat wenig zu essen und Löcher in den Socken.</text:p>
          </table:table-cell>
        </table:table-row>
        <table:table-row table:style-name="ro2">
          <table:table-cell office:value-type="float" office:value="1563">
            <text:p>1563</text:p>
          </table:table-cell>
          <table:table-cell office:value-type="string">
            <text:p>Dort soll es eine versteckte Höhle geben. Aber ernsthaft glaubt eigentlich keiner daran.</text:p>
          </table:table-cell>
        </table:table-row>
        <table:table-row table:style-name="ro2">
          <table:table-cell office:value-type="float" office:value="1564">
            <text:p>1564</text:p>
          </table:table-cell>
          <table:table-cell office:value-type="string">
            <text:p>Angeblich soll dort eine Wiese voller wertvoller Kräuter sein. Ist aber in Wahrheit bestimmt nur Unkraut.</text:p>
          </table:table-cell>
        </table:table-row>
        <table:table-row table:style-name="ro2">
          <table:table-cell office:value-type="float" office:value="1565">
            <text:p>1565</text:p>
          </table:table-cell>
          <table:table-cell office:value-type="string">
            <text:p>Angeblich gibt es dort den besten Wein des Landes.</text:p>
          </table:table-cell>
        </table:table-row>
        <table:table-row table:style-name="ro2">
          <table:table-cell office:value-type="float" office:value="1566">
            <text:p>1566</text:p>
          </table:table-cell>
          <table:table-cell office:value-type="string">
            <text:p>Dort soll angeblich ein alter Elf sein Bein verloren haben. Ich hab gehört Elfenbein sei sehr wertvoll...</text:p>
          </table:table-cell>
        </table:table-row>
        <table:table-row table:style-name="ro2">
          <table:table-cell office:value-type="float" office:value="1567">
            <text:p>1567</text:p>
          </table:table-cell>
          <table:table-cell office:value-type="string">
            <text:p>Dort soll ein Goblin einen gewaltigen Sprengsatz platziert haben, der jeden Moment losgehen kann.</text:p>
          </table:table-cell>
        </table:table-row>
        <table:table-row table:style-name="ro2">
          <table:table-cell office:value-type="float" office:value="1568">
            <text:p>1568</text:p>
          </table:table-cell>
          <table:table-cell office:value-type="string">
            <text:p>Dort sollen die Zwerge ein Juwel versteckt haben, das so groß ist wie eine Faust. Allerdings nur eine Zwergenfaust.</text:p>
          </table:table-cell>
        </table:table-row>
        <table:table-row table:style-name="ro2">
          <table:table-cell office:value-type="float" office:value="1569">
            <text:p>1569</text:p>
          </table:table-cell>
          <table:table-cell office:value-type="string">
            <text:p>Mir wurde gesagt, dass dort das sagenumwobene Ei des Kadosch versteckt sei. Es soll sehr groß und schwer sein.</text:p>
          </table:table-cell>
        </table:table-row>
        <table:table-row table:style-name="ro2">
          <table:table-cell office:value-type="float" office:value="1600">
            <text:p>1600</text:p>
          </table:table-cell>
          <table:table-cell office:value-type="string">
            <text:p>Im Wucherdschungel treibt ein schreckliches Monster sein Unwesen.</text:p>
          </table:table-cell>
        </table:table-row>
        <table:table-row table:style-name="ro2">
          <table:table-cell office:value-type="float" office:value="1601">
            <text:p>1601</text:p>
          </table:table-cell>
          <table:table-cell office:value-type="string">
            <text:p>Auf der Totenkopfinsel wütet ein fürchterliches Wesen.</text:p>
          </table:table-cell>
        </table:table-row>
        <table:table-row table:style-name="ro2">
          <table:table-cell office:value-type="float" office:value="1602">
            <text:p>1602</text:p>
          </table:table-cell>
          <table:table-cell office:value-type="string">
            <text:p>Im Immernachtwald gibt es eine neue Bedrohung.</text:p>
          </table:table-cell>
        </table:table-row>
        <table:table-row table:style-name="ro2">
          <table:table-cell office:value-type="float" office:value="1603">
            <text:p>1603</text:p>
          </table:table-cell>
          <table:table-cell office:value-type="string">
            <text:p>In der Stolpersteppe treibt sich zurzeit ein gemeines Wesen herum.</text:p>
          </table:table-cell>
        </table:table-row>
        <table:table-row table:style-name="ro2">
          <table:table-cell office:value-type="float" office:value="1604">
            <text:p>1604</text:p>
          </table:table-cell>
          <table:table-cell office: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text:p>1605</text:p>
          </table:table-cell>
          <table:table-cell office:value-type="string">
            <text:p>Der Spalta-Canyon ist zurzeit ein gefährliches Pflaster. Es heißt, dort gäbe es eine boshafte Kreatur.</text:p>
          </table:table-cell>
        </table:table-row>
        <table:table-row table:style-name="ro2">
          <table:table-cell office:value-type="float" office:value="1606">
            <text:p>1606</text:p>
          </table:table-cell>
          <table:table-cell office:value-type="string">
            <text:p>Die Schwarzwassersümpfe - ein Ort des Friedens - werden jetzt von einem Ungetüm heimgesucht.</text:p>
          </table:table-cell>
        </table:table-row>
        <table:table-row table:style-name="ro2">
          <table:table-cell office:value-type="float" office:value="1607">
            <text:p>1607</text:p>
          </table:table-cell>
          <table:table-cell office:value-type="string">
            <text:p>Scarpa hat ein Problem das einfach nicht im See versinken will.</text:p>
          </table:table-cell>
        </table:table-row>
        <table:table-row table:style-name="ro2">
          <table:table-cell office:value-type="float" office:value="1608">
            <text:p>1608</text:p>
          </table:table-cell>
          <table:table-cell office:value-type="string">
            <text:p>Das Fangzahngebirge muss dringend von einem Monster befreit werden, das dort lebt.</text:p>
          </table:table-cell>
        </table:table-row>
        <table:table-row table:style-name="ro2">
          <table:table-cell office:value-type="float" office:value="1609">
            <text:p>1609</text:p>
          </table:table-cell>
          <table:table-cell office:value-type="string">
            <text:p>Der Gammelforst braucht einen neuen Förster, der endlich Jagd auf ein grässliches Monster macht.</text:p>
          </table:table-cell>
        </table:table-row>
        <table:table-row table:style-name="ro2">
          <table:table-cell office:value-type="float" office:value="1610">
            <text:p>1610</text:p>
          </table:table-cell>
          <table:table-cell office:value-type="string">
            <text:p>Im Nevermoor treibt eine schreckliche Bestie ihr Unwesen.</text:p>
          </table:table-cell>
        </table:table-row>
        <table:table-row table:style-name="ro2">
          <table:table-cell office:value-type="float" office:value="1611">
            <text:p>1611</text:p>
          </table:table-cell>
          <table:table-cell office:value-type="string">
            <text:p>In der Schweinöde gibt es leider nicht nur Schweine, sondern auch ungeliebte Besucher.</text:p>
          </table:table-cell>
        </table:table-row>
        <table:table-row table:style-name="ro2">
          <table:table-cell office:value-type="float" office:value="1612">
            <text:p>1612</text:p>
          </table:table-cell>
          <table:table-cell office:value-type="string">
            <text:p>Erogenion hat ein Monsterproblem.</text:p>
          </table:table-cell>
        </table:table-row>
        <table:table-row table:style-name="ro2">
          <table:table-cell office:value-type="float" office:value="1613">
            <text:p>1613</text:p>
          </table:table-cell>
          <table:table-cell office:value-type="string">
            <text:p>Das Monsterproblem in Magmaron nimmt langsam Überhand.</text:p>
          </table:table-cell>
        </table:table-row>
        <table:table-row table:style-name="ro2">
          <table:table-cell office:value-type="float" office:value="1614">
            <text:p>1614</text:p>
          </table:table-cell>
          <table:table-cell office:value-type="string">
            <text:p>Die Sonnbrandwüste hat einen neuen, ungeliebten Bewohner.</text:p>
          </table:table-cell>
        </table:table-row>
        <table:table-row table:style-name="ro2">
          <table:table-cell office:value-type="float" office:value="1615">
            <text:p>1615</text:p>
          </table:table-cell>
          <table:table-cell office:value-type="string">
            <text:p>In Gnarogrim gibt es ein Wesen, das deine Aufmerksamkeit verdient.</text:p>
          </table:table-cell>
        </table:table-row>
        <table:table-row table:style-name="ro2">
          <table:table-cell office:value-type="float" office:value="1616">
            <text:p>1616</text:p>
          </table:table-cell>
          <table:table-cell office:value-type="string">
            <text:p>Die Bewohner von Nordingen machen sich vor Angst schon in die Hose - Angst vor etwas schrecklichem, das sie terrorisiert.</text:p>
          </table:table-cell>
        </table:table-row>
        <table:table-row table:style-name="ro2">
          <table:table-cell office:value-type="float" office:value="1617">
            <text:p>1617</text:p>
          </table:table-cell>
          <table:table-cell office:value-type="string">
            <text:p>Der Schwarzwald ist ja bekanntlich voll von Ungeziefer. Aber was sich dort seit neustem herumtreibt macht sogar mir Angst!</text:p>
          </table:table-cell>
        </table:table-row>
        <table:table-row table:style-name="ro2">
          <table:table-cell office:value-type="float" office:value="1618">
            <text:p>1618</text:p>
          </table:table-cell>
          <table:table-cell office:value-type="string">
            <text:p>Maerwynn - dort habe ich früher immer Urlaub gemacht, aber seitdem dieses Wesen sich dort herumtreibt, fahr ich lieber woanders hin.</text:p>
          </table:table-cell>
        </table:table-row>
        <table:table-row table:style-name="ro2">
          <table:table-cell office:value-type="float" office:value="1619">
            <text:p>1619</text:p>
          </table:table-cell>
          <table:table-cell office:value-type="string">
            <text:p>Die Ebenen von Oz'Korr wurden von einem üblen Wesen angegriffen.</text:p>
          </table:table-cell>
        </table:table-row>
        <table:table-row table:style-name="ro2">
          <table:table-cell office:value-type="float" office:value="1620">
            <text:p>1620</text:p>
          </table:table-cell>
          <table:table-cell office:value-type="string">
            <text:p>In den rottenden Landen rotten sich manche Ungeheuer zusammen. Besonders eines macht zurzeit von sich reden.</text:p>
          </table:table-cell>
        </table:table-row>
        <table:table-row table:style-name="ro2">
          <table:table-cell office:value-type="float" office:value="1650">
            <text:p>1650</text:p>
          </table:table-cell>
          <table:table-cell office:value-type="string">
            <text:p>Ich brauche jemanden, der für mich Briefmarken sammelt.</text:p>
          </table:table-cell>
        </table:table-row>
        <table:table-row table:style-name="ro2">
          <table:table-cell office:value-type="float" office:value="1651">
            <text:p>1651</text:p>
          </table:table-cell>
          <table:table-cell office:value-type="string">
            <text:p>Ich suche jemanden, der für mich Pfandflaschen sammelt.</text:p>
          </table:table-cell>
        </table:table-row>
        <table:table-row table:style-name="ro2">
          <table:table-cell office:value-type="float" office:value="1652">
            <text:p>1652</text:p>
          </table:table-cell>
          <table:table-cell office:value-type="string">
            <text:p>Ich sammle Müll und alte Sachen, die man vielleicht noch recyclen kann.</text:p>
          </table:table-cell>
        </table:table-row>
        <table:table-row table:style-name="ro2">
          <table:table-cell office:value-type="float" office:value="1653">
            <text:p>1653</text:p>
          </table:table-cell>
          <table:table-cell office:value-type="string">
            <text:p>Ich sammle leere Worte. Aber es fehlen mir noch ein paar.</text:p>
          </table:table-cell>
        </table:table-row>
        <table:table-row table:style-name="ro2">
          <table:table-cell office:value-type="float" office:value="1654">
            <text:p>1654</text:p>
          </table:table-cell>
          <table:table-cell office:value-type="string">
            <text:p>Ich brauche mehrere Fässer mit Ressourcen.</text:p>
          </table:table-cell>
        </table:table-row>
        <table:table-row table:style-name="ro2">
          <table:table-cell office:value-type="float" office:value="1655">
            <text:p>1655</text:p>
          </table:table-cell>
          <table:table-cell office:value-type="string">
            <text:p>Ich brauche Goldbarren! Egal woraus sie gemacht sind.</text:p>
          </table:table-cell>
        </table:table-row>
        <table:table-row table:style-name="ro2">
          <table:table-cell office:value-type="float" office:value="1656">
            <text:p>1656</text:p>
          </table:table-cell>
          <table:table-cell office:value-type="string">
            <text:p>Ich suche die neusten Trends. Sammle mir welche!</text:p>
          </table:table-cell>
        </table:table-row>
        <table:table-row table:style-name="ro2">
          <table:table-cell office:value-type="float" office:value="1657">
            <text:p>1657</text:p>
          </table:table-cell>
          <table:table-cell office:value-type="string">
            <text:p>Ich suche das einzigartige Amulett von Kor.</text:p>
          </table:table-cell>
        </table:table-row>
        <table:table-row table:style-name="ro2">
          <table:table-cell office:value-type="float" office:value="1658">
            <text:p>1658</text:p>
          </table:table-cell>
          <table:table-cell office:value-type="string">
            <text:p>Ich suche Heilkräuter. Egal wogegen. Hauptsache heilsam.</text:p>
          </table:table-cell>
        </table:table-row>
        <table:table-row table:style-name="ro2">
          <table:table-cell office:value-type="float" office:value="1659">
            <text:p>1659</text:p>
          </table:table-cell>
          <table:table-cell office:value-type="string">
            <text:p>Ich brauche jede Menge Erz für meinen Freund Meese. Er ist Erzmagier.</text:p>
          </table:table-cell>
        </table:table-row>
        <table:table-row table:style-name="ro2">
          <table:table-cell office:value-type="float" office:value="1660">
            <text:p>1660</text:p>
          </table:table-cell>
          <table:table-cell office:value-type="string">
            <text:p>Ich brauche einen kundigen Helden, der mir Geheimzutaten bringt. Ich will etwas kochen und mich selbst überraschen.</text:p>
          </table:table-cell>
        </table:table-row>
        <table:table-row table:style-name="ro2">
          <table:table-cell office:value-type="float" office:value="1661">
            <text:p>1661</text:p>
          </table:table-cell>
          <table:table-cell office:value-type="string">
            <text:p>Jemand muss für mich nach Augenklappen suchen. Ich brauche neue und kann meine alten nicht finden.</text:p>
          </table:table-cell>
        </table:table-row>
        <table:table-row table:style-name="ro2">
          <table:table-cell office:value-type="float" office:value="1662">
            <text:p>1662</text:p>
          </table:table-cell>
          <table:table-cell office:value-type="string">
            <text:p>Für einen mächtigen Zaubertrank brauche ich Seeblumen. Ich weiß dass es die gar nicht gibt, aber ich brauche sie um so dringender.</text:p>
          </table:table-cell>
        </table:table-row>
        <table:table-row table:style-name="ro2">
          <table:table-cell office:value-type="float" office:value="1663">
            <text:p>1663</text:p>
          </table:table-cell>
          <table:table-cell office:value-type="string">
            <text:p>Ich brauche Knochen von gefallenen Helden. So wie du einer bist, nur tot.</text:p>
          </table:table-cell>
        </table:table-row>
        <table:table-row table:style-name="ro2">
          <table:table-cell office:value-type="float" office:value="1664">
            <text:p>1664</text:p>
          </table:table-cell>
          <table:table-cell office:value-type="string">
            <text:p>Du siehst aus, als ob du mit Schmetterlingen umgehen könntest - geh und sammle für mich Schmetterlingsflügel.</text:p>
          </table:table-cell>
        </table:table-row>
        <table:table-row table:style-name="ro2">
          <table:table-cell office:value-type="float" office:value="1665">
            <text:p>1665</text:p>
          </table:table-cell>
          <table:table-cell office:value-type="string">
            <text:p>Für mein tödliches Leichenmonster brauche ich Leichenteile.</text:p>
          </table:table-cell>
        </table:table-row>
        <table:table-row table:style-name="ro2">
          <table:table-cell office:value-type="float" office:value="1666">
            <text:p>1666</text:p>
          </table:table-cell>
          <table:table-cell office:value-type="string">
            <text:p>Ich will ein Golem erschaffen und brauche dafür mehrere Eimer Schlamm.</text:p>
          </table:table-cell>
        </table:table-row>
        <table:table-row table:style-name="ro2">
          <table:table-cell office:value-type="float" office:value="1667">
            <text:p>1667</text:p>
          </table:table-cell>
          <table:table-cell office:value-type="string">
            <text:p>Ich habe versucht, dich hinterrücks zu ermorden und dabei alle meine Pfeile verschossen. Jetzt brauche ich neue.</text:p>
          </table:table-cell>
        </table:table-row>
        <table:table-row table:style-name="ro2">
          <table:table-cell office:value-type="float" office:value="1668">
            <text:p>1668</text:p>
          </table:table-cell>
          <table:table-cell office:value-type="string">
            <text:p>Ich will eine Sekte aufmachen und brauche dafür ein paar fanatische Anhänger.</text:p>
          </table:table-cell>
        </table:table-row>
        <table:table-row table:style-name="ro2">
          <table:table-cell office:value-type="float" office:value="1669">
            <text:p>1669</text:p>
          </table:table-cell>
          <table:table-cell office:value-type="string">
            <text:p>Ich und meine Leute wollen Krieg führen, aber wir brauchen dafür ein paar perfide Angriffspläne.</text:p>
          </table:table-cell>
        </table:table-row>
        <table:table-row table:style-name="ro2">
          <table:table-cell office:value-type="float" office:value="1700">
            <text:p>1700</text:p>
          </table:table-cell>
          <table:table-cell office:value-type="string">
            <text:p>Begib dich dort hin und erledige das Biest.</text:p>
          </table:table-cell>
        </table:table-row>
        <table:table-row table:style-name="ro2">
          <table:table-cell office:value-type="float" office:value="1701">
            <text:p>1701</text:p>
          </table:table-cell>
          <table:table-cell office:value-type="string">
            <text:p>Mach dich auf den Weg und schalte die Bestie aus.</text:p>
          </table:table-cell>
        </table:table-row>
        <table:table-row table:style-name="ro2">
          <table:table-cell office:value-type="float" office:value="1702">
            <text:p>1702</text:p>
          </table:table-cell>
          <table:table-cell office:value-type="string">
            <text:p>Schnapp dir deine beste Waffe und tu was du am besten kannst.</text:p>
          </table:table-cell>
        </table:table-row>
        <table:table-row table:style-name="ro2">
          <table:table-cell office:value-type="float" office:value="1703">
            <text:p>1703</text:p>
          </table:table-cell>
          <table:table-cell office:value-type="string">
            <text:p>Löse das Problem mit Gewalt!</text:p>
          </table:table-cell>
        </table:table-row>
        <table:table-row table:style-name="ro2">
          <table:table-cell office:value-type="float" office:value="1704">
            <text:p>1704</text:p>
          </table:table-cell>
          <table:table-cell office:value-type="string">
            <text:p>Tu, was getan werden muss. Komm zurück wenn du fertig bist. Ich warte hier mit Keksen auf dich. Und Limo.</text:p>
          </table:table-cell>
        </table:table-row>
        <table:table-row table:style-name="ro2">
          <table:table-cell office:value-type="float" office:value="1705">
            <text:p>1705</text:p>
          </table:table-cell>
          <table:table-cell office:value-type="string">
            <text:p>Mach das Ungeheuer zu Hackfleisch!</text:p>
          </table:table-cell>
        </table:table-row>
        <table:table-row table:style-name="ro2">
          <table:table-cell office:value-type="float" office:value="1706">
            <text:p>1706</text:p>
          </table:table-cell>
          <table:table-cell office:value-type="string">
            <text:p>Wäre echt knorke, wenn du dieses Problem für mich beseitigen könntest.</text:p>
          </table:table-cell>
        </table:table-row>
        <table:table-row table:style-name="ro2">
          <table:table-cell office:value-type="float" office:value="1707">
            <text:p>1707</text:p>
          </table:table-cell>
          <table:table-cell office:value-type="string">
            <text:p>Könntest du dich bitte darum kümmern, dass nicht noch mehr Unheil angerichtet wird?</text:p>
          </table:table-cell>
        </table:table-row>
        <table:table-row table:style-name="ro2">
          <table:table-cell office:value-type="float" office:value="1708">
            <text:p>1708</text:p>
          </table:table-cell>
          <table:table-cell office:value-type="string">
            <text:p>Ich würde ja selber gehen und kurzen Prozess machen, aber ich... öhm, hab mir leider den Knöchel verstaucht.</text:p>
          </table:table-cell>
        </table:table-row>
        <table:table-row table:style-name="ro2">
          <table:table-cell office:value-type="float" office:value="1709">
            <text:p>1709</text:p>
          </table:table-cell>
          <table:table-cell office:value-type="string">
            <text:p>Nur du bist dem schrecklichen Wesen gewachsen! Nur du kannst dieser Plage Einhalt gebieten!</text:p>
          </table:table-cell>
        </table:table-row>
        <table:table-row table:style-name="ro2">
          <table:table-cell office:value-type="float" office:value="1750">
            <text:p>1750</text:p>
          </table:table-cell>
          <table:table-cell office:value-type="string">
            <text:p>Also sieh dich dort mal genau um und mache Notizen.</text:p>
          </table:table-cell>
        </table:table-row>
        <table:table-row table:style-name="ro2">
          <table:table-cell office:value-type="float" office:value="1751">
            <text:p>1751</text:p>
          </table:table-cell>
          <table:table-cell office:value-type="string">
            <text:p>Geh dort hin und nimm alles in Augenschein.</text:p>
          </table:table-cell>
        </table:table-row>
        <table:table-row table:style-name="ro2">
          <table:table-cell office:value-type="float" office:value="1752">
            <text:p>1752</text:p>
          </table:table-cell>
          <table:table-cell office:value-type="string">
            <text:p>Ich will, dass du dich dort genau umsiehst und eine Zeichnung anfertigst.</text:p>
          </table:table-cell>
        </table:table-row>
        <table:table-row table:style-name="ro2">
          <table:table-cell office:value-type="float" office:value="1753">
            <text:p>1753</text:p>
          </table:table-cell>
          <table:table-cell office:value-type="string">
            <text:p>Wenn die Gerüchte stimmen, möchte ich das von dir schriftlich haben.</text:p>
          </table:table-cell>
        </table:table-row>
        <table:table-row table:style-name="ro2">
          <table:table-cell office:value-type="float" office:value="1754">
            <text:p>1754</text:p>
          </table:table-cell>
          <table:table-cell office:value-type="string">
            <text:p>Eigentlich soll ich mir das mal ansehen - aber ich würde mich besser fühlen, wenn du das übernimmst.</text:p>
          </table:table-cell>
        </table:table-row>
        <table:table-row table:style-name="ro2">
          <table:table-cell office:value-type="float" office:value="1755">
            <text:p>1755</text:p>
          </table:table-cell>
          <table:table-cell office:value-type="string">
            <text:p>Ich brauche einen Dummen, der sich dort hinbegibt und wartet was passiert.</text:p>
          </table:table-cell>
        </table:table-row>
        <table:table-row table:style-name="ro2">
          <table:table-cell office:value-type="float" office:value="1756">
            <text:p>1756</text:p>
          </table:table-cell>
          <table:table-cell office:value-type="string">
            <text:p>Wer, wenn nicht du, wäre mutig genug, das genauer zu untersuchen.</text:p>
          </table:table-cell>
        </table:table-row>
        <table:table-row table:style-name="ro2">
          <table:table-cell office:value-type="float" office:value="1757">
            <text:p>1757</text:p>
          </table:table-cell>
          <table:table-cell office:value-type="string">
            <text:p>Untersuche für mich, was an den Gerüchten dran ist.</text:p>
          </table:table-cell>
        </table:table-row>
        <table:table-row table:style-name="ro2">
          <table:table-cell office:value-type="float" office:value="1758">
            <text:p>1758</text:p>
          </table:table-cell>
          <table:table-cell office:value-type="string">
            <text:p>Finde heraus was du kannst und kehre dann zurück zu mir.</text:p>
          </table:table-cell>
        </table:table-row>
        <table:table-row table:style-name="ro2">
          <table:table-cell office:value-type="float" office:value="1759">
            <text:p>1759</text:p>
          </table:table-cell>
          <table:table-cell office:value-type="string">
            <text:p>Was meinst du? Scheint doch einen Blick wert zu sein, oder?</text:p>
          </table:table-cell>
        </table:table-row>
        <table:table-row table:style-name="ro2">
          <table:table-cell office:value-type="float" office:value="1800">
            <text:p>1800</text:p>
          </table:table-cell>
          <table:table-cell office:value-type="string">
            <text:p>Du wirst dort einen Mann mit Dreadlocks treffen. Er wird dir die heiße Ware übergeben.</text:p>
          </table:table-cell>
        </table:table-row>
        <table:table-row table:style-name="ro2">
          <table:table-cell office:value-type="float" office:value="1801">
            <text:p>1801</text:p>
          </table:table-cell>
          <table:table-cell office:value-type="string">
            <text:p>Dort wirst du ein unschuldiges kleines Mädchen finden. Nimm ihm das Gesuchte einfach weg.</text:p>
          </table:table-cell>
        </table:table-row>
        <table:table-row table:style-name="ro2">
          <table:table-cell office:value-type="float" office:value="1802">
            <text:p>1802</text:p>
          </table:table-cell>
          <table:table-cell office:value-type="string">
            <text:p>Dort wirst du fündig werden. Irgendwie.</text:p>
          </table:table-cell>
        </table:table-row>
        <table:table-row table:style-name="ro2">
          <table:table-cell office:value-type="float" office:value="1803">
            <text:p>1803</text:p>
          </table:table-cell>
          <table:table-cell office:value-type="string">
            <text:p>Dort gibt es einen alten Drachen, der dir weiterhelfen kann, falls er dich nicht tötet.</text:p>
          </table:table-cell>
        </table:table-row>
        <table:table-row table:style-name="ro2">
          <table:table-cell office:value-type="float" office:value="1804">
            <text:p>1804</text:p>
          </table:table-cell>
          <table:table-cell office:value-type="string">
            <text:p>Töte dort so lange Monster bis du irgendwie fündig wirst.</text:p>
          </table:table-cell>
        </table:table-row>
        <table:table-row table:style-name="ro2">
          <table:table-cell office:value-type="float" office:value="1805">
            <text:p>1805</text:p>
          </table:table-cell>
          <table:table-cell office:value-type="string">
            <text:p>Triff dich da mit meiner Kontaktfrau - sie wird dir die Ware übergeben.</text:p>
          </table:table-cell>
        </table:table-row>
        <table:table-row table:style-name="ro2">
          <table:table-cell office:value-type="float" office:value="1806">
            <text:p>1806</text:p>
          </table:table-cell>
          <table:table-cell office:value-type="string">
            <text:p>In einem alten Brunnen solltest du fündig werden, falls es dort einen gibt.</text:p>
          </table:table-cell>
        </table:table-row>
        <table:table-row table:style-name="ro2">
          <table:table-cell office:value-type="float" office:value="1807">
            <text:p>1807</text:p>
          </table:table-cell>
          <table:table-cell office:value-type="string">
            <text:p>Wenn du dort einen Regentanz aufführst, fällt das Gesuchte einfach vom Himmel.</text:p>
          </table:table-cell>
        </table:table-row>
        <table:table-row table:style-name="ro2">
          <table:table-cell office:value-type="float" office:value="1808">
            <text:p>1808</text:p>
          </table:table-cell>
          <table:table-cell office:value-type="string">
            <text:p>Du wirst dort einen alten Mönch treffen, der dir nicht im geringsten weiterhilft.</text:p>
          </table:table-cell>
        </table:table-row>
        <table:table-row table:style-name="ro2">
          <table:table-cell office:value-type="float" office:value="1809">
            <text:p>1809</text:p>
          </table:table-cell>
          <table:table-cell office:value-type="string">
            <text:p>Da lebt meine Mutter - sie wird dir sicher helfen, wenn du ihr Blumen schenkst.</text:p>
          </table:table-cell>
        </table:table-row>
        <table:table-row table:style-name="ro2">
          <table:table-cell office:value-type="float" office:value="1810">
            <text:p>1810</text:p>
          </table:table-cell>
          <table:table-cell office:value-type="string">
            <text:p>Ab da weiß ich leider auch nicht mehr so genau weiter.</text:p>
          </table:table-cell>
        </table:table-row>
        <table:table-row table:style-name="ro2">
          <table:table-cell office:value-type="float" office:value="1811">
            <text:p>1811</text:p>
          </table:table-cell>
          <table:table-cell office:value-type="string">
            <text:p>Von da an bist du auf dich allein gestellt.</text:p>
          </table:table-cell>
        </table:table-row>
        <table:table-row table:style-name="ro2">
          <table:table-cell office:value-type="float" office:value="1812">
            <text:p>1812</text:p>
          </table:table-cell>
          <table:table-cell office:value-type="string">
            <text:p>Dort hab ich das Gesuchte versteckt - aber ich sag dir nicht wo!</text:p>
          </table:table-cell>
        </table:table-row>
        <table:table-row table:style-name="ro2">
          <table:table-cell office:value-type="float" office:value="1813">
            <text:p>1813</text:p>
          </table:table-cell>
          <table:table-cell office:value-type="string">
            <text:p>Dort wirst du vergeblich alles absuchen, um schließlich müde und erschöpft unverrichteter Dinge zurückzukehren.</text:p>
          </table:table-cell>
        </table:table-row>
        <table:table-row table:style-name="ro2">
          <table:table-cell office:value-type="float" office:value="1814">
            <text:p>1814</text:p>
          </table:table-cell>
          <table:table-cell office:value-type="string">
            <text:p>Dort wirst du jemanden treffen, der dir sagt, wie du wieder zurückkommst.</text:p>
          </table:table-cell>
        </table:table-row>
        <table:table-row table:style-name="ro2">
          <table:table-cell office:value-type="float" office:value="2000">
            <text:p>2000</text:p>
          </table:table-cell>
          <table:table-cell office:value-type="string">
            <text:p>Meine Fruchtdrops sind mir runtergefallen und jetzt brauche ich neue.</text:p>
          </table:table-cell>
        </table:table-row>
        <table:table-row table:style-name="ro2">
          <table:table-cell office:value-type="float" office:value="2001">
            <text:p>2001</text:p>
          </table:table-cell>
          <table:table-cell office:value-type="string">
            <text:p>Ich möchte, dass du mir einen frischen Dauerlutscher besorgst.</text:p>
          </table:table-cell>
        </table:table-row>
        <table:table-row table:style-name="ro2">
          <table:table-cell office:value-type="float" office:value="2002">
            <text:p>2002</text:p>
          </table:table-cell>
          <table:table-cell office:value-type="string">
            <text:p>Ich brauche ein großes Holzschwert. Frag nicht, wofür.</text:p>
          </table:table-cell>
        </table:table-row>
        <table:table-row table:style-name="ro2">
          <table:table-cell office:value-type="float" office:value="2003">
            <text:p>2003</text:p>
          </table:table-cell>
          <table:table-cell office:value-type="string">
            <text:p>Ich will das mächtigste Artefakt der Welt!</text:p>
          </table:table-cell>
        </table:table-row>
        <table:table-row table:style-name="ro2">
          <table:table-cell office:value-type="float" office:value="2004">
            <text:p>2004</text:p>
          </table:table-cell>
          <table:table-cell office:value-type="string">
            <text:p>Ich will dieses Dings... wie heißt es noch... naja, du weißt ja. Dieses Dings halt.</text:p>
          </table:table-cell>
        </table:table-row>
        <table:table-row table:style-name="ro2">
          <table:table-cell office:value-type="float" office:value="2005">
            <text:p>2005</text:p>
          </table:table-cell>
          <table:table-cell office:value-type="string">
            <text:p>Ich brauche einen Feuerball, möglichst original verpackt.</text:p>
          </table:table-cell>
        </table:table-row>
        <table:table-row table:style-name="ro2">
          <table:table-cell office:value-type="float" office:value="2006">
            <text:p>2006</text:p>
          </table:table-cell>
          <table:table-cell office:value-type="string">
            <text:p>Ich brauche dringend Stoff. Also, zum Nähen meine ich. Ist doch klar.</text:p>
          </table:table-cell>
        </table:table-row>
        <table:table-row table:style-name="ro2">
          <table:table-cell office:value-type="float" office:value="2007">
            <text:p>2007</text:p>
          </table:table-cell>
          <table:table-cell office:value-type="string">
            <text:p>Ich will einen abgenagten Knochen haben.</text:p>
          </table:table-cell>
        </table:table-row>
        <table:table-row table:style-name="ro2">
          <table:table-cell office:value-type="float" office:value="2008">
            <text:p>2008</text:p>
          </table:table-cell>
          <table:table-cell office:value-type="string">
            <text:p>Ich brauche dringend zwei Paar Krokodilsaugen. Also insgesamt vier.</text:p>
          </table:table-cell>
        </table:table-row>
        <table:table-row table:style-name="ro2">
          <table:table-cell office:value-type="float" office:value="2009">
            <text:p>2009</text:p>
          </table:table-cell>
          <table:table-cell office:value-type="string">
            <text:p>Ich brauche wirklich dringend einen Betakey.</text:p>
          </table:table-cell>
        </table:table-row>
        <table:table-row table:style-name="ro2">
          <table:table-cell office:value-type="float" office:value="2010">
            <text:p>2010</text:p>
          </table:table-cell>
          <table:table-cell office:value-type="string">
            <text:p>Ich brauche dringend Deo-Spray oder einen Roll-On.</text:p>
          </table:table-cell>
        </table:table-row>
        <table:table-row table:style-name="ro2">
          <table:table-cell office:value-type="float" office:value="2011">
            <text:p>2011</text:p>
          </table:table-cell>
          <table:table-cell office:value-type="string">
            <text:p>Ich will die Millionen!</text:p>
          </table:table-cell>
        </table:table-row>
        <table:table-row table:style-name="ro2">
          <table:table-cell office:value-type="float" office:value="2012">
            <text:p>2012</text:p>
          </table:table-cell>
          <table:table-cell office:value-type="string">
            <text:p>Ich brauche etwas, das jenseits deiner Vorstellungskraft liegt.</text:p>
          </table:table-cell>
        </table:table-row>
        <table:table-row table:style-name="ro2">
          <table:table-cell office:value-type="float" office:value="2013">
            <text:p>2013</text:p>
          </table:table-cell>
          <table:table-cell office:value-type="string">
            <text:p>Ich suche einen heiligen Schild.</text:p>
          </table:table-cell>
        </table:table-row>
        <table:table-row table:style-name="ro2">
          <table:table-cell office:value-type="float" office:value="2014">
            <text:p>2014</text:p>
          </table:table-cell>
          <table:table-cell office:value-type="string">
            <text:p>Ich suche das magische Schwert der übernatürlichen Zauberei.</text:p>
          </table:table-cell>
        </table:table-row>
        <table:table-row table:style-name="ro2">
          <table:table-cell office:value-type="float" office:value="2015">
            <text:p>2015</text:p>
          </table:table-cell>
          <table:table-cell office:value-type="string">
            <text:p>Ich brauche eine goldene Rüstung aus Messing.</text:p>
          </table:table-cell>
        </table:table-row>
        <table:table-row table:style-name="ro2">
          <table:table-cell office:value-type="float" office:value="2016">
            <text:p>2016</text:p>
          </table:table-cell>
          <table:table-cell office:value-type="string">
            <text:p>Ich suche einen schicken Unsichtbarkeitsumhang.</text:p>
          </table:table-cell>
        </table:table-row>
        <table:table-row table:style-name="ro2">
          <table:table-cell office:value-type="float" office:value="2017">
            <text:p>2017</text:p>
          </table:table-cell>
          <table:table-cell office:value-type="string">
            <text:p>Ich suche den wahren Glauben.</text:p>
          </table:table-cell>
        </table:table-row>
        <table:table-row table:style-name="ro2">
          <table:table-cell office:value-type="float" office:value="2018">
            <text:p>2018</text:p>
          </table:table-cell>
          <table:table-cell office:value-type="string">
            <text:p>Ich brauche einen roten Faden.</text:p>
          </table:table-cell>
        </table:table-row>
        <table:table-row table:style-name="ro2">
          <table:table-cell office:value-type="float" office:value="2019">
            <text:p>2019</text:p>
          </table:table-cell>
          <table:table-cell office:value-type="string">
            <text:p>Ich suche einen mysteriösen Kristall.</text:p>
          </table:table-cell>
        </table:table-row>
        <table:table-row table:style-name="ro2">
          <table:table-cell office:value-type="float" office:value="2050">
            <text:p>2050</text:p>
          </table:table-cell>
          <table:table-cell office:value-type="string">
            <text:p>Sammel dort mindestens % und kehre dann zu mir zurück.</text:p>
          </table:table-cell>
        </table:table-row>
        <table:table-row table:style-name="ro2">
          <table:table-cell office:value-type="float" office:value="2051">
            <text:p>2051</text:p>
          </table:table-cell>
          <table:table-cell office:value-type="string">
            <text:p>Sammel an jenem Ort mindestens % und kehre dann zu mir zurück.</text:p>
          </table:table-cell>
        </table:table-row>
        <table:table-row table:style-name="ro2">
          <table:table-cell office:value-type="float" office:value="2052">
            <text:p>2052</text:p>
          </table:table-cell>
          <table:table-cell office:value-type="string">
            <text:p>Sammel mir dort mindestens % und kehre dann zu mir zurück.</text:p>
          </table:table-cell>
        </table:table-row>
        <table:table-row table:style-name="ro2">
          <table:table-cell office:value-type="float" office:value="2053">
            <text:p>2053</text:p>
          </table:table-cell>
          <table:table-cell office:value-type="string">
            <text:p>Hol dir von dort mindestens % und kehre dann zu mir zurück.</text:p>
          </table:table-cell>
        </table:table-row>
        <table:table-row table:style-name="ro2">
          <table:table-cell office:value-type="float" office:value="2054">
            <text:p>2054</text:p>
          </table:table-cell>
          <table:table-cell office:value-type="string">
            <text:p>Sammel dort mindestens % und kehre dann zu mir zurück.</text:p>
          </table:table-cell>
        </table:table-row>
        <table:table-row table:style-name="ro2">
          <table:table-cell office:value-type="float" office:value="2055">
            <text:p>2055</text:p>
          </table:table-cell>
          <table:table-cell office:value-type="string">
            <text:p>Hol dir von dort mindestens % und kehre dann zu mir zurück.</text:p>
          </table:table-cell>
        </table:table-row>
        <table:table-row table:style-name="ro2">
          <table:table-cell office:value-type="float" office:value="2056">
            <text:p>2056</text:p>
          </table:table-cell>
          <table:table-cell office:value-type="string">
            <text:p>Sammel an jenem Ort mindestens % und kehre dann zu mir zurück.</text:p>
          </table:table-cell>
        </table:table-row>
        <table:table-row table:style-name="ro2">
          <table:table-cell office:value-type="float" office:value="2057">
            <text:p>2057</text:p>
          </table:table-cell>
          <table:table-cell office:value-type="string">
            <text:p>Dort solltest du fündig werden. Ich denke, eine Einheit wird reichen, was meinst du?</text:p>
          </table:table-cell>
        </table:table-row>
        <table:table-row table:style-name="ro2">
          <table:table-cell office:value-type="float" office:value="2058">
            <text:p>2058</text:p>
          </table:table-cell>
          <table:table-cell office:value-type="string">
            <text:p>Bring mir von dort einfach so viel du finden kannst.</text:p>
          </table:table-cell>
        </table:table-row>
        <table:table-row table:style-name="ro2">
          <table:table-cell office:value-type="float" office:value="2059">
            <text:p>2059</text:p>
          </table:table-cell>
          <table:table-cell office:value-type="string">
            <text:p>Sieh dich dort um und hör nicht auf zu sammeln bis nichts mehr in deinen Rucksack geht. Dann schütte ihn aus und fang von vorne an.</text:p>
          </table:table-cell>
        </table:table-row>
        <table:table-row table:style-name="ro2">
          <table:table-cell office:value-type="float" office:value="2060">
            <text:p>2060</text:p>
          </table:table-cell>
          <table:table-cell office:value-type="string">
            <text:p>Nimm erstmal alle die du dort findest. Anschließend besorg mir alle auf der ganzen Welt.</text:p>
          </table:table-cell>
        </table:table-row>
        <table:table-row table:style-name="ro2">
          <table:table-cell office:value-type="float" office:value="2061">
            <text:p>2061</text:p>
          </table:table-cell>
          <table:table-cell office:value-type="string">
            <text:p>Sammle dort so lange Kram ein bis das Quest fertig ist. Und lies dir alles genau durch, es könnte wichtig sein.</text:p>
          </table:table-cell>
        </table:table-row>
        <table:table-row table:style-name="ro2">
          <table:table-cell office:value-type="float" office:value="2100">
            <text:p>2100</text:p>
          </table:table-cell>
          <table:table-cell office:value-type="string">
            <text:p>Komm dann, so schnell du kannst, wieder her - ich brauch meine Drops!</text:p>
          </table:table-cell>
        </table:table-row>
        <table:table-row table:style-name="ro2">
          <table:table-cell office:value-type="float" office:value="2101">
            <text:p>2101</text:p>
          </table:table-cell>
          <table:table-cell office:value-type="string">
            <text:p>Und beeil dich, sonst hab ich nichts mehr zum Lecken!</text:p>
          </table:table-cell>
        </table:table-row>
        <table:table-row table:style-name="ro2">
          <table:table-cell office:value-type="float" office:value="2102">
            <text:p>2102</text:p>
          </table:table-cell>
          <table:table-cell office:value-type="string">
            <text:p>Und enttäusche mich nicht! Das Schwert muss wirklich groß und absolut hölzern sein!</text:p>
          </table:table-cell>
        </table:table-row>
        <table:table-row table:style-name="ro2">
          <table:table-cell office:value-type="float" office:value="2103">
            <text:p>2103</text:p>
          </table:table-cell>
          <table:table-cell office:value-type="string">
            <text:p>Wenn es nicht klappt ist aber auch nicht weiter schlimm.</text:p>
          </table:table-cell>
        </table:table-row>
        <table:table-row table:style-name="ro2">
          <table:table-cell office:value-type="float" office:value="2104">
            <text:p>2104</text:p>
          </table:table-cell>
          <table:table-cell office:value-type="string">
            <text:p>Dann hurtig! Du weißt, dass ich ohne dieses Teil nicht leben kann.</text:p>
          </table:table-cell>
        </table:table-row>
        <table:table-row table:style-name="ro2">
          <table:table-cell office:value-type="float" office:value="2105">
            <text:p>2105</text:p>
          </table:table-cell>
          <table:table-cell office:value-type="string">
            <text:p>Achte darauf, dass der Feuerball schön heiß ist und die Verpackung nicht beschädigt wurde.</text:p>
          </table:table-cell>
        </table:table-row>
        <table:table-row table:style-name="ro2">
          <table:table-cell office:value-type="float" office:value="2106">
            <text:p>2106</text:p>
          </table:table-cell>
          <table:table-cell office:value-type="string">
            <text:p>Wenn du willst können wir dann ja auch mal zusammen was "nähen".</text:p>
          </table:table-cell>
        </table:table-row>
        <table:table-row table:style-name="ro2">
          <table:table-cell office:value-type="float" office:value="2107">
            <text:p>2107</text:p>
          </table:table-cell>
          <table:table-cell office:value-type="string">
            <text:p>Mir läuft schon das Wasser im Mund zusammen, wenn ich an den Knochen denke...</text:p>
          </table:table-cell>
        </table:table-row>
        <table:table-row table:style-name="ro2">
          <table:table-cell office:value-type="float" office:value="2108">
            <text:p>2108</text:p>
          </table:table-cell>
          <table:table-cell office:value-type="string">
            <text:p>Wenn du mir die Augen bringst dann kannst du eigentlich auch eins abhaben. Im Grunde brauch ich nur drei.</text:p>
          </table:table-cell>
        </table:table-row>
        <table:table-row table:style-name="ro2">
          <table:table-cell office:value-type="float" office:value="2109">
            <text:p>2109</text:p>
          </table:table-cell>
          <table:table-cell office:value-type="string">
            <text:p>Und wehe, du benutzt den Key selbst!</text:p>
          </table:table-cell>
        </table:table-row>
        <table:table-row table:style-name="ro2">
          <table:table-cell office:value-type="float" office:value="2110">
            <text:p>2110</text:p>
          </table:table-cell>
          <table:table-cell office:value-type="string">
            <text:p>Sei besser erfolgreich, sonst musst du mich weiter so ertragen! Waschen ist mir zu aufwändig.</text:p>
          </table:table-cell>
        </table:table-row>
        <table:table-row table:style-name="ro2">
          <table:table-cell office:value-type="float" office:value="2111">
            <text:p>2111</text:p>
          </table:table-cell>
          <table:table-cell office:value-type="string">
            <text:p>Und nein, du bekommst nichts ab. Gar nichts!</text:p>
          </table:table-cell>
        </table:table-row>
        <table:table-row table:style-name="ro2">
          <table:table-cell office:value-type="float" office:value="2112">
            <text:p>2112</text:p>
          </table:table-cell>
          <table:table-cell office:value-type="string">
            <text:p>Ich könnte versuchen dir zu erklären, worum es hier eigentlich geht, aber das hat einfach keinen Zweck.</text:p>
          </table:table-cell>
        </table:table-row>
        <table:table-row table:style-name="ro2">
          <table:table-cell office:value-type="float" office:value="2113">
            <text:p>2113</text:p>
          </table:table-cell>
          <table:table-cell office:value-type="string">
            <text:p>So einen Schild wollte ich schon immer haben. Angeblich gilt der zwar als Cheat, aber das merkt ja eh keiner.</text:p>
          </table:table-cell>
        </table:table-row>
        <table:table-row table:style-name="ro2">
          <table:table-cell office:value-type="float" office:value="2114">
            <text:p>2114</text:p>
          </table:table-cell>
          <table:table-cell office:value-type="string">
            <text:p>Je magischer das Schwert desto besser. Wenn du es mir nicht bringst, verzaubere ich dich damit!</text:p>
          </table:table-cell>
        </table:table-row>
        <table:table-row table:style-name="ro2">
          <table:table-cell office:value-type="float" office:value="2115">
            <text:p>2115</text:p>
          </table:table-cell>
          <table:table-cell office:value-type="string">
            <text:p>Achte darauf, dass die Rüstung aus vergoldetem Messing ist und nicht aus Massivgold. Das wäre ja total bescheuert.</text:p>
          </table:table-cell>
        </table:table-row>
        <table:table-row table:style-name="ro2">
          <table:table-cell office:value-type="float" office:value="2116">
            <text:p>2116</text:p>
          </table:table-cell>
          <table:table-cell office:value-type="string">
            <text:p>Und wenn ich den Umhang hab versteck ich mich und du bekommst deinen Lohn nie! Haha!</text:p>
          </table:table-cell>
        </table:table-row>
        <table:table-row table:style-name="ro2">
          <table:table-cell office:value-type="float" office:value="2117">
            <text:p>2117</text:p>
          </table:table-cell>
          <table:table-cell office:value-type="string">
            <text:p>Merk dir alles was man dir unterwegs erzählt, gründe eine Religion und dann komm zurück und missioniere mich!</text:p>
          </table:table-cell>
        </table:table-row>
        <table:table-row table:style-name="ro2">
          <table:table-cell office:value-type="float" office:value="2118">
            <text:p>2118</text:p>
          </table:table-cell>
          <table:table-cell office:value-type="string">
            <text:p>Wickel den Faden auf eine Garnrolle und nähe mir etwas Hübsches daraus.</text:p>
          </table:table-cell>
        </table:table-row>
        <table:table-row table:style-name="ro2">
          <table:table-cell office:value-type="float" office:value="2119">
            <text:p>2119</text:p>
          </table:table-cell>
          <table:table-cell office:value-type="string">
            <text:p>Wenn du den Kristall gefunden hast, blicke nicht hinein, sonst passieren seltsame Dinge.</text:p>
          </table:table-cell>
        </table:table-row>
        <table:table-row table:style-name="ro2">
          <table:table-cell office:value-type="float" office:value="2200">
            <text:p>2200</text:p>
          </table:table-cell>
          <table:table-cell office:value-type="string">
            <text:p>Drecksfledermaus</text:p>
          </table:table-cell>
        </table:table-row>
        <table:table-row table:style-name="ro2">
          <table:table-cell office:value-type="float" office:value="2201">
            <text:p>2201</text:p>
          </table:table-cell>
          <table:table-cell office:value-type="string">
            <text:p>Flederbiest</text:p>
          </table:table-cell>
        </table:table-row>
        <table:table-row table:style-name="ro2">
          <table:table-cell office:value-type="float" office:value="2202">
            <text:p>2202</text:p>
          </table:table-cell>
          <table:table-cell office:value-type="string">
            <text:p>Staubfledermaus</text:p>
          </table:table-cell>
        </table:table-row>
        <table:table-row table:style-name="ro2">
          <table:table-cell office:value-type="float" office:value="2203">
            <text:p>2203</text:p>
          </table:table-cell>
          <table:table-cell office:value-type="string">
            <text:p>Fleischgolem</text:p>
          </table:table-cell>
        </table:table-row>
        <table:table-row table:style-name="ro2">
          <table:table-cell office:value-type="float" office:value="2204">
            <text:p>2204</text:p>
          </table:table-cell>
          <table:table-cell office:value-type="string">
            <text:p>Untoter Zombie</text:p>
          </table:table-cell>
        </table:table-row>
        <table:table-row table:style-name="ro2">
          <table:table-cell office:value-type="float" office:value="2205">
            <text:p>2205</text:p>
          </table:table-cell>
          <table:table-cell office:value-type="string">
            <text:p>Widerlicher Wiedergänger</text:p>
          </table:table-cell>
        </table:table-row>
        <table:table-row table:style-name="ro2">
          <table:table-cell office:value-type="float" office:value="2206">
            <text:p>2206</text:p>
          </table:table-cell>
          <table:table-cell office:value-type="string">
            <text:p>Flammender Prellbog</text:p>
          </table:table-cell>
        </table:table-row>
        <table:table-row table:style-name="ro2">
          <table:table-cell office:value-type="float" office:value="2207">
            <text:p>2207</text:p>
          </table:table-cell>
          <table:table-cell office:value-type="string">
            <text:p>Frostdämon</text:p>
          </table:table-cell>
        </table:table-row>
        <table:table-row table:style-name="ro2">
          <table:table-cell office:value-type="float" office:value="2208">
            <text:p>2208</text:p>
          </table:table-cell>
          <table:table-cell office:value-type="string">
            <text:p>Klapperkobra</text:p>
          </table:table-cell>
        </table:table-row>
        <table:table-row table:style-name="ro2">
          <table:table-cell office:value-type="float" office:value="2209">
            <text:p>2209</text:p>
          </table:table-cell>
          <table:table-cell office:value-type="string">
            <text:p>Schattenkobra</text:p>
          </table:table-cell>
        </table:table-row>
        <table:table-row table:style-name="ro2">
          <table:table-cell office:value-type="float" office:value="2210">
            <text:p>2210</text:p>
          </table:table-cell>
          <table:table-cell office:value-type="string">
            <text:p>Dotternatter</text:p>
          </table:table-cell>
        </table:table-row>
        <table:table-row table:style-name="ro2">
          <table:table-cell office:value-type="float" office:value="2211">
            <text:p>2211</text:p>
          </table:table-cell>
          <table:table-cell office:value-type="string">
            <text:p>Speichelkobra</text:p>
          </table:table-cell>
        </table:table-row>
        <table:table-row table:style-name="ro2">
          <table:table-cell office:value-type="float" office:value="2212">
            <text:p>2212</text:p>
          </table:table-cell>
          <table:table-cell office:value-type="string">
            <text:p>Eisbär</text:p>
          </table:table-cell>
        </table:table-row>
        <table:table-row table:style-name="ro2">
          <table:table-cell office:value-type="float" office:value="2213">
            <text:p>2213</text:p>
          </table:table-cell>
          <table:table-cell office:value-type="string">
            <text:p>Problembär</text:p>
          </table:table-cell>
        </table:table-row>
        <table:table-row table:style-name="ro2">
          <table:table-cell office:value-type="float" office:value="2214">
            <text:p>2214</text:p>
          </table:table-cell>
          <table:table-cell office:value-type="string">
            <text:p>Braunbär</text:p>
          </table:table-cell>
        </table:table-row>
        <table:table-row table:style-name="ro2">
          <table:table-cell office:value-type="float" office:value="2215">
            <text:p>2215</text:p>
          </table:table-cell>
          <table:table-cell office:value-type="string">
            <text:p>Infizierter Braunbär</text:p>
          </table:table-cell>
        </table:table-row>
        <table:table-row table:style-name="ro2">
          <table:table-cell office:value-type="float" office:value="2216">
            <text:p>2216</text:p>
          </table:table-cell>
          <table:table-cell office:value-type="string">
            <text:p>Grüner Rex</text:p>
          </table:table-cell>
        </table:table-row>
        <table:table-row table:style-name="ro2">
          <table:table-cell office:value-type="float" office:value="2217">
            <text:p>2217</text:p>
          </table:table-cell>
          <table:table-cell office:value-type="string">
            <text:p>Roter Rex</text:p>
          </table:table-cell>
        </table:table-row>
        <table:table-row table:style-name="ro2">
          <table:table-cell office:value-type="float" office:value="2218">
            <text:p>2218</text:p>
          </table:table-cell>
          <table:table-cell office:value-type="string">
            <text:p>Grauer Rex</text:p>
          </table:table-cell>
        </table:table-row>
        <table:table-row table:style-name="ro2">
          <table:table-cell office:value-type="float" office:value="2219">
            <text:p>2219</text:p>
          </table:table-cell>
          <table:table-cell office:value-type="string">
            <text:p>Schneetroll</text:p>
          </table:table-cell>
        </table:table-row>
        <table:table-row table:style-name="ro2">
          <table:table-cell office:value-type="float" office:value="2220">
            <text:p>2220</text:p>
          </table:table-cell>
          <table:table-cell office:value-type="string">
            <text:p>Nachttroll</text:p>
          </table:table-cell>
        </table:table-row>
        <table:table-row table:style-name="ro2">
          <table:table-cell office:value-type="float" office:value="2221">
            <text:p>2221</text:p>
          </table:table-cell>
          <table:table-cell office:value-type="string">
            <text:p>Bergtroll</text:p>
          </table:table-cell>
        </table:table-row>
        <table:table-row table:style-name="ro2">
          <table:table-cell office:value-type="float" office:value="2222">
            <text:p>2222</text:p>
          </table:table-cell>
          <table:table-cell office:value-type="string">
            <text:p>Steintroll</text:p>
          </table:table-cell>
        </table:table-row>
        <table:table-row table:style-name="ro2">
          <table:table-cell office:value-type="float" office:value="2223">
            <text:p>2223</text:p>
          </table:table-cell>
          <table:table-cell office:value-type="string">
            <text:p>Graugeier</text:p>
          </table:table-cell>
        </table:table-row>
        <table:table-row table:style-name="ro2">
          <table:table-cell office:value-type="float" office:value="2224">
            <text:p>2224</text:p>
          </table:table-cell>
          <table:table-cell office:value-type="string">
            <text:p>Aasgeier</text:p>
          </table:table-cell>
        </table:table-row>
        <table:table-row table:style-name="ro2">
          <table:table-cell office:value-type="float" office:value="2225">
            <text:p>2225</text:p>
          </table:table-cell>
          <table:table-cell office:value-type="string">
            <text:p>Sackratte</text:p>
          </table:table-cell>
        </table:table-row>
        <table:table-row table:style-name="ro2">
          <table:table-cell office:value-type="float" office:value="2226">
            <text:p>2226</text:p>
          </table:table-cell>
          <table:table-cell office:value-type="string">
            <text:p>Albinoratte</text:p>
          </table:table-cell>
        </table:table-row>
        <table:table-row table:style-name="ro2">
          <table:table-cell office:value-type="float" office:value="2227">
            <text:p>2227</text:p>
          </table:table-cell>
          <table:table-cell office:value-type="string">
            <text:p>Kanalratte</text:p>
          </table:table-cell>
        </table:table-row>
        <table:table-row table:style-name="ro2">
          <table:table-cell office:value-type="float" office:value="2228">
            <text:p>2228</text:p>
          </table:table-cell>
          <table:table-cell office:value-type="string">
            <text:p>Waldmampfe</text:p>
          </table:table-cell>
        </table:table-row>
        <table:table-row table:style-name="ro2">
          <table:table-cell office:value-type="float" office:value="2229">
            <text:p>2229</text:p>
          </table:table-cell>
          <table:table-cell office:value-type="string">
            <text:p>Sumpfmampfe</text:p>
          </table:table-cell>
        </table:table-row>
        <table:table-row table:style-name="ro2">
          <table:table-cell office:value-type="float" office:value="2230">
            <text:p>2230</text:p>
          </table:table-cell>
          <table:table-cell office:value-type="string">
            <text:p>Nachtghoul</text:p>
          </table:table-cell>
        </table:table-row>
        <table:table-row table:style-name="ro2">
          <table:table-cell office:value-type="float" office:value="2231">
            <text:p>2231</text:p>
          </table:table-cell>
          <table:table-cell office:value-type="string">
            <text:p>Graughoul</text:p>
          </table:table-cell>
        </table:table-row>
        <table:table-row table:style-name="ro2">
          <table:table-cell office:value-type="float" office:value="2232">
            <text:p>2232</text:p>
          </table:table-cell>
          <table:table-cell office:value-type="string">
            <text:p>Sumpfghoul</text:p>
          </table:table-cell>
        </table:table-row>
        <table:table-row table:style-name="ro2">
          <table:table-cell office:value-type="float" office:value="2233">
            <text:p>2233</text:p>
          </table:table-cell>
          <table:table-cell office:value-type="string">
            <text:p>Schnappraptor</text:p>
          </table:table-cell>
        </table:table-row>
        <table:table-row table:style-name="ro2">
          <table:table-cell office:value-type="float" office:value="2234">
            <text:p>2234</text:p>
          </table:table-cell>
          <table:table-cell office:value-type="string">
            <text:p>Springraptor</text:p>
          </table:table-cell>
        </table:table-row>
        <table:table-row table:style-name="ro2">
          <table:table-cell office:value-type="float" office:value="2235">
            <text:p>2235</text:p>
          </table:table-cell>
          <table:table-cell office:value-type="string">
            <text:p>Brüllraptor</text:p>
          </table:table-cell>
        </table:table-row>
        <table:table-row table:style-name="ro2">
          <table:table-cell office:value-type="float" office:value="2236">
            <text:p>2236</text:p>
          </table:table-cell>
          <table:table-cell office:value-type="string">
            <text:p>Bigfoot</text:p>
          </table:table-cell>
        </table:table-row>
        <table:table-row table:style-name="ro2">
          <table:table-cell office:value-type="float" office:value="2237">
            <text:p>2237</text:p>
          </table:table-cell>
          <table:table-cell office:value-type="string">
            <text:p>Yeti</text:p>
          </table:table-cell>
        </table:table-row>
        <table:table-row table:style-name="ro2">
          <table:table-cell office:value-type="float" office:value="2238">
            <text:p>2238</text:p>
          </table:table-cell>
          <table:table-cell office:value-type="string">
            <text:p>Fieser Monsterhase</text:p>
          </table:table-cell>
        </table:table-row>
        <table:table-row table:style-name="ro2">
          <table:table-cell office:value-type="float" office:value="2239">
            <text:p>2239</text:p>
          </table:table-cell>
          <table:table-cell office:value-type="string">
            <text:p>Cholerischer Monsterhase</text:p>
          </table:table-cell>
        </table:table-row>
        <table:table-row table:style-name="ro2">
          <table:table-cell office:value-type="float" office:value="2240">
            <text:p>2240</text:p>
          </table:table-cell>
          <table:table-cell office:value-type="string">
            <text:p>Mörderischer Monsterhase</text:p>
          </table:table-cell>
        </table:table-row>
        <table:table-row table:style-name="ro2">
          <table:table-cell office:value-type="float" office:value="2241">
            <text:p>2241</text:p>
          </table:table-cell>
          <table:table-cell office:value-type="string">
            <text:p>Rosa Monsterhäschen</text:p>
          </table:table-cell>
        </table:table-row>
        <table:table-row table:style-name="ro2">
          <table:table-cell office:value-type="float" office:value="2242">
            <text:p>2242</text:p>
          </table:table-cell>
          <table:table-cell office:value-type="string">
            <text:p>Grauenvoller Monsterhase</text:p>
          </table:table-cell>
        </table:table-row>
        <table:table-row table:style-name="ro2">
          <table:table-cell office:value-type="float" office:value="2243">
            <text:p>2243</text:p>
          </table:table-cell>
          <table:table-cell office:value-type="string">
            <text:p>Giftgrüner Monsterhase</text:p>
          </table:table-cell>
        </table:table-row>
        <table:table-row table:style-name="ro2">
          <table:table-cell office:value-type="float" office:value="2244">
            <text:p>2244</text:p>
          </table:table-cell>
          <table:table-cell office:value-type="string">
            <text:p>Pirat Düsterbart</text:p>
          </table:table-cell>
        </table:table-row>
        <table:table-row table:style-name="ro2">
          <table:table-cell office:value-type="float" office:value="2245">
            <text:p>2245</text:p>
          </table:table-cell>
          <table:table-cell office:value-type="string">
            <text:p>Pirat John Nightingale</text:p>
          </table:table-cell>
        </table:table-row>
        <table:table-row table:style-name="ro2">
          <table:table-cell office:value-type="float" office:value="2246">
            <text:p>2246</text:p>
          </table:table-cell>
          <table:table-cell office:value-type="string">
            <text:p>Pirat Blutnase</text:p>
          </table:table-cell>
        </table:table-row>
        <table:table-row table:style-name="ro2">
          <table:table-cell office:value-type="float" office:value="2247">
            <text:p>2247</text:p>
          </table:table-cell>
          <table:table-cell office:value-type="string">
            <text:p>Miesotaurus</text:p>
          </table:table-cell>
        </table:table-row>
        <table:table-row table:style-name="ro2">
          <table:table-cell office:value-type="float" office:value="2248">
            <text:p>2248</text:p>
          </table:table-cell>
          <table:table-cell office:value-type="string">
            <text:p>Saurer Taurus</text:p>
          </table:table-cell>
        </table:table-row>
        <table:table-row table:style-name="ro2">
          <table:table-cell office:value-type="float" office:value="2249">
            <text:p>2249</text:p>
          </table:table-cell>
          <table:table-cell office:value-type="string">
            <text:p>Stiernacken</text:p>
          </table:table-cell>
        </table:table-row>
        <table:table-row table:style-name="ro2">
          <table:table-cell office:value-type="float" office:value="2250">
            <text:p>2250</text:p>
          </table:table-cell>
          <table:table-cell office:value-type="string">
            <text:p>Steingigant</text:p>
          </table:table-cell>
        </table:table-row>
        <table:table-row table:style-name="ro2">
          <table:table-cell office:value-type="float" office:value="2251">
            <text:p>2251</text:p>
          </table:table-cell>
          <table:table-cell office:value-type="string">
            <text:p>Magmagigant</text:p>
          </table:table-cell>
        </table:table-row>
        <table:table-row table:style-name="ro2">
          <table:table-cell office:value-type="float" office:value="2252">
            <text:p>2252</text:p>
          </table:table-cell>
          <table:table-cell office:value-type="string">
            <text:p>Grüner Gnoll</text:p>
          </table:table-cell>
        </table:table-row>
        <table:table-row table:style-name="ro2">
          <table:table-cell office:value-type="float" office:value="2253">
            <text:p>2253</text:p>
          </table:table-cell>
          <table:table-cell office:value-type="string">
            <text:p>Grauer Gnoll</text:p>
          </table:table-cell>
        </table:table-row>
        <table:table-row table:style-name="ro2">
          <table:table-cell office:value-type="float" office:value="2254">
            <text:p>2254</text:p>
          </table:table-cell>
          <table:table-cell office:value-type="string">
            <text:p>Roter Gnoll</text:p>
          </table:table-cell>
        </table:table-row>
        <table:table-row table:style-name="ro2">
          <table:table-cell office:value-type="float" office:value="2255">
            <text:p>2255</text:p>
          </table:table-cell>
          <table:table-cell office:value-type="string">
            <text:p>Riesenspinne</text:p>
          </table:table-cell>
        </table:table-row>
        <table:table-row table:style-name="ro2">
          <table:table-cell office:value-type="float" office:value="2256">
            <text:p>2256</text:p>
          </table:table-cell>
          <table:table-cell office:value-type="string">
            <text:p>Terrortarantel</text:p>
          </table:table-cell>
        </table:table-row>
        <table:table-row table:style-name="ro2">
          <table:table-cell office:value-type="float" office:value="2257">
            <text:p>2257</text:p>
          </table:table-cell>
          <table:table-cell office:value-type="string">
            <text:p>Baumspinne</text:p>
          </table:table-cell>
        </table:table-row>
        <table:table-row table:style-name="ro2">
          <table:table-cell office:value-type="float" office:value="2258">
            <text:p>2258</text:p>
          </table:table-cell>
          <table:table-cell office:value-type="string">
            <text:p>Schneelöwe</text:p>
          </table:table-cell>
        </table:table-row>
        <table:table-row table:style-name="ro2">
          <table:table-cell office:value-type="float" office:value="2259">
            <text:p>2259</text:p>
          </table:table-cell>
          <table:table-cell office:value-type="string">
            <text:p>Tiger</text:p>
          </table:table-cell>
        </table:table-row>
        <table:table-row table:style-name="ro2">
          <table:table-cell office:value-type="float" office:value="2260">
            <text:p>2260</text:p>
          </table:table-cell>
          <table:table-cell office:value-type="string">
            <text:p>Panther</text:p>
          </table:table-cell>
        </table:table-row>
        <table:table-row table:style-name="ro2">
          <table:table-cell office:value-type="float" office:value="2261">
            <text:p>2261</text:p>
          </table:table-cell>
          <table:table-cell office:value-type="string">
            <text:p>Berglöwe</text:p>
          </table:table-cell>
        </table:table-row>
        <table:table-row table:style-name="ro2">
          <table:table-cell office:value-type="float" office:value="2262">
            <text:p>2262</text:p>
          </table:table-cell>
          <table:table-cell office:value-type="string">
            <text:p>Höhlenskorpion</text:p>
          </table:table-cell>
        </table:table-row>
        <table:table-row table:style-name="ro2">
          <table:table-cell office:value-type="float" office:value="2263">
            <text:p>2263</text:p>
          </table:table-cell>
          <table:table-cell office:value-type="string">
            <text:p>Dschungelskorpion</text:p>
          </table:table-cell>
        </table:table-row>
        <table:table-row table:style-name="ro2">
          <table:table-cell office:value-type="float" office:value="2264">
            <text:p>2264</text:p>
          </table:table-cell>
          <table:table-cell office:value-type="string">
            <text:p>Schattenskorpion</text:p>
          </table:table-cell>
        </table:table-row>
        <table:table-row table:style-name="ro2">
          <table:table-cell office:value-type="float" office:value="2265">
            <text:p>2265</text:p>
          </table:table-cell>
          <table:table-cell office:value-type="string">
            <text:p>Feuerstachelskorpion</text:p>
          </table:table-cell>
        </table:table-row>
        <table:table-row table:style-name="ro2">
          <table:table-cell office:value-type="float" office:value="2266">
            <text:p>2266</text:p>
          </table:table-cell>
          <table:table-cell office:value-type="string">
            <text:p>Rotlichtsuccubus</text:p>
          </table:table-cell>
        </table:table-row>
        <table:table-row table:style-name="ro2">
          <table:table-cell office:value-type="float" office:value="2267">
            <text:p>2267</text:p>
          </table:table-cell>
          <table:table-cell office:value-type="string">
            <text:p>Sumpfnymphomanin</text:p>
          </table:table-cell>
        </table:table-row>
        <table:table-row table:style-name="ro2">
          <table:table-cell office:value-type="float" office:value="2268">
            <text:p>2268</text:p>
          </table:table-cell>
          <table:table-cell office:value-type="string">
            <text:p>Höllenbraut</text:p>
          </table:table-cell>
        </table:table-row>
        <table:table-row table:style-name="ro2">
          <table:table-cell office:value-type="float" office:value="2269">
            <text:p>2269</text:p>
          </table:table-cell>
          <table:table-cell office:value-type="string">
            <text:p>Hexe</text:p>
          </table:table-cell>
        </table:table-row>
        <table:table-row table:style-name="ro2">
          <table:table-cell office:value-type="float" office:value="2270">
            <text:p>2270</text:p>
          </table:table-cell>
          <table:table-cell office:value-type="string">
            <text:p>Rotbrauner Zentauer</text:p>
          </table:table-cell>
        </table:table-row>
        <table:table-row table:style-name="ro2">
          <table:table-cell office:value-type="float" office:value="2271">
            <text:p>2271</text:p>
          </table:table-cell>
          <table:table-cell office:value-type="string">
            <text:p>Grüner Zentauer</text:p>
          </table:table-cell>
        </table:table-row>
        <table:table-row table:style-name="ro2">
          <table:table-cell office:value-type="float" office:value="2272">
            <text:p>2272</text:p>
          </table:table-cell>
          <table:table-cell office:value-type="string">
            <text:p>Grauer Zentauer</text:p>
          </table:table-cell>
        </table:table-row>
        <table:table-row table:style-name="ro2">
          <table:table-cell office:value-type="float" office:value="2273">
            <text:p>2273</text:p>
          </table:table-cell>
          <table:table-cell office:value-type="string">
            <text:p>Banshee</text:p>
          </table:table-cell>
        </table:table-row>
        <table:table-row table:style-name="ro2">
          <table:table-cell office:value-type="float" office:value="2274">
            <text:p>2274</text:p>
          </table:table-cell>
          <table:table-cell office:value-type="string">
            <text:p>Bissiger Köter</text:p>
          </table:table-cell>
        </table:table-row>
        <table:table-row table:style-name="ro2">
          <table:table-cell office:value-type="float" office:value="2275">
            <text:p>2275</text:p>
          </table:table-cell>
          <table:table-cell office:value-type="string">
            <text:p>Eiswolf</text:p>
          </table:table-cell>
        </table:table-row>
        <table:table-row table:style-name="ro2">
          <table:table-cell office:value-type="float" office:value="2276">
            <text:p>2276</text:p>
          </table:table-cell>
          <table:table-cell office:value-type="string">
            <text:p>Tollwütiger Wolf</text:p>
          </table:table-cell>
        </table:table-row>
        <table:table-row table:style-name="ro2">
          <table:table-cell office:value-type="float" office:value="2277">
            <text:p>2277</text:p>
          </table:table-cell>
          <table:table-cell office:value-type="string">
            <text:p>Grimmiger Wolf</text:p>
          </table:table-cell>
        </table:table-row>
        <table:table-row table:style-name="ro2">
          <table:table-cell office:value-type="float" office:value="2278">
            <text:p>2278</text:p>
          </table:table-cell>
          <table:table-cell office:value-type="string">
            <text:p>Schlammblob</text:p>
          </table:table-cell>
        </table:table-row>
        <table:table-row table:style-name="ro2">
          <table:table-cell office:value-type="float" office:value="2279">
            <text:p>2279</text:p>
          </table:table-cell>
          <table:table-cell office:value-type="string">
            <text:p>Sandblob</text:p>
          </table:table-cell>
        </table:table-row>
        <table:table-row table:style-name="ro2">
          <table:table-cell office:value-type="float" office:value="2280">
            <text:p>2280</text:p>
          </table:table-cell>
          <table:table-cell office:value-type="string">
            <text:p>Schleimblob</text:p>
          </table:table-cell>
        </table:table-row>
        <table:table-row table:style-name="ro2">
          <table:table-cell office:value-type="float" office:value="2281">
            <text:p>2281</text:p>
          </table:table-cell>
          <table:table-cell office:value-type="string">
            <text:p>Lavablob</text:p>
          </table:table-cell>
        </table:table-row>
        <table:table-row table:style-name="ro2">
          <table:table-cell office:value-type="float" office:value="2282">
            <text:p>2282</text:p>
          </table:table-cell>
          <table:table-cell office:value-type="string">
            <text:p>Hinterhältiger Vampir</text:p>
          </table:table-cell>
        </table:table-row>
        <table:table-row table:style-name="ro2">
          <table:table-cell office:value-type="float" office:value="2283">
            <text:p>2283</text:p>
          </table:table-cell>
          <table:table-cell office:value-type="string">
            <text:p>Verschlagener Vampir</text:p>
          </table:table-cell>
        </table:table-row>
        <table:table-row table:style-name="ro2">
          <table:table-cell office:value-type="float" office:value="2284">
            <text:p>2284</text:p>
          </table:table-cell>
          <table:table-cell office:value-type="string">
            <text:p>Finsterer Vampir</text:p>
          </table:table-cell>
        </table:table-row>
        <table:table-row table:style-name="ro2">
          <table:table-cell office:value-type="float" office:value="2285">
            <text:p>2285</text:p>
          </table:table-cell>
          <table:table-cell office:value-type="string">
            <text:p>Grässlicher Gremlin</text:p>
          </table:table-cell>
        </table:table-row>
        <table:table-row table:style-name="ro2">
          <table:table-cell office:value-type="float" office:value="2286">
            <text:p>2286</text:p>
          </table:table-cell>
          <table:table-cell office:value-type="string">
            <text:p>Grausiger Gremlin</text:p>
          </table:table-cell>
        </table:table-row>
        <table:table-row table:style-name="ro2">
          <table:table-cell office:value-type="float" office:value="2287">
            <text:p>2287</text:p>
          </table:table-cell>
          <table:table-cell office:value-type="string">
            <text:p>Gieriger Gremlin</text:p>
          </table:table-cell>
        </table:table-row>
        <table:table-row table:style-name="ro2">
          <table:table-cell office:value-type="float" office:value="2288">
            <text:p>2288</text:p>
          </table:table-cell>
          <table:table-cell office:value-type="string">
            <text:p>Grünlicher Gremlin</text:p>
          </table:table-cell>
        </table:table-row>
        <table:table-row table:style-name="ro2">
          <table:table-cell office:value-type="float" office:value="2289">
            <text:p>2289</text:p>
          </table:table-cell>
          <table:table-cell office:value-type="string">
            <text:p>Schrecklicher Dämon</text:p>
          </table:table-cell>
        </table:table-row>
        <table:table-row table:style-name="ro2">
          <table:table-cell office:value-type="float" office:value="2290">
            <text:p>2290</text:p>
          </table:table-cell>
          <table:table-cell office:value-type="string">
            <text:p>Furchtbarer Dämon</text:p>
          </table:table-cell>
        </table:table-row>
        <table:table-row table:style-name="ro2">
          <table:table-cell office:value-type="float" office:value="2291">
            <text:p>2291</text:p>
          </table:table-cell>
          <table:table-cell office:value-type="string">
            <text:p>Abscheulicher Dämon</text:p>
          </table:table-cell>
        </table:table-row>
        <table:table-row table:style-name="ro2">
          <table:table-cell office:value-type="float" office:value="2292">
            <text:p>2292</text:p>
          </table:table-cell>
          <table:table-cell office:value-type="string">
            <text:p>Böser Bandit</text:p>
          </table:table-cell>
        </table:table-row>
        <table:table-row table:style-name="ro2">
          <table:table-cell office:value-type="float" office:value="2293">
            <text:p>2293</text:p>
          </table:table-cell>
          <table:table-cell office:value-type="string">
            <text:p>Rabiater Räuber</text:p>
          </table:table-cell>
        </table:table-row>
        <table:table-row table:style-name="ro2">
          <table:table-cell office:value-type="float" office:value="2294">
            <text:p>2294</text:p>
          </table:table-cell>
          <table:table-cell office:value-type="string">
            <text:p>Dubioser Dieb</text:p>
          </table:table-cell>
        </table:table-row>
        <table:table-row table:style-name="ro2">
          <table:table-cell office:value-type="float" office:value="2295">
            <text:p>2295</text:p>
          </table:table-cell>
          <table:table-cell office:value-type="string">
            <text:p>Basilisk</text:p>
          </table:table-cell>
        </table:table-row>
        <table:table-row table:style-name="ro2">
          <table:table-cell office:value-type="float" office:value="2296">
            <text:p>2296</text:p>
          </table:table-cell>
          <table:table-cell office:value-type="string">
            <text:p>Feuerbasilisk</text:p>
          </table:table-cell>
        </table:table-row>
        <table:table-row table:style-name="ro2">
          <table:table-cell office:value-type="float" office:value="2297">
            <text:p>2297</text:p>
          </table:table-cell>
          <table:table-cell office:value-type="string">
            <text:p>Alien des Zwielichts</text:p>
          </table:table-cell>
        </table:table-row>
        <table:table-row table:style-name="ro2">
          <table:table-cell office:value-type="float" office:value="2298">
            <text:p>2298</text:p>
          </table:table-cell>
          <table:table-cell office:value-type="string">
            <text:p>Alien der Hölle</text:p>
          </table:table-cell>
        </table:table-row>
        <table:table-row table:style-name="ro2">
          <table:table-cell office:value-type="float" office:value="2299">
            <text:p>2299</text:p>
          </table:table-cell>
          <table:table-cell office:value-type="string">
            <text:p>Alien des Gifts</text:p>
          </table:table-cell>
        </table:table-row>
        <table:table-row table:style-name="ro2">
          <table:table-cell office:value-type="float" office:value="2300">
            <text:p>2300</text:p>
          </table:table-cell>
          <table:table-cell office:value-type="string">
            <text:p>Finsterer Reiter</text:p>
          </table:table-cell>
        </table:table-row>
        <table:table-row table:style-name="ro2">
          <table:table-cell office:value-type="float" office:value="2301">
            <text:p>2301</text:p>
          </table:table-cell>
          <table:table-cell office:value-type="string">
            <text:p>Feuerelementar</text:p>
          </table:table-cell>
        </table:table-row>
        <table:table-row table:style-name="ro2">
          <table:table-cell office:value-type="float" office:value="2302">
            <text:p>2302</text:p>
          </table:table-cell>
          <table:table-cell office:value-type="string">
            <text:p>Grauer Gargoyle</text:p>
          </table:table-cell>
        </table:table-row>
        <table:table-row table:style-name="ro2">
          <table:table-cell office:value-type="float" office:value="2303">
            <text:p>2303</text:p>
          </table:table-cell>
          <table:table-cell office:value-type="string">
            <text:p>Brauner Gargoyle</text:p>
          </table:table-cell>
        </table:table-row>
        <table:table-row table:style-name="ro2">
          <table:table-cell office:value-type="float" office:value="2304">
            <text:p>2304</text:p>
          </table:table-cell>
          <table:table-cell office:value-type="string">
            <text:p>Sumpfkrokodil</text:p>
          </table:table-cell>
        </table:table-row>
        <table:table-row table:style-name="ro2">
          <table:table-cell office:value-type="float" office:value="2305">
            <text:p>2305</text:p>
          </table:table-cell>
          <table:table-cell office:value-type="string">
            <text:p>Frostalligator</text:p>
          </table:table-cell>
        </table:table-row>
        <table:table-row table:style-name="ro2">
          <table:table-cell office:value-type="float" office:value="2306">
            <text:p>2306</text:p>
          </table:table-cell>
          <table:table-cell office:value-type="string">
            <text:p>Schattenalligator</text:p>
          </table:table-cell>
        </table:table-row>
        <table:table-row table:style-name="ro2">
          <table:table-cell office:value-type="float" office:value="2307">
            <text:p>2307</text:p>
          </table:table-cell>
          <table:table-cell office:value-type="string">
            <text:p>Schlammkrokodil</text:p>
          </table:table-cell>
        </table:table-row>
        <table:table-row table:style-name="ro2">
          <table:table-cell office:value-type="float" office:value="2308">
            <text:p>2308</text:p>
          </table:table-cell>
          <table:table-cell office:value-type="string">
            <text:p>Weißer Gorilla</text:p>
          </table:table-cell>
        </table:table-row>
        <table:table-row table:style-name="ro2">
          <table:table-cell office:value-type="float" office:value="2309">
            <text:p>2309</text:p>
          </table:table-cell>
          <table:table-cell office:value-type="string">
            <text:p>Waldgorilla</text:p>
          </table:table-cell>
        </table:table-row>
        <table:table-row table:style-name="ro2">
          <table:table-cell office:value-type="float" office:value="2310">
            <text:p>2310</text:p>
          </table:table-cell>
          <table:table-cell office:value-type="string">
            <text:p>Berggorilla</text:p>
          </table:table-cell>
        </table:table-row>
        <table:table-row table:style-name="ro2">
          <table:table-cell office:value-type="float" office:value="2311">
            <text:p>2311</text:p>
          </table:table-cell>
          <table:table-cell office:value-type="string">
            <text:p>Skelett</text:p>
          </table:table-cell>
        </table:table-row>
        <table:table-row table:style-name="ro2">
          <table:table-cell office:value-type="float" office:value="2312">
            <text:p>2312</text:p>
          </table:table-cell>
          <table:table-cell office:value-type="string">
            <text:p>Voodoo-Skelett</text:p>
          </table:table-cell>
        </table:table-row>
        <table:table-row table:style-name="ro2">
          <table:table-cell office:value-type="float" office:value="2313">
            <text:p>2313</text:p>
          </table:table-cell>
          <table:table-cell office:value-type="string">
            <text:p>Voodoo-Meister</text:p>
          </table:table-cell>
        </table:table-row>
        <table:table-row table:style-name="ro2">
          <table:table-cell office:value-type="float" office:value="2314">
            <text:p>2314</text:p>
          </table:table-cell>
          <table:table-cell office:value-type="string">
            <text:p>Skelettkämpfer</text:p>
          </table:table-cell>
        </table:table-row>
        <table:table-row table:style-name="ro2">
          <table:table-cell office:value-type="float" office:value="2315">
            <text:p>2315</text:p>
          </table:table-cell>
          <table:table-cell office:value-type="string">
            <text:p>Skelettkrieger</text:p>
          </table:table-cell>
        </table:table-row>
        <table:table-row table:style-name="ro2">
          <table:table-cell office:value-type="float" office:value="2316">
            <text:p>2316</text:p>
          </table:table-cell>
          <table:table-cell office:value-type="string">
            <text:p>Schrecken der Nacht</text:p>
          </table:table-cell>
        </table:table-row>
        <table:table-row table:style-name="ro2">
          <table:table-cell office:value-type="float" office:value="2317">
            <text:p>2317</text:p>
          </table:table-cell>
          <table:table-cell office:value-type="string">
            <text:p>Medusa der Sümpfe</text:p>
          </table:table-cell>
        </table:table-row>
        <table:table-row table:style-name="ro2">
          <table:table-cell office:value-type="float" office:value="2318">
            <text:p>2318</text:p>
          </table:table-cell>
          <table:table-cell office:value-type="string">
            <text:p>Medusa der Nacht</text:p>
          </table:table-cell>
        </table:table-row>
        <table:table-row table:style-name="ro2">
          <table:table-cell office:value-type="float" office:value="2319">
            <text:p>2319</text:p>
          </table:table-cell>
          <table:table-cell office:value-type="string">
            <text:p>Babyelefant</text:p>
          </table:table-cell>
        </table:table-row>
        <table:table-row table:style-name="ro2">
          <table:table-cell office:value-type="float" office:value="2320">
            <text:p>2320</text:p>
          </table:table-cell>
          <table:table-cell office:value-type="string">
            <text:p>Löwe</text:p>
          </table:table-cell>
        </table:table-row>
        <table:table-row table:style-name="ro2">
          <table:table-cell office:value-type="float" office:value="2321">
            <text:p>2321</text:p>
          </table:table-cell>
          <table:table-cell office:value-type="string">
            <text:p>Wilder Keiler</text:p>
          </table:table-cell>
        </table:table-row>
        <table:table-row table:style-name="ro2">
          <table:table-cell office:value-type="float" office:value="2322">
            <text:p>2322</text:p>
          </table:table-cell>
          <table:table-cell office:value-type="string">
            <text:p>Wilde Sau</text:p>
          </table:table-cell>
        </table:table-row>
        <table:table-row table:style-name="ro2">
          <table:table-cell office:value-type="float" office:value="2323">
            <text:p>2323</text:p>
          </table:table-cell>
          <table:table-cell office:value-type="string">
            <text:p>Windelementar</text:p>
          </table:table-cell>
        </table:table-row>
        <table:table-row table:style-name="ro2">
          <table:table-cell office:value-type="float" office:value="2324">
            <text:p>2324</text:p>
          </table:table-cell>
          <table:table-cell office:value-type="string">
            <text:p>Sandsturm</text:p>
          </table:table-cell>
        </table:table-row>
        <table:table-row table:style-name="ro2">
          <table:table-cell office:value-type="float" office:value="2325">
            <text:p>2325</text:p>
          </table:table-cell>
          <table:table-cell office:value-type="string">
            <text:p>Schmeißfliegen</text:p>
          </table:table-cell>
        </table:table-row>
        <table:table-row table:style-name="ro2">
          <table:table-cell office:value-type="float" office:value="2326">
            <text:p>2326</text:p>
          </table:table-cell>
          <table:table-cell office:value-type="string">
            <text:p>Terrorbaum</text:p>
          </table:table-cell>
        </table:table-row>
        <table:table-row table:style-name="ro2">
          <table:table-cell office:value-type="float" office:value="2327">
            <text:p>2327</text:p>
          </table:table-cell>
          <table:table-cell office:value-type="string">
            <text:p>Verseuchter Baum</text:p>
          </table:table-cell>
        </table:table-row>
        <table:table-row table:style-name="ro2">
          <table:table-cell office:value-type="float" office:value="2328">
            <text:p>2328</text:p>
          </table:table-cell>
          <table:table-cell office:value-type="string">
            <text:p>Gespenst</text:p>
          </table:table-cell>
        </table:table-row>
        <table:table-row table:style-name="ro2">
          <table:table-cell office:value-type="float" office:value="2329">
            <text:p>2329</text:p>
          </table:table-cell>
          <table:table-cell office:value-type="string">
            <text:p>Feuerglompf</text:p>
          </table:table-cell>
        </table:table-row>
        <table:table-row table:style-name="ro2">
          <table:table-cell office:value-type="float" office:value="2330">
            <text:p>2330</text:p>
          </table:table-cell>
          <table:table-cell office:value-type="string">
            <text:p>Wasserglompf</text:p>
          </table:table-cell>
        </table:table-row>
        <table:table-row table:style-name="ro2">
          <table:table-cell office:value-type="float" office:value="2331">
            <text:p>2331</text:p>
          </table:table-cell>
          <table:table-cell office:value-type="string">
            <text:p>Sumpfglompf</text:p>
          </table:table-cell>
        </table:table-row>
        <table:table-row table:style-name="ro2">
          <table:table-cell office:value-type="float" office:value="2332">
            <text:p>2332</text:p>
          </table:table-cell>
          <table:table-cell office:value-type="string">
            <text:p>Schweinezyklop</text:p>
          </table:table-cell>
        </table:table-row>
        <table:table-row table:style-name="ro2">
          <table:table-cell office:value-type="float" office:value="2333">
            <text:p>2333</text:p>
          </table:table-cell>
          <table:table-cell office:value-type="string">
            <text:p>Sandzyklop</text:p>
          </table:table-cell>
        </table:table-row>
        <table:table-row table:style-name="ro2">
          <table:table-cell office:value-type="float" office:value="2334">
            <text:p>2334</text:p>
          </table:table-cell>
          <table:table-cell office:value-type="string">
            <text:p>Höllenzyklop</text:p>
          </table:table-cell>
        </table:table-row>
        <table:table-row table:style-name="ro2">
          <table:table-cell office:value-type="float" office:value="2335">
            <text:p>2335</text:p>
          </table:table-cell>
          <table:table-cell office:value-type="string">
            <text:p>Höhlenzyklop</text:p>
          </table:table-cell>
        </table:table-row>
        <table:table-row table:style-name="ro2">
          <table:table-cell office:value-type="float" office:value="2336">
            <text:p>2336</text:p>
          </table:table-cell>
          <table:table-cell office:value-type="string">
            <text:p>Oktopus</text:p>
          </table:table-cell>
        </table:table-row>
        <table:table-row table:style-name="ro2">
          <table:table-cell office:value-type="float" office:value="2337">
            <text:p>2337</text:p>
          </table:table-cell>
          <table:table-cell office:value-type="string">
            <text:p>Don Capisce</text:p>
          </table:table-cell>
        </table:table-row>
        <table:table-row table:style-name="ro2">
          <table:table-cell office:value-type="float" office:value="2338">
            <text:p>2338</text:p>
          </table:table-cell>
          <table:table-cell office:value-type="string">
            <text:p>Grauer Dragor</text:p>
          </table:table-cell>
        </table:table-row>
        <table:table-row table:style-name="ro2">
          <table:table-cell office:value-type="float" office:value="2339">
            <text:p>2339</text:p>
          </table:table-cell>
          <table:table-cell office:value-type="string">
            <text:p>Hinterhältiger Halunke</text:p>
          </table:table-cell>
        </table:table-row>
        <table:table-row table:style-name="ro2">
          <table:table-cell office:value-type="float" office:value="2340">
            <text:p>2340</text:p>
          </table:table-cell>
          <table:table-cell office:value-type="string">
            <text:p>Halsabschneider</text:p>
          </table:table-cell>
        </table:table-row>
        <table:table-row table:style-name="ro2">
          <table:table-cell office:value-type="float" office:value="2341">
            <text:p>2341</text:p>
          </table:table-cell>
          <table:table-cell office:value-type="string">
            <text:p>Grabräuber</text:p>
          </table:table-cell>
        </table:table-row>
        <table:table-row table:style-name="ro2">
          <table:table-cell office:value-type="float" office:value="2342">
            <text:p>2342</text:p>
          </table:table-cell>
          <table:table-cell office:value-type="string">
            <text:p>Schwarzes Phantom</text:p>
          </table:table-cell>
        </table:table-row>
        <table:table-row table:style-name="ro2">
          <table:table-cell office:value-type="float" office:value="2343">
            <text:p>2343</text:p>
          </table:table-cell>
          <table:table-cell office:value-type="string">
            <text:p>Unheiliger Mönch</text:p>
          </table:table-cell>
        </table:table-row>
        <table:table-row table:style-name="ro2">
          <table:table-cell office:value-type="float" office:value="2344">
            <text:p>2344</text:p>
          </table:table-cell>
          <table:table-cell office:value-type="string">
            <text:p>Kuttenträger</text:p>
          </table:table-cell>
        </table:table-row>
        <table:table-row table:style-name="ro2">
          <table:table-cell office:value-type="float" office:value="2345">
            <text:p>2345</text:p>
          </table:table-cell>
          <table:table-cell office:value-type="string">
            <text:p>Drache des Wahnsinns</text:p>
          </table:table-cell>
        </table:table-row>
        <table:table-row table:style-name="ro2">
          <table:table-cell office:value-type="float" office:value="2346">
            <text:p>2346</text:p>
          </table:table-cell>
          <table:table-cell office:value-type="string">
            <text:p>Dragor der Kälte</text:p>
          </table:table-cell>
        </table:table-row>
        <table:table-row table:style-name="ro2">
          <table:table-cell office:value-type="float" office:value="2347">
            <text:p>2347</text:p>
          </table:table-cell>
          <table:table-cell office:value-type="string">
            <text:p>Dragor der Hölle</text:p>
          </table:table-cell>
        </table:table-row>
        <table:table-row table:style-name="ro2">
          <table:table-cell office:value-type="float" office:value="2348">
            <text:p>2348</text:p>
          </table:table-cell>
          <table:table-cell office:value-type="string">
            <text:p>Riesendrache</text:p>
          </table:table-cell>
        </table:table-row>
        <table:table-row table:style-name="ro2">
          <table:table-cell office:value-type="float" office:value="2349">
            <text:p>2349</text:p>
          </table:table-cell>
          <table:table-cell office:value-type="string">
            <text:p>Schlitzerechse</text:p>
          </table:table-cell>
        </table:table-row>
        <table:table-row table:style-name="ro2">
          <table:table-cell office:value-type="float" office:value="2350">
            <text:p>2350</text:p>
          </table:table-cell>
          <table:table-cell office:value-type="string">
            <text:p>Echsenbandit</text:p>
          </table:table-cell>
        </table:table-row>
        <table:table-row table:style-name="ro2">
          <table:table-cell office:value-type="float" office:value="2351">
            <text:p>2351</text:p>
          </table:table-cell>
          <table:table-cell office:value-type="string">
            <text:p>Krieger der Berge</text:p>
          </table:table-cell>
        </table:table-row>
        <table:table-row table:style-name="ro2">
          <table:table-cell office:value-type="float" office:value="2352">
            <text:p>2352</text:p>
          </table:table-cell>
          <table:table-cell office:value-type="string">
            <text:p>Sumpfkrieger</text:p>
          </table:table-cell>
        </table:table-row>
        <table:table-row table:style-name="ro2">
          <table:table-cell office:value-type="float" office:value="2353">
            <text:p>2353</text:p>
          </table:table-cell>
          <table:table-cell office:value-type="string">
            <text:p>Extraterrestrischer</text:p>
          </table:table-cell>
        </table:table-row>
        <table:table-row table:style-name="ro2">
          <table:table-cell office:value-type="float" office:value="2354">
            <text:p>2354</text:p>
          </table:table-cell>
          <table:table-cell office:value-type="string">
            <text:p>Fremdplanetarier</text:p>
          </table:table-cell>
        </table:table-row>
        <table:table-row table:style-name="ro2">
          <table:table-cell office:value-type="float" office:value="2355">
            <text:p>2355</text:p>
          </table:table-cell>
          <table:table-cell office:value-type="string">
            <text:p>Fernweltler</text:p>
          </table:table-cell>
        </table:table-row>
        <table:table-row table:style-name="ro2">
          <table:table-cell office:value-type="float" office:value="2356">
            <text:p>2356</text:p>
          </table:table-cell>
          <table:table-cell office:value-type="string">
            <text:p>Kleiner Grüner</text:p>
          </table:table-cell>
        </table:table-row>
        <table:table-row table:style-name="ro2">
          <table:table-cell office:value-type="float" office:value="2357">
            <text:p>2357</text:p>
          </table:table-cell>
          <table:table-cell office:value-type="string">
            <text:p>Drache der Finsternis</text:p>
          </table:table-cell>
        </table:table-row>
        <table:table-row table:style-name="ro2">
          <table:table-cell office:value-type="float" office:value="2358">
            <text:p>2358</text:p>
          </table:table-cell>
          <table:table-cell office:value-type="string">
            <text:p>Schwarzschädelkrieger</text:p>
          </table:table-cell>
        </table:table-row>
        <table:table-row table:style-name="ro2">
          <table:table-cell office:value-type="float" office:value="2359">
            <text:p>2359</text:p>
          </table:table-cell>
          <table:table-cell office:value-type="string">
            <text:p>Drache des Gifts</text:p>
          </table:table-cell>
        </table:table-row>
        <table:table-row table:style-name="ro2">
          <table:table-cell office:value-type="float" office:value="2360">
            <text:p>2360</text:p>
          </table:table-cell>
          <table:table-cell office:value-type="string">
            <text:p>Dragor der Sümpfe</text:p>
          </table:table-cell>
        </table:table-row>
        <table:table-row table:style-name="ro2">
          <table:table-cell office:value-type="float" office:value="2361">
            <text:p>2361</text:p>
          </table:table-cell>
          <table:table-cell office:value-type="string">
            <text:p>Ungeheuer</text:p>
          </table:table-cell>
        </table:table-row>
        <table:table-row table:style-name="ro2">
          <table:table-cell office:value-type="float" office:value="2362">
            <text:p>2362</text:p>
          </table:table-cell>
          <table:table-cell office:value-type="string">
            <text:p>Menschenfresser</text:p>
          </table:table-cell>
        </table:table-row>
        <table:table-row table:style-name="ro2">
          <table:table-cell office:value-type="float" office:value="2363">
            <text:p>2363</text:p>
          </table:table-cell>
          <table:table-cell office:value-type="string">
            <text:p>Mordmaschine</text:p>
          </table:table-cell>
        </table:table-row>
        <table:table-row table:style-name="ro2">
          <table:table-cell office:value-type="float" office:value="2364">
            <text:p>2364</text:p>
          </table:table-cell>
          <table:table-cell office:value-type="string">
            <text:p>Schwarzschädelritter</text:p>
          </table:table-cell>
        </table:table-row>
        <table:table-row table:style-name="ro2">
          <table:table-cell office:value-type="float" office:value="2365">
            <text:p>2365</text:p>
          </table:table-cell>
          <table:table-cell office:value-type="string">
            <text:p>Herr der Finsternis</text:p>
          </table:table-cell>
        </table:table-row>
        <table:table-row table:style-name="ro2">
          <table:table-cell office:value-type="float" office:value="2366">
            <text:p>2366</text:p>
          </table:table-cell>
          <table:table-cell office:value-type="string">
            <text:p>Grausiger Giftgremlin</text:p>
          </table:table-cell>
        </table:table-row>
        <table:table-row table:style-name="ro2">
          <table:table-cell office:value-type="float" office:value="2367">
            <text:p>2367</text:p>
          </table:table-cell>
          <table:table-cell office:value-type="string">
            <text:p>Vulkangeist</text:p>
          </table:table-cell>
        </table:table-row>
        <table:table-row table:style-name="ro2">
          <table:table-cell office:value-type="float" office:value="2368">
            <text:p>2368</text:p>
          </table:table-cell>
          <table:table-cell office:value-type="string">
            <text:p>Höllenwesen</text:p>
          </table:table-cell>
        </table:table-row>
        <table:table-row table:style-name="ro2">
          <table:table-cell office:value-type="float" office:value="2369">
            <text:p>2369</text:p>
          </table:table-cell>
          <table:table-cell office:value-type="string">
            <text:p>Räuberhauptmann</text:p>
          </table:table-cell>
        </table:table-row>
        <table:table-row table:style-name="ro2">
          <table:table-cell office:value-type="float" office:value="2370">
            <text:p>2370</text:p>
          </table:table-cell>
          <table:table-cell office:value-type="string">
            <text:p>Echsenkönig</text:p>
          </table:table-cell>
        </table:table-row>
        <table:table-row table:style-name="ro2">
          <table:table-cell office:value-type="float" office:value="2371">
            <text:p>2371</text:p>
          </table:table-cell>
          <table:table-cell office:value-type="string">
            <text:p>Seeräuberhauptmann</text:p>
          </table:table-cell>
        </table:table-row>
        <table:table-row table:style-name="ro2">
          <table:table-cell office:value-type="float" office:value="2372">
            <text:p>2372</text:p>
          </table:table-cell>
          <table:table-cell office:value-type="string">
            <text:p>Happy Slappy, der Clown</text:p>
          </table:table-cell>
        </table:table-row>
        <table:table-row table:style-name="ro2">
          <table:table-cell office:value-type="float" office:value="2373">
            <text:p>2373</text:p>
          </table:table-cell>
          <table:table-cell office:value-type="string">
            <text:p>Der blinde Messerwerfer</text:p>
          </table:table-cell>
        </table:table-row>
        <table:table-row table:style-name="ro2">
          <table:table-cell office:value-type="float" office:value="2374">
            <text:p>2374</text:p>
          </table:table-cell>
          <table:table-cell office:value-type="string">
            <text:p>Zwergenwüchsiger Gnom</text:p>
          </table:table-cell>
        </table:table-row>
        <table:table-row table:style-name="ro2">
          <table:table-cell office:value-type="float" office:value="2375">
            <text:p>2375</text:p>
          </table:table-cell>
          <table:table-cell office:value-type="string">
            <text:p>Die bärtige Lady</text:p>
          </table:table-cell>
        </table:table-row>
        <table:table-row table:style-name="ro2">
          <table:table-cell office:value-type="float" office:value="2376">
            <text:p>2376</text:p>
          </table:table-cell>
          <table:table-cell office:value-type="string">
            <text:p>Der verrückte Jongleur</text:p>
          </table:table-cell>
        </table:table-row>
        <table:table-row table:style-name="ro2">
          <table:table-cell office:value-type="float" office:value="2377">
            <text:p>2377</text:p>
          </table:table-cell>
          <table:table-cell office:value-type="string">
            <text:p>Siamesische Zwillinge</text:p>
          </table:table-cell>
        </table:table-row>
        <table:table-row table:style-name="ro2">
          <table:table-cell office:value-type="float" office:value="2378">
            <text:p>2378</text:p>
          </table:table-cell>
          <table:table-cell office:value-type="string">
            <text:p>Spaßmacher Bronko</text:p>
          </table:table-cell>
        </table:table-row>
        <table:table-row table:style-name="ro2">
          <table:table-cell office:value-type="float" office:value="2379">
            <text:p>2379</text:p>
          </table:table-cell>
          <table:table-cell office:value-type="string">
            <text:p>Der Schlangenmensch</text:p>
          </table:table-cell>
        </table:table-row>
        <table:table-row table:style-name="ro2">
          <table:table-cell office:value-type="float" office:value="2380">
            <text:p>2380</text:p>
          </table:table-cell>
          <table:table-cell office:value-type="string">
            <text:p>Madame Mystique</text:p>
          </table:table-cell>
        </table:table-row>
        <table:table-row table:style-name="ro2">
          <table:table-cell office:value-type="float" office:value="2381">
            <text:p>2381</text:p>
          </table:table-cell>
          <table:table-cell office:value-type="string">
            <text:p>Beppo der Terror-Clown</text:p>
          </table:table-cell>
        </table:table-row>
        <table:table-row table:style-name="ro2">
          <table:table-cell office:value-type="float" office:value="2382">
            <text:p>2382</text:p>
          </table:table-cell>
          <table:table-cell office:value-type="string">
            <text:p>Ruhelose Seele</text:p>
          </table:table-cell>
        </table:table-row>
        <table:table-row table:style-name="ro2">
          <table:table-cell office:value-type="float" office:value="2383">
            <text:p>2383</text:p>
          </table:table-cell>
          <table:table-cell office:value-type="string">
            <text:p>Wütende Seele</text:p>
          </table:table-cell>
        </table:table-row>
        <table:table-row table:style-name="ro2">
          <table:table-cell office:value-type="float" office:value="2384">
            <text:p>2384</text:p>
          </table:table-cell>
          <table:table-cell office:value-type="string">
            <text:p>Alte Seele</text:p>
          </table:table-cell>
        </table:table-row>
        <table:table-row table:style-name="ro2">
          <table:table-cell office:value-type="float" office:value="2385">
            <text:p>2385</text:p>
          </table:table-cell>
          <table:table-cell office:value-type="string">
            <text:p>Quälgeist</text:p>
          </table:table-cell>
        </table:table-row>
        <table:table-row table:style-name="ro2">
          <table:table-cell office:value-type="float" office:value="2386">
            <text:p>2386</text:p>
          </table:table-cell>
          <table:table-cell office:value-type="string">
            <text:p>Seelenklumpen</text:p>
          </table:table-cell>
        </table:table-row>
        <table:table-row table:style-name="ro2">
          <table:table-cell office:value-type="float" office:value="2387">
            <text:p>2387</text:p>
          </table:table-cell>
          <table:table-cell office:value-type="string">
            <text:p>Peitscher</text:p>
          </table:table-cell>
        </table:table-row>
        <table:table-row table:style-name="ro2">
          <table:table-cell office:value-type="float" office:value="2388">
            <text:p>2388</text:p>
          </table:table-cell>
          <table:table-cell office:value-type="string">
            <text:p>Höllenhund</text:p>
          </table:table-cell>
        </table:table-row>
        <table:table-row table:style-name="ro2">
          <table:table-cell office:value-type="float" office:value="2389">
            <text:p>2389</text:p>
          </table:table-cell>
          <table:table-cell office:value-type="string">
            <text:p>Führerhaufen</text:p>
          </table:table-cell>
        </table:table-row>
        <table:table-row table:style-name="ro2">
          <table:table-cell office:value-type="float" office:value="2390">
            <text:p>2390</text:p>
          </table:table-cell>
          <table:table-cell office:value-type="string">
            <text:p>Des Teufels Advokat</text:p>
          </table:table-cell>
        </table:table-row>
        <table:table-row table:style-name="ro2">
          <table:table-cell office:value-type="float" office:value="2391">
            <text:p>2391</text:p>
          </table:table-cell>
          <table:table-cell office:value-type="string">
            <text:p>Beelzeboss</text:p>
          </table:table-cell>
        </table:table-row>
        <table:table-row table:style-name="ro2">
          <table:table-cell office:value-type="float" office:value="2392">
            <text:p>2392</text:p>
          </table:table-cell>
          <table:table-cell office:value-type="string">
            <text:p>Klabauterkahn</text:p>
          </table:table-cell>
        </table:table-row>
        <table:table-row table:style-name="ro2">
          <table:table-cell office:value-type="float" office:value="2393">
            <text:p>2393</text:p>
          </table:table-cell>
          <table:table-cell office:value-type="string">
            <text:p>Todesseestern</text:p>
          </table:table-cell>
        </table:table-row>
        <table:table-row table:style-name="ro2">
          <table:table-cell office:value-type="float" office:value="2394">
            <text:p>2394</text:p>
          </table:table-cell>
          <table:table-cell office:value-type="string">
            <text:p>Quietschgelber Tod</text:p>
          </table:table-cell>
        </table:table-row>
        <table:table-row table:style-name="ro2">
          <table:table-cell office:value-type="float" office:value="2395">
            <text:p>2395</text:p>
          </table:table-cell>
          <table:table-cell office:value-type="string">
            <text:p>Terror aus der Tiefe</text:p>
          </table:table-cell>
        </table:table-row>
        <table:table-row table:style-name="ro2">
          <table:table-cell office:value-type="float" office:value="2396">
            <text:p>2396</text:p>
          </table:table-cell>
          <table:table-cell office:value-type="string">
            <text:p>Garstige Göre</text:p>
          </table:table-cell>
        </table:table-row>
        <table:table-row table:style-name="ro2">
          <table:table-cell office:value-type="float" office:value="2397">
            <text:p>2397</text:p>
          </table:table-cell>
          <table:table-cell office:value-type="string">
            <text:p>Dunkelzwergenkönig</text:p>
          </table:table-cell>
        </table:table-row>
        <table:table-row table:style-name="ro2">
          <table:table-cell office:value-type="float" office:value="2398">
            <text:p>2398</text:p>
          </table:table-cell>
          <table:table-cell office:value-type="string">
            <text:p>Unsichtbare Bedrohung</text:p>
          </table:table-cell>
        </table:table-row>
        <table:table-row table:style-name="ro2">
          <table:table-cell office:value-type="float" office:value="2399">
            <text:p>2399</text:p>
          </table:table-cell>
          <table:table-cell office:value-type="string">
            <text:p>Biggie the Pimp</text:p>
          </table:table-cell>
        </table:table-row>
        <table:table-row table:style-name="ro2">
          <table:table-cell office:value-type="float" office:value="2400">
            <text:p>2400</text:p>
          </table:table-cell>
          <table:table-cell office:value-type="string">
            <text:p>Der Graf</text:p>
          </table:table-cell>
        </table:table-row>
        <table:table-row table:style-name="ro2">
          <table:table-cell office:value-type="float" office:value="2401">
            <text:p>2401</text:p>
          </table:table-cell>
          <table:table-cell office:value-type="string">
            <text:p>Goblinmagier</text:p>
          </table:table-cell>
        </table:table-row>
        <table:table-row table:style-name="ro2">
          <table:table-cell office:value-type="float" office:value="2402">
            <text:p>2402</text:p>
          </table:table-cell>
          <table:table-cell office:value-type="string">
            <text:p>Dschinn</text:p>
          </table:table-cell>
        </table:table-row>
        <table:table-row table:style-name="ro2">
          <table:table-cell office:value-type="float" office:value="2403">
            <text:p>2403</text:p>
          </table:table-cell>
          <table:table-cell office:value-type="string">
            <text:p>Ninja-Gnome</text:p>
          </table:table-cell>
        </table:table-row>
        <table:table-row table:style-name="ro2">
          <table:table-cell office:value-type="float" office:value="2404">
            <text:p>2404</text:p>
          </table:table-cell>
          <table:table-cell office:value-type="string">
            <text:p>Titan</text:p>
          </table:table-cell>
        </table:table-row>
        <table:table-row table:style-name="ro2">
          <table:table-cell office:value-type="float" office:value="2405">
            <text:p>2405</text:p>
          </table:table-cell>
          <table:table-cell office:value-type="string">
            <text:p>Superassassin</text:p>
          </table:table-cell>
        </table:table-row>
        <table:table-row table:style-name="ro2">
          <table:table-cell office:value-type="float" office:value="2406">
            <text:p>2406</text:p>
          </table:table-cell>
          <table:table-cell office:value-type="string">
            <text:p>Der Tote Baron</text:p>
          </table:table-cell>
        </table:table-row>
        <table:table-row table:style-name="ro2">
          <table:table-cell office:value-type="float" office:value="2407">
            <text:p>2407</text:p>
          </table:table-cell>
          <table:table-cell office:value-type="string">
            <text:p>Hydra</text:p>
          </table:table-cell>
        </table:table-row>
        <table:table-row table:style-name="ro2">
          <table:table-cell office:value-type="float" office:value="2408">
            <text:p>2408</text:p>
          </table:table-cell>
          <table:table-cell office:value-type="string">
            <text:p>Blinder Zyklop</text:p>
          </table:table-cell>
        </table:table-row>
        <table:table-row table:style-name="ro2">
          <table:table-cell office:value-type="float" office:value="2409">
            <text:p>2409</text:p>
          </table:table-cell>
          <table:table-cell office:value-type="string">
            <text:p>Klomann der Barbar</text:p>
          </table:table-cell>
        </table:table-row>
        <table:table-row table:style-name="ro2">
          <table:table-cell office:value-type="float" office:value="2410">
            <text:p>2410</text:p>
          </table:table-cell>
          <table:table-cell office:value-type="string">
            <text:p>Cerberos</text:p>
          </table:table-cell>
        </table:table-row>
        <table:table-row table:style-name="ro2">
          <table:table-cell office:value-type="float" office:value="2411">
            <text:p>2411</text:p>
          </table:table-cell>
          <table:table-cell office:value-type="string">
            <text:p>Zombie-Berserker</text:p>
          </table:table-cell>
        </table:table-row>
        <table:table-row table:style-name="ro2">
          <table:table-cell office:value-type="float" office:value="2412">
            <text:p>2412</text:p>
          </table:table-cell>
          <table:table-cell office:value-type="string">
            <text:p>Das Ding</text:p>
          </table:table-cell>
        </table:table-row>
        <table:table-row table:style-name="ro2">
          <table:table-cell office:value-type="float" office:value="2413">
            <text:p>2413</text:p>
          </table:table-cell>
          <table:table-cell office:value-type="string">
            <text:p>Niedliches Katzenbaby</text:p>
          </table:table-cell>
        </table:table-row>
        <table:table-row table:style-name="ro2">
          <table:table-cell office:value-type="float" office:value="2414">
            <text:p>2414</text:p>
          </table:table-cell>
          <table:table-cell office:value-type="string">
            <text:p>Gepanzerter Drache</text:p>
          </table:table-cell>
        </table:table-row>
        <table:table-row table:style-name="ro2">
          <table:table-cell office:value-type="float" office:value="2415">
            <text:p>2415</text:p>
          </table:table-cell>
          <table:table-cell office:value-type="string">
            <text:p>Arsch mit Ohren</text:p>
          </table:table-cell>
        </table:table-row>
        <table:table-row table:style-name="ro2">
          <table:table-cell office:value-type="float" office:value="2416">
            <text:p>2416</text:p>
          </table:table-cell>
          <table:table-cell office:value-type="string">
            <text:p>Kreaturen</text:p>
          </table:table-cell>
        </table:table-row>
        <table:table-row table:style-name="ro2">
          <table:table-cell office:value-type="float" office:value="2417">
            <text:p>2417</text:p>
          </table:table-cell>
          <table:table-cell office:value-type="string">
            <text:p>Flederschrecken</text:p>
          </table:table-cell>
        </table:table-row>
        <table:table-row table:style-name="ro2">
          <table:table-cell office:value-type="float" office:value="2418">
            <text:p>2418</text:p>
          </table:table-cell>
          <table:table-cell office:value-type="string">
            <text:p>Tanzende Ogerbrüder</text:p>
          </table:table-cell>
        </table:table-row>
        <table:table-row table:style-name="ro2">
          <table:table-cell office:value-type="float" office:value="2419">
            <text:p>2419</text:p>
          </table:table-cell>
          <table:table-cell office:value-type="string">
            <text:p>Ungorth der Unbarmherzige</text:p>
          </table:table-cell>
        </table:table-row>
        <table:table-row table:style-name="ro2">
          <table:table-cell office:value-type="float" office:value="2420">
            <text:p>2420</text:p>
          </table:table-cell>
          <table:table-cell office:value-type="string">
            <text:p>Kuh</text:p>
          </table:table-cell>
        </table:table-row>
        <table:table-row table:style-name="ro2">
          <table:table-cell office:value-type="float" office:value="2421">
            <text:p>2421</text:p>
          </table:table-cell>
          <table:table-cell office:value-type="string">
            <text:p>Pferd</text:p>
          </table:table-cell>
        </table:table-row>
        <table:table-row table:style-name="ro2">
          <table:table-cell office:value-type="float" office:value="2422">
            <text:p>2422</text:p>
          </table:table-cell>
          <table:table-cell office:value-type="string">
            <text:p>Tiger</text:p>
          </table:table-cell>
        </table:table-row>
        <table:table-row table:style-name="ro2">
          <table:table-cell office:value-type="float" office:value="2423">
            <text:p>2423</text:p>
          </table:table-cell>
          <table:table-cell office:value-type="string">
            <text:p>Greifendrache</text:p>
          </table:table-cell>
        </table:table-row>
        <table:table-row table:style-name="ro2">
          <table:table-cell office:value-type="float" office:value="2424">
            <text:p>2424</text:p>
          </table:table-cell>
          <table:table-cell office:value-type="string">
            <text:p>Schwein</text:p>
          </table:table-cell>
        </table:table-row>
        <table:table-row table:style-name="ro2">
          <table:table-cell office:value-type="float" office:value="2425">
            <text:p>2425</text:p>
          </table:table-cell>
          <table:table-cell office:value-type="string">
            <text:p>Wolf</text:p>
          </table:table-cell>
        </table:table-row>
        <table:table-row table:style-name="ro2">
          <table:table-cell office:value-type="float" office:value="2426">
            <text:p>2426</text:p>
          </table:table-cell>
          <table:table-cell office:value-type="string">
            <text:p>Raptor</text:p>
          </table:table-cell>
        </table:table-row>
        <table:table-row table:style-name="ro2">
          <table:table-cell office:value-type="float" office:value="2427">
            <text:p>2427</text:p>
          </table:table-cell>
          <table:table-cell office:value-type="string">
            <text:p>Drachengreif</text:p>
          </table:table-cell>
        </table:table-row>
        <table:table-row table:style-name="ro2">
          <table:table-cell office:value-type="float" office:value="2430">
            <text:p>2430</text:p>
          </table:table-cell>
          <table:table-cell office:value-type="string">
            <text:p>Wer auf einer Kuh herumreitet, muss wenigstens nicht zu Fuß gehen.</text:p>
          </table:table-cell>
        </table:table-row>
        <table:table-row table:style-name="ro2">
          <table:table-cell office:value-type="float" office:value="2431">
            <text:p>2431</text:p>
          </table:table-cell>
          <table:table-cell office:value-type="string">
            <text:p>Ein stolzes Ross für stolze Helden. Damit kann man sich sehen lassen.</text:p>
          </table:table-cell>
        </table:table-row>
        <table:table-row table:style-name="ro2">
          <table:table-cell office:value-type="float" office:value="2432">
            <text:p>2432</text:p>
          </table:table-cell>
          <table:table-cell office:value-type="string">
            <text:p>Ein wilder blauer Tiger ist beileibe keine harmlose Miezekatze.</text:p>
          </table:table-cell>
        </table:table-row>
        <table:table-row table:style-name="ro2">
          <table:table-cell office:value-type="float" office:value="2433">
            <text:p>2433</text:p>
          </table:table-cell>
          <table:table-cell office:value-type="string">
            <text:p>Um einen Respekt einflößenden Greifendrachen wird man zu Recht häufig beneidet.</text:p>
          </table:table-cell>
        </table:table-row>
        <table:table-row table:style-name="ro2">
          <table:table-cell office:value-type="float" office:value="2434">
            <text:p>2434</text:p>
          </table:table-cell>
          <table:table-cell office:value-type="string">
            <text:p>Ein Schwein ist zumindest marginal besser als überhaupt kein Reittier.</text:p>
          </table:table-cell>
        </table:table-row>
        <table:table-row table:style-name="ro2">
          <table:table-cell office:value-type="float" office:value="2435">
            <text:p>2435</text:p>
          </table:table-cell>
          <table:table-cell office:value-type="string">
            <text:p>So ein großer, böser Wolf ist ein wilder, aber zuverlässiger Gefährte.</text:p>
          </table:table-cell>
        </table:table-row>
        <table:table-row table:style-name="ro2">
          <table:table-cell office:value-type="float" office:value="2436">
            <text:p>2436</text:p>
          </table:table-cell>
          <table:table-cell office:value-type="string">
            <text:p>Ein Raptor ist ein gefährliches Monster, wie aus einer fernen, fremden Welt.</text:p>
          </table:table-cell>
        </table:table-row>
        <table:table-row table:style-name="ro2">
          <table:table-cell office:value-type="float" office:value="2437">
            <text:p>2437</text:p>
          </table:table-cell>
          <table:table-cell office:value-type="string">
            <text:p>Beim Anblick eines Feuer speienden Drachengreifen verstummt jeder vorlaute Knilch.</text:p>
          </table:table-cell>
        </table:table-row>
        <table:table-row table:style-name="ro2">
          <table:table-cell office:value-type="float" office:value="2440">
            <text:p>2440</text:p>
          </table:table-cell>
          <table:table-cell office:value-type="string">
            <text:p>Volk: Menschen</text:p>
          </table:table-cell>
        </table:table-row>
        <table:table-row table:style-name="ro2">
          <table:table-cell office:value-type="float" office:value="2441">
            <text:p>2441</text:p>
          </table:table-cell>
          <table:table-cell office:value-type="string">
            <text:p>Volk: Elfen</text:p>
          </table:table-cell>
        </table:table-row>
        <table:table-row table:style-name="ro2">
          <table:table-cell office:value-type="float" office:value="2442">
            <text:p>2442</text:p>
          </table:table-cell>
          <table:table-cell office:value-type="string">
            <text:p>Volk: Zwerge</text:p>
          </table:table-cell>
        </table:table-row>
        <table:table-row table:style-name="ro2">
          <table:table-cell office:value-type="float" office:value="2443">
            <text:p>2443</text:p>
          </table:table-cell>
          <table:table-cell office:value-type="string">
            <text:p>Volk: Gnome</text:p>
          </table:table-cell>
        </table:table-row>
        <table:table-row table:style-name="ro2">
          <table:table-cell office:value-type="float" office:value="2444">
            <text:p>2444</text:p>
          </table:table-cell>
          <table:table-cell office:value-type="string">
            <text:p>Volk: Orks</text:p>
          </table:table-cell>
        </table:table-row>
        <table:table-row table:style-name="ro2">
          <table:table-cell office:value-type="float" office:value="2445">
            <text:p>2445</text:p>
          </table:table-cell>
          <table:table-cell office:value-type="string">
            <text:p>Volk: Dunkelelfen</text:p>
          </table:table-cell>
        </table:table-row>
        <table:table-row table:style-name="ro2">
          <table:table-cell office:value-type="float" office:value="2446">
            <text:p>2446</text:p>
          </table:table-cell>
          <table:table-cell office:value-type="string">
            <text:p>Volk: Goblins</text:p>
          </table:table-cell>
        </table:table-row>
        <table:table-row table:style-name="ro2">
          <table:table-cell office:value-type="float" office:value="2447">
            <text:p>2447</text:p>
          </table:table-cell>
          <table:table-cell office:value-type="string">
            <text:p>Volk: Dämonen</text:p>
          </table:table-cell>
        </table:table-row>
        <table:table-row table:style-name="ro2">
          <table:table-cell office:value-type="float" office:value="2448">
            <text:p>2448</text:p>
          </table:table-cell>
          <table:table-cell office:value-type="string">
            <text:p>Menschen (wie du und ich) stehen für grundsolide Heldenhaftigkeit.</text:p>
          </table:table-cell>
        </table:table-row>
        <table:table-row table:style-name="ro2">
          <table:table-cell office:value-type="float" office:value="2449">
            <text:p>2449</text:p>
          </table:table-cell>
          <table:table-cell office:value-type="string">
            <text:p>Elfen wandeln grazil durch lauschige Wälder und spitzen ihre Ohren.</text:p>
          </table:table-cell>
        </table:table-row>
        <table:table-row table:style-name="ro2">
          <table:table-cell office:value-type="float" office:value="2450">
            <text:p>2450</text:p>
          </table:table-cell>
          <table:table-cell office:value-type="string">
            <text:p>Zwerge gelten als hart aber herzlich - und ausgesprochen trinkfest.</text:p>
          </table:table-cell>
        </table:table-row>
        <table:table-row table:style-name="ro2">
          <table:table-cell office:value-type="float" office:value="2451">
            <text:p>2451</text:p>
          </table:table-cell>
          <table:table-cell office:value-type="string">
            <text:p>Gnome sind winzig, wuselig und nehmen nichts so richtig ernst.</text:p>
          </table:table-cell>
        </table:table-row>
        <table:table-row table:style-name="ro2">
          <table:table-cell office:value-type="float" office:value="2452">
            <text:p>2452</text:p>
          </table:table-cell>
          <table:table-cell office:value-type="string">
            <text:p>Orks neigen zu Gewalttätigkeiten und denken nie an den Muttertag.</text:p>
          </table:table-cell>
        </table:table-row>
        <table:table-row table:style-name="ro2">
          <table:table-cell office:value-type="float" office:value="2453">
            <text:p>2453</text:p>
          </table:table-cell>
          <table:table-cell office:value-type="string">
            <text:p>Dunkelelfen sind unausgeschlafen und entsprechend übellaunig.</text:p>
          </table:table-cell>
        </table:table-row>
        <table:table-row table:style-name="ro2">
          <table:table-cell office:value-type="float" office:value="2454">
            <text:p>2454</text:p>
          </table:table-cell>
          <table:table-cell office:value-type="string">
            <text:p>Goblins kennt man als kleinwüchsige hinterhältige Nervensägen.</text:p>
          </table:table-cell>
        </table:table-row>
        <table:table-row table:style-name="ro2">
          <table:table-cell office:value-type="float" office:value="2455">
            <text:p>2455</text:p>
          </table:table-cell>
          <table:table-cell office:value-type="string">
            <text:p>Dämonen haben hübsche Hörner und mögen romantische Spaziergänge.</text:p>
          </table:table-cell>
        </table:table-row>
        <table:table-row table:style-name="ro2">
          <table:table-cell office:value-type="float" office:value="2456">
            <text:p>2456</text:p>
          </table:table-cell>
          <table:table-cell office:value-type="string">
            <text:p>Klasse: Krieger</text:p>
          </table:table-cell>
        </table:table-row>
        <table:table-row table:style-name="ro2">
          <table:table-cell office:value-type="float" office:value="2457">
            <text:p>2457</text:p>
          </table:table-cell>
          <table:table-cell office:value-type="string">
            <text:p>Klasse: Magier</text:p>
          </table:table-cell>
        </table:table-row>
        <table:table-row table:style-name="ro2">
          <table:table-cell office:value-type="float" office:value="2458">
            <text:p>2458</text:p>
          </table:table-cell>
          <table:table-cell office:value-type="string">
            <text:p>Klasse: Kundschafter</text:p>
          </table:table-cell>
        </table:table-row>
        <table:table-row table:style-name="ro2">
          <table:table-cell office:value-type="float" office:value="2459">
            <text:p>2459</text:p>
          </table:table-cell>
          <table:table-cell office:value-type="string">
            <text:p>Krieger lieben dicke Rüstungen und schlagkräftige Waffen.</text:p>
          </table:table-cell>
        </table:table-row>
        <table:table-row table:style-name="ro2">
          <table:table-cell office:value-type="float" office:value="2460">
            <text:p>2460</text:p>
          </table:table-cell>
          <table:table-cell office:value-type="string">
            <text:p>Magier halten gerne etwas Abstand und zaubern mächtig rum.</text:p>
          </table:table-cell>
        </table:table-row>
        <table:table-row table:style-name="ro2">
          <table:table-cell office:value-type="float" office:value="2461">
            <text:p>2461</text:p>
          </table:table-cell>
          <table:table-cell office:value-type="string">
            <text:p>Kundschafter sind sehr geschickte Fernkämpfer.</text:p>
          </table:table-cell>
        </table:table-row>
        <table:table-row table:style-name="ro2">
          <table:table-cell office:value-type="float" office:value="3000">
            <text:p>3000</text:p>
          </table:table-cell>
          <table:table-cell office:value-type="string">
            <text:p>Oller Prügel</text:p>
          </table:table-cell>
        </table:table-row>
        <table:table-row table:style-name="ro2">
          <table:table-cell office:value-type="float" office:value="3001">
            <text:p>3001</text:p>
          </table:table-cell>
          <table:table-cell office:value-type="string">
            <text:p>Spielzeugschwert</text:p>
          </table:table-cell>
        </table:table-row>
        <table:table-row table:style-name="ro2">
          <table:table-cell office:value-type="float" office:value="3002">
            <text:p>3002</text:p>
          </table:table-cell>
          <table:table-cell office:value-type="string">
            <text:p>Schuhflegel</text:p>
          </table:table-cell>
        </table:table-row>
        <table:table-row table:style-name="ro2">
          <table:table-cell office:value-type="float" office:value="3003">
            <text:p>3003</text:p>
          </table:table-cell>
          <table:table-cell office:value-type="string">
            <text:p>Nagelkeule</text:p>
          </table:table-cell>
        </table:table-row>
        <table:table-row table:style-name="ro2">
          <table:table-cell office:value-type="float" office:value="3004">
            <text:p>3004</text:p>
          </table:table-cell>
          <table:table-cell office:value-type="string">
            <text:p>Hackebeil</text:p>
          </table:table-cell>
        </table:table-row>
        <table:table-row table:style-name="ro2">
          <table:table-cell office:value-type="float" office:value="3005">
            <text:p>3005</text:p>
          </table:table-cell>
          <table:table-cell office:value-type="string">
            <text:p>Meucheldolch</text:p>
          </table:table-cell>
        </table:table-row>
        <table:table-row table:style-name="ro2">
          <table:table-cell office:value-type="float" office:value="3006">
            <text:p>3006</text:p>
          </table:table-cell>
          <table:table-cell office:value-type="string">
            <text:p>Streitknüppel</text:p>
          </table:table-cell>
        </table:table-row>
        <table:table-row table:style-name="ro2">
          <table:table-cell office:value-type="float" office:value="3007">
            <text:p>3007</text:p>
          </table:table-cell>
          <table:table-cell office:value-type="string">
            <text:p>Handliche Axt</text:p>
          </table:table-cell>
        </table:table-row>
        <table:table-row table:style-name="ro2">
          <table:table-cell office:value-type="float" office:value="3008">
            <text:p>3008</text:p>
          </table:table-cell>
          <table:table-cell office:value-type="string">
            <text:p>Küchenmesser</text:p>
          </table:table-cell>
        </table:table-row>
        <table:table-row table:style-name="ro2">
          <table:table-cell office:value-type="float" office:value="3009">
            <text:p>3009</text:p>
          </table:table-cell>
          <table:table-cell office:value-type="string">
            <text:p>Streitkolben</text:p>
          </table:table-cell>
        </table:table-row>
        <table:table-row table:style-name="ro2">
          <table:table-cell office:value-type="float" office:value="3010">
            <text:p>3010</text:p>
          </table:table-cell>
          <table:table-cell office:value-type="string">
            <text:p>Doppelaxt</text:p>
          </table:table-cell>
        </table:table-row>
        <table:table-row table:style-name="ro2">
          <table:table-cell office:value-type="float" office:value="3011">
            <text:p>3011</text:p>
          </table:table-cell>
          <table:table-cell office:value-type="string">
            <text:p>Verwegener Degen</text:p>
          </table:table-cell>
        </table:table-row>
        <table:table-row table:style-name="ro2">
          <table:table-cell office:value-type="float" office:value="3012">
            <text:p>3012</text:p>
          </table:table-cell>
          <table:table-cell office:value-type="string">
            <text:p>Korrekter Flegel</text:p>
          </table:table-cell>
        </table:table-row>
        <table:table-row table:style-name="ro2">
          <table:table-cell office:value-type="float" office:value="3013">
            <text:p>3013</text:p>
          </table:table-cell>
          <table:table-cell office:value-type="string">
            <text:p>Silberklinge</text:p>
          </table:table-cell>
        </table:table-row>
        <table:table-row table:style-name="ro2">
          <table:table-cell office:value-type="float" office:value="3014">
            <text:p>3014</text:p>
          </table:table-cell>
          <table:table-cell office:value-type="string">
            <text:p>Langschwert</text:p>
          </table:table-cell>
        </table:table-row>
        <table:table-row table:style-name="ro2">
          <table:table-cell office:value-type="float" office:value="3015">
            <text:p>3015</text:p>
          </table:table-cell>
          <table:table-cell office:value-type="string">
            <text:p>Donnerknispel</text:p>
          </table:table-cell>
        </table:table-row>
        <table:table-row table:style-name="ro2">
          <table:table-cell office:value-type="float" office:value="3016">
            <text:p>3016</text:p>
          </table:table-cell>
          <table:table-cell office:value-type="string">
            <text:p>Henkersbeil</text:p>
          </table:table-cell>
        </table:table-row>
        <table:table-row table:style-name="ro2">
          <table:table-cell office:value-type="float" office:value="3017">
            <text:p>3017</text:p>
          </table:table-cell>
          <table:table-cell office:value-type="string">
            <text:p>Fieser Zerfetzer</text:p>
          </table:table-cell>
        </table:table-row>
        <table:table-row table:style-name="ro2">
          <table:table-cell office:value-type="float" office:value="3018">
            <text:p>3018</text:p>
          </table:table-cell>
          <table:table-cell office:value-type="string">
            <text:p>Schädelspalter</text:p>
          </table:table-cell>
        </table:table-row>
        <table:table-row table:style-name="ro2">
          <table:table-cell office:value-type="float" office:value="3019">
            <text:p>3019</text:p>
          </table:table-cell>
          <table:table-cell office:value-type="string">
            <text:p>Harter Hammer</text:p>
          </table:table-cell>
        </table:table-row>
        <table:table-row table:style-name="ro2">
          <table:table-cell office:value-type="float" office:value="3020">
            <text:p>3020</text:p>
          </table:table-cell>
          <table:table-cell office:value-type="string">
            <text:p>Königsschwert</text:p>
          </table:table-cell>
        </table:table-row>
        <table:table-row table:style-name="ro2">
          <table:table-cell office:value-type="float" office:value="3021">
            <text:p>3021</text:p>
          </table:table-cell>
          <table:table-cell office:value-type="string">
            <text:p>Dornenklinge</text:p>
          </table:table-cell>
        </table:table-row>
        <table:table-row table:style-name="ro2">
          <table:table-cell office:value-type="float" office:value="3022">
            <text:p>3022</text:p>
          </table:table-cell>
          <table:table-cell office:value-type="string">
            <text:p>Heftiger Hammer</text:p>
          </table:table-cell>
        </table:table-row>
        <table:table-row table:style-name="ro2">
          <table:table-cell office:value-type="float" office:value="3023">
            <text:p>3023</text:p>
          </table:table-cell>
          <table:table-cell office:value-type="string">
            <text:p>Drachentöter</text:p>
          </table:table-cell>
        </table:table-row>
        <table:table-row table:style-name="ro2">
          <table:table-cell office:value-type="float" office:value="3024">
            <text:p>3024</text:p>
          </table:table-cell>
          <table:table-cell office:value-type="string">
            <text:p>Verdammte Axt</text:p>
          </table:table-cell>
        </table:table-row>
        <table:table-row table:style-name="ro2">
          <table:table-cell office:value-type="float" office:value="3025">
            <text:p>3025</text:p>
          </table:table-cell>
          <table:table-cell office:value-type="string">
            <text:p>Heroenschwert</text:p>
          </table:table-cell>
        </table:table-row>
        <table:table-row table:style-name="ro2">
          <table:table-cell office:value-type="float" office:value="3026">
            <text:p>3026</text:p>
          </table:table-cell>
          <table:table-cell office:value-type="string">
            <text:p>Argumentationshilfe</text:p>
          </table:table-cell>
        </table:table-row>
        <table:table-row table:style-name="ro2">
          <table:table-cell office:value-type="float" office:value="3027">
            <text:p>3027</text:p>
          </table:table-cell>
          <table:table-cell office:value-type="string">
            <text:p>Todtbringer</text:p>
          </table:table-cell>
        </table:table-row>
        <table:table-row table:style-name="ro2">
          <table:table-cell office:value-type="float" office:value="3028">
            <text:p>3028</text:p>
          </table:table-cell>
          <table:table-cell office:value-type="string">
            <text:p>Statussymbol</text:p>
          </table:table-cell>
        </table:table-row>
        <table:table-row table:style-name="ro2">
          <table:table-cell office:value-type="float" office:value="3029">
            <text:p>3029</text:p>
          </table:table-cell>
          <table:table-cell office:value-type="string">
            <text:p>Dämonenklinge</text:p>
          </table:table-cell>
        </table:table-row>
        <table:table-row table:style-name="ro2">
          <table:table-cell office:value-type="float" office:value="3050">
            <text:p>3050</text:p>
          </table:table-cell>
          <table:table-cell office:value-type="string">
            <text:p>Angebissenes Brett</text:p>
          </table:table-cell>
        </table:table-row>
        <table:table-row table:style-name="ro2">
          <table:table-cell office:value-type="float" office:value="3051">
            <text:p>3051</text:p>
          </table:table-cell>
          <table:table-cell office:value-type="string">
            <text:p>Mülltonnendeckel</text:p>
          </table:table-cell>
        </table:table-row>
        <table:table-row table:style-name="ro2">
          <table:table-cell office:value-type="float" office:value="3052">
            <text:p>3052</text:p>
          </table:table-cell>
          <table:table-cell office:value-type="string">
            <text:p>Holzschild</text:p>
          </table:table-cell>
        </table:table-row>
        <table:table-row table:style-name="ro2">
          <table:table-cell office:value-type="float" office:value="3053">
            <text:p>3053</text:p>
          </table:table-cell>
          <table:table-cell office:value-type="string">
            <text:p>Eisernes Gelöt</text:p>
          </table:table-cell>
        </table:table-row>
        <table:table-row table:style-name="ro2">
          <table:table-cell office:value-type="float" office:value="3054">
            <text:p>3054</text:p>
          </table:table-cell>
          <table:table-cell office:value-type="string">
            <text:p>Kriegerschild</text:p>
          </table:table-cell>
        </table:table-row>
        <table:table-row table:style-name="ro2">
          <table:table-cell office:value-type="float" office:value="3055">
            <text:p>3055</text:p>
          </table:table-cell>
          <table:table-cell office:value-type="string">
            <text:p>Totenkopfschild</text:p>
          </table:table-cell>
        </table:table-row>
        <table:table-row table:style-name="ro2">
          <table:table-cell office:value-type="float" office:value="3056">
            <text:p>3056</text:p>
          </table:table-cell>
          <table:table-cell office:value-type="string">
            <text:p>Lichterschild</text:p>
          </table:table-cell>
        </table:table-row>
        <table:table-row table:style-name="ro2">
          <table:table-cell office:value-type="float" office:value="3057">
            <text:p>3057</text:p>
          </table:table-cell>
          <table:table-cell office:value-type="string">
            <text:p>Heroenschild</text:p>
          </table:table-cell>
        </table:table-row>
        <table:table-row table:style-name="ro2">
          <table:table-cell office:value-type="float" office:value="3058">
            <text:p>3058</text:p>
          </table:table-cell>
          <table:table-cell office:value-type="string">
            <text:p>Fürstenschild</text:p>
          </table:table-cell>
        </table:table-row>
        <table:table-row table:style-name="ro2">
          <table:table-cell office:value-type="float" office:value="3059">
            <text:p>3059</text:p>
          </table:table-cell>
          <table:table-cell office:value-type="string">
            <text:p>Dämonenfratze</text:p>
          </table:table-cell>
        </table:table-row>
        <table:table-row table:style-name="ro2">
          <table:table-cell office:value-type="float" office:value="3100">
            <text:p>3100</text:p>
          </table:table-cell>
          <table:table-cell office:value-type="string">
            <text:p>Ganzkörperdose</text:p>
          </table:table-cell>
        </table:table-row>
        <table:table-row table:style-name="ro2">
          <table:table-cell office:value-type="float" office:value="3101">
            <text:p>3101</text:p>
          </table:table-cell>
          <table:table-cell office:value-type="string">
            <text:p>Blechgeklöter</text:p>
          </table:table-cell>
        </table:table-row>
        <table:table-row table:style-name="ro2">
          <table:table-cell office:value-type="float" office:value="3102">
            <text:p>3102</text:p>
          </table:table-cell>
          <table:table-cell office:value-type="string">
            <text:p>Brauchbare Rüstung</text:p>
          </table:table-cell>
        </table:table-row>
        <table:table-row table:style-name="ro2">
          <table:table-cell office:value-type="float" office:value="3103">
            <text:p>3103</text:p>
          </table:table-cell>
          <table:table-cell office:value-type="string">
            <text:p>Turnierrüstung</text:p>
          </table:table-cell>
        </table:table-row>
        <table:table-row table:style-name="ro2">
          <table:table-cell office:value-type="float" office:value="3104">
            <text:p>3104</text:p>
          </table:table-cell>
          <table:table-cell office:value-type="string">
            <text:p>Protzige Rüstung</text:p>
          </table:table-cell>
        </table:table-row>
        <table:table-row table:style-name="ro2">
          <table:table-cell office:value-type="float" office:value="3105">
            <text:p>3105</text:p>
          </table:table-cell>
          <table:table-cell office:value-type="string">
            <text:p>Eitler Panzer</text:p>
          </table:table-cell>
        </table:table-row>
        <table:table-row table:style-name="ro2">
          <table:table-cell office:value-type="float" office:value="3106">
            <text:p>3106</text:p>
          </table:table-cell>
          <table:table-cell office:value-type="string">
            <text:p>Plattenpanzer</text:p>
          </table:table-cell>
        </table:table-row>
        <table:table-row table:style-name="ro2">
          <table:table-cell office:value-type="float" office:value="3107">
            <text:p>3107</text:p>
          </table:table-cell>
          <table:table-cell office:value-type="string">
            <text:p>Heldenpanzer</text:p>
          </table:table-cell>
        </table:table-row>
        <table:table-row table:style-name="ro2">
          <table:table-cell office:value-type="float" office:value="3108">
            <text:p>3108</text:p>
          </table:table-cell>
          <table:table-cell office:value-type="string">
            <text:p>Kriegerrüstung</text:p>
          </table:table-cell>
        </table:table-row>
        <table:table-row table:style-name="ro2">
          <table:table-cell office:value-type="float" office:value="3109">
            <text:p>3109</text:p>
          </table:table-cell>
          <table:table-cell office:value-type="string">
            <text:p>Siegerrüstung</text:p>
          </table:table-cell>
        </table:table-row>
        <table:table-row table:style-name="ro2">
          <table:table-cell office:value-type="float" office:value="3150">
            <text:p>3150</text:p>
          </table:table-cell>
          <table:table-cell office:value-type="string">
            <text:p>Latschen</text:p>
          </table:table-cell>
        </table:table-row>
        <table:table-row table:style-name="ro2">
          <table:table-cell office:value-type="float" office:value="3151">
            <text:p>3151</text:p>
          </table:table-cell>
          <table:table-cell office:value-type="string">
            <text:p>Bauernstiefel</text:p>
          </table:table-cell>
        </table:table-row>
        <table:table-row table:style-name="ro2">
          <table:table-cell office:value-type="float" office:value="3152">
            <text:p>3152</text:p>
          </table:table-cell>
          <table:table-cell office:value-type="string">
            <text:p>Lederstiefel</text:p>
          </table:table-cell>
        </table:table-row>
        <table:table-row table:style-name="ro2">
          <table:table-cell office:value-type="float" office:value="3153">
            <text:p>3153</text:p>
          </table:table-cell>
          <table:table-cell office:value-type="string">
            <text:p>Panzerstiefel</text:p>
          </table:table-cell>
        </table:table-row>
        <table:table-row table:style-name="ro2">
          <table:table-cell office:value-type="float" office:value="3154">
            <text:p>3154</text:p>
          </table:table-cell>
          <table:table-cell office:value-type="string">
            <text:p>Prachtstiefel</text:p>
          </table:table-cell>
        </table:table-row>
        <table:table-row table:style-name="ro2">
          <table:table-cell office:value-type="float" office:value="3155">
            <text:p>3155</text:p>
          </table:table-cell>
          <table:table-cell office:value-type="string">
            <text:p>Kriegerstiefel</text:p>
          </table:table-cell>
        </table:table-row>
        <table:table-row table:style-name="ro2">
          <table:table-cell office:value-type="float" office:value="3156">
            <text:p>3156</text:p>
          </table:table-cell>
          <table:table-cell office:value-type="string">
            <text:p>Ritterstiefel</text:p>
          </table:table-cell>
        </table:table-row>
        <table:table-row table:style-name="ro2">
          <table:table-cell office:value-type="float" office:value="3157">
            <text:p>3157</text:p>
          </table:table-cell>
          <table:table-cell office:value-type="string">
            <text:p>Fürstenstiefel</text:p>
          </table:table-cell>
        </table:table-row>
        <table:table-row table:style-name="ro2">
          <table:table-cell office:value-type="float" office:value="3158">
            <text:p>3158</text:p>
          </table:table-cell>
          <table:table-cell office:value-type="string">
            <text:p>Heldenstiefel</text:p>
          </table:table-cell>
        </table:table-row>
        <table:table-row table:style-name="ro2">
          <table:table-cell office:value-type="float" office:value="3159">
            <text:p>3159</text:p>
          </table:table-cell>
          <table:table-cell office:value-type="string">
            <text:p>Königsstiefel</text:p>
          </table:table-cell>
        </table:table-row>
        <table:table-row table:style-name="ro2">
          <table:table-cell office:value-type="float" office:value="3200">
            <text:p>3200</text:p>
          </table:table-cell>
          <table:table-cell office:value-type="string">
            <text:p>Siffige Stutzen</text:p>
          </table:table-cell>
        </table:table-row>
        <table:table-row table:style-name="ro2">
          <table:table-cell office:value-type="float" office:value="3201">
            <text:p>3201</text:p>
          </table:table-cell>
          <table:table-cell office:value-type="string">
            <text:p>Alte Handschuhe</text:p>
          </table:table-cell>
        </table:table-row>
        <table:table-row table:style-name="ro2">
          <table:table-cell office:value-type="float" office:value="3202">
            <text:p>3202</text:p>
          </table:table-cell>
          <table:table-cell office:value-type="string">
            <text:p>Neue Handschuhe</text:p>
          </table:table-cell>
        </table:table-row>
        <table:table-row table:style-name="ro2">
          <table:table-cell office:value-type="float" office:value="3203">
            <text:p>3203</text:p>
          </table:table-cell>
          <table:table-cell office:value-type="string">
            <text:p>Elegante Handschuhe</text:p>
          </table:table-cell>
        </table:table-row>
        <table:table-row table:style-name="ro2">
          <table:table-cell office:value-type="float" office:value="3204">
            <text:p>3204</text:p>
          </table:table-cell>
          <table:table-cell office:value-type="string">
            <text:p>Panzerhandschuhe</text:p>
          </table:table-cell>
        </table:table-row>
        <table:table-row table:style-name="ro2">
          <table:table-cell office:value-type="float" office:value="3205">
            <text:p>3205</text:p>
          </table:table-cell>
          <table:table-cell office:value-type="string">
            <text:p>Kriegerhandschuhe</text:p>
          </table:table-cell>
        </table:table-row>
        <table:table-row table:style-name="ro2">
          <table:table-cell office:value-type="float" office:value="3206">
            <text:p>3206</text:p>
          </table:table-cell>
          <table:table-cell office:value-type="string">
            <text:p>Ritterhandschuhe</text:p>
          </table:table-cell>
        </table:table-row>
        <table:table-row table:style-name="ro2">
          <table:table-cell office:value-type="float" office:value="3207">
            <text:p>3207</text:p>
          </table:table-cell>
          <table:table-cell office:value-type="string">
            <text:p>Edle Handschuhe</text:p>
          </table:table-cell>
        </table:table-row>
        <table:table-row table:style-name="ro2">
          <table:table-cell office:value-type="float" office:value="3208">
            <text:p>3208</text:p>
          </table:table-cell>
          <table:table-cell office:value-type="string">
            <text:p>Heldenhandschuhe</text:p>
          </table:table-cell>
        </table:table-row>
        <table:table-row table:style-name="ro2">
          <table:table-cell office:value-type="float" office:value="3209">
            <text:p>3209</text:p>
          </table:table-cell>
          <table:table-cell office:value-type="string">
            <text:p>Drachenwürger</text:p>
          </table:table-cell>
        </table:table-row>
        <table:table-row table:style-name="ro2">
          <table:table-cell office:value-type="float" office:value="3250">
            <text:p>3250</text:p>
          </table:table-cell>
          <table:table-cell office:value-type="string">
            <text:p>Suppentopf</text:p>
          </table:table-cell>
        </table:table-row>
        <table:table-row table:style-name="ro2">
          <table:table-cell office:value-type="float" office:value="3251">
            <text:p>3251</text:p>
          </table:table-cell>
          <table:table-cell office:value-type="string">
            <text:p>Blechhut mit Kurbel</text:p>
          </table:table-cell>
        </table:table-row>
        <table:table-row table:style-name="ro2">
          <table:table-cell office:value-type="float" office:value="3252">
            <text:p>3252</text:p>
          </table:table-cell>
          <table:table-cell office:value-type="string">
            <text:p>Helm und Haube</text:p>
          </table:table-cell>
        </table:table-row>
        <table:table-row table:style-name="ro2">
          <table:table-cell office:value-type="float" office:value="3253">
            <text:p>3253</text:p>
          </table:table-cell>
          <table:table-cell office:value-type="string">
            <text:p>Stahleimer</text:p>
          </table:table-cell>
        </table:table-row>
        <table:table-row table:style-name="ro2">
          <table:table-cell office:value-type="float" office:value="3254">
            <text:p>3254</text:p>
          </table:table-cell>
          <table:table-cell office:value-type="string">
            <text:p>Stattlicher Helm</text:p>
          </table:table-cell>
        </table:table-row>
        <table:table-row table:style-name="ro2">
          <table:table-cell office:value-type="float" office:value="3255">
            <text:p>3255</text:p>
          </table:table-cell>
          <table:table-cell office:value-type="string">
            <text:p>Gehörnter Helm</text:p>
          </table:table-cell>
        </table:table-row>
        <table:table-row table:style-name="ro2">
          <table:table-cell office:value-type="float" office:value="3256">
            <text:p>3256</text:p>
          </table:table-cell>
          <table:table-cell office:value-type="string">
            <text:p>Chaotenhelm</text:p>
          </table:table-cell>
        </table:table-row>
        <table:table-row table:style-name="ro2">
          <table:table-cell office:value-type="float" office:value="3257">
            <text:p>3257</text:p>
          </table:table-cell>
          <table:table-cell office:value-type="string">
            <text:p>Zackiger Helm</text:p>
          </table:table-cell>
        </table:table-row>
        <table:table-row table:style-name="ro2">
          <table:table-cell office:value-type="float" office:value="3258">
            <text:p>3258</text:p>
          </table:table-cell>
          <table:table-cell office:value-type="string">
            <text:p>Grauenvolle Maske</text:p>
          </table:table-cell>
        </table:table-row>
        <table:table-row table:style-name="ro2">
          <table:table-cell office:value-type="float" office:value="3259">
            <text:p>3259</text:p>
          </table:table-cell>
          <table:table-cell office:value-type="string">
            <text:p>Grauenvoller Helm</text:p>
          </table:table-cell>
        </table:table-row>
        <table:table-row table:style-name="ro2">
          <table:table-cell office:value-type="float" office:value="3300">
            <text:p>3300</text:p>
          </table:table-cell>
          <table:table-cell office:value-type="string">
            <text:p>Alter Gürtel</text:p>
          </table:table-cell>
        </table:table-row>
        <table:table-row table:style-name="ro2">
          <table:table-cell office:value-type="float" office:value="3301">
            <text:p>3301</text:p>
          </table:table-cell>
          <table:table-cell office:value-type="string">
            <text:p>Gepanzerter Gürtel</text:p>
          </table:table-cell>
        </table:table-row>
        <table:table-row table:style-name="ro2">
          <table:table-cell office:value-type="float" office:value="3302">
            <text:p>3302</text:p>
          </table:table-cell>
          <table:table-cell office:value-type="string">
            <text:p>Schicker Gürtel</text:p>
          </table:table-cell>
        </table:table-row>
        <table:table-row table:style-name="ro2">
          <table:table-cell office:value-type="float" office:value="3303">
            <text:p>3303</text:p>
          </table:table-cell>
          <table:table-cell office:value-type="string">
            <text:p>Kriegergürtel</text:p>
          </table:table-cell>
        </table:table-row>
        <table:table-row table:style-name="ro2">
          <table:table-cell office:value-type="float" office:value="3304">
            <text:p>3304</text:p>
          </table:table-cell>
          <table:table-cell office:value-type="string">
            <text:p>Prachtgürtel</text:p>
          </table:table-cell>
        </table:table-row>
        <table:table-row table:style-name="ro2">
          <table:table-cell office:value-type="float" office:value="3305">
            <text:p>3305</text:p>
          </table:table-cell>
          <table:table-cell office:value-type="string">
            <text:p>Pieksiger Gürtel</text:p>
          </table:table-cell>
        </table:table-row>
        <table:table-row table:style-name="ro2">
          <table:table-cell office:value-type="float" office:value="3306">
            <text:p>3306</text:p>
          </table:table-cell>
          <table:table-cell office:value-type="string">
            <text:p>Imposanter Gürtel</text:p>
          </table:table-cell>
        </table:table-row>
        <table:table-row table:style-name="ro2">
          <table:table-cell office:value-type="float" office:value="3307">
            <text:p>3307</text:p>
          </table:table-cell>
          <table:table-cell office:value-type="string">
            <text:p>Markengürtel</text:p>
          </table:table-cell>
        </table:table-row>
        <table:table-row table:style-name="ro2">
          <table:table-cell office:value-type="float" office:value="3308">
            <text:p>3308</text:p>
          </table:table-cell>
          <table:table-cell office:value-type="string">
            <text:p>Heldengürtel</text:p>
          </table:table-cell>
        </table:table-row>
        <table:table-row table:style-name="ro2">
          <table:table-cell office:value-type="float" office:value="3309">
            <text:p>3309</text:p>
          </table:table-cell>
          <table:table-cell office:value-type="string">
            <text:p>Königsgürtel</text:p>
          </table:table-cell>
        </table:table-row>
        <table:table-row table:style-name="ro2">
          <table:table-cell office:value-type="float" office:value="3350">
            <text:p>3350</text:p>
          </table:table-cell>
          <table:table-cell office:value-type="string">
            <text:p>Duftbäumchen</text:p>
          </table:table-cell>
        </table:table-row>
        <table:table-row table:style-name="ro2">
          <table:table-cell office:value-type="float" office:value="3351">
            <text:p>3351</text:p>
          </table:table-cell>
          <table:table-cell office:value-type="string">
            <text:p>Gangsterkette</text:p>
          </table:table-cell>
        </table:table-row>
        <table:table-row table:style-name="ro2">
          <table:table-cell office:value-type="float" office:value="3352">
            <text:p>3352</text:p>
          </table:table-cell>
          <table:table-cell office:value-type="string">
            <text:p>Schreiberkette</text:p>
          </table:table-cell>
        </table:table-row>
        <table:table-row table:style-name="ro2">
          <table:table-cell office:value-type="float" office:value="3353">
            <text:p>3353</text:p>
          </table:table-cell>
          <table:table-cell office:value-type="string">
            <text:p>Pimperbunny-Amulett</text:p>
          </table:table-cell>
        </table:table-row>
        <table:table-row table:style-name="ro2">
          <table:table-cell office:value-type="float" office:value="3354">
            <text:p>3354</text:p>
          </table:table-cell>
          <table:table-cell office:value-type="string">
            <text:p>Egokette</text:p>
          </table:table-cell>
        </table:table-row>
        <table:table-row table:style-name="ro2">
          <table:table-cell office:value-type="float" office:value="3355">
            <text:p>3355</text:p>
          </table:table-cell>
          <table:table-cell office:value-type="string">
            <text:p>Heimwerkeramulett</text:p>
          </table:table-cell>
        </table:table-row>
        <table:table-row table:style-name="ro2">
          <table:table-cell office:value-type="float" office:value="3356">
            <text:p>3356</text:p>
          </table:table-cell>
          <table:table-cell office:value-type="string">
            <text:p>Pilzkette</text:p>
          </table:table-cell>
        </table:table-row>
        <table:table-row table:style-name="ro2">
          <table:table-cell office:value-type="float" office:value="3357">
            <text:p>3357</text:p>
          </table:table-cell>
          <table:table-cell office:value-type="string">
            <text:p>Stoppuhr</text:p>
          </table:table-cell>
        </table:table-row>
        <table:table-row table:style-name="ro2">
          <table:table-cell office:value-type="float" office:value="3358">
            <text:p>3358</text:p>
          </table:table-cell>
          <table:table-cell office:value-type="string">
            <text:p>Hundemarke</text:p>
          </table:table-cell>
        </table:table-row>
        <table:table-row table:style-name="ro2">
          <table:table-cell office:value-type="float" office:value="3359">
            <text:p>3359</text:p>
          </table:table-cell>
          <table:table-cell office:value-type="string">
            <text:p>Seefahrerkette</text:p>
          </table:table-cell>
        </table:table-row>
        <table:table-row table:style-name="ro2">
          <table:table-cell office:value-type="float" office:value="3360">
            <text:p>3360</text:p>
          </table:table-cell>
          <table:table-cell office:value-type="string">
            <text:p>Edelsteinamulett</text:p>
          </table:table-cell>
        </table:table-row>
        <table:table-row table:style-name="ro2">
          <table:table-cell office:value-type="float" office:value="3361">
            <text:p>3361</text:p>
          </table:table-cell>
          <table:table-cell office:value-type="string">
            <text:p>Runenkette</text:p>
          </table:table-cell>
        </table:table-row>
        <table:table-row table:style-name="ro2">
          <table:table-cell office:value-type="float" office:value="3362">
            <text:p>3362</text:p>
          </table:table-cell>
          <table:table-cell office:value-type="string">
            <text:p>Füllhorn</text:p>
          </table:table-cell>
        </table:table-row>
        <table:table-row table:style-name="ro2">
          <table:table-cell office:value-type="float" office:value="3363">
            <text:p>3363</text:p>
          </table:table-cell>
          <table:table-cell office:value-type="string">
            <text:p>Hornschä̈delkette</text:p>
          </table:table-cell>
        </table:table-row>
        <table:table-row table:style-name="ro2">
          <table:table-cell office:value-type="float" office:value="3364">
            <text:p>3364</text:p>
          </table:table-cell>
          <table:table-cell office:value-type="string">
            <text:p>Schlüsselamulett</text:p>
          </table:table-cell>
        </table:table-row>
        <table:table-row table:style-name="ro2">
          <table:table-cell office:value-type="float" office:value="3365">
            <text:p>3365</text:p>
          </table:table-cell>
          <table:table-cell office:value-type="string">
            <text:p>Omas Perlenkette</text:p>
          </table:table-cell>
        </table:table-row>
        <table:table-row table:style-name="ro2">
          <table:table-cell office:value-type="float" office:value="3366">
            <text:p>3366</text:p>
          </table:table-cell>
          <table:table-cell office:value-type="string">
            <text:p>Klunkerkette</text:p>
          </table:table-cell>
        </table:table-row>
        <table:table-row table:style-name="ro2">
          <table:table-cell office:value-type="float" office:value="3367">
            <text:p>3367</text:p>
          </table:table-cell>
          <table:table-cell office:value-type="string">
            <text:p>Voodookette</text:p>
          </table:table-cell>
        </table:table-row>
        <table:table-row table:style-name="ro2">
          <table:table-cell office:value-type="float" office:value="3368">
            <text:p>3368</text:p>
          </table:table-cell>
          <table:table-cell office:value-type="string">
            <text:p>Glotzschä̈delkette</text:p>
          </table:table-cell>
        </table:table-row>
        <table:table-row table:style-name="ro2">
          <table:table-cell office:value-type="float" office:value="3369">
            <text:p>3369</text:p>
          </table:table-cell>
          <table:table-cell office:value-type="string">
            <text:p>Funkelamulett</text:p>
          </table:table-cell>
        </table:table-row>
        <table:table-row table:style-name="ro2">
          <table:table-cell office:value-type="float" office:value="3370">
            <text:p>3370</text:p>
          </table:table-cell>
          <table:table-cell office:value-type="string">
            <text:p>Riesenklunkerkette</text:p>
          </table:table-cell>
        </table:table-row>
        <table:table-row table:style-name="ro2">
          <table:table-cell office:value-type="float" office:value="3400">
            <text:p>3400</text:p>
          </table:table-cell>
          <table:table-cell office:value-type="string">
            <text:p>Glücksknoten</text:p>
          </table:table-cell>
        </table:table-row>
        <table:table-row table:style-name="ro2">
          <table:table-cell office:value-type="float" office:value="3401">
            <text:p>3401</text:p>
          </table:table-cell>
          <table:table-cell office:value-type="string">
            <text:p>Kaugummiautomatenring</text:p>
          </table:table-cell>
        </table:table-row>
        <table:table-row table:style-name="ro2">
          <table:table-cell office:value-type="float" office:value="3402">
            <text:p>3402</text:p>
          </table:table-cell>
          <table:table-cell office:value-type="string">
            <text:p>Blechring</text:p>
          </table:table-cell>
        </table:table-row>
        <table:table-row table:style-name="ro2">
          <table:table-cell office:value-type="float" office:value="3403">
            <text:p>3403</text:p>
          </table:table-cell>
          <table:table-cell office:value-type="string">
            <text:p>Quietscheentchenring</text:p>
          </table:table-cell>
        </table:table-row>
        <table:table-row table:style-name="ro2">
          <table:table-cell office:value-type="float" office:value="3404">
            <text:p>3404</text:p>
          </table:table-cell>
          <table:table-cell office:value-type="string">
            <text:p>Spiralring</text:p>
          </table:table-cell>
        </table:table-row>
        <table:table-row table:style-name="ro2">
          <table:table-cell office:value-type="float" office:value="3405">
            <text:p>3405</text:p>
          </table:table-cell>
          <table:table-cell office:value-type="string">
            <text:p>Sternring</text:p>
          </table:table-cell>
        </table:table-row>
        <table:table-row table:style-name="ro2">
          <table:table-cell office:value-type="float" office:value="3406">
            <text:p>3406</text:p>
          </table:table-cell>
          <table:table-cell office:value-type="string">
            <text:p>Edelring</text:p>
          </table:table-cell>
        </table:table-row>
        <table:table-row table:style-name="ro2">
          <table:table-cell office:value-type="float" office:value="3407">
            <text:p>3407</text:p>
          </table:table-cell>
          <table:table-cell office:value-type="string">
            <text:p>Ornamentring</text:p>
          </table:table-cell>
        </table:table-row>
        <table:table-row table:style-name="ro2">
          <table:table-cell office:value-type="float" office:value="3408">
            <text:p>3408</text:p>
          </table:table-cell>
          <table:table-cell office:value-type="string">
            <text:p>Massivring</text:p>
          </table:table-cell>
        </table:table-row>
        <table:table-row table:style-name="ro2">
          <table:table-cell office:value-type="float" office:value="3409">
            <text:p>3409</text:p>
          </table:table-cell>
          <table:table-cell office:value-type="string">
            <text:p>Klunkerring</text:p>
          </table:table-cell>
        </table:table-row>
        <table:table-row table:style-name="ro2">
          <table:table-cell office:value-type="float" office:value="3410">
            <text:p>3410</text:p>
          </table:table-cell>
          <table:table-cell office:value-type="string">
            <text:p>Kobrawindung</text:p>
          </table:table-cell>
        </table:table-row>
        <table:table-row table:style-name="ro2">
          <table:table-cell office:value-type="float" office:value="3411">
            <text:p>3411</text:p>
          </table:table-cell>
          <table:table-cell office:value-type="string">
            <text:p>Diamantring</text:p>
          </table:table-cell>
        </table:table-row>
        <table:table-row table:style-name="ro2">
          <table:table-cell office:value-type="float" office:value="3412">
            <text:p>3412</text:p>
          </table:table-cell>
          <table:table-cell office:value-type="string">
            <text:p>(Ge-)Flügelring</text:p>
          </table:table-cell>
        </table:table-row>
        <table:table-row table:style-name="ro2">
          <table:table-cell office:value-type="float" office:value="3413">
            <text:p>3413</text:p>
          </table:table-cell>
          <table:table-cell office:value-type="string">
            <text:p>Schädelring</text:p>
          </table:table-cell>
        </table:table-row>
        <table:table-row table:style-name="ro2">
          <table:table-cell office:value-type="float" office:value="3414">
            <text:p>3414</text:p>
          </table:table-cell>
          <table:table-cell office:value-type="string">
            <text:p>Funkelwindung</text:p>
          </table:table-cell>
        </table:table-row>
        <table:table-row table:style-name="ro2">
          <table:table-cell office:value-type="float" office:value="3415">
            <text:p>3415</text:p>
          </table:table-cell>
          <table:table-cell office:value-type="string">
            <text:p>Protzring</text:p>
          </table:table-cell>
        </table:table-row>
        <table:table-row table:style-name="ro2">
          <table:table-cell office:value-type="float" office:value="3450">
            <text:p>3450</text:p>
          </table:table-cell>
          <table:table-cell office:value-type="string">
            <text:p>Auge</text:p>
          </table:table-cell>
        </table:table-row>
        <table:table-row table:style-name="ro2">
          <table:table-cell office:value-type="float" office:value="3451">
            <text:p>3451</text:p>
          </table:table-cell>
          <table:table-cell office:value-type="string">
            <text:p>Dreck</text:p>
          </table:table-cell>
        </table:table-row>
        <table:table-row table:style-name="ro2">
          <table:table-cell office:value-type="float" office:value="3452">
            <text:p>3452</text:p>
          </table:table-cell>
          <table:table-cell office:value-type="string">
            <text:p>Topfpflanze</text:p>
          </table:table-cell>
        </table:table-row>
        <table:table-row table:style-name="ro2">
          <table:table-cell office:value-type="float" office:value="3453">
            <text:p>3453</text:p>
          </table:table-cell>
          <table:table-cell office:value-type="string">
            <text:p>Angebissene Stulle</text:p>
          </table:table-cell>
        </table:table-row>
        <table:table-row table:style-name="ro2">
          <table:table-cell office:value-type="float" office:value="3454">
            <text:p>3454</text:p>
          </table:table-cell>
          <table:table-cell office:value-type="string">
            <text:p>Königliche Perücke</text:p>
          </table:table-cell>
        </table:table-row>
        <table:table-row table:style-name="ro2">
          <table:table-cell office:value-type="float" office:value="3455">
            <text:p>3455</text:p>
          </table:table-cell>
          <table:table-cell office:value-type="string">
            <text:p>Falscher Schnauzer</text:p>
          </table:table-cell>
        </table:table-row>
        <table:table-row table:style-name="ro2">
          <table:table-cell office:value-type="float" office:value="3456">
            <text:p>3456</text:p>
          </table:table-cell>
          <table:table-cell office:value-type="string">
            <text:p>Fingerhut</text:p>
          </table:table-cell>
        </table:table-row>
        <table:table-row table:style-name="ro2">
          <table:table-cell office:value-type="float" office:value="3457">
            <text:p>3457</text:p>
          </table:table-cell>
          <table:table-cell office:value-type="string">
            <text:p>Roter Hering</text:p>
          </table:table-cell>
        </table:table-row>
        <table:table-row table:style-name="ro2">
          <table:table-cell office:value-type="float" office:value="3458">
            <text:p>3458</text:p>
          </table:table-cell>
          <table:table-cell office:value-type="string">
            <text:p>Heiliger Gral</text:p>
          </table:table-cell>
        </table:table-row>
        <table:table-row table:style-name="ro2">
          <table:table-cell office:value-type="float" office:value="3459">
            <text:p>3459</text:p>
          </table:table-cell>
          <table:table-cell office:value-type="string">
            <text:p>Hochglanzmagazin</text:p>
          </table:table-cell>
        </table:table-row>
        <table:table-row table:style-name="ro2">
          <table:table-cell office:value-type="float" office:value="3460">
            <text:p>3460</text:p>
          </table:table-cell>
          <table:table-cell office:value-type="string">
            <text:p>Hochwertiger Dung</text:p>
          </table:table-cell>
        </table:table-row>
        <table:table-row table:style-name="ro2">
          <table:table-cell office:value-type="float" office:value="3461">
            <text:p>3461</text:p>
          </table:table-cell>
          <table:table-cell office:value-type="string">
            <text:p>Spitzer Stolperstein</text:p>
          </table:table-cell>
        </table:table-row>
        <table:table-row table:style-name="ro2">
          <table:table-cell office:value-type="float" office:value="3462">
            <text:p>3462</text:p>
          </table:table-cell>
          <table:table-cell office:value-type="string">
            <text:p>Hühnerkeule</text:p>
          </table:table-cell>
        </table:table-row>
        <table:table-row table:style-name="ro2">
          <table:table-cell office:value-type="float" office:value="3463">
            <text:p>3463</text:p>
          </table:table-cell>
          <table:table-cell office:value-type="string">
            <text:p>Rest vom Schwert</text:p>
          </table:table-cell>
        </table:table-row>
        <table:table-row table:style-name="ro2">
          <table:table-cell office:value-type="float" office:value="3464">
            <text:p>3464</text:p>
          </table:table-cell>
          <table:table-cell office:value-type="string">
            <text:p>Ketchup</text:p>
          </table:table-cell>
        </table:table-row>
        <table:table-row table:style-name="ro2">
          <table:table-cell office:value-type="float" office:value="3465">
            <text:p>3465</text:p>
          </table:table-cell>
          <table:table-cell office:value-type="string">
            <text:p>Gelbliches Dingens</text:p>
          </table:table-cell>
        </table:table-row>
        <table:table-row table:style-name="ro2">
          <table:table-cell office:value-type="float" office:value="3466">
            <text:p>3466</text:p>
          </table:table-cell>
          <table:table-cell office:value-type="string">
            <text:p>Rätselhaftes Artefakt</text:p>
          </table:table-cell>
        </table:table-row>
        <table:table-row table:style-name="ro2">
          <table:table-cell office:value-type="float" office:value="3467">
            <text:p>3467</text:p>
          </table:table-cell>
          <table:table-cell office:value-type="string">
            <text:p>Silberner Löffel</text:p>
          </table:table-cell>
        </table:table-row>
        <table:table-row table:style-name="ro2">
          <table:table-cell office:value-type="float" office:value="3468">
            <text:p>3468</text:p>
          </table:table-cell>
          <table:table-cell office:value-type="string">
            <text:p>Nagelknipser</text:p>
          </table:table-cell>
        </table:table-row>
        <table:table-row table:style-name="ro2">
          <table:table-cell office:value-type="float" office:value="3469">
            <text:p>3469</text:p>
          </table:table-cell>
          <table:table-cell office:value-type="string">
            <text:p>Gordischer BH</text:p>
          </table:table-cell>
        </table:table-row>
        <table:table-row table:style-name="ro2">
          <table:table-cell office:value-type="float" office:value="3470">
            <text:p>3470</text:p>
          </table:table-cell>
          <table:table-cell office:value-type="string">
            <text:p>Zerknüllter Zettel</text:p>
          </table:table-cell>
        </table:table-row>
        <table:table-row table:style-name="ro2">
          <table:table-cell office:value-type="float" office:value="3471">
            <text:p>3471</text:p>
          </table:table-cell>
          <table:table-cell office:value-type="string">
            <text:p>Lustige Nase</text:p>
          </table:table-cell>
        </table:table-row>
        <table:table-row table:style-name="ro2">
          <table:table-cell office:value-type="float" office:value="3472">
            <text:p>3472</text:p>
          </table:table-cell>
          <table:table-cell office:value-type="string">
            <text:p>Heftpflaster</text:p>
          </table:table-cell>
        </table:table-row>
        <table:table-row table:style-name="ro2">
          <table:table-cell office:value-type="float" office:value="3473">
            <text:p>3473</text:p>
          </table:table-cell>
          <table:table-cell office:value-type="string">
            <text:p>Pümpel</text:p>
          </table:table-cell>
        </table:table-row>
        <table:table-row table:style-name="ro2">
          <table:table-cell office:value-type="float" office:value="3474">
            <text:p>3474</text:p>
          </table:table-cell>
          <table:table-cell office:value-type="string">
            <text:p>Stylische Brille</text:p>
          </table:table-cell>
        </table:table-row>
        <table:table-row table:style-name="ro2">
          <table:table-cell office:value-type="float" office:value="3475">
            <text:p>3475</text:p>
          </table:table-cell>
          <table:table-cell office:value-type="string">
            <text:p>Ekliges Wattestäbchen</text:p>
          </table:table-cell>
        </table:table-row>
        <table:table-row table:style-name="ro2">
          <table:table-cell office:value-type="float" office:value="3476">
            <text:p>3476</text:p>
          </table:table-cell>
          <table:table-cell office:value-type="string">
            <text:p>Horsts Schädel</text:p>
          </table:table-cell>
        </table:table-row>
        <table:table-row table:style-name="ro2">
          <table:table-cell office:value-type="float" office:value="3477">
            <text:p>3477</text:p>
          </table:table-cell>
          <table:table-cell office:value-type="string">
            <text:p>Sieglindes Schädel</text:p>
          </table:table-cell>
        </table:table-row>
        <table:table-row table:style-name="ro2">
          <table:table-cell office:value-type="float" office:value="3478">
            <text:p>3478</text:p>
          </table:table-cell>
          <table:table-cell office:value-type="string">
            <text:p>Blaumanns Schädel</text:p>
          </table:table-cell>
        </table:table-row>
        <table:table-row table:style-name="ro2">
          <table:table-cell office:value-type="float" office:value="3479">
            <text:p>3479</text:p>
          </table:table-cell>
          <table:table-cell office:value-type="string">
            <text:p>Schnuller</text:p>
          </table:table-cell>
        </table:table-row>
        <table:table-row table:style-name="ro2">
          <table:table-cell office:value-type="float" office:value="3480">
            <text:p>3480</text:p>
          </table:table-cell>
          <table:table-cell office:value-type="string">
            <text:p>Schraube</text:p>
          </table:table-cell>
        </table:table-row>
        <table:table-row table:style-name="ro2">
          <table:table-cell office:value-type="float" office:value="3481">
            <text:p>3481</text:p>
          </table:table-cell>
          <table:table-cell office:value-type="string">
            <text:p>Nutzloser Stock</text:p>
          </table:table-cell>
        </table:table-row>
        <table:table-row table:style-name="ro2">
          <table:table-cell office:value-type="float" office:value="3482">
            <text:p>3482</text:p>
          </table:table-cell>
          <table:table-cell office:value-type="string">
            <text:p>Rasierklinge</text:p>
          </table:table-cell>
        </table:table-row>
        <table:table-row table:style-name="ro2">
          <table:table-cell office:value-type="float" office:value="3483">
            <text:p>3483</text:p>
          </table:table-cell>
          <table:table-cell office:value-type="string">
            <text:p>Bruno</text:p>
          </table:table-cell>
        </table:table-row>
        <table:table-row table:style-name="ro2">
          <table:table-cell office:value-type="float" office:value="3484">
            <text:p>3484</text:p>
          </table:table-cell>
          <table:table-cell office:value-type="string">
            <text:p>Triangel</text:p>
          </table:table-cell>
        </table:table-row>
        <table:table-row table:style-name="ro2">
          <table:table-cell office:value-type="float" office:value="3485">
            <text:p>3485</text:p>
          </table:table-cell>
          <table:table-cell office:value-type="string">
            <text:p>Würfel</text:p>
          </table:table-cell>
        </table:table-row>
        <table:table-row table:style-name="ro2">
          <table:table-cell office:value-type="float" office:value="3486">
            <text:p>3486</text:p>
          </table:table-cell>
          <table:table-cell office:value-type="string">
            <text:p>Zeitzahn</text:p>
          </table:table-cell>
        </table:table-row>
        <table:table-row table:style-name="ro2">
          <table:table-cell office:value-type="float" office:value="3500">
            <text:p>3500</text:p>
          </table:table-cell>
          <table:table-cell office:value-type="string">
            <text:p>Krückstock</text:p>
          </table:table-cell>
        </table:table-row>
        <table:table-row table:style-name="ro2">
          <table:table-cell office:value-type="float" office:value="3501">
            <text:p>3501</text:p>
          </table:table-cell>
          <table:table-cell office:value-type="string">
            <text:p>Zazas Zauberstab</text:p>
          </table:table-cell>
        </table:table-row>
        <table:table-row table:style-name="ro2">
          <table:table-cell office:value-type="float" office:value="3502">
            <text:p>3502</text:p>
          </table:table-cell>
          <table:table-cell office:value-type="string">
            <text:p>Kristallstab</text:p>
          </table:table-cell>
        </table:table-row>
        <table:table-row table:style-name="ro2">
          <table:table-cell office:value-type="float" office:value="3503">
            <text:p>3503</text:p>
          </table:table-cell>
          <table:table-cell office:value-type="string">
            <text:p>Wurzel allen Übels</text:p>
          </table:table-cell>
        </table:table-row>
        <table:table-row table:style-name="ro2">
          <table:table-cell office:value-type="float" office:value="3504">
            <text:p>3504</text:p>
          </table:table-cell>
          <table:table-cell office:value-type="string">
            <text:p>Blubberstab</text:p>
          </table:table-cell>
        </table:table-row>
        <table:table-row table:style-name="ro2">
          <table:table-cell office:value-type="float" office:value="3505">
            <text:p>3505</text:p>
          </table:table-cell>
          <table:table-cell office:value-type="string">
            <text:p>Feuerstab</text:p>
          </table:table-cell>
        </table:table-row>
        <table:table-row table:style-name="ro2">
          <table:table-cell office:value-type="float" office:value="3506">
            <text:p>3506</text:p>
          </table:table-cell>
          <table:table-cell office:value-type="string">
            <text:p>Voodoostab</text:p>
          </table:table-cell>
        </table:table-row>
        <table:table-row table:style-name="ro2">
          <table:table-cell office:value-type="float" office:value="3507">
            <text:p>3507</text:p>
          </table:table-cell>
          <table:table-cell office:value-type="string">
            <text:p>Astralstab</text:p>
          </table:table-cell>
        </table:table-row>
        <table:table-row table:style-name="ro2">
          <table:table-cell office:value-type="float" office:value="3508">
            <text:p>3508</text:p>
          </table:table-cell>
          <table:table-cell office:value-type="string">
            <text:p>Böser Finger</text:p>
          </table:table-cell>
        </table:table-row>
        <table:table-row table:style-name="ro2">
          <table:table-cell office:value-type="float" office:value="3509">
            <text:p>3509</text:p>
          </table:table-cell>
          <table:table-cell office:value-type="string">
            <text:p>Seelenfresser</text:p>
          </table:table-cell>
        </table:table-row>
        <table:table-row table:style-name="ro2">
          <table:table-cell office:value-type="float" office:value="3600">
            <text:p>3600</text:p>
          </table:table-cell>
          <table:table-cell office:value-type="string">
            <text:p>Morgenrock</text:p>
          </table:table-cell>
        </table:table-row>
        <table:table-row table:style-name="ro2">
          <table:table-cell office:value-type="float" office:value="3601">
            <text:p>3601</text:p>
          </table:table-cell>
          <table:table-cell office:value-type="string">
            <text:p>Kittel</text:p>
          </table:table-cell>
        </table:table-row>
        <table:table-row table:style-name="ro2">
          <table:table-cell office:value-type="float" office:value="3602">
            <text:p>3602</text:p>
          </table:table-cell>
          <table:table-cell office:value-type="string">
            <text:p>Lehrlingsrobe</text:p>
          </table:table-cell>
        </table:table-row>
        <table:table-row table:style-name="ro2">
          <table:table-cell office:value-type="float" office:value="3603">
            <text:p>3603</text:p>
          </table:table-cell>
          <table:table-cell office:value-type="string">
            <text:p>Hemd</text:p>
          </table:table-cell>
        </table:table-row>
        <table:table-row table:style-name="ro2">
          <table:table-cell office:value-type="float" office:value="3604">
            <text:p>3604</text:p>
          </table:table-cell>
          <table:table-cell office:value-type="string">
            <text:p>Zierhemd</text:p>
          </table:table-cell>
        </table:table-row>
        <table:table-row table:style-name="ro2">
          <table:table-cell office:value-type="float" office:value="3605">
            <text:p>3605</text:p>
          </table:table-cell>
          <table:table-cell office:value-type="string">
            <text:p>Anwärterrobe</text:p>
          </table:table-cell>
        </table:table-row>
        <table:table-row table:style-name="ro2">
          <table:table-cell office:value-type="float" office:value="3606">
            <text:p>3606</text:p>
          </table:table-cell>
          <table:table-cell office:value-type="string">
            <text:p>Gesellenrobe</text:p>
          </table:table-cell>
        </table:table-row>
        <table:table-row table:style-name="ro2">
          <table:table-cell office:value-type="float" office:value="3607">
            <text:p>3607</text:p>
          </table:table-cell>
          <table:table-cell office:value-type="string">
            <text:p>Meisterrobe</text:p>
          </table:table-cell>
        </table:table-row>
        <table:table-row table:style-name="ro2">
          <table:table-cell office:value-type="float" office:value="3608">
            <text:p>3608</text:p>
          </table:table-cell>
          <table:table-cell office:value-type="string">
            <text:p>Großmeisterrobe</text:p>
          </table:table-cell>
        </table:table-row>
        <table:table-row table:style-name="ro2">
          <table:table-cell office:value-type="float" office:value="3609">
            <text:p>3609</text:p>
          </table:table-cell>
          <table:table-cell office:value-type="string">
            <text:p>Hypermegasuperrobe</text:p>
          </table:table-cell>
        </table:table-row>
        <table:table-row table:style-name="ro2">
          <table:table-cell office:value-type="float" office:value="3650">
            <text:p>3650</text:p>
          </table:table-cell>
          <table:table-cell office:value-type="string">
            <text:p>Sandalen</text:p>
          </table:table-cell>
        </table:table-row>
        <table:table-row table:style-name="ro2">
          <table:table-cell office:value-type="float" office:value="3651">
            <text:p>3651</text:p>
          </table:table-cell>
          <table:table-cell office:value-type="string">
            <text:p>Schlappen</text:p>
          </table:table-cell>
        </table:table-row>
        <table:table-row table:style-name="ro2">
          <table:table-cell office:value-type="float" office:value="3652">
            <text:p>3652</text:p>
          </table:table-cell>
          <table:table-cell office:value-type="string">
            <text:p>Gamaschen</text:p>
          </table:table-cell>
        </table:table-row>
        <table:table-row table:style-name="ro2">
          <table:table-cell office:value-type="float" office:value="3653">
            <text:p>3653</text:p>
          </table:table-cell>
          <table:table-cell office:value-type="string">
            <text:p>Jeckentreter</text:p>
          </table:table-cell>
        </table:table-row>
        <table:table-row table:style-name="ro2">
          <table:table-cell office:value-type="float" office:value="3654">
            <text:p>3654</text:p>
          </table:table-cell>
          <table:table-cell office:value-type="string">
            <text:p>Lehrlingsschuhe</text:p>
          </table:table-cell>
        </table:table-row>
        <table:table-row table:style-name="ro2">
          <table:table-cell office:value-type="float" office:value="3655">
            <text:p>3655</text:p>
          </table:table-cell>
          <table:table-cell office:value-type="string">
            <text:p>Anwärterschuhe</text:p>
          </table:table-cell>
        </table:table-row>
        <table:table-row table:style-name="ro2">
          <table:table-cell office:value-type="float" office:value="3656">
            <text:p>3656</text:p>
          </table:table-cell>
          <table:table-cell office:value-type="string">
            <text:p>Gesellenschuhe</text:p>
          </table:table-cell>
        </table:table-row>
        <table:table-row table:style-name="ro2">
          <table:table-cell office:value-type="float" office:value="3657">
            <text:p>3657</text:p>
          </table:table-cell>
          <table:table-cell office:value-type="string">
            <text:p>Meisterschuhe</text:p>
          </table:table-cell>
        </table:table-row>
        <table:table-row table:style-name="ro2">
          <table:table-cell office:value-type="float" office:value="3658">
            <text:p>3658</text:p>
          </table:table-cell>
          <table:table-cell office:value-type="string">
            <text:p>Großmeisterschuhe</text:p>
          </table:table-cell>
        </table:table-row>
        <table:table-row table:style-name="ro2">
          <table:table-cell office:value-type="float" office:value="3659">
            <text:p>3659</text:p>
          </table:table-cell>
          <table:table-cell office:value-type="string">
            <text:p>Großmeisterstiefel</text:p>
          </table:table-cell>
        </table:table-row>
        <table:table-row table:style-name="ro2">
          <table:table-cell office:value-type="float" office:value="3700">
            <text:p>3700</text:p>
          </table:table-cell>
          <table:table-cell office:value-type="string">
            <text:p>Einweghandschuhe</text:p>
          </table:table-cell>
        </table:table-row>
        <table:table-row table:style-name="ro2">
          <table:table-cell office:value-type="float" office:value="3701">
            <text:p>3701</text:p>
          </table:table-cell>
          <table:table-cell office:value-type="string">
            <text:p>Stoffhandschuhe</text:p>
          </table:table-cell>
        </table:table-row>
        <table:table-row table:style-name="ro2">
          <table:table-cell office:value-type="float" office:value="3702">
            <text:p>3702</text:p>
          </table:table-cell>
          <table:table-cell office:value-type="string">
            <text:p>Lederhandschuhe</text:p>
          </table:table-cell>
        </table:table-row>
        <table:table-row table:style-name="ro2">
          <table:table-cell office:value-type="float" office:value="3703">
            <text:p>3703</text:p>
          </table:table-cell>
          <table:table-cell office:value-type="string">
            <text:p>Lehrlingshandschuhe</text:p>
          </table:table-cell>
        </table:table-row>
        <table:table-row table:style-name="ro2">
          <table:table-cell office:value-type="float" office:value="3704">
            <text:p>3704</text:p>
          </table:table-cell>
          <table:table-cell office:value-type="string">
            <text:p>Prachthandschuhe</text:p>
          </table:table-cell>
        </table:table-row>
        <table:table-row table:style-name="ro2">
          <table:table-cell office:value-type="float" office:value="3705">
            <text:p>3705</text:p>
          </table:table-cell>
          <table:table-cell office:value-type="string">
            <text:p>Lehrlingshandschuhe</text:p>
          </table:table-cell>
        </table:table-row>
        <table:table-row table:style-name="ro2">
          <table:table-cell office:value-type="float" office:value="3706">
            <text:p>3706</text:p>
          </table:table-cell>
          <table:table-cell office:value-type="string">
            <text:p>Anwärterhandschuhe</text:p>
          </table:table-cell>
        </table:table-row>
        <table:table-row table:style-name="ro2">
          <table:table-cell office:value-type="float" office:value="3707">
            <text:p>3707</text:p>
          </table:table-cell>
          <table:table-cell office:value-type="string">
            <text:p>Gesellenhandschuhe</text:p>
          </table:table-cell>
        </table:table-row>
        <table:table-row table:style-name="ro2">
          <table:table-cell office:value-type="float" office:value="3708">
            <text:p>3708</text:p>
          </table:table-cell>
          <table:table-cell office:value-type="string">
            <text:p>Meisterhandschuhe</text:p>
          </table:table-cell>
        </table:table-row>
        <table:table-row table:style-name="ro2">
          <table:table-cell office:value-type="float" office:value="3709">
            <text:p>3709</text:p>
          </table:table-cell>
          <table:table-cell office:value-type="string">
            <text:p>Großmeisterhandschuhe</text:p>
          </table:table-cell>
        </table:table-row>
        <table:table-row table:style-name="ro2">
          <table:table-cell office:value-type="float" office:value="3750">
            <text:p>3750</text:p>
          </table:table-cell>
          <table:table-cell office:value-type="string">
            <text:p>Mütze</text:p>
          </table:table-cell>
        </table:table-row>
        <table:table-row table:style-name="ro2">
          <table:table-cell office:value-type="float" office:value="3751">
            <text:p>3751</text:p>
          </table:table-cell>
          <table:table-cell office:value-type="string">
            <text:p>Kapuze</text:p>
          </table:table-cell>
        </table:table-row>
        <table:table-row table:style-name="ro2">
          <table:table-cell office:value-type="float" office:value="3752">
            <text:p>3752</text:p>
          </table:table-cell>
          <table:table-cell office:value-type="string">
            <text:p>Hütchen</text:p>
          </table:table-cell>
        </table:table-row>
        <table:table-row table:style-name="ro2">
          <table:table-cell office:value-type="float" office:value="3753">
            <text:p>3753</text:p>
          </table:table-cell>
          <table:table-cell office:value-type="string">
            <text:p>Antennenhut</text:p>
          </table:table-cell>
        </table:table-row>
        <table:table-row table:style-name="ro2">
          <table:table-cell office:value-type="float" office:value="3754">
            <text:p>3754</text:p>
          </table:table-cell>
          <table:table-cell office:value-type="string">
            <text:p>Lehrlingshut</text:p>
          </table:table-cell>
        </table:table-row>
        <table:table-row table:style-name="ro2">
          <table:table-cell office:value-type="float" office:value="3755">
            <text:p>3755</text:p>
          </table:table-cell>
          <table:table-cell office:value-type="string">
            <text:p>Anwärterhut</text:p>
          </table:table-cell>
        </table:table-row>
        <table:table-row table:style-name="ro2">
          <table:table-cell office:value-type="float" office:value="3756">
            <text:p>3756</text:p>
          </table:table-cell>
          <table:table-cell office:value-type="string">
            <text:p>Gesellenhut</text:p>
          </table:table-cell>
        </table:table-row>
        <table:table-row table:style-name="ro2">
          <table:table-cell office:value-type="float" office:value="3757">
            <text:p>3757</text:p>
          </table:table-cell>
          <table:table-cell office:value-type="string">
            <text:p>Meisterhut</text:p>
          </table:table-cell>
        </table:table-row>
        <table:table-row table:style-name="ro2">
          <table:table-cell office:value-type="float" office:value="3758">
            <text:p>3758</text:p>
          </table:table-cell>
          <table:table-cell office:value-type="string">
            <text:p>Großmeisterhut</text:p>
          </table:table-cell>
        </table:table-row>
        <table:table-row table:style-name="ro2">
          <table:table-cell office:value-type="float" office:value="3759">
            <text:p>3759</text:p>
          </table:table-cell>
          <table:table-cell office:value-type="string">
            <text:p>Großmeisterkapuze</text:p>
          </table:table-cell>
        </table:table-row>
        <table:table-row table:style-name="ro2">
          <table:table-cell office:value-type="float" office:value="3800">
            <text:p>3800</text:p>
          </table:table-cell>
          <table:table-cell office:value-type="string">
            <text:p>Kordel</text:p>
          </table:table-cell>
        </table:table-row>
        <table:table-row table:style-name="ro2">
          <table:table-cell office:value-type="float" office:value="3801">
            <text:p>3801</text:p>
          </table:table-cell>
          <table:table-cell office:value-type="string">
            <text:p>Stoffgürtel</text:p>
          </table:table-cell>
        </table:table-row>
        <table:table-row table:style-name="ro2">
          <table:table-cell office:value-type="float" office:value="3802">
            <text:p>3802</text:p>
          </table:table-cell>
          <table:table-cell office:value-type="string">
            <text:p>Ledergürtel</text:p>
          </table:table-cell>
        </table:table-row>
        <table:table-row table:style-name="ro2">
          <table:table-cell office:value-type="float" office:value="3803">
            <text:p>3803</text:p>
          </table:table-cell>
          <table:table-cell office:value-type="string">
            <text:p>Lehrlingsgürtel</text:p>
          </table:table-cell>
        </table:table-row>
        <table:table-row table:style-name="ro2">
          <table:table-cell office:value-type="float" office:value="3804">
            <text:p>3804</text:p>
          </table:table-cell>
          <table:table-cell office:value-type="string">
            <text:p>Ziergürtel</text:p>
          </table:table-cell>
        </table:table-row>
        <table:table-row table:style-name="ro2">
          <table:table-cell office:value-type="float" office:value="3805">
            <text:p>3805</text:p>
          </table:table-cell>
          <table:table-cell office:value-type="string">
            <text:p>Prunkgürtel</text:p>
          </table:table-cell>
        </table:table-row>
        <table:table-row table:style-name="ro2">
          <table:table-cell office:value-type="float" office:value="3806">
            <text:p>3806</text:p>
          </table:table-cell>
          <table:table-cell office:value-type="string">
            <text:p>Anwärtergürtel</text:p>
          </table:table-cell>
        </table:table-row>
        <table:table-row table:style-name="ro2">
          <table:table-cell office:value-type="float" office:value="3807">
            <text:p>3807</text:p>
          </table:table-cell>
          <table:table-cell office:value-type="string">
            <text:p>Gesellengürtel</text:p>
          </table:table-cell>
        </table:table-row>
        <table:table-row table:style-name="ro2">
          <table:table-cell office:value-type="float" office:value="3808">
            <text:p>3808</text:p>
          </table:table-cell>
          <table:table-cell office:value-type="string">
            <text:p>Meistergürtel</text:p>
          </table:table-cell>
        </table:table-row>
        <table:table-row table:style-name="ro2">
          <table:table-cell office:value-type="float" office:value="3809">
            <text:p>3809</text:p>
          </table:table-cell>
          <table:table-cell office:value-type="string">
            <text:p>Großmeistergürtel</text:p>
          </table:table-cell>
        </table:table-row>
        <table:table-row table:style-name="ro2">
          <table:table-cell office:value-type="float" office:value="3850">
            <text:p>3850</text:p>
          </table:table-cell>
          <table:table-cell office:value-type="string">
            <text:p>Billige Zwille</text:p>
          </table:table-cell>
        </table:table-row>
        <table:table-row table:style-name="ro2">
          <table:table-cell office:value-type="float" office:value="3851">
            <text:p>3851</text:p>
          </table:table-cell>
          <table:table-cell office:value-type="string">
            <text:p>Flitzebogen</text:p>
          </table:table-cell>
        </table:table-row>
        <table:table-row table:style-name="ro2">
          <table:table-cell office:value-type="float" office:value="3852">
            <text:p>3852</text:p>
          </table:table-cell>
          <table:table-cell office:value-type="string">
            <text:p>Kurzbogen</text:p>
          </table:table-cell>
        </table:table-row>
        <table:table-row table:style-name="ro2">
          <table:table-cell office:value-type="float" office:value="3853">
            <text:p>3853</text:p>
          </table:table-cell>
          <table:table-cell office:value-type="string">
            <text:p>Armbrust</text:p>
          </table:table-cell>
        </table:table-row>
        <table:table-row table:style-name="ro2">
          <table:table-cell office:value-type="float" office:value="3854">
            <text:p>3854</text:p>
          </table:table-cell>
          <table:table-cell office:value-type="string">
            <text:p>Langbogen</text:p>
          </table:table-cell>
        </table:table-row>
        <table:table-row table:style-name="ro2">
          <table:table-cell office:value-type="float" office:value="3855">
            <text:p>3855</text:p>
          </table:table-cell>
          <table:table-cell office:value-type="string">
            <text:p>Jagdbogen</text:p>
          </table:table-cell>
        </table:table-row>
        <table:table-row table:style-name="ro2">
          <table:table-cell office:value-type="float" office:value="3856">
            <text:p>3856</text:p>
          </table:table-cell>
          <table:table-cell office:value-type="string">
            <text:p>Kriegsbogen</text:p>
          </table:table-cell>
        </table:table-row>
        <table:table-row table:style-name="ro2">
          <table:table-cell office:value-type="float" office:value="3857">
            <text:p>3857</text:p>
          </table:table-cell>
          <table:table-cell office:value-type="string">
            <text:p>Amtliche Armbrust</text:p>
          </table:table-cell>
        </table:table-row>
        <table:table-row table:style-name="ro2">
          <table:table-cell office:value-type="float" office:value="3858">
            <text:p>3858</text:p>
          </table:table-cell>
          <table:table-cell office:value-type="string">
            <text:p>Hochpräzisionsbogen</text:p>
          </table:table-cell>
        </table:table-row>
        <table:table-row table:style-name="ro2">
          <table:table-cell office:value-type="float" office:value="3859">
            <text:p>3859</text:p>
          </table:table-cell>
          <table:table-cell office:value-type="string">
            <text:p>Perfider Vergifter</text:p>
          </table:table-cell>
        </table:table-row>
        <table:table-row table:style-name="ro2">
          <table:table-cell office:value-type="float" office:value="3950">
            <text:p>3950</text:p>
          </table:table-cell>
          <table:table-cell office:value-type="string">
            <text:p>Olle Lumpen</text:p>
          </table:table-cell>
        </table:table-row>
        <table:table-row table:style-name="ro2">
          <table:table-cell office:value-type="float" office:value="3951">
            <text:p>3951</text:p>
          </table:table-cell>
          <table:table-cell office:value-type="string">
            <text:p>Billige Weste</text:p>
          </table:table-cell>
        </table:table-row>
        <table:table-row table:style-name="ro2">
          <table:table-cell office:value-type="float" office:value="3952">
            <text:p>3952</text:p>
          </table:table-cell>
          <table:table-cell office:value-type="string">
            <text:p>Adrette Weste</text:p>
          </table:table-cell>
        </table:table-row>
        <table:table-row table:style-name="ro2">
          <table:table-cell office:value-type="float" office:value="3953">
            <text:p>3953</text:p>
          </table:table-cell>
          <table:table-cell office:value-type="string">
            <text:p>Jagdkluft</text:p>
          </table:table-cell>
        </table:table-row>
        <table:table-row table:style-name="ro2">
          <table:table-cell office:value-type="float" office:value="3954">
            <text:p>3954</text:p>
          </table:table-cell>
          <table:table-cell office:value-type="string">
            <text:p>Amtlicher Panzer</text:p>
          </table:table-cell>
        </table:table-row>
        <table:table-row table:style-name="ro2">
          <table:table-cell office:value-type="float" office:value="3955">
            <text:p>3955</text:p>
          </table:table-cell>
          <table:table-cell office:value-type="string">
            <text:p>Outdoor-Jacke</text:p>
          </table:table-cell>
        </table:table-row>
        <table:table-row table:style-name="ro2">
          <table:table-cell office:value-type="float" office:value="3956">
            <text:p>3956</text:p>
          </table:table-cell>
          <table:table-cell office:value-type="string">
            <text:p>Schicker Panzer</text:p>
          </table:table-cell>
        </table:table-row>
        <table:table-row table:style-name="ro2">
          <table:table-cell office:value-type="float" office:value="3957">
            <text:p>3957</text:p>
          </table:table-cell>
          <table:table-cell office:value-type="string">
            <text:p>Protziger Panzer</text:p>
          </table:table-cell>
        </table:table-row>
        <table:table-row table:style-name="ro2">
          <table:table-cell office:value-type="float" office:value="3958">
            <text:p>3958</text:p>
          </table:table-cell>
          <table:table-cell office:value-type="string">
            <text:p>Designerkluft</text:p>
          </table:table-cell>
        </table:table-row>
        <table:table-row table:style-name="ro2">
          <table:table-cell office:value-type="float" office:value="3959">
            <text:p>3959</text:p>
          </table:table-cell>
          <table:table-cell office:value-type="string">
            <text:p>Heldenpanzer</text:p>
          </table:table-cell>
        </table:table-row>
        <table:table-row table:style-name="ro2">
          <table:table-cell office:value-type="float" office:value="4000">
            <text:p>4000</text:p>
          </table:table-cell>
          <table:table-cell office:value-type="string">
            <text:p>Pantoffeln</text:p>
          </table:table-cell>
        </table:table-row>
        <table:table-row table:style-name="ro2">
          <table:table-cell office:value-type="float" office:value="4001">
            <text:p>4001</text:p>
          </table:table-cell>
          <table:table-cell office:value-type="string">
            <text:p>Stinkstiefel</text:p>
          </table:table-cell>
        </table:table-row>
        <table:table-row table:style-name="ro2">
          <table:table-cell office:value-type="float" office:value="4002">
            <text:p>4002</text:p>
          </table:table-cell>
          <table:table-cell office:value-type="string">
            <text:p>Treter</text:p>
          </table:table-cell>
        </table:table-row>
        <table:table-row table:style-name="ro2">
          <table:table-cell office:value-type="float" office:value="4003">
            <text:p>4003</text:p>
          </table:table-cell>
          <table:table-cell office:value-type="string">
            <text:p>Festes Schuhwerk</text:p>
          </table:table-cell>
        </table:table-row>
        <table:table-row table:style-name="ro2">
          <table:table-cell office:value-type="float" office:value="4004">
            <text:p>4004</text:p>
          </table:table-cell>
          <table:table-cell office:value-type="string">
            <text:p>Okaye Stiefel</text:p>
          </table:table-cell>
        </table:table-row>
        <table:table-row table:style-name="ro2">
          <table:table-cell office:value-type="float" office:value="4005">
            <text:p>4005</text:p>
          </table:table-cell>
          <table:table-cell office:value-type="string">
            <text:p>Schicke Stiefel</text:p>
          </table:table-cell>
        </table:table-row>
        <table:table-row table:style-name="ro2">
          <table:table-cell office:value-type="float" office:value="4006">
            <text:p>4006</text:p>
          </table:table-cell>
          <table:table-cell office:value-type="string">
            <text:p>Hochwertige Stiefel</text:p>
          </table:table-cell>
        </table:table-row>
        <table:table-row table:style-name="ro2">
          <table:table-cell office:value-type="float" office:value="4007">
            <text:p>4007</text:p>
          </table:table-cell>
          <table:table-cell office:value-type="string">
            <text:p>Designerstiefel</text:p>
          </table:table-cell>
        </table:table-row>
        <table:table-row table:style-name="ro2">
          <table:table-cell office:value-type="float" office:value="4008">
            <text:p>4008</text:p>
          </table:table-cell>
          <table:table-cell office:value-type="string">
            <text:p>Prachtstiefel</text:p>
          </table:table-cell>
        </table:table-row>
        <table:table-row table:style-name="ro2">
          <table:table-cell office:value-type="float" office:value="4009">
            <text:p>4009</text:p>
          </table:table-cell>
          <table:table-cell office:value-type="string">
            <text:p>Heldenstiefel</text:p>
          </table:table-cell>
        </table:table-row>
        <table:table-row table:style-name="ro2">
          <table:table-cell office:value-type="float" office:value="4050">
            <text:p>4050</text:p>
          </table:table-cell>
          <table:table-cell office:value-type="string">
            <text:p>Manschetten</text:p>
          </table:table-cell>
        </table:table-row>
        <table:table-row table:style-name="ro2">
          <table:table-cell office:value-type="float" office:value="4051">
            <text:p>4051</text:p>
          </table:table-cell>
          <table:table-cell office:value-type="string">
            <text:p>Stoffhandschuhe</text:p>
          </table:table-cell>
        </table:table-row>
        <table:table-row table:style-name="ro2">
          <table:table-cell office:value-type="float" office:value="4052">
            <text:p>4052</text:p>
          </table:table-cell>
          <table:table-cell office:value-type="string">
            <text:p>Geschnürte Handschuhe</text:p>
          </table:table-cell>
        </table:table-row>
        <table:table-row table:style-name="ro2">
          <table:table-cell office:value-type="float" office:value="4053">
            <text:p>4053</text:p>
          </table:table-cell>
          <table:table-cell office:value-type="string">
            <text:p>Fellhandschuhe</text:p>
          </table:table-cell>
        </table:table-row>
        <table:table-row table:style-name="ro2">
          <table:table-cell office:value-type="float" office:value="4054">
            <text:p>4054</text:p>
          </table:table-cell>
          <table:table-cell office:value-type="string">
            <text:p>Lederhandschuhe</text:p>
          </table:table-cell>
        </table:table-row>
        <table:table-row table:style-name="ro2">
          <table:table-cell office:value-type="float" office:value="4055">
            <text:p>4055</text:p>
          </table:table-cell>
          <table:table-cell office:value-type="string">
            <text:p>Jagdhandschuhe</text:p>
          </table:table-cell>
        </table:table-row>
        <table:table-row table:style-name="ro2">
          <table:table-cell office:value-type="float" office:value="4056">
            <text:p>4056</text:p>
          </table:table-cell>
          <table:table-cell office:value-type="string">
            <text:p>Verstärkte Handschuhe</text:p>
          </table:table-cell>
        </table:table-row>
        <table:table-row table:style-name="ro2">
          <table:table-cell office:value-type="float" office:value="4057">
            <text:p>4057</text:p>
          </table:table-cell>
          <table:table-cell office:value-type="string">
            <text:p>Schützenhandschuhe</text:p>
          </table:table-cell>
        </table:table-row>
        <table:table-row table:style-name="ro2">
          <table:table-cell office:value-type="float" office:value="4058">
            <text:p>4058</text:p>
          </table:table-cell>
          <table:table-cell office:value-type="string">
            <text:p>Panzerhandschuhe</text:p>
          </table:table-cell>
        </table:table-row>
        <table:table-row table:style-name="ro2">
          <table:table-cell office:value-type="float" office:value="4059">
            <text:p>4059</text:p>
          </table:table-cell>
          <table:table-cell office:value-type="string">
            <text:p>Prachthandschuhe</text:p>
          </table:table-cell>
        </table:table-row>
        <table:table-row table:style-name="ro2">
          <table:table-cell office:value-type="float" office:value="4100">
            <text:p>4100</text:p>
          </table:table-cell>
          <table:table-cell office:value-type="string">
            <text:p>Stück Stoff mit Band</text:p>
          </table:table-cell>
        </table:table-row>
        <table:table-row table:style-name="ro2">
          <table:table-cell office:value-type="float" office:value="4101">
            <text:p>4101</text:p>
          </table:table-cell>
          <table:table-cell office:value-type="string">
            <text:p>Primitive Haube</text:p>
          </table:table-cell>
        </table:table-row>
        <table:table-row table:style-name="ro2">
          <table:table-cell office:value-type="float" office:value="4102">
            <text:p>4102</text:p>
          </table:table-cell>
          <table:table-cell office:value-type="string">
            <text:p>Luftige Kappe</text:p>
          </table:table-cell>
        </table:table-row>
        <table:table-row table:style-name="ro2">
          <table:table-cell office:value-type="float" office:value="4103">
            <text:p>4103</text:p>
          </table:table-cell>
          <table:table-cell office:value-type="string">
            <text:p>Gehörnte Haube</text:p>
          </table:table-cell>
        </table:table-row>
        <table:table-row table:style-name="ro2">
          <table:table-cell office:value-type="float" office:value="4104">
            <text:p>4104</text:p>
          </table:table-cell>
          <table:table-cell office:value-type="string">
            <text:p>Adrette Haube</text:p>
          </table:table-cell>
        </table:table-row>
        <table:table-row table:style-name="ro2">
          <table:table-cell office:value-type="float" office:value="4105">
            <text:p>4105</text:p>
          </table:table-cell>
          <table:table-cell office:value-type="string">
            <text:p>Adretter Helm</text:p>
          </table:table-cell>
        </table:table-row>
        <table:table-row table:style-name="ro2">
          <table:table-cell office:value-type="float" office:value="4106">
            <text:p>4106</text:p>
          </table:table-cell>
          <table:table-cell office:value-type="string">
            <text:p>Eindrucksvoller Helm</text:p>
          </table:table-cell>
        </table:table-row>
        <table:table-row table:style-name="ro2">
          <table:table-cell office:value-type="float" office:value="4107">
            <text:p>4107</text:p>
          </table:table-cell>
          <table:table-cell office:value-type="string">
            <text:p>Gepanzerter Helm</text:p>
          </table:table-cell>
        </table:table-row>
        <table:table-row table:style-name="ro2">
          <table:table-cell office:value-type="float" office:value="4108">
            <text:p>4108</text:p>
          </table:table-cell>
          <table:table-cell office:value-type="string">
            <text:p>Überlegener Helm</text:p>
          </table:table-cell>
        </table:table-row>
        <table:table-row table:style-name="ro2">
          <table:table-cell office:value-type="float" office:value="4109">
            <text:p>4109</text:p>
          </table:table-cell>
          <table:table-cell office:value-type="string">
            <text:p>Heldenvisier</text:p>
          </table:table-cell>
        </table:table-row>
        <table:table-row table:style-name="ro2">
          <table:table-cell office:value-type="float" office:value="4150">
            <text:p>4150</text:p>
          </table:table-cell>
          <table:table-cell office:value-type="string">
            <text:p>Gürtel aus Flicken</text:p>
          </table:table-cell>
        </table:table-row>
        <table:table-row table:style-name="ro2">
          <table:table-cell office:value-type="float" office:value="4151">
            <text:p>4151</text:p>
          </table:table-cell>
          <table:table-cell office:value-type="string">
            <text:p>Einfacher Gürtel</text:p>
          </table:table-cell>
        </table:table-row>
        <table:table-row table:style-name="ro2">
          <table:table-cell office:value-type="float" office:value="4152">
            <text:p>4152</text:p>
          </table:table-cell>
          <table:table-cell office:value-type="string">
            <text:p>Schlichter Gürtel</text:p>
          </table:table-cell>
        </table:table-row>
        <table:table-row table:style-name="ro2">
          <table:table-cell office:value-type="float" office:value="4153">
            <text:p>4153</text:p>
          </table:table-cell>
          <table:table-cell office:value-type="string">
            <text:p>Stacheliger Gürtel</text:p>
          </table:table-cell>
        </table:table-row>
        <table:table-row table:style-name="ro2">
          <table:table-cell office:value-type="float" office:value="4154">
            <text:p>4154</text:p>
          </table:table-cell>
          <table:table-cell office:value-type="string">
            <text:p>Ansehnlicher Gürtel</text:p>
          </table:table-cell>
        </table:table-row>
        <table:table-row table:style-name="ro2">
          <table:table-cell office:value-type="float" office:value="4155">
            <text:p>4155</text:p>
          </table:table-cell>
          <table:table-cell office:value-type="string">
            <text:p>Hochwertiger Gürtel</text:p>
          </table:table-cell>
        </table:table-row>
        <table:table-row table:style-name="ro2">
          <table:table-cell office:value-type="float" office:value="4156">
            <text:p>4156</text:p>
          </table:table-cell>
          <table:table-cell office:value-type="string">
            <text:p>Designergürtel</text:p>
          </table:table-cell>
        </table:table-row>
        <table:table-row table:style-name="ro2">
          <table:table-cell office:value-type="float" office:value="4157">
            <text:p>4157</text:p>
          </table:table-cell>
          <table:table-cell office:value-type="string">
            <text:p>Fürstlicher Gürtel</text:p>
          </table:table-cell>
        </table:table-row>
        <table:table-row table:style-name="ro2">
          <table:table-cell office:value-type="float" office:value="4158">
            <text:p>4158</text:p>
          </table:table-cell>
          <table:table-cell office:value-type="string">
            <text:p>Protziger Gürtel</text:p>
          </table:table-cell>
        </table:table-row>
        <table:table-row table:style-name="ro2">
          <table:table-cell office:value-type="float" office:value="4159">
            <text:p>4159</text:p>
          </table:table-cell>
          <table:table-cell office:value-type="string">
            <text:p>Heldengürtel</text:p>
          </table:table-cell>
        </table:table-row>
        <table:table-row table:style-name="ro2">
          <table:table-cell office:value-type="float" office:value="4215">
            <text:p>4215</text:p>
          </table:table-cell>
          <table:table-cell office:value-type="string">
            <text:p>Über diesen Gegner konntest du nur müde lächeln. Der Kampf war ein Kinderspiel für dich. Allerdings auch kaum heldenhaft.</text:p>
          </table:table-cell>
        </table:table-row>
        <table:table-row table:style-name="ro2">
          <table:table-cell office:value-type="float" office:value="4216">
            <text:p>4216</text:p>
          </table:table-cell>
          <table:table-cell office:value-type="string">
            <text:p>Obgleich nicht den Hauch einer Chance, stürzt sich dein Gegner mutig in den Kampf. Genutzt hat ihm das leider nichts.</text:p>
          </table:table-cell>
        </table:table-row>
        <table:table-row table:style-name="ro2">
          <table:table-cell office:value-type="float" office:value="4217">
            <text:p>4217</text:p>
          </table:table-cell>
          <table:table-cell office:value-type="string">
            <text:p>Dieser Kampf war keine Herausforderung für einen erfahrenen Helden wie dich. Du solltest dir nicht zu viel darauf einbilden.</text:p>
          </table:table-cell>
        </table:table-row>
        <table:table-row table:style-name="ro2">
          <table:table-cell office:value-type="float" office:value="4218">
            <text:p>4218</text:p>
          </table:table-cell>
          <table:table-cell office:value-type="string">
            <text:p>Gegen Kämpfer wie diesen kannst du leicht bestehen. Vielleicht solltest du dich mal in einer anderen Gewichtsklasse umsehen.</text:p>
          </table:table-cell>
        </table:table-row>
        <table:table-row table:style-name="ro2">
          <table:table-cell office:value-type="float" office:value="4219">
            <text:p>4219</text:p>
          </table:table-cell>
          <table:table-cell office:value-type="string">
            <text:p>Am eher verhaltenen Beifall des Publikums erkennst du, dass du dir hier einen sehr einfachen Sieg mitgenommen hast.</text:p>
          </table:table-cell>
        </table:table-row>
        <table:table-row table:style-name="ro2">
          <table:table-cell office:value-type="float" office:value="4220">
            <text:p>4220</text:p>
          </table:table-cell>
          <table:table-cell office:value-type="string">
            <text:p>Die Menge jubelt dir begeistert zu. Du hast deinem Gegner eine ordentliche Tracht Prügel verpasst, die sich gewaschen hat.</text:p>
          </table:table-cell>
        </table:table-row>
        <table:table-row table:style-name="ro2">
          <table:table-cell office:value-type="float" office:value="4221">
            <text:p>4221</text:p>
          </table:table-cell>
          <table:table-cell office:value-type="string">
            <text:p>Souverän hast du deinen Gegner zusammengeknüppelt. Daran wird er sich noch lange erinnern, falls er wieder zu sich kommt...</text:p>
          </table:table-cell>
        </table:table-row>
        <table:table-row table:style-name="ro2">
          <table:table-cell office:value-type="float" office:value="4222">
            <text:p>4222</text:p>
          </table:table-cell>
          <table:table-cell office:value-type="string">
            <text:p>Du hast deinen Gegner ziemlich übel zugerichtet. Leise wimmernd kauert er in der Ecke. Doch ob er auf deine Gnade hoffen kann..?</text:p>
          </table:table-cell>
        </table:table-row>
        <table:table-row table:style-name="ro2">
          <table:table-cell office:value-type="float" office:value="4223">
            <text:p>4223</text:p>
          </table:table-cell>
          <table:table-cell office:value-type="string">
            <text:p>Dein Gegner hat seine Lektion gelernt. Die Frage ist, ob ihm die in seinem jetzigen Zustand noch viel nützt.</text:p>
          </table:table-cell>
        </table:table-row>
        <table:table-row table:style-name="ro2">
          <table:table-cell office:value-type="float" office:value="4224">
            <text:p>4224</text:p>
          </table:table-cell>
          <table:table-cell office:value-type="string">
            <text:p>Was für ein Kampf! Du hast verdient gewonnen. Tosender Applaus brandet auf, als du deinen filmreifen Finishing Move ausführst.</text:p>
          </table:table-cell>
        </table:table-row>
        <table:table-row table:style-name="ro2">
          <table:table-cell office:value-type="float" office:value="4225">
            <text:p>4225</text:p>
          </table:table-cell>
          <table:table-cell office:value-type="string">
            <text:p>Angeschlagen, aber siegreich gehst du aus diesem spektakulären Zweikampf hervor. Diesen Sieg gab es nicht geschenkt!</text:p>
          </table:table-cell>
        </table:table-row>
        <table:table-row table:style-name="ro2">
          <table:table-cell office:value-type="float" office:value="4226">
            <text:p>4226</text:p>
          </table:table-cell>
          <table:table-cell office:value-type="string">
            <text:p>Ein harter, aber gerechter Kampf: Manchmal muss es eben so sein. Für dich als Helden Routine, für das Publikum ein Spektakel!</text:p>
          </table:table-cell>
        </table:table-row>
        <table:table-row table:style-name="ro2">
          <table:table-cell office:value-type="float" office:value="4227">
            <text:p>4227</text:p>
          </table:table-cell>
          <table:table-cell office:value-type="string">
            <text:p>In der Arena wird bisweilen hartes Brot aufgetischt, das spürst auch du. Dein Gegner hat sich an diesem die Zähne ausgebissen.</text:p>
          </table:table-cell>
        </table:table-row>
        <table:table-row table:style-name="ro2">
          <table:table-cell office:value-type="float" office:value="4228">
            <text:p>4228</text:p>
          </table:table-cell>
          <table:table-cell office:value-type="string">
            <text:p>Viel Blut wurde vergossen, doch am Ende zählt nur eines: Du hast einen knappen, aber ehrlichen Sieg errungen.</text:p>
          </table:table-cell>
        </table:table-row>
        <table:table-row table:style-name="ro2">
          <table:table-cell office:value-type="float" office:value="4229">
            <text:p>4229</text:p>
          </table:table-cell>
          <table:table-cell office:value-type="string">
            <text:p>Zwei ebenbürtige Kontrahenten, von denen am Ende einer beweisen konnte, dass er um das entscheidende Quäntchen besser ist: Du.</text:p>
          </table:table-cell>
        </table:table-row>
        <table:table-row table:style-name="ro2">
          <table:table-cell office:value-type="float" office:value="4230">
            <text:p>4230</text:p>
          </table:table-cell>
          <table:table-cell office:value-type="string">
            <text:p>Dass du diesen Kampf noch gewinnen konntest, grenzt an ein Wunder! Vielleicht war es aber auch wahrhaftiger Heldenmut.</text:p>
          </table:table-cell>
        </table:table-row>
        <table:table-row table:style-name="ro2">
          <table:table-cell office:value-type="float" office:value="4231">
            <text:p>4231</text:p>
          </table:table-cell>
          <table:table-cell office:value-type="string">
            <text:p>Entscheidung in letzter Sekunde - du kannst es selbst kaum glauben, doch endlich geht dein Gegner zu Boden. Und danach du.</text:p>
          </table:table-cell>
        </table:table-row>
        <table:table-row table:style-name="ro2">
          <table:table-cell office:value-type="float" office:value="4232">
            <text:p>4232</text:p>
          </table:table-cell>
          <table:table-cell office:value-type="string">
            <text:p>Diesen Sieg hast du deinem Gegner überaus knapp entrissen - dennoch darfst du ihn mit Fug und Recht dein Eigen nennen!</text:p>
          </table:table-cell>
        </table:table-row>
        <table:table-row table:style-name="ro2">
          <table:table-cell office:value-type="float" office:value="4233">
            <text:p>4233</text:p>
          </table:table-cell>
          <table:table-cell office:value-type="string">
            <text:p>Nach einer Weile kehren deine Sinne zurück und du erblickst deinen Gegner, der noch immer am Boden liegt. Ein knapper Sieg für dich!</text:p>
          </table:table-cell>
        </table:table-row>
        <table:table-row table:style-name="ro2">
          <table:table-cell office:value-type="float" office:value="4234">
            <text:p>4234</text:p>
          </table:table-cell>
          <table:table-cell office:value-type="string">
            <text:p>Du hast diesen harten, unerbittlichen Kampf nur mühevoll zu deinen Gunsten entscheiden können. Schwein gehabt!</text:p>
          </table:table-cell>
        </table:table-row>
        <table:table-row table:style-name="ro2">
          <table:table-cell office:value-type="float" office:value="4235">
            <text:p>4235</text:p>
          </table:table-cell>
          <table:table-cell office:value-type="string">
            <text:p>Das Letzte, woran du dich erinnerst, sind höllische Schmerzen und höhnisches Gelächter.</text:p>
          </table:table-cell>
        </table:table-row>
        <table:table-row table:style-name="ro2">
          <table:table-cell office:value-type="float" office:value="4236">
            <text:p>4236</text:p>
          </table:table-cell>
          <table:table-cell office:value-type="string">
            <text:p>Ein kurzer Kampf, der eines beweist: Du solltest dich lieber nicht mit Leuten anlegen, die einige Köpfe größer sind als du.</text:p>
          </table:table-cell>
        </table:table-row>
        <table:table-row table:style-name="ro2">
          <table:table-cell office:value-type="float" office:value="4237">
            <text:p>4237</text:p>
          </table:table-cell>
          <table:table-cell office:value-type="string">
            <text:p>Irgendetwas sagt dir, dass dieser Zweikampf ein eher zweifelhafter Einfall gewesen ist.</text:p>
          </table:table-cell>
        </table:table-row>
        <table:table-row table:style-name="ro2">
          <table:table-cell office:value-type="float" office:value="4238">
            <text:p>4238</text:p>
          </table:table-cell>
          <table:table-cell office:value-type="string">
            <text:p>Gegen diesen übermächtigen Gegner hast du auf ganzer Linie versagt. Lass deinen Frust an Schwächeren aus!</text:p>
          </table:table-cell>
        </table:table-row>
        <table:table-row table:style-name="ro2">
          <table:table-cell office:value-type="float" office:value="4239">
            <text:p>4239</text:p>
          </table:table-cell>
          <table:table-cell office:value-type="string">
            <text:p>Mit dem Mut der Verzweiflung hast du dich in einen aussichtslosen Kampf gestürzt. Tapfer warst du. Bis der Kampf dann los ging.</text:p>
          </table:table-cell>
        </table:table-row>
        <table:table-row table:style-name="ro2">
          <table:table-cell office:value-type="float" office:value="4240">
            <text:p>4240</text:p>
          </table:table-cell>
          <table:table-cell office:value-type="string">
            <text:p>Dein Gegner kann sich zu Recht damit rühmen, dich nach allen Regeln der Kunst verdroschen zu haben.</text:p>
          </table:table-cell>
        </table:table-row>
        <table:table-row table:style-name="ro2">
          <table:table-cell office:value-type="float" office:value="4241">
            <text:p>4241</text:p>
          </table:table-cell>
          <table:table-cell office:value-type="string">
            <text:p>Du spürst, dass du mehr verloren hast als nur ein Duell. Nämlich folgendes:</text:p>
          </table:table-cell>
        </table:table-row>
        <table:table-row table:style-name="ro2">
          <table:table-cell office:value-type="float" office:value="4242">
            <text:p>4242</text:p>
          </table:table-cell>
          <table:table-cell office:value-type="string">
            <text:p>Du hast deinem Gegner eindrucksvoll bewiesen, wer von euch beiden besser ist. Du jedenfalls nicht.</text:p>
          </table:table-cell>
        </table:table-row>
        <table:table-row table:style-name="ro2">
          <table:table-cell office:value-type="float" office:value="4243">
            <text:p>4243</text:p>
          </table:table-cell>
          <table:table-cell office:value-type="string">
            <text:p>Dass der aufbrandende Jubel nicht dir gilt, kannst du dir vorstellen, während du deine Zähne vom Boden aufliest.</text:p>
          </table:table-cell>
        </table:table-row>
        <table:table-row table:style-name="ro2">
          <table:table-cell office:value-type="float" office:value="4244">
            <text:p>4244</text:p>
          </table:table-cell>
          <table:table-cell office:value-type="string">
            <text:p>Du hast ehrbar gekämpft und wahrscheinlich genau deshalb haushoch verloren.</text:p>
          </table:table-cell>
        </table:table-row>
        <table:table-row table:style-name="ro2">
          <table:table-cell office:value-type="float" office:value="4245">
            <text:p>4245</text:p>
          </table:table-cell>
          <table:table-cell office:value-type="string">
            <text:p>Hier hat dein Gegner neben beachtlichem kämpferischem Können auch eine gute Portion Glück gehabt.</text:p>
          </table:table-cell>
        </table:table-row>
        <table:table-row table:style-name="ro2">
          <table:table-cell office:value-type="float" office:value="4246">
            <text:p>4246</text:p>
          </table:table-cell>
          <table:table-cell office:value-type="string">
            <text:p>Diesen Kampf hat dein Gegner gewonnen. Nun heißt es Haltung bewahren und auf obszöne Gesten verzichten.</text:p>
          </table:table-cell>
        </table:table-row>
        <table:table-row table:style-name="ro2">
          <table:table-cell office:value-type="float" office:value="4247">
            <text:p>4247</text:p>
          </table:table-cell>
          <table:table-cell office:value-type="string">
            <text:p>Eine knappe Niederlage, doch leider ist der Kampf zu deinen Ungunsten entschieden worden. Das schreit nach einer Revanche!</text:p>
          </table:table-cell>
        </table:table-row>
        <table:table-row table:style-name="ro2">
          <table:table-cell office:value-type="float" office:value="4248">
            <text:p>4248</text:p>
          </table:table-cell>
          <table:table-cell office:value-type="string">
            <text:p>Du hast den Eindruck, dass dein Gegner irgendwie betrügt, aber während du so darüber nachdenkst macht er dich einfach platt.</text:p>
          </table:table-cell>
        </table:table-row>
        <table:table-row table:style-name="ro2">
          <table:table-cell office:value-type="float" office:value="4249">
            <text:p>4249</text:p>
          </table:table-cell>
          <table:table-cell office:value-type="string">
            <text:p>Da hat dein Gegner aber nochmal Schwein gehabt! Ein zweites Mal lässt du ihm diese Genugtuung sicherlich nicht zuteil werden!</text:p>
          </table:table-cell>
        </table:table-row>
        <table:table-row table:style-name="ro2">
          <table:table-cell office:value-type="float" office:value="4250">
            <text:p>4250</text:p>
          </table:table-cell>
          <table:table-cell office:value-type="string">
            <text:p>Mit letzter Kraft vermag dein Gegner den Spieß doch noch einmal umzudrehen und geht als knapper Sieger aus dem Kampf hervor.</text:p>
          </table:table-cell>
        </table:table-row>
        <table:table-row table:style-name="ro2">
          <table:table-cell office:value-type="float" office:value="4251">
            <text:p>4251</text:p>
          </table:table-cell>
          <table:table-cell office:value-type="string">
            <text:p>Du hältst deinen Gegner bereits für besiegt, doch plötzlich richtet er sich noch einmal auf und stürzt brüllend auf dich zu.</text:p>
          </table:table-cell>
        </table:table-row>
        <table:table-row table:style-name="ro2">
          <table:table-cell office:value-type="float" office:value="4252">
            <text:p>4252</text:p>
          </table:table-cell>
          <table:table-cell office:value-type="string">
            <text:p>Dein Gegner ist fast so besiegt wie du selbst. Aber eben doch leider nur fast.</text:p>
          </table:table-cell>
        </table:table-row>
        <table:table-row table:style-name="ro2">
          <table:table-cell office:value-type="float" office:value="4253">
            <text:p>4253</text:p>
          </table:table-cell>
          <table:table-cell office:value-type="string">
            <text:p>Damit hätte keiner gerechnet, doch nun hilft kein Jammern und Klagen: Du hast diesen Kampf doch noch knapp verloren.</text:p>
          </table:table-cell>
        </table:table-row>
        <table:table-row table:style-name="ro2">
          <table:table-cell office:value-type="float" office:value="4254">
            <text:p>4254</text:p>
          </table:table-cell>
          <table:table-cell office:value-type="string">
            <text:p>Die ganze Arena hält den Atem an während der letzten Sekunden dieses Kampfes - doch leider geht der Sieg knapp an deinen Gegner.</text:p>
          </table:table-cell>
        </table:table-row>
        <table:table-row table:style-name="ro2">
          <table:table-cell office:value-type="float" office:value="4300">
            <text:p>4300</text:p>
          </table:table-cell>
          <table:table-cell office:value-type="string">
            <text:p>Angesichts dieser Unterforderung überlegst du dir, derart einfache Aufträge in Zukunft vielleicht besser abzulehnen.</text:p>
          </table:table-cell>
        </table:table-row>
        <table:table-row table:style-name="ro2">
          <table:table-cell office:value-type="float" office:value="4301">
            <text:p>4301</text:p>
          </table:table-cell>
          <table:table-cell office:value-type="string">
            <text:p>Mühelos hast du deinen Gegner zusammengeprügelt und darfst dich jetzt an folgenden Gütern laben:</text:p>
          </table:table-cell>
        </table:table-row>
        <table:table-row table:style-name="ro2">
          <table:table-cell office:value-type="float" office:value="4302">
            <text:p>4302</text:p>
          </table:table-cell>
          <table:table-cell office:value-type="string">
            <text:p>Mit roher Gewalt hast du deinen Gegner ins Jenseits befördert. Routiniert greifst du deinen Lohn ab:</text:p>
          </table:table-cell>
        </table:table-row>
        <table:table-row table:style-name="ro2">
          <table:table-cell office:value-type="float" office:value="4303">
            <text:p>4303</text:p>
          </table:table-cell>
          <table:table-cell office:value-type="string">
            <text:p>Es sind Aufträge wie diese, wegen derer man immer wieder hört, Held sein könne heutzutage wohl jeder.</text:p>
          </table:table-cell>
        </table:table-row>
        <table:table-row table:style-name="ro2">
          <table:table-cell office:value-type="float" office:value="4304">
            <text:p>4304</text:p>
          </table:table-cell>
          <table:table-cell office:value-type="string">
            <text:p>Während du mit der linken Hand dein Opfer niedermachst, gähnst du mit der rechten.</text:p>
          </table:table-cell>
        </table:table-row>
        <table:table-row table:style-name="ro2">
          <table:table-cell office:value-type="float" office:value="4305">
            <text:p>4305</text:p>
          </table:table-cell>
          <table:table-cell office:value-type="string">
            <text:p>Auftragsgemäß hast du deinen Gegner erlegt und freust dich über deinen verdienten Lohn:</text:p>
          </table:table-cell>
        </table:table-row>
        <table:table-row table:style-name="ro2">
          <table:table-cell office:value-type="float" office:value="4306">
            <text:p>4306</text:p>
          </table:table-cell>
          <table:table-cell office:value-type="string">
            <text:p>Erst die Arbeit, dann das Vergnügen, so sagt man. Doch dieser Auftrag war für dich beides zugleich.</text:p>
          </table:table-cell>
        </table:table-row>
        <table:table-row table:style-name="ro2">
          <table:table-cell office:value-type="float" office:value="4307">
            <text:p>4307</text:p>
          </table:table-cell>
          <table:table-cell office:value-type="string">
            <text:p>Du hast dein schmutziges Handwerk zur vollsten Zufriedenheit verrichtet und erhältst dementsprechend:</text:p>
          </table:table-cell>
        </table:table-row>
        <table:table-row table:style-name="ro2">
          <table:table-cell office:value-type="float" office:value="4308">
            <text:p>4308</text:p>
          </table:table-cell>
          <table:table-cell office:value-type="string">
            <text:p>Da hast du ein ordentliches Blutbad angerichtet. Aber was sein muss, das muss eben sein.</text:p>
          </table:table-cell>
        </table:table-row>
        <table:table-row table:style-name="ro2">
          <table:table-cell office:value-type="float" office:value="4309">
            <text:p>4309</text:p>
          </table:table-cell>
          <table:table-cell office:value-type="string">
            <text:p>Diesen Sieg gab es nicht geschenkt, doch er wird deinen Ruf als zuverlässiger Kämpfer weiter untermauern.</text:p>
          </table:table-cell>
        </table:table-row>
        <table:table-row table:style-name="ro2">
          <table:table-cell office:value-type="float" office:value="4310">
            <text:p>4310</text:p>
          </table:table-cell>
          <table:table-cell office:value-type="string">
            <text:p>Mit Ach und Krach hast du deinen Gegner besiegt. Du erhältst dafür folgenden Lohn:</text:p>
          </table:table-cell>
        </table:table-row>
        <table:table-row table:style-name="ro2">
          <table:table-cell office:value-type="float" office:value="4311">
            <text:p>4311</text:p>
          </table:table-cell>
          <table:table-cell office:value-type="string">
            <text:p>Dieser Gegner war kein leichter, soviel ist sicher. Du hast dich dennoch wacker geschlagen.</text:p>
          </table:table-cell>
        </table:table-row>
        <table:table-row table:style-name="ro2">
          <table:table-cell office:value-type="float" office:value="4312">
            <text:p>4312</text:p>
          </table:table-cell>
          <table:table-cell office:value-type="string">
            <text:p>Ein harter Kampf liegt hinter dir. Ebenso der Leichnam deines Gegners, den du mühevoll niederringen musstest.</text:p>
          </table:table-cell>
        </table:table-row>
        <table:table-row table:style-name="ro2">
          <table:table-cell office:value-type="float" office:value="4313">
            <text:p>4313</text:p>
          </table:table-cell>
          <table:table-cell office:value-type="string">
            <text:p>Das Leben ist kein Ponyhof und dieser Gegner war kein Schoßhündchen. Als echter Held hast du ihn natürlich trotzdem besiegt.</text:p>
          </table:table-cell>
        </table:table-row>
        <table:table-row table:style-name="ro2">
          <table:table-cell office:value-type="float" office:value="4314">
            <text:p>4314</text:p>
          </table:table-cell>
          <table:table-cell office:value-type="string">
            <text:p>Ein harter Kampf und ein glücklicher, wenn auch etwas mitgenommener Sieger: Du.</text:p>
          </table:table-cell>
        </table:table-row>
        <table:table-row table:style-name="ro2">
          <table:table-cell office:value-type="float" office:value="4315">
            <text:p>4315</text:p>
          </table:table-cell>
          <table:table-cell office:value-type="string">
            <text:p>Von diesem Kampf musst du unbedingt den Anderen erzählen! Dass du fast selbst draufgegangen wärst, verschweigst du aber besser.</text:p>
          </table:table-cell>
        </table:table-row>
        <table:table-row table:style-name="ro2">
          <table:table-cell office:value-type="float" office:value="4316">
            <text:p>4316</text:p>
          </table:table-cell>
          <table:table-cell office:value-type="string">
            <text:p>Du dachtest schon, das war's jetzt. Aber ist noch mal gut gegangen. Du hast dir deinen Lohn hart erkämpft:</text:p>
          </table:table-cell>
        </table:table-row>
        <table:table-row table:style-name="ro2">
          <table:table-cell office:value-type="float" office:value="4317">
            <text:p>4317</text:p>
          </table:table-cell>
          <table:table-cell office:value-type="string">
            <text:p>Ob das nun Glück war oder Können... wer möchte da schon differenzieren. Fakt ist, du hast gewonnen!</text:p>
          </table:table-cell>
        </table:table-row>
        <table:table-row table:style-name="ro2">
          <table:table-cell office:value-type="float" office:value="4318">
            <text:p>4318</text:p>
          </table:table-cell>
          <table:table-cell office:value-type="string">
            <text:p>Gerade mal so eben geschafft! Ob du solch eine Kamikazemission noch einmal mitmachst, solltest du dir aber gut überlegen.</text:p>
          </table:table-cell>
        </table:table-row>
        <table:table-row table:style-name="ro2">
          <table:table-cell office:value-type="float" office:value="4319">
            <text:p>4319</text:p>
          </table:table-cell>
          <table:table-cell office:value-type="string">
            <text:p>Heldenhaft hast du bis zum letzten Atemzug gekämpft. Zum Glück warst du noch ein kleines bisschen hartnäckiger als dein Gegner.</text:p>
          </table:table-cell>
        </table:table-row>
        <table:table-row table:style-name="ro2">
          <table:table-cell office:value-type="float" office:value="4320">
            <text:p>4320</text:p>
          </table:table-cell>
          <table:table-cell office:value-type="string">
            <text:p>Du hast sowas von verloren. Alle lachen über dich.</text:p>
          </table:table-cell>
        </table:table-row>
        <table:table-row table:style-name="ro2">
          <table:table-cell office:value-type="float" office:value="4321">
            <text:p>4321</text:p>
          </table:table-cell>
          <table:table-cell office:value-type="string">
            <text:p>Diese Nummer war wohl ein bisschen zu groß für dich, was?</text:p>
          </table:table-cell>
        </table:table-row>
        <table:table-row table:style-name="ro2">
          <table:table-cell office:value-type="float" office:value="4322">
            <text:p>4322</text:p>
          </table:table-cell>
          <table:table-cell office:value-type="string">
            <text:p>Willst du wissen wie ein Verlierertyp aussieht? Schau in den Spiegel!</text:p>
          </table:table-cell>
        </table:table-row>
        <table:table-row table:style-name="ro2">
          <table:table-cell office:value-type="float" office:value="4323">
            <text:p>4323</text:p>
          </table:table-cell>
          <table:table-cell office:value-type="string">
            <text:p>Vielleicht solltest du dich nächstes Mal bewaffnen. Oder einfach mal kämpfen anstatt dich nur auf den Boden zu kauern.</text:p>
          </table:table-cell>
        </table:table-row>
        <table:table-row table:style-name="ro2">
          <table:table-cell office:value-type="float" office:value="4324">
            <text:p>4324</text:p>
          </table:table-cell>
          <table:table-cell office:value-type="string">
            <text:p>Hättest du auch nur halb so viel gekämpft wie du geflennt hast, dann wäre die Sache vielleicht anders ausgegangen. Aber so...</text:p>
          </table:table-cell>
        </table:table-row>
        <table:table-row table:style-name="ro2">
          <table:table-cell office:value-type="float" office:value="4325">
            <text:p>4325</text:p>
          </table:table-cell>
          <table:table-cell office:value-type="string">
            <text:p>Von diesem Schlamassel solltest du deinen Auftraggebern am besten gar nichts erzählen. Peinlich!</text:p>
          </table:table-cell>
        </table:table-row>
        <table:table-row table:style-name="ro2">
          <table:table-cell office:value-type="float" office:value="4326">
            <text:p>4326</text:p>
          </table:table-cell>
          <table:table-cell office:value-type="string">
            <text:p>Das war irgendwie ein Schuss in den Ofen. Ein Griff ins Klo. Sonst nichts.</text:p>
          </table:table-cell>
        </table:table-row>
        <table:table-row table:style-name="ro2">
          <table:table-cell office:value-type="float" office:value="4327">
            <text:p>4327</text:p>
          </table:table-cell>
          <table:table-cell office:value-type="string">
            <text:p>Sieh an, du hast es wirklich versucht. Aber auf die Art und Weise wird das leider nichts.</text:p>
          </table:table-cell>
        </table:table-row>
        <table:table-row table:style-name="ro2">
          <table:table-cell office:value-type="float" office:value="4328">
            <text:p>4328</text:p>
          </table:table-cell>
          <table:table-cell office:value-type="string">
            <text:p>Überleg dir doch mal, warum dein Gegner so gähnen musste, bevor er dich fachgerecht zusammengefaltet hat.</text:p>
          </table:table-cell>
        </table:table-row>
        <table:table-row table:style-name="ro2">
          <table:table-cell office:value-type="float" office:value="4329">
            <text:p>4329</text:p>
          </table:table-cell>
          <table:table-cell office:value-type="string">
            <text:p>Wenn du noch schlechter kämpfst, sterben deine Gegner vielleicht vor Lachen...</text:p>
          </table:table-cell>
        </table:table-row>
        <table:table-row table:style-name="ro2">
          <table:table-cell office:value-type="float" office:value="4330">
            <text:p>4330</text:p>
          </table:table-cell>
          <table:table-cell office:value-type="string">
            <text:p>Es war ein harter Kampf und leider hast du ihn nicht für dich entscheiden können. Vielleicht lag's an deiner Ausrüstung?</text:p>
          </table:table-cell>
        </table:table-row>
        <table:table-row table:style-name="ro2">
          <table:table-cell office:value-type="float" office:value="4331">
            <text:p>4331</text:p>
          </table:table-cell>
          <table:table-cell office:value-type="string">
            <text:p>Für Fälle wie diesen wäre das Training gut gewesen. Du hättest nur mal hingehen sollen. Oder halt zum Waffenladen...</text:p>
          </table:table-cell>
        </table:table-row>
        <table:table-row table:style-name="ro2">
          <table:table-cell office:value-type="float" office:value="4332">
            <text:p>4332</text:p>
          </table:table-cell>
          <table:table-cell office:value-type="string">
            <text:p>Schade um den Lohn, aber diesen Auftrag hast du leider trotz lobenswerten Einsatzes von vorn bis hinten versemmelt.</text:p>
          </table:table-cell>
        </table:table-row>
        <table:table-row table:style-name="ro2">
          <table:table-cell office:value-type="float" office:value="4333">
            <text:p>4333</text:p>
          </table:table-cell>
          <table:table-cell office:value-type="string">
            <text:p>Knapp daneben ist auch vorbei. Und dafür gibt es leider auch keinen Lohn. Immerhin: Aus Fehlern lernt man. Hoffentlich.</text:p>
          </table:table-cell>
        </table:table-row>
        <table:table-row table:style-name="ro2">
          <table:table-cell office:value-type="float" office:value="4334">
            <text:p>4334</text:p>
          </table:table-cell>
          <table:table-cell office:value-type="string">
            <text:p>Mit Training und einer vernünftigen Ausrüstung wäre das vielleicht nicht passiert. So kann man nur sagen: Verloooren!</text:p>
          </table:table-cell>
        </table:table-row>
        <table:table-row table:style-name="ro2">
          <table:table-cell office:value-type="float" office:value="4335">
            <text:p>4335</text:p>
          </table:table-cell>
          <table:table-cell office:value-type="string">
            <text:p>Bis zum Schluss war vollkommen unklar, was passieren würde. Leider war es das Gegenteil von dem, was du erhofft hättest.</text:p>
          </table:table-cell>
        </table:table-row>
        <table:table-row table:style-name="ro2">
          <table:table-cell office:value-type="float" office:value="4336">
            <text:p>4336</text:p>
          </table:table-cell>
          <table:table-cell office:value-type="string">
            <text:p>Da hat dein Gegner ein derart unverschämtes Glück gehabt, dass es kaum zu glauben ist. Du solltest es aber glauben.</text:p>
          </table:table-cell>
        </table:table-row>
        <table:table-row table:style-name="ro2">
          <table:table-cell office:value-type="float" office:value="4337">
            <text:p>4337</text:p>
          </table:table-cell>
          <table:table-cell office:value-type="string">
            <text:p>In allerletzter Sekunde schnellt dein Gegner noch einmal hervor und versetzt dir den entscheidenden Treffer.</text:p>
          </table:table-cell>
        </table:table-row>
        <table:table-row table:style-name="ro2">
          <table:table-cell office:value-type="float" office:value="4338">
            <text:p>4338</text:p>
          </table:table-cell>
          <table:table-cell office:value-type="string">
            <text:p>Diesen Kampf hättest theoretisch genauso gut du gewinnen können. Die Praxis jedoch schaut anders aus. Unschön.</text:p>
          </table:table-cell>
        </table:table-row>
        <table:table-row table:style-name="ro2">
          <table:table-cell office:value-type="float" office:value="4339">
            <text:p>4339</text:p>
          </table:table-cell>
          <table:table-cell office:value-type="string">
            <text:p>Diesem Gegner hast du es wirklich nicht leicht gemacht, doch mit solcher Zähigkeit konntest selbst du nicht rechnen.</text:p>
          </table:table-cell>
        </table:table-row>
        <table:table-row table:style-name="ro2">
          <table:table-cell office:value-type="float" office:value="4400">
            <text:p>4400</text:p>
          </table:table-cell>
          <table:table-cell office:value-type="string">
            <text:p>Gilde aufgelöst!</text:p>
          </table:table-cell>
        </table:table-row>
        <table:table-row table:style-name="ro2">
          <table:table-cell office:value-type="float" office:value="4401">
            <text:p>4401</text:p>
          </table:table-cell>
          <table:table-cell office:value-type="string">
            <text:p>Gilde gelöscht!</text:p>
          </table:table-cell>
        </table:table-row>
        <table:table-row table:style-name="ro2">
          <table:table-cell office:value-type="float" office:value="4402">
            <text:p>4402</text:p>
          </table:table-cell>
          <table:table-cell office:value-type="string">
            <text:p>Du wurdest aus der Gilde geworfen!</text:p>
          </table:table-cell>
        </table:table-row>
        <table:table-row table:style-name="ro2">
          <table:table-cell office:value-type="float" office:value="4403">
            <text:p>4403</text:p>
          </table:table-cell>
          <table:table-cell office:value-type="string">
            <text:p>Du wurdest aus der Gilde gelöscht!</text:p>
          </table:table-cell>
        </table:table-row>
        <table:table-row table:style-name="ro2">
          <table:table-cell office:value-type="float" office:value="4404">
            <text:p>4404</text:p>
          </table:table-cell>
          <table:table-cell office:value-type="string">
            <text:p>Gildeneinladung</text:p>
          </table:table-cell>
        </table:table-row>
        <table:table-row table:style-name="ro2">
          <table:table-cell office:value-type="float" office:value="4405">
            <text:p>4405</text:p>
          </table:table-cell>
          <table:table-cell office:value-type="string">
            <text:p>Der Gildenleiter %1 hat die Gilde %2, in der du Mitglied warst, aufgelöst.</text:p>
          </table:table-cell>
        </table:table-row>
        <table:table-row table:style-name="ro2">
          <table:table-cell office:value-type="float" office:value="4406">
            <text:p>4406</text:p>
          </table:table-cell>
          <table:table-cell office:value-type="string">
            <text:p>Ein Administrator hat die Gilde %2, in der du Mitglied warst, gelöscht.</text:p>
          </table:table-cell>
        </table:table-row>
        <table:table-row table:style-name="ro2">
          <table:table-cell office:value-type="float" office:value="4407">
            <text:p>4407</text:p>
          </table:table-cell>
          <table:table-cell office:value-type="string">
            <text:p>Du wurdest von %1 aus der Gilde %2 geworfen.</text:p>
          </table:table-cell>
        </table:table-row>
        <table:table-row table:style-name="ro2">
          <table:table-cell office:value-type="float" office:value="4408">
            <text:p>4408</text:p>
          </table:table-cell>
          <table:table-cell office:value-type="string">
            <text:p>Du wurdest von einem Administrator aus der Gilde %2 gelöscht.</text:p>
          </table:table-cell>
        </table:table-row>
        <table:table-row table:style-name="ro2">
          <table:table-cell office:value-type="float" office:value="4409">
            <text:p>4409</text:p>
          </table:table-cell>
          <table:table-cell office: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text:p>4410</text:p>
          </table:table-cell>
          <table:table-cell office:value-type="string">
            <text:p>Du wurdest angegriffen!</text:p>
          </table:table-cell>
        </table:table-row>
        <table:table-row table:style-name="ro2">
          <table:table-cell office:value-type="float" office:value="4411">
            <text:p>4411</text:p>
          </table:table-cell>
          <table:table-cell office: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text:p>4500</text:p>
          </table:table-cell>
          <table:table-cell office:value-type="string">
            <text:p>Festung</text:p>
          </table:table-cell>
        </table:table-row>
        <table:table-row table:style-name="ro2">
          <table:table-cell office:value-type="float" office:value="4501">
            <text:p>4501</text:p>
          </table:table-cell>
          <table:table-cell office:value-type="string">
            <text:p>Goldschatz</text:p>
          </table:table-cell>
        </table:table-row>
        <table:table-row table:style-name="ro2">
          <table:table-cell office:value-type="float" office:value="4502">
            <text:p>4502</text:p>
          </table:table-cell>
          <table:table-cell office:value-type="string">
            <text:p>Lehrmeister</text:p>
          </table:table-cell>
        </table:table-row>
        <table:table-row table:style-name="ro2">
          <table:table-cell office:value-type="float" office:value="4510">
            <text:p>4510</text:p>
          </table:table-cell>
          <table:table-cell office:value-type="string">
            <text:p>Mitgliederlimit:</text:p>
          </table:table-cell>
        </table:table-row>
        <table:table-row table:style-name="ro2">
          <table:table-cell office:value-type="float" office:value="4511">
            <text:p>4511</text:p>
          </table:table-cell>
          <table:table-cell office:value-type="string">
            <text:p>Goldbonus:</text:p>
          </table:table-cell>
        </table:table-row>
        <table:table-row table:style-name="ro2">
          <table:table-cell office:value-type="float" office:value="4512">
            <text:p>4512</text:p>
          </table:table-cell>
          <table:table-cell office:value-type="string">
            <text:p>Erfahrungsbonus:</text:p>
          </table:table-cell>
        </table:table-row>
        <table:table-row table:style-name="ro2">
          <table:table-cell office:value-type="float" office:value="4520">
            <text:p>4520</text:p>
          </table:table-cell>
          <table:table-cell office:value-type="string">
            <text:p>Reisedauer - 10%</text:p>
          </table:table-cell>
        </table:table-row>
        <table:table-row table:style-name="ro2">
          <table:table-cell office:value-type="float" office:value="4521">
            <text:p>4521</text:p>
          </table:table-cell>
          <table:table-cell office:value-type="string">
            <text:p>Reisedauer - 20%</text:p>
          </table:table-cell>
        </table:table-row>
        <table:table-row table:style-name="ro2">
          <table:table-cell office:value-type="float" office:value="4522">
            <text:p>4522</text:p>
          </table:table-cell>
          <table:table-cell office:value-type="string">
            <text:p>Reisedauer - 30%</text:p>
          </table:table-cell>
        </table:table-row>
        <table:table-row table:style-name="ro2">
          <table:table-cell office:value-type="float" office:value="4523">
            <text:p>4523</text:p>
          </table:table-cell>
          <table:table-cell office:value-type="string">
            <text:p>Reisedauer - 50%| +</text:p>
          </table:table-cell>
        </table:table-row>
        <table:table-row table:style-name="ro2">
          <table:table-cell office:value-type="float" office:value="4524">
            <text:p>4524</text:p>
          </table:table-cell>
          <table:table-cell office:value-type="string">
            <text:p>Reisedauer - 10%</text:p>
          </table:table-cell>
        </table:table-row>
        <table:table-row table:style-name="ro2">
          <table:table-cell office:value-type="float" office:value="4525">
            <text:p>4525</text:p>
          </table:table-cell>
          <table:table-cell office:value-type="string">
            <text:p>Reisedauer - 20%</text:p>
          </table:table-cell>
        </table:table-row>
        <table:table-row table:style-name="ro2">
          <table:table-cell office:value-type="float" office:value="4526">
            <text:p>4526</text:p>
          </table:table-cell>
          <table:table-cell office:value-type="string">
            <text:p>Reisedauer - 30%</text:p>
          </table:table-cell>
        </table:table-row>
        <table:table-row table:style-name="ro2">
          <table:table-cell office:value-type="float" office:value="4527">
            <text:p>4527</text:p>
          </table:table-cell>
          <table:table-cell office:value-type="string">
            <text:p>Reisedauer - 50%| +</text:p>
          </table:table-cell>
        </table:table-row>
        <table:table-row table:style-name="ro2">
          <table:table-cell office:value-type="float" office:value="4530">
            <text:p>4530</text:p>
          </table:table-cell>
          <table:table-cell office:value-type="string">
            <text:p>Stärke ist das Hauptattribut für Krieger.</text:p>
          </table:table-cell>
        </table:table-row>
        <table:table-row table:style-name="ro2">
          <table:table-cell office:value-type="float" office:value="4531">
            <text:p>4531</text:p>
          </table:table-cell>
          <table:table-cell office:value-type="string">
            <text:p>Geschick ist das Hauptattribut für Kundschafter.</text:p>
          </table:table-cell>
        </table:table-row>
        <table:table-row table:style-name="ro2">
          <table:table-cell office:value-type="float" office:value="4532">
            <text:p>4532</text:p>
          </table:table-cell>
          <table:table-cell office:value-type="string">
            <text:p>Intelligenz ist das Hauptattribut für Magier.</text:p>
          </table:table-cell>
        </table:table-row>
        <table:table-row table:style-name="ro2">
          <table:table-cell office:value-type="float" office:value="4533">
            <text:p>4533</text:p>
          </table:table-cell>
          <table:table-cell office:value-type="string">
            <text:p>Ausdauer erhöht deine Lebensenergie.</text:p>
          </table:table-cell>
        </table:table-row>
        <table:table-row table:style-name="ro2">
          <table:table-cell office:value-type="float" office:value="4534">
            <text:p>4534</text:p>
          </table:table-cell>
          <table:table-cell office:value-type="string">
            <text:p>Glück erhöht die Wahrscheinlichkeit kritischer Treffer.</text:p>
          </table:table-cell>
        </table:table-row>
        <table:table-row table:style-name="ro2">
          <table:table-cell office:value-type="float" office:value="4535">
            <text:p>4535</text:p>
          </table:table-cell>
          <table:table-cell office:value-type="string">
            <text:p>Es hilft dir, dich gegen Krieger zu verteidigen.</text:p>
          </table:table-cell>
        </table:table-row>
        <table:table-row table:style-name="ro2">
          <table:table-cell office:value-type="float" office:value="4536">
            <text:p>4536</text:p>
          </table:table-cell>
          <table:table-cell office:value-type="string">
            <text:p>Es hilft dir, dich gegen Kundschafter zu verteidigen.</text:p>
          </table:table-cell>
        </table:table-row>
        <table:table-row table:style-name="ro2">
          <table:table-cell office:value-type="float" office:value="4537">
            <text:p>4537</text:p>
          </table:table-cell>
          <table:table-cell office:value-type="string">
            <text:p>Es hilft dir, dich gegen Magier zu verteidigen.</text:p>
          </table:table-cell>
        </table:table-row>
        <table:table-row table:style-name="ro2">
          <table:table-cell office:value-type="float" office:value="4540">
            <text:p>4540</text:p>
          </table:table-cell>
          <table:table-cell office:value-type="string">
            <text:p>Es erhöht den von dir verursachten Schaden.</text:p>
          </table:table-cell>
        </table:table-row>
        <table:table-row table:style-name="ro2">
          <table:table-cell office:value-type="float" office:value="4541">
            <text:p>4541</text:p>
          </table:table-cell>
          <table:table-cell office:value-type="string">
            <text:p>Es erhöht den von dir verursachten Schaden.</text:p>
          </table:table-cell>
        </table:table-row>
        <table:table-row table:style-name="ro2">
          <table:table-cell office:value-type="float" office:value="4542">
            <text:p>4542</text:p>
          </table:table-cell>
          <table:table-cell office:value-type="string">
            <text:p>Es erhöht den von dir verursachten Schaden.</text:p>
          </table:table-cell>
        </table:table-row>
        <table:table-row table:style-name="ro2">
          <table:table-cell office:value-type="float" office:value="4543">
            <text:p>4543</text:p>
          </table:table-cell>
          <table:table-cell office:value-type="string">
            <text:p>Gildenleiter</text:p>
          </table:table-cell>
        </table:table-row>
        <table:table-row table:style-name="ro2">
          <table:table-cell office:value-type="float" office:value="4544">
            <text:p>4544</text:p>
          </table:table-cell>
          <table:table-cell office:value-type="string">
            <text:p>Offizier</text:p>
          </table:table-cell>
        </table:table-row>
        <table:table-row table:style-name="ro2">
          <table:table-cell office:value-type="float" office:value="4545">
            <text:p>4545</text:p>
          </table:table-cell>
          <table:table-cell office:value-type="string">
            <text:p>Mitglied</text:p>
          </table:table-cell>
        </table:table-row>
        <table:table-row table:style-name="ro2">
          <table:table-cell office:value-type="float" office:value="4546">
            <text:p>4546</text:p>
          </table:table-cell>
          <table:table-cell office:value-type="string">
            <text:p>Eingeladen</text:p>
          </table:table-cell>
        </table:table-row>
        <table:table-row table:style-name="ro2">
          <table:table-cell office:value-type="float" office:value="4601">
            <text:p>4601</text:p>
          </table:table-cell>
          <table:table-cell office:value-type="string">
            <text:p>des Schwächlings</text:p>
          </table:table-cell>
        </table:table-row>
        <table:table-row table:style-name="ro2">
          <table:table-cell office:value-type="float" office:value="4602">
            <text:p>4602</text:p>
          </table:table-cell>
          <table:table-cell office:value-type="string">
            <text:p>des Tölpels</text:p>
          </table:table-cell>
        </table:table-row>
        <table:table-row table:style-name="ro2">
          <table:table-cell office:value-type="float" office:value="4603">
            <text:p>4603</text:p>
          </table:table-cell>
          <table:table-cell office:value-type="string">
            <text:p>der Penetranz</text:p>
          </table:table-cell>
        </table:table-row>
        <table:table-row table:style-name="ro2">
          <table:table-cell office:value-type="float" office:value="4604">
            <text:p>4604</text:p>
          </table:table-cell>
          <table:table-cell office:value-type="string">
            <text:p>der Naivität</text:p>
          </table:table-cell>
        </table:table-row>
        <table:table-row table:style-name="ro2">
          <table:table-cell office:value-type="float" office:value="4605">
            <text:p>4605</text:p>
          </table:table-cell>
          <table:table-cell office:value-type="string">
            <text:p>des Jähzorns</text:p>
          </table:table-cell>
        </table:table-row>
        <table:table-row table:style-name="ro2">
          <table:table-cell office:value-type="float" office:value="4606">
            <text:p>4606</text:p>
          </table:table-cell>
          <table:table-cell office:value-type="string">
            <text:p>der Frickelei</text:p>
          </table:table-cell>
        </table:table-row>
        <table:table-row table:style-name="ro2">
          <table:table-cell office:value-type="float" office:value="4607">
            <text:p>4607</text:p>
          </table:table-cell>
          <table:table-cell office:value-type="string">
            <text:p>der Heftigkeit</text:p>
          </table:table-cell>
        </table:table-row>
        <table:table-row table:style-name="ro2">
          <table:table-cell office:value-type="float" office:value="4608">
            <text:p>4608</text:p>
          </table:table-cell>
          <table:table-cell office:value-type="string">
            <text:p>des Übergewichts</text:p>
          </table:table-cell>
        </table:table-row>
        <table:table-row table:style-name="ro2">
          <table:table-cell office:value-type="float" office:value="4609">
            <text:p>4609</text:p>
          </table:table-cell>
          <table:table-cell office:value-type="string">
            <text:p>des Triathleten</text:p>
          </table:table-cell>
        </table:table-row>
        <table:table-row table:style-name="ro2">
          <table:table-cell office:value-type="float" office:value="4610">
            <text:p>4610</text:p>
          </table:table-cell>
          <table:table-cell office:value-type="string">
            <text:p>des Tüftlers</text:p>
          </table:table-cell>
        </table:table-row>
        <table:table-row table:style-name="ro2">
          <table:table-cell office:value-type="float" office:value="4611">
            <text:p>4611</text:p>
          </table:table-cell>
          <table:table-cell office:value-type="string">
            <text:p>des Unternehmers</text:p>
          </table:table-cell>
        </table:table-row>
        <table:table-row table:style-name="ro2">
          <table:table-cell office:value-type="float" office:value="4612">
            <text:p>4612</text:p>
          </table:table-cell>
          <table:table-cell office:value-type="string">
            <text:p>der Weisheit</text:p>
          </table:table-cell>
        </table:table-row>
        <table:table-row table:style-name="ro2">
          <table:table-cell office:value-type="float" office:value="4613">
            <text:p>4613</text:p>
          </table:table-cell>
          <table:table-cell office:value-type="string">
            <text:p>der Kampfkunst</text:p>
          </table:table-cell>
        </table:table-row>
        <table:table-row table:style-name="ro2">
          <table:table-cell office:value-type="float" office:value="4614">
            <text:p>4614</text:p>
          </table:table-cell>
          <table:table-cell office:value-type="string">
            <text:p>des Erfinders</text:p>
          </table:table-cell>
        </table:table-row>
        <table:table-row table:style-name="ro2">
          <table:table-cell office:value-type="float" office:value="4616">
            <text:p>4616</text:p>
          </table:table-cell>
          <table:table-cell office:value-type="string">
            <text:p>des Pechvogels</text:p>
          </table:table-cell>
        </table:table-row>
        <table:table-row table:style-name="ro2">
          <table:table-cell office:value-type="float" office:value="4617">
            <text:p>4617</text:p>
          </table:table-cell>
          <table:table-cell office:value-type="string">
            <text:p>des Gauners</text:p>
          </table:table-cell>
        </table:table-row>
        <table:table-row table:style-name="ro2">
          <table:table-cell office:value-type="float" office:value="4618">
            <text:p>4618</text:p>
          </table:table-cell>
          <table:table-cell office:value-type="string">
            <text:p>des Betrügers</text:p>
          </table:table-cell>
        </table:table-row>
        <table:table-row table:style-name="ro2">
          <table:table-cell office:value-type="float" office:value="4619">
            <text:p>4619</text:p>
          </table:table-cell>
          <table:table-cell office:value-type="string">
            <text:p>des Talentierten</text:p>
          </table:table-cell>
        </table:table-row>
        <table:table-row table:style-name="ro2">
          <table:table-cell office:value-type="float" office:value="4620">
            <text:p>4620</text:p>
          </table:table-cell>
          <table:table-cell office:value-type="string">
            <text:p>des Asketen</text:p>
          </table:table-cell>
        </table:table-row>
        <table:table-row table:style-name="ro2">
          <table:table-cell office:value-type="float" office:value="4621">
            <text:p>4621</text:p>
          </table:table-cell>
          <table:table-cell office:value-type="string">
            <text:p>der Flexiblität</text:p>
          </table:table-cell>
        </table:table-row>
        <table:table-row table:style-name="ro2">
          <table:table-cell office:value-type="float" office:value="4622">
            <text:p>4622</text:p>
          </table:table-cell>
          <table:table-cell office:value-type="string">
            <text:p>des Handwerks</text:p>
          </table:table-cell>
        </table:table-row>
        <table:table-row table:style-name="ro2">
          <table:table-cell office:value-type="float" office:value="4624">
            <text:p>4624</text:p>
          </table:table-cell>
          <table:table-cell office:value-type="string">
            <text:p>des Gesegneten</text:p>
          </table:table-cell>
        </table:table-row>
        <table:table-row table:style-name="ro2">
          <table:table-cell office:value-type="float" office:value="4625">
            <text:p>4625</text:p>
          </table:table-cell>
          <table:table-cell office:value-type="string">
            <text:p>der Tätlichkeit</text:p>
          </table:table-cell>
        </table:table-row>
        <table:table-row table:style-name="ro2">
          <table:table-cell office:value-type="float" office:value="4626">
            <text:p>4626</text:p>
          </table:table-cell>
          <table:table-cell office:value-type="string">
            <text:p>der Verstrickung</text:p>
          </table:table-cell>
        </table:table-row>
        <table:table-row table:style-name="ro2">
          <table:table-cell office:value-type="float" office:value="4628">
            <text:p>4628</text:p>
          </table:table-cell>
          <table:table-cell office:value-type="string">
            <text:p>des Eremiten</text:p>
          </table:table-cell>
        </table:table-row>
        <table:table-row table:style-name="ro2">
          <table:table-cell office:value-type="float" office:value="4632">
            <text:p>4632</text:p>
          </table:table-cell>
          <table:table-cell office:value-type="string">
            <text:p>der Beliebigkeit</text:p>
          </table:table-cell>
        </table:table-row>
        <table:table-row table:style-name="ro2">
          <table:table-cell office:value-type="float" office:value="4651">
            <text:p>4651</text:p>
          </table:table-cell>
          <table:table-cell office:value-type="string">
            <text:p>des Halbstarken</text:p>
          </table:table-cell>
        </table:table-row>
        <table:table-row table:style-name="ro2">
          <table:table-cell office:value-type="float" office:value="4652">
            <text:p>4652</text:p>
          </table:table-cell>
          <table:table-cell office:value-type="string">
            <text:p>der Unruhe</text:p>
          </table:table-cell>
        </table:table-row>
        <table:table-row table:style-name="ro2">
          <table:table-cell office:value-type="float" office:value="4653">
            <text:p>4653</text:p>
          </table:table-cell>
          <table:table-cell office:value-type="string">
            <text:p>der Penetranz</text:p>
          </table:table-cell>
        </table:table-row>
        <table:table-row table:style-name="ro2">
          <table:table-cell office:value-type="float" office:value="4654">
            <text:p>4654</text:p>
          </table:table-cell>
          <table:table-cell office:value-type="string">
            <text:p>des Halbwissens</text:p>
          </table:table-cell>
        </table:table-row>
        <table:table-row table:style-name="ro2">
          <table:table-cell office:value-type="float" office:value="4655">
            <text:p>4655</text:p>
          </table:table-cell>
          <table:table-cell office:value-type="string">
            <text:p>des Tyrannen</text:p>
          </table:table-cell>
        </table:table-row>
        <table:table-row table:style-name="ro2">
          <table:table-cell office:value-type="float" office:value="4656">
            <text:p>4656</text:p>
          </table:table-cell>
          <table:table-cell office:value-type="string">
            <text:p>der Frickelei</text:p>
          </table:table-cell>
        </table:table-row>
        <table:table-row table:style-name="ro2">
          <table:table-cell office:value-type="float" office:value="4657">
            <text:p>4657</text:p>
          </table:table-cell>
          <table:table-cell office:value-type="string">
            <text:p>der Heftigkeit</text:p>
          </table:table-cell>
        </table:table-row>
        <table:table-row table:style-name="ro2">
          <table:table-cell office:value-type="float" office:value="4658">
            <text:p>4658</text:p>
          </table:table-cell>
          <table:table-cell office:value-type="string">
            <text:p>des Vollschlanken</text:p>
          </table:table-cell>
        </table:table-row>
        <table:table-row table:style-name="ro2">
          <table:table-cell office:value-type="float" office:value="4659">
            <text:p>4659</text:p>
          </table:table-cell>
          <table:table-cell office:value-type="string">
            <text:p>des Triathleten</text:p>
          </table:table-cell>
        </table:table-row>
        <table:table-row table:style-name="ro2">
          <table:table-cell office:value-type="float" office:value="4660">
            <text:p>4660</text:p>
          </table:table-cell>
          <table:table-cell office:value-type="string">
            <text:p>des Tüftlers</text:p>
          </table:table-cell>
        </table:table-row>
        <table:table-row table:style-name="ro2">
          <table:table-cell office:value-type="float" office:value="4661">
            <text:p>4661</text:p>
          </table:table-cell>
          <table:table-cell office:value-type="string">
            <text:p>des Unternehmers</text:p>
          </table:table-cell>
        </table:table-row>
        <table:table-row table:style-name="ro2">
          <table:table-cell office:value-type="float" office:value="4662">
            <text:p>4662</text:p>
          </table:table-cell>
          <table:table-cell office:value-type="string">
            <text:p>der Weisheit</text:p>
          </table:table-cell>
        </table:table-row>
        <table:table-row table:style-name="ro2">
          <table:table-cell office:value-type="float" office:value="4663">
            <text:p>4663</text:p>
          </table:table-cell>
          <table:table-cell office:value-type="string">
            <text:p>der Kampfkunst</text:p>
          </table:table-cell>
        </table:table-row>
        <table:table-row table:style-name="ro2">
          <table:table-cell office:value-type="float" office:value="4664">
            <text:p>4664</text:p>
          </table:table-cell>
          <table:table-cell office:value-type="string">
            <text:p>des Erfinders</text:p>
          </table:table-cell>
        </table:table-row>
        <table:table-row table:style-name="ro2">
          <table:table-cell office:value-type="float" office:value="4666">
            <text:p>4666</text:p>
          </table:table-cell>
          <table:table-cell office:value-type="string">
            <text:p>des Verlierers</text:p>
          </table:table-cell>
        </table:table-row>
        <table:table-row table:style-name="ro2">
          <table:table-cell office:value-type="float" office:value="4667">
            <text:p>4667</text:p>
          </table:table-cell>
          <table:table-cell office:value-type="string">
            <text:p>des Gauners</text:p>
          </table:table-cell>
        </table:table-row>
        <table:table-row table:style-name="ro2">
          <table:table-cell office:value-type="float" office:value="4668">
            <text:p>4668</text:p>
          </table:table-cell>
          <table:table-cell office:value-type="string">
            <text:p>des Betrügers</text:p>
          </table:table-cell>
        </table:table-row>
        <table:table-row table:style-name="ro2">
          <table:table-cell office:value-type="float" office:value="4669">
            <text:p>4669</text:p>
          </table:table-cell>
          <table:table-cell office:value-type="string">
            <text:p>des Talentierten</text:p>
          </table:table-cell>
        </table:table-row>
        <table:table-row table:style-name="ro2">
          <table:table-cell office:value-type="float" office:value="4670">
            <text:p>4670</text:p>
          </table:table-cell>
          <table:table-cell office:value-type="string">
            <text:p>des Asketen</text:p>
          </table:table-cell>
        </table:table-row>
        <table:table-row table:style-name="ro2">
          <table:table-cell office:value-type="float" office:value="4671">
            <text:p>4671</text:p>
          </table:table-cell>
          <table:table-cell office:value-type="string">
            <text:p>der Flexiblität</text:p>
          </table:table-cell>
        </table:table-row>
        <table:table-row table:style-name="ro2">
          <table:table-cell office:value-type="float" office:value="4672">
            <text:p>4672</text:p>
          </table:table-cell>
          <table:table-cell office:value-type="string">
            <text:p>des Handwerks</text:p>
          </table:table-cell>
        </table:table-row>
        <table:table-row table:style-name="ro2">
          <table:table-cell office:value-type="float" office:value="4674">
            <text:p>4674</text:p>
          </table:table-cell>
          <table:table-cell office:value-type="string">
            <text:p>des Gesegneten</text:p>
          </table:table-cell>
        </table:table-row>
        <table:table-row table:style-name="ro2">
          <table:table-cell office:value-type="float" office:value="4675">
            <text:p>4675</text:p>
          </table:table-cell>
          <table:table-cell office:value-type="string">
            <text:p>der Tätlichkeit</text:p>
          </table:table-cell>
        </table:table-row>
        <table:table-row table:style-name="ro2">
          <table:table-cell office:value-type="float" office:value="4676">
            <text:p>4676</text:p>
          </table:table-cell>
          <table:table-cell office:value-type="string">
            <text:p>der Verstrickung</text:p>
          </table:table-cell>
        </table:table-row>
        <table:table-row table:style-name="ro2">
          <table:table-cell office:value-type="float" office:value="4678">
            <text:p>4678</text:p>
          </table:table-cell>
          <table:table-cell office:value-type="string">
            <text:p>des Eremiten</text:p>
          </table:table-cell>
        </table:table-row>
        <table:table-row table:style-name="ro2">
          <table:table-cell office:value-type="float" office:value="4682">
            <text:p>4682</text:p>
          </table:table-cell>
          <table:table-cell office:value-type="string">
            <text:p>der Beliebigkeit</text:p>
          </table:table-cell>
        </table:table-row>
        <table:table-row table:style-name="ro2">
          <table:table-cell office:value-type="float" office:value="4701">
            <text:p>4701</text:p>
          </table:table-cell>
          <table:table-cell office:value-type="string">
            <text:p>der Brutalität</text:p>
          </table:table-cell>
        </table:table-row>
        <table:table-row table:style-name="ro2">
          <table:table-cell office:value-type="float" office:value="4702">
            <text:p>4702</text:p>
          </table:table-cell>
          <table:table-cell office:value-type="string">
            <text:p>der Zappelei</text:p>
          </table:table-cell>
        </table:table-row>
        <table:table-row table:style-name="ro2">
          <table:table-cell office:value-type="float" office:value="4703">
            <text:p>4703</text:p>
          </table:table-cell>
          <table:table-cell office:value-type="string">
            <text:p>der Penetranz</text:p>
          </table:table-cell>
        </table:table-row>
        <table:table-row table:style-name="ro2">
          <table:table-cell office:value-type="float" office:value="4704">
            <text:p>4704</text:p>
          </table:table-cell>
          <table:table-cell office:value-type="string">
            <text:p>des Besserwissers</text:p>
          </table:table-cell>
        </table:table-row>
        <table:table-row table:style-name="ro2">
          <table:table-cell office:value-type="float" office:value="4705">
            <text:p>4705</text:p>
          </table:table-cell>
          <table:table-cell office:value-type="string">
            <text:p>des Tyrannen</text:p>
          </table:table-cell>
        </table:table-row>
        <table:table-row table:style-name="ro2">
          <table:table-cell office:value-type="float" office:value="4706">
            <text:p>4706</text:p>
          </table:table-cell>
          <table:table-cell office:value-type="string">
            <text:p>der Frickelei</text:p>
          </table:table-cell>
        </table:table-row>
        <table:table-row table:style-name="ro2">
          <table:table-cell office:value-type="float" office:value="4707">
            <text:p>4707</text:p>
          </table:table-cell>
          <table:table-cell office:value-type="string">
            <text:p>der Heftigkeit</text:p>
          </table:table-cell>
        </table:table-row>
        <table:table-row table:style-name="ro2">
          <table:table-cell office:value-type="float" office:value="4708">
            <text:p>4708</text:p>
          </table:table-cell>
          <table:table-cell office:value-type="string">
            <text:p>des Nordic Walkers</text:p>
          </table:table-cell>
        </table:table-row>
        <table:table-row table:style-name="ro2">
          <table:table-cell office:value-type="float" office:value="4709">
            <text:p>4709</text:p>
          </table:table-cell>
          <table:table-cell office:value-type="string">
            <text:p>des Triathleten</text:p>
          </table:table-cell>
        </table:table-row>
        <table:table-row table:style-name="ro2">
          <table:table-cell office:value-type="float" office:value="4710">
            <text:p>4710</text:p>
          </table:table-cell>
          <table:table-cell office:value-type="string">
            <text:p>des Tüftlers</text:p>
          </table:table-cell>
        </table:table-row>
        <table:table-row table:style-name="ro2">
          <table:table-cell office:value-type="float" office:value="4711">
            <text:p>4711</text:p>
          </table:table-cell>
          <table:table-cell office:value-type="string">
            <text:p>des Unternehmers</text:p>
          </table:table-cell>
        </table:table-row>
        <table:table-row table:style-name="ro2">
          <table:table-cell office:value-type="float" office:value="4712">
            <text:p>4712</text:p>
          </table:table-cell>
          <table:table-cell office:value-type="string">
            <text:p>der Weisheit</text:p>
          </table:table-cell>
        </table:table-row>
        <table:table-row table:style-name="ro2">
          <table:table-cell office:value-type="float" office:value="4713">
            <text:p>4713</text:p>
          </table:table-cell>
          <table:table-cell office:value-type="string">
            <text:p>der Kampfkunst</text:p>
          </table:table-cell>
        </table:table-row>
        <table:table-row table:style-name="ro2">
          <table:table-cell office:value-type="float" office:value="4714">
            <text:p>4714</text:p>
          </table:table-cell>
          <table:table-cell office:value-type="string">
            <text:p>des Erfinders</text:p>
          </table:table-cell>
        </table:table-row>
        <table:table-row table:style-name="ro2">
          <table:table-cell office:value-type="float" office:value="4716">
            <text:p>4716</text:p>
          </table:table-cell>
          <table:table-cell office:value-type="string">
            <text:p>des Aberglaubens</text:p>
          </table:table-cell>
        </table:table-row>
        <table:table-row table:style-name="ro2">
          <table:table-cell office:value-type="float" office:value="4717">
            <text:p>4717</text:p>
          </table:table-cell>
          <table:table-cell office:value-type="string">
            <text:p>des Gauners</text:p>
          </table:table-cell>
        </table:table-row>
        <table:table-row table:style-name="ro2">
          <table:table-cell office:value-type="float" office:value="4718">
            <text:p>4718</text:p>
          </table:table-cell>
          <table:table-cell office:value-type="string">
            <text:p>des Betrügers</text:p>
          </table:table-cell>
        </table:table-row>
        <table:table-row table:style-name="ro2">
          <table:table-cell office:value-type="float" office:value="4719">
            <text:p>4719</text:p>
          </table:table-cell>
          <table:table-cell office:value-type="string">
            <text:p>des Talentierten</text:p>
          </table:table-cell>
        </table:table-row>
        <table:table-row table:style-name="ro2">
          <table:table-cell office:value-type="float" office:value="4720">
            <text:p>4720</text:p>
          </table:table-cell>
          <table:table-cell office:value-type="string">
            <text:p>des Asketen</text:p>
          </table:table-cell>
        </table:table-row>
        <table:table-row table:style-name="ro2">
          <table:table-cell office:value-type="float" office:value="4721">
            <text:p>4721</text:p>
          </table:table-cell>
          <table:table-cell office:value-type="string">
            <text:p>der Flexiblität</text:p>
          </table:table-cell>
        </table:table-row>
        <table:table-row table:style-name="ro2">
          <table:table-cell office:value-type="float" office:value="4722">
            <text:p>4722</text:p>
          </table:table-cell>
          <table:table-cell office:value-type="string">
            <text:p>des Handwerks</text:p>
          </table:table-cell>
        </table:table-row>
        <table:table-row table:style-name="ro2">
          <table:table-cell office:value-type="float" office:value="4724">
            <text:p>4724</text:p>
          </table:table-cell>
          <table:table-cell office:value-type="string">
            <text:p>des Gesegneten</text:p>
          </table:table-cell>
        </table:table-row>
        <table:table-row table:style-name="ro2">
          <table:table-cell office:value-type="float" office:value="4725">
            <text:p>4725</text:p>
          </table:table-cell>
          <table:table-cell office:value-type="string">
            <text:p>der Tätlichkeit</text:p>
          </table:table-cell>
        </table:table-row>
        <table:table-row table:style-name="ro2">
          <table:table-cell office:value-type="float" office:value="4726">
            <text:p>4726</text:p>
          </table:table-cell>
          <table:table-cell office:value-type="string">
            <text:p>der Verstrickung</text:p>
          </table:table-cell>
        </table:table-row>
        <table:table-row table:style-name="ro2">
          <table:table-cell office:value-type="float" office:value="4728">
            <text:p>4728</text:p>
          </table:table-cell>
          <table:table-cell office:value-type="string">
            <text:p>des Eremiten</text:p>
          </table:table-cell>
        </table:table-row>
        <table:table-row table:style-name="ro2">
          <table:table-cell office:value-type="float" office:value="4732">
            <text:p>4732</text:p>
          </table:table-cell>
          <table:table-cell office:value-type="string">
            <text:p>der Beliebigkeit</text:p>
          </table:table-cell>
        </table:table-row>
        <table:table-row table:style-name="ro2">
          <table:table-cell office:value-type="float" office:value="4751">
            <text:p>4751</text:p>
          </table:table-cell>
          <table:table-cell office:value-type="string">
            <text:p>des Gemetzels</text:p>
          </table:table-cell>
        </table:table-row>
        <table:table-row table:style-name="ro2">
          <table:table-cell office:value-type="float" office:value="4752">
            <text:p>4752</text:p>
          </table:table-cell>
          <table:table-cell office:value-type="string">
            <text:p>der Frickelei</text:p>
          </table:table-cell>
        </table:table-row>
        <table:table-row table:style-name="ro2">
          <table:table-cell office:value-type="float" office:value="4753">
            <text:p>4753</text:p>
          </table:table-cell>
          <table:table-cell office:value-type="string">
            <text:p>der Penetranz</text:p>
          </table:table-cell>
        </table:table-row>
        <table:table-row table:style-name="ro2">
          <table:table-cell office:value-type="float" office:value="4754">
            <text:p>4754</text:p>
          </table:table-cell>
          <table:table-cell office:value-type="string">
            <text:p>des Zauberlehrlings</text:p>
          </table:table-cell>
        </table:table-row>
        <table:table-row table:style-name="ro2">
          <table:table-cell office:value-type="float" office:value="4755">
            <text:p>4755</text:p>
          </table:table-cell>
          <table:table-cell office:value-type="string">
            <text:p>des Tyrannen</text:p>
          </table:table-cell>
        </table:table-row>
        <table:table-row table:style-name="ro2">
          <table:table-cell office:value-type="float" office:value="4756">
            <text:p>4756</text:p>
          </table:table-cell>
          <table:table-cell office:value-type="string">
            <text:p>der Frickelei</text:p>
          </table:table-cell>
        </table:table-row>
        <table:table-row table:style-name="ro2">
          <table:table-cell office:value-type="float" office:value="4757">
            <text:p>4757</text:p>
          </table:table-cell>
          <table:table-cell office:value-type="string">
            <text:p>der Heftigkeit</text:p>
          </table:table-cell>
        </table:table-row>
        <table:table-row table:style-name="ro2">
          <table:table-cell office:value-type="float" office:value="4758">
            <text:p>4758</text:p>
          </table:table-cell>
          <table:table-cell office:value-type="string">
            <text:p>des Halbmarathonläufers</text:p>
          </table:table-cell>
        </table:table-row>
        <table:table-row table:style-name="ro2">
          <table:table-cell office:value-type="float" office:value="4759">
            <text:p>4759</text:p>
          </table:table-cell>
          <table:table-cell office:value-type="string">
            <text:p>des Triathleten</text:p>
          </table:table-cell>
        </table:table-row>
        <table:table-row table:style-name="ro2">
          <table:table-cell office:value-type="float" office:value="4760">
            <text:p>4760</text:p>
          </table:table-cell>
          <table:table-cell office:value-type="string">
            <text:p>des Tüftlers</text:p>
          </table:table-cell>
        </table:table-row>
        <table:table-row table:style-name="ro2">
          <table:table-cell office:value-type="float" office:value="4761">
            <text:p>4761</text:p>
          </table:table-cell>
          <table:table-cell office:value-type="string">
            <text:p>des Unternehmers</text:p>
          </table:table-cell>
        </table:table-row>
        <table:table-row table:style-name="ro2">
          <table:table-cell office:value-type="float" office:value="4762">
            <text:p>4762</text:p>
          </table:table-cell>
          <table:table-cell office:value-type="string">
            <text:p>der Weisheit</text:p>
          </table:table-cell>
        </table:table-row>
        <table:table-row table:style-name="ro2">
          <table:table-cell office:value-type="float" office:value="4763">
            <text:p>4763</text:p>
          </table:table-cell>
          <table:table-cell office:value-type="string">
            <text:p>der Kampfkunst</text:p>
          </table:table-cell>
        </table:table-row>
        <table:table-row table:style-name="ro2">
          <table:table-cell office:value-type="float" office:value="4764">
            <text:p>4764</text:p>
          </table:table-cell>
          <table:table-cell office:value-type="string">
            <text:p>des Erfinders</text:p>
          </table:table-cell>
        </table:table-row>
        <table:table-row table:style-name="ro2">
          <table:table-cell office:value-type="float" office:value="4766">
            <text:p>4766</text:p>
          </table:table-cell>
          <table:table-cell office:value-type="string">
            <text:p>des Gewinners</text:p>
          </table:table-cell>
        </table:table-row>
        <table:table-row table:style-name="ro2">
          <table:table-cell office:value-type="float" office:value="4767">
            <text:p>4767</text:p>
          </table:table-cell>
          <table:table-cell office:value-type="string">
            <text:p>des Gauners</text:p>
          </table:table-cell>
        </table:table-row>
        <table:table-row table:style-name="ro2">
          <table:table-cell office:value-type="float" office:value="4768">
            <text:p>4768</text:p>
          </table:table-cell>
          <table:table-cell office:value-type="string">
            <text:p>des Betrügers</text:p>
          </table:table-cell>
        </table:table-row>
        <table:table-row table:style-name="ro2">
          <table:table-cell office:value-type="float" office:value="4769">
            <text:p>4769</text:p>
          </table:table-cell>
          <table:table-cell office:value-type="string">
            <text:p>des Talentierten</text:p>
          </table:table-cell>
        </table:table-row>
        <table:table-row table:style-name="ro2">
          <table:table-cell office:value-type="float" office:value="4770">
            <text:p>4770</text:p>
          </table:table-cell>
          <table:table-cell office:value-type="string">
            <text:p>des Asketen</text:p>
          </table:table-cell>
        </table:table-row>
        <table:table-row table:style-name="ro2">
          <table:table-cell office:value-type="float" office:value="4771">
            <text:p>4771</text:p>
          </table:table-cell>
          <table:table-cell office:value-type="string">
            <text:p>der Flexiblität</text:p>
          </table:table-cell>
        </table:table-row>
        <table:table-row table:style-name="ro2">
          <table:table-cell office:value-type="float" office:value="4772">
            <text:p>4772</text:p>
          </table:table-cell>
          <table:table-cell office:value-type="string">
            <text:p>des Handwerks</text:p>
          </table:table-cell>
        </table:table-row>
        <table:table-row table:style-name="ro2">
          <table:table-cell office:value-type="float" office:value="4774">
            <text:p>4774</text:p>
          </table:table-cell>
          <table:table-cell office:value-type="string">
            <text:p>des Gesegneten</text:p>
          </table:table-cell>
        </table:table-row>
        <table:table-row table:style-name="ro2">
          <table:table-cell office:value-type="float" office:value="4775">
            <text:p>4775</text:p>
          </table:table-cell>
          <table:table-cell office:value-type="string">
            <text:p>der Tätlichkeit</text:p>
          </table:table-cell>
        </table:table-row>
        <table:table-row table:style-name="ro2">
          <table:table-cell office:value-type="float" office:value="4776">
            <text:p>4776</text:p>
          </table:table-cell>
          <table:table-cell office:value-type="string">
            <text:p>der Verstrickung</text:p>
          </table:table-cell>
        </table:table-row>
        <table:table-row table:style-name="ro2">
          <table:table-cell office:value-type="float" office:value="4778">
            <text:p>4778</text:p>
          </table:table-cell>
          <table:table-cell office:value-type="string">
            <text:p>des Eremiten</text:p>
          </table:table-cell>
        </table:table-row>
        <table:table-row table:style-name="ro2">
          <table:table-cell office:value-type="float" office:value="4782">
            <text:p>4782</text:p>
          </table:table-cell>
          <table:table-cell office:value-type="string">
            <text:p>der Beliebigkeit</text:p>
          </table:table-cell>
        </table:table-row>
        <table:table-row table:style-name="ro2">
          <table:table-cell office:value-type="float" office:value="4801">
            <text:p>4801</text:p>
          </table:table-cell>
          <table:table-cell office:value-type="string">
            <text:p>der Heftigkeit</text:p>
          </table:table-cell>
        </table:table-row>
        <table:table-row table:style-name="ro2">
          <table:table-cell office:value-type="float" office:value="4802">
            <text:p>4802</text:p>
          </table:table-cell>
          <table:table-cell office:value-type="string">
            <text:p>des Taschendiebs</text:p>
          </table:table-cell>
        </table:table-row>
        <table:table-row table:style-name="ro2">
          <table:table-cell office:value-type="float" office:value="4803">
            <text:p>4803</text:p>
          </table:table-cell>
          <table:table-cell office:value-type="string">
            <text:p>der Penetranz</text:p>
          </table:table-cell>
        </table:table-row>
        <table:table-row table:style-name="ro2">
          <table:table-cell office:value-type="float" office:value="4804">
            <text:p>4804</text:p>
          </table:table-cell>
          <table:table-cell office:value-type="string">
            <text:p>des Schlaubergers</text:p>
          </table:table-cell>
        </table:table-row>
        <table:table-row table:style-name="ro2">
          <table:table-cell office:value-type="float" office:value="4805">
            <text:p>4805</text:p>
          </table:table-cell>
          <table:table-cell office:value-type="string">
            <text:p>des Tyrannen</text:p>
          </table:table-cell>
        </table:table-row>
        <table:table-row table:style-name="ro2">
          <table:table-cell office:value-type="float" office:value="4806">
            <text:p>4806</text:p>
          </table:table-cell>
          <table:table-cell office:value-type="string">
            <text:p>der Frickelei</text:p>
          </table:table-cell>
        </table:table-row>
        <table:table-row table:style-name="ro2">
          <table:table-cell office:value-type="float" office:value="4807">
            <text:p>4807</text:p>
          </table:table-cell>
          <table:table-cell office:value-type="string">
            <text:p>der Heftigkeit</text:p>
          </table:table-cell>
        </table:table-row>
        <table:table-row table:style-name="ro2">
          <table:table-cell office:value-type="float" office:value="4808">
            <text:p>4808</text:p>
          </table:table-cell>
          <table:table-cell office:value-type="string">
            <text:p>des Marathonläufers</text:p>
          </table:table-cell>
        </table:table-row>
        <table:table-row table:style-name="ro2">
          <table:table-cell office:value-type="float" office:value="4809">
            <text:p>4809</text:p>
          </table:table-cell>
          <table:table-cell office:value-type="string">
            <text:p>des Triathleten</text:p>
          </table:table-cell>
        </table:table-row>
        <table:table-row table:style-name="ro2">
          <table:table-cell office:value-type="float" office:value="4810">
            <text:p>4810</text:p>
          </table:table-cell>
          <table:table-cell office:value-type="string">
            <text:p>des Tüftlers</text:p>
          </table:table-cell>
        </table:table-row>
        <table:table-row table:style-name="ro2">
          <table:table-cell office:value-type="float" office:value="4811">
            <text:p>4811</text:p>
          </table:table-cell>
          <table:table-cell office:value-type="string">
            <text:p>des Unternehmers</text:p>
          </table:table-cell>
        </table:table-row>
        <table:table-row table:style-name="ro2">
          <table:table-cell office:value-type="float" office:value="4812">
            <text:p>4812</text:p>
          </table:table-cell>
          <table:table-cell office:value-type="string">
            <text:p>der Weisheit</text:p>
          </table:table-cell>
        </table:table-row>
        <table:table-row table:style-name="ro2">
          <table:table-cell office:value-type="float" office:value="4813">
            <text:p>4813</text:p>
          </table:table-cell>
          <table:table-cell office:value-type="string">
            <text:p>der Kampfkunst</text:p>
          </table:table-cell>
        </table:table-row>
        <table:table-row table:style-name="ro2">
          <table:table-cell office:value-type="float" office:value="4814">
            <text:p>4814</text:p>
          </table:table-cell>
          <table:table-cell office:value-type="string">
            <text:p>des Erfinders</text:p>
          </table:table-cell>
        </table:table-row>
        <table:table-row table:style-name="ro2">
          <table:table-cell office:value-type="float" office:value="4816">
            <text:p>4816</text:p>
          </table:table-cell>
          <table:table-cell office:value-type="string">
            <text:p>des unverschämten Glücks</text:p>
          </table:table-cell>
        </table:table-row>
        <table:table-row table:style-name="ro2">
          <table:table-cell office:value-type="float" office:value="4817">
            <text:p>4817</text:p>
          </table:table-cell>
          <table:table-cell office:value-type="string">
            <text:p>des Gauners</text:p>
          </table:table-cell>
        </table:table-row>
        <table:table-row table:style-name="ro2">
          <table:table-cell office:value-type="float" office:value="4818">
            <text:p>4818</text:p>
          </table:table-cell>
          <table:table-cell office:value-type="string">
            <text:p>des Betrügers</text:p>
          </table:table-cell>
        </table:table-row>
        <table:table-row table:style-name="ro2">
          <table:table-cell office:value-type="float" office:value="4819">
            <text:p>4819</text:p>
          </table:table-cell>
          <table:table-cell office:value-type="string">
            <text:p>des Talentierten</text:p>
          </table:table-cell>
        </table:table-row>
        <table:table-row table:style-name="ro2">
          <table:table-cell office:value-type="float" office:value="4820">
            <text:p>4820</text:p>
          </table:table-cell>
          <table:table-cell office:value-type="string">
            <text:p>des Asketen</text:p>
          </table:table-cell>
        </table:table-row>
        <table:table-row table:style-name="ro2">
          <table:table-cell office:value-type="float" office:value="4821">
            <text:p>4821</text:p>
          </table:table-cell>
          <table:table-cell office:value-type="string">
            <text:p>der Flexiblität</text:p>
          </table:table-cell>
        </table:table-row>
        <table:table-row table:style-name="ro2">
          <table:table-cell office:value-type="float" office:value="4822">
            <text:p>4822</text:p>
          </table:table-cell>
          <table:table-cell office:value-type="string">
            <text:p>des Handwerks</text:p>
          </table:table-cell>
        </table:table-row>
        <table:table-row table:style-name="ro2">
          <table:table-cell office:value-type="float" office:value="4824">
            <text:p>4824</text:p>
          </table:table-cell>
          <table:table-cell office:value-type="string">
            <text:p>des Gesegneten</text:p>
          </table:table-cell>
        </table:table-row>
        <table:table-row table:style-name="ro2">
          <table:table-cell office:value-type="float" office:value="4825">
            <text:p>4825</text:p>
          </table:table-cell>
          <table:table-cell office:value-type="string">
            <text:p>der Tätlichkeit</text:p>
          </table:table-cell>
        </table:table-row>
        <table:table-row table:style-name="ro2">
          <table:table-cell office:value-type="float" office:value="4826">
            <text:p>4826</text:p>
          </table:table-cell>
          <table:table-cell office:value-type="string">
            <text:p>der Verstrickung</text:p>
          </table:table-cell>
        </table:table-row>
        <table:table-row table:style-name="ro2">
          <table:table-cell office:value-type="float" office:value="4828">
            <text:p>4828</text:p>
          </table:table-cell>
          <table:table-cell office:value-type="string">
            <text:p>des Eremiten</text:p>
          </table:table-cell>
        </table:table-row>
        <table:table-row table:style-name="ro2">
          <table:table-cell office:value-type="float" office:value="4832">
            <text:p>4832</text:p>
          </table:table-cell>
          <table:table-cell office:value-type="string">
            <text:p>der Beliebigkeit</text:p>
          </table:table-cell>
        </table:table-row>
        <table:table-row table:style-name="ro2">
          <table:table-cell office:value-type="float" office:value="4851">
            <text:p>4851</text:p>
          </table:table-cell>
          <table:table-cell office:value-type="string">
            <text:p>der epischen Superkräfte</text:p>
          </table:table-cell>
        </table:table-row>
        <table:table-row table:style-name="ro2">
          <table:table-cell office:value-type="float" office:value="4852">
            <text:p>4852</text:p>
          </table:table-cell>
          <table:table-cell office:value-type="string">
            <text:p>des Hütchenspielers</text:p>
          </table:table-cell>
        </table:table-row>
        <table:table-row table:style-name="ro2">
          <table:table-cell office:value-type="float" office:value="4853">
            <text:p>4853</text:p>
          </table:table-cell>
          <table:table-cell office:value-type="string">
            <text:p>der Penetranz</text:p>
          </table:table-cell>
        </table:table-row>
        <table:table-row table:style-name="ro2">
          <table:table-cell office:value-type="float" office:value="4854">
            <text:p>4854</text:p>
          </table:table-cell>
          <table:table-cell office:value-type="string">
            <text:p>des Schlaumeiers</text:p>
          </table:table-cell>
        </table:table-row>
        <table:table-row table:style-name="ro2">
          <table:table-cell office:value-type="float" office:value="4855">
            <text:p>4855</text:p>
          </table:table-cell>
          <table:table-cell office:value-type="string">
            <text:p>des Tyrannen</text:p>
          </table:table-cell>
        </table:table-row>
        <table:table-row table:style-name="ro2">
          <table:table-cell office:value-type="float" office:value="4856">
            <text:p>4856</text:p>
          </table:table-cell>
          <table:table-cell office:value-type="string">
            <text:p>der Frickelei</text:p>
          </table:table-cell>
        </table:table-row>
        <table:table-row table:style-name="ro2">
          <table:table-cell office:value-type="float" office:value="4857">
            <text:p>4857</text:p>
          </table:table-cell>
          <table:table-cell office:value-type="string">
            <text:p>der Heftigkeit</text:p>
          </table:table-cell>
        </table:table-row>
        <table:table-row table:style-name="ro2">
          <table:table-cell office:value-type="float" office:value="4858">
            <text:p>4858</text:p>
          </table:table-cell>
          <table:table-cell office:value-type="string">
            <text:p>des ewigen Einsteckens</text:p>
          </table:table-cell>
        </table:table-row>
        <table:table-row table:style-name="ro2">
          <table:table-cell office:value-type="float" office:value="4859">
            <text:p>4859</text:p>
          </table:table-cell>
          <table:table-cell office:value-type="string">
            <text:p>des Triathleten</text:p>
          </table:table-cell>
        </table:table-row>
        <table:table-row table:style-name="ro2">
          <table:table-cell office:value-type="float" office:value="4860">
            <text:p>4860</text:p>
          </table:table-cell>
          <table:table-cell office:value-type="string">
            <text:p>des Tüftlers</text:p>
          </table:table-cell>
        </table:table-row>
        <table:table-row table:style-name="ro2">
          <table:table-cell office:value-type="float" office:value="4861">
            <text:p>4861</text:p>
          </table:table-cell>
          <table:table-cell office:value-type="string">
            <text:p>des Unternehmers</text:p>
          </table:table-cell>
        </table:table-row>
        <table:table-row table:style-name="ro2">
          <table:table-cell office:value-type="float" office:value="4862">
            <text:p>4862</text:p>
          </table:table-cell>
          <table:table-cell office:value-type="string">
            <text:p>der Weisheit</text:p>
          </table:table-cell>
        </table:table-row>
        <table:table-row table:style-name="ro2">
          <table:table-cell office:value-type="float" office:value="4863">
            <text:p>4863</text:p>
          </table:table-cell>
          <table:table-cell office:value-type="string">
            <text:p>der Kampfkunst</text:p>
          </table:table-cell>
        </table:table-row>
        <table:table-row table:style-name="ro2">
          <table:table-cell office:value-type="float" office:value="4864">
            <text:p>4864</text:p>
          </table:table-cell>
          <table:table-cell office:value-type="string">
            <text:p>des Erfinders</text:p>
          </table:table-cell>
        </table:table-row>
        <table:table-row table:style-name="ro2">
          <table:table-cell office:value-type="float" office:value="4866">
            <text:p>4866</text:p>
          </table:table-cell>
          <table:table-cell office:value-type="string">
            <text:p>des Glückspilzes</text:p>
          </table:table-cell>
        </table:table-row>
        <table:table-row table:style-name="ro2">
          <table:table-cell office:value-type="float" office:value="4867">
            <text:p>4867</text:p>
          </table:table-cell>
          <table:table-cell office:value-type="string">
            <text:p>des Gauners</text:p>
          </table:table-cell>
        </table:table-row>
        <table:table-row table:style-name="ro2">
          <table:table-cell office:value-type="float" office:value="4868">
            <text:p>4868</text:p>
          </table:table-cell>
          <table:table-cell office:value-type="string">
            <text:p>des Betrügers</text:p>
          </table:table-cell>
        </table:table-row>
        <table:table-row table:style-name="ro2">
          <table:table-cell office:value-type="float" office:value="4869">
            <text:p>4869</text:p>
          </table:table-cell>
          <table:table-cell office:value-type="string">
            <text:p>des Talentierten</text:p>
          </table:table-cell>
        </table:table-row>
        <table:table-row table:style-name="ro2">
          <table:table-cell office:value-type="float" office:value="4870">
            <text:p>4870</text:p>
          </table:table-cell>
          <table:table-cell office:value-type="string">
            <text:p>des Asketen</text:p>
          </table:table-cell>
        </table:table-row>
        <table:table-row table:style-name="ro2">
          <table:table-cell office:value-type="float" office:value="4871">
            <text:p>4871</text:p>
          </table:table-cell>
          <table:table-cell office:value-type="string">
            <text:p>der Flexiblität</text:p>
          </table:table-cell>
        </table:table-row>
        <table:table-row table:style-name="ro2">
          <table:table-cell office:value-type="float" office:value="4872">
            <text:p>4872</text:p>
          </table:table-cell>
          <table:table-cell office:value-type="string">
            <text:p>des Handwerks</text:p>
          </table:table-cell>
        </table:table-row>
        <table:table-row table:style-name="ro2">
          <table:table-cell office:value-type="float" office:value="4874">
            <text:p>4874</text:p>
          </table:table-cell>
          <table:table-cell office:value-type="string">
            <text:p>des Gesegneten</text:p>
          </table:table-cell>
        </table:table-row>
        <table:table-row table:style-name="ro2">
          <table:table-cell office:value-type="float" office:value="4875">
            <text:p>4875</text:p>
          </table:table-cell>
          <table:table-cell office:value-type="string">
            <text:p>der Tätlichkeit</text:p>
          </table:table-cell>
        </table:table-row>
        <table:table-row table:style-name="ro2">
          <table:table-cell office:value-type="float" office:value="4876">
            <text:p>4876</text:p>
          </table:table-cell>
          <table:table-cell office:value-type="string">
            <text:p>der Verstrickung</text:p>
          </table:table-cell>
        </table:table-row>
        <table:table-row table:style-name="ro2">
          <table:table-cell office:value-type="float" office:value="4878">
            <text:p>4878</text:p>
          </table:table-cell>
          <table:table-cell office:value-type="string">
            <text:p>des Eremiten</text:p>
          </table:table-cell>
        </table:table-row>
        <table:table-row table:style-name="ro2">
          <table:table-cell office:value-type="float" office:value="4882">
            <text:p>4882</text:p>
          </table:table-cell>
          <table:table-cell office:value-type="string">
            <text:p>der Beliebigkeit</text:p>
          </table:table-cell>
        </table:table-row>
        <table:table-row table:style-name="ro2">
          <table:table-cell office:value-type="float" office:value="5000">
            <text:p>5000</text:p>
          </table:table-cell>
          <table:table-cell office: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text:p>5001</text:p>
          </table:table-cell>
          <table:table-cell office: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text:p>5002</text:p>
          </table:table-cell>
          <table:table-cell office: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text:p>5003</text:p>
          </table:table-cell>
          <table:table-cell office: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text:p>5004</text:p>
          </table:table-cell>
          <table:table-cell office: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text:p>5005</text:p>
          </table:table-cell>
          <table:table-cell office: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text:p>5006</text:p>
          </table:table-cell>
          <table:table-cell office: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text:p>5007</text:p>
          </table:table-cell>
          <table:table-cell office: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text:p>5008</text:p>
          </table:table-cell>
          <table:table-cell office: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text:p>5009</text:p>
          </table:table-cell>
          <table:table-cell office: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text:p>5010</text:p>
          </table:table-cell>
          <table:table-cell office: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text:p>5011</text:p>
          </table:table-cell>
          <table:table-cell office: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text:p>5012</text:p>
          </table:table-cell>
          <table:table-cell office: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text:p>5013</text:p>
          </table:table-cell>
          <table:table-cell office: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text:p>5014</text:p>
          </table:table-cell>
          <table:table-cell office: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text:p>5015</text:p>
          </table:table-cell>
          <table:table-cell office: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text:p>5016</text:p>
          </table:table-cell>
          <table:table-cell office: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text:p>5017</text:p>
          </table:table-cell>
          <table:table-cell office: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text:p>5018</text:p>
          </table:table-cell>
          <table:table-cell office: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text:p>5019</text:p>
          </table:table-cell>
          <table:table-cell office: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text:p>5020</text:p>
          </table:table-cell>
          <table:table-cell office: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text:p>5021</text:p>
          </table:table-cell>
          <table:table-cell office: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text:p>5022</text:p>
          </table:table-cell>
          <table:table-cell office: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text:p>5023</text:p>
          </table:table-cell>
          <table:table-cell office: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text:p>5024</text:p>
          </table:table-cell>
          <table:table-cell office: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text:p>5025</text:p>
          </table:table-cell>
          <table:table-cell office: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text:p>5026</text:p>
          </table:table-cell>
          <table:table-cell office: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text:p>5027</text:p>
          </table:table-cell>
          <table:table-cell office: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text:p>5028</text:p>
          </table:table-cell>
          <table:table-cell office: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text:p>5029</text:p>
          </table:table-cell>
          <table:table-cell office: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text:p>5030</text:p>
          </table:table-cell>
          <table:table-cell office: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text:p>5031</text:p>
          </table:table-cell>
          <table:table-cell office: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text:p>5032</text:p>
          </table:table-cell>
          <table:table-cell office: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text:p>5033</text:p>
          </table:table-cell>
          <table:table-cell office: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text:p>5034</text:p>
          </table:table-cell>
          <table:table-cell office: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text:p>5035</text:p>
          </table:table-cell>
          <table:table-cell office: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text:p>5036</text:p>
          </table:table-cell>
          <table:table-cell office: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text:p>5037</text:p>
          </table:table-cell>
          <table:table-cell office: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text:p>5038</text:p>
          </table:table-cell>
          <table:table-cell office: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text:p>5039</text:p>
          </table:table-cell>
          <table:table-cell office: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text:p>5040</text:p>
          </table:table-cell>
          <table:table-cell office: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text:p>5041</text:p>
          </table:table-cell>
          <table:table-cell office: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text:p>5042</text:p>
          </table:table-cell>
          <table:table-cell office: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text:p>5043</text:p>
          </table:table-cell>
          <table:table-cell office: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text:p>5044</text:p>
          </table:table-cell>
          <table:table-cell office: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text:p>5045</text:p>
          </table:table-cell>
          <table:table-cell office: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text:p>5046</text:p>
          </table:table-cell>
          <table:table-cell office: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text:p>5047</text:p>
          </table:table-cell>
          <table:table-cell office: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text:p>5048</text:p>
          </table:table-cell>
          <table:table-cell office: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text:p>5049</text:p>
          </table:table-cell>
          <table:table-cell office: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text:p>5050</text:p>
          </table:table-cell>
          <table:table-cell office: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text:p>5051</text:p>
          </table:table-cell>
          <table:table-cell office: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text:p>5052</text:p>
          </table:table-cell>
          <table:table-cell office: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text:p>5053</text:p>
          </table:table-cell>
          <table:table-cell office: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text:p>5054</text:p>
          </table:table-cell>
          <table:table-cell office: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text:p>5055</text:p>
          </table:table-cell>
          <table:table-cell office: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text:p>5056</text:p>
          </table:table-cell>
          <table:table-cell office: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text:p>5057</text:p>
          </table:table-cell>
          <table:table-cell office: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text:p>5058</text:p>
          </table:table-cell>
          <table:table-cell office: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text:p>5059</text:p>
          </table:table-cell>
          <table:table-cell office: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text:p>5060</text:p>
          </table:table-cell>
          <table:table-cell office: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text:p>5061</text:p>
          </table:table-cell>
          <table:table-cell office: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text:p>5062</text:p>
          </table:table-cell>
          <table:table-cell office: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text:p>5063</text:p>
          </table:table-cell>
          <table:table-cell office: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text:p>5064</text:p>
          </table:table-cell>
          <table:table-cell office: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text:p>5065</text:p>
          </table:table-cell>
          <table:table-cell office: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text:p>5066</text:p>
          </table:table-cell>
          <table:table-cell office: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text:p>5067</text:p>
          </table:table-cell>
          <table:table-cell office: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text:p>5068</text:p>
          </table:table-cell>
          <table:table-cell office: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text:p>5069</text:p>
          </table:table-cell>
          <table:table-cell office: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text:p>5070</text:p>
          </table:table-cell>
          <table:table-cell office: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text:p>5071</text:p>
          </table:table-cell>
          <table:table-cell office: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text:p>5072</text:p>
          </table:table-cell>
          <table:table-cell office: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text:p>5073</text:p>
          </table:table-cell>
          <table:table-cell office: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text:p>5074</text:p>
          </table:table-cell>
          <table:table-cell office: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text:p>5075</text:p>
          </table:table-cell>
          <table:table-cell office: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text:p>5076</text:p>
          </table:table-cell>
          <table:table-cell office: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text:p>5077</text:p>
          </table:table-cell>
          <table:table-cell office: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text:p>5078</text:p>
          </table:table-cell>
          <table:table-cell office: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text:p>5079</text:p>
          </table:table-cell>
          <table:table-cell office: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text:p>5080</text:p>
          </table:table-cell>
          <table:table-cell office:value-type="string">
            <text:p>Nanu, ein Höhlenzyklop? Hier draußen? Irgendetwas scheint nicht zu stimmen. Du solltest ihn rasch bezwingen und diesen Ort weiter erforschen.</text:p>
          </table:table-cell>
        </table:table-row>
        <table:table-row table:style-name="ro2">
          <table:table-cell office:value-type="float" office:value="5081">
            <text:p>5081</text:p>
          </table:table-cell>
          <table:table-cell office: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text:p>5082</text:p>
          </table:table-cell>
          <table:table-cell office: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text:p>5083</text:p>
          </table:table-cell>
          <table:table-cell office: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text:p>5084</text:p>
          </table:table-cell>
          <table:table-cell office: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text:p>5085</text:p>
          </table:table-cell>
          <table:table-cell office: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text:p>5086</text:p>
          </table:table-cell>
          <table:table-cell office: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text:p>5087</text:p>
          </table:table-cell>
          <table:table-cell office: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text:p>5088</text:p>
          </table:table-cell>
          <table:table-cell office: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text:p>5089</text:p>
          </table:table-cell>
          <table:table-cell office: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text:p>5090</text:p>
          </table:table-cell>
          <table:table-cell office: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text:p>5091</text:p>
          </table:table-cell>
          <table:table-cell office: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text:p>5092</text:p>
          </table:table-cell>
          <table:table-cell office: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text:p>5093</text:p>
          </table:table-cell>
          <table:table-cell office: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text:p>5094</text:p>
          </table:table-cell>
          <table:table-cell office: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text:p>5095</text:p>
          </table:table-cell>
          <table:table-cell office: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text:p>5096</text:p>
          </table:table-cell>
          <table:table-cell office: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text:p>5097</text:p>
          </table:table-cell>
          <table:table-cell office: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text:p>5098</text:p>
          </table:table-cell>
          <table:table-cell office: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text:p>5099</text:p>
          </table:table-cell>
          <table:table-cell office: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text:p>5100</text:p>
          </table:table-cell>
          <table:table-cell office: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text:p>5101</text:p>
          </table:table-cell>
          <table:table-cell office: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text:p>5102</text:p>
          </table:table-cell>
          <table:table-cell office: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text:p>5103</text:p>
          </table:table-cell>
          <table:table-cell office: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text:p>5104</text:p>
          </table:table-cell>
          <table:table-cell office:value-type="string">
            <text:p>Oh, ein Jongleur führt durch das Programm! Schau nur, was der alles kann! Die Frage ist: Kannst du das auch? Hier! Probier doch mal!</text:p>
          </table:table-cell>
        </table:table-row>
        <table:table-row table:style-name="ro2">
          <table:table-cell office:value-type="float" office:value="5105">
            <text:p>5105</text:p>
          </table:table-cell>
          <table:table-cell office: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text:p>5106</text:p>
          </table:table-cell>
          <table:table-cell office: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text:p>5107</text:p>
          </table:table-cell>
          <table:table-cell office: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text:p>5108</text:p>
          </table:table-cell>
          <table:table-cell office: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text:p>5109</text:p>
          </table:table-cell>
          <table:table-cell office: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text:p>5110</text:p>
          </table:table-cell>
          <table:table-cell office: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text:p>5111</text:p>
          </table:table-cell>
          <table:table-cell office: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text:p>5112</text:p>
          </table:table-cell>
          <table:table-cell office: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text:p>5113</text:p>
          </table:table-cell>
          <table:table-cell office:value-type="string">
            <text:p>Was passiert eigentlich wenn ein nervtötender kleiner Junge von einem Werwolf gefressen wird? Du wirst es gleich erfahren.</text:p>
          </table:table-cell>
        </table:table-row>
        <table:table-row table:style-name="ro2">
          <table:table-cell office:value-type="float" office:value="5114">
            <text:p>5114</text:p>
          </table:table-cell>
          <table:table-cell office: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text:p>5115</text:p>
          </table:table-cell>
          <table:table-cell office: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text:p>5116</text:p>
          </table:table-cell>
          <table:table-cell office:value-type="string">
            <text:p>Oooh, wie süß! Beißt der? - Aber ja doch!</text:p>
          </table:table-cell>
        </table:table-row>
        <table:table-row table:style-name="ro2">
          <table:table-cell office:value-type="float" office:value="5117">
            <text:p>5117</text:p>
          </table:table-cell>
          <table:table-cell office: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text:p>5118</text:p>
          </table:table-cell>
          <table:table-cell office: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text:p>5119</text:p>
          </table:table-cell>
          <table:table-cell office:value-type="string">
            <text:p>Da ist er nun, der Beelzeboss. Tod und Teufel in Personalunion. Der dunkle Lord der Unterwelt. Also... ich habe ihn mir größer vorgestellt.</text:p>
          </table:table-cell>
        </table:table-row>
        <table:table-row table:style-name="ro2">
          <table:table-cell office:value-type="float" office:value="5120">
            <text:p>5120</text:p>
          </table:table-cell>
          <table:table-cell office: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text:p>5121</text:p>
          </table:table-cell>
          <table:table-cell office: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text:p>5122</text:p>
          </table:table-cell>
          <table:table-cell office: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text:p>5123</text:p>
          </table:table-cell>
          <table:table-cell office: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text:p>5124</text:p>
          </table:table-cell>
          <table:table-cell office: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text:p>5125</text:p>
          </table:table-cell>
          <table:table-cell office: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text:p>5126</text:p>
          </table:table-cell>
          <table:table-cell office: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text:p>5127</text:p>
          </table:table-cell>
          <table:table-cell office: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text:p>5128</text:p>
          </table:table-cell>
          <table:table-cell office: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text:p>5129</text:p>
          </table:table-cell>
          <table:table-cell office: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text:p>5500</text:p>
          </table:table-cell>
          <table:table-cell office:value-type="string">
            <text:p>Eine dreckige Flatterei</text:p>
          </table:table-cell>
        </table:table-row>
        <table:table-row table:style-name="ro2">
          <table:table-cell office:value-type="float" office:value="5501">
            <text:p>5501</text:p>
          </table:table-cell>
          <table:table-cell office:value-type="string">
            <text:p>Eine ungeheure Flatterei</text:p>
          </table:table-cell>
        </table:table-row>
        <table:table-row table:style-name="ro2">
          <table:table-cell office:value-type="float" office:value="5502">
            <text:p>5502</text:p>
          </table:table-cell>
          <table:table-cell office:value-type="string">
            <text:p>Eine staubige Flatterei</text:p>
          </table:table-cell>
        </table:table-row>
        <table:table-row table:style-name="ro2">
          <table:table-cell office:value-type="float" office:value="5503">
            <text:p>5503</text:p>
          </table:table-cell>
          <table:table-cell office:value-type="string">
            <text:p>Fleischige Probleme</text:p>
          </table:table-cell>
        </table:table-row>
        <table:table-row table:style-name="ro2">
          <table:table-cell office:value-type="float" office:value="5504">
            <text:p>5504</text:p>
          </table:table-cell>
          <table:table-cell office:value-type="string">
            <text:p>Untote Probleme</text:p>
          </table:table-cell>
        </table:table-row>
        <table:table-row table:style-name="ro2">
          <table:table-cell office:value-type="float" office:value="5505">
            <text:p>5505</text:p>
          </table:table-cell>
          <table:table-cell office:value-type="string">
            <text:p>Wieso wandert er noch?</text:p>
          </table:table-cell>
        </table:table-row>
        <table:table-row table:style-name="ro2">
          <table:table-cell office:value-type="float" office:value="5506">
            <text:p>5506</text:p>
          </table:table-cell>
          <table:table-cell office:value-type="string">
            <text:p>Der Prellbog</text:p>
          </table:table-cell>
        </table:table-row>
        <table:table-row table:style-name="ro2">
          <table:table-cell office:value-type="float" office:value="5507">
            <text:p>5507</text:p>
          </table:table-cell>
          <table:table-cell office:value-type="string">
            <text:p>Hui - ist das kalt hier!</text:p>
          </table:table-cell>
        </table:table-row>
        <table:table-row table:style-name="ro2">
          <table:table-cell office:value-type="float" office:value="5508">
            <text:p>5508</text:p>
          </table:table-cell>
          <table:table-cell office:value-type="string">
            <text:p>Klappernde Gefahr</text:p>
          </table:table-cell>
        </table:table-row>
        <table:table-row table:style-name="ro2">
          <table:table-cell office:value-type="float" office:value="5509">
            <text:p>5509</text:p>
          </table:table-cell>
          <table:table-cell office:value-type="string">
            <text:p>Im Schatten der Kobra</text:p>
          </table:table-cell>
        </table:table-row>
        <table:table-row table:style-name="ro2">
          <table:table-cell office:value-type="float" office:value="5510">
            <text:p>5510</text:p>
          </table:table-cell>
          <table:table-cell office:value-type="string">
            <text:p>Die Dotternatter</text:p>
          </table:table-cell>
        </table:table-row>
        <table:table-row table:style-name="ro2">
          <table:table-cell office:value-type="float" office:value="5511">
            <text:p>5511</text:p>
          </table:table-cell>
          <table:table-cell office:value-type="string">
            <text:p>Die Speichelkobra</text:p>
          </table:table-cell>
        </table:table-row>
        <table:table-row table:style-name="ro2">
          <table:table-cell office:value-type="float" office:value="5512">
            <text:p>5512</text:p>
          </table:table-cell>
          <table:table-cell office:value-type="string">
            <text:p>Der Eisbär</text:p>
          </table:table-cell>
        </table:table-row>
        <table:table-row table:style-name="ro2">
          <table:table-cell office:value-type="float" office:value="5513">
            <text:p>5513</text:p>
          </table:table-cell>
          <table:table-cell office:value-type="string">
            <text:p>Der Problembär</text:p>
          </table:table-cell>
        </table:table-row>
        <table:table-row table:style-name="ro2">
          <table:table-cell office:value-type="float" office:value="5514">
            <text:p>5514</text:p>
          </table:table-cell>
          <table:table-cell office:value-type="string">
            <text:p>Der Grizzly</text:p>
          </table:table-cell>
        </table:table-row>
        <table:table-row table:style-name="ro2">
          <table:table-cell office:value-type="float" office:value="5515">
            <text:p>5515</text:p>
          </table:table-cell>
          <table:table-cell office:value-type="string">
            <text:p>Der verseuchte Bär</text:p>
          </table:table-cell>
        </table:table-row>
        <table:table-row table:style-name="ro2">
          <table:table-cell office:value-type="float" office:value="5516">
            <text:p>5516</text:p>
          </table:table-cell>
          <table:table-cell office:value-type="string">
            <text:p>Die Rückkehr des Rex</text:p>
          </table:table-cell>
        </table:table-row>
        <table:table-row table:style-name="ro2">
          <table:table-cell office:value-type="float" office:value="5517">
            <text:p>5517</text:p>
          </table:table-cell>
          <table:table-cell office:value-type="string">
            <text:p>Die Rückkehr des Rex</text:p>
          </table:table-cell>
        </table:table-row>
        <table:table-row table:style-name="ro2">
          <table:table-cell office:value-type="float" office:value="5518">
            <text:p>5518</text:p>
          </table:table-cell>
          <table:table-cell office:value-type="string">
            <text:p>Terror ohne Ende</text:p>
          </table:table-cell>
        </table:table-row>
        <table:table-row table:style-name="ro2">
          <table:table-cell office:value-type="float" office:value="5519">
            <text:p>5519</text:p>
          </table:table-cell>
          <table:table-cell office:value-type="string">
            <text:p>Troll im Schnee</text:p>
          </table:table-cell>
        </table:table-row>
        <table:table-row table:style-name="ro2">
          <table:table-cell office:value-type="float" office:value="5520">
            <text:p>5520</text:p>
          </table:table-cell>
          <table:table-cell office:value-type="string">
            <text:p>Der Troll mit dem Schatten</text:p>
          </table:table-cell>
        </table:table-row>
        <table:table-row table:style-name="ro2">
          <table:table-cell office:value-type="float" office:value="5521">
            <text:p>5521</text:p>
          </table:table-cell>
          <table:table-cell office:value-type="string">
            <text:p>Ich Troll, du tot</text:p>
          </table:table-cell>
        </table:table-row>
        <table:table-row table:style-name="ro2">
          <table:table-cell office:value-type="float" office:value="5522">
            <text:p>5522</text:p>
          </table:table-cell>
          <table:table-cell office:value-type="string">
            <text:p>Der böse Troll</text:p>
          </table:table-cell>
        </table:table-row>
        <table:table-row table:style-name="ro2">
          <table:table-cell office:value-type="float" office:value="5523">
            <text:p>5523</text:p>
          </table:table-cell>
          <table:table-cell office:value-type="string">
            <text:p>Die Geier kreisen</text:p>
          </table:table-cell>
        </table:table-row>
        <table:table-row table:style-name="ro2">
          <table:table-cell office:value-type="float" office:value="5524">
            <text:p>5524</text:p>
          </table:table-cell>
          <table:table-cell office:value-type="string">
            <text:p>Aas zum Fraß</text:p>
          </table:table-cell>
        </table:table-row>
        <table:table-row table:style-name="ro2">
          <table:table-cell office:value-type="float" office:value="5525">
            <text:p>5525</text:p>
          </table:table-cell>
          <table:table-cell office:value-type="string">
            <text:p>Rattiger Ärger</text:p>
          </table:table-cell>
        </table:table-row>
        <table:table-row table:style-name="ro2">
          <table:table-cell office:value-type="float" office:value="5526">
            <text:p>5526</text:p>
          </table:table-cell>
          <table:table-cell office:value-type="string">
            <text:p>Albinoratte</text:p>
          </table:table-cell>
        </table:table-row>
        <table:table-row table:style-name="ro2">
          <table:table-cell office:value-type="float" office:value="5527">
            <text:p>5527</text:p>
          </table:table-cell>
          <table:table-cell office:value-type="string">
            <text:p>Die müffelnde Ratte</text:p>
          </table:table-cell>
        </table:table-row>
        <table:table-row table:style-name="ro2">
          <table:table-cell office:value-type="float" office:value="5528">
            <text:p>5528</text:p>
          </table:table-cell>
          <table:table-cell office:value-type="string">
            <text:p>Mampf!</text:p>
          </table:table-cell>
        </table:table-row>
        <table:table-row table:style-name="ro2">
          <table:table-cell office:value-type="float" office:value="5529">
            <text:p>5529</text:p>
          </table:table-cell>
          <table:table-cell office:value-type="string">
            <text:p>Schleim! Mampf!</text:p>
          </table:table-cell>
        </table:table-row>
        <table:table-row table:style-name="ro2">
          <table:table-cell office:value-type="float" office:value="5530">
            <text:p>5530</text:p>
          </table:table-cell>
          <table:table-cell office:value-type="string">
            <text:p>Ein grimmiger Geselle</text:p>
          </table:table-cell>
        </table:table-row>
        <table:table-row table:style-name="ro2">
          <table:table-cell office:value-type="float" office:value="5531">
            <text:p>5531</text:p>
          </table:table-cell>
          <table:table-cell office:value-type="string">
            <text:p>Ein müffelnder Geselle</text:p>
          </table:table-cell>
        </table:table-row>
        <table:table-row table:style-name="ro2">
          <table:table-cell office:value-type="float" office:value="5532">
            <text:p>5532</text:p>
          </table:table-cell>
          <table:table-cell office:value-type="string">
            <text:p>Ein gammliger Geselle</text:p>
          </table:table-cell>
        </table:table-row>
        <table:table-row table:style-name="ro2">
          <table:table-cell office:value-type="float" office:value="5533">
            <text:p>5533</text:p>
          </table:table-cell>
          <table:table-cell office:value-type="string">
            <text:p>Ausgestorben? Von wegen!</text:p>
          </table:table-cell>
        </table:table-row>
        <table:table-row table:style-name="ro2">
          <table:table-cell office:value-type="float" office:value="5534">
            <text:p>5534</text:p>
          </table:table-cell>
          <table:table-cell office:value-type="string">
            <text:p>Ausgestorben? Von wegen!</text:p>
          </table:table-cell>
        </table:table-row>
        <table:table-row table:style-name="ro2">
          <table:table-cell office:value-type="float" office:value="5535">
            <text:p>5535</text:p>
          </table:table-cell>
          <table:table-cell office:value-type="string">
            <text:p>Ausgestorben? Von wegen!</text:p>
          </table:table-cell>
        </table:table-row>
        <table:table-row table:style-name="ro2">
          <table:table-cell office:value-type="float" office:value="5536">
            <text:p>5536</text:p>
          </table:table-cell>
          <table:table-cell office:value-type="string">
            <text:p>Auf großem Fuße</text:p>
          </table:table-cell>
        </table:table-row>
        <table:table-row table:style-name="ro2">
          <table:table-cell office:value-type="float" office:value="5537">
            <text:p>5537</text:p>
          </table:table-cell>
          <table:table-cell office:value-type="string">
            <text:p>Es gibt ihn doch!</text:p>
          </table:table-cell>
        </table:table-row>
        <table:table-row table:style-name="ro2">
          <table:table-cell office:value-type="float" office:value="5538">
            <text:p>5538</text:p>
          </table:table-cell>
          <table:table-cell office:value-type="string">
            <text:p>Ein niedlicher Hase</text:p>
          </table:table-cell>
        </table:table-row>
        <table:table-row table:style-name="ro2">
          <table:table-cell office:value-type="float" office:value="5539">
            <text:p>5539</text:p>
          </table:table-cell>
          <table:table-cell office:value-type="string">
            <text:p>Lange Ohren, spitze Zähne</text:p>
          </table:table-cell>
        </table:table-row>
        <table:table-row table:style-name="ro2">
          <table:table-cell office:value-type="float" office:value="5540">
            <text:p>5540</text:p>
          </table:table-cell>
          <table:table-cell office:value-type="string">
            <text:p>Hoppelnder Wahnsinn</text:p>
          </table:table-cell>
        </table:table-row>
        <table:table-row table:style-name="ro2">
          <table:table-cell office:value-type="float" office:value="5541">
            <text:p>5541</text:p>
          </table:table-cell>
          <table:table-cell office:value-type="string">
            <text:p>Ach, wie süß!</text:p>
          </table:table-cell>
        </table:table-row>
        <table:table-row table:style-name="ro2">
          <table:table-cell office:value-type="float" office:value="5542">
            <text:p>5542</text:p>
          </table:table-cell>
          <table:table-cell office:value-type="string">
            <text:p>Nagezähne und ein Messer</text:p>
          </table:table-cell>
        </table:table-row>
        <table:table-row table:style-name="ro2">
          <table:table-cell office:value-type="float" office:value="5543">
            <text:p>5543</text:p>
          </table:table-cell>
          <table:table-cell office:value-type="string">
            <text:p>Karotten und Tollwut</text:p>
          </table:table-cell>
        </table:table-row>
        <table:table-row table:style-name="ro2">
          <table:table-cell office:value-type="float" office:value="5544">
            <text:p>5544</text:p>
          </table:table-cell>
          <table:table-cell office:value-type="string">
            <text:p>Arr!</text:p>
          </table:table-cell>
        </table:table-row>
        <table:table-row table:style-name="ro2">
          <table:table-cell office:value-type="float" office:value="5545">
            <text:p>5545</text:p>
          </table:table-cell>
          <table:table-cell office:value-type="string">
            <text:p>Der Schrecken der Meere</text:p>
          </table:table-cell>
        </table:table-row>
        <table:table-row table:style-name="ro2">
          <table:table-cell office:value-type="float" office:value="5546">
            <text:p>5546</text:p>
          </table:table-cell>
          <table:table-cell office:value-type="string">
            <text:p>Mast- und Schotbruch</text:p>
          </table:table-cell>
        </table:table-row>
        <table:table-row table:style-name="ro2">
          <table:table-cell office:value-type="float" office:value="5547">
            <text:p>5547</text:p>
          </table:table-cell>
          <table:table-cell office:value-type="string">
            <text:p>Taurus XXX</text:p>
          </table:table-cell>
        </table:table-row>
        <table:table-row table:style-name="ro2">
          <table:table-cell office:value-type="float" office:value="5548">
            <text:p>5548</text:p>
          </table:table-cell>
          <table:table-cell office:value-type="string">
            <text:p>Taurus XXX</text:p>
          </table:table-cell>
        </table:table-row>
        <table:table-row table:style-name="ro2">
          <table:table-cell office:value-type="float" office:value="5549">
            <text:p>5549</text:p>
          </table:table-cell>
          <table:table-cell office:value-type="string">
            <text:p>Taurus XXX</text:p>
          </table:table-cell>
        </table:table-row>
        <table:table-row table:style-name="ro2">
          <table:table-cell office:value-type="float" office:value="5550">
            <text:p>5550</text:p>
          </table:table-cell>
          <table:table-cell office:value-type="string">
            <text:p>Steiniger Ärger</text:p>
          </table:table-cell>
        </table:table-row>
        <table:table-row table:style-name="ro2">
          <table:table-cell office:value-type="float" office:value="5551">
            <text:p>5551</text:p>
          </table:table-cell>
          <table:table-cell office:value-type="string">
            <text:p>Magst du Magma?</text:p>
          </table:table-cell>
        </table:table-row>
        <table:table-row table:style-name="ro2">
          <table:table-cell office:value-type="float" office:value="5552">
            <text:p>5552</text:p>
          </table:table-cell>
          <table:table-cell office:value-type="string">
            <text:p>Voll auf die Gnolle</text:p>
          </table:table-cell>
        </table:table-row>
        <table:table-row table:style-name="ro2">
          <table:table-cell office:value-type="float" office:value="5553">
            <text:p>5553</text:p>
          </table:table-cell>
          <table:table-cell office:value-type="string">
            <text:p>Gekonnt gegnollt</text:p>
          </table:table-cell>
        </table:table-row>
        <table:table-row table:style-name="ro2">
          <table:table-cell office:value-type="float" office:value="5554">
            <text:p>5554</text:p>
          </table:table-cell>
          <table:table-cell office:value-type="string">
            <text:p>Gnoll nicht so!</text:p>
          </table:table-cell>
        </table:table-row>
        <table:table-row table:style-name="ro2">
          <table:table-cell office:value-type="float" office:value="5555">
            <text:p>5555</text:p>
          </table:table-cell>
          <table:table-cell office:value-type="string">
            <text:p>Ich glaub, ich Spinne...</text:p>
          </table:table-cell>
        </table:table-row>
        <table:table-row table:style-name="ro2">
          <table:table-cell office:value-type="float" office:value="5556">
            <text:p>5556</text:p>
          </table:table-cell>
          <table:table-cell office:value-type="string">
            <text:p>Von der Tarantel gestochen</text:p>
          </table:table-cell>
        </table:table-row>
        <table:table-row table:style-name="ro2">
          <table:table-cell office:value-type="float" office:value="5557">
            <text:p>5557</text:p>
          </table:table-cell>
          <table:table-cell office:value-type="string">
            <text:p>Ich hasse Spinnen!</text:p>
          </table:table-cell>
        </table:table-row>
        <table:table-row table:style-name="ro2">
          <table:table-cell office:value-type="float" office:value="5558">
            <text:p>5558</text:p>
          </table:table-cell>
          <table:table-cell office:value-type="string">
            <text:p>Weiß wie Schnee</text:p>
          </table:table-cell>
        </table:table-row>
        <table:table-row table:style-name="ro2">
          <table:table-cell office:value-type="float" office:value="5559">
            <text:p>5559</text:p>
          </table:table-cell>
          <table:table-cell office:value-type="string">
            <text:p>Achtung vor dem Tiger</text:p>
          </table:table-cell>
        </table:table-row>
        <table:table-row table:style-name="ro2">
          <table:table-cell office:value-type="float" office:value="5560">
            <text:p>5560</text:p>
          </table:table-cell>
          <table:table-cell office:value-type="string">
            <text:p>Achtung vor dem Panther</text:p>
          </table:table-cell>
        </table:table-row>
        <table:table-row table:style-name="ro2">
          <table:table-cell office:value-type="float" office:value="5561">
            <text:p>5561</text:p>
          </table:table-cell>
          <table:table-cell office:value-type="string">
            <text:p>Gut gebrüllt, Löwe!</text:p>
          </table:table-cell>
        </table:table-row>
        <table:table-row table:style-name="ro2">
          <table:table-cell office:value-type="float" office:value="5562">
            <text:p>5562</text:p>
          </table:table-cell>
          <table:table-cell office:value-type="string">
            <text:p>Vorsicht vor dem Stachel</text:p>
          </table:table-cell>
        </table:table-row>
        <table:table-row table:style-name="ro2">
          <table:table-cell office:value-type="float" office:value="5563">
            <text:p>5563</text:p>
          </table:table-cell>
          <table:table-cell office:value-type="string">
            <text:p>Vorsicht vor dem Stachel</text:p>
          </table:table-cell>
        </table:table-row>
        <table:table-row table:style-name="ro2">
          <table:table-cell office:value-type="float" office:value="5564">
            <text:p>5564</text:p>
          </table:table-cell>
          <table:table-cell office:value-type="string">
            <text:p>Vorsicht vor dem Stachel</text:p>
          </table:table-cell>
        </table:table-row>
        <table:table-row table:style-name="ro2">
          <table:table-cell office:value-type="float" office:value="5565">
            <text:p>5565</text:p>
          </table:table-cell>
          <table:table-cell office:value-type="string">
            <text:p>Vorsicht vor dem Stachel</text:p>
          </table:table-cell>
        </table:table-row>
        <table:table-row table:style-name="ro2">
          <table:table-cell office:value-type="float" office:value="5566">
            <text:p>5566</text:p>
          </table:table-cell>
          <table:table-cell office:value-type="string">
            <text:p>Rote Lichter</text:p>
          </table:table-cell>
        </table:table-row>
        <table:table-row table:style-name="ro2">
          <table:table-cell office:value-type="float" office:value="5567">
            <text:p>5567</text:p>
          </table:table-cell>
          <table:table-cell office:value-type="string">
            <text:p>Sumpf der Verheißungen</text:p>
          </table:table-cell>
        </table:table-row>
        <table:table-row table:style-name="ro2">
          <table:table-cell office:value-type="float" office:value="5568">
            <text:p>5568</text:p>
          </table:table-cell>
          <table:table-cell office:value-type="string">
            <text:p>Die Höllenbraut</text:p>
          </table:table-cell>
        </table:table-row>
        <table:table-row table:style-name="ro2">
          <table:table-cell office:value-type="float" office:value="5569">
            <text:p>5569</text:p>
          </table:table-cell>
          <table:table-cell office:value-type="string">
            <text:p>Hexentrank</text:p>
          </table:table-cell>
        </table:table-row>
        <table:table-row table:style-name="ro2">
          <table:table-cell office:value-type="float" office:value="5570">
            <text:p>5570</text:p>
          </table:table-cell>
          <table:table-cell office:value-type="string">
            <text:p>ICH BIN NICHT WÜTEND!</text:p>
          </table:table-cell>
        </table:table-row>
        <table:table-row table:style-name="ro2">
          <table:table-cell office:value-type="float" office:value="5571">
            <text:p>5571</text:p>
          </table:table-cell>
          <table:table-cell office:value-type="string">
            <text:p>ICH BIN NICHT ZORNIG!</text:p>
          </table:table-cell>
        </table:table-row>
        <table:table-row table:style-name="ro2">
          <table:table-cell office:value-type="float" office:value="5572">
            <text:p>5572</text:p>
          </table:table-cell>
          <table:table-cell office:value-type="string">
            <text:p>ICH BIN NICHT SAUER!</text:p>
          </table:table-cell>
        </table:table-row>
        <table:table-row table:style-name="ro2">
          <table:table-cell office:value-type="float" office:value="5573">
            <text:p>5573</text:p>
          </table:table-cell>
          <table:table-cell office:value-type="string">
            <text:p>Wer schreit lauter?</text:p>
          </table:table-cell>
        </table:table-row>
        <table:table-row table:style-name="ro2">
          <table:table-cell office:value-type="float" office:value="5574">
            <text:p>5574</text:p>
          </table:table-cell>
          <table:table-cell office:value-type="string">
            <text:p>Vorsicht, bissig!</text:p>
          </table:table-cell>
        </table:table-row>
        <table:table-row table:style-name="ro2">
          <table:table-cell office:value-type="float" office:value="5575">
            <text:p>5575</text:p>
          </table:table-cell>
          <table:table-cell office:value-type="string">
            <text:p>Kalt und bissig!</text:p>
          </table:table-cell>
        </table:table-row>
        <table:table-row table:style-name="ro2">
          <table:table-cell office:value-type="float" office:value="5576">
            <text:p>5576</text:p>
          </table:table-cell>
          <table:table-cell office:value-type="string">
            <text:p>Giftig und bissig!</text:p>
          </table:table-cell>
        </table:table-row>
        <table:table-row table:style-name="ro2">
          <table:table-cell office:value-type="float" office:value="5577">
            <text:p>5577</text:p>
          </table:table-cell>
          <table:table-cell office:value-type="string">
            <text:p>Grimmig und bissig!</text:p>
          </table:table-cell>
        </table:table-row>
        <table:table-row table:style-name="ro2">
          <table:table-cell office:value-type="float" office:value="5578">
            <text:p>5578</text:p>
          </table:table-cell>
          <table:table-cell office:value-type="string">
            <text:p>Matsch!</text:p>
          </table:table-cell>
        </table:table-row>
        <table:table-row table:style-name="ro2">
          <table:table-cell office:value-type="float" office:value="5579">
            <text:p>5579</text:p>
          </table:table-cell>
          <table:table-cell office:value-type="string">
            <text:p>Aggressiver Treibsand</text:p>
          </table:table-cell>
        </table:table-row>
        <table:table-row table:style-name="ro2">
          <table:table-cell office:value-type="float" office:value="5580">
            <text:p>5580</text:p>
          </table:table-cell>
          <table:table-cell office:value-type="string">
            <text:p>Blubbernd und Schleimig</text:p>
          </table:table-cell>
        </table:table-row>
        <table:table-row table:style-name="ro2">
          <table:table-cell office:value-type="float" office:value="5581">
            <text:p>5581</text:p>
          </table:table-cell>
          <table:table-cell office:value-type="string">
            <text:p>Heiß und fettig</text:p>
          </table:table-cell>
        </table:table-row>
        <table:table-row table:style-name="ro2">
          <table:table-cell office:value-type="float" office:value="5582">
            <text:p>5582</text:p>
          </table:table-cell>
          <table:table-cell office:value-type="string">
            <text:p>Transsylvanischer Ärger</text:p>
          </table:table-cell>
        </table:table-row>
        <table:table-row table:style-name="ro2">
          <table:table-cell office:value-type="float" office:value="5583">
            <text:p>5583</text:p>
          </table:table-cell>
          <table:table-cell office:value-type="string">
            <text:p>Transsylvanische Probleme</text:p>
          </table:table-cell>
        </table:table-row>
        <table:table-row table:style-name="ro2">
          <table:table-cell office:value-type="float" office:value="5584">
            <text:p>5584</text:p>
          </table:table-cell>
          <table:table-cell office:value-type="string">
            <text:p>Transsylvanisches Unheil</text:p>
          </table:table-cell>
        </table:table-row>
        <table:table-row table:style-name="ro2">
          <table:table-cell office:value-type="float" office:value="5585">
            <text:p>5585</text:p>
          </table:table-cell>
          <table:table-cell office:value-type="string">
            <text:p>Gemeiner Schabernack</text:p>
          </table:table-cell>
        </table:table-row>
        <table:table-row table:style-name="ro2">
          <table:table-cell office:value-type="float" office:value="5586">
            <text:p>5586</text:p>
          </table:table-cell>
          <table:table-cell office:value-type="string">
            <text:p>Fieser Schabernack</text:p>
          </table:table-cell>
        </table:table-row>
        <table:table-row table:style-name="ro2">
          <table:table-cell office:value-type="float" office:value="5587">
            <text:p>5587</text:p>
          </table:table-cell>
          <table:table-cell office:value-type="string">
            <text:p>Bösartiger Schabernack</text:p>
          </table:table-cell>
        </table:table-row>
        <table:table-row table:style-name="ro2">
          <table:table-cell office:value-type="float" office:value="5588">
            <text:p>5588</text:p>
          </table:table-cell>
          <table:table-cell office:value-type="string">
            <text:p>Heimtückischer Schabernack</text:p>
          </table:table-cell>
        </table:table-row>
        <table:table-row table:style-name="ro2">
          <table:table-cell office:value-type="float" office:value="5589">
            <text:p>5589</text:p>
          </table:table-cell>
          <table:table-cell office:value-type="string">
            <text:p>Grausamer Dämonenkrieger</text:p>
          </table:table-cell>
        </table:table-row>
        <table:table-row table:style-name="ro2">
          <table:table-cell office:value-type="float" office:value="5590">
            <text:p>5590</text:p>
          </table:table-cell>
          <table:table-cell office:value-type="string">
            <text:p>Garstiger Hassdämon</text:p>
          </table:table-cell>
        </table:table-row>
        <table:table-row table:style-name="ro2">
          <table:table-cell office:value-type="float" office:value="5591">
            <text:p>5591</text:p>
          </table:table-cell>
          <table:table-cell office:value-type="string">
            <text:p>Finstere Höllenkreatur</text:p>
          </table:table-cell>
        </table:table-row>
        <table:table-row table:style-name="ro2">
          <table:table-cell office:value-type="float" office:value="5592">
            <text:p>5592</text:p>
          </table:table-cell>
          <table:table-cell office:value-type="string">
            <text:p>Das ist ein Überfall!</text:p>
          </table:table-cell>
        </table:table-row>
        <table:table-row table:style-name="ro2">
          <table:table-cell office:value-type="float" office:value="5593">
            <text:p>5593</text:p>
          </table:table-cell>
          <table:table-cell office:value-type="string">
            <text:p>Her mit dem Geld</text:p>
          </table:table-cell>
        </table:table-row>
        <table:table-row table:style-name="ro2">
          <table:table-cell office:value-type="float" office:value="5594">
            <text:p>5594</text:p>
          </table:table-cell>
          <table:table-cell office:value-type="string">
            <text:p>Heimtückische Wegelagerer</text:p>
          </table:table-cell>
        </table:table-row>
        <table:table-row table:style-name="ro2">
          <table:table-cell office:value-type="float" office:value="5595">
            <text:p>5595</text:p>
          </table:table-cell>
          <table:table-cell office:value-type="string">
            <text:p>Sieh ihm nicht in die Augen</text:p>
          </table:table-cell>
        </table:table-row>
        <table:table-row table:style-name="ro2">
          <table:table-cell office:value-type="float" office:value="5596">
            <text:p>5596</text:p>
          </table:table-cell>
          <table:table-cell office:value-type="string">
            <text:p>Versteinert und verbrannt</text:p>
          </table:table-cell>
        </table:table-row>
        <table:table-row table:style-name="ro2">
          <table:table-cell office:value-type="float" office:value="5597">
            <text:p>5597</text:p>
          </table:table-cell>
          <table:table-cell office:value-type="string">
            <text:p>Außerirdischer Ärger</text:p>
          </table:table-cell>
        </table:table-row>
        <table:table-row table:style-name="ro2">
          <table:table-cell office:value-type="float" office:value="5598">
            <text:p>5598</text:p>
          </table:table-cell>
          <table:table-cell office:value-type="string">
            <text:p>Extraterrestrischer Ärger</text:p>
          </table:table-cell>
        </table:table-row>
        <table:table-row table:style-name="ro2">
          <table:table-cell office:value-type="float" office:value="5599">
            <text:p>5599</text:p>
          </table:table-cell>
          <table:table-cell office:value-type="string">
            <text:p>Fremdartiger Ärger</text:p>
          </table:table-cell>
        </table:table-row>
        <table:table-row table:style-name="ro2">
          <table:table-cell office:value-type="float" office:value="5600">
            <text:p>5600</text:p>
          </table:table-cell>
          <table:table-cell office:value-type="string">
            <text:p>Nur eine Fleischwunde</text:p>
          </table:table-cell>
        </table:table-row>
        <table:table-row table:style-name="ro2">
          <table:table-cell office:value-type="float" office:value="5601">
            <text:p>5601</text:p>
          </table:table-cell>
          <table:table-cell office:value-type="string">
            <text:p>Es brennt!</text:p>
          </table:table-cell>
        </table:table-row>
        <table:table-row table:style-name="ro2">
          <table:table-cell office:value-type="float" office:value="5602">
            <text:p>5602</text:p>
          </table:table-cell>
          <table:table-cell office:value-type="string">
            <text:p>Garstiger Gargoyle</text:p>
          </table:table-cell>
        </table:table-row>
        <table:table-row table:style-name="ro2">
          <table:table-cell office:value-type="float" office:value="5603">
            <text:p>5603</text:p>
          </table:table-cell>
          <table:table-cell office:value-type="string">
            <text:p>Poröser Gargoyle</text:p>
          </table:table-cell>
        </table:table-row>
        <table:table-row table:style-name="ro2">
          <table:table-cell office:value-type="float" office:value="5604">
            <text:p>5604</text:p>
          </table:table-cell>
          <table:table-cell office:value-type="string">
            <text:p>Das miesepetrige Krokodil</text:p>
          </table:table-cell>
        </table:table-row>
        <table:table-row table:style-name="ro2">
          <table:table-cell office:value-type="float" office:value="5605">
            <text:p>5605</text:p>
          </table:table-cell>
          <table:table-cell office:value-type="string">
            <text:p>Der Frostalligator</text:p>
          </table:table-cell>
        </table:table-row>
        <table:table-row table:style-name="ro2">
          <table:table-cell office:value-type="float" office:value="5606">
            <text:p>5606</text:p>
          </table:table-cell>
          <table:table-cell office:value-type="string">
            <text:p>Der Schattenalligator</text:p>
          </table:table-cell>
        </table:table-row>
        <table:table-row table:style-name="ro2">
          <table:table-cell office:value-type="float" office:value="5607">
            <text:p>5607</text:p>
          </table:table-cell>
          <table:table-cell office:value-type="string">
            <text:p>Schlammschlacht</text:p>
          </table:table-cell>
        </table:table-row>
        <table:table-row table:style-name="ro2">
          <table:table-cell office:value-type="float" office:value="5608">
            <text:p>5608</text:p>
          </table:table-cell>
          <table:table-cell office:value-type="string">
            <text:p>Der weiße Gorilla</text:p>
          </table:table-cell>
        </table:table-row>
        <table:table-row table:style-name="ro2">
          <table:table-cell office:value-type="float" office:value="5609">
            <text:p>5609</text:p>
          </table:table-cell>
          <table:table-cell office:value-type="string">
            <text:p>Affentanz</text:p>
          </table:table-cell>
        </table:table-row>
        <table:table-row table:style-name="ro2">
          <table:table-cell office:value-type="float" office:value="5610">
            <text:p>5610</text:p>
          </table:table-cell>
          <table:table-cell office:value-type="string">
            <text:p>Der Berggorilla</text:p>
          </table:table-cell>
        </table:table-row>
        <table:table-row table:style-name="ro2">
          <table:table-cell office:value-type="float" office:value="5611">
            <text:p>5611</text:p>
          </table:table-cell>
          <table:table-cell office:value-type="string">
            <text:p>Klappriges Gebein</text:p>
          </table:table-cell>
        </table:table-row>
        <table:table-row table:style-name="ro2">
          <table:table-cell office:value-type="float" office:value="5612">
            <text:p>5612</text:p>
          </table:table-cell>
          <table:table-cell office:value-type="string">
            <text:p>Knochen und Magie</text:p>
          </table:table-cell>
        </table:table-row>
        <table:table-row table:style-name="ro2">
          <table:table-cell office:value-type="float" office:value="5613">
            <text:p>5613</text:p>
          </table:table-cell>
          <table:table-cell office:value-type="string">
            <text:p>Knochen und Zauberei</text:p>
          </table:table-cell>
        </table:table-row>
        <table:table-row table:style-name="ro2">
          <table:table-cell office:value-type="float" office:value="5614">
            <text:p>5614</text:p>
          </table:table-cell>
          <table:table-cell office:value-type="string">
            <text:p>Knochen und Rost</text:p>
          </table:table-cell>
        </table:table-row>
        <table:table-row table:style-name="ro2">
          <table:table-cell office:value-type="float" office:value="5615">
            <text:p>5615</text:p>
          </table:table-cell>
          <table:table-cell office:value-type="string">
            <text:p>Knochen und Rost</text:p>
          </table:table-cell>
        </table:table-row>
        <table:table-row table:style-name="ro2">
          <table:table-cell office:value-type="float" office:value="5616">
            <text:p>5616</text:p>
          </table:table-cell>
          <table:table-cell office:value-type="string">
            <text:p>Knochen und... WAHHH!</text:p>
          </table:table-cell>
        </table:table-row>
        <table:table-row table:style-name="ro2">
          <table:table-cell office:value-type="float" office:value="5617">
            <text:p>5617</text:p>
          </table:table-cell>
          <table:table-cell office:value-type="string">
            <text:p>Nicht hingucken!</text:p>
          </table:table-cell>
        </table:table-row>
        <table:table-row table:style-name="ro2">
          <table:table-cell office:value-type="float" office:value="5618">
            <text:p>5618</text:p>
          </table:table-cell>
          <table:table-cell office:value-type="string">
            <text:p>Nicht hingucken!</text:p>
          </table:table-cell>
        </table:table-row>
        <table:table-row table:style-name="ro2">
          <table:table-cell office:value-type="float" office:value="5619">
            <text:p>5619</text:p>
          </table:table-cell>
          <table:table-cell office:value-type="string">
            <text:p>Der verdiente Tod</text:p>
          </table:table-cell>
        </table:table-row>
        <table:table-row table:style-name="ro2">
          <table:table-cell office:value-type="float" office:value="5620">
            <text:p>5620</text:p>
          </table:table-cell>
          <table:table-cell office:value-type="string">
            <text:p>Die Löwenmähne striegeln</text:p>
          </table:table-cell>
        </table:table-row>
        <table:table-row table:style-name="ro2">
          <table:table-cell office:value-type="float" office:value="5621">
            <text:p>5621</text:p>
          </table:table-cell>
          <table:table-cell office:value-type="string">
            <text:p>Wildschwein, muss das sein?</text:p>
          </table:table-cell>
        </table:table-row>
        <table:table-row table:style-name="ro2">
          <table:table-cell office:value-type="float" office:value="5622">
            <text:p>5622</text:p>
          </table:table-cell>
          <table:table-cell office:value-type="string">
            <text:p>Wildschwein, muss das sein?</text:p>
          </table:table-cell>
        </table:table-row>
        <table:table-row table:style-name="ro2">
          <table:table-cell office:value-type="float" office:value="5623">
            <text:p>5623</text:p>
          </table:table-cell>
          <table:table-cell office:value-type="string">
            <text:p>Geschwind wie der Wind</text:p>
          </table:table-cell>
        </table:table-row>
        <table:table-row table:style-name="ro2">
          <table:table-cell office:value-type="float" office:value="5624">
            <text:p>5624</text:p>
          </table:table-cell>
          <table:table-cell office:value-type="string">
            <text:p>Sand in den Augen</text:p>
          </table:table-cell>
        </table:table-row>
        <table:table-row table:style-name="ro2">
          <table:table-cell office:value-type="float" office:value="5625">
            <text:p>5625</text:p>
          </table:table-cell>
          <table:table-cell office:value-type="string">
            <text:p>Sie sind überall</text:p>
          </table:table-cell>
        </table:table-row>
        <table:table-row table:style-name="ro2">
          <table:table-cell office:value-type="float" office:value="5626">
            <text:p>5626</text:p>
          </table:table-cell>
          <table:table-cell office:value-type="string">
            <text:p>Der Baum des Todes</text:p>
          </table:table-cell>
        </table:table-row>
        <table:table-row table:style-name="ro2">
          <table:table-cell office:value-type="float" office:value="5627">
            <text:p>5627</text:p>
          </table:table-cell>
          <table:table-cell office:value-type="string">
            <text:p>Der Baum des Todes</text:p>
          </table:table-cell>
        </table:table-row>
        <table:table-row table:style-name="ro2">
          <table:table-cell office:value-type="float" office:value="5628">
            <text:p>5628</text:p>
          </table:table-cell>
          <table:table-cell office:value-type="string">
            <text:p>Geisterstunde</text:p>
          </table:table-cell>
        </table:table-row>
        <table:table-row table:style-name="ro2">
          <table:table-cell office:value-type="float" office:value="5629">
            <text:p>5629</text:p>
          </table:table-cell>
          <table:table-cell office:value-type="string">
            <text:p>Was genau ist ein Glompf?</text:p>
          </table:table-cell>
        </table:table-row>
        <table:table-row table:style-name="ro2">
          <table:table-cell office:value-type="float" office:value="5630">
            <text:p>5630</text:p>
          </table:table-cell>
          <table:table-cell office:value-type="string">
            <text:p>Was genau ist ein Glompf?</text:p>
          </table:table-cell>
        </table:table-row>
        <table:table-row table:style-name="ro2">
          <table:table-cell office:value-type="float" office:value="5631">
            <text:p>5631</text:p>
          </table:table-cell>
          <table:table-cell office:value-type="string">
            <text:p>Was genau ist ein Glompf?</text:p>
          </table:table-cell>
        </table:table-row>
        <table:table-row table:style-name="ro2">
          <table:table-cell office:value-type="float" office:value="5632">
            <text:p>5632</text:p>
          </table:table-cell>
          <table:table-cell office:value-type="string">
            <text:p>Ziel auf das Auge!</text:p>
          </table:table-cell>
        </table:table-row>
        <table:table-row table:style-name="ro2">
          <table:table-cell office:value-type="float" office:value="5633">
            <text:p>5633</text:p>
          </table:table-cell>
          <table:table-cell office:value-type="string">
            <text:p>Ziel auf das Auge!</text:p>
          </table:table-cell>
        </table:table-row>
        <table:table-row table:style-name="ro2">
          <table:table-cell office:value-type="float" office:value="5634">
            <text:p>5634</text:p>
          </table:table-cell>
          <table:table-cell office:value-type="string">
            <text:p>Ziel auf das Auge!</text:p>
          </table:table-cell>
        </table:table-row>
        <table:table-row table:style-name="ro2">
          <table:table-cell office:value-type="float" office:value="5635">
            <text:p>5635</text:p>
          </table:table-cell>
          <table:table-cell office:value-type="string">
            <text:p>Ziel auf das Auge!</text:p>
          </table:table-cell>
        </table:table-row>
        <table:table-row table:style-name="ro2">
          <table:table-cell office:value-type="float" office:value="5636">
            <text:p>5636</text:p>
          </table:table-cell>
          <table:table-cell office:value-type="string">
            <text:p>Das Tentakeldebakel</text:p>
          </table:table-cell>
        </table:table-row>
        <table:table-row table:style-name="ro2">
          <table:table-cell office:value-type="float" office:value="5637">
            <text:p>5637</text:p>
          </table:table-cell>
          <table:table-cell office:value-type="string">
            <text:p>Die Familie lässt grüßen</text:p>
          </table:table-cell>
        </table:table-row>
        <table:table-row table:style-name="ro2">
          <table:table-cell office:value-type="float" office:value="5638">
            <text:p>5638</text:p>
          </table:table-cell>
          <table:table-cell office:value-type="string">
            <text:p>Das Graue Grauen</text:p>
          </table:table-cell>
        </table:table-row>
        <table:table-row table:style-name="ro2">
          <table:table-cell office:value-type="float" office:value="5644">
            <text:p>5644</text:p>
          </table:table-cell>
          <table:table-cell office:value-type="string">
            <text:p>Der Kampfmönch</text:p>
          </table:table-cell>
        </table:table-row>
        <table:table-row table:style-name="ro2">
          <table:table-cell office:value-type="float" office:value="5647">
            <text:p>5647</text:p>
          </table:table-cell>
          <table:table-cell office:value-type="string">
            <text:p>Höllenfeuerspeier</text:p>
          </table:table-cell>
        </table:table-row>
        <table:table-row table:style-name="ro2">
          <table:table-cell office:value-type="float" office:value="5651">
            <text:p>5651</text:p>
          </table:table-cell>
          <table:table-cell office:value-type="string">
            <text:p>Kriegerische Echse</text:p>
          </table:table-cell>
        </table:table-row>
        <table:table-row table:style-name="ro2">
          <table:table-cell office:value-type="float" office:value="5654">
            <text:p>5654</text:p>
          </table:table-cell>
          <table:table-cell office:value-type="string">
            <text:p>Der Fremde</text:p>
          </table:table-cell>
        </table:table-row>
        <table:table-row table:style-name="ro2">
          <table:table-cell office:value-type="float" office:value="5656">
            <text:p>5656</text:p>
          </table:table-cell>
          <table:table-cell office:value-type="string">
            <text:p>Kleines Grünes Männchen</text:p>
          </table:table-cell>
        </table:table-row>
        <table:table-row table:style-name="ro2">
          <table:table-cell office:value-type="float" office:value="5700">
            <text:p>5700</text:p>
          </table:table-cell>
          <table:table-cell office:value-type="string">
            <text:p>Es handelt sich um eine dreckige Fledermaus.</text:p>
          </table:table-cell>
        </table:table-row>
        <table:table-row table:style-name="ro2">
          <table:table-cell office:value-type="float" office:value="5701">
            <text:p>5701</text:p>
          </table:table-cell>
          <table:table-cell office:value-type="string">
            <text:p>Das Ziel ist ein Flederbiest.</text:p>
          </table:table-cell>
        </table:table-row>
        <table:table-row table:style-name="ro2">
          <table:table-cell office:value-type="float" office:value="5702">
            <text:p>5702</text:p>
          </table:table-cell>
          <table:table-cell office:value-type="string">
            <text:p>Es handelt sich um eine staubige Fledermaus.</text:p>
          </table:table-cell>
        </table:table-row>
        <table:table-row table:style-name="ro2">
          <table:table-cell office:value-type="float" office:value="5703">
            <text:p>5703</text:p>
          </table:table-cell>
          <table:table-cell office:value-type="string">
            <text:p>Es handelt sich um ein Fleischgolem.</text:p>
          </table:table-cell>
        </table:table-row>
        <table:table-row table:style-name="ro2">
          <table:table-cell office:value-type="float" office:value="5704">
            <text:p>5704</text:p>
          </table:table-cell>
          <table:table-cell office:value-type="string">
            <text:p>Es handelt sich um einen Zombie.</text:p>
          </table:table-cell>
        </table:table-row>
        <table:table-row table:style-name="ro2">
          <table:table-cell office:value-type="float" office:value="5705">
            <text:p>5705</text:p>
          </table:table-cell>
          <table:table-cell office:value-type="string">
            <text:p>Das Ziel ist ein wandelnder Toter.</text:p>
          </table:table-cell>
        </table:table-row>
        <table:table-row table:style-name="ro2">
          <table:table-cell office:value-type="float" office:value="5706">
            <text:p>5706</text:p>
          </table:table-cell>
          <table:table-cell office:value-type="string">
            <text:p>Das Ziel ist ein Prellbog.</text:p>
          </table:table-cell>
        </table:table-row>
        <table:table-row table:style-name="ro2">
          <table:table-cell office:value-type="float" office:value="5707">
            <text:p>5707</text:p>
          </table:table-cell>
          <table:table-cell office:value-type="string">
            <text:p>Es ist ein Frostdämon.</text:p>
          </table:table-cell>
        </table:table-row>
        <table:table-row table:style-name="ro2">
          <table:table-cell office:value-type="float" office:value="5708">
            <text:p>5708</text:p>
          </table:table-cell>
          <table:table-cell office:value-type="string">
            <text:p>Es handelt sich um eine Klapperkobra.</text:p>
          </table:table-cell>
        </table:table-row>
        <table:table-row table:style-name="ro2">
          <table:table-cell office:value-type="float" office:value="5709">
            <text:p>5709</text:p>
          </table:table-cell>
          <table:table-cell office:value-type="string">
            <text:p>Das Ziel ist eine Schattenkobra.</text:p>
          </table:table-cell>
        </table:table-row>
        <table:table-row table:style-name="ro2">
          <table:table-cell office:value-type="float" office:value="5710">
            <text:p>5710</text:p>
          </table:table-cell>
          <table:table-cell office:value-type="string">
            <text:p>Es handelt sich um eine Dotternatter.</text:p>
          </table:table-cell>
        </table:table-row>
        <table:table-row table:style-name="ro2">
          <table:table-cell office:value-type="float" office:value="5711">
            <text:p>5711</text:p>
          </table:table-cell>
          <table:table-cell office:value-type="string">
            <text:p>Das Ziel ist eine tödliche Speichelkobra.</text:p>
          </table:table-cell>
        </table:table-row>
        <table:table-row table:style-name="ro2">
          <table:table-cell office:value-type="float" office:value="5712">
            <text:p>5712</text:p>
          </table:table-cell>
          <table:table-cell office:value-type="string">
            <text:p>Es handelt sich um einen Eisbären.</text:p>
          </table:table-cell>
        </table:table-row>
        <table:table-row table:style-name="ro2">
          <table:table-cell office:value-type="float" office:value="5713">
            <text:p>5713</text:p>
          </table:table-cell>
          <table:table-cell office:value-type="string">
            <text:p>Das Problem ist ein Bär.</text:p>
          </table:table-cell>
        </table:table-row>
        <table:table-row table:style-name="ro2">
          <table:table-cell office:value-type="float" office:value="5714">
            <text:p>5714</text:p>
          </table:table-cell>
          <table:table-cell office:value-type="string">
            <text:p>Das Ziel ist ein gigantischer Grizzly.</text:p>
          </table:table-cell>
        </table:table-row>
        <table:table-row table:style-name="ro2">
          <table:table-cell office:value-type="float" office:value="5715">
            <text:p>5715</text:p>
          </table:table-cell>
          <table:table-cell office:value-type="string">
            <text:p>Es handelt sich um einen tollwütigen Bären.</text:p>
          </table:table-cell>
        </table:table-row>
        <table:table-row table:style-name="ro2">
          <table:table-cell office:value-type="float" office:value="5716">
            <text:p>5716</text:p>
          </table:table-cell>
          <table:table-cell office:value-type="string">
            <text:p>Das Ziel ist ein grüner Rex.</text:p>
          </table:table-cell>
        </table:table-row>
        <table:table-row table:style-name="ro2">
          <table:table-cell office:value-type="float" office:value="5717">
            <text:p>5717</text:p>
          </table:table-cell>
          <table:table-cell office:value-type="string">
            <text:p>Das Ziel ist ein roter Rex.</text:p>
          </table:table-cell>
        </table:table-row>
        <table:table-row table:style-name="ro2">
          <table:table-cell office:value-type="float" office:value="5718">
            <text:p>5718</text:p>
          </table:table-cell>
          <table:table-cell office:value-type="string">
            <text:p>Das Ziel ist ein grauen Rex.</text:p>
          </table:table-cell>
        </table:table-row>
        <table:table-row table:style-name="ro2">
          <table:table-cell office:value-type="float" office:value="5719">
            <text:p>5719</text:p>
          </table:table-cell>
          <table:table-cell office:value-type="string">
            <text:p>Es handelt sich um einen Schneetroll.</text:p>
          </table:table-cell>
        </table:table-row>
        <table:table-row table:style-name="ro2">
          <table:table-cell office:value-type="float" office:value="5720">
            <text:p>5720</text:p>
          </table:table-cell>
          <table:table-cell office:value-type="string">
            <text:p>Es handelt sich um einen Nachttroll.</text:p>
          </table:table-cell>
        </table:table-row>
        <table:table-row table:style-name="ro2">
          <table:table-cell office:value-type="float" office:value="5721">
            <text:p>5721</text:p>
          </table:table-cell>
          <table:table-cell office:value-type="string">
            <text:p>Es handelt sich um einen Bergtroll.</text:p>
          </table:table-cell>
        </table:table-row>
        <table:table-row table:style-name="ro2">
          <table:table-cell office:value-type="float" office:value="5722">
            <text:p>5722</text:p>
          </table:table-cell>
          <table:table-cell office:value-type="string">
            <text:p>Das Ziel ist ein hirnloser Troll.</text:p>
          </table:table-cell>
        </table:table-row>
        <table:table-row table:style-name="ro2">
          <table:table-cell office:value-type="float" office:value="5723">
            <text:p>5723</text:p>
          </table:table-cell>
          <table:table-cell office:value-type="string">
            <text:p>Es handelt sich um einen finsteren Geier.</text:p>
          </table:table-cell>
        </table:table-row>
        <table:table-row table:style-name="ro2">
          <table:table-cell office:value-type="float" office:value="5724">
            <text:p>5724</text:p>
          </table:table-cell>
          <table:table-cell office:value-type="string">
            <text:p>Es handelt sich um einen Aasgeier.</text:p>
          </table:table-cell>
        </table:table-row>
        <table:table-row table:style-name="ro2">
          <table:table-cell office:value-type="float" office:value="5725">
            <text:p>5725</text:p>
          </table:table-cell>
          <table:table-cell office:value-type="string">
            <text:p>Es handelt sich um eine Sackratte.</text:p>
          </table:table-cell>
        </table:table-row>
        <table:table-row table:style-name="ro2">
          <table:table-cell office:value-type="float" office:value="5726">
            <text:p>5726</text:p>
          </table:table-cell>
          <table:table-cell office:value-type="string">
            <text:p>Das Ziel ist eine Albinoratte.</text:p>
          </table:table-cell>
        </table:table-row>
        <table:table-row table:style-name="ro2">
          <table:table-cell office:value-type="float" office:value="5727">
            <text:p>5727</text:p>
          </table:table-cell>
          <table:table-cell office:value-type="string">
            <text:p>Es ist eine hässliche Kanalratte.</text:p>
          </table:table-cell>
        </table:table-row>
        <table:table-row table:style-name="ro2">
          <table:table-cell office:value-type="float" office:value="5728">
            <text:p>5728</text:p>
          </table:table-cell>
          <table:table-cell office:value-type="string">
            <text:p>Es handelt sich um eine Mampfe.</text:p>
          </table:table-cell>
        </table:table-row>
        <table:table-row table:style-name="ro2">
          <table:table-cell office:value-type="float" office:value="5729">
            <text:p>5729</text:p>
          </table:table-cell>
          <table:table-cell office:value-type="string">
            <text:p>Es handelt sich um eine schleimige Mampfe.</text:p>
          </table:table-cell>
        </table:table-row>
        <table:table-row table:style-name="ro2">
          <table:table-cell office:value-type="float" office:value="5730">
            <text:p>5730</text:p>
          </table:table-cell>
          <table:table-cell office:value-type="string">
            <text:p>Es ist ein grimmiger Ghoul.</text:p>
          </table:table-cell>
        </table:table-row>
        <table:table-row table:style-name="ro2">
          <table:table-cell office:value-type="float" office:value="5731">
            <text:p>5731</text:p>
          </table:table-cell>
          <table:table-cell office:value-type="string">
            <text:p>Es handelt sich um einen müffelnden Ghoul.</text:p>
          </table:table-cell>
        </table:table-row>
        <table:table-row table:style-name="ro2">
          <table:table-cell office:value-type="float" office:value="5732">
            <text:p>5732</text:p>
          </table:table-cell>
          <table:table-cell office:value-type="string">
            <text:p>Es ist ein gammliger Ghoul.</text:p>
          </table:table-cell>
        </table:table-row>
        <table:table-row table:style-name="ro2">
          <table:table-cell office:value-type="float" office:value="5733">
            <text:p>5733</text:p>
          </table:table-cell>
          <table:table-cell office:value-type="string">
            <text:p>Es handelt sich um einen Raptor.</text:p>
          </table:table-cell>
        </table:table-row>
        <table:table-row table:style-name="ro2">
          <table:table-cell office:value-type="float" office:value="5734">
            <text:p>5734</text:p>
          </table:table-cell>
          <table:table-cell office:value-type="string">
            <text:p>Das Ziel ist ein Raptor.</text:p>
          </table:table-cell>
        </table:table-row>
        <table:table-row table:style-name="ro2">
          <table:table-cell office:value-type="float" office:value="5735">
            <text:p>5735</text:p>
          </table:table-cell>
          <table:table-cell office:value-type="string">
            <text:p>Es handelt sich um einen Raptor.</text:p>
          </table:table-cell>
        </table:table-row>
        <table:table-row table:style-name="ro2">
          <table:table-cell office:value-type="float" office:value="5736">
            <text:p>5736</text:p>
          </table:table-cell>
          <table:table-cell office:value-type="string">
            <text:p>Es handelt sich um einen Bigfoot.</text:p>
          </table:table-cell>
        </table:table-row>
        <table:table-row table:style-name="ro2">
          <table:table-cell office:value-type="float" office:value="5737">
            <text:p>5737</text:p>
          </table:table-cell>
          <table:table-cell office:value-type="string">
            <text:p>Das Ziel ist ein Yeti.</text:p>
          </table:table-cell>
        </table:table-row>
        <table:table-row table:style-name="ro2">
          <table:table-cell office:value-type="float" office:value="5738">
            <text:p>5738</text:p>
          </table:table-cell>
          <table:table-cell office:value-type="string">
            <text:p>Es handelt sich um ein Killerkarnickel.</text:p>
          </table:table-cell>
        </table:table-row>
        <table:table-row table:style-name="ro2">
          <table:table-cell office:value-type="float" office:value="5739">
            <text:p>5739</text:p>
          </table:table-cell>
          <table:table-cell office:value-type="string">
            <text:p>Es handelt sich um ein Killerkarnickel.</text:p>
          </table:table-cell>
        </table:table-row>
        <table:table-row table:style-name="ro2">
          <table:table-cell office:value-type="float" office:value="5740">
            <text:p>5740</text:p>
          </table:table-cell>
          <table:table-cell office:value-type="string">
            <text:p>Das Ziel ist ein Killerkarnickel.</text:p>
          </table:table-cell>
        </table:table-row>
        <table:table-row table:style-name="ro2">
          <table:table-cell office:value-type="float" office:value="5741">
            <text:p>5741</text:p>
          </table:table-cell>
          <table:table-cell office:value-type="string">
            <text:p>Es ist ein rosa Killerkarnickel.</text:p>
          </table:table-cell>
        </table:table-row>
        <table:table-row table:style-name="ro2">
          <table:table-cell office:value-type="float" office:value="5742">
            <text:p>5742</text:p>
          </table:table-cell>
          <table:table-cell office:value-type="string">
            <text:p>Es handelt sich um ein Killerkarnickel.</text:p>
          </table:table-cell>
        </table:table-row>
        <table:table-row table:style-name="ro2">
          <table:table-cell office:value-type="float" office:value="5743">
            <text:p>5743</text:p>
          </table:table-cell>
          <table:table-cell office:value-type="string">
            <text:p>Es ist ein tollwütiges Killerkarnickel.</text:p>
          </table:table-cell>
        </table:table-row>
        <table:table-row table:style-name="ro2">
          <table:table-cell office:value-type="float" office:value="5744">
            <text:p>5744</text:p>
          </table:table-cell>
          <table:table-cell office:value-type="string">
            <text:p>Es ist ein gemeiner Pirat.</text:p>
          </table:table-cell>
        </table:table-row>
        <table:table-row table:style-name="ro2">
          <table:table-cell office:value-type="float" office:value="5745">
            <text:p>5745</text:p>
          </table:table-cell>
          <table:table-cell office:value-type="string">
            <text:p>Es handelt sich um den Abschaum der sieben Weltmeere.</text:p>
          </table:table-cell>
        </table:table-row>
        <table:table-row table:style-name="ro2">
          <table:table-cell office:value-type="float" office:value="5746">
            <text:p>5746</text:p>
          </table:table-cell>
          <table:table-cell office:value-type="string">
            <text:p>Das Ziel ist ein fieser Pirat.</text:p>
          </table:table-cell>
        </table:table-row>
        <table:table-row table:style-name="ro2">
          <table:table-cell office:value-type="float" office:value="5747">
            <text:p>5747</text:p>
          </table:table-cell>
          <table:table-cell office:value-type="string">
            <text:p>Es ist ein Taurus.</text:p>
          </table:table-cell>
        </table:table-row>
        <table:table-row table:style-name="ro2">
          <table:table-cell office:value-type="float" office:value="5748">
            <text:p>5748</text:p>
          </table:table-cell>
          <table:table-cell office:value-type="string">
            <text:p>Das Ziel ist ein Taurus.</text:p>
          </table:table-cell>
        </table:table-row>
        <table:table-row table:style-name="ro2">
          <table:table-cell office:value-type="float" office:value="5749">
            <text:p>5749</text:p>
          </table:table-cell>
          <table:table-cell office:value-type="string">
            <text:p>Es handelt sich um einen Taurus.</text:p>
          </table:table-cell>
        </table:table-row>
        <table:table-row table:style-name="ro2">
          <table:table-cell office:value-type="float" office:value="5750">
            <text:p>5750</text:p>
          </table:table-cell>
          <table:table-cell office:value-type="string">
            <text:p>Es ist ein Steingigant.</text:p>
          </table:table-cell>
        </table:table-row>
        <table:table-row table:style-name="ro2">
          <table:table-cell office:value-type="float" office:value="5751">
            <text:p>5751</text:p>
          </table:table-cell>
          <table:table-cell office:value-type="string">
            <text:p>Es handelt sich um einen Magmagiganten.</text:p>
          </table:table-cell>
        </table:table-row>
        <table:table-row table:style-name="ro2">
          <table:table-cell office:value-type="float" office:value="5752">
            <text:p>5752</text:p>
          </table:table-cell>
          <table:table-cell office:value-type="string">
            <text:p>Das Ziel ist ein Gnoll.</text:p>
          </table:table-cell>
        </table:table-row>
        <table:table-row table:style-name="ro2">
          <table:table-cell office:value-type="float" office:value="5753">
            <text:p>5753</text:p>
          </table:table-cell>
          <table:table-cell office:value-type="string">
            <text:p>Das Ziel ist ein Wintergnoll.</text:p>
          </table:table-cell>
        </table:table-row>
        <table:table-row table:style-name="ro2">
          <table:table-cell office:value-type="float" office:value="5754">
            <text:p>5754</text:p>
          </table:table-cell>
          <table:table-cell office:value-type="string">
            <text:p>Es ist ein sabbernder Gnoll.</text:p>
          </table:table-cell>
        </table:table-row>
        <table:table-row table:style-name="ro2">
          <table:table-cell office:value-type="float" office:value="5755">
            <text:p>5755</text:p>
          </table:table-cell>
          <table:table-cell office:value-type="string">
            <text:p>Es handelt sich um eine riesige Netzspinne.</text:p>
          </table:table-cell>
        </table:table-row>
        <table:table-row table:style-name="ro2">
          <table:table-cell office:value-type="float" office:value="5756">
            <text:p>5756</text:p>
          </table:table-cell>
          <table:table-cell office:value-type="string">
            <text:p>Das Ziel ist eine Terrortarantel.</text:p>
          </table:table-cell>
        </table:table-row>
        <table:table-row table:style-name="ro2">
          <table:table-cell office:value-type="float" office:value="5757">
            <text:p>5757</text:p>
          </table:table-cell>
          <table:table-cell office:value-type="string">
            <text:p>Es ist eine Baumspinne.</text:p>
          </table:table-cell>
        </table:table-row>
        <table:table-row table:style-name="ro2">
          <table:table-cell office:value-type="float" office:value="5758">
            <text:p>5758</text:p>
          </table:table-cell>
          <table:table-cell office:value-type="string">
            <text:p>Es handelt sich um einen Schneelöwen.</text:p>
          </table:table-cell>
        </table:table-row>
        <table:table-row table:style-name="ro2">
          <table:table-cell office:value-type="float" office:value="5759">
            <text:p>5759</text:p>
          </table:table-cell>
          <table:table-cell office:value-type="string">
            <text:p>Das Ziel ist ein Tiger.</text:p>
          </table:table-cell>
        </table:table-row>
        <table:table-row table:style-name="ro2">
          <table:table-cell office:value-type="float" office:value="5760">
            <text:p>5760</text:p>
          </table:table-cell>
          <table:table-cell office:value-type="string">
            <text:p>Es ist ein Panther.</text:p>
          </table:table-cell>
        </table:table-row>
        <table:table-row table:style-name="ro2">
          <table:table-cell office:value-type="float" office:value="5761">
            <text:p>5761</text:p>
          </table:table-cell>
          <table:table-cell office:value-type="string">
            <text:p>Es handelt sich um einen Berglöwen.</text:p>
          </table:table-cell>
        </table:table-row>
        <table:table-row table:style-name="ro2">
          <table:table-cell office:value-type="float" office:value="5762">
            <text:p>5762</text:p>
          </table:table-cell>
          <table:table-cell office:value-type="string">
            <text:p>Das Ziel ist ein tödlicher Skorpion.</text:p>
          </table:table-cell>
        </table:table-row>
        <table:table-row table:style-name="ro2">
          <table:table-cell office:value-type="float" office:value="5763">
            <text:p>5763</text:p>
          </table:table-cell>
          <table:table-cell office:value-type="string">
            <text:p>Es ist ein Dschungelskorpion.</text:p>
          </table:table-cell>
        </table:table-row>
        <table:table-row table:style-name="ro2">
          <table:table-cell office:value-type="float" office:value="5764">
            <text:p>5764</text:p>
          </table:table-cell>
          <table:table-cell office:value-type="string">
            <text:p>Es handelt sich um einen Schattenskorpion.</text:p>
          </table:table-cell>
        </table:table-row>
        <table:table-row table:style-name="ro2">
          <table:table-cell office:value-type="float" office:value="5765">
            <text:p>5765</text:p>
          </table:table-cell>
          <table:table-cell office:value-type="string">
            <text:p>Das Ziel ist ein Feuerstachelskorpion.</text:p>
          </table:table-cell>
        </table:table-row>
        <table:table-row table:style-name="ro2">
          <table:table-cell office:value-type="float" office:value="5766">
            <text:p>5766</text:p>
          </table:table-cell>
          <table:table-cell office:value-type="string">
            <text:p>Es ist ein fürchterlicher Succubus.</text:p>
          </table:table-cell>
        </table:table-row>
        <table:table-row table:style-name="ro2">
          <table:table-cell office:value-type="float" office:value="5767">
            <text:p>5767</text:p>
          </table:table-cell>
          <table:table-cell office:value-type="string">
            <text:p>Es handelt sich um eine Sumpfnymphomanin.</text:p>
          </table:table-cell>
        </table:table-row>
        <table:table-row table:style-name="ro2">
          <table:table-cell office:value-type="float" office:value="5768">
            <text:p>5768</text:p>
          </table:table-cell>
          <table:table-cell office:value-type="string">
            <text:p>Das Ziel ist eine höllische Höllenbraut.</text:p>
          </table:table-cell>
        </table:table-row>
        <table:table-row table:style-name="ro2">
          <table:table-cell office:value-type="float" office:value="5769">
            <text:p>5769</text:p>
          </table:table-cell>
          <table:table-cell office:value-type="string">
            <text:p>Es ist eine Hexe.</text:p>
          </table:table-cell>
        </table:table-row>
        <table:table-row table:style-name="ro2">
          <table:table-cell office:value-type="float" office:value="5770">
            <text:p>5770</text:p>
          </table:table-cell>
          <table:table-cell office:value-type="string">
            <text:p>Es handelt sich um einen wütenden Zentauer.</text:p>
          </table:table-cell>
        </table:table-row>
        <table:table-row table:style-name="ro2">
          <table:table-cell office:value-type="float" office:value="5771">
            <text:p>5771</text:p>
          </table:table-cell>
          <table:table-cell office:value-type="string">
            <text:p>Das Ziel ist ein zorniger Zentauer.</text:p>
          </table:table-cell>
        </table:table-row>
        <table:table-row table:style-name="ro2">
          <table:table-cell office:value-type="float" office:value="5772">
            <text:p>5772</text:p>
          </table:table-cell>
          <table:table-cell office:value-type="string">
            <text:p>Es ist ein rasender Zentauer.</text:p>
          </table:table-cell>
        </table:table-row>
        <table:table-row table:style-name="ro2">
          <table:table-cell office:value-type="float" office:value="5773">
            <text:p>5773</text:p>
          </table:table-cell>
          <table:table-cell office:value-type="string">
            <text:p>Es handelt sich um eine Banshee.</text:p>
          </table:table-cell>
        </table:table-row>
        <table:table-row table:style-name="ro2">
          <table:table-cell office:value-type="float" office:value="5774">
            <text:p>5774</text:p>
          </table:table-cell>
          <table:table-cell office:value-type="string">
            <text:p>Das Ziel ist ein bissiger Köter.</text:p>
          </table:table-cell>
        </table:table-row>
        <table:table-row table:style-name="ro2">
          <table:table-cell office:value-type="float" office:value="5775">
            <text:p>5775</text:p>
          </table:table-cell>
          <table:table-cell office:value-type="string">
            <text:p>Es ist ein Eiswolf.</text:p>
          </table:table-cell>
        </table:table-row>
        <table:table-row table:style-name="ro2">
          <table:table-cell office:value-type="float" office:value="5776">
            <text:p>5776</text:p>
          </table:table-cell>
          <table:table-cell office:value-type="string">
            <text:p>Es handelt sich um einen tollwütigen Wolf.</text:p>
          </table:table-cell>
        </table:table-row>
        <table:table-row table:style-name="ro2">
          <table:table-cell office:value-type="float" office:value="5777">
            <text:p>5777</text:p>
          </table:table-cell>
          <table:table-cell office:value-type="string">
            <text:p>Das Ziel ist ein grimmiger Wolf.</text:p>
          </table:table-cell>
        </table:table-row>
        <table:table-row table:style-name="ro2">
          <table:table-cell office:value-type="float" office:value="5778">
            <text:p>5778</text:p>
          </table:table-cell>
          <table:table-cell office:value-type="string">
            <text:p>Das Ziel ist ein Schlammblob.</text:p>
          </table:table-cell>
        </table:table-row>
        <table:table-row table:style-name="ro2">
          <table:table-cell office:value-type="float" office:value="5779">
            <text:p>5779</text:p>
          </table:table-cell>
          <table:table-cell office:value-type="string">
            <text:p>Es handelt sich um einen aggressiven Treibsand.</text:p>
          </table:table-cell>
        </table:table-row>
        <table:table-row table:style-name="ro2">
          <table:table-cell office:value-type="float" office:value="5780">
            <text:p>5780</text:p>
          </table:table-cell>
          <table:table-cell office:value-type="string">
            <text:p>Das Ziel ist ein Schleimblob.</text:p>
          </table:table-cell>
        </table:table-row>
        <table:table-row table:style-name="ro2">
          <table:table-cell office:value-type="float" office:value="5781">
            <text:p>5781</text:p>
          </table:table-cell>
          <table:table-cell office:value-type="string">
            <text:p>Es ist ein Lavablob.</text:p>
          </table:table-cell>
        </table:table-row>
        <table:table-row table:style-name="ro2">
          <table:table-cell office:value-type="float" office:value="5782">
            <text:p>5782</text:p>
          </table:table-cell>
          <table:table-cell office:value-type="string">
            <text:p>Es handelt sich um einen finsteren Vampir.</text:p>
          </table:table-cell>
        </table:table-row>
        <table:table-row table:style-name="ro2">
          <table:table-cell office:value-type="float" office:value="5783">
            <text:p>5783</text:p>
          </table:table-cell>
          <table:table-cell office:value-type="string">
            <text:p>Das Ziel ist ein blutdurstiger Vampir.</text:p>
          </table:table-cell>
        </table:table-row>
        <table:table-row table:style-name="ro2">
          <table:table-cell office:value-type="float" office:value="5784">
            <text:p>5784</text:p>
          </table:table-cell>
          <table:table-cell office:value-type="string">
            <text:p>Es handelt sich um einen bissigen Vampir.</text:p>
          </table:table-cell>
        </table:table-row>
        <table:table-row table:style-name="ro2">
          <table:table-cell office:value-type="float" office:value="5785">
            <text:p>5785</text:p>
          </table:table-cell>
          <table:table-cell office:value-type="string">
            <text:p>Es ist ein gemeiner Gremlin.</text:p>
          </table:table-cell>
        </table:table-row>
        <table:table-row table:style-name="ro2">
          <table:table-cell office:value-type="float" office:value="5786">
            <text:p>5786</text:p>
          </table:table-cell>
          <table:table-cell office:value-type="string">
            <text:p>Es handelt sich um einen fiesen Feuergremlin.</text:p>
          </table:table-cell>
        </table:table-row>
        <table:table-row table:style-name="ro2">
          <table:table-cell office:value-type="float" office:value="5787">
            <text:p>5787</text:p>
          </table:table-cell>
          <table:table-cell office:value-type="string">
            <text:p>Das Ziel ist ein bösartiger Gremlin.</text:p>
          </table:table-cell>
        </table:table-row>
        <table:table-row table:style-name="ro2">
          <table:table-cell office:value-type="float" office:value="5788">
            <text:p>5788</text:p>
          </table:table-cell>
          <table:table-cell office:value-type="string">
            <text:p>Es ist ein heimtückischer Gremlin.</text:p>
          </table:table-cell>
        </table:table-row>
        <table:table-row table:style-name="ro2">
          <table:table-cell office:value-type="float" office:value="5789">
            <text:p>5789</text:p>
          </table:table-cell>
          <table:table-cell office:value-type="string">
            <text:p>Es handelt sich um einen grausamen Dämonenkrieger.</text:p>
          </table:table-cell>
        </table:table-row>
        <table:table-row table:style-name="ro2">
          <table:table-cell office:value-type="float" office:value="5790">
            <text:p>5790</text:p>
          </table:table-cell>
          <table:table-cell office:value-type="string">
            <text:p>Das Ziel ist ein garstiger Hassdämon.</text:p>
          </table:table-cell>
        </table:table-row>
        <table:table-row table:style-name="ro2">
          <table:table-cell office:value-type="float" office:value="5791">
            <text:p>5791</text:p>
          </table:table-cell>
          <table:table-cell office:value-type="string">
            <text:p>Es ist eine finstere Höllenkreatur.</text:p>
          </table:table-cell>
        </table:table-row>
        <table:table-row table:style-name="ro2">
          <table:table-cell office:value-type="float" office:value="5792">
            <text:p>5792</text:p>
          </table:table-cell>
          <table:table-cell office:value-type="string">
            <text:p>Es handelt sich um einen stinkenden Banditen.</text:p>
          </table:table-cell>
        </table:table-row>
        <table:table-row table:style-name="ro2">
          <table:table-cell office:value-type="float" office:value="5793">
            <text:p>5793</text:p>
          </table:table-cell>
          <table:table-cell office:value-type="string">
            <text:p>Das Ziel ist ein fieser Räuber.</text:p>
          </table:table-cell>
        </table:table-row>
        <table:table-row table:style-name="ro2">
          <table:table-cell office:value-type="float" office:value="5794">
            <text:p>5794</text:p>
          </table:table-cell>
          <table:table-cell office:value-type="string">
            <text:p>Es ist ein heimtückischer Wegelagerer.</text:p>
          </table:table-cell>
        </table:table-row>
        <table:table-row table:style-name="ro2">
          <table:table-cell office:value-type="float" office:value="5795">
            <text:p>5795</text:p>
          </table:table-cell>
          <table:table-cell office:value-type="string">
            <text:p>Es handelt sich um einen Basilisken.</text:p>
          </table:table-cell>
        </table:table-row>
        <table:table-row table:style-name="ro2">
          <table:table-cell office:value-type="float" office:value="5796">
            <text:p>5796</text:p>
          </table:table-cell>
          <table:table-cell office:value-type="string">
            <text:p>Das Ziel ist ein Feuerbasilisk.</text:p>
          </table:table-cell>
        </table:table-row>
        <table:table-row table:style-name="ro2">
          <table:table-cell office:value-type="float" office:value="5797">
            <text:p>5797</text:p>
          </table:table-cell>
          <table:table-cell office:value-type="string">
            <text:p>Es ist ein bissiges Alien.</text:p>
          </table:table-cell>
        </table:table-row>
        <table:table-row table:style-name="ro2">
          <table:table-cell office:value-type="float" office:value="5798">
            <text:p>5798</text:p>
          </table:table-cell>
          <table:table-cell office:value-type="string">
            <text:p>Es handelt sich um ein außerirdisches Alien von einem fremden Planeten.</text:p>
          </table:table-cell>
        </table:table-row>
        <table:table-row table:style-name="ro2">
          <table:table-cell office:value-type="float" office:value="5799">
            <text:p>5799</text:p>
          </table:table-cell>
          <table:table-cell office:value-type="string">
            <text:p>Das Ziel ist ein tödliches Alien.</text:p>
          </table:table-cell>
        </table:table-row>
        <table:table-row table:style-name="ro2">
          <table:table-cell office:value-type="float" office:value="5800">
            <text:p>5800</text:p>
          </table:table-cell>
          <table:table-cell office:value-type="string">
            <text:p>Es ist ein schwarzer Reiter.</text:p>
          </table:table-cell>
        </table:table-row>
        <table:table-row table:style-name="ro2">
          <table:table-cell office:value-type="float" office:value="5801">
            <text:p>5801</text:p>
          </table:table-cell>
          <table:table-cell office:value-type="string">
            <text:p>Es handelt sich um ein Feuerelementar.</text:p>
          </table:table-cell>
        </table:table-row>
        <table:table-row table:style-name="ro2">
          <table:table-cell office:value-type="float" office:value="5802">
            <text:p>5802</text:p>
          </table:table-cell>
          <table:table-cell office:value-type="string">
            <text:p>Das Ziel ist ein garstiger Gargoyle.</text:p>
          </table:table-cell>
        </table:table-row>
        <table:table-row table:style-name="ro2">
          <table:table-cell office:value-type="float" office:value="5803">
            <text:p>5803</text:p>
          </table:table-cell>
          <table:table-cell office:value-type="string">
            <text:p>Es ist ein poröser Gargoyle.</text:p>
          </table:table-cell>
        </table:table-row>
        <table:table-row table:style-name="ro2">
          <table:table-cell office:value-type="float" office:value="5804">
            <text:p>5804</text:p>
          </table:table-cell>
          <table:table-cell office:value-type="string">
            <text:p>Es handelt sich um ein schlecht gelauntes Sumpfkrokodil.</text:p>
          </table:table-cell>
        </table:table-row>
        <table:table-row table:style-name="ro2">
          <table:table-cell office:value-type="float" office:value="5805">
            <text:p>5805</text:p>
          </table:table-cell>
          <table:table-cell office:value-type="string">
            <text:p>Das Ziel ist ein Frostalligator.</text:p>
          </table:table-cell>
        </table:table-row>
        <table:table-row table:style-name="ro2">
          <table:table-cell office:value-type="float" office:value="5806">
            <text:p>5806</text:p>
          </table:table-cell>
          <table:table-cell office:value-type="string">
            <text:p>Es ist ein Schattenalligator.</text:p>
          </table:table-cell>
        </table:table-row>
        <table:table-row table:style-name="ro2">
          <table:table-cell office:value-type="float" office:value="5807">
            <text:p>5807</text:p>
          </table:table-cell>
          <table:table-cell office:value-type="string">
            <text:p>Es handelt sich um ein Schlammkrokodil.</text:p>
          </table:table-cell>
        </table:table-row>
        <table:table-row table:style-name="ro2">
          <table:table-cell office:value-type="float" office:value="5808">
            <text:p>5808</text:p>
          </table:table-cell>
          <table:table-cell office:value-type="string">
            <text:p>Das Ziel ist ein weißer Gorilla.</text:p>
          </table:table-cell>
        </table:table-row>
        <table:table-row table:style-name="ro2">
          <table:table-cell office:value-type="float" office:value="5809">
            <text:p>5809</text:p>
          </table:table-cell>
          <table:table-cell office:value-type="string">
            <text:p>Das Ziel ist ein Gorilla.</text:p>
          </table:table-cell>
        </table:table-row>
        <table:table-row table:style-name="ro2">
          <table:table-cell office:value-type="float" office:value="5810">
            <text:p>5810</text:p>
          </table:table-cell>
          <table:table-cell office:value-type="string">
            <text:p>Es handelt sich um einen Berggorilla.</text:p>
          </table:table-cell>
        </table:table-row>
        <table:table-row table:style-name="ro2">
          <table:table-cell office:value-type="float" office:value="5811">
            <text:p>5811</text:p>
          </table:table-cell>
          <table:table-cell office:value-type="string">
            <text:p>Es ist ein Skelett.</text:p>
          </table:table-cell>
        </table:table-row>
        <table:table-row table:style-name="ro2">
          <table:table-cell office:value-type="float" office:value="5812">
            <text:p>5812</text:p>
          </table:table-cell>
          <table:table-cell office:value-type="string">
            <text:p>Es ist ein Skelettmagier.</text:p>
          </table:table-cell>
        </table:table-row>
        <table:table-row table:style-name="ro2">
          <table:table-cell office:value-type="float" office:value="5813">
            <text:p>5813</text:p>
          </table:table-cell>
          <table:table-cell office:value-type="string">
            <text:p>Es handelt sich um einen Skelettmagier.</text:p>
          </table:table-cell>
        </table:table-row>
        <table:table-row table:style-name="ro2">
          <table:table-cell office:value-type="float" office:value="5814">
            <text:p>5814</text:p>
          </table:table-cell>
          <table:table-cell office:value-type="string">
            <text:p>Das Ziel ist ein Skelettkrieger.</text:p>
          </table:table-cell>
        </table:table-row>
        <table:table-row table:style-name="ro2">
          <table:table-cell office:value-type="float" office:value="5815">
            <text:p>5815</text:p>
          </table:table-cell>
          <table:table-cell office:value-type="string">
            <text:p>Es ist ein Skelettkrieger.</text:p>
          </table:table-cell>
        </table:table-row>
        <table:table-row table:style-name="ro2">
          <table:table-cell office:value-type="float" office:value="5816">
            <text:p>5816</text:p>
          </table:table-cell>
          <table:table-cell office:value-type="string">
            <text:p>Es handelt sich um einen schrecklichen Skelettwächter.</text:p>
          </table:table-cell>
        </table:table-row>
        <table:table-row table:style-name="ro2">
          <table:table-cell office:value-type="float" office:value="5817">
            <text:p>5817</text:p>
          </table:table-cell>
          <table:table-cell office:value-type="string">
            <text:p>Das Ziel ist eine Medusa.</text:p>
          </table:table-cell>
        </table:table-row>
        <table:table-row table:style-name="ro2">
          <table:table-cell office:value-type="float" office:value="5818">
            <text:p>5818</text:p>
          </table:table-cell>
          <table:table-cell office:value-type="string">
            <text:p>Es ist eine Medusa.</text:p>
          </table:table-cell>
        </table:table-row>
        <table:table-row table:style-name="ro2">
          <table:table-cell office:value-type="float" office:value="5819">
            <text:p>5819</text:p>
          </table:table-cell>
          <table:table-cell office:value-type="string">
            <text:p>Es handelt sich um ein unschuldiges Elefantenbaby.</text:p>
          </table:table-cell>
        </table:table-row>
        <table:table-row table:style-name="ro2">
          <table:table-cell office:value-type="float" office:value="5820">
            <text:p>5820</text:p>
          </table:table-cell>
          <table:table-cell office:value-type="string">
            <text:p>Das Ziel ist ein Löwe.</text:p>
          </table:table-cell>
        </table:table-row>
        <table:table-row table:style-name="ro2">
          <table:table-cell office:value-type="float" office:value="5821">
            <text:p>5821</text:p>
          </table:table-cell>
          <table:table-cell office:value-type="string">
            <text:p>Es ist ein Wildschwein.</text:p>
          </table:table-cell>
        </table:table-row>
        <table:table-row table:style-name="ro2">
          <table:table-cell office:value-type="float" office:value="5822">
            <text:p>5822</text:p>
          </table:table-cell>
          <table:table-cell office:value-type="string">
            <text:p>Es handelt sich um ein Wildschwein.</text:p>
          </table:table-cell>
        </table:table-row>
        <table:table-row table:style-name="ro2">
          <table:table-cell office:value-type="float" office:value="5823">
            <text:p>5823</text:p>
          </table:table-cell>
          <table:table-cell office:value-type="string">
            <text:p>Das Ziel ist ein Wirbelwind.</text:p>
          </table:table-cell>
        </table:table-row>
        <table:table-row table:style-name="ro2">
          <table:table-cell office:value-type="float" office:value="5824">
            <text:p>5824</text:p>
          </table:table-cell>
          <table:table-cell office:value-type="string">
            <text:p>Es ist ein Sandsturm.</text:p>
          </table:table-cell>
        </table:table-row>
        <table:table-row table:style-name="ro2">
          <table:table-cell office:value-type="float" office:value="5825">
            <text:p>5825</text:p>
          </table:table-cell>
          <table:table-cell office:value-type="string">
            <text:p>Es handelt sich um einen Insektenschwarm.</text:p>
          </table:table-cell>
        </table:table-row>
        <table:table-row table:style-name="ro2">
          <table:table-cell office:value-type="float" office:value="5826">
            <text:p>5826</text:p>
          </table:table-cell>
          <table:table-cell office:value-type="string">
            <text:p>Das Ziel ist ein Terrorbaum.</text:p>
          </table:table-cell>
        </table:table-row>
        <table:table-row table:style-name="ro2">
          <table:table-cell office:value-type="float" office:value="5827">
            <text:p>5827</text:p>
          </table:table-cell>
          <table:table-cell office:value-type="string">
            <text:p>Es ist ein verseuchter Terrorbaum.</text:p>
          </table:table-cell>
        </table:table-row>
        <table:table-row table:style-name="ro2">
          <table:table-cell office:value-type="float" office:value="5828">
            <text:p>5828</text:p>
          </table:table-cell>
          <table:table-cell office:value-type="string">
            <text:p>Es handelt sich um ein Gespenst.</text:p>
          </table:table-cell>
        </table:table-row>
        <table:table-row table:style-name="ro2">
          <table:table-cell office:value-type="float" office:value="5829">
            <text:p>5829</text:p>
          </table:table-cell>
          <table:table-cell office:value-type="string">
            <text:p>Das Ziel ist ein roter Glompf.</text:p>
          </table:table-cell>
        </table:table-row>
        <table:table-row table:style-name="ro2">
          <table:table-cell office:value-type="float" office:value="5830">
            <text:p>5830</text:p>
          </table:table-cell>
          <table:table-cell office:value-type="string">
            <text:p>Es ist ein blauer Glompf.</text:p>
          </table:table-cell>
        </table:table-row>
        <table:table-row table:style-name="ro2">
          <table:table-cell office:value-type="float" office:value="5831">
            <text:p>5831</text:p>
          </table:table-cell>
          <table:table-cell office:value-type="string">
            <text:p>Es handelt sich um einen grünen Glompf.</text:p>
          </table:table-cell>
        </table:table-row>
        <table:table-row table:style-name="ro2">
          <table:table-cell office:value-type="float" office:value="5832">
            <text:p>5832</text:p>
          </table:table-cell>
          <table:table-cell office:value-type="string">
            <text:p>Das Ziel ist ein Zyklop.</text:p>
          </table:table-cell>
        </table:table-row>
        <table:table-row table:style-name="ro2">
          <table:table-cell office:value-type="float" office:value="5833">
            <text:p>5833</text:p>
          </table:table-cell>
          <table:table-cell office:value-type="string">
            <text:p>Es ist ein Zyklop.</text:p>
          </table:table-cell>
        </table:table-row>
        <table:table-row table:style-name="ro2">
          <table:table-cell office:value-type="float" office:value="5834">
            <text:p>5834</text:p>
          </table:table-cell>
          <table:table-cell office:value-type="string">
            <text:p>Es handelt sich um einen Feuerzyklop.</text:p>
          </table:table-cell>
        </table:table-row>
        <table:table-row table:style-name="ro2">
          <table:table-cell office:value-type="float" office:value="5835">
            <text:p>5835</text:p>
          </table:table-cell>
          <table:table-cell office:value-type="string">
            <text:p>Das Ziel ist ein Zyklop.</text:p>
          </table:table-cell>
        </table:table-row>
        <table:table-row table:style-name="ro2">
          <table:table-cell office:value-type="float" office:value="5836">
            <text:p>5836</text:p>
          </table:table-cell>
          <table:table-cell office:value-type="string">
            <text:p>Es ist ein Oktopus.</text:p>
          </table:table-cell>
        </table:table-row>
        <table:table-row table:style-name="ro2">
          <table:table-cell office:value-type="float" office:value="5837">
            <text:p>5837</text:p>
          </table:table-cell>
          <table:table-cell office:value-type="string">
            <text:p>Es handelt sich um einen Mafioso.</text:p>
          </table:table-cell>
        </table:table-row>
        <table:table-row table:style-name="ro2">
          <table:table-cell office:value-type="float" office:value="5838">
            <text:p>5838</text:p>
          </table:table-cell>
          <table:table-cell office:value-type="string">
            <text:p>Man munkelt, es gäbe dort einen grauen Dragor.</text:p>
          </table:table-cell>
        </table:table-row>
        <table:table-row table:style-name="ro2">
          <table:table-cell office:value-type="float" office:value="5844">
            <text:p>5844</text:p>
          </table:table-cell>
          <table:table-cell office:value-type="string">
            <text:p>Es handelt sich um einen seltsamen Kampfmönch.</text:p>
          </table:table-cell>
        </table:table-row>
        <table:table-row table:style-name="ro2">
          <table:table-cell office:value-type="float" office:value="5847">
            <text:p>5847</text:p>
          </table:table-cell>
          <table:table-cell office:value-type="string">
            <text:p>Ein riesiger Dragor speit dort fortwährend Höllenfeuer.</text:p>
          </table:table-cell>
        </table:table-row>
        <table:table-row table:style-name="ro2">
          <table:table-cell office:value-type="float" office:value="5851">
            <text:p>5851</text:p>
          </table:table-cell>
          <table:table-cell office:value-type="string">
            <text:p>Ein Echsenkrieger fuchtelt dort mit scharfen Klingen herum.</text:p>
          </table:table-cell>
        </table:table-row>
        <table:table-row table:style-name="ro2">
          <table:table-cell office:value-type="float" office:value="5854">
            <text:p>5854</text:p>
          </table:table-cell>
          <table:table-cell office:value-type="string">
            <text:p>Was immer es für ein Viech ist, das dort gesehen wurde: Es kommt von sehr weit her.</text:p>
          </table:table-cell>
        </table:table-row>
        <table:table-row table:style-name="ro2">
          <table:table-cell office:value-type="float" office:value="5856">
            <text:p>5856</text:p>
          </table:table-cell>
          <table:table-cell office:value-type="string">
            <text:p>Man erzählt von kleinen grünen Männchen.</text:p>
          </table:table-cell>
        </table:table-row>
        <table:table-row table:style-name="ro2">
          <table:table-cell office:value-type="float" office:value="5900">
            <text:p>5900</text:p>
          </table:table-cell>
          <table:table-cell office:value-type="string">
            <text:p>Der alte Eimer</text:p>
          </table:table-cell>
        </table:table-row>
        <table:table-row table:style-name="ro2">
          <table:table-cell office:value-type="float" office:value="5901">
            <text:p>5901</text:p>
          </table:table-cell>
          <table:table-cell office:value-type="string">
            <text:p>Eine Tüte voll Erdnüsse</text:p>
          </table:table-cell>
        </table:table-row>
        <table:table-row table:style-name="ro2">
          <table:table-cell office:value-type="float" office:value="5902">
            <text:p>5902</text:p>
          </table:table-cell>
          <table:table-cell office:value-type="string">
            <text:p>Der alte Hut</text:p>
          </table:table-cell>
        </table:table-row>
        <table:table-row table:style-name="ro2">
          <table:table-cell office:value-type="float" office:value="5903">
            <text:p>5903</text:p>
          </table:table-cell>
          <table:table-cell office:value-type="string">
            <text:p>Das neutrale Paket</text:p>
          </table:table-cell>
        </table:table-row>
        <table:table-row table:style-name="ro2">
          <table:table-cell office:value-type="float" office:value="5904">
            <text:p>5904</text:p>
          </table:table-cell>
          <table:table-cell office:value-type="string">
            <text:p>Das gummiartige Schwert</text:p>
          </table:table-cell>
        </table:table-row>
        <table:table-row table:style-name="ro2">
          <table:table-cell office:value-type="float" office:value="5905">
            <text:p>5905</text:p>
          </table:table-cell>
          <table:table-cell office:value-type="string">
            <text:p>Eine leere Kiste Gold</text:p>
          </table:table-cell>
        </table:table-row>
        <table:table-row table:style-name="ro2">
          <table:table-cell office:value-type="float" office:value="5906">
            <text:p>5906</text:p>
          </table:table-cell>
          <table:table-cell office:value-type="string">
            <text:p>Eine Kiste voll Blei</text:p>
          </table:table-cell>
        </table:table-row>
        <table:table-row table:style-name="ro2">
          <table:table-cell office:value-type="float" office:value="5907">
            <text:p>5907</text:p>
          </table:table-cell>
          <table:table-cell office:value-type="string">
            <text:p>Auftraggeber in der Kiste</text:p>
          </table:table-cell>
        </table:table-row>
        <table:table-row table:style-name="ro2">
          <table:table-cell office:value-type="float" office:value="5908">
            <text:p>5908</text:p>
          </table:table-cell>
          <table:table-cell office:value-type="string">
            <text:p>Die Sänfte</text:p>
          </table:table-cell>
        </table:table-row>
        <table:table-row table:style-name="ro2">
          <table:table-cell office:value-type="float" office:value="5909">
            <text:p>5909</text:p>
          </table:table-cell>
          <table:table-cell office:value-type="string">
            <text:p>Die Briefmarkensammlung</text:p>
          </table:table-cell>
        </table:table-row>
        <table:table-row table:style-name="ro2">
          <table:table-cell office:value-type="float" office:value="5910">
            <text:p>5910</text:p>
          </table:table-cell>
          <table:table-cell office:value-type="string">
            <text:p>Ein Satz neuer Wagenräder</text:p>
          </table:table-cell>
        </table:table-row>
        <table:table-row table:style-name="ro2">
          <table:table-cell office:value-type="float" office:value="5911">
            <text:p>5911</text:p>
          </table:table-cell>
          <table:table-cell office:value-type="string">
            <text:p>Sautreiben</text:p>
          </table:table-cell>
        </table:table-row>
        <table:table-row table:style-name="ro2">
          <table:table-cell office:value-type="float" office:value="5912">
            <text:p>5912</text:p>
          </table:table-cell>
          <table:table-cell office:value-type="string">
            <text:p>Der Cowboy</text:p>
          </table:table-cell>
        </table:table-row>
        <table:table-row table:style-name="ro2">
          <table:table-cell office:value-type="float" office:value="5913">
            <text:p>5913</text:p>
          </table:table-cell>
          <table:table-cell office:value-type="string">
            <text:p>Das Schaf</text:p>
          </table:table-cell>
        </table:table-row>
        <table:table-row table:style-name="ro2">
          <table:table-cell office:value-type="float" office:value="5914">
            <text:p>5914</text:p>
          </table:table-cell>
          <table:table-cell office:value-type="string">
            <text:p>Das Killerspiel</text:p>
          </table:table-cell>
        </table:table-row>
        <table:table-row table:style-name="ro2">
          <table:table-cell office:value-type="float" office:value="5915">
            <text:p>5915</text:p>
          </table:table-cell>
          <table:table-cell office:value-type="string">
            <text:p>Ein Sack Mehl</text:p>
          </table:table-cell>
        </table:table-row>
        <table:table-row table:style-name="ro2">
          <table:table-cell office:value-type="float" office:value="5916">
            <text:p>5916</text:p>
          </table:table-cell>
          <table:table-cell office:value-type="string">
            <text:p>Die rostige Beinschiene</text:p>
          </table:table-cell>
        </table:table-row>
        <table:table-row table:style-name="ro2">
          <table:table-cell office:value-type="float" office:value="5917">
            <text:p>5917</text:p>
          </table:table-cell>
          <table:table-cell office:value-type="string">
            <text:p>Die Feder</text:p>
          </table:table-cell>
        </table:table-row>
        <table:table-row table:style-name="ro2">
          <table:table-cell office:value-type="float" office:value="5918">
            <text:p>5918</text:p>
          </table:table-cell>
          <table:table-cell office:value-type="string">
            <text:p>Der Schrumpfkopf</text:p>
          </table:table-cell>
        </table:table-row>
        <table:table-row table:style-name="ro2">
          <table:table-cell office:value-type="float" office:value="5919">
            <text:p>5919</text:p>
          </table:table-cell>
          <table:table-cell office:value-type="string">
            <text:p>Ein Büschel Haare</text:p>
          </table:table-cell>
        </table:table-row>
        <table:table-row table:style-name="ro2">
          <table:table-cell office:value-type="float" office:value="5920">
            <text:p>5920</text:p>
          </table:table-cell>
          <table:table-cell office:value-type="string">
            <text:p>Der Farbeimer</text:p>
          </table:table-cell>
        </table:table-row>
        <table:table-row table:style-name="ro2">
          <table:table-cell office:value-type="float" office:value="5921">
            <text:p>5921</text:p>
          </table:table-cell>
          <table:table-cell office:value-type="string">
            <text:p>Der Epische Gegenstand</text:p>
          </table:table-cell>
        </table:table-row>
        <table:table-row table:style-name="ro2">
          <table:table-cell office:value-type="float" office:value="5950">
            <text:p>5950</text:p>
          </table:table-cell>
          <table:table-cell office:value-type="string">
            <text:p>Du musst diesen alten Eimer</text:p>
          </table:table-cell>
        </table:table-row>
        <table:table-row table:style-name="ro2">
          <table:table-cell office:value-type="float" office:value="5951">
            <text:p>5951</text:p>
          </table:table-cell>
          <table:table-cell office:value-type="string">
            <text:p>Du musst diese Tüte Erdnüsse</text:p>
          </table:table-cell>
        </table:table-row>
        <table:table-row table:style-name="ro2">
          <table:table-cell office:value-type="float" office:value="5952">
            <text:p>5952</text:p>
          </table:table-cell>
          <table:table-cell office:value-type="string">
            <text:p>Du sollst diesen alten Hut</text:p>
          </table:table-cell>
        </table:table-row>
        <table:table-row table:style-name="ro2">
          <table:table-cell office:value-type="float" office:value="5953">
            <text:p>5953</text:p>
          </table:table-cell>
          <table:table-cell office:value-type="string">
            <text:p>Du musst dieses neutral verpackte Paket voller... äh... Socken...</text:p>
          </table:table-cell>
        </table:table-row>
        <table:table-row table:style-name="ro2">
          <table:table-cell office:value-type="float" office:value="5954">
            <text:p>5954</text:p>
          </table:table-cell>
          <table:table-cell office:value-type="string">
            <text:p>Dieses wahnsinnig unpraktische gummiartige Schwert darfst du höchstpersönlich</text:p>
          </table:table-cell>
        </table:table-row>
        <table:table-row table:style-name="ro2">
          <table:table-cell office:value-type="float" office:value="5955">
            <text:p>5955</text:p>
          </table:table-cell>
          <table:table-cell office:value-type="string">
            <text:p>Du musst diese leere Kiste Gold</text:p>
          </table:table-cell>
        </table:table-row>
        <table:table-row table:style-name="ro2">
          <table:table-cell office:value-type="float" office:value="5956">
            <text:p>5956</text:p>
          </table:table-cell>
          <table:table-cell office:value-type="string">
            <text:p>Diese handliche Kiste voll Blei sollst du</text:p>
          </table:table-cell>
        </table:table-row>
        <table:table-row table:style-name="ro2">
          <table:table-cell office:value-type="float" office:value="5957">
            <text:p>5957</text:p>
          </table:table-cell>
          <table:table-cell office:value-type="string">
            <text:p>Siehst du diese Kiste? Da werde ich gleich hinein steigen. Du musst sie unbedingt</text:p>
          </table:table-cell>
        </table:table-row>
        <table:table-row table:style-name="ro2">
          <table:table-cell office:value-type="float" office:value="5958">
            <text:p>5958</text:p>
          </table:table-cell>
          <table:table-cell office:value-type="string">
            <text:p>Es geht um diese Sänfte hier. Du musst sie</text:p>
          </table:table-cell>
        </table:table-row>
        <table:table-row table:style-name="ro2">
          <table:table-cell office:value-type="float" office:value="5959">
            <text:p>5959</text:p>
          </table:table-cell>
          <table:table-cell office:value-type="string">
            <text:p>Du sollst meine unbezahlbare Briefmarkensammlung sicher</text:p>
          </table:table-cell>
        </table:table-row>
        <table:table-row table:style-name="ro2">
          <table:table-cell office:value-type="float" office:value="5960">
            <text:p>5960</text:p>
          </table:table-cell>
          <table:table-cell office:value-type="string">
            <text:p>Diesen Satz neue Wagenräder musst du unbedingt</text:p>
          </table:table-cell>
        </table:table-row>
        <table:table-row table:style-name="ro2">
          <table:table-cell office:value-type="float" office:value="5961">
            <text:p>5961</text:p>
          </table:table-cell>
          <table:table-cell office:value-type="string">
            <text:p>Du musst diese Sau hier durchs Dorf treiben und anschließend</text:p>
          </table:table-cell>
        </table:table-row>
        <table:table-row table:style-name="ro2">
          <table:table-cell office:value-type="float" office:value="5962">
            <text:p>5962</text:p>
          </table:table-cell>
          <table:table-cell office:value-type="string">
            <text:p>Schau nur, was für ein prächtiges Rind! Du musst es unbedingt</text:p>
          </table:table-cell>
        </table:table-row>
        <table:table-row table:style-name="ro2">
          <table:table-cell office:value-type="float" office:value="5963">
            <text:p>5963</text:p>
          </table:table-cell>
          <table:table-cell office:value-type="string">
            <text:p>Dieses Schaf hat hier nichts zu suchen. Darum musst du es unverzüglich</text:p>
          </table:table-cell>
        </table:table-row>
        <table:table-row table:style-name="ro2">
          <table:table-cell office:value-type="float" office:value="5964">
            <text:p>5964</text:p>
          </table:table-cell>
          <table:table-cell office:value-type="string">
            <text:p>Ich habe hier ein überaus brutales Killerspiel. Sofern du volljährig bist, musst du es für mich</text:p>
          </table:table-cell>
        </table:table-row>
        <table:table-row table:style-name="ro2">
          <table:table-cell office:value-type="float" office:value="5965">
            <text:p>5965</text:p>
          </table:table-cell>
          <table:table-cell office:value-type="string">
            <text:p>Diesen Sack Mehl sollst du</text:p>
          </table:table-cell>
        </table:table-row>
        <table:table-row table:style-name="ro2">
          <table:table-cell office:value-type="float" office:value="5966">
            <text:p>5966</text:p>
          </table:table-cell>
          <table:table-cell office:value-type="string">
            <text:p>Diese rostige Beinschiene hier darfst du</text:p>
          </table:table-cell>
        </table:table-row>
        <table:table-row table:style-name="ro2">
          <table:table-cell office:value-type="float" office:value="5967">
            <text:p>5967</text:p>
          </table:table-cell>
          <table:table-cell office:value-type="string">
            <text:p>Diese Feder hier musst du</text:p>
          </table:table-cell>
        </table:table-row>
        <table:table-row table:style-name="ro2">
          <table:table-cell office:value-type="float" office:value="5968">
            <text:p>5968</text:p>
          </table:table-cell>
          <table:table-cell office:value-type="string">
            <text:p>Du sollst diesen Schrumpfkopf</text:p>
          </table:table-cell>
        </table:table-row>
        <table:table-row table:style-name="ro2">
          <table:table-cell office:value-type="float" office:value="5969">
            <text:p>5969</text:p>
          </table:table-cell>
          <table:table-cell office:value-type="string">
            <text:p>Du darfst dieses Büschel Haare</text:p>
          </table:table-cell>
        </table:table-row>
        <table:table-row table:style-name="ro2">
          <table:table-cell office:value-type="float" office:value="5970">
            <text:p>5970</text:p>
          </table:table-cell>
          <table:table-cell office:value-type="string">
            <text:p>Du musst diesen Eimer Farbe unbeschadet</text:p>
          </table:table-cell>
        </table:table-row>
        <table:table-row table:style-name="ro2">
          <table:table-cell office:value-type="float" office:value="5971">
            <text:p>5971</text:p>
          </table:table-cell>
          <table:table-cell office:value-type="string">
            <text:p>Diesen epischen Gegenstand sollst du</text:p>
          </table:table-cell>
        </table:table-row>
        <table:table-row table:style-name="ro2">
          <table:table-cell office:value-type="float" office:value="6000">
            <text:p>6000</text:p>
          </table:table-cell>
          <table:table-cell office:value-type="string">
            <text:p>in den Wucherdschungel bringen.</text:p>
          </table:table-cell>
        </table:table-row>
        <table:table-row table:style-name="ro2">
          <table:table-cell office:value-type="float" office:value="6001">
            <text:p>6001</text:p>
          </table:table-cell>
          <table:table-cell office:value-type="string">
            <text:p>auf die Totenkopfinsel verschiffen.</text:p>
          </table:table-cell>
        </table:table-row>
        <table:table-row table:style-name="ro2">
          <table:table-cell office:value-type="float" office:value="6002">
            <text:p>6002</text:p>
          </table:table-cell>
          <table:table-cell office:value-type="string">
            <text:p>in den Immernachtwald verfrachten.</text:p>
          </table:table-cell>
        </table:table-row>
        <table:table-row table:style-name="ro2">
          <table:table-cell office:value-type="float" office:value="6003">
            <text:p>6003</text:p>
          </table:table-cell>
          <table:table-cell office:value-type="string">
            <text:p>in die Stolpersteppe schleppen.</text:p>
          </table:table-cell>
        </table:table-row>
        <table:table-row table:style-name="ro2">
          <table:table-cell office:value-type="float" office:value="6004">
            <text:p>6004</text:p>
          </table:table-cell>
          <table:table-cell office:value-type="string">
            <text:p>ins Schattenfelsgebirge bringen.</text:p>
          </table:table-cell>
        </table:table-row>
        <table:table-row table:style-name="ro2">
          <table:table-cell office:value-type="float" office:value="6005">
            <text:p>6005</text:p>
          </table:table-cell>
          <table:table-cell office:value-type="string">
            <text:p>durch den Spalta-Canyon schleppen.</text:p>
          </table:table-cell>
        </table:table-row>
        <table:table-row table:style-name="ro2">
          <table:table-cell office:value-type="float" office:value="6006">
            <text:p>6006</text:p>
          </table:table-cell>
          <table:table-cell office:value-type="string">
            <text:p>in die Schwarzwassersümpfe bringen.</text:p>
          </table:table-cell>
        </table:table-row>
        <table:table-row table:style-name="ro2">
          <table:table-cell office:value-type="float" office:value="6007">
            <text:p>6007</text:p>
          </table:table-cell>
          <table:table-cell office:value-type="string">
            <text:p>auf die Insel Scarpa bringen.</text:p>
          </table:table-cell>
        </table:table-row>
        <table:table-row table:style-name="ro2">
          <table:table-cell office:value-type="float" office:value="6008">
            <text:p>6008</text:p>
          </table:table-cell>
          <table:table-cell office:value-type="string">
            <text:p>ins Fangzahngebirge bringen.</text:p>
          </table:table-cell>
        </table:table-row>
        <table:table-row table:style-name="ro2">
          <table:table-cell office:value-type="float" office:value="6009">
            <text:p>6009</text:p>
          </table:table-cell>
          <table:table-cell office:value-type="string">
            <text:p>in den Gammelforst schleppen.</text:p>
          </table:table-cell>
        </table:table-row>
        <table:table-row table:style-name="ro2">
          <table:table-cell office:value-type="float" office:value="6010">
            <text:p>6010</text:p>
          </table:table-cell>
          <table:table-cell office:value-type="string">
            <text:p>nach Nevermoor bringen.</text:p>
          </table:table-cell>
        </table:table-row>
        <table:table-row table:style-name="ro2">
          <table:table-cell office:value-type="float" office:value="6011">
            <text:p>6011</text:p>
          </table:table-cell>
          <table:table-cell office:value-type="string">
            <text:p>in die Schweinöde schleppen.</text:p>
          </table:table-cell>
        </table:table-row>
        <table:table-row table:style-name="ro2">
          <table:table-cell office:value-type="float" office:value="6012">
            <text:p>6012</text:p>
          </table:table-cell>
          <table:table-cell office:value-type="string">
            <text:p>nach Erogenion bringen.</text:p>
          </table:table-cell>
        </table:table-row>
        <table:table-row table:style-name="ro2">
          <table:table-cell office:value-type="float" office:value="6013">
            <text:p>6013</text:p>
          </table:table-cell>
          <table:table-cell office:value-type="string">
            <text:p>nach Magmaron schleppen.</text:p>
          </table:table-cell>
        </table:table-row>
        <table:table-row table:style-name="ro2">
          <table:table-cell office:value-type="float" office:value="6014">
            <text:p>6014</text:p>
          </table:table-cell>
          <table:table-cell office:value-type="string">
            <text:p>durch die Sonnenbrandwüste prügeln.</text:p>
          </table:table-cell>
        </table:table-row>
        <table:table-row table:style-name="ro2">
          <table:table-cell office:value-type="float" office:value="6015">
            <text:p>6015</text:p>
          </table:table-cell>
          <table:table-cell office:value-type="string">
            <text:p>nach Gnarogrim ins Zwergenreich verfrachten.</text:p>
          </table:table-cell>
        </table:table-row>
        <table:table-row table:style-name="ro2">
          <table:table-cell office:value-type="float" office:value="6016">
            <text:p>6016</text:p>
          </table:table-cell>
          <table:table-cell office:value-type="string">
            <text:p>nach Nordingen bringen. Haha, das reimt sich: Nordingen - bringen!</text:p>
          </table:table-cell>
        </table:table-row>
        <table:table-row table:style-name="ro2">
          <table:table-cell office:value-type="float" office:value="6017">
            <text:p>6017</text:p>
          </table:table-cell>
          <table:table-cell office:value-type="string">
            <text:p>in den Schwarzwald schleppen.</text:p>
          </table:table-cell>
        </table:table-row>
        <table:table-row table:style-name="ro2">
          <table:table-cell office:value-type="float" office:value="6018">
            <text:p>6018</text:p>
          </table:table-cell>
          <table:table-cell office:value-type="string">
            <text:p>nach Marwynn bringen.</text:p>
          </table:table-cell>
        </table:table-row>
        <table:table-row table:style-name="ro2">
          <table:table-cell office:value-type="float" office:value="6019">
            <text:p>6019</text:p>
          </table:table-cell>
          <table:table-cell office:value-type="string">
            <text:p>in die Ebenen von Oz'Korr schleppen.</text:p>
          </table:table-cell>
        </table:table-row>
        <table:table-row table:style-name="ro2">
          <table:table-cell office:value-type="float" office:value="6020">
            <text:p>6020</text:p>
          </table:table-cell>
          <table:table-cell office:value-type="string">
            <text:p>in die rottenden Lande überstellen.</text:p>
          </table:table-cell>
        </table:table-row>
        <table:table-row table:style-name="ro2">
          <table:table-cell office:value-type="float" office:value="6050">
            <text:p>6050</text:p>
          </table:table-cell>
          <table:table-cell office:value-type="string">
            <text:p>Und dass mir die Ware auch ja heil dort ankommt!</text:p>
          </table:table-cell>
        </table:table-row>
        <table:table-row table:style-name="ro2">
          <table:table-cell office:value-type="float" office:value="6051">
            <text:p>6051</text:p>
          </table:table-cell>
          <table:table-cell office:value-type="string">
            <text:p>Und verlier unterwegs nichts!</text:p>
          </table:table-cell>
        </table:table-row>
        <table:table-row table:style-name="ro2">
          <table:table-cell office:value-type="float" office:value="6052">
            <text:p>6052</text:p>
          </table:table-cell>
          <table:table-cell office:value-type="string">
            <text:p>Ich werde dich auf Schritt und Tritt beobachten - also pass auf!</text:p>
          </table:table-cell>
        </table:table-row>
        <table:table-row table:style-name="ro2">
          <table:table-cell office:value-type="float" office:value="6053">
            <text:p>6053</text:p>
          </table:table-cell>
          <table:table-cell office:value-type="string">
            <text:p>Und vergiss nicht - Stärke erwächst einzig und allein aus Wahrhaftigkeit!</text:p>
          </table:table-cell>
        </table:table-row>
        <table:table-row table:style-name="ro2">
          <table:table-cell office:value-type="float" office:value="6054">
            <text:p>6054</text:p>
          </table:table-cell>
          <table:table-cell office:value-type="string">
            <text:p>Und denk daran: Wer bremst, hat Angst.</text:p>
          </table:table-cell>
        </table:table-row>
        <table:table-row table:style-name="ro2">
          <table:table-cell office:value-type="float" office:value="6055">
            <text:p>6055</text:p>
          </table:table-cell>
          <table:table-cell office:value-type="string">
            <text:p>Und nicht meckern: Ist es zu schwer, bist du zu schwach!</text:p>
          </table:table-cell>
        </table:table-row>
        <table:table-row table:style-name="ro2">
          <table:table-cell office:value-type="float" office:value="6056">
            <text:p>6056</text:p>
          </table:table-cell>
          <table:table-cell office:value-type="string">
            <text:p>Und keine Verschnaufpausen!</text:p>
          </table:table-cell>
        </table:table-row>
        <table:table-row table:style-name="ro2">
          <table:table-cell office:value-type="float" office:value="6057">
            <text:p>6057</text:p>
          </table:table-cell>
          <table:table-cell office:value-type="string">
            <text:p>Und stell die Ware zwischendurch nicht auf den Boden! Dann hast du verloren.</text:p>
          </table:table-cell>
        </table:table-row>
        <table:table-row table:style-name="ro2">
          <table:table-cell office:value-type="float" office:value="6058">
            <text:p>6058</text:p>
          </table:table-cell>
          <table:table-cell office:value-type="string">
            <text:p>Ich hoffe, die Ware ist dir nicht zu schwer.</text:p>
          </table:table-cell>
        </table:table-row>
        <table:table-row table:style-name="ro2">
          <table:table-cell office:value-type="float" office:value="6059">
            <text:p>6059</text:p>
          </table:table-cell>
          <table:table-cell office:value-type="string">
            <text:p>Für so einen jungen Spund wie dich sollte das ja kein Problem sein.</text:p>
          </table:table-cell>
        </table:table-row>
        <table:table-row table:style-name="ro2">
          <table:table-cell office:value-type="float" office:value="6100">
            <text:p>6100</text:p>
          </table:table-cell>
          <table:table-cell office:value-type="string">
            <text:p>Der Sohn der Schmiedin</text:p>
          </table:table-cell>
        </table:table-row>
        <table:table-row table:style-name="ro2">
          <table:table-cell office:value-type="float" office:value="6101">
            <text:p>6101</text:p>
          </table:table-cell>
          <table:table-cell office:value-type="string">
            <text:p>Der arme alte Mann</text:p>
          </table:table-cell>
        </table:table-row>
        <table:table-row table:style-name="ro2">
          <table:table-cell office:value-type="float" office:value="6102">
            <text:p>6102</text:p>
          </table:table-cell>
          <table:table-cell office:value-type="string">
            <text:p>Die Tochter der Mutter</text:p>
          </table:table-cell>
        </table:table-row>
        <table:table-row table:style-name="ro2">
          <table:table-cell office:value-type="float" office:value="6103">
            <text:p>6103</text:p>
          </table:table-cell>
          <table:table-cell office:value-type="string">
            <text:p>Der weise Greis</text:p>
          </table:table-cell>
        </table:table-row>
        <table:table-row table:style-name="ro2">
          <table:table-cell office:value-type="float" office:value="6104">
            <text:p>6104</text:p>
          </table:table-cell>
          <table:table-cell office:value-type="string">
            <text:p>Der insolvente Händler</text:p>
          </table:table-cell>
        </table:table-row>
        <table:table-row table:style-name="ro2">
          <table:table-cell office:value-type="float" office:value="6105">
            <text:p>6105</text:p>
          </table:table-cell>
          <table:table-cell office:value-type="string">
            <text:p>Die Sklavin des Händlers</text:p>
          </table:table-cell>
        </table:table-row>
        <table:table-row table:style-name="ro2">
          <table:table-cell office:value-type="float" office:value="6106">
            <text:p>6106</text:p>
          </table:table-cell>
          <table:table-cell office:value-type="string">
            <text:p>Der verschleierte Schleier</text:p>
          </table:table-cell>
        </table:table-row>
        <table:table-row table:style-name="ro2">
          <table:table-cell office:value-type="float" office:value="6107">
            <text:p>6107</text:p>
          </table:table-cell>
          <table:table-cell office:value-type="string">
            <text:p>Der Veterinärsveteran</text:p>
          </table:table-cell>
        </table:table-row>
        <table:table-row table:style-name="ro2">
          <table:table-cell office:value-type="float" office:value="6108">
            <text:p>6108</text:p>
          </table:table-cell>
          <table:table-cell office:value-type="string">
            <text:p>Der alte Zauberer</text:p>
          </table:table-cell>
        </table:table-row>
        <table:table-row table:style-name="ro2">
          <table:table-cell office:value-type="float" office:value="6109">
            <text:p>6109</text:p>
          </table:table-cell>
          <table:table-cell office:value-type="string">
            <text:p>Der Halbzwerg</text:p>
          </table:table-cell>
        </table:table-row>
        <table:table-row table:style-name="ro2">
          <table:table-cell office:value-type="float" office:value="6110">
            <text:p>6110</text:p>
          </table:table-cell>
          <table:table-cell office:value-type="string">
            <text:p>Der hilflose Übermensch</text:p>
          </table:table-cell>
        </table:table-row>
        <table:table-row table:style-name="ro2">
          <table:table-cell office:value-type="float" office:value="6111">
            <text:p>6111</text:p>
          </table:table-cell>
          <table:table-cell office:value-type="string">
            <text:p>Er ist mein Bruder</text:p>
          </table:table-cell>
        </table:table-row>
        <table:table-row table:style-name="ro2">
          <table:table-cell office:value-type="float" office:value="6112">
            <text:p>6112</text:p>
          </table:table-cell>
          <table:table-cell office:value-type="string">
            <text:p>Der Tiefpriester</text:p>
          </table:table-cell>
        </table:table-row>
        <table:table-row table:style-name="ro2">
          <table:table-cell office:value-type="float" office:value="6113">
            <text:p>6113</text:p>
          </table:table-cell>
          <table:table-cell office:value-type="string">
            <text:p>Der Doppelspion</text:p>
          </table:table-cell>
        </table:table-row>
        <table:table-row table:style-name="ro2">
          <table:table-cell office:value-type="float" office:value="6114">
            <text:p>6114</text:p>
          </table:table-cell>
          <table:table-cell office:value-type="string">
            <text:p>Der schöne Ork</text:p>
          </table:table-cell>
        </table:table-row>
        <table:table-row table:style-name="ro2">
          <table:table-cell office:value-type="float" office:value="6115">
            <text:p>6115</text:p>
          </table:table-cell>
          <table:table-cell office:value-type="string">
            <text:p>Der Mann mit der Maske</text:p>
          </table:table-cell>
        </table:table-row>
        <table:table-row table:style-name="ro2">
          <table:table-cell office:value-type="float" office:value="6116">
            <text:p>6116</text:p>
          </table:table-cell>
          <table:table-cell office:value-type="string">
            <text:p>Die nackte Priesterin</text:p>
          </table:table-cell>
        </table:table-row>
        <table:table-row table:style-name="ro2">
          <table:table-cell office:value-type="float" office:value="6117">
            <text:p>6117</text:p>
          </table:table-cell>
          <table:table-cell office:value-type="string">
            <text:p>Die Dings</text:p>
          </table:table-cell>
        </table:table-row>
        <table:table-row table:style-name="ro2">
          <table:table-cell office:value-type="float" office:value="6118">
            <text:p>6118</text:p>
          </table:table-cell>
          <table:table-cell office:value-type="string">
            <text:p>Der süße Drachenwelpe</text:p>
          </table:table-cell>
        </table:table-row>
        <table:table-row table:style-name="ro2">
          <table:table-cell office:value-type="float" office:value="6119">
            <text:p>6119</text:p>
          </table:table-cell>
          <table:table-cell office:value-type="string">
            <text:p>Das Monster mit elf Augen</text:p>
          </table:table-cell>
        </table:table-row>
        <table:table-row table:style-name="ro2">
          <table:table-cell office:value-type="float" office:value="6120">
            <text:p>6120</text:p>
          </table:table-cell>
          <table:table-cell office:value-type="string">
            <text:p>Der elfte Elf</text:p>
          </table:table-cell>
        </table:table-row>
        <table:table-row table:style-name="ro2">
          <table:table-cell office:value-type="float" office:value="6121">
            <text:p>6121</text:p>
          </table:table-cell>
          <table:table-cell office:value-type="string">
            <text:p>Der Dorftrottel</text:p>
          </table:table-cell>
        </table:table-row>
        <table:table-row table:style-name="ro2">
          <table:table-cell office:value-type="float" office:value="6122">
            <text:p>6122</text:p>
          </table:table-cell>
          <table:table-cell office:value-type="string">
            <text:p>ES!</text:p>
          </table:table-cell>
        </table:table-row>
        <table:table-row table:style-name="ro2">
          <table:table-cell office:value-type="float" office:value="6150">
            <text:p>6150</text:p>
          </table:table-cell>
          <table:table-cell office:value-type="string">
            <text:p>Du musst den Sohn der Schmiedin</text:p>
          </table:table-cell>
        </table:table-row>
        <table:table-row table:style-name="ro2">
          <table:table-cell office:value-type="float" office:value="6151">
            <text:p>6151</text:p>
          </table:table-cell>
          <table:table-cell office:value-type="string">
            <text:p>Es geht um diesen armen, alten Mann. Er hat wenig zu essen und Löcher in den Socken. Du musst ihn</text:p>
          </table:table-cell>
        </table:table-row>
        <table:table-row table:style-name="ro2">
          <table:table-cell office:value-type="float" office:value="6152">
            <text:p>6152</text:p>
          </table:table-cell>
          <table:table-cell office:value-type="string">
            <text:p>Du musst die Tochter der Mutter</text:p>
          </table:table-cell>
        </table:table-row>
        <table:table-row table:style-name="ro2">
          <table:table-cell office:value-type="float" office:value="6153">
            <text:p>6153</text:p>
          </table:table-cell>
          <table:table-cell office:value-type="string">
            <text:p>Du sollst den weisen Greis</text:p>
          </table:table-cell>
        </table:table-row>
        <table:table-row table:style-name="ro2">
          <table:table-cell office:value-type="float" office:value="6154">
            <text:p>6154</text:p>
          </table:table-cell>
          <table:table-cell office:value-type="string">
            <text:p>Du musst diesen insolventen Händler</text:p>
          </table:table-cell>
        </table:table-row>
        <table:table-row table:style-name="ro2">
          <table:table-cell office:value-type="float" office:value="6155">
            <text:p>6155</text:p>
          </table:table-cell>
          <table:table-cell office:value-type="string">
            <text:p>Du sollst die Sklavin des Sklavenhändlers</text:p>
          </table:table-cell>
        </table:table-row>
        <table:table-row table:style-name="ro2">
          <table:table-cell office:value-type="float" office:value="6156">
            <text:p>6156</text:p>
          </table:table-cell>
          <table:table-cell office:value-type="string">
            <text:p>Du musst den verschleierten Schleier</text:p>
          </table:table-cell>
        </table:table-row>
        <table:table-row table:style-name="ro2">
          <table:table-cell office:value-type="float" office:value="6157">
            <text:p>6157</text:p>
          </table:table-cell>
          <table:table-cell office:value-type="string">
            <text:p>Du darfst den Veterinärsveteran</text:p>
          </table:table-cell>
        </table:table-row>
        <table:table-row table:style-name="ro2">
          <table:table-cell office:value-type="float" office:value="6158">
            <text:p>6158</text:p>
          </table:table-cell>
          <table:table-cell office:value-type="string">
            <text:p>Du musst den alten Zauberer</text:p>
          </table:table-cell>
        </table:table-row>
        <table:table-row table:style-name="ro2">
          <table:table-cell office:value-type="float" office:value="6159">
            <text:p>6159</text:p>
          </table:table-cell>
          <table:table-cell office:value-type="string">
            <text:p>Du sollst den Halbzwerg</text:p>
          </table:table-cell>
        </table:table-row>
        <table:table-row table:style-name="ro2">
          <table:table-cell office:value-type="float" office:value="6160">
            <text:p>6160</text:p>
          </table:table-cell>
          <table:table-cell office:value-type="string">
            <text:p>Du musst diesen hilflosen Übermenschen</text:p>
          </table:table-cell>
        </table:table-row>
        <table:table-row table:style-name="ro2">
          <table:table-cell office:value-type="float" office:value="6161">
            <text:p>6161</text:p>
          </table:table-cell>
          <table:table-cell office:value-type="string">
            <text:p>Du darfst meinen Bruder</text:p>
          </table:table-cell>
        </table:table-row>
        <table:table-row table:style-name="ro2">
          <table:table-cell office:value-type="float" office:value="6162">
            <text:p>6162</text:p>
          </table:table-cell>
          <table:table-cell office:value-type="string">
            <text:p>Du musst den Tiefpriester</text:p>
          </table:table-cell>
        </table:table-row>
        <table:table-row table:style-name="ro2">
          <table:table-cell office:value-type="float" office:value="6163">
            <text:p>6163</text:p>
          </table:table-cell>
          <table:table-cell office:value-type="string">
            <text:p>Du wirst den Doppelspion</text:p>
          </table:table-cell>
        </table:table-row>
        <table:table-row table:style-name="ro2">
          <table:table-cell office:value-type="float" office:value="6164">
            <text:p>6164</text:p>
          </table:table-cell>
          <table:table-cell office:value-type="string">
            <text:p>Du musst den schönen Ork</text:p>
          </table:table-cell>
        </table:table-row>
        <table:table-row table:style-name="ro2">
          <table:table-cell office:value-type="float" office:value="6165">
            <text:p>6165</text:p>
          </table:table-cell>
          <table:table-cell office:value-type="string">
            <text:p>Du wirst den Mann mit der Maske</text:p>
          </table:table-cell>
        </table:table-row>
        <table:table-row table:style-name="ro2">
          <table:table-cell office:value-type="float" office:value="6166">
            <text:p>6166</text:p>
          </table:table-cell>
          <table:table-cell office:value-type="string">
            <text:p>Du musst die nackte Priesterin</text:p>
          </table:table-cell>
        </table:table-row>
        <table:table-row table:style-name="ro2">
          <table:table-cell office:value-type="float" office:value="6167">
            <text:p>6167</text:p>
          </table:table-cell>
          <table:table-cell office:value-type="string">
            <text:p>Du sollst die Dings</text:p>
          </table:table-cell>
        </table:table-row>
        <table:table-row table:style-name="ro2">
          <table:table-cell office:value-type="float" office:value="6168">
            <text:p>6168</text:p>
          </table:table-cell>
          <table:table-cell office:value-type="string">
            <text:p>Du musst diesen süßen Drachenwelpen</text:p>
          </table:table-cell>
        </table:table-row>
        <table:table-row table:style-name="ro2">
          <table:table-cell office:value-type="float" office:value="6169">
            <text:p>6169</text:p>
          </table:table-cell>
          <table:table-cell office:value-type="string">
            <text:p>Du musst das Monster mit den elf Augen</text:p>
          </table:table-cell>
        </table:table-row>
        <table:table-row table:style-name="ro2">
          <table:table-cell office:value-type="float" office:value="6170">
            <text:p>6170</text:p>
          </table:table-cell>
          <table:table-cell office:value-type="string">
            <text:p>Du musst den elften Elf</text:p>
          </table:table-cell>
        </table:table-row>
        <table:table-row table:style-name="ro2">
          <table:table-cell office:value-type="float" office:value="6171">
            <text:p>6171</text:p>
          </table:table-cell>
          <table:table-cell office:value-type="string">
            <text:p>Du musst den Dorftrottel</text:p>
          </table:table-cell>
        </table:table-row>
        <table:table-row table:style-name="ro2">
          <table:table-cell office:value-type="float" office:value="6172">
            <text:p>6172</text:p>
          </table:table-cell>
          <table:table-cell office:value-type="string">
            <text:p>Du musst ES</text:p>
          </table:table-cell>
        </table:table-row>
        <table:table-row table:style-name="ro2">
          <table:table-cell office:value-type="float" office:value="6200">
            <text:p>6200</text:p>
          </table:table-cell>
          <table:table-cell office:value-type="string">
            <text:p>in den Wucherdschungel begleiten.</text:p>
          </table:table-cell>
        </table:table-row>
        <table:table-row table:style-name="ro2">
          <table:table-cell office:value-type="float" office:value="6201">
            <text:p>6201</text:p>
          </table:table-cell>
          <table:table-cell office:value-type="string">
            <text:p>zur Totenkopfinsel bringen.</text:p>
          </table:table-cell>
        </table:table-row>
        <table:table-row table:style-name="ro2">
          <table:table-cell office:value-type="float" office:value="6202">
            <text:p>6202</text:p>
          </table:table-cell>
          <table:table-cell office:value-type="string">
            <text:p>in den Immernachtwald bringen.</text:p>
          </table:table-cell>
        </table:table-row>
        <table:table-row table:style-name="ro2">
          <table:table-cell office:value-type="float" office:value="6203">
            <text:p>6203</text:p>
          </table:table-cell>
          <table:table-cell office:value-type="string">
            <text:p>in die Stolpersteppe begleiten.</text:p>
          </table:table-cell>
        </table:table-row>
        <table:table-row table:style-name="ro2">
          <table:table-cell office:value-type="float" office:value="6204">
            <text:p>6204</text:p>
          </table:table-cell>
          <table:table-cell office:value-type="string">
            <text:p>ins Schattenfelsgebirge führen.</text:p>
          </table:table-cell>
        </table:table-row>
        <table:table-row table:style-name="ro2">
          <table:table-cell office:value-type="float" office:value="6205">
            <text:p>6205</text:p>
          </table:table-cell>
          <table:table-cell office:value-type="string">
            <text:p>durch den Spalta-Canyon geleiten.</text:p>
          </table:table-cell>
        </table:table-row>
        <table:table-row table:style-name="ro2">
          <table:table-cell office:value-type="float" office:value="6206">
            <text:p>6206</text:p>
          </table:table-cell>
          <table:table-cell office:value-type="string">
            <text:p>in die Schwarzwassersümpfe eskortieren.</text:p>
          </table:table-cell>
        </table:table-row>
        <table:table-row table:style-name="ro2">
          <table:table-cell office:value-type="float" office:value="6207">
            <text:p>6207</text:p>
          </table:table-cell>
          <table:table-cell office:value-type="string">
            <text:p>auf die Insel Scarpa bringen und dort aussetzen.</text:p>
          </table:table-cell>
        </table:table-row>
        <table:table-row table:style-name="ro2">
          <table:table-cell office:value-type="float" office:value="6208">
            <text:p>6208</text:p>
          </table:table-cell>
          <table:table-cell office:value-type="string">
            <text:p>ins Fangzahngebirge begleiten.</text:p>
          </table:table-cell>
        </table:table-row>
        <table:table-row table:style-name="ro2">
          <table:table-cell office:value-type="float" office:value="6209">
            <text:p>6209</text:p>
          </table:table-cell>
          <table:table-cell office:value-type="string">
            <text:p>in den Gammelforst begleiten.</text:p>
          </table:table-cell>
        </table:table-row>
        <table:table-row table:style-name="ro2">
          <table:table-cell office:value-type="float" office:value="6210">
            <text:p>6210</text:p>
          </table:table-cell>
          <table:table-cell office:value-type="string">
            <text:p>nach Nevermoor geleiten.</text:p>
          </table:table-cell>
        </table:table-row>
        <table:table-row table:style-name="ro2">
          <table:table-cell office:value-type="float" office:value="6211">
            <text:p>6211</text:p>
          </table:table-cell>
          <table:table-cell office:value-type="string">
            <text:p>in die Schweinöde führen.</text:p>
          </table:table-cell>
        </table:table-row>
        <table:table-row table:style-name="ro2">
          <table:table-cell office:value-type="float" office:value="6212">
            <text:p>6212</text:p>
          </table:table-cell>
          <table:table-cell office:value-type="string">
            <text:p>nach Erogenion eskortieren.</text:p>
          </table:table-cell>
        </table:table-row>
        <table:table-row table:style-name="ro2">
          <table:table-cell office:value-type="float" office:value="6213">
            <text:p>6213</text:p>
          </table:table-cell>
          <table:table-cell office:value-type="string">
            <text:p>nach Magmaron begleiten.</text:p>
          </table:table-cell>
        </table:table-row>
        <table:table-row table:style-name="ro2">
          <table:table-cell office:value-type="float" office:value="6214">
            <text:p>6214</text:p>
          </table:table-cell>
          <table:table-cell office:value-type="string">
            <text:p>durch die Sonnenbrandwüste hetzen.</text:p>
          </table:table-cell>
        </table:table-row>
        <table:table-row table:style-name="ro2">
          <table:table-cell office:value-type="float" office:value="6215">
            <text:p>6215</text:p>
          </table:table-cell>
          <table:table-cell office:value-type="string">
            <text:p>nach Gnarogrim ins Zwergenreich begleiten.</text:p>
          </table:table-cell>
        </table:table-row>
        <table:table-row table:style-name="ro2">
          <table:table-cell office:value-type="float" office:value="6216">
            <text:p>6216</text:p>
          </table:table-cell>
          <table:table-cell office:value-type="string">
            <text:p>nach Nordingen entführen.</text:p>
          </table:table-cell>
        </table:table-row>
        <table:table-row table:style-name="ro2">
          <table:table-cell office:value-type="float" office:value="6217">
            <text:p>6217</text:p>
          </table:table-cell>
          <table:table-cell office:value-type="string">
            <text:p>in den Schwarzwald geleiten.</text:p>
          </table:table-cell>
        </table:table-row>
        <table:table-row table:style-name="ro2">
          <table:table-cell office:value-type="float" office:value="6218">
            <text:p>6218</text:p>
          </table:table-cell>
          <table:table-cell office:value-type="string">
            <text:p>nach Maerwynn bringen.</text:p>
          </table:table-cell>
        </table:table-row>
        <table:table-row table:style-name="ro2">
          <table:table-cell office:value-type="float" office:value="6219">
            <text:p>6219</text:p>
          </table:table-cell>
          <table:table-cell office:value-type="string">
            <text:p>in die Ebenen von Oz'Korr geleiten.</text:p>
          </table:table-cell>
        </table:table-row>
        <table:table-row table:style-name="ro2">
          <table:table-cell office:value-type="float" office:value="6220">
            <text:p>6220</text:p>
          </table:table-cell>
          <table:table-cell office:value-type="string">
            <text:p>in die rottenden Lande führen.</text:p>
          </table:table-cell>
        </table:table-row>
        <table:table-row table:style-name="ro2">
          <table:table-cell office:value-type="float" office:value="6250">
            <text:p>6250</text:p>
          </table:table-cell>
          <table:table-cell office:value-type="string">
            <text:p>Das ist super wichtig, also vermassel es nicht zu sehr.</text:p>
          </table:table-cell>
        </table:table-row>
        <table:table-row table:style-name="ro2">
          <table:table-cell office:value-type="float" office:value="6251">
            <text:p>6251</text:p>
          </table:table-cell>
          <table:table-cell office:value-type="string">
            <text:p>Und dass er mir ja gesund und munter dort ankommt!</text:p>
          </table:table-cell>
        </table:table-row>
        <table:table-row table:style-name="ro2">
          <table:table-cell office:value-type="float" office:value="6252">
            <text:p>6252</text:p>
          </table:table-cell>
          <table:table-cell office:value-type="string">
            <text:p>Und nur damit das klar ist, rühr sie nicht an!</text:p>
          </table:table-cell>
        </table:table-row>
        <table:table-row table:style-name="ro2">
          <table:table-cell office:value-type="float" office:value="6253">
            <text:p>6253</text:p>
          </table:table-cell>
          <table:table-cell office:value-type="string">
            <text:p>Und überleg dir ein paar interessante Gesprächsthemen für unterwegs.</text:p>
          </table:table-cell>
        </table:table-row>
        <table:table-row table:style-name="ro2">
          <table:table-cell office:value-type="float" office:value="6254">
            <text:p>6254</text:p>
          </table:table-cell>
          <table:table-cell office:value-type="string">
            <text:p>Aber lass dich auf keine krummen Geschäfte mit ihm ein!</text:p>
          </table:table-cell>
        </table:table-row>
        <table:table-row table:style-name="ro2">
          <table:table-cell office:value-type="float" office:value="6255">
            <text:p>6255</text:p>
          </table:table-cell>
          <table:table-cell office:value-type="string">
            <text:p>Aber verkauf sie mir unterwegs nicht!</text:p>
          </table:table-cell>
        </table:table-row>
        <table:table-row table:style-name="ro2">
          <table:table-cell office:value-type="float" office:value="6256">
            <text:p>6256</text:p>
          </table:table-cell>
          <table:table-cell office:value-type="string">
            <text:p>Und entferne ja nicht den Schleier - niemand darf wissen, wie der Schleier wirklich aussieht!</text:p>
          </table:table-cell>
        </table:table-row>
        <table:table-row table:style-name="ro2">
          <table:table-cell office:value-type="float" office:value="6257">
            <text:p>6257</text:p>
          </table:table-cell>
          <table:table-cell office:value-type="string">
            <text:p>Und halt ihn von Tieren fern - sonst schläfert er sie ein.</text:p>
          </table:table-cell>
        </table:table-row>
        <table:table-row table:style-name="ro2">
          <table:table-cell office:value-type="float" office:value="6258">
            <text:p>6258</text:p>
          </table:table-cell>
          <table:table-cell office:value-type="string">
            <text:p>Er verliert manchmal seinen Hut - also gib Acht!</text:p>
          </table:table-cell>
        </table:table-row>
        <table:table-row table:style-name="ro2">
          <table:table-cell office:value-type="float" office:value="6259">
            <text:p>6259</text:p>
          </table:table-cell>
          <table:table-cell office:value-type="string">
            <text:p>Und verlier ihn nicht - er ist ziemlich klein.</text:p>
          </table:table-cell>
        </table:table-row>
        <table:table-row table:style-name="ro2">
          <table:table-cell office:value-type="float" office:value="6260">
            <text:p>6260</text:p>
          </table:table-cell>
          <table:table-cell office:value-type="string">
            <text:p>Sei dir dabei stets seiner Überlegenheit und seiner Hilflosigkeit bewusst!</text:p>
          </table:table-cell>
        </table:table-row>
        <table:table-row table:style-name="ro2">
          <table:table-cell office:value-type="float" office:value="6261">
            <text:p>6261</text:p>
          </table:table-cell>
          <table:table-cell office:value-type="string">
            <text:p>Und ärger ihn nicht, so wie ich es immer mache.</text:p>
          </table:table-cell>
        </table:table-row>
        <table:table-row table:style-name="ro2">
          <table:table-cell office:value-type="float" office:value="6262">
            <text:p>6262</text:p>
          </table:table-cell>
          <table:table-cell office:value-type="string">
            <text:p>Da er nicht besonders wichtig ist kannst du ihn ruhig anspucken.</text:p>
          </table:table-cell>
        </table:table-row>
        <table:table-row table:style-name="ro2">
          <table:table-cell office:value-type="float" office:value="6263">
            <text:p>6263</text:p>
          </table:table-cell>
          <table:table-cell office:value-type="string">
            <text:p>Ich weiß aber ehrlich gesagt nicht, ob er für oder gegen uns arbeitet.</text:p>
          </table:table-cell>
        </table:table-row>
        <table:table-row table:style-name="ro2">
          <table:table-cell office:value-type="float" office:value="6264">
            <text:p>6264</text:p>
          </table:table-cell>
          <table:table-cell office:value-type="string">
            <text:p>Aber sieh ihm nicht in die Augen! Das mag er nicht.</text:p>
          </table:table-cell>
        </table:table-row>
        <table:table-row table:style-name="ro2">
          <table:table-cell office:value-type="float" office:value="6265">
            <text:p>6265</text:p>
          </table:table-cell>
          <table:table-cell office:value-type="string">
            <text:p>Und sag ihm nicht, dass er die Maske falsch herum auf hat.</text:p>
          </table:table-cell>
        </table:table-row>
        <table:table-row table:style-name="ro2">
          <table:table-cell office:value-type="float" office:value="6266">
            <text:p>6266</text:p>
          </table:table-cell>
          <table:table-cell office:value-type="string">
            <text:p>Sie ist übrigens hässlich wie die Nacht, also nimm was für sie zum anziehen mit.</text:p>
          </table:table-cell>
        </table:table-row>
        <table:table-row table:style-name="ro2">
          <table:table-cell office:value-type="float" office:value="6267">
            <text:p>6267</text:p>
          </table:table-cell>
          <table:table-cell office:value-type="string">
            <text:p>Die Dings halt... liest doch eh keiner. Guck einfach, welches Quest am meisten bringt.</text:p>
          </table:table-cell>
        </table:table-row>
        <table:table-row table:style-name="ro2">
          <table:table-cell office:value-type="float" office:value="6268">
            <text:p>6268</text:p>
          </table:table-cell>
          <table:table-cell office:value-type="string">
            <text:p>Aber vorsicht: Er speit gern mal Feuer.</text:p>
          </table:table-cell>
        </table:table-row>
        <table:table-row table:style-name="ro2">
          <table:table-cell office:value-type="float" office:value="6269">
            <text:p>6269</text:p>
          </table:table-cell>
          <table:table-cell office:value-type="string">
            <text:p>Und sing ihm vor dem Einschlafen ein kleines Liedchen.</text:p>
          </table:table-cell>
        </table:table-row>
        <table:table-row table:style-name="ro2">
          <table:table-cell office:value-type="float" office:value="6270">
            <text:p>6270</text:p>
          </table:table-cell>
          <table:table-cell office:value-type="string">
            <text:p>Und pass auf dass er überlebt. Sonst gibt es am Ende keinen Lohn!</text:p>
          </table:table-cell>
        </table:table-row>
        <table:table-row table:style-name="ro2">
          <table:table-cell office:value-type="float" office:value="6271">
            <text:p>6271</text:p>
          </table:table-cell>
          <table:table-cell office:value-type="string">
            <text:p>Und halt die Leine immer schön kurz, er hat Angst vor Schmetterlingen und läuft dann weg.</text:p>
          </table:table-cell>
        </table:table-row>
        <table:table-row table:style-name="ro2">
          <table:table-cell office:value-type="float" office:value="6272">
            <text:p>6272</text:p>
          </table:table-cell>
          <table:table-cell office:value-type="string">
            <text:p>ES wird dir folgen, bis du dort angekommen bist - und vielleicht noch weiter.</text:p>
          </table:table-cell>
        </table:table-row>
        <table:table-row table:style-name="ro2">
          <table:table-cell office:value-type="float" office:value="6300">
            <text:p>6300</text:p>
          </table:table-cell>
          <table:table-cell office:value-type="string">
            <text:p>%1Orden des Fortschritts</text:p>
          </table:table-cell>
        </table:table-row>
        <table:table-row table:style-name="ro2">
          <table:table-cell office:value-type="float" office:value="6301">
            <text:p>6301</text:p>
          </table:table-cell>
          <table:table-cell office:value-type="string">
            <text:p>%1Orden des Heldenmuts</text:p>
          </table:table-cell>
        </table:table-row>
        <table:table-row table:style-name="ro2">
          <table:table-cell office:value-type="float" office:value="6302">
            <text:p>6302</text:p>
          </table:table-cell>
          <table:table-cell office:value-type="string">
            <text:p>%1Gladiatorenorden</text:p>
          </table:table-cell>
        </table:table-row>
        <table:table-row table:style-name="ro2">
          <table:table-cell office:value-type="float" office:value="6303">
            <text:p>6303</text:p>
          </table:table-cell>
          <table:table-cell office:value-type="string">
            <text:p>%1Orden des Abenteurers</text:p>
          </table:table-cell>
        </table:table-row>
        <table:table-row table:style-name="ro2">
          <table:table-cell office:value-type="float" office:value="6304">
            <text:p>6304</text:p>
          </table:table-cell>
          <table:table-cell office:value-type="string">
            <text:p>%2Heldenplakette der Arbeit</text:p>
          </table:table-cell>
        </table:table-row>
        <table:table-row table:style-name="ro2">
          <table:table-cell office:value-type="float" office:value="6305">
            <text:p>6305</text:p>
          </table:table-cell>
          <table:table-cell office:value-type="string">
            <text:p>%2Kaufmannsplakette</text:p>
          </table:table-cell>
        </table:table-row>
        <table:table-row table:style-name="ro2">
          <table:table-cell office:value-type="float" office:value="6306">
            <text:p>6306</text:p>
          </table:table-cell>
          <table:table-cell office:value-type="string">
            <text:p>%2Ehrenmedaille</text:p>
          </table:table-cell>
        </table:table-row>
        <table:table-row table:style-name="ro2">
          <table:table-cell office:value-type="float" office:value="6307">
            <text:p>6307</text:p>
          </table:table-cell>
          <table:table-cell office:value-type="string">
            <text:p>%1Freundschaftsorden%3</text:p>
          </table:table-cell>
        </table:table-row>
        <table:table-row table:style-name="ro2">
          <table:table-cell office:value-type="float" office:value="6310">
            <text:p>6310</text:p>
          </table:table-cell>
          <table:table-cell office:value-type="string">
            <text:p>Verliehener Grad: %1#Stufe %2</text:p>
          </table:table-cell>
        </table:table-row>
        <table:table-row table:style-name="ro2">
          <table:table-cell office:value-type="float" office:value="6311">
            <text:p>6311</text:p>
          </table:table-cell>
          <table:table-cell office:value-type="string">
            <text:p>Verliehener Grad: %1#%2 *Dungeonetage*Dungeonetagen* gereinigt</text:p>
          </table:table-cell>
        </table:table-row>
        <table:table-row table:style-name="ro2">
          <table:table-cell office:value-type="float" office:value="6312">
            <text:p>6312</text:p>
          </table:table-cell>
          <table:table-cell office:value-type="string">
            <text:p>Verliehener Grad: %1#%2 *gewonnener Kampf*gewonnene Kämpfe*</text:p>
          </table:table-cell>
        </table:table-row>
        <table:table-row table:style-name="ro2">
          <table:table-cell office:value-type="float" office:value="6313">
            <text:p>6313</text:p>
          </table:table-cell>
          <table:table-cell office:value-type="string">
            <text:p>Verliehener Grad: %1#%2 Abenteuer</text:p>
          </table:table-cell>
        </table:table-row>
        <table:table-row table:style-name="ro2">
          <table:table-cell office:value-type="float" office:value="6314">
            <text:p>6314</text:p>
          </table:table-cell>
          <table:table-cell office:value-type="string">
            <text:p>Verliehener Grad: %1#%2 *Arbeitsstunde*Arbeitsstunden*</text:p>
          </table:table-cell>
        </table:table-row>
        <table:table-row table:style-name="ro2">
          <table:table-cell office:value-type="float" office:value="6315">
            <text:p>6315</text:p>
          </table:table-cell>
          <table:table-cell office:value-type="string">
            <text:p>Verliehener Grad: %1#%2 *Goldstück*Goldstücke* verdient</text:p>
          </table:table-cell>
        </table:table-row>
        <table:table-row table:style-name="ro2">
          <table:table-cell office:value-type="float" office:value="6316">
            <text:p>6316</text:p>
          </table:table-cell>
          <table:table-cell office:value-type="string">
            <text:p>Verliehener Grad: %1#Bester Rang in der Ehrenhalle: %2</text:p>
          </table:table-cell>
        </table:table-row>
        <table:table-row table:style-name="ro2">
          <table:table-cell office:value-type="float" office:value="6317">
            <text:p>6317</text:p>
          </table:table-cell>
          <table:table-cell office:value-type="string">
            <text:p>Verliehener Grad: %1#%2 *Freund*Freunde* geworben</text:p>
          </table:table-cell>
        </table:table-row>
        <table:table-row table:style-name="ro2">
          <table:table-cell office:value-type="float" office:value="6318">
            <text:p>6318</text:p>
          </table:table-cell>
          <table:table-cell office:value-type="string">
            <text:p>%1 *Turmetage*Turmetagen* gereinigt</text:p>
          </table:table-cell>
        </table:table-row>
        <table:table-row table:style-name="ro2">
          <table:table-cell office:value-type="float" office:value="6320">
            <text:p>6320</text:p>
          </table:table-cell>
          <table:table-cell office:value-type="string">
            <text:p>%2 Grad ab Stufe %1</text:p>
          </table:table-cell>
        </table:table-row>
        <table:table-row table:style-name="ro2">
          <table:table-cell office:value-type="float" office:value="6321">
            <text:p>6321</text:p>
          </table:table-cell>
          <table:table-cell office:value-type="string">
            <text:p>%2 Grad ab %1 *gereinigter Dungeonetage*gereinigten Dungeonetagen*</text:p>
          </table:table-cell>
        </table:table-row>
        <table:table-row table:style-name="ro2">
          <table:table-cell office:value-type="float" office:value="6322">
            <text:p>6322</text:p>
          </table:table-cell>
          <table:table-cell office:value-type="string">
            <text:p>%2 Grad ab %1 *gewonnenem Kampf*gewonnenen Kämpfen*</text:p>
          </table:table-cell>
        </table:table-row>
        <table:table-row table:style-name="ro2">
          <table:table-cell office:value-type="float" office:value="6323">
            <text:p>6323</text:p>
          </table:table-cell>
          <table:table-cell office:value-type="string">
            <text:p>%2 Grad ab %1 *Abenteuer*Abenteuern*</text:p>
          </table:table-cell>
        </table:table-row>
        <table:table-row table:style-name="ro2">
          <table:table-cell office:value-type="float" office:value="6324">
            <text:p>6324</text:p>
          </table:table-cell>
          <table:table-cell office:value-type="string">
            <text:p>%2 Grad ab %1 *Arbeitsstunde*Arbeitsstunden*</text:p>
          </table:table-cell>
        </table:table-row>
        <table:table-row table:style-name="ro2">
          <table:table-cell office:value-type="float" office:value="6325">
            <text:p>6325</text:p>
          </table:table-cell>
          <table:table-cell office:value-type="string">
            <text:p>%2 Grad ab %1 *verdientem Goldstück*verdienten Goldstücken*</text:p>
          </table:table-cell>
        </table:table-row>
        <table:table-row table:style-name="ro2">
          <table:table-cell office:value-type="float" office:value="6326">
            <text:p>6326</text:p>
          </table:table-cell>
          <table:table-cell office:value-type="string">
            <text:p>%2 Grad ab Rang %1 in der Ehrenhalle</text:p>
          </table:table-cell>
        </table:table-row>
        <table:table-row table:style-name="ro2">
          <table:table-cell office:value-type="float" office:value="6327">
            <text:p>6327</text:p>
          </table:table-cell>
          <table:table-cell office:value-type="string">
            <text:p>%2 Grad ab %1 *geworbenem Freund*geworbenen Freunden*</text:p>
          </table:table-cell>
        </table:table-row>
        <table:table-row table:style-name="ro2">
          <table:table-cell office:value-type="float" office:value="6330">
            <text:p>6330</text:p>
          </table:table-cell>
          <table:table-cell office:value-type="string">
            <text:p>Alle Attribute + %1</text:p>
          </table:table-cell>
        </table:table-row>
        <table:table-row table:style-name="ro2">
          <table:table-cell office:value-type="float" office:value="6331">
            <text:p>6331</text:p>
          </table:table-cell>
          <table:table-cell office:value-type="string">
            <text:p>Erster</text:p>
          </table:table-cell>
        </table:table-row>
        <table:table-row table:style-name="ro2">
          <table:table-cell office:value-type="float" office:value="6332">
            <text:p>6332</text:p>
          </table:table-cell>
          <table:table-cell office:value-type="string">
            <text:p>Nächster</text:p>
          </table:table-cell>
        </table:table-row>
        <table:table-row table:style-name="ro2">
          <table:table-cell office:value-type="float" office:value="6333">
            <text:p>6333</text:p>
          </table:table-cell>
          <table:table-cell office:value-type="string">
            <text:p>#Link zum Einladen deiner Freunde:#%1#(oder auf das Symbol klicken)</text:p>
          </table:table-cell>
        </table:table-row>
        <table:table-row table:style-name="ro2">
          <table:table-cell office:value-type="float" office:value="6334">
            <text:p>6334</text:p>
          </table:table-cell>
          <table:table-cell office:value-type="string">
            <text:p>Einladen</text:p>
          </table:table-cell>
        </table:table-row>
        <table:table-row table:style-name="ro2">
          <table:table-cell office:value-type="float" office:value="6335">
            <text:p>6335</text:p>
          </table:table-cell>
          <table:table-cell office:value-type="string">
            <text:p>Klicke hier, um einen Freund#zu Shakes &amp; Fidget - The Game#einzuladen.</text:p>
          </table:table-cell>
        </table:table-row>
        <table:table-row table:style-name="ro2">
          <table:table-cell office:value-type="float" office:value="6340">
            <text:p>6340</text:p>
          </table:table-cell>
          <table:table-cell office:value-type="string">
            <text:p>Bisher nicht verliehen</text:p>
          </table:table-cell>
        </table:table-row>
        <table:table-row table:style-name="ro2">
          <table:table-cell office:value-type="float" office:value="6341">
            <text:p>6341</text:p>
          </table:table-cell>
          <table:table-cell office:value-type="string">
            <text:p>Einfacher</text:p>
          </table:table-cell>
        </table:table-row>
        <table:table-row table:style-name="ro2">
          <table:table-cell office:value-type="float" office:value="6342">
            <text:p>6342</text:p>
          </table:table-cell>
          <table:table-cell office:value-type="string">
            <text:p>Einfache</text:p>
          </table:table-cell>
        </table:table-row>
        <table:table-row table:style-name="ro2">
          <table:table-cell office:value-type="float" office:value="6343">
            <text:p>6343</text:p>
          </table:table-cell>
          <table:table-cell office:value-type="string">
            <text:p>Bronzener</text:p>
          </table:table-cell>
        </table:table-row>
        <table:table-row table:style-name="ro2">
          <table:table-cell office:value-type="float" office:value="6344">
            <text:p>6344</text:p>
          </table:table-cell>
          <table:table-cell office:value-type="string">
            <text:p>Bronzene</text:p>
          </table:table-cell>
        </table:table-row>
        <table:table-row table:style-name="ro2">
          <table:table-cell office:value-type="float" office:value="6345">
            <text:p>6345</text:p>
          </table:table-cell>
          <table:table-cell office:value-type="string">
            <text:p>Silberner</text:p>
          </table:table-cell>
        </table:table-row>
        <table:table-row table:style-name="ro2">
          <table:table-cell office:value-type="float" office:value="6346">
            <text:p>6346</text:p>
          </table:table-cell>
          <table:table-cell office:value-type="string">
            <text:p>Silberne</text:p>
          </table:table-cell>
        </table:table-row>
        <table:table-row table:style-name="ro2">
          <table:table-cell office:value-type="float" office:value="6347">
            <text:p>6347</text:p>
          </table:table-cell>
          <table:table-cell office:value-type="string">
            <text:p>Goldener</text:p>
          </table:table-cell>
        </table:table-row>
        <table:table-row table:style-name="ro2">
          <table:table-cell office:value-type="float" office:value="6348">
            <text:p>6348</text:p>
          </table:table-cell>
          <table:table-cell office:value-type="string">
            <text:p>Goldene</text:p>
          </table:table-cell>
        </table:table-row>
        <table:table-row table:style-name="ro2">
          <table:table-cell office:value-type="float" office:value="6349">
            <text:p>6349</text:p>
          </table:table-cell>
          <table:table-cell office:value-type="string">
            <text:p>Goldener</text:p>
          </table:table-cell>
        </table:table-row>
        <table:table-row table:style-name="ro2">
          <table:table-cell office:value-type="float" office:value="6400">
            <text:p>6400</text:p>
          </table:table-cell>
          <table:table-cell office:value-type="string">
            <text:p>Grrr...</text:p>
          </table:table-cell>
        </table:table-row>
        <table:table-row table:style-name="ro2">
          <table:table-cell office:value-type="float" office:value="6401">
            <text:p>6401</text:p>
          </table:table-cell>
          <table:table-cell office:value-type="string">
            <text:p>Kannst du mir helfen?</text:p>
          </table:table-cell>
        </table:table-row>
        <table:table-row table:style-name="ro2">
          <table:table-cell office:value-type="float" office:value="6402">
            <text:p>6402</text:p>
          </table:table-cell>
          <table:table-cell office:value-type="string">
            <text:p>Hey, Kleiner!</text:p>
          </table:table-cell>
        </table:table-row>
        <table:table-row table:style-name="ro2">
          <table:table-cell office:value-type="float" office:value="6403">
            <text:p>6403</text:p>
          </table:table-cell>
          <table:table-cell office:value-type="string">
            <text:p>Psst... ja, genau, du!</text:p>
          </table:table-cell>
        </table:table-row>
        <table:table-row table:style-name="ro2">
          <table:table-cell office:value-type="float" office:value="6404">
            <text:p>6404</text:p>
          </table:table-cell>
          <table:table-cell office:value-type="string">
            <text:p>Hey du!</text:p>
          </table:table-cell>
        </table:table-row>
        <table:table-row table:style-name="ro2">
          <table:table-cell office:value-type="float" office:value="6405">
            <text:p>6405</text:p>
          </table:table-cell>
          <table:table-cell office: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text:p>6406</text:p>
          </table:table-cell>
          <table:table-cell office: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text:p>6407</text:p>
          </table:table-cell>
          <table:table-cell office: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text:p>6408</text:p>
          </table:table-cell>
          <table:table-cell office: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text:p>6409</text:p>
          </table:table-cell>
          <table:table-cell office: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text:p>7000</text:p>
          </table:table-cell>
          <table:table-cell office:value-type="string">
            <text:p>Seelenschlitzer des unheiligen Todesfluchs|"Jeglicher Hautkontakt ist#unbedingt zu vermeiden."</text:p>
          </table:table-cell>
        </table:table-row>
        <table:table-row table:style-name="ro2">
          <table:table-cell office:value-type="float" office:value="7001">
            <text:p>7001</text:p>
          </table:table-cell>
          <table:table-cell office:value-type="string">
            <text:p>Hakenhand des Klabautermanns|"Der Vorbesitzer starb beim Kielholen."</text:p>
          </table:table-cell>
        </table:table-row>
        <table:table-row table:style-name="ro2">
          <table:table-cell office:value-type="float" office:value="7002">
            <text:p>7002</text:p>
          </table:table-cell>
          <table:table-cell office:value-type="string">
            <text:p>Knochenzertrümmerer der rohen Gewalt|"Eine Präzisionswaffe,#anspruchsvoll in ihrer Handhabung."</text:p>
          </table:table-cell>
        </table:table-row>
        <table:table-row table:style-name="ro2">
          <table:table-cell office:value-type="float" office:value="7003">
            <text:p>7003</text:p>
          </table:table-cell>
          <table:table-cell office:value-type="string">
            <text:p>Mister Massaker 2000|"Er kann töten, massakrieren,#zerfetzen und Kaffee kochen."</text:p>
          </table:table-cell>
        </table:table-row>
        <table:table-row table:style-name="ro2">
          <table:table-cell office:value-type="float" office:value="7004">
            <text:p>7004</text:p>
          </table:table-cell>
          <table:table-cell office:value-type="string">
            <text:p>Schnappschildkröte am Stock|"Ihre Stärke liegt in ihrer Geschwindigkeit."</text:p>
          </table:table-cell>
        </table:table-row>
        <table:table-row table:style-name="ro2">
          <table:table-cell office:value-type="float" office:value="7005">
            <text:p>7005</text:p>
          </table:table-cell>
          <table:table-cell office:value-type="string">
            <text:p>Extra starker Dosenöffner der Durchdringung|"Weil Rüstungen nun einmal#nicht aus Weißblech bestehen."</text:p>
          </table:table-cell>
        </table:table-row>
        <table:table-row table:style-name="ro2">
          <table:table-cell office:value-type="float" office:value="7006">
            <text:p>7006</text:p>
          </table:table-cell>
          <table:table-cell office:value-type="string">
            <text:p>Morgenschädel der Verkaterung|"Seine schlechte Laune ist überwältigend."</text:p>
          </table:table-cell>
        </table:table-row>
        <table:table-row table:style-name="ro2">
          <table:table-cell office:value-type="float" office:value="7007">
            <text:p>7007</text:p>
          </table:table-cell>
          <table:table-cell office:value-type="string">
            <text:p>Dämonenschwert des bösen Blicks|"Wenn Blicke töten könnten...#oh... sie können."</text:p>
          </table:table-cell>
        </table:table-row>
        <table:table-row table:style-name="ro2">
          <table:table-cell office:value-type="float" office:value="7008">
            <text:p>7008</text:p>
          </table:table-cell>
          <table:table-cell office:value-type="string">
            <text:p>Universalwerkzeug des Hausmanns|"Ein mächtiges Artefakt,#sofern man damit umgehen kann."</text:p>
          </table:table-cell>
        </table:table-row>
        <table:table-row table:style-name="ro2">
          <table:table-cell office:value-type="float" office:value="7009">
            <text:p>7009</text:p>
          </table:table-cell>
          <table:table-cell office:value-type="string">
            <text:p>Chemische Keule|"Die neuste High-Tech#aus der Knüppelforschung"</text:p>
          </table:table-cell>
        </table:table-row>
        <table:table-row table:style-name="ro2">
          <table:table-cell office:value-type="float" office:value="7010">
            <text:p>7010</text:p>
          </table:table-cell>
          <table:table-cell office:value-type="string">
            <text:p>Monströse Metzelhilfe|"Metzler, wetz' dein Metzelmesser!"</text:p>
          </table:table-cell>
        </table:table-row>
        <table:table-row table:style-name="ro2">
          <table:table-cell office:value-type="float" office:value="7050">
            <text:p>7050</text:p>
          </table:table-cell>
          <table:table-cell office:value-type="string">
            <text:p>Wächterschild der wahrhaftigen Wachsamkeit|"Und niemand bewacht die Wächter..."</text:p>
          </table:table-cell>
        </table:table-row>
        <table:table-row table:style-name="ro2">
          <table:table-cell office:value-type="float" office:value="7051">
            <text:p>7051</text:p>
          </table:table-cell>
          <table:table-cell office:value-type="string">
            <text:p>Verbotsschild der Generationengerechtigkeit|"Im Nachwuchs liegt unsere Zukunft."</text:p>
          </table:table-cell>
        </table:table-row>
        <table:table-row table:style-name="ro2">
          <table:table-cell office:value-type="float" office:value="7052">
            <text:p>7052</text:p>
          </table:table-cell>
          <table:table-cell office:value-type="string">
            <text:p>Schild des ewigen Lichts|"Sparsam und unverwüstlich#durch moderne LED-Technik."</text:p>
          </table:table-cell>
        </table:table-row>
        <table:table-row table:style-name="ro2">
          <table:table-cell office:value-type="float" office:value="7053">
            <text:p>7053</text:p>
          </table:table-cell>
          <table:table-cell office:value-type="string">
            <text:p>Diabolisches Schutzteufelchen des Satanisten|"Es feiert jeden Tag seinen 666ten Geburtstag."</text:p>
          </table:table-cell>
        </table:table-row>
        <table:table-row table:style-name="ro2">
          <table:table-cell office:value-type="float" office:value="7054">
            <text:p>7054</text:p>
          </table:table-cell>
          <table:table-cell office:value-type="string">
            <text:p>Nagelschild des Fakirs|"Bist du reif für eine#unfreiwillige Akupunktur?"</text:p>
          </table:table-cell>
        </table:table-row>
        <table:table-row table:style-name="ro2">
          <table:table-cell office:value-type="float" office:value="7055">
            <text:p>7055</text:p>
          </table:table-cell>
          <table:table-cell office:value-type="string">
            <text:p>Die Wand|"We don't need no education#We don't need no thought control"</text:p>
          </table:table-cell>
        </table:table-row>
        <table:table-row table:style-name="ro2">
          <table:table-cell office:value-type="float" office:value="7056">
            <text:p>7056</text:p>
          </table:table-cell>
          <table:table-cell office:value-type="string">
            <text:p>Voodoo-Fratze der Abschreckung|"Gegnerische Waffen weichen#instinktiv von selbst zurück."</text:p>
          </table:table-cell>
        </table:table-row>
        <table:table-row table:style-name="ro2">
          <table:table-cell office:value-type="float" office:value="7057">
            <text:p>7057</text:p>
          </table:table-cell>
          <table:table-cell office:value-type="string">
            <text:p>Dämonischer Schild der Verwachsenheit|"Igitt."</text:p>
          </table:table-cell>
        </table:table-row>
        <table:table-row table:style-name="ro2">
          <table:table-cell office:value-type="float" office:value="7058">
            <text:p>7058</text:p>
          </table:table-cell>
          <table:table-cell office:value-type="string">
            <text:p>Magnetschild der Abstoßung|"Patienten mit Herzschrittmacher#sollten darauf verzichten."</text:p>
          </table:table-cell>
        </table:table-row>
        <table:table-row table:style-name="ro2">
          <table:table-cell office:value-type="float" office:value="7059">
            <text:p>7059</text:p>
          </table:table-cell>
          <table:table-cell office:value-type="string">
            <text:p>Zerrspiegel der Entstellung|"Bei dem Anblick wird deinem#Gegner übel werden."</text:p>
          </table:table-cell>
        </table:table-row>
        <table:table-row table:style-name="ro2">
          <table:table-cell office:value-type="float" office:value="7060">
            <text:p>7060</text:p>
          </table:table-cell>
          <table:table-cell office:value-type="string">
            <text:p>Mobiler Bunker|"Auch als rollende Feldlatrine#verwendbar."</text:p>
          </table:table-cell>
        </table:table-row>
        <table:table-row table:style-name="ro2">
          <table:table-cell office:value-type="float" office:value="7100">
            <text:p>7100</text:p>
          </table:table-cell>
          <table:table-cell office:value-type="string">
            <text:p>Chromatischer Chromharnisch|"Ist der Harnisch blank poliert,#wird der Gegner ausradiert."</text:p>
          </table:table-cell>
        </table:table-row>
        <table:table-row table:style-name="ro2">
          <table:table-cell office:value-type="float" office:value="7101">
            <text:p>7101</text:p>
          </table:table-cell>
          <table:table-cell office:value-type="string">
            <text:p>Flammenstahlpanzer des Verderbens|"Die Diskrepanz der Überlebenschancen#auf Außen - und Innenseite ist beachtlich."</text:p>
          </table:table-cell>
        </table:table-row>
        <table:table-row table:style-name="ro2">
          <table:table-cell office:value-type="float" office:value="7102">
            <text:p>7102</text:p>
          </table:table-cell>
          <table:table-cell office:value-type="string">
            <text:p>Goldener Fettwanst des Hedonisten|"Der wahre Held lässt für sich kämpfen."</text:p>
          </table:table-cell>
        </table:table-row>
        <table:table-row table:style-name="ro2">
          <table:table-cell office:value-type="float" office:value="7103">
            <text:p>7103</text:p>
          </table:table-cell>
          <table:table-cell office:value-type="string">
            <text:p>Kostüm des unbekannten Helden|"In seinem normalen Leben#ist er ein bekannter Held."</text:p>
          </table:table-cell>
        </table:table-row>
        <table:table-row table:style-name="ro2">
          <table:table-cell office:value-type="float" office:value="7104">
            <text:p>7104</text:p>
          </table:table-cell>
          <table:table-cell office:value-type="string">
            <text:p>Panzer der unbändigen Wut|"Der Kenner trägt ihn mit#einem milden Lächeln."</text:p>
          </table:table-cell>
        </table:table-row>
        <table:table-row table:style-name="ro2">
          <table:table-cell office:value-type="float" office:value="7105">
            <text:p>7105</text:p>
          </table:table-cell>
          <table:table-cell office:value-type="string">
            <text:p>Gläserne Rüstung der Transparenz|"Damit auch das Unterhemd#mal zur Geltung kommt."</text:p>
          </table:table-cell>
        </table:table-row>
        <table:table-row table:style-name="ro2">
          <table:table-cell office:value-type="float" office:value="7106">
            <text:p>7106</text:p>
          </table:table-cell>
          <table:table-cell office:value-type="string">
            <text:p>Englischer Briefkasten des Wortspiels|"Englisch mail = Panzer = Post = LOL!!1"</text:p>
          </table:table-cell>
        </table:table-row>
        <table:table-row table:style-name="ro2">
          <table:table-cell office:value-type="float" office:value="7107">
            <text:p>7107</text:p>
          </table:table-cell>
          <table:table-cell office:value-type="string">
            <text:p>Dämonenrüstung des Großmauls|"Hey, deine Rüstung hat#meine gerade aufgefressen..."</text:p>
          </table:table-cell>
        </table:table-row>
        <table:table-row table:style-name="ro2">
          <table:table-cell office:value-type="float" office:value="7108">
            <text:p>7108</text:p>
          </table:table-cell>
          <table:table-cell office:value-type="string">
            <text:p>Schildkrötenpanzer des Klempners|"Sein Vorbesitzer hat Pilze#genommen, um sich groß zu fühlen."</text:p>
          </table:table-cell>
        </table:table-row>
        <table:table-row table:style-name="ro2">
          <table:table-cell office:value-type="float" office:value="7150">
            <text:p>7150</text:p>
          </table:table-cell>
          <table:table-cell office:value-type="string">
            <text:p>Chromatische Chromstiefel|"Vom Gebrauch einer minder-#wertigen Politur ist abzuraten."</text:p>
          </table:table-cell>
        </table:table-row>
        <table:table-row table:style-name="ro2">
          <table:table-cell office:value-type="float" office:value="7151">
            <text:p>7151</text:p>
          </table:table-cell>
          <table:table-cell office:value-type="string">
            <text:p>Flammenstahlstiefel der Hoffnungslosigkeit|"Die Hoffnung stirbt zuletzt.#Zuerst stirbt dein Gegner."</text:p>
          </table:table-cell>
        </table:table-row>
        <table:table-row table:style-name="ro2">
          <table:table-cell office:value-type="float" office:value="7152">
            <text:p>7152</text:p>
          </table:table-cell>
          <table:table-cell office:value-type="string">
            <text:p>Goldene Klumpfüße des Hedonisten|"Serienmäßig mit Massagefunktion."</text:p>
          </table:table-cell>
        </table:table-row>
        <table:table-row table:style-name="ro2">
          <table:table-cell office:value-type="float" office:value="7153">
            <text:p>7153</text:p>
          </table:table-cell>
          <table:table-cell office:value-type="string">
            <text:p>Roboterfüße des kybernetischen Organismus|"In einer Fantasywelt mit Aliens und#Dinosauriern wundert einen gar nichts."</text:p>
          </table:table-cell>
        </table:table-row>
        <table:table-row table:style-name="ro2">
          <table:table-cell office:value-type="float" office:value="7154">
            <text:p>7154</text:p>
          </table:table-cell>
          <table:table-cell office:value-type="string">
            <text:p>Stiefel des unbeherrschten Wutanfalls|"Für behände, grazile Auftritte."</text:p>
          </table:table-cell>
        </table:table-row>
        <table:table-row table:style-name="ro2">
          <table:table-cell office:value-type="float" office:value="7155">
            <text:p>7155</text:p>
          </table:table-cell>
          <table:table-cell office:value-type="string">
            <text:p>Einhornstiefel|"Aus anatomischen Gründen mussten#gleich zwei Tiere dafür sterben."</text:p>
          </table:table-cell>
        </table:table-row>
        <table:table-row table:style-name="ro2">
          <table:table-cell office:value-type="float" office:value="7156">
            <text:p>7156</text:p>
          </table:table-cell>
          <table:table-cell office:value-type="string">
            <text:p>Dampfgetriebene Stiefel der Zugkraft|"Ihr fernes Pfeifen kündet#von Mord und Totschlag."</text:p>
          </table:table-cell>
        </table:table-row>
        <table:table-row table:style-name="ro2">
          <table:table-cell office:value-type="float" office:value="7157">
            <text:p>7157</text:p>
          </table:table-cell>
          <table:table-cell office:value-type="string">
            <text:p>Dämonische Dämonenstiefel des Dämonen|"Für Helden, die täglich#durch die Hölle gehen."</text:p>
          </table:table-cell>
        </table:table-row>
        <table:table-row table:style-name="ro2">
          <table:table-cell office:value-type="float" office:value="7158">
            <text:p>7158</text:p>
          </table:table-cell>
          <table:table-cell office:value-type="string">
            <text:p>Messerstecherstiefel|"Für wirkungsvolle Stech-Schritte."</text:p>
          </table:table-cell>
        </table:table-row>
        <table:table-row table:style-name="ro2">
          <table:table-cell office:value-type="float" office:value="7200">
            <text:p>7200</text:p>
          </table:table-cell>
          <table:table-cell office:value-type="string">
            <text:p>Chromatische Chromhandschuhe|"Sie sind aus Chrom gefertigt."</text:p>
          </table:table-cell>
        </table:table-row>
        <table:table-row table:style-name="ro2">
          <table:table-cell office:value-type="float" office:value="7201">
            <text:p>7201</text:p>
          </table:table-cell>
          <table:table-cell office:value-type="string">
            <text:p>Flammenstahlhandschuhe des Unheils|"Flammenstahl ist ein Werkstoff,#der aus Flammen und Stahl besteht."</text:p>
          </table:table-cell>
        </table:table-row>
        <table:table-row table:style-name="ro2">
          <table:table-cell office:value-type="float" office:value="7202">
            <text:p>7202</text:p>
          </table:table-cell>
          <table:table-cell office:value-type="string">
            <text:p>Goldene Pranken des Hedonisten|"Man muss sich schon dafür#lieben, dass man sie besitzt."</text:p>
          </table:table-cell>
        </table:table-row>
        <table:table-row table:style-name="ro2">
          <table:table-cell office:value-type="float" office:value="7203">
            <text:p>7203</text:p>
          </table:table-cell>
          <table:table-cell office:value-type="string">
            <text:p>Offiziershandschuhe der Vielseitigkeit|"Das mächtigste aber ist ihr Zahnstocher."</text:p>
          </table:table-cell>
        </table:table-row>
        <table:table-row table:style-name="ro2">
          <table:table-cell office:value-type="float" office:value="7204">
            <text:p>7204</text:p>
          </table:table-cell>
          <table:table-cell office:value-type="string">
            <text:p>Handschuhe der grenzenlosen Bosheit|"Wie geschaffen, um damit Gutes zu tun."</text:p>
          </table:table-cell>
        </table:table-row>
        <table:table-row table:style-name="ro2">
          <table:table-cell office:value-type="float" office:value="7205">
            <text:p>7205</text:p>
          </table:table-cell>
          <table:table-cell office:value-type="string">
            <text:p>Eiserne Boxhandschuhe|"Im Ring nicht gern gesehen,#in der Praxis wirkungsvoll."</text:p>
          </table:table-cell>
        </table:table-row>
        <table:table-row table:style-name="ro2">
          <table:table-cell office:value-type="float" office:value="7206">
            <text:p>7206</text:p>
          </table:table-cell>
          <table:table-cell office:value-type="string">
            <text:p>Handschuhe des Brotschneiders|"Wer seinen Feinden hartes#Brot auftischen will..."</text:p>
          </table:table-cell>
        </table:table-row>
        <table:table-row table:style-name="ro2">
          <table:table-cell office:value-type="float" office:value="7207">
            <text:p>7207</text:p>
          </table:table-cell>
          <table:table-cell office:value-type="string">
            <text:p>Dämonische Tentakelhandschuhe|"Wen sie berühren, der#ekelt sich zu Tode."</text:p>
          </table:table-cell>
        </table:table-row>
        <table:table-row table:style-name="ro2">
          <table:table-cell office:value-type="float" office:value="7208">
            <text:p>7208</text:p>
          </table:table-cell>
          <table:table-cell office:value-type="string">
            <text:p>Geheimnisumwitterte Handschuhe|"Irgendwas wird schon dran#sein, an den ollen Legenden."</text:p>
          </table:table-cell>
        </table:table-row>
        <table:table-row table:style-name="ro2">
          <table:table-cell office:value-type="float" office:value="7250">
            <text:p>7250</text:p>
          </table:table-cell>
          <table:table-cell office:value-type="string">
            <text:p>Chromatischer Chromhelm|"Für glänzende Auftritte."</text:p>
          </table:table-cell>
        </table:table-row>
        <table:table-row table:style-name="ro2">
          <table:table-cell office:value-type="float" office:value="7251">
            <text:p>7251</text:p>
          </table:table-cell>
          <table:table-cell office:value-type="string">
            <text:p>Flammenstahlhelm der Zerstörung|"Böse gucken war nie so einfach."</text:p>
          </table:table-cell>
        </table:table-row>
        <table:table-row table:style-name="ro2">
          <table:table-cell office:value-type="float" office:value="7252">
            <text:p>7252</text:p>
          </table:table-cell>
          <table:table-cell office:value-type="string">
            <text:p>Goldener Schwabbelkopf des Hedonisten|"Wer sich gehen lässt, kommt#bequemer ans Ziel."</text:p>
          </table:table-cell>
        </table:table-row>
        <table:table-row table:style-name="ro2">
          <table:table-cell office:value-type="float" office:value="7253">
            <text:p>7253</text:p>
          </table:table-cell>
          <table:table-cell office:value-type="string">
            <text:p>Schaurige Hockeymaske des Gestörten|"Hockey ist ein verdammt blutiger Sport."</text:p>
          </table:table-cell>
        </table:table-row>
        <table:table-row table:style-name="ro2">
          <table:table-cell office:value-type="float" office:value="7254">
            <text:p>7254</text:p>
          </table:table-cell>
          <table:table-cell office:value-type="string">
            <text:p>Helm des geballten Jähzorns|"Ein Hort friedfertiger Gedanken."</text:p>
          </table:table-cell>
        </table:table-row>
        <table:table-row table:style-name="ro2">
          <table:table-cell office:value-type="float" office:value="7255">
            <text:p>7255</text:p>
          </table:table-cell>
          <table:table-cell office:value-type="string">
            <text:p>Schwarz-gelbe Schreckensmaske|"Früher gab es die#in rot-grün."</text:p>
          </table:table-cell>
        </table:table-row>
        <table:table-row table:style-name="ro2">
          <table:table-cell office:value-type="float" office:value="7256">
            <text:p>7256</text:p>
          </table:table-cell>
          <table:table-cell office:value-type="string">
            <text:p>Prunkvoller Turnierhelm|"Aufgrund seiner Konstruktion auch#als Reinigungsbürste verwendbar."</text:p>
          </table:table-cell>
        </table:table-row>
        <table:table-row table:style-name="ro2">
          <table:table-cell office:value-type="float" office:value="7257">
            <text:p>7257</text:p>
          </table:table-cell>
          <table:table-cell office:value-type="string">
            <text:p>Gehörnter Dämonenhelm|"Er frisst einem wortwörtlich#die Haare vom Kopf."</text:p>
          </table:table-cell>
        </table:table-row>
        <table:table-row table:style-name="ro2">
          <table:table-cell office:value-type="float" office:value="7258">
            <text:p>7258</text:p>
          </table:table-cell>
          <table:table-cell office:value-type="string">
            <text:p>Panzerbrille der Voraussicht|"Wer will schon im Kampfgetümmel#sein Augenlicht verlieren?"</text:p>
          </table:table-cell>
        </table:table-row>
        <table:table-row table:style-name="ro2">
          <table:table-cell office:value-type="float" office:value="7300">
            <text:p>7300</text:p>
          </table:table-cell>
          <table:table-cell office:value-type="string">
            <text:p>Chromatischer Chromgürtel|"Man sagt, er brauche#besonders sorgfältige Pflege."</text:p>
          </table:table-cell>
        </table:table-row>
        <table:table-row table:style-name="ro2">
          <table:table-cell office:value-type="float" office:value="7301">
            <text:p>7301</text:p>
          </table:table-cell>
          <table:table-cell office:value-type="string">
            <text:p>Flammenstahlgürtel der Verwüstung|"Er zeichnet sich besonders durch#seine spezifischen Eigenschaften aus."</text:p>
          </table:table-cell>
        </table:table-row>
        <table:table-row table:style-name="ro2">
          <table:table-cell office:value-type="float" office:value="7302">
            <text:p>7302</text:p>
          </table:table-cell>
          <table:table-cell office:value-type="string">
            <text:p>Feinrippschlüpfer der mangelnden Hygiene|"Ob der Kampf wohl spurlos#an ihm vorübergeht?"</text:p>
          </table:table-cell>
        </table:table-row>
        <table:table-row table:style-name="ro2">
          <table:table-cell office:value-type="float" office:value="7303">
            <text:p>7303</text:p>
          </table:table-cell>
          <table:table-cell office:value-type="string">
            <text:p>Offensiver Gürtel der Verteidigung|"Bitte nur zweckgebunden einsetzen."</text:p>
          </table:table-cell>
        </table:table-row>
        <table:table-row table:style-name="ro2">
          <table:table-cell office:value-type="float" office:value="7304">
            <text:p>7304</text:p>
          </table:table-cell>
          <table:table-cell office:value-type="string">
            <text:p>Gürtel der furiosen Zornesröte|"Ein beherrschtes Auftreten ist alles."</text:p>
          </table:table-cell>
        </table:table-row>
        <table:table-row table:style-name="ro2">
          <table:table-cell office:value-type="float" office:value="7305">
            <text:p>7305</text:p>
          </table:table-cell>
          <table:table-cell office:value-type="string">
            <text:p>Klingengürtel der Scharfkantigkeit|"Ungeheuer sicher und#bequem zu tragen."</text:p>
          </table:table-cell>
        </table:table-row>
        <table:table-row table:style-name="ro2">
          <table:table-cell office:value-type="float" office:value="7306">
            <text:p>7306</text:p>
          </table:table-cell>
          <table:table-cell office:value-type="string">
            <text:p>Gürtel der Schilde|"Es schadet nicht, einen weiteren#Schild für die Vorderseite zu führen."</text:p>
          </table:table-cell>
        </table:table-row>
        <table:table-row table:style-name="ro2">
          <table:table-cell office:value-type="float" office:value="7307">
            <text:p>7307</text:p>
          </table:table-cell>
          <table:table-cell office:value-type="string">
            <text:p>Dämonischer Schreckensgürtel|"Sicherer Halt durch#patentierte Tentakelschnalle."</text:p>
          </table:table-cell>
        </table:table-row>
        <table:table-row table:style-name="ro2">
          <table:table-cell office:value-type="float" office:value="7308">
            <text:p>7308</text:p>
          </table:table-cell>
          <table:table-cell office:value-type="string">
            <text:p>Anhänglicher Fanboy|"Die Frage ist nur, ob du#ihn jemals wieder los wirst."</text:p>
          </table:table-cell>
        </table:table-row>
        <table:table-row table:style-name="ro2">
          <table:table-cell office:value-type="float" office:value="7350">
            <text:p>7350</text:p>
          </table:table-cell>
          <table:table-cell office:value-type="string">
            <text:p>Prätentiöser Künstlerschal des Kritikers|"Man sagt, seine Kritiken#fallen mitunter vernichtend aus."</text:p>
          </table:table-cell>
        </table:table-row>
        <table:table-row table:style-name="ro2">
          <table:table-cell office:value-type="float" office:value="7351">
            <text:p>7351</text:p>
          </table:table-cell>
          <table:table-cell office:value-type="string">
            <text:p>Bissige Drachenkette der Zahnfee|"Du solltest einen Zahn opfern,#bevor sie sich einen aussucht."</text:p>
          </table:table-cell>
        </table:table-row>
        <table:table-row table:style-name="ro2">
          <table:table-cell office:value-type="float" office:value="7352">
            <text:p>7352</text:p>
          </table:table-cell>
          <table:table-cell office:value-type="string">
            <text:p>Blinkende Lichterkette des Schicksals|"Ja, ist denn heute schon Weihnachten?"</text:p>
          </table:table-cell>
        </table:table-row>
        <table:table-row table:style-name="ro2">
          <table:table-cell office:value-type="float" office:value="7353">
            <text:p>7353</text:p>
          </table:table-cell>
          <table:table-cell office:value-type="string">
            <text:p>Dekadentes Geschmeide des Oligarchen|"Seine Hässlichkeit wird nur von#seinem Wert übertroffen."</text:p>
          </table:table-cell>
        </table:table-row>
        <table:table-row table:style-name="ro2">
          <table:table-cell office:value-type="float" office:value="7354">
            <text:p>7354</text:p>
          </table:table-cell>
          <table:table-cell office:value-type="string">
            <text:p>Hassos Halsband der Bissigkeit|"Fass!"</text:p>
          </table:table-cell>
        </table:table-row>
        <table:table-row table:style-name="ro2">
          <table:table-cell office:value-type="float" office:value="7355">
            <text:p>7355</text:p>
          </table:table-cell>
          <table:table-cell office:value-type="string">
            <text:p>Epischer Backstagepass der Wichtigkeit|"Über den VIP-Bereich in der#Taverne erzählt man sich Wunderdinge..."</text:p>
          </table:table-cell>
        </table:table-row>
        <table:table-row table:style-name="ro2">
          <table:table-cell office:value-type="float" office:value="7356">
            <text:p>7356</text:p>
          </table:table-cell>
          <table:table-cell office:value-type="string">
            <text:p>Dämonenhalsband|"Im Kontrast dazu wirkt#jedes Gesicht schön."</text:p>
          </table:table-cell>
        </table:table-row>
        <table:table-row table:style-name="ro2">
          <table:table-cell office:value-type="float" office:value="7357">
            <text:p>7357</text:p>
          </table:table-cell>
          <table:table-cell office:value-type="string">
            <text:p>Ekliger Egel des Blutspiels|"Sein Blutrausch steckt an."</text:p>
          </table:table-cell>
        </table:table-row>
        <table:table-row table:style-name="ro2">
          <table:table-cell office:value-type="float" office:value="7358">
            <text:p>7358</text:p>
          </table:table-cell>
          <table:table-cell office:value-type="string">
            <text:p>Stilvolle Fliege des Agenten|"Gerüttelt, nicht geschürt."</text:p>
          </table:table-cell>
        </table:table-row>
        <table:table-row table:style-name="ro2">
          <table:table-cell office:value-type="float" office:value="7359">
            <text:p>7359</text:p>
          </table:table-cell>
          <table:table-cell office:value-type="string">
            <text:p>Beweislast der ewigen Liebe|"Wer die am Hals hat,#ist zumindest nicht alleine."</text:p>
          </table:table-cell>
        </table:table-row>
        <table:table-row table:style-name="ro2">
          <table:table-cell office:value-type="float" office:value="7360">
            <text:p>7360</text:p>
          </table:table-cell>
          <table:table-cell office:value-type="string">
            <text:p>Krawatte der Seriosität|"Macht gleich einen ganz anderen Eindruck."</text:p>
          </table:table-cell>
        </table:table-row>
        <table:table-row table:style-name="ro2">
          <table:table-cell office:value-type="float" office:value="7400">
            <text:p>7400</text:p>
          </table:table-cell>
          <table:table-cell office:value-type="string">
            <text:p>DER Ring|"Ja, genau, DER Ring."</text:p>
          </table:table-cell>
        </table:table-row>
        <table:table-row table:style-name="ro2">
          <table:table-cell office:value-type="float" office:value="7401">
            <text:p>7401</text:p>
          </table:table-cell>
          <table:table-cell office:value-type="string">
            <text:p>Goldener Schädelring des Käpt'n Blaubart|"Der Legende nach hat dieser#Ring Käpt'n Blaubart gehört."</text:p>
          </table:table-cell>
        </table:table-row>
        <table:table-row table:style-name="ro2">
          <table:table-cell office:value-type="float" office:value="7402">
            <text:p>7402</text:p>
          </table:table-cell>
          <table:table-cell office:value-type="string">
            <text:p>Riesiger Klunker der Maßlosigkeit|"Man trägt ihn nicht.#Man besitzt ihn einfach."</text:p>
          </table:table-cell>
        </table:table-row>
        <table:table-row table:style-name="ro2">
          <table:table-cell office:value-type="float" office:value="7403">
            <text:p>7403</text:p>
          </table:table-cell>
          <table:table-cell office:value-type="string">
            <text:p>Vergifteter Dornenring der Abhärtung|"Was dich nicht tötet, macht dich härter."</text:p>
          </table:table-cell>
        </table:table-row>
        <table:table-row table:style-name="ro2">
          <table:table-cell office:value-type="float" office:value="7404">
            <text:p>7404</text:p>
          </table:table-cell>
          <table:table-cell office:value-type="string">
            <text:p>Stählerner Schlagring des Kneipenrowdys|"Man sollte immer ein#Totschlagargument zur Hand haben."</text:p>
          </table:table-cell>
        </table:table-row>
        <table:table-row table:style-name="ro2">
          <table:table-cell office:value-type="float" office:value="7405">
            <text:p>7405</text:p>
          </table:table-cell>
          <table:table-cell office:value-type="string">
            <text:p>Dämonischer Ring der Niedertracht|"Ursprünglich sollte er 'Harmonischer#Ring der Eintracht' heißen..."</text:p>
          </table:table-cell>
        </table:table-row>
        <table:table-row table:style-name="ro2">
          <table:table-cell office:value-type="float" office:value="7406">
            <text:p>7406</text:p>
          </table:table-cell>
          <table:table-cell office:value-type="string">
            <text:p>Geringelter Ring|"Schau, ein geringelter Ring!"</text:p>
          </table:table-cell>
        </table:table-row>
        <table:table-row table:style-name="ro2">
          <table:table-cell office:value-type="float" office:value="7407">
            <text:p>7407</text:p>
          </table:table-cell>
          <table:table-cell office:value-type="string">
            <text:p>Ring aus Feuer|"And it burns, burns, burns..!"</text:p>
          </table:table-cell>
        </table:table-row>
        <table:table-row table:style-name="ro2">
          <table:table-cell office:value-type="float" office:value="7408">
            <text:p>7408</text:p>
          </table:table-cell>
          <table:table-cell office:value-type="string">
            <text:p>Box-Ring|"Lustigerweise ist er#in Wirklichkeit eckig."</text:p>
          </table:table-cell>
        </table:table-row>
        <table:table-row table:style-name="ro2">
          <table:table-cell office:value-type="float" office:value="7409">
            <text:p>7409</text:p>
          </table:table-cell>
          <table:table-cell office:value-type="string">
            <text:p>Augenring des Beobachters|"Was glotzt der bloß immer so?"</text:p>
          </table:table-cell>
        </table:table-row>
        <table:table-row table:style-name="ro2">
          <table:table-cell office:value-type="float" office:value="7410">
            <text:p>7410</text:p>
          </table:table-cell>
          <table:table-cell office:value-type="string">
            <text:p>Unsichtbarer Ring|"Das Glanzstück aus des#Kaisers neuer Kollektion."</text:p>
          </table:table-cell>
        </table:table-row>
        <table:table-row table:style-name="ro2">
          <table:table-cell office:value-type="float" office:value="7450">
            <text:p>7450</text:p>
          </table:table-cell>
          <table:table-cell office:value-type="string">
            <text:p>Schatzkarte der leeren Versprechungen|"Vorfreude ist die schönste Freude."</text:p>
          </table:table-cell>
        </table:table-row>
        <table:table-row table:style-name="ro2">
          <table:table-cell office:value-type="float" office:value="7451">
            <text:p>7451</text:p>
          </table:table-cell>
          <table:table-cell office:value-type="string">
            <text:p>Das verbotene Buch|"FSK: Ab Stufe 18"</text:p>
          </table:table-cell>
        </table:table-row>
        <table:table-row table:style-name="ro2">
          <table:table-cell office:value-type="float" office:value="7452">
            <text:p>7452</text:p>
          </table:table-cell>
          <table:table-cell office:value-type="string">
            <text:p>Episches Toilettenpapier der Überlegenheit|"Alle deine Freunde werden dich darum beneiden."</text:p>
          </table:table-cell>
        </table:table-row>
        <table:table-row table:style-name="ro2">
          <table:table-cell office:value-type="float" office:value="7453">
            <text:p>7453</text:p>
          </table:table-cell>
          <table:table-cell office:value-type="string">
            <text:p>Lustige Taschenexplosion|"Kann man immer brauchen."</text:p>
          </table:table-cell>
        </table:table-row>
        <table:table-row table:style-name="ro2">
          <table:table-cell office:value-type="float" office:value="7454">
            <text:p>7454</text:p>
          </table:table-cell>
          <table:table-cell office:value-type="string">
            <text:p>Rüdiger, der sprechende Zombiekopf|"Er weiß in jeder Situation den#falschen Rat."</text:p>
          </table:table-cell>
        </table:table-row>
        <table:table-row table:style-name="ro2">
          <table:table-cell office:value-type="float" office:value="7455">
            <text:p>7455</text:p>
          </table:table-cell>
          <table:table-cell office:value-type="string">
            <text:p>Dämonischer Schlüsselanhänger|"Er liegt immer da, wo du ihn#nicht vermutest. Mit deinem Schlüssel."</text:p>
          </table:table-cell>
        </table:table-row>
        <table:table-row table:style-name="ro2">
          <table:table-cell office:value-type="float" office:value="7456">
            <text:p>7456</text:p>
          </table:table-cell>
          <table:table-cell office:value-type="string">
            <text:p>Hello-Doggy-Puppe|"Für echte Männer."</text:p>
          </table:table-cell>
        </table:table-row>
        <table:table-row table:style-name="ro2">
          <table:table-cell office:value-type="float" office:value="7457">
            <text:p>7457</text:p>
          </table:table-cell>
          <table:table-cell office:value-type="string">
            <text:p>Voodoo-Puppe der Bestechlichkeit|"Vielleicht gibt dein Gegner freiwillig#auf, wenn du ihm die Puppe anbietest?"</text:p>
          </table:table-cell>
        </table:table-row>
        <table:table-row table:style-name="ro2">
          <table:table-cell office:value-type="float" office:value="7458">
            <text:p>7458</text:p>
          </table:table-cell>
          <table:table-cell office:value-type="string">
            <text:p>Aufdringlicher Groupie|"Was wollen die bloß immer#von dir und deinem Körper?"</text:p>
          </table:table-cell>
        </table:table-row>
        <table:table-row table:style-name="ro2">
          <table:table-cell office:value-type="float" office:value="7459">
            <text:p>7459</text:p>
          </table:table-cell>
          <table:table-cell office:value-type="string">
            <text:p>Schöpfer-Toast|"Ein Wunder! Am leckersten mit#einer Scheibe Gesichtswurst!"</text:p>
          </table:table-cell>
        </table:table-row>
        <table:table-row table:style-name="ro2">
          <table:table-cell office:value-type="float" office:value="7460">
            <text:p>7460</text:p>
          </table:table-cell>
          <table:table-cell office:value-type="string">
            <text:p>Schwarzes Loch|"Bloß nicht in die selbe Tasche#wie den Haustürschlüssel!"</text:p>
          </table:table-cell>
        </table:table-row>
        <table:table-row table:style-name="ro2">
          <table:table-cell office:value-type="float" office:value="7500">
            <text:p>7500</text:p>
          </table:table-cell>
          <table:table-cell office:value-type="string">
            <text:p>Schrumpfkopfstab der finsteren Mächte|"Sein Blick hat etwas von Trauer."</text:p>
          </table:table-cell>
        </table:table-row>
        <table:table-row table:style-name="ro2">
          <table:table-cell office:value-type="float" office:value="7501">
            <text:p>7501</text:p>
          </table:table-cell>
          <table:table-cell office:value-type="string">
            <text:p>Silberner Seelenernter des Sensenmannes|"Die Ernte fällt üppig aus in diesem Jahr."</text:p>
          </table:table-cell>
        </table:table-row>
        <table:table-row table:style-name="ro2">
          <table:table-cell office:value-type="float" office:value="7502">
            <text:p>7502</text:p>
          </table:table-cell>
          <table:table-cell office:value-type="string">
            <text:p>Feuriger Flammenstab des Drachenlords|"Wer mit dem Feuer spielt,#sollte nicht im Glashaus sitzen."</text:p>
          </table:table-cell>
        </table:table-row>
        <table:table-row table:style-name="ro2">
          <table:table-cell office:value-type="float" office:value="7503">
            <text:p>7503</text:p>
          </table:table-cell>
          <table:table-cell office:value-type="string">
            <text:p>Stab des Schwarms|"Keine Sorge, das Fieber lässt#nach, sobald ihre Eier schlüpfen."</text:p>
          </table:table-cell>
        </table:table-row>
        <table:table-row table:style-name="ro2">
          <table:table-cell office:value-type="float" office:value="7504">
            <text:p>7504</text:p>
          </table:table-cell>
          <table:table-cell office:value-type="string">
            <text:p>Stichflamme|"Des Gegners Schmerz erfreut mein Herz."</text:p>
          </table:table-cell>
        </table:table-row>
        <table:table-row table:style-name="ro2">
          <table:table-cell office:value-type="float" office:value="7505">
            <text:p>7505</text:p>
          </table:table-cell>
          <table:table-cell office:value-type="string">
            <text:p>Nasser Wischmop des Hausmeisters|"Irgendwer muss ja das#ganze Blut aufwischen..."</text:p>
          </table:table-cell>
        </table:table-row>
        <table:table-row table:style-name="ro2">
          <table:table-cell office:value-type="float" office:value="7506">
            <text:p>7506</text:p>
          </table:table-cell>
          <table:table-cell office:value-type="string">
            <text:p>Mordinstrument des Gitarrenhelden|"Der Lautstärkeknopf am#Verstärker geht bis 11."</text:p>
          </table:table-cell>
        </table:table-row>
        <table:table-row table:style-name="ro2">
          <table:table-cell office:value-type="float" office:value="7507">
            <text:p>7507</text:p>
          </table:table-cell>
          <table:table-cell office:value-type="string">
            <text:p>Herzchenstab des Schulmädchens|"Ein kurzer Faltenrock kann#seine Wirkung noch vervielfachen."</text:p>
          </table:table-cell>
        </table:table-row>
        <table:table-row table:style-name="ro2">
          <table:table-cell office:value-type="float" office:value="7508">
            <text:p>7508</text:p>
          </table:table-cell>
          <table:table-cell office:value-type="string">
            <text:p>Spaßbremse des Clowns|"Schluss mit lustig!"</text:p>
          </table:table-cell>
        </table:table-row>
        <table:table-row table:style-name="ro2">
          <table:table-cell office:value-type="float" office:value="7509">
            <text:p>7509</text:p>
          </table:table-cell>
          <table:table-cell office:value-type="string">
            <text:p>Staubschleuder des Beutellecks|"Dem gemeinen Dudelsack#nicht unähnlich."</text:p>
          </table:table-cell>
        </table:table-row>
        <table:table-row table:style-name="ro2">
          <table:table-cell office:value-type="float" office:value="7510">
            <text:p>7510</text:p>
          </table:table-cell>
          <table:table-cell office:value-type="string">
            <text:p>Zuckerstange der Boshaftigkeit|"Schlecht für die Zähne,#besonders wenn man trifft."</text:p>
          </table:table-cell>
        </table:table-row>
        <table:table-row table:style-name="ro2">
          <table:table-cell office:value-type="float" office:value="7600">
            <text:p>7600</text:p>
          </table:table-cell>
          <table:table-cell office:value-type="string">
            <text:p>Arkansturmrobe des legendären Großmeisters|"Man sagt, sie trieft förmlich vor Magie."</text:p>
          </table:table-cell>
        </table:table-row>
        <table:table-row table:style-name="ro2">
          <table:table-cell office:value-type="float" office:value="7601">
            <text:p>7601</text:p>
          </table:table-cell>
          <table:table-cell office:value-type="string">
            <text:p>Fidgets Robe|"Sie ist echt. Man kann nur hoffen,#dass es nicht seine Einzige war."</text:p>
          </table:table-cell>
        </table:table-row>
        <table:table-row table:style-name="ro2">
          <table:table-cell office:value-type="float" office:value="7602">
            <text:p>7602</text:p>
          </table:table-cell>
          <table:table-cell office:value-type="string">
            <text:p>Gefrierbrandrobe des Kühlhausarbeiters|"Und wenn du es machst, mach es cool."</text:p>
          </table:table-cell>
        </table:table-row>
        <table:table-row table:style-name="ro2">
          <table:table-cell office:value-type="float" office:value="7603">
            <text:p>7603</text:p>
          </table:table-cell>
          <table:table-cell office:value-type="string">
            <text:p>Heilige Robe des Unheils|"Ihr moralischer Standpunkt ist unstrittig."</text:p>
          </table:table-cell>
        </table:table-row>
        <table:table-row table:style-name="ro2">
          <table:table-cell office:value-type="float" office:value="7604">
            <text:p>7604</text:p>
          </table:table-cell>
          <table:table-cell office:value-type="string">
            <text:p>Schreckenskluft des Sensenmannes|"Deine Zeit ist abgelaufen."</text:p>
          </table:table-cell>
        </table:table-row>
        <table:table-row table:style-name="ro2">
          <table:table-cell office:value-type="float" office:value="7605">
            <text:p>7605</text:p>
          </table:table-cell>
          <table:table-cell office:value-type="string">
            <text:p>Auffällige Jacke der Rampensau|"Wer ist denn der Spinner?"</text:p>
          </table:table-cell>
        </table:table-row>
        <table:table-row table:style-name="ro2">
          <table:table-cell office:value-type="float" office:value="7606">
            <text:p>7606</text:p>
          </table:table-cell>
          <table:table-cell office:value-type="string">
            <text:p>Adretter Frack des Zauberkünstlers|"Hokuspokus für Jung und Alt!"</text:p>
          </table:table-cell>
        </table:table-row>
        <table:table-row table:style-name="ro2">
          <table:table-cell office:value-type="float" office:value="7607">
            <text:p>7607</text:p>
          </table:table-cell>
          <table:table-cell office:value-type="string">
            <text:p>Gespensterumhang|"Eine spukhafte Erscheinung."</text:p>
          </table:table-cell>
        </table:table-row>
        <table:table-row table:style-name="ro2">
          <table:table-cell office:value-type="float" office:value="7608">
            <text:p>7608</text:p>
          </table:table-cell>
          <table:table-cell office:value-type="string">
            <text:p>Verbandszeug der Mumie|"Enthält verflucht viele#Konservierungsstoffe."</text:p>
          </table:table-cell>
        </table:table-row>
        <table:table-row table:style-name="ro2">
          <table:table-cell office:value-type="float" office:value="7650">
            <text:p>7650</text:p>
          </table:table-cell>
          <table:table-cell office:value-type="string">
            <text:p>Arkansturmtreter des Kampfmagiers|"Du bist da in eine Manapfütze getreten."</text:p>
          </table:table-cell>
        </table:table-row>
        <table:table-row table:style-name="ro2">
          <table:table-cell office:value-type="float" office:value="7651">
            <text:p>7651</text:p>
          </table:table-cell>
          <table:table-cell office:value-type="string">
            <text:p>Pantoffeln des Helden|"Wenn man schon nicht die Hosen anhat..."</text:p>
          </table:table-cell>
        </table:table-row>
        <table:table-row table:style-name="ro2">
          <table:table-cell office:value-type="float" office:value="7652">
            <text:p>7652</text:p>
          </table:table-cell>
          <table:table-cell office:value-type="string">
            <text:p>Gefrierbrandtreter des Eisverkäufers|"Deine Gegner dürfen mal lecken."</text:p>
          </table:table-cell>
        </table:table-row>
        <table:table-row table:style-name="ro2">
          <table:table-cell office:value-type="float" office:value="7653">
            <text:p>7653</text:p>
          </table:table-cell>
          <table:table-cell office:value-type="string">
            <text:p>Riesentreter des traurigen Clowns|"Aus Spaß wird Ernst."</text:p>
          </table:table-cell>
        </table:table-row>
        <table:table-row table:style-name="ro2">
          <table:table-cell office:value-type="float" office:value="7654">
            <text:p>7654</text:p>
          </table:table-cell>
          <table:table-cell office:value-type="string">
            <text:p>Schuhe des Feuerläufers|"Die Nachricht hiervon wird sich#wie ein Lauffeuer verbreiten."</text:p>
          </table:table-cell>
        </table:table-row>
        <table:table-row table:style-name="ro2">
          <table:table-cell office:value-type="float" office:value="7655">
            <text:p>7655</text:p>
          </table:table-cell>
          <table:table-cell office:value-type="string">
            <text:p>Flauschige Puschen der Niedlichkeit|"Sie nagen. An deinem Ego."</text:p>
          </table:table-cell>
        </table:table-row>
        <table:table-row table:style-name="ro2">
          <table:table-cell office:value-type="float" office:value="7656">
            <text:p>7656</text:p>
          </table:table-cell>
          <table:table-cell office:value-type="string">
            <text:p>Latschen der Stillosigkeit|"In Verbindung mit Socken#ein wahrhaft tödlicher Anblick."</text:p>
          </table:table-cell>
        </table:table-row>
        <table:table-row table:style-name="ro2">
          <table:table-cell office:value-type="float" office:value="7657">
            <text:p>7657</text:p>
          </table:table-cell>
          <table:table-cell office:value-type="string">
            <text:p>Schicke Stiefel des Illusionisten|"Für qualifizierte Abrakademiker."</text:p>
          </table:table-cell>
        </table:table-row>
        <table:table-row table:style-name="ro2">
          <table:table-cell office:value-type="float" office:value="7658">
            <text:p>7658</text:p>
          </table:table-cell>
          <table:table-cell office:value-type="string">
            <text:p>Lackmeiers Lackschuhe|"Bedingt outdoor-tauglich."</text:p>
          </table:table-cell>
        </table:table-row>
        <table:table-row table:style-name="ro2">
          <table:table-cell office:value-type="float" office:value="7700">
            <text:p>7700</text:p>
          </table:table-cell>
          <table:table-cell office:value-type="string">
            <text:p>Arkansturmhandschuhe des Zauberkünstlers|"Managehalt: 98%"</text:p>
          </table:table-cell>
        </table:table-row>
        <table:table-row table:style-name="ro2">
          <table:table-cell office:value-type="float" office:value="7701">
            <text:p>7701</text:p>
          </table:table-cell>
          <table:table-cell office:value-type="string">
            <text:p>Arkane Schutzhandcreme des Homöopathen|"Nebenwirkungen: Juckreiz, Superkräfte."</text:p>
          </table:table-cell>
        </table:table-row>
        <table:table-row table:style-name="ro2">
          <table:table-cell office:value-type="float" office:value="7702">
            <text:p>7702</text:p>
          </table:table-cell>
          <table:table-cell office:value-type="string">
            <text:p>Grünfingerhandschuhe des Meisterpoplers|"Für Entdeckungsreisen aller Art."</text:p>
          </table:table-cell>
        </table:table-row>
        <table:table-row table:style-name="ro2">
          <table:table-cell office:value-type="float" office:value="7703">
            <text:p>7703</text:p>
          </table:table-cell>
          <table:table-cell office:value-type="string">
            <text:p>Flauschige Kuschelhandschuhe der Verdammnis|"Eines der bösesten Artefakte seiner Art."</text:p>
          </table:table-cell>
        </table:table-row>
        <table:table-row table:style-name="ro2">
          <table:table-cell office:value-type="float" office:value="7704">
            <text:p>7704</text:p>
          </table:table-cell>
          <table:table-cell office:value-type="string">
            <text:p>Schaurige Mumiengriffel des Osiris|"Untot, aber verdammt fingerfertig."</text:p>
          </table:table-cell>
        </table:table-row>
        <table:table-row table:style-name="ro2">
          <table:table-cell office:value-type="float" office:value="7705">
            <text:p>7705</text:p>
          </table:table-cell>
          <table:table-cell office:value-type="string">
            <text:p>Schock-Sockenpuppen|"Lass' Fäuste sprechen!"</text:p>
          </table:table-cell>
        </table:table-row>
        <table:table-row table:style-name="ro2">
          <table:table-cell office:value-type="float" office:value="7706">
            <text:p>7706</text:p>
          </table:table-cell>
          <table:table-cell office:value-type="string">
            <text:p>Gespenstische Handschuhe|"Wie von Geisterhand..."</text:p>
          </table:table-cell>
        </table:table-row>
        <table:table-row table:style-name="ro2">
          <table:table-cell office:value-type="float" office:value="7707">
            <text:p>7707</text:p>
          </table:table-cell>
          <table:table-cell office:value-type="string">
            <text:p>Piekfeine Handschuhe des Showmagiers|"Geschick ist alles."</text:p>
          </table:table-cell>
        </table:table-row>
        <table:table-row table:style-name="ro2">
          <table:table-cell office:value-type="float" office:value="7708">
            <text:p>7708</text:p>
          </table:table-cell>
          <table:table-cell office:value-type="string">
            <text:p>Invers-Fingerlose Handschuhe|"Endlich warme Finger!"</text:p>
          </table:table-cell>
        </table:table-row>
        <table:table-row table:style-name="ro2">
          <table:table-cell office:value-type="float" office:value="7750">
            <text:p>7750</text:p>
          </table:table-cell>
          <table:table-cell office:value-type="string">
            <text:p>Alienstrahlen-Abwehrhelm des Paranoiden|"Endlich selber denken!"</text:p>
          </table:table-cell>
        </table:table-row>
        <table:table-row table:style-name="ro2">
          <table:table-cell office:value-type="float" office:value="7751">
            <text:p>7751</text:p>
          </table:table-cell>
          <table:table-cell office:value-type="string">
            <text:p>Der Anonymisator|"Für delikate Undercover-Operationen."</text:p>
          </table:table-cell>
        </table:table-row>
        <table:table-row table:style-name="ro2">
          <table:table-cell office:value-type="float" office:value="7752">
            <text:p>7752</text:p>
          </table:table-cell>
          <table:table-cell office:value-type="string">
            <text:p>Hut des Erzmagiers|"Damit gelingt jeder#Zaubertrick auf Anhieb."</text:p>
          </table:table-cell>
        </table:table-row>
        <table:table-row table:style-name="ro2">
          <table:table-cell office:value-type="float" office:value="7753">
            <text:p>7753</text:p>
          </table:table-cell>
          <table:table-cell office:value-type="string">
            <text:p>Piratenhut des Seeräuberhauptmannes|"Ein sprechender Papagei wird#dir über kurz oder lang zufliegen."</text:p>
          </table:table-cell>
        </table:table-row>
        <table:table-row table:style-name="ro2">
          <table:table-cell office:value-type="float" office:value="7754">
            <text:p>7754</text:p>
          </table:table-cell>
          <table:table-cell office:value-type="string">
            <text:p>Xecl'Poxles Voodoo-Maske|"Man nennt sie auch die Maske der#1000 Flüche. Aber nur spaßeshalber."</text:p>
          </table:table-cell>
        </table:table-row>
        <table:table-row table:style-name="ro2">
          <table:table-cell office:value-type="float" office:value="7755">
            <text:p>7755</text:p>
          </table:table-cell>
          <table:table-cell office:value-type="string">
            <text:p>3D-Brille des Farbenblinden|"Auf dem linken Auge ist#das Gras wirklich grüner..."</text:p>
          </table:table-cell>
        </table:table-row>
        <table:table-row table:style-name="ro2">
          <table:table-cell office:value-type="float" office:value="7756">
            <text:p>7756</text:p>
          </table:table-cell>
          <table:table-cell office:value-type="string">
            <text:p>Ehrwürdige Perücke der Respektsperson|"Wenn man sie tragen kann,#sieht sie auch nicht albern aus."</text:p>
          </table:table-cell>
        </table:table-row>
        <table:table-row table:style-name="ro2">
          <table:table-cell office:value-type="float" office:value="7757">
            <text:p>7757</text:p>
          </table:table-cell>
          <table:table-cell office:value-type="string">
            <text:p>Zauberhafter Hut der Verblüffung|"Ihr glaubt nicht, was da#alles drin steckt..."</text:p>
          </table:table-cell>
        </table:table-row>
        <table:table-row table:style-name="ro2">
          <table:table-cell office:value-type="float" office:value="7758">
            <text:p>7758</text:p>
          </table:table-cell>
          <table:table-cell office:value-type="string">
            <text:p>Hochwohlgeborener Hut|"Ihn öfter als einmal#zu tragen, gilt als Fauxpas."</text:p>
          </table:table-cell>
        </table:table-row>
        <table:table-row table:style-name="ro2">
          <table:table-cell office:value-type="float" office:value="7800">
            <text:p>7800</text:p>
          </table:table-cell>
          <table:table-cell office:value-type="string">
            <text:p>Gelber Schwimmring des Nichtschwimmers|"Wer mit dem Strom schwimmt,#geht wenigstens nicht unter."</text:p>
          </table:table-cell>
        </table:table-row>
        <table:table-row table:style-name="ro2">
          <table:table-cell office:value-type="float" office:value="7801">
            <text:p>7801</text:p>
          </table:table-cell>
          <table:table-cell office:value-type="string">
            <text:p>Fidgets Gürtel|"Sein Vorbesitzer war#ein 'großer' Magier."</text:p>
          </table:table-cell>
        </table:table-row>
        <table:table-row table:style-name="ro2">
          <table:table-cell office:value-type="float" office:value="7802">
            <text:p>7802</text:p>
          </table:table-cell>
          <table:table-cell office:value-type="string">
            <text:p>Gefrierbrandgürtel des Kältetechnikers|"Für den eiskalten Strategen von Welt."</text:p>
          </table:table-cell>
        </table:table-row>
        <table:table-row table:style-name="ro2">
          <table:table-cell office:value-type="float" office:value="7803">
            <text:p>7803</text:p>
          </table:table-cell>
          <table:table-cell office:value-type="string">
            <text:p>Hulakostüm des Pauschaltouristen|"Es gibt kein Bier auf Hawaii."</text:p>
          </table:table-cell>
        </table:table-row>
        <table:table-row table:style-name="ro2">
          <table:table-cell office:value-type="float" office:value="7804">
            <text:p>7804</text:p>
          </table:table-cell>
          <table:table-cell office:value-type="string">
            <text:p>Gürtel der mutierten Kampfschildkröte|"Wer ihn trägt, entwickelt Ninja-Fähigkeiten."</text:p>
          </table:table-cell>
        </table:table-row>
        <table:table-row table:style-name="ro2">
          <table:table-cell office:value-type="float" office:value="7805">
            <text:p>7805</text:p>
          </table:table-cell>
          <table:table-cell office:value-type="string">
            <text:p>Rettungsschirm der Liquidität|"Er ist zu groß, um zu versagen."</text:p>
          </table:table-cell>
        </table:table-row>
        <table:table-row table:style-name="ro2">
          <table:table-cell office:value-type="float" office:value="7806">
            <text:p>7806</text:p>
          </table:table-cell>
          <table:table-cell office:value-type="string">
            <text:p>Gürtel aus purer Magie|"Wooow!"</text:p>
          </table:table-cell>
        </table:table-row>
        <table:table-row table:style-name="ro2">
          <table:table-cell office:value-type="float" office:value="7807">
            <text:p>7807</text:p>
          </table:table-cell>
          <table:table-cell office:value-type="string">
            <text:p>Gürtel der souveränen Überlegenheit|"Deutlich beliebter als das#'Halsband des kläglichen Versagens.'"</text:p>
          </table:table-cell>
        </table:table-row>
        <table:table-row table:style-name="ro2">
          <table:table-cell office:value-type="float" office:value="7808">
            <text:p>7808</text:p>
          </table:table-cell>
          <table:table-cell office:value-type="string">
            <text:p>Filigraner Elfenhaargürtel|"Seidig und ohne Spliss."</text:p>
          </table:table-cell>
        </table:table-row>
        <table:table-row table:style-name="ro2">
          <table:table-cell office:value-type="float" office:value="7850">
            <text:p>7850</text:p>
          </table:table-cell>
          <table:table-cell office:value-type="string">
            <text:p>Drachenfeuer|"Nichts brennt heißer#als das Drachenfeuer."</text:p>
          </table:table-cell>
        </table:table-row>
        <table:table-row table:style-name="ro2">
          <table:table-cell office:value-type="float" office:value="7851">
            <text:p>7851</text:p>
          </table:table-cell>
          <table:table-cell office:value-type="string">
            <text:p>Kill-O-Matic 5000|"Sie macht das unschuldigste#Browsergame zum Killerspiel."</text:p>
          </table:table-cell>
        </table:table-row>
        <table:table-row table:style-name="ro2">
          <table:table-cell office:value-type="float" office:value="7852">
            <text:p>7852</text:p>
          </table:table-cell>
          <table:table-cell office:value-type="string">
            <text:p>Leuchtender Neonbogen der Erkenntnis|"Die Erkenntnis trifft dich#wie ein Schlag."</text:p>
          </table:table-cell>
        </table:table-row>
        <table:table-row table:style-name="ro2">
          <table:table-cell office:value-type="float" office:value="7853">
            <text:p>7853</text:p>
          </table:table-cell>
          <table:table-cell office:value-type="string">
            <text:p>Pfadfinderbogen des brennenden Marshmallow|"Der Duft von Stockbrot kündet von#großen Abenteuern."</text:p>
          </table:table-cell>
        </table:table-row>
        <table:table-row table:style-name="ro2">
          <table:table-cell office:value-type="float" office:value="7854">
            <text:p>7854</text:p>
          </table:table-cell>
          <table:table-cell office:value-type="string">
            <text:p>Piranhabogen des Filetierers|"Vielleicht wurden versehentlich#ein paar Gräten und Zähne übersehen."</text:p>
          </table:table-cell>
        </table:table-row>
        <table:table-row table:style-name="ro2">
          <table:table-cell office:value-type="float" office:value="7855">
            <text:p>7855</text:p>
          </table:table-cell>
          <table:table-cell office:value-type="string">
            <text:p>Realistischer Raketenbogen|"Wie man ihn aus#alten Sagen kennt."</text:p>
          </table:table-cell>
        </table:table-row>
        <table:table-row table:style-name="ro2">
          <table:table-cell office:value-type="float" office:value="7856">
            <text:p>7856</text:p>
          </table:table-cell>
          <table:table-cell office:value-type="string">
            <text:p>Chicken Master 3000|"In der neusten Version sollten#die Geschosse auch nicht mehr eiern."</text:p>
          </table:table-cell>
        </table:table-row>
        <table:table-row table:style-name="ro2">
          <table:table-cell office:value-type="float" office:value="7857">
            <text:p>7857</text:p>
          </table:table-cell>
          <table:table-cell office:value-type="string">
            <text:p>Vuvuzela des Todes|"Eigentlich ist es eine#ganz normale Vuvuzela."</text:p>
          </table:table-cell>
        </table:table-row>
        <table:table-row table:style-name="ro2">
          <table:table-cell office:value-type="float" office:value="7858">
            <text:p>7858</text:p>
          </table:table-cell>
          <table:table-cell office:value-type="string">
            <text:p>Haifisch-Harpune|"Auch geeignet für die#Jagd auf Dämonen und anderes Gesocks!"</text:p>
          </table:table-cell>
        </table:table-row>
        <table:table-row table:style-name="ro2">
          <table:table-cell office:value-type="float" office:value="7859">
            <text:p>7859</text:p>
          </table:table-cell>
          <table:table-cell office:value-type="string">
            <text:p>Scharfschützen-Armbrust|"Ein Schuss, ein Treffer."</text:p>
          </table:table-cell>
        </table:table-row>
        <table:table-row table:style-name="ro2">
          <table:table-cell office:value-type="float" office:value="7860">
            <text:p>7860</text:p>
          </table:table-cell>
          <table:table-cell office:value-type="string">
            <text:p>Taschenkatapult|"Sollte man immer dabei haben."</text:p>
          </table:table-cell>
        </table:table-row>
        <table:table-row table:style-name="ro2">
          <table:table-cell office:value-type="float" office:value="7950">
            <text:p>7950</text:p>
          </table:table-cell>
          <table:table-cell office:value-type="string">
            <text:p>Bodo Dicks Brustpanzer|"Niemand weiß, wer Bodo Dick ist.#Aber dies ist sein Brustpanzer."</text:p>
          </table:table-cell>
        </table:table-row>
        <table:table-row table:style-name="ro2">
          <table:table-cell office:value-type="float" office:value="7951">
            <text:p>7951</text:p>
          </table:table-cell>
          <table:table-cell office:value-type="string">
            <text:p>Buschpirscherrüstung des Buschpirschers|"Gut gerüstet ist halb gepirscht."</text:p>
          </table:table-cell>
        </table:table-row>
        <table:table-row table:style-name="ro2">
          <table:table-cell office:value-type="float" office:value="7952">
            <text:p>7952</text:p>
          </table:table-cell>
          <table:table-cell office:value-type="string">
            <text:p>Dämonenschlächterharnisch|"Ein hervorragendes Kleidungsstück#für die Hasen- und Dämonenjagd."</text:p>
          </table:table-cell>
        </table:table-row>
        <table:table-row table:style-name="ro2">
          <table:table-cell office:value-type="float" office:value="7953">
            <text:p>7953</text:p>
          </table:table-cell>
          <table:table-cell office:value-type="string">
            <text:p>Lederbrustriemen des Barbarenkönigs|"Nichts scheuert wie Leder auf#nackter Haut."</text:p>
          </table:table-cell>
        </table:table-row>
        <table:table-row table:style-name="ro2">
          <table:table-cell office:value-type="float" office:value="7954">
            <text:p>7954</text:p>
          </table:table-cell>
          <table:table-cell office:value-type="string">
            <text:p>Zünftige Lederhosen des Trunkenbolds|"Man sagt, sie sitzen ziemlich stramm."</text:p>
          </table:table-cell>
        </table:table-row>
        <table:table-row table:style-name="ro2">
          <table:table-cell office:value-type="float" office:value="7955">
            <text:p>7955</text:p>
          </table:table-cell>
          <table:table-cell office:value-type="string">
            <text:p>Pilotenjacke des Vielfliegers|"Gibt es leider nicht#für Bonusmeilen."</text:p>
          </table:table-cell>
        </table:table-row>
        <table:table-row table:style-name="ro2">
          <table:table-cell office:value-type="float" office:value="7956">
            <text:p>7956</text:p>
          </table:table-cell>
          <table:table-cell office:value-type="string">
            <text:p>Kadaverjacke des Leichenfledderers|"Nur die besten Stücke."</text:p>
          </table:table-cell>
        </table:table-row>
        <table:table-row table:style-name="ro2">
          <table:table-cell office:value-type="float" office:value="7957">
            <text:p>7957</text:p>
          </table:table-cell>
          <table:table-cell office:value-type="string">
            <text:p>Todbringende Tentakeljacke|"Umarmen sollten Sie darin#allerdings niemanden."</text:p>
          </table:table-cell>
        </table:table-row>
        <table:table-row table:style-name="ro2">
          <table:table-cell office:value-type="float" office:value="7958">
            <text:p>7958</text:p>
          </table:table-cell>
          <table:table-cell office:value-type="string">
            <text:p>Drachenkostüm der Flauschigkeit|"Macht richtig Eindruck."</text:p>
          </table:table-cell>
        </table:table-row>
        <table:table-row table:style-name="ro2">
          <table:table-cell office:value-type="float" office:value="8000">
            <text:p>8000</text:p>
          </table:table-cell>
          <table:table-cell office:value-type="string">
            <text:p>Quietschgelbe Gummistiefel des Augenkrebses|"Die ideale Tarnung im Rapsfeld."</text:p>
          </table:table-cell>
        </table:table-row>
        <table:table-row table:style-name="ro2">
          <table:table-cell office:value-type="float" office:value="8001">
            <text:p>8001</text:p>
          </table:table-cell>
          <table:table-cell office:value-type="string">
            <text:p>Buschpirscherstiefel des Buschpirschers|"Wer den Namen zehnmal nachein-#ander sagen kann, hat gewonnen."</text:p>
          </table:table-cell>
        </table:table-row>
        <table:table-row table:style-name="ro2">
          <table:table-cell office:value-type="float" office:value="8002">
            <text:p>8002</text:p>
          </table:table-cell>
          <table:table-cell office:value-type="string">
            <text:p>Dämonenschlächterstiefel|"Denn irgendwie muss man ja erstmal#zu den Dämonen gelangen."</text:p>
          </table:table-cell>
        </table:table-row>
        <table:table-row table:style-name="ro2">
          <table:table-cell office:value-type="float" office:value="8003">
            <text:p>8003</text:p>
          </table:table-cell>
          <table:table-cell office:value-type="string">
            <text:p>Lederstiefel des Barbarenkönigs|"Eindeutig zu gut für den#einfachen Durchschnittsbarbaren."</text:p>
          </table:table-cell>
        </table:table-row>
        <table:table-row table:style-name="ro2">
          <table:table-cell office:value-type="float" office:value="8004">
            <text:p>8004</text:p>
          </table:table-cell>
          <table:table-cell office:value-type="string">
            <text:p>Lederstiefel der Dominanz|"Deine Gegner werden sie#küssen und dir dafür danken."</text:p>
          </table:table-cell>
        </table:table-row>
        <table:table-row table:style-name="ro2">
          <table:table-cell office:value-type="float" office:value="8005">
            <text:p>8005</text:p>
          </table:table-cell>
          <table:table-cell office:value-type="string">
            <text:p>Cowboystiefel|"Irgendwann kommen die#bestimmt wieder in Mode..."</text:p>
          </table:table-cell>
        </table:table-row>
        <table:table-row table:style-name="ro2">
          <table:table-cell office:value-type="float" office:value="8006">
            <text:p>8006</text:p>
          </table:table-cell>
          <table:table-cell office:value-type="string">
            <text:p>Hinterlistige Fußparasiten|"Sie ernähren sich von#Fußschweiß. Dafür halten sie warm."</text:p>
          </table:table-cell>
        </table:table-row>
        <table:table-row table:style-name="ro2">
          <table:table-cell office:value-type="float" office:value="8007">
            <text:p>8007</text:p>
          </table:table-cell>
          <table:table-cell office:value-type="string">
            <text:p>Geflügelte Stiefel des Eilboten|"Laufen wie auf Wolken."</text:p>
          </table:table-cell>
        </table:table-row>
        <table:table-row table:style-name="ro2">
          <table:table-cell office:value-type="float" office:value="8008">
            <text:p>8008</text:p>
          </table:table-cell>
          <table:table-cell office:value-type="string">
            <text:p>Leisetreter|"Erstaunlich, was man sich#damit alles erschleichen kann."</text:p>
          </table:table-cell>
        </table:table-row>
        <table:table-row table:style-name="ro2">
          <table:table-cell office:value-type="float" office:value="8050">
            <text:p>8050</text:p>
          </table:table-cell>
          <table:table-cell office:value-type="string">
            <text:p>Handschuhe des Fledermausmannes|"Geklaut aus dem Fundus eines#berühmten Helden."</text:p>
          </table:table-cell>
        </table:table-row>
        <table:table-row table:style-name="ro2">
          <table:table-cell office:value-type="float" office:value="8051">
            <text:p>8051</text:p>
          </table:table-cell>
          <table:table-cell office:value-type="string">
            <text:p>Buschpirscherhandschuhe des Buschpirschers|"Was wäre ein Buschpirscher ohne sie?"</text:p>
          </table:table-cell>
        </table:table-row>
        <table:table-row table:style-name="ro2">
          <table:table-cell office:value-type="float" office:value="8052">
            <text:p>8052</text:p>
          </table:table-cell>
          <table:table-cell office:value-type="string">
            <text:p>Dämonenschlächterhandschuhe|"Auch geeignet zum Streicheln von Ponys."</text:p>
          </table:table-cell>
        </table:table-row>
        <table:table-row table:style-name="ro2">
          <table:table-cell office:value-type="float" office:value="8053">
            <text:p>8053</text:p>
          </table:table-cell>
          <table:table-cell office:value-type="string">
            <text:p>Armschienen des Barbarenkönigs|"Weil man mit bloßen Händen doch am besten tötet."</text:p>
          </table:table-cell>
        </table:table-row>
        <table:table-row table:style-name="ro2">
          <table:table-cell office:value-type="float" office:value="8054">
            <text:p>8054</text:p>
          </table:table-cell>
          <table:table-cell office:value-type="string">
            <text:p>Brennende Feuerblitzstulpen der Hölle|"Nicht ganz ohne."</text:p>
          </table:table-cell>
        </table:table-row>
        <table:table-row table:style-name="ro2">
          <table:table-cell office:value-type="float" office:value="8055">
            <text:p>8055</text:p>
          </table:table-cell>
          <table:table-cell office:value-type="string">
            <text:p>Freddys Mörderhandschuhe|"Gut, um sich das#Nasebohren abzugewöhnen."</text:p>
          </table:table-cell>
        </table:table-row>
        <table:table-row table:style-name="ro2">
          <table:table-cell office:value-type="float" office:value="8056">
            <text:p>8056</text:p>
          </table:table-cell>
          <table:table-cell office:value-type="string">
            <text:p>Grausige Handparasiten|"Tentakel sind sowieso#die besseren Finger."</text:p>
          </table:table-cell>
        </table:table-row>
        <table:table-row table:style-name="ro2">
          <table:table-cell office:value-type="float" office:value="8057">
            <text:p>8057</text:p>
          </table:table-cell>
          <table:table-cell office:value-type="string">
            <text:p>Teure Lederhandschuhe des Schnösels|"Für den Preis das Beste,#was man kriegen kann."</text:p>
          </table:table-cell>
        </table:table-row>
        <table:table-row table:style-name="ro2">
          <table:table-cell office:value-type="float" office:value="8058">
            <text:p>8058</text:p>
          </table:table-cell>
          <table:table-cell office:value-type="string">
            <text:p>Selbstzerstörungsapparatur|"Man kann aber natürlich#auch andere damit zerstören."</text:p>
          </table:table-cell>
        </table:table-row>
        <table:table-row table:style-name="ro2">
          <table:table-cell office:value-type="float" office:value="8100">
            <text:p>8100</text:p>
          </table:table-cell>
          <table:table-cell office:value-type="string">
            <text:p>Drakonischer Schädelhelm der Ziege|"Gut gehörnt ist halb gewonnen."</text:p>
          </table:table-cell>
        </table:table-row>
        <table:table-row table:style-name="ro2">
          <table:table-cell office:value-type="float" office:value="8101">
            <text:p>8101</text:p>
          </table:table-cell>
          <table:table-cell office:value-type="string">
            <text:p>Buschpirscherhelm des Buschpirschers|"Wenn man auf der Pirsch nicht#Kopf und Kragen riskieren will."</text:p>
          </table:table-cell>
        </table:table-row>
        <table:table-row table:style-name="ro2">
          <table:table-cell office:value-type="float" office:value="8102">
            <text:p>8102</text:p>
          </table:table-cell>
          <table:table-cell office:value-type="string">
            <text:p>Dämonenschlächterhelm|"Er sieht dämonisch aus, doch das ist#nur ein Trick, um Dämonen anzulocken."</text:p>
          </table:table-cell>
        </table:table-row>
        <table:table-row table:style-name="ro2">
          <table:table-cell office:value-type="float" office:value="8103">
            <text:p>8103</text:p>
          </table:table-cell>
          <table:table-cell office:value-type="string">
            <text:p>Ledermaske der schmutzigen Freuden|"Speziell gepanzert gegen Peitschenhiebe."</text:p>
          </table:table-cell>
        </table:table-row>
        <table:table-row table:style-name="ro2">
          <table:table-cell office:value-type="float" office:value="8104">
            <text:p>8104</text:p>
          </table:table-cell>
          <table:table-cell office:value-type="string">
            <text:p>Schicker Sombrero|"Buenas tardes, amigo!"</text:p>
          </table:table-cell>
        </table:table-row>
        <table:table-row table:style-name="ro2">
          <table:table-cell office:value-type="float" office:value="8105">
            <text:p>8105</text:p>
          </table:table-cell>
          <table:table-cell office:value-type="string">
            <text:p>Experimentelle Kappe des Testpiloten|"Mit praktischem Notfallpropeller."</text:p>
          </table:table-cell>
        </table:table-row>
        <table:table-row table:style-name="ro2">
          <table:table-cell office:value-type="float" office:value="8106">
            <text:p>8106</text:p>
          </table:table-cell>
          <table:table-cell office:value-type="string">
            <text:p>Hirnstimulator|"Seine geübte Zunge beschleunigt#jegliche Denkprozesse."</text:p>
          </table:table-cell>
        </table:table-row>
        <table:table-row table:style-name="ro2">
          <table:table-cell office:value-type="float" office:value="8107">
            <text:p>8107</text:p>
          </table:table-cell>
          <table:table-cell office:value-type="string">
            <text:p>Robins Hut|"Du könntest ihn den Armen#schenken. Oder dir selbst."</text:p>
          </table:table-cell>
        </table:table-row>
        <table:table-row table:style-name="ro2">
          <table:table-cell office:value-type="float" office:value="8108">
            <text:p>8108</text:p>
          </table:table-cell>
          <table:table-cell office:value-type="string">
            <text:p>Tragbares Observatorium|"Da weiß man immer, was um#einen herum vor sich geht."</text:p>
          </table:table-cell>
        </table:table-row>
        <table:table-row table:style-name="ro2">
          <table:table-cell office:value-type="float" office:value="8150">
            <text:p>8150</text:p>
          </table:table-cell>
          <table:table-cell office:value-type="string">
            <text:p>Allzweckgürtel des Fledermausmannes|"Definitiv voller epischer Spezialfeatures."</text:p>
          </table:table-cell>
        </table:table-row>
        <table:table-row table:style-name="ro2">
          <table:table-cell office:value-type="float" office:value="8151">
            <text:p>8151</text:p>
          </table:table-cell>
          <table:table-cell office:value-type="string">
            <text:p>Buschpirschergürtel des Buschpirschers|"Ideal, um adrett durch den Busch zu pirschen."</text:p>
          </table:table-cell>
        </table:table-row>
        <table:table-row table:style-name="ro2">
          <table:table-cell office:value-type="float" office:value="8152">
            <text:p>8152</text:p>
          </table:table-cell>
          <table:table-cell office:value-type="string">
            <text:p>Dämonenschlächtergürtel|"Die Dämonen werden einen großen#Bogen um dich machen."</text:p>
          </table:table-cell>
        </table:table-row>
        <table:table-row table:style-name="ro2">
          <table:table-cell office:value-type="float" office:value="8153">
            <text:p>8153</text:p>
          </table:table-cell>
          <table:table-cell office:value-type="string">
            <text:p>Lendenschurz des Barbarenkönigs|"Wer Stärke zeigen will, muss#auch Haut zeigen können."</text:p>
          </table:table-cell>
        </table:table-row>
        <table:table-row table:style-name="ro2">
          <table:table-cell office:value-type="float" office:value="8154">
            <text:p>8154</text:p>
          </table:table-cell>
          <table:table-cell office:value-type="string">
            <text:p>Waffengürtel des Sheriffs|"Sieh, ich bin unbewaffnet!"</text:p>
          </table:table-cell>
        </table:table-row>
        <table:table-row table:style-name="ro2">
          <table:table-cell office:value-type="float" office:value="8155">
            <text:p>8155</text:p>
          </table:table-cell>
          <table:table-cell office:value-type="string">
            <text:p>Grüner Giftgürtel|"Das Gegengift kostet extra."</text:p>
          </table:table-cell>
        </table:table-row>
        <table:table-row table:style-name="ro2">
          <table:table-cell office:value-type="float" office:value="8156">
            <text:p>8156</text:p>
          </table:table-cell>
          <table:table-cell office:value-type="string">
            <text:p>Überlebensgürtel der Vollständigkeit|"Inkl. Outdoor-Waffeleisen."</text:p>
          </table:table-cell>
        </table:table-row>
        <table:table-row table:style-name="ro2">
          <table:table-cell office:value-type="float" office:value="8157">
            <text:p>8157</text:p>
          </table:table-cell>
          <table:table-cell office:value-type="string">
            <text:p>Parasitärer Gürtel|"Wenn er sich in sich selbst#verbissen hat, sitzt er gut."</text:p>
          </table:table-cell>
        </table:table-row>
        <table:table-row table:style-name="ro2">
          <table:table-cell office:value-type="float" office:value="8158">
            <text:p>8158</text:p>
          </table:table-cell>
          <table:table-cell office:value-type="string">
            <text:p>Tigerschwanz-Gürtel|"Eine geniale Tarnung, die dich#äußerst gefährlich aussehen lässt."</text:p>
          </table:table-cell>
        </table:table-row>
        <table:table-row table:style-name="ro2">
          <table:table-cell office:value-type="float" office:value="8200">
            <text:p>8200</text:p>
          </table:table-cell>
          <table:table-cell office:value-type="string">
            <text:p>Die entweihten Katakomben|"Die Toten sind erstaunlich lebendig."</text:p>
          </table:table-cell>
        </table:table-row>
        <table:table-row table:style-name="ro2">
          <table:table-cell office:value-type="float" office:value="8201">
            <text:p>8201</text:p>
          </table:table-cell>
          <table:table-cell office:value-type="string">
            <text:p>Die Minen von Gloria|"Glück auf! Harte Arbeit steht bevor."</text:p>
          </table:table-cell>
        </table:table-row>
        <table:table-row table:style-name="ro2">
          <table:table-cell office:value-type="float" office:value="8202">
            <text:p>8202</text:p>
          </table:table-cell>
          <table:table-cell office:value-type="string">
            <text:p>Die Ruinen von Gnark|"Wo die wilden Kerle wohnen..."</text:p>
          </table:table-cell>
        </table:table-row>
        <table:table-row table:style-name="ro2">
          <table:table-cell office:value-type="float" office:value="8203">
            <text:p>8203</text:p>
          </table:table-cell>
          <table:table-cell office:value-type="string">
            <text:p>Die Halsabschneidergrotte|"Krummsäbel und krumme Geschäfte."</text:p>
          </table:table-cell>
        </table:table-row>
        <table:table-row table:style-name="ro2">
          <table:table-cell office:value-type="float" office:value="8204">
            <text:p>8204</text:p>
          </table:table-cell>
          <table:table-cell office:value-type="string">
            <text:p>Der Smaragdschuppenaltar|"Wir müssen alle Opfer bringen..."</text:p>
          </table:table-cell>
        </table:table-row>
        <table:table-row table:style-name="ro2">
          <table:table-cell office:value-type="float" office:value="8205">
            <text:p>8205</text:p>
          </table:table-cell>
          <table:table-cell office:value-type="string">
            <text:p>Der kranke Baum|"Seine Wurzeln reichen bis in höllische Tiefen."</text:p>
          </table:table-cell>
        </table:table-row>
        <table:table-row table:style-name="ro2">
          <table:table-cell office:value-type="float" office:value="8206">
            <text:p>8206</text:p>
          </table:table-cell>
          <table:table-cell office:value-type="string">
            <text:p>Der Magmastrom|"Es geht heiß her im Untergrund."</text:p>
          </table:table-cell>
        </table:table-row>
        <table:table-row table:style-name="ro2">
          <table:table-cell office:value-type="float" office:value="8207">
            <text:p>8207</text:p>
          </table:table-cell>
          <table:table-cell office:value-type="string">
            <text:p>Der Frostbluttempel|"Das Blut gefriert einem in den Adern."</text:p>
          </table:table-cell>
        </table:table-row>
        <table:table-row table:style-name="ro2">
          <table:table-cell office:value-type="float" office:value="8208">
            <text:p>8208</text:p>
          </table:table-cell>
          <table:table-cell office:value-type="string">
            <text:p>Die Pyramide des Wahnsinns|"Nur nicht Verstand oder Leben verlieren!"</text:p>
          </table:table-cell>
        </table:table-row>
        <table:table-row table:style-name="ro2">
          <table:table-cell office:value-type="float" office:value="8209">
            <text:p>8209</text:p>
          </table:table-cell>
          <table:table-cell office:value-type="string">
            <text:p>Die Schwarzschädelfestung|"Tief im Innern gibt es einen Souvenierstand."</text:p>
          </table:table-cell>
        </table:table-row>
        <table:table-row table:style-name="ro2">
          <table:table-cell office:value-type="float" office:value="8210">
            <text:p>8210</text:p>
          </table:table-cell>
          <table:table-cell office:value-type="string">
            <text:p>Der Zirkus des Grauens</text:p>
          </table:table-cell>
        </table:table-row>
        <table:table-row table:style-name="ro2">
          <table:table-cell office:value-type="float" office:value="8211">
            <text:p>8211</text:p>
          </table:table-cell>
          <table:table-cell office:value-type="string">
            <text:p>Die Hölle</text:p>
          </table:table-cell>
        </table:table-row>
        <table:table-row table:style-name="ro2">
          <table:table-cell office:value-type="float" office:value="8212">
            <text:p>8212</text:p>
          </table:table-cell>
          <table:table-cell office:value-type="string">
            <text:p>Der 13. Stock</text:p>
          </table:table-cell>
        </table:table-row>
        <table:table-row table:style-name="ro2">
          <table:table-cell office:value-type="float" office:value="8250">
            <text:p>8250</text:p>
          </table:table-cell>
          <table:table-cell office:value-type="string">
            <text:p>Etage: %1/10#Nächster Gegner: %2</text:p>
          </table:table-cell>
        </table:table-row>
        <table:table-row table:style-name="ro2">
          <table:table-cell office:value-type="float" office:value="8251">
            <text:p>8251</text:p>
          </table:table-cell>
          <table:table-cell office:value-type="string">
            <text:p>Dieser Ort bleibt dir vorerst noch verschlossen.</text:p>
          </table:table-cell>
        </table:table-row>
        <table:table-row table:style-name="ro2">
          <table:table-cell office:value-type="float" office:value="8252">
            <text:p>8252</text:p>
          </table:table-cell>
          <table:table-cell office:value-type="string">
            <text:p>Diesen Ort hast du von seinen Schrecken befreit.</text:p>
          </table:table-cell>
        </table:table-row>
        <table:table-row table:style-name="ro2">
          <table:table-cell office:value-type="float" office:value="8253">
            <text:p>8253</text:p>
          </table:table-cell>
          <table:table-cell office:value-type="string">
            <text:p>%1 - Etage %2/10</text:p>
          </table:table-cell>
        </table:table-row>
        <table:table-row table:style-name="ro2">
          <table:table-cell office:value-type="float" office:value="8254">
            <text:p>8254</text:p>
          </table:table-cell>
          <table:table-cell office:value-type="string">
            <text:p>Dungeons</text:p>
          </table:table-cell>
        </table:table-row>
        <table:table-row table:style-name="ro2">
          <table:table-cell office:value-type="float" office:value="8300">
            <text:p>8300</text:p>
          </table:table-cell>
          <table:table-cell office:value-type="string">
            <text:p>Entweihter Katakombenschlüssel|"Nanu, ein Schlüssel...#Wo der wohl passt?"</text:p>
          </table:table-cell>
        </table:table-row>
        <table:table-row table:style-name="ro2">
          <table:table-cell office:value-type="float" office:value="8301">
            <text:p>8301</text:p>
          </table:table-cell>
          <table:table-cell office:value-type="string">
            <text:p>Glorias Minenschlüssel|"Von Zwergen geschmiedet,#von dir gefunden."</text:p>
          </table:table-cell>
        </table:table-row>
        <table:table-row table:style-name="ro2">
          <table:table-cell office:value-type="float" office:value="8302">
            <text:p>8302</text:p>
          </table:table-cell>
          <table:table-cell office:value-type="string">
            <text:p>Schlüssel von Gnark|"Er wurde einem Räuber geraubt."</text:p>
          </table:table-cell>
        </table:table-row>
        <table:table-row table:style-name="ro2">
          <table:table-cell office:value-type="float" office:value="8303">
            <text:p>8303</text:p>
          </table:table-cell>
          <table:table-cell office:value-type="string">
            <text:p>Lizenzschlüssel der Piraterie|"Die Halsabschneidergrotte liegt#in der berühmten Piratenbucht."</text:p>
          </table:table-cell>
        </table:table-row>
        <table:table-row table:style-name="ro2">
          <table:table-cell office:value-type="float" office:value="8304">
            <text:p>8304</text:p>
          </table:table-cell>
          <table:table-cell office:value-type="string">
            <text:p>Schuppenschlüssel der Smaragdechsen|"Geheiligtes Artefakt einer#alten, grausamen Kultur."</text:p>
          </table:table-cell>
        </table:table-row>
        <table:table-row table:style-name="ro2">
          <table:table-cell office:value-type="float" office:value="8305">
            <text:p>8305</text:p>
          </table:table-cell>
          <table:table-cell office:value-type="string">
            <text:p>Kranker Baumschlüssel|"Igitt, der ist bestimmt#total verseucht!"</text:p>
          </table:table-cell>
        </table:table-row>
        <table:table-row table:style-name="ro2">
          <table:table-cell office:value-type="float" office:value="8306">
            <text:p>8306</text:p>
          </table:table-cell>
          <table:table-cell office:value-type="string">
            <text:p>Schlüssel der Höllenglut|"Der Schlüssel zum Magmastrom."</text:p>
          </table:table-cell>
        </table:table-row>
        <table:table-row table:style-name="ro2">
          <table:table-cell office:value-type="float" office:value="8307">
            <text:p>8307</text:p>
          </table:table-cell>
          <table:table-cell office:value-type="string">
            <text:p>Frostiger Schlüssel der Templer|"Achtung, Gefrierbrandgefahr!"</text:p>
          </table:table-cell>
        </table:table-row>
        <table:table-row table:style-name="ro2">
          <table:table-cell office:value-type="float" office:value="8308">
            <text:p>8308</text:p>
          </table:table-cell>
          <table:table-cell office:value-type="string">
            <text:p>Pyramidenschlüssel des Wahnsinns|"Der Schlüssel mit dem Sprung#in der Schüssel."</text:p>
          </table:table-cell>
        </table:table-row>
        <table:table-row table:style-name="ro2">
          <table:table-cell office:value-type="float" office:value="8309">
            <text:p>8309</text:p>
          </table:table-cell>
          <table:table-cell office:value-type="string">
            <text:p>Schlüssel der Schwarzschädel|"Sieht nicht freundlich aus."</text:p>
          </table:table-cell>
        </table:table-row>
        <table:table-row table:style-name="ro2">
          <table:table-cell office:value-type="float" office:value="8319">
            <text:p>8319</text:p>
          </table:table-cell>
          <table:table-cell office:value-type="string">
            <text:p>Klo-Schlüssel der Taverne|"Ein besoffener Zwergenmagier#brannte einst damit durch."</text:p>
          </table:table-cell>
        </table:table-row>
        <table:table-row table:style-name="ro2">
          <table:table-cell office:value-type="float" office:value="8320">
            <text:p>8320</text:p>
          </table:table-cell>
          <table:table-cell office:value-type="string">
            <text:p>Spiegel der Eitelkeit</text:p>
          </table:table-cell>
        </table:table-row>
        <table:table-row table:style-name="ro2">
          <table:table-cell office:value-type="float" office:value="8321">
            <text:p>8321</text:p>
          </table:table-cell>
          <table:table-cell office:value-type="string">
            <text:p>Ominöses Ei|"Was wohl daraus schlüpfen wird?#Über solchen Fragen kann man#lange brüten."</text:p>
          </table:table-cell>
        </table:table-row>
        <table:table-row table:style-name="ro2">
          <table:table-cell office:value-type="float" office:value="8322">
            <text:p>8322</text:p>
          </table:table-cell>
          <table:table-cell office:value-type="string">
            <text:p>Seltsames Ei|"Äußerlich gleicht es den anderen.#Aber ob sich darin das Gelbe befindet?"</text:p>
          </table:table-cell>
        </table:table-row>
        <table:table-row table:style-name="ro2">
          <table:table-cell office:value-type="float" office:value="8323">
            <text:p>8323</text:p>
          </table:table-cell>
          <table:table-cell office:value-type="string">
            <text:p>Befremdliches Ei|"Frag den Osterhasen,#vielleicht weiß der was."</text:p>
          </table:table-cell>
        </table:table-row>
        <table:table-row table:style-name="ro2">
          <table:table-cell office:value-type="float" office:value="8329">
            <text:p>8329</text:p>
          </table:table-cell>
          <table:table-cell office: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text:p>8330</text:p>
          </table:table-cell>
          <table:table-cell office:value-type="string">
            <text:p>Spiegelscherbe der Selbstreflektion|"Erkenne deine Dunkle Seite.#Befreie sie aus der Spiegelwelt#und versuche, sie unter Kontrolle#zu behalten."</text:p>
          </table:table-cell>
        </table:table-row>
        <table:table-row table:style-name="ro2">
          <table:table-cell office:value-type="float" office:value="8331">
            <text:p>8331</text:p>
          </table:table-cell>
          <table:table-cell office: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text:p>8332</text:p>
          </table:table-cell>
          <table:table-cell office: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text:p>8333</text:p>
          </table:table-cell>
          <table:table-cell office:value-type="string">
            <text:p>Spiegelscherbe des Zwielichts|"Ich beobachte dich genau,#Spiegelbild!"</text:p>
          </table:table-cell>
        </table:table-row>
        <table:table-row table:style-name="ro2">
          <table:table-cell office:value-type="float" office:value="8334">
            <text:p>8334</text:p>
          </table:table-cell>
          <table:table-cell office: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text:p>8335</text:p>
          </table:table-cell>
          <table:table-cell office:value-type="string">
            <text:p>Spiegelscherbe der Doppelmoral|"Ein Spiegel, der alles verdoppelt?#Auch deine Moral?##Zu welch schändlichem Tun#könnte er dich verleiten?"</text:p>
          </table:table-cell>
        </table:table-row>
        <table:table-row table:style-name="ro2">
          <table:table-cell office:value-type="float" office:value="8336">
            <text:p>8336</text:p>
          </table:table-cell>
          <table:table-cell office: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text:p>8337</text:p>
          </table:table-cell>
          <table:table-cell office:value-type="string">
            <text:p>Spiegelscherbe der Lizenzfrage|"Rechtlich bleibt zu klären,#ob das Spiegelbild eine#unberechtigte Kopie darstellt."</text:p>
          </table:table-cell>
        </table:table-row>
        <table:table-row table:style-name="ro2">
          <table:table-cell office:value-type="float" office:value="8338">
            <text:p>8338</text:p>
          </table:table-cell>
          <table:table-cell office:value-type="string">
            <text:p>Spiegelscherbe der Verdopplung|"Wer auch immer was mit einem#Spiegel verdoppeln wollen#könnte..."</text:p>
          </table:table-cell>
        </table:table-row>
        <table:table-row table:style-name="ro2">
          <table:table-cell office:value-type="float" office:value="8339">
            <text:p>8339</text:p>
          </table:table-cell>
          <table:table-cell office:value-type="string">
            <text:p>Spiegelscherbe der Eitelkeit|"Wer einen Spiegel besitzt,#ist dazu verdammt, hinein#zu schauen."</text:p>
          </table:table-cell>
        </table:table-row>
        <table:table-row table:style-name="ro2">
          <table:table-cell office:value-type="float" office:value="8340">
            <text:p>8340</text:p>
          </table:table-cell>
          <table:table-cell office:value-type="string">
            <text:p>Spiegelscherbe der Mutmaßung|"Noch ahnt niemand so recht,#wozu der Spiegel einmal gut#sein wird. Aber irgendetwas#wird er schon bringen..."</text:p>
          </table:table-cell>
        </table:table-row>
        <table:table-row table:style-name="ro2">
          <table:table-cell office:value-type="float" office:value="8341">
            <text:p>8341</text:p>
          </table:table-cell>
          <table:table-cell office:value-type="string">
            <text:p>Spiegelscherbe der Replikation|"Ein meisterhafter Fälscher fertigte#einst dieses Objekt, das fast#so aussieht wie ein echter Spiegel."</text:p>
          </table:table-cell>
        </table:table-row>
        <table:table-row table:style-name="ro2">
          <table:table-cell office:value-type="float" office:value="8342">
            <text:p>8342</text:p>
          </table:table-cell>
          <table:table-cell office:value-type="string">
            <text:p>Spiegelscherbe der Komplexität|"Ich könnte erklären, wozu er gut ist,#aber das würde zu weit führen."</text:p>
          </table:table-cell>
        </table:table-row>
        <table:table-row table:style-name="ro2">
          <table:table-cell office:value-type="float" office:value="8350">
            <text:p>8350</text:p>
          </table:table-cell>
          <table:table-cell office:value-type="string">
            <text:p>Trank des Gurkenglasöffners</text:p>
          </table:table-cell>
        </table:table-row>
        <table:table-row table:style-name="ro2">
          <table:table-cell office:value-type="float" office:value="8351">
            <text:p>8351</text:p>
          </table:table-cell>
          <table:table-cell office:value-type="string">
            <text:p>Trank des Jojospielers</text:p>
          </table:table-cell>
        </table:table-row>
        <table:table-row table:style-name="ro2">
          <table:table-cell office:value-type="float" office:value="8352">
            <text:p>8352</text:p>
          </table:table-cell>
          <table:table-cell office:value-type="string">
            <text:p>Trank des Kneipenphilosophen</text:p>
          </table:table-cell>
        </table:table-row>
        <table:table-row table:style-name="ro2">
          <table:table-cell office:value-type="float" office:value="8353">
            <text:p>8353</text:p>
          </table:table-cell>
          <table:table-cell office:value-type="string">
            <text:p>Trank des Treppensteigers</text:p>
          </table:table-cell>
        </table:table-row>
        <table:table-row table:style-name="ro2">
          <table:table-cell office:value-type="float" office:value="8354">
            <text:p>8354</text:p>
          </table:table-cell>
          <table:table-cell office:value-type="string">
            <text:p>Trank des Trostpreisabstaubers</text:p>
          </table:table-cell>
        </table:table-row>
        <table:table-row table:style-name="ro2">
          <table:table-cell office:value-type="float" office:value="8355">
            <text:p>8355</text:p>
          </table:table-cell>
          <table:table-cell office:value-type="string">
            <text:p>Trank des Armdrückers</text:p>
          </table:table-cell>
        </table:table-row>
        <table:table-row table:style-name="ro2">
          <table:table-cell office:value-type="float" office:value="8356">
            <text:p>8356</text:p>
          </table:table-cell>
          <table:table-cell office:value-type="string">
            <text:p>Trank des Mikadokämpfers</text:p>
          </table:table-cell>
        </table:table-row>
        <table:table-row table:style-name="ro2">
          <table:table-cell office:value-type="float" office:value="8357">
            <text:p>8357</text:p>
          </table:table-cell>
          <table:table-cell office:value-type="string">
            <text:p>Trank des Klassenstrebers</text:p>
          </table:table-cell>
        </table:table-row>
        <table:table-row table:style-name="ro2">
          <table:table-cell office:value-type="float" office:value="8358">
            <text:p>8358</text:p>
          </table:table-cell>
          <table:table-cell office:value-type="string">
            <text:p>Trank des Waldläufers</text:p>
          </table:table-cell>
        </table:table-row>
        <table:table-row table:style-name="ro2">
          <table:table-cell office:value-type="float" office:value="8359">
            <text:p>8359</text:p>
          </table:table-cell>
          <table:table-cell office:value-type="string">
            <text:p>Trank des Tombolagewinners</text:p>
          </table:table-cell>
        </table:table-row>
        <table:table-row table:style-name="ro2">
          <table:table-cell office:value-type="float" office:value="8360">
            <text:p>8360</text:p>
          </table:table-cell>
          <table:table-cell office:value-type="string">
            <text:p>Trank des Gewichthebers</text:p>
          </table:table-cell>
        </table:table-row>
        <table:table-row table:style-name="ro2">
          <table:table-cell office:value-type="float" office:value="8361">
            <text:p>8361</text:p>
          </table:table-cell>
          <table:table-cell office:value-type="string">
            <text:p>Trank des Dribbelkönigs</text:p>
          </table:table-cell>
        </table:table-row>
        <table:table-row table:style-name="ro2">
          <table:table-cell office:value-type="float" office:value="8362">
            <text:p>8362</text:p>
          </table:table-cell>
          <table:table-cell office:value-type="string">
            <text:p>Trank des Teilchenphysikers</text:p>
          </table:table-cell>
        </table:table-row>
        <table:table-row table:style-name="ro2">
          <table:table-cell office:value-type="float" office:value="8363">
            <text:p>8363</text:p>
          </table:table-cell>
          <table:table-cell office:value-type="string">
            <text:p>Trank des Sechstagerenners</text:p>
          </table:table-cell>
        </table:table-row>
        <table:table-row table:style-name="ro2">
          <table:table-cell office:value-type="float" office:value="8364">
            <text:p>8364</text:p>
          </table:table-cell>
          <table:table-cell office:value-type="string">
            <text:p>Trank des Jackpotknackers</text:p>
          </table:table-cell>
        </table:table-row>
        <table:table-row table:style-name="ro2">
          <table:table-cell office:value-type="float" office:value="8365">
            <text:p>8365</text:p>
          </table:table-cell>
          <table:table-cell office:value-type="string">
            <text:p>Trank des ewigen Lebens</text:p>
          </table:table-cell>
        </table:table-row>
        <table:table-row table:style-name="ro2">
          <table:table-cell office:value-type="float" office:value="8400">
            <text:p>8400</text:p>
          </table:table-cell>
          <table:table-cell office:value-type="string">
            <text:p>Nächster</text:p>
          </table:table-cell>
        </table:table-row>
        <table:table-row table:style-name="ro2">
          <table:table-cell office:value-type="float" office:value="8401">
            <text:p>8401</text:p>
          </table:table-cell>
          <table:table-cell office:value-type="string">
            <text:p>Noch nicht in die Schlacht gezogen!</text:p>
          </table:table-cell>
        </table:table-row>
        <table:table-row table:style-name="ro2">
          <table:table-cell office:value-type="float" office:value="8402">
            <text:p>8402</text:p>
          </table:table-cell>
          <table:table-cell office:value-type="string">
            <text:p>Noch nicht zur Verteidigung gemeldet!</text:p>
          </table:table-cell>
        </table:table-row>
        <table:table-row table:style-name="ro2">
          <table:table-cell office:value-type="float" office:value="8403">
            <text:p>8403</text:p>
          </table:table-cell>
          <table:table-cell office:value-type="string">
            <text:p>Noch nicht zum Angriff gemeldet!</text:p>
          </table:table-cell>
        </table:table-row>
        <table:table-row table:style-name="ro2">
          <table:table-cell office:value-type="float" office:value="8404">
            <text:p>8404</text:p>
          </table:table-cell>
          <table:table-cell office:value-type="string">
            <text:p>Nimmt am Angriff auf deine Gilde teil!</text:p>
          </table:table-cell>
        </table:table-row>
        <table:table-row table:style-name="ro2">
          <table:table-cell office:value-type="float" office:value="8405">
            <text:p>8405</text:p>
          </table:table-cell>
          <table:table-cell office:value-type="string">
            <text:p>Verteidigt seine gegen deine Gilde!</text:p>
          </table:table-cell>
        </table:table-row>
        <table:table-row table:style-name="ro2">
          <table:table-cell office:value-type="float" office:value="8411">
            <text:p>8411</text:p>
          </table:table-cell>
          <table:table-cell office:value-type="string">
            <text:p>Hat sich zum Angriff gemeldet!</text:p>
          </table:table-cell>
        </table:table-row>
        <table:table-row table:style-name="ro2">
          <table:table-cell office:value-type="float" office:value="8412">
            <text:p>8412</text:p>
          </table:table-cell>
          <table:table-cell office:value-type="string">
            <text:p>Hat sich zur Verteidigung gemeldet!</text:p>
          </table:table-cell>
        </table:table-row>
        <table:table-row table:style-name="ro2">
          <table:table-cell office:value-type="float" office:value="8413">
            <text:p>8413</text:p>
          </table:table-cell>
          <table:table-cell office:value-type="string">
            <text:p>Hat sich zu Angriff und Verteidigung gemeldet!</text:p>
          </table:table-cell>
        </table:table-row>
        <table:table-row table:style-name="ro2">
          <table:table-cell office:value-type="float" office:value="8420">
            <text:p>8420</text:p>
          </table:table-cell>
          <table:table-cell office:value-type="string">
            <text:p>Eine Gilde angreifen</text:p>
          </table:table-cell>
        </table:table-row>
        <table:table-row table:style-name="ro2">
          <table:table-cell office:value-type="float" office:value="8421">
            <text:p>8421</text:p>
          </table:table-cell>
          <table:table-cell office:value-type="string">
            <text:p>Zum Gildenangriff melden</text:p>
          </table:table-cell>
        </table:table-row>
        <table:table-row table:style-name="ro2">
          <table:table-cell office:value-type="float" office:value="8422">
            <text:p>8422</text:p>
          </table:table-cell>
          <table:table-cell office:value-type="string">
            <text:p>Zur Gildenverteidigung melden</text:p>
          </table:table-cell>
        </table:table-row>
        <table:table-row table:style-name="ro2">
          <table:table-cell office:value-type="float" office:value="8423">
            <text:p>8423</text:p>
          </table:table-cell>
          <table:table-cell office:value-type="string">
            <text:p>Du hast dich bereits zum Gildenangriff gemeldet.</text:p>
          </table:table-cell>
        </table:table-row>
        <table:table-row table:style-name="ro2">
          <table:table-cell office:value-type="float" office:value="8424">
            <text:p>8424</text:p>
          </table:table-cell>
          <table:table-cell office:value-type="string">
            <text:p>Du hast dich bereits zur Gildenverteidigung gemeldet.</text:p>
          </table:table-cell>
        </table:table-row>
        <table:table-row table:style-name="ro2">
          <table:table-cell office:value-type="float" office:value="8425">
            <text:p>8425</text:p>
          </table:table-cell>
          <table:table-cell office:value-type="string">
            <text:p>Eure Kämpfer sind erschöpft. Angriff möglich ab %1.</text:p>
          </table:table-cell>
        </table:table-row>
        <table:table-row table:style-name="ro2">
          <table:table-cell office:value-type="float" office:value="8426">
            <text:p>8426</text:p>
          </table:table-cell>
          <table:table-cell office:value-type="string">
            <text:p>Zurzeit wird deine Gilde nicht angegriffen.</text:p>
          </table:table-cell>
        </table:table-row>
        <table:table-row table:style-name="ro2">
          <table:table-cell office:value-type="float" office:value="8427">
            <text:p>8427</text:p>
          </table:table-cell>
          <table:table-cell office:value-type="string">
            <text:p>Zurzeit findet kein Gildenangriff statt.</text:p>
          </table:table-cell>
        </table:table-row>
        <table:table-row table:style-name="ro2">
          <table:table-cell office:value-type="float" office:value="8428">
            <text:p>8428</text:p>
          </table:table-cell>
          <table:table-cell office:value-type="string">
            <text:p>Diese Gilde angreifen</text:p>
          </table:table-cell>
        </table:table-row>
        <table:table-row table:style-name="ro2">
          <table:table-cell office:value-type="float" office:value="8429">
            <text:p>8429</text:p>
          </table:table-cell>
          <table:table-cell office:value-type="string">
            <text:p>Gegen diese Gilde verteidigen</text:p>
          </table:table-cell>
        </table:table-row>
        <table:table-row table:style-name="ro2">
          <table:table-cell office:value-type="float" office:value="8430">
            <text:p>8430</text:p>
          </table:table-cell>
          <table:table-cell office:value-type="string">
            <text:p>Es findet ein Gildenangriff statt.</text:p>
          </table:table-cell>
        </table:table-row>
        <table:table-row table:style-name="ro2">
          <table:table-cell office:value-type="float" office:value="8431">
            <text:p>8431</text:p>
          </table:table-cell>
          <table:table-cell office:value-type="string">
            <text:p>Diese Gilde kann zurzeit nicht angegriffen werden.</text:p>
          </table:table-cell>
        </table:table-row>
        <table:table-row table:style-name="ro2">
          <table:table-cell office:value-type="float" office:value="8432">
            <text:p>8432</text:p>
          </table:table-cell>
          <table:table-cell office:value-type="string">
            <text:p>Diese Gilde wird von deiner Gilde angegriffen.</text:p>
          </table:table-cell>
        </table:table-row>
        <table:table-row table:style-name="ro2">
          <table:table-cell office:value-type="float" office:value="8433">
            <text:p>8433</text:p>
          </table:table-cell>
          <table:table-cell office:value-type="string">
            <text:p>Diese Gilde wird bereits von einer anderen Gilde angegriffen.</text:p>
          </table:table-cell>
        </table:table-row>
        <table:table-row table:style-name="ro2">
          <table:table-cell office:value-type="float" office:value="8434">
            <text:p>8434</text:p>
          </table:table-cell>
          <table:table-cell office:value-type="string">
            <text:p>Nur der Gildenleiter oder ein Offizier kann einen Gildenangriff initiieren.</text:p>
          </table:table-cell>
        </table:table-row>
        <table:table-row table:style-name="ro2">
          <table:table-cell office:value-type="float" office:value="8435">
            <text:p>8435</text:p>
          </table:table-cell>
          <table:table-cell office:value-type="string">
            <text:p>Es findet kein Angriff durch diese Gilde statt.</text:p>
          </table:table-cell>
        </table:table-row>
        <table:table-row table:style-name="ro2">
          <table:table-cell office:value-type="float" office:value="8436">
            <text:p>8436</text:p>
          </table:table-cell>
          <table:table-cell office:value-type="string">
            <text:p>Deine Gilde greift bereits eine andere Gilde an.</text:p>
          </table:table-cell>
        </table:table-row>
        <table:table-row table:style-name="ro2">
          <table:table-cell office:value-type="float" office:value="8437">
            <text:p>8437</text:p>
          </table:table-cell>
          <table:table-cell office:value-type="string">
            <text:p>Kriegskosten:</text:p>
          </table:table-cell>
        </table:table-row>
        <table:table-row table:style-name="ro2">
          <table:table-cell office:value-type="float" office:value="8438">
            <text:p>8438</text:p>
          </table:table-cell>
          <table:table-cell office:value-type="string">
            <text:p>Deine Gilde hat nicht genug Gold, um diese Schlacht zu finanzieren.</text:p>
          </table:table-cell>
        </table:table-row>
        <table:table-row table:style-name="ro2">
          <table:table-cell office:value-type="float" office:value="8440">
            <text:p>8440</text:p>
          </table:table-cell>
          <table:table-cell office:value-type="string">
            <text:p>Angriff auf %1 am %2</text:p>
          </table:table-cell>
        </table:table-row>
        <table:table-row table:style-name="ro2">
          <table:table-cell office:value-type="float" office:value="8441">
            <text:p>8441</text:p>
          </table:table-cell>
          <table:table-cell office:value-type="string">
            <text:p>Angriff durch %1 am %2</text:p>
          </table:table-cell>
        </table:table-row>
        <table:table-row table:style-name="ro2">
          <table:table-cell office:value-type="float" office:value="8442">
            <text:p>8442</text:p>
          </table:table-cell>
          <table:table-cell office:value-type="string">
            <text:p>Angriff auf %1 um %2</text:p>
          </table:table-cell>
        </table:table-row>
        <table:table-row table:style-name="ro2">
          <table:table-cell office:value-type="float" office:value="8443">
            <text:p>8443</text:p>
          </table:table-cell>
          <table:table-cell office:value-type="string">
            <text:p>Angriff durch %1 um %2</text:p>
          </table:table-cell>
        </table:table-row>
        <table:table-row table:style-name="ro2">
          <table:table-cell office:value-type="float" office:value="8450">
            <text:p>8450</text:p>
          </table:table-cell>
          <table:table-cell office:value-type="string">
            <text:p>Angriff befehligt durch Spieler %1.</text:p>
          </table:table-cell>
        </table:table-row>
        <table:table-row table:style-name="ro2">
          <table:table-cell office:value-type="float" office:value="8451">
            <text:p>8451</text:p>
          </table:table-cell>
          <table:table-cell office:value-type="string">
            <text:p>Held des Tages:</text:p>
          </table:table-cell>
        </table:table-row>
        <table:table-row table:style-name="ro2">
          <table:table-cell office:value-type="float" office:value="8452">
            <text:p>8452</text:p>
          </table:table-cell>
          <table:table-cell office:value-type="string">
            <text:p>%1 (%2 besiegt)</text:p>
          </table:table-cell>
        </table:table-row>
        <table:table-row table:style-name="ro2">
          <table:table-cell office:value-type="float" office:value="8453">
            <text:p>8453</text:p>
          </table:table-cell>
          <table:table-cell office:value-type="string">
            <text:p>Helden des Tages:</text:p>
          </table:table-cell>
        </table:table-row>
        <table:table-row table:style-name="ro2">
          <table:table-cell office:value-type="float" office:value="8500">
            <text:p>8500</text:p>
          </table:table-cell>
          <table:table-cell office:value-type="string">
            <text:p>Die Schlacht ist geschlagen und ihr geht siegreich daraus hervor. Das wird begossen! Stolz flattern eure Fahnen im Wind.</text:p>
          </table:table-cell>
        </table:table-row>
        <table:table-row table:style-name="ro2">
          <table:table-cell office:value-type="float" office:value="8501">
            <text:p>8501</text:p>
          </table:table-cell>
          <table:table-cell office:value-type="string">
            <text:p>Kriegslist und Kampfesmut haben sich bewährt und deiner Gilde zum Sieg verholfen. Das wird gefeiert - auf in die Taverne!</text:p>
          </table:table-cell>
        </table:table-row>
        <table:table-row table:style-name="ro2">
          <table:table-cell office:value-type="float" office:value="8502">
            <text:p>8502</text:p>
          </table:table-cell>
          <table:table-cell office:value-type="string">
            <text:p>Gemäß den alten Statuten eurer Gilde wird zuerst der Feind ab- und dann das Fass angestochen. Prost auf euren Sieg!</text:p>
          </table:table-cell>
        </table:table-row>
        <table:table-row table:style-name="ro2">
          <table:table-cell office:value-type="float" office:value="8503">
            <text:p>8503</text:p>
          </table:table-cell>
          <table:table-cell office:value-type="string">
            <text:p>Eurem Feind sind Hören und Sehen vergangen! Doch keine Bange, nach dem anschließenden Besäufnis wird es euch ähnlich ergehen.</text:p>
          </table:table-cell>
        </table:table-row>
        <table:table-row table:style-name="ro2">
          <table:table-cell office:value-type="float" office:value="8504">
            <text:p>8504</text:p>
          </table:table-cell>
          <table:table-cell office:value-type="string">
            <text:p>Der Feind ist besiegt - eure Tapferkeit hat sich bewährt. Doch nun folgt die härtere Probe: Wie trinkfest seid ihr?</text:p>
          </table:table-cell>
        </table:table-row>
        <table:table-row table:style-name="ro2">
          <table:table-cell office:value-type="float" office:value="8505">
            <text:p>8505</text:p>
          </table:table-cell>
          <table:table-cell office:value-type="string">
            <text:p>Da ging es drunter und drüber. Für euch drunter, für den Feind drüber.</text:p>
          </table:table-cell>
        </table:table-row>
        <table:table-row table:style-name="ro2">
          <table:table-cell office:value-type="float" office:value="8506">
            <text:p>8506</text:p>
          </table:table-cell>
          <table:table-cell office:value-type="string">
            <text:p>Ihr habt aufrichtig und ehrenhaft verloren. Selbst schuld. Euer Feind hat derweil hinterlistig und heimtückisch gesiegt.</text:p>
          </table:table-cell>
        </table:table-row>
        <table:table-row table:style-name="ro2">
          <table:table-cell office:value-type="float" office:value="8507">
            <text:p>8507</text:p>
          </table:table-cell>
          <table:table-cell office:value-type="string">
            <text:p>Man sagt: Viel Feind, viel Ehr. Aber all zu viel ist eben leider doch ungesund.</text:p>
          </table:table-cell>
        </table:table-row>
        <table:table-row table:style-name="ro2">
          <table:table-cell office:value-type="float" office:value="8508">
            <text:p>8508</text:p>
          </table:table-cell>
          <table:table-cell office:value-type="string">
            <text:p>Die Investition in das neue Lazarett hat sich gelohnt. Die Investition in diese Schlacht jedoch nicht.</text:p>
          </table:table-cell>
        </table:table-row>
        <table:table-row table:style-name="ro2">
          <table:table-cell office:value-type="float" office:value="8509">
            <text:p>8509</text:p>
          </table:table-cell>
          <table:table-cell office:value-type="string">
            <text:p>Endlich hat das Blutvergießen ein Ende. Weil nichts mehr da ist, was ihr noch vergießen könntet.</text:p>
          </table:table-cell>
        </table:table-row>
        <table:table-row table:style-name="ro2">
          <table:table-cell office:value-type="float" office:value="8510">
            <text:p>8510</text:p>
          </table:table-cell>
          <table:table-cell office:value-type="string">
            <text:p>Gildenehre gewonnen:</text:p>
          </table:table-cell>
        </table:table-row>
        <table:table-row table:style-name="ro2">
          <table:table-cell office:value-type="float" office:value="8511">
            <text:p>8511</text:p>
          </table:table-cell>
          <table:table-cell office:value-type="string">
            <text:p>Gildenehre verloren:</text:p>
          </table:table-cell>
        </table:table-row>
        <table:table-row table:style-name="ro2">
          <table:table-cell office:value-type="float" office:value="8600">
            <text:p>8600</text:p>
          </table:table-cell>
          <table:table-cell office:value-type="string">
            <text:p>Nicht genug Gold in der Gildenkasse!</text:p>
          </table:table-cell>
        </table:table-row>
        <table:table-row table:style-name="ro2">
          <table:table-cell office:value-type="float" office:value="8601">
            <text:p>8601</text:p>
          </table:table-cell>
          <table:table-cell office:value-type="string">
            <text:p>Diese Gilde wird bereits angegriffen!</text:p>
          </table:table-cell>
        </table:table-row>
        <table:table-row table:style-name="ro2">
          <table:table-cell office:value-type="float" office:value="8602">
            <text:p>8602</text:p>
          </table:table-cell>
          <table:table-cell office:value-type="string">
            <text:p>Der Angriff kann zurzeit nicht durchgeführt werden.</text:p>
          </table:table-cell>
        </table:table-row>
        <table:table-row table:style-name="ro2">
          <table:table-cell office:value-type="float" office:value="8603">
            <text:p>8603</text:p>
          </table:table-cell>
          <table:table-cell office:value-type="string">
            <text:p>Deine Gilde greift bereits eine Gilde an.</text:p>
          </table:table-cell>
        </table:table-row>
        <table:table-row table:style-name="ro2">
          <table:table-cell office:value-type="float" office:value="8604">
            <text:p>8604</text:p>
          </table:table-cell>
          <table:table-cell office:value-type="string">
            <text:p>Angriff nicht möglich!</text:p>
          </table:table-cell>
        </table:table-row>
        <table:table-row table:style-name="ro2">
          <table:table-cell office:value-type="float" office:value="8650">
            <text:p>8650</text:p>
          </table:table-cell>
          <table:table-cell office:value-type="string">
            <text:p>Inaktiven Gildenleiter stürzen</text:p>
          </table:table-cell>
        </table:table-row>
        <table:table-row table:style-name="ro2">
          <table:table-cell office:value-type="float" office:value="8651">
            <text:p>8651</text:p>
          </table:table-cell>
          <table:table-cell office:value-type="string">
            <text:p>Willst du wirklich den Gildenleiter stürzen? Du solltest das nur tun, wenn deine Gilde einverstanden ist.</text:p>
          </table:table-cell>
        </table:table-row>
        <table:table-row table:style-name="ro2">
          <table:table-cell office:value-type="float" office:value="8652">
            <text:p>8652</text:p>
          </table:table-cell>
          <table:table-cell office:value-type="string">
            <text:p>Gildenleiter stürzen</text:p>
          </table:table-cell>
        </table:table-row>
        <table:table-row table:style-name="ro2">
          <table:table-cell office:value-type="float" office:value="8653">
            <text:p>8653</text:p>
          </table:table-cell>
          <table:table-cell office:value-type="string">
            <text:p>%1 hat den Gildenleiter %2 gestürzt. Neuer Gildenleiter ist %3.</text:p>
          </table:table-cell>
        </table:table-row>
        <table:table-row table:style-name="ro2">
          <table:table-cell office:value-type="float" office:value="8654">
            <text:p>8654</text:p>
          </table:table-cell>
          <table:table-cell office:value-type="string">
            <text:p>Angriff auf Gilde %1 war erfolgreich! Ehre gewonnen: %2</text:p>
          </table:table-cell>
        </table:table-row>
        <table:table-row table:style-name="ro2">
          <table:table-cell office:value-type="float" office:value="8655">
            <text:p>8655</text:p>
          </table:table-cell>
          <table:table-cell office:value-type="string">
            <text:p>Verliehener Grad: %1#Höchster Wert für Ehre: %2</text:p>
          </table:table-cell>
        </table:table-row>
        <table:table-row table:style-name="ro2">
          <table:table-cell office:value-type="float" office:value="8656">
            <text:p>8656</text:p>
          </table:table-cell>
          <table:table-cell office:value-type="string">
            <text:p>Angriff auf Gilde %1 fehlgeschlagen. Ehre verloren: %2</text:p>
          </table:table-cell>
        </table:table-row>
        <table:table-row table:style-name="ro2">
          <table:table-cell office:value-type="float" office:value="8657">
            <text:p>8657</text:p>
          </table:table-cell>
          <table:table-cell office:value-type="string">
            <text:p>Angriff durch Gilde %1 erfolgreich abgewehrt. Ehre gewonnen: %2</text:p>
          </table:table-cell>
        </table:table-row>
        <table:table-row table:style-name="ro2">
          <table:table-cell office:value-type="float" office:value="8658">
            <text:p>8658</text:p>
          </table:table-cell>
          <table:table-cell office:value-type="string">
            <text:p>Angriff durch Gilde %1 konnte nicht abgewehrt werden. Ehre verloren: %2</text:p>
          </table:table-cell>
        </table:table-row>
        <table:table-row table:style-name="ro2">
          <table:table-cell office:value-type="float" office:value="8659">
            <text:p>8659</text:p>
          </table:table-cell>
          <table:table-cell office:value-type="string">
            <text:p>%2 Grad ab %1 Ehre</text:p>
          </table:table-cell>
        </table:table-row>
        <table:table-row table:style-name="ro2">
          <table:table-cell office:value-type="float" office:value="8660">
            <text:p>8660</text:p>
          </table:table-cell>
          <table:table-cell office:value-type="string">
            <text:p>Du bist noch nicht lange genug Gildenmitglied. Teilnahme möglich ab %1.</text:p>
          </table:table-cell>
        </table:table-row>
        <table:table-row table:style-name="ro2">
          <table:table-cell office:value-type="float" office:value="8700">
            <text:p>8700</text:p>
          </table:table-cell>
          <table:table-cell office:value-type="string">
            <text:p>Gorilla Milkshake</text:p>
          </table:table-cell>
        </table:table-row>
        <table:table-row table:style-name="ro2">
          <table:table-cell office:value-type="float" office:value="8800">
            <text:p>8800</text:p>
          </table:table-cell>
          <table:table-cell office:value-type="string">
            <text:p>Einladung angenommen</text:p>
          </table:table-cell>
        </table:table-row>
        <table:table-row table:style-name="ro2">
          <table:table-cell office:value-type="float" office:value="8801">
            <text:p>8801</text:p>
          </table:table-cell>
          <table:table-cell office: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text:p>8802</text:p>
          </table:table-cell>
          <table:table-cell office:value-type="string">
            <text:p>Einladung validiert</text:p>
          </table:table-cell>
        </table:table-row>
        <table:table-row table:style-name="ro2">
          <table:table-cell office:value-type="float" office:value="8803">
            <text:p>8803</text:p>
          </table:table-cell>
          <table:table-cell office:value-type="string">
            <text:p>%1 hat seine e-mail adresse validiert - die Belohnung wurde dir gutgeschrieben.</text:p>
          </table:table-cell>
        </table:table-row>
        <table:table-row table:style-name="ro2">
          <table:table-cell office:value-type="float" office:value="8804">
            <text:p>8804</text:p>
          </table:table-cell>
          <table:table-cell office:value-type="string">
            <text:p>Herzlichen Glückwunsch!#Du hast den letzten#Dungeon geschafft. Doch#wer weiß, was die#Zukunft bringt?#Dein Shakes&amp;Fidget-Team</text:p>
          </table:table-cell>
        </table:table-row>
        <table:table-row table:style-name="ro2">
          <table:table-cell office:value-type="float" office:value="8805">
            <text:p>8805</text:p>
          </table:table-cell>
          <table:table-cell office:value-type="string">
            <text:p>Support</text:p>
          </table:table-cell>
        </table:table-row>
        <table:table-row table:style-name="ro2">
          <table:table-cell office:value-type="float" office:value="8806">
            <text:p>8806</text:p>
          </table:table-cell>
          <table:table-cell office:value-type="string">
            <text:p>%1 (bis %2)</text:p>
          </table:table-cell>
        </table:table-row>
        <table:table-row table:style-name="ro2">
          <table:table-cell office:value-type="float" office:value="8807">
            <text:p>8807</text:p>
          </table:table-cell>
          <table:table-cell office:value-type="string">
            <text:p>gewonnen</text:p>
          </table:table-cell>
        </table:table-row>
        <table:table-row table:style-name="ro2">
          <table:table-cell office:value-type="float" office:value="8808">
            <text:p>8808</text:p>
          </table:table-cell>
          <table:table-cell office:value-type="string">
            <text:p>verloren</text:p>
          </table:table-cell>
        </table:table-row>
        <table:table-row table:style-name="ro2">
          <table:table-cell office:value-type="float" office:value="8809">
            <text:p>8809</text:p>
          </table:table-cell>
          <table:table-cell office: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text:p>8810</text:p>
          </table:table-cell>
          <table:table-cell office: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text:p>8811</text:p>
          </table:table-cell>
          <table:table-cell office:value-type="string">
            <text:p>Du musst mindestens Stufe 10 erreicht haben, um Nachrichten versenden zu können.</text:p>
          </table:table-cell>
        </table:table-row>
        <table:table-row table:style-name="ro2">
          <table:table-cell office:value-type="float" office:value="8812">
            <text:p>8812</text:p>
          </table:table-cell>
          <table:table-cell office:value-type="string">
            <text:p>Deine Emailadresse muss validiert sein, um Nachrichten versenden zu können.</text:p>
          </table:table-cell>
        </table:table-row>
        <table:table-row table:style-name="ro2">
          <table:table-cell office:value-type="float" office:value="8813">
            <text:p>8813</text:p>
          </table:table-cell>
          <table:table-cell office:value-type="string">
            <text:p>/whisper</text:p>
          </table:table-cell>
        </table:table-row>
        <table:table-row table:style-name="ro2">
          <table:table-cell office:value-type="float" office:value="8820">
            <text:p>8820</text:p>
          </table:table-cell>
          <table:table-cell office:value-type="string">
            <text:p>Gildenraid - gemeinsam einen epischen Dungeon bezwingen</text:p>
          </table:table-cell>
        </table:table-row>
        <table:table-row table:style-name="ro2">
          <table:table-cell office:value-type="float" office:value="8821">
            <text:p>8821</text:p>
          </table:table-cell>
          <table:table-cell office:value-type="string">
            <text:p>Zum Gildenraid melden</text:p>
          </table:table-cell>
        </table:table-row>
        <table:table-row table:style-name="ro2">
          <table:table-cell office:value-type="float" office:value="8822">
            <text:p>8822</text:p>
          </table:table-cell>
          <table:table-cell office:value-type="string">
            <text:p>Du hast dich bereits zum Gildenraid gemeldet.</text:p>
          </table:table-cell>
        </table:table-row>
        <table:table-row table:style-name="ro2">
          <table:table-cell office:value-type="float" office:value="8823">
            <text:p>8823</text:p>
          </table:table-cell>
          <table:table-cell office:value-type="string">
            <text:p>Eure Kämpfer sind erschöpft. Raid möglich ab %1.</text:p>
          </table:table-cell>
        </table:table-row>
        <table:table-row table:style-name="ro2">
          <table:table-cell office:value-type="float" office:value="8824">
            <text:p>8824</text:p>
          </table:table-cell>
          <table:table-cell office:value-type="string">
            <text:p>Zurzeit steht kein Gildenraid bevor.</text:p>
          </table:table-cell>
        </table:table-row>
        <table:table-row table:style-name="ro2">
          <table:table-cell office:value-type="float" office:value="8825">
            <text:p>8825</text:p>
          </table:table-cell>
          <table:table-cell office:value-type="string">
            <text:p>Es findet ein Gildenraid statt.</text:p>
          </table:table-cell>
        </table:table-row>
        <table:table-row table:style-name="ro2">
          <table:table-cell office:value-type="float" office:value="8826">
            <text:p>8826</text:p>
          </table:table-cell>
          <table:table-cell office:value-type="string">
            <text:p>Nur der Gildenleiter oder ein Offizier kann einen Gildenraid initiieren.</text:p>
          </table:table-cell>
        </table:table-row>
        <table:table-row table:style-name="ro2">
          <table:table-cell office:value-type="float" office:value="8827">
            <text:p>8827</text:p>
          </table:table-cell>
          <table:table-cell office:value-type="string">
            <text:p>Deine Gilde greift bereits eine Gilde an.</text:p>
          </table:table-cell>
        </table:table-row>
        <table:table-row table:style-name="ro2">
          <table:table-cell office:value-type="float" office:value="8828">
            <text:p>8828</text:p>
          </table:table-cell>
          <table:table-cell office:value-type="string">
            <text:p>Kriegskosten:</text:p>
          </table:table-cell>
        </table:table-row>
        <table:table-row table:style-name="ro2">
          <table:table-cell office:value-type="float" office:value="8829">
            <text:p>8829</text:p>
          </table:table-cell>
          <table:table-cell office:value-type="string">
            <text:p>Deine Gilde hat nicht genug Gold, um diesen Raid zu finanzieren.</text:p>
          </table:table-cell>
        </table:table-row>
        <table:table-row table:style-name="ro2">
          <table:table-cell office:value-type="float" office:value="8830">
            <text:p>8830</text:p>
          </table:table-cell>
          <table:table-cell office:value-type="string">
            <text:p>Es ist kein Gildenangriff möglich, solange ein Raid bevorsteht.</text:p>
          </table:table-cell>
        </table:table-row>
        <table:table-row table:style-name="ro2">
          <table:table-cell office:value-type="float" office:value="8831">
            <text:p>8831</text:p>
          </table:table-cell>
          <table:table-cell office:value-type="string">
            <text:p>Es ist kein Gildenraid möglich, solange ein Angriff bevorsteht.</text:p>
          </table:table-cell>
        </table:table-row>
        <table:table-row table:style-name="ro2">
          <table:table-cell office:value-type="float" office:value="8832">
            <text:p>8832</text:p>
          </table:table-cell>
          <table:table-cell office:value-type="string">
            <text:p>Bezwingen von %1 am %2</text:p>
          </table:table-cell>
        </table:table-row>
        <table:table-row table:style-name="ro2">
          <table:table-cell office:value-type="float" office:value="8833">
            <text:p>8833</text:p>
          </table:table-cell>
          <table:table-cell office:value-type="string">
            <text:p>Bezwingen von %1 um %2</text:p>
          </table:table-cell>
        </table:table-row>
        <table:table-row table:style-name="ro2">
          <table:table-cell office:value-type="float" office:value="8834">
            <text:p>8834</text:p>
          </table:table-cell>
          <table:table-cell office:value-type="string">
            <text:p>Raid befehligt durch Spieler %1</text:p>
          </table:table-cell>
        </table:table-row>
        <table:table-row table:style-name="ro2">
          <table:table-cell office:value-type="float" office:value="8835">
            <text:p>8835</text:p>
          </table:table-cell>
          <table:table-cell office:value-type="string">
            <text:p>Nächste Etage</text:p>
          </table:table-cell>
        </table:table-row>
        <table:table-row table:style-name="ro2">
          <table:table-cell office:value-type="float" office:value="8836">
            <text:p>8836</text:p>
          </table:table-cell>
          <table:table-cell office:value-type="string">
            <text:p>Kosten</text:p>
          </table:table-cell>
        </table:table-row>
        <table:table-row table:style-name="ro2">
          <table:table-cell office:value-type="float" office:value="8837">
            <text:p>8837</text:p>
          </table:table-cell>
          <table:table-cell office:value-type="string">
            <text:p>Es wurden alle Raids erfolgreich bezwungen.</text:p>
          </table:table-cell>
        </table:table-row>
        <table:table-row table:style-name="ro2">
          <table:table-cell office:value-type="float" office:value="8838">
            <text:p>8838</text:p>
          </table:table-cell>
          <table:table-cell office:value-type="string">
            <text:p>Raid</text:p>
          </table:table-cell>
        </table:table-row>
        <table:table-row table:style-name="ro2">
          <table:table-cell office:value-type="float" office:value="8840">
            <text:p>8840</text:p>
          </table:table-cell>
          <table:table-cell office:value-type="string">
            <text:p>Das Planschbecken</text:p>
          </table:table-cell>
        </table:table-row>
        <table:table-row table:style-name="ro2">
          <table:table-cell office:value-type="float" office:value="8841">
            <text:p>8841</text:p>
          </table:table-cell>
          <table:table-cell office:value-type="string">
            <text:p>Die 6 1/2 Weltmeere</text:p>
          </table:table-cell>
        </table:table-row>
        <table:table-row table:style-name="ro2">
          <table:table-cell office:value-type="float" office:value="8842">
            <text:p>8842</text:p>
          </table:table-cell>
          <table:table-cell office:value-type="string">
            <text:p>Untiefen der Tiefsee</text:p>
          </table:table-cell>
        </table:table-row>
        <table:table-row table:style-name="ro2">
          <table:table-cell office:value-type="float" office:value="8843">
            <text:p>8843</text:p>
          </table:table-cell>
          <table:table-cell office:value-type="string">
            <text:p>Kleingartenkolonie</text:p>
          </table:table-cell>
        </table:table-row>
        <table:table-row table:style-name="ro2">
          <table:table-cell office:value-type="float" office:value="8844">
            <text:p>8844</text:p>
          </table:table-cell>
          <table:table-cell office:value-type="string">
            <text:p>Vorschule des Grauens</text:p>
          </table:table-cell>
        </table:table-row>
        <table:table-row table:style-name="ro2">
          <table:table-cell office:value-type="float" office:value="8845">
            <text:p>8845</text:p>
          </table:table-cell>
          <table:table-cell office:value-type="string">
            <text:p>Reich der Dunkelzwerge</text:p>
          </table:table-cell>
        </table:table-row>
        <table:table-row table:style-name="ro2">
          <table:table-cell office:value-type="float" office:value="8846">
            <text:p>8846</text:p>
          </table:table-cell>
          <table:table-cell office:value-type="string">
            <text:p>Das gläserne Schloss</text:p>
          </table:table-cell>
        </table:table-row>
        <table:table-row table:style-name="ro2">
          <table:table-cell office:value-type="float" office:value="8847">
            <text:p>8847</text:p>
          </table:table-cell>
          <table:table-cell office:value-type="string">
            <text:p>Downtown Brooklyn</text:p>
          </table:table-cell>
        </table:table-row>
        <table:table-row table:style-name="ro2">
          <table:table-cell office:value-type="float" office:value="8848">
            <text:p>8848</text:p>
          </table:table-cell>
          <table:table-cell office:value-type="string">
            <text:p>Die Fledermausgrotte</text:p>
          </table:table-cell>
        </table:table-row>
        <table:table-row table:style-name="ro2">
          <table:table-cell office:value-type="float" office:value="8849">
            <text:p>8849</text:p>
          </table:table-cell>
          <table:table-cell office:value-type="string">
            <text:p>Das Gobboterland</text:p>
          </table:table-cell>
        </table:table-row>
        <table:table-row table:style-name="ro2">
          <table:table-cell office:value-type="float" office:value="8850">
            <text:p>8850</text:p>
          </table:table-cell>
          <table:table-cell office:value-type="string">
            <text:p>Wunderlampenreich</text:p>
          </table:table-cell>
        </table:table-row>
        <table:table-row table:style-name="ro2">
          <table:table-cell office:value-type="float" office:value="8851">
            <text:p>8851</text:p>
          </table:table-cell>
          <table:table-cell office:value-type="string">
            <text:p>Der Ostpol</text:p>
          </table:table-cell>
        </table:table-row>
        <table:table-row table:style-name="ro2">
          <table:table-cell office:value-type="float" office:value="8852">
            <text:p>8852</text:p>
          </table:table-cell>
          <table:table-cell office:value-type="string">
            <text:p>Reich der Titanen</text:p>
          </table:table-cell>
        </table:table-row>
        <table:table-row table:style-name="ro2">
          <table:table-cell office:value-type="float" office:value="8853">
            <text:p>8853</text:p>
          </table:table-cell>
          <table:table-cell office:value-type="string">
            <text:p>Absurdistan</text:p>
          </table:table-cell>
        </table:table-row>
        <table:table-row table:style-name="ro2">
          <table:table-cell office:value-type="float" office:value="8854">
            <text:p>8854</text:p>
          </table:table-cell>
          <table:table-cell office:value-type="string">
            <text:p>Das Knochenschloss</text:p>
          </table:table-cell>
        </table:table-row>
        <table:table-row table:style-name="ro2">
          <table:table-cell office:value-type="float" office:value="8855">
            <text:p>8855</text:p>
          </table:table-cell>
          <table:table-cell office:value-type="string">
            <text:p>Mythen und Mysterien</text:p>
          </table:table-cell>
        </table:table-row>
        <table:table-row table:style-name="ro2">
          <table:table-cell office:value-type="float" office:value="8856">
            <text:p>8856</text:p>
          </table:table-cell>
          <table:table-cell office:value-type="string">
            <text:p>Ancawatridromedar</text:p>
          </table:table-cell>
        </table:table-row>
        <table:table-row table:style-name="ro2">
          <table:table-cell office:value-type="float" office:value="8857">
            <text:p>8857</text:p>
          </table:table-cell>
          <table:table-cell office:value-type="string">
            <text:p>Barbarien</text:p>
          </table:table-cell>
        </table:table-row>
        <table:table-row table:style-name="ro2">
          <table:table-cell office:value-type="float" office:value="8858">
            <text:p>8858</text:p>
          </table:table-cell>
          <table:table-cell office:value-type="string">
            <text:p>Extraterra IV</text:p>
          </table:table-cell>
        </table:table-row>
        <table:table-row table:style-name="ro2">
          <table:table-cell office:value-type="float" office:value="8859">
            <text:p>8859</text:p>
          </table:table-cell>
          <table:table-cell office:value-type="string">
            <text:p>Pfad zur Hölle</text:p>
          </table:table-cell>
        </table:table-row>
        <table:table-row table:style-name="ro2">
          <table:table-cell office:value-type="float" office:value="8860">
            <text:p>8860</text:p>
          </table:table-cell>
          <table:table-cell office:value-type="string">
            <text:p>Höllische Hölle</text:p>
          </table:table-cell>
        </table:table-row>
        <table:table-row table:style-name="ro2">
          <table:table-cell office:value-type="float" office:value="8861">
            <text:p>8861</text:p>
          </table:table-cell>
          <table:table-cell office:value-type="string">
            <text:p>Streichelzoo des Todes</text:p>
          </table:table-cell>
        </table:table-row>
        <table:table-row table:style-name="ro2">
          <table:table-cell office:value-type="float" office:value="8862">
            <text:p>8862</text:p>
          </table:table-cell>
          <table:table-cell office:value-type="string">
            <text:p>Im Drachenbau</text:p>
          </table:table-cell>
        </table:table-row>
        <table:table-row table:style-name="ro2">
          <table:table-cell office:value-type="float" office:value="8863">
            <text:p>8863</text:p>
          </table:table-cell>
          <table:table-cell office:value-type="string">
            <text:p>Schwarzwassermoor</text:p>
          </table:table-cell>
        </table:table-row>
        <table:table-row table:style-name="ro2">
          <table:table-cell office:value-type="float" office:value="8864">
            <text:p>8864</text:p>
          </table:table-cell>
          <table:table-cell office:value-type="string">
            <text:p>Monsterkindergarten</text:p>
          </table:table-cell>
        </table:table-row>
        <table:table-row table:style-name="ro2">
          <table:table-cell office:value-type="float" office:value="8865">
            <text:p>8865</text:p>
          </table:table-cell>
          <table:table-cell office:value-type="string">
            <text:p>Das Gruselkabinett</text:p>
          </table:table-cell>
        </table:table-row>
        <table:table-row table:style-name="ro2">
          <table:table-cell office:value-type="float" office:value="8866">
            <text:p>8866</text:p>
          </table:table-cell>
          <table:table-cell office:value-type="string">
            <text:p>Wilde Monsterparty</text:p>
          </table:table-cell>
        </table:table-row>
        <table:table-row table:style-name="ro2">
          <table:table-cell office:value-type="float" office:value="8867">
            <text:p>8867</text:p>
          </table:table-cell>
          <table:table-cell office:value-type="string">
            <text:p>Grabräuberhöhle</text:p>
          </table:table-cell>
        </table:table-row>
        <table:table-row table:style-name="ro2">
          <table:table-cell office:value-type="float" office:value="8868">
            <text:p>8868</text:p>
          </table:table-cell>
          <table:table-cell office:value-type="string">
            <text:p>Wiedergängergruft</text:p>
          </table:table-cell>
        </table:table-row>
        <table:table-row table:style-name="ro2">
          <table:table-cell office:value-type="float" office:value="8869">
            <text:p>8869</text:p>
          </table:table-cell>
          <table:table-cell office:value-type="string">
            <text:p>Kaisers Knüppelgarde</text:p>
          </table:table-cell>
        </table:table-row>
        <table:table-row table:style-name="ro2">
          <table:table-cell office:value-type="float" office:value="8870">
            <text:p>8870</text:p>
          </table:table-cell>
          <table:table-cell office:value-type="string">
            <text:p>Die Verkehrte Welt</text:p>
          </table:table-cell>
        </table:table-row>
        <table:table-row table:style-name="ro2">
          <table:table-cell office:value-type="float" office:value="8871">
            <text:p>8871</text:p>
          </table:table-cell>
          <table:table-cell office:value-type="string">
            <text:p>Vorboten der Toten</text:p>
          </table:table-cell>
        </table:table-row>
        <table:table-row table:style-name="ro2">
          <table:table-cell office:value-type="float" office:value="8872">
            <text:p>8872</text:p>
          </table:table-cell>
          <table:table-cell office:value-type="string">
            <text:p>Fest der Fressfeinde</text:p>
          </table:table-cell>
        </table:table-row>
        <table:table-row table:style-name="ro2">
          <table:table-cell office:value-type="float" office:value="8873">
            <text:p>8873</text:p>
          </table:table-cell>
          <table:table-cell office:value-type="string">
            <text:p>Das Affentheater</text:p>
          </table:table-cell>
        </table:table-row>
        <table:table-row table:style-name="ro2">
          <table:table-cell office:value-type="float" office:value="8874">
            <text:p>8874</text:p>
          </table:table-cell>
          <table:table-cell office:value-type="string">
            <text:p>Die Popelpopulation</text:p>
          </table:table-cell>
        </table:table-row>
        <table:table-row table:style-name="ro2">
          <table:table-cell office:value-type="float" office:value="8875">
            <text:p>8875</text:p>
          </table:table-cell>
          <table:table-cell office:value-type="string">
            <text:p>Das Klingenspringen</text:p>
          </table:table-cell>
        </table:table-row>
        <table:table-row table:style-name="ro2">
          <table:table-cell office:value-type="float" office:value="8876">
            <text:p>8876</text:p>
          </table:table-cell>
          <table:table-cell office:value-type="string">
            <text:p>Im Dunkel der Nacht</text:p>
          </table:table-cell>
        </table:table-row>
        <table:table-row table:style-name="ro2">
          <table:table-cell office:value-type="float" office:value="8877">
            <text:p>8877</text:p>
          </table:table-cell>
          <table:table-cell office:value-type="string">
            <text:p>Asozialer Brennpunkt</text:p>
          </table:table-cell>
        </table:table-row>
        <table:table-row table:style-name="ro2">
          <table:table-cell office:value-type="float" office:value="8878">
            <text:p>8878</text:p>
          </table:table-cell>
          <table:table-cell office:value-type="string">
            <text:p>Der Alte Friedhof</text:p>
          </table:table-cell>
        </table:table-row>
        <table:table-row table:style-name="ro2">
          <table:table-cell office:value-type="float" office:value="8879">
            <text:p>8879</text:p>
          </table:table-cell>
          <table:table-cell office:value-type="string">
            <text:p>Urzeitviecher</text:p>
          </table:table-cell>
        </table:table-row>
        <table:table-row table:style-name="ro2">
          <table:table-cell office:value-type="float" office:value="8880">
            <text:p>8880</text:p>
          </table:table-cell>
          <table:table-cell office:value-type="string">
            <text:p>Der Schadzauberberg</text:p>
          </table:table-cell>
        </table:table-row>
        <table:table-row table:style-name="ro2">
          <table:table-cell office:value-type="float" office:value="8881">
            <text:p>8881</text:p>
          </table:table-cell>
          <table:table-cell office:value-type="string">
            <text:p>Gragosh's Grauen</text:p>
          </table:table-cell>
        </table:table-row>
        <table:table-row table:style-name="ro2">
          <table:table-cell office:value-type="float" office:value="8882">
            <text:p>8882</text:p>
          </table:table-cell>
          <table:table-cell office:value-type="string">
            <text:p>Ragorth der Räuber</text:p>
          </table:table-cell>
        </table:table-row>
        <table:table-row table:style-name="ro2">
          <table:table-cell office:value-type="float" office:value="8883">
            <text:p>8883</text:p>
          </table:table-cell>
          <table:table-cell office:value-type="string">
            <text:p>Schlabba the Mudd</text:p>
          </table:table-cell>
        </table:table-row>
        <table:table-row table:style-name="ro2">
          <table:table-cell office:value-type="float" office:value="8884">
            <text:p>8884</text:p>
          </table:table-cell>
          <table:table-cell office:value-type="string">
            <text:p>Xanthippopothamien</text:p>
          </table:table-cell>
        </table:table-row>
        <table:table-row table:style-name="ro2">
          <table:table-cell office:value-type="float" office:value="8885">
            <text:p>8885</text:p>
          </table:table-cell>
          <table:table-cell office:value-type="string">
            <text:p>Im Gemüsegarten</text:p>
          </table:table-cell>
        </table:table-row>
        <table:table-row table:style-name="ro2">
          <table:table-cell office:value-type="float" office:value="8886">
            <text:p>8886</text:p>
          </table:table-cell>
          <table:table-cell office:value-type="string">
            <text:p>Das vorzeitige Ende</text:p>
          </table:table-cell>
        </table:table-row>
        <table:table-row table:style-name="ro2">
          <table:table-cell office:value-type="float" office:value="8887">
            <text:p>8887</text:p>
          </table:table-cell>
          <table:table-cell office:value-type="string">
            <text:p>Entkäferung</text:p>
          </table:table-cell>
        </table:table-row>
        <table:table-row table:style-name="ro2">
          <table:table-cell office:value-type="float" office:value="8888">
            <text:p>8888</text:p>
          </table:table-cell>
          <table:table-cell office:value-type="string">
            <text:p>Fehler im System</text:p>
          </table:table-cell>
        </table:table-row>
        <table:table-row table:style-name="ro2">
          <table:table-cell office:value-type="float" office:value="8889">
            <text:p>8889</text:p>
          </table:table-cell>
          <table:table-cell office:value-type="string">
            <text:p>Beim großen Boss</text:p>
          </table:table-cell>
        </table:table-row>
        <table:table-row table:style-name="ro2">
          <table:table-cell office:value-type="float" office:value="8990">
            <text:p>8990</text:p>
          </table:table-cell>
          <table:table-cell office:value-type="string">
            <text:p>Raid "%1" wurde erfolgreich bezwungen!</text:p>
          </table:table-cell>
        </table:table-row>
        <table:table-row table:style-name="ro2">
          <table:table-cell office:value-type="float" office:value="8991">
            <text:p>8991</text:p>
          </table:table-cell>
          <table:table-cell office:value-type="string">
            <text:p>Raid "%1" konnte leider nicht bezwungen werden.</text:p>
          </table:table-cell>
        </table:table-row>
        <table:table-row table:style-name="ro2">
          <table:table-cell office:value-type="float" office:value="8992">
            <text:p>8992</text:p>
          </table:table-cell>
          <table:table-cell office:value-type="string">
            <text:p>Server gestartet - %1</text:p>
          </table:table-cell>
        </table:table-row>
        <table:table-row table:style-name="ro2">
          <table:table-cell office:value-type="float" office:value="8993">
            <text:p>8993</text:p>
          </table:table-cell>
          <table:table-cell office: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text:p>8994</text:p>
          </table:table-cell>
          <table:table-cell office:value-type="string">
            <text:p>geheim passwort kennwort hallo sfgame shakes fidget sex gott secret test login password game spiel admin monitor tastatur fuck root</text:p>
          </table:table-cell>
        </table:table-row>
        <table:table-row table:style-name="ro2">
          <table:table-cell office:value-type="float" office:value="8995">
            <text:p>8995</text:p>
          </table:table-cell>
          <table:table-cell office: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text:p>8996</text:p>
          </table:table-cell>
          <table:table-cell office: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text:p>8997</text:p>
          </table:table-cell>
          <table:table-cell office:value-type="string">
            <text:p>Das eingegebene Kennwort ist sicher.</text:p>
          </table:table-cell>
        </table:table-row>
        <table:table-row table:style-name="ro2">
          <table:table-cell office:value-type="float" office:value="8998">
            <text:p>8998</text:p>
          </table:table-cell>
          <table:table-cell office:value-type="string">
            <text:p>Dieser Befehl ist obsolet.</text:p>
          </table:table-cell>
        </table:table-row>
        <table:table-row table:style-name="ro2">
          <table:table-cell office:value-type="float" office:value="9000">
            <text:p>9000</text:p>
          </table:table-cell>
          <table:table-cell office: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text:p>9001</text:p>
          </table:table-cell>
          <table:table-cell office: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text:p>9002</text:p>
          </table:table-cell>
          <table:table-cell office: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text:p>9003</text:p>
          </table:table-cell>
          <table:table-cell office: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text:p>9004</text:p>
          </table:table-cell>
          <table:table-cell office: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text:p>9005</text:p>
          </table:table-cell>
          <table:table-cell office: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text:p>9006</text:p>
          </table:table-cell>
          <table:table-cell office:value-type="string">
            <text:p>In Dungeons ist Doping übrigens ok... <text:s/>wenn man es anders nicht schafft.</text:p>
          </table:table-cell>
        </table:table-row>
        <table:table-row table:style-name="ro2">
          <table:table-cell office:value-type="float" office:value="9007">
            <text:p>9007</text:p>
          </table:table-cell>
          <table:table-cell office: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text:p>9008</text:p>
          </table:table-cell>
          <table:table-cell office: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text:p>9009</text:p>
          </table:table-cell>
          <table:table-cell office:value-type="string">
            <text:p>Dieser Dungeon war dann vielleicht doch eine Nummer zu groß für euch... Jungs, Mädels, reißt euch mal zusammen!</text:p>
          </table:table-cell>
        </table:table-row>
        <table:table-row table:style-name="ro2">
          <table:table-cell office:value-type="float" office:value="9010">
            <text:p>9010</text:p>
          </table:table-cell>
          <table:table-cell office:value-type="string">
            <text:p>Kybernetischer Zombie</text:p>
          </table:table-cell>
        </table:table-row>
        <table:table-row table:style-name="ro2">
          <table:table-cell office:value-type="float" office:value="9011">
            <text:p>9011</text:p>
          </table:table-cell>
          <table:table-cell office:value-type="string">
            <text:p>Kriegsoger des Krieges</text:p>
          </table:table-cell>
        </table:table-row>
        <table:table-row table:style-name="ro2">
          <table:table-cell office:value-type="float" office:value="9012">
            <text:p>9012</text:p>
          </table:table-cell>
          <table:table-cell office:value-type="string">
            <text:p>Erzdämon der Konfusion</text:p>
          </table:table-cell>
        </table:table-row>
        <table:table-row table:style-name="ro2">
          <table:table-cell office:value-type="float" office:value="9013">
            <text:p>9013</text:p>
          </table:table-cell>
          <table:table-cell office:value-type="string">
            <text:p>Walküre</text:p>
          </table:table-cell>
        </table:table-row>
        <table:table-row table:style-name="ro2">
          <table:table-cell office:value-type="float" office:value="9014">
            <text:p>9014</text:p>
          </table:table-cell>
          <table:table-cell office:value-type="string">
            <text:p>Großmaul des Verderbens</text:p>
          </table:table-cell>
        </table:table-row>
        <table:table-row table:style-name="ro2">
          <table:table-cell office:value-type="float" office:value="9015">
            <text:p>9015</text:p>
          </table:table-cell>
          <table:table-cell office:value-type="string">
            <text:p>Ping Pong</text:p>
          </table:table-cell>
        </table:table-row>
        <table:table-row table:style-name="ro2">
          <table:table-cell office:value-type="float" office:value="9016">
            <text:p>9016</text:p>
          </table:table-cell>
          <table:table-cell office:value-type="string">
            <text:p>Popelus der Popelriese</text:p>
          </table:table-cell>
        </table:table-row>
        <table:table-row table:style-name="ro2">
          <table:table-cell office:value-type="float" office:value="9017">
            <text:p>9017</text:p>
          </table:table-cell>
          <table:table-cell office:value-type="string">
            <text:p>Shniva</text:p>
          </table:table-cell>
        </table:table-row>
        <table:table-row table:style-name="ro2">
          <table:table-cell office:value-type="float" office:value="9018">
            <text:p>9018</text:p>
          </table:table-cell>
          <table:table-cell office:value-type="string">
            <text:p>AfterDarkor</text:p>
          </table:table-cell>
        </table:table-row>
        <table:table-row table:style-name="ro2">
          <table:table-cell office:value-type="float" office:value="9019">
            <text:p>9019</text:p>
          </table:table-cell>
          <table:table-cell office:value-type="string">
            <text:p>Gepanzerter Feuerdrache</text:p>
          </table:table-cell>
        </table:table-row>
        <table:table-row table:style-name="ro2">
          <table:table-cell office:value-type="float" office:value="9020">
            <text:p>9020</text:p>
          </table:table-cell>
          <table:table-cell office:value-type="string">
            <text:p>Werwolf</text:p>
          </table:table-cell>
        </table:table-row>
        <table:table-row table:style-name="ro2">
          <table:table-cell office:value-type="float" office:value="9021">
            <text:p>9021</text:p>
          </table:table-cell>
          <table:table-cell office:value-type="string">
            <text:p>Krokocopter</text:p>
          </table:table-cell>
        </table:table-row>
        <table:table-row table:style-name="ro2">
          <table:table-cell office:value-type="float" office:value="9022">
            <text:p>9022</text:p>
          </table:table-cell>
          <table:table-cell office:value-type="string">
            <text:p>Gripcut der Garstige</text:p>
          </table:table-cell>
        </table:table-row>
        <table:table-row table:style-name="ro2">
          <table:table-cell office:value-type="float" office:value="9023">
            <text:p>9023</text:p>
          </table:table-cell>
          <table:table-cell office:value-type="string">
            <text:p>Gragosh der Vernichter</text:p>
          </table:table-cell>
        </table:table-row>
        <table:table-row table:style-name="ro2">
          <table:table-cell office:value-type="float" office:value="9024">
            <text:p>9024</text:p>
          </table:table-cell>
          <table:table-cell office:value-type="string">
            <text:p>Ragorth der Rachsüchtige</text:p>
          </table:table-cell>
        </table:table-row>
        <table:table-row table:style-name="ro2">
          <table:table-cell office:value-type="float" office:value="9025">
            <text:p>9025</text:p>
          </table:table-cell>
          <table:table-cell office:value-type="string">
            <text:p>Schlabba the Mudd</text:p>
          </table:table-cell>
        </table:table-row>
        <table:table-row table:style-name="ro2">
          <table:table-cell office:value-type="float" office:value="9026">
            <text:p>9026</text:p>
          </table:table-cell>
          <table:table-cell office:value-type="string">
            <text:p>Die Fette Elke</text:p>
          </table:table-cell>
        </table:table-row>
        <table:table-row table:style-name="ro2">
          <table:table-cell office:value-type="float" office:value="9027">
            <text:p>9027</text:p>
          </table:table-cell>
          <table:table-cell office:value-type="string">
            <text:p>Die Schwiegermutter</text:p>
          </table:table-cell>
        </table:table-row>
        <table:table-row table:style-name="ro2">
          <table:table-cell office:value-type="float" office:value="9028">
            <text:p>9028</text:p>
          </table:table-cell>
          <table:table-cell office:value-type="string">
            <text:p>Gevatter Tod</text:p>
          </table:table-cell>
        </table:table-row>
        <table:table-row table:style-name="ro2">
          <table:table-cell office:value-type="float" office:value="9029">
            <text:p>9029</text:p>
          </table:table-cell>
          <table:table-cell office:value-type="string">
            <text:p>Debugger's Doom</text:p>
          </table:table-cell>
        </table:table-row>
        <table:table-row table:style-name="ro2">
          <table:table-cell office:value-type="float" office:value="9030">
            <text:p>9030</text:p>
          </table:table-cell>
          <table:table-cell office:value-type="string">
            <text:p>AI</text:p>
          </table:table-cell>
        </table:table-row>
        <table:table-row table:style-name="ro2">
          <table:table-cell office:value-type="float" office:value="9031">
            <text:p>9031</text:p>
          </table:table-cell>
          <table:table-cell office:value-type="string">
            <text:p>Der Boss</text:p>
          </table:table-cell>
        </table:table-row>
        <table:table-row table:style-name="ro2">
          <table:table-cell office:value-type="float" office:value="9032">
            <text:p>9032</text:p>
          </table:table-cell>
          <table:table-cell office:value-type="string">
            <text:p>Hellgore der Höllische</text:p>
          </table:table-cell>
        </table:table-row>
        <table:table-row table:style-name="ro2">
          <table:table-cell office:value-type="float" office:value="9033">
            <text:p>9033</text:p>
          </table:table-cell>
          <table:table-cell office:value-type="string">
            <text:p>Heinrich die Zauberfee</text:p>
          </table:table-cell>
        </table:table-row>
        <table:table-row table:style-name="ro2">
          <table:table-cell office:value-type="float" office:value="9034">
            <text:p>9034</text:p>
          </table:table-cell>
          <table:table-cell office:value-type="string">
            <text:p>Düse der Panty-Raider</text:p>
          </table:table-cell>
        </table:table-row>
        <table:table-row table:style-name="ro2">
          <table:table-cell office:value-type="float" office:value="9035">
            <text:p>9035</text:p>
          </table:table-cell>
          <table:table-cell office:value-type="string">
            <text:p>Klöppel van Hellsing</text:p>
          </table:table-cell>
        </table:table-row>
        <table:table-row table:style-name="ro2">
          <table:table-cell office:value-type="float" office:value="9036">
            <text:p>9036</text:p>
          </table:table-cell>
          <table:table-cell office:value-type="string">
            <text:p>Der KOmaKOmmandeur</text:p>
          </table:table-cell>
        </table:table-row>
        <table:table-row table:style-name="ro2">
          <table:table-cell office:value-type="float" office:value="9037">
            <text:p>9037</text:p>
          </table:table-cell>
          <table:table-cell office:value-type="string">
            <text:p>Rohmann der Ruchlose</text:p>
          </table:table-cell>
        </table:table-row>
        <table:table-row table:style-name="ro2">
          <table:table-cell office:value-type="float" office:value="9038">
            <text:p>9038</text:p>
          </table:table-cell>
          <table:table-cell office:value-type="string">
            <text:p>Bernd das Marketeer</text:p>
          </table:table-cell>
        </table:table-row>
        <table:table-row table:style-name="ro2">
          <table:table-cell office:value-type="float" office:value="9039">
            <text:p>9039</text:p>
          </table:table-cell>
          <table:table-cell office:value-type="string">
            <text:p>Hannes der Kontraktor</text:p>
          </table:table-cell>
        </table:table-row>
        <table:table-row table:style-name="ro2">
          <table:table-cell office:value-type="float" office:value="9040">
            <text:p>9040</text:p>
          </table:table-cell>
          <table:table-cell office:value-type="string">
            <text:p>Motu mit dem Knüppel</text:p>
          </table:table-cell>
        </table:table-row>
        <table:table-row table:style-name="ro2">
          <table:table-cell office:value-type="float" office:value="9041">
            <text:p>9041</text:p>
          </table:table-cell>
          <table:table-cell office:value-type="string">
            <text:p>Jan der Hämmerer</text:p>
          </table:table-cell>
        </table:table-row>
        <table:table-row table:style-name="ro2">
          <table:table-cell office:value-type="float" office:value="9100">
            <text:p>9100</text:p>
          </table:table-cell>
          <table:table-cell office:value-type="string">
            <text:p>Raid ausrufen</text:p>
          </table:table-cell>
        </table:table-row>
        <table:table-row table:style-name="ro2">
          <table:table-cell office:value-type="float" office:value="9101">
            <text:p>9101</text:p>
          </table:table-cell>
          <table:table-cell office:value-type="string">
            <text:p>Möchtest du das Gildenraid "%1" zum Preis von %2 Gold ausrufen?</text:p>
          </table:table-cell>
        </table:table-row>
        <table:table-row table:style-name="ro2">
          <table:table-cell office:value-type="float" office:value="9102">
            <text:p>9102</text:p>
          </table:table-cell>
          <table:table-cell office:value-type="string">
            <text:p>Spendbar: %1</text:p>
          </table:table-cell>
        </table:table-row>
        <table:table-row table:style-name="ro2">
          <table:table-cell office:value-type="float" office:value="9103">
            <text:p>9103</text:p>
          </table:table-cell>
          <table:table-cell office:value-type="string">
            <text:p>Du solltest dein Kennwort niemals einer anderen Person mitteilen!</text:p>
          </table:table-cell>
        </table:table-row>
        <table:table-row table:style-name="ro2">
          <table:table-cell office:value-type="float" office:value="9104">
            <text:p>9104</text:p>
          </table:table-cell>
          <table:table-cell office:value-type="string">
            <text:p>Alte Email:</text:p>
          </table:table-cell>
        </table:table-row>
        <table:table-row table:style-name="ro2">
          <table:table-cell office:value-type="float" office:value="9106">
            <text:p>9106</text:p>
          </table:table-cell>
          <table:table-cell office:value-type="string">
            <text:p>Emailadresse</text:p>
          </table:table-cell>
        </table:table-row>
        <table:table-row table:style-name="ro2">
          <table:table-cell office:value-type="float" office:value="9107">
            <text:p>9107</text:p>
          </table:table-cell>
          <table:table-cell office:value-type="string">
            <text:p>Freund einladen</text:p>
          </table:table-cell>
        </table:table-row>
        <table:table-row table:style-name="ro2">
          <table:table-cell office:value-type="float" office:value="9108">
            <text:p>9108</text:p>
          </table:table-cell>
          <table:table-cell office:value-type="string">
            <text:p>Nachricht</text:p>
          </table:table-cell>
        </table:table-row>
        <table:table-row table:style-name="ro2">
          <table:table-cell office:value-type="float" office:value="9109">
            <text:p>9109</text:p>
          </table:table-cell>
          <table:table-cell office: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text:p>9110</text:p>
          </table:table-cell>
          <table:table-cell office: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text:p>9111</text:p>
          </table:table-cell>
          <table:table-cell office:value-type="string">
            <text:p>Sammelalbum</text:p>
          </table:table-cell>
        </table:table-row>
        <table:table-row table:style-name="ro2">
          <table:table-cell office:value-type="float" office:value="9112">
            <text:p>9112</text:p>
          </table:table-cell>
          <table:table-cell office:value-type="string">
            <text:p>Sammelalbum der Akribie</text:p>
          </table:table-cell>
        </table:table-row>
        <table:table-row table:style-name="ro2">
          <table:table-cell office:value-type="float" office:value="9113">
            <text:p>9113</text:p>
          </table:table-cell>
          <table:table-cell office:value-type="string">
            <text:p>???</text:p>
          </table:table-cell>
        </table:table-row>
        <table:table-row table:style-name="ro2">
          <table:table-cell office:value-type="float" office:value="9114">
            <text:p>9114</text:p>
          </table:table-cell>
          <table:table-cell office:value-type="string">
            <text:p>Gefunden:#%1 / %2#%3%</text:p>
          </table:table-cell>
        </table:table-row>
        <table:table-row table:style-name="ro2">
          <table:table-cell office:value-type="float" office:value="9115">
            <text:p>9115</text:p>
          </table:table-cell>
          <table:table-cell office:value-type="string">
            <text:p>Sammlerbonus</text:p>
          </table:table-cell>
        </table:table-row>
        <table:table-row table:style-name="ro2">
          <table:table-cell office:value-type="float" office:value="9116">
            <text:p>9116</text:p>
          </table:table-cell>
          <table:table-cell office:value-type="string">
            <text:p>Monster</text:p>
          </table:table-cell>
        </table:table-row>
        <table:table-row table:style-name="ro2">
          <table:table-cell office:value-type="float" office:value="9117">
            <text:p>9117</text:p>
          </table:table-cell>
          <table:table-cell office:value-type="string">
            <text:p>Wertgegenstände</text:p>
          </table:table-cell>
        </table:table-row>
        <table:table-row table:style-name="ro2">
          <table:table-cell office:value-type="float" office:value="9118">
            <text:p>9118</text:p>
          </table:table-cell>
          <table:table-cell office:value-type="string">
            <text:p>Krieger-Ausrüstung</text:p>
          </table:table-cell>
        </table:table-row>
        <table:table-row table:style-name="ro2">
          <table:table-cell office:value-type="float" office:value="9119">
            <text:p>9119</text:p>
          </table:table-cell>
          <table:table-cell office:value-type="string">
            <text:p>Magier-Ausrüstung</text:p>
          </table:table-cell>
        </table:table-row>
        <table:table-row table:style-name="ro2">
          <table:table-cell office:value-type="float" office:value="9120">
            <text:p>9120</text:p>
          </table:table-cell>
          <table:table-cell office:value-type="string">
            <text:p>Kundschafter-Ausrüstung</text:p>
          </table:table-cell>
        </table:table-row>
        <table:table-row table:style-name="ro2">
          <table:table-cell office:value-type="float" office:value="9121">
            <text:p>9121</text:p>
          </table:table-cell>
          <table:table-cell office: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text:p>9150</text:p>
          </table:table-cell>
          <table:table-cell office:value-type="string">
            <text:p>für immer ;-)</text:p>
          </table:table-cell>
        </table:table-row>
        <table:table-row table:style-name="ro2">
          <table:table-cell office:value-type="float" office:value="9151">
            <text:p>9151</text:p>
          </table:table-cell>
          <table:table-cell office: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text:p>9152</text:p>
          </table:table-cell>
          <table:table-cell office:value-type="string">
            <text:p>Facebook</text:p>
          </table:table-cell>
        </table:table-row>
        <table:table-row table:style-name="ro2">
          <table:table-cell office:value-type="float" office:value="9153">
            <text:p>9153</text:p>
          </table:table-cell>
          <table:table-cell office:value-type="string">
            <text:p>Google +</text:p>
          </table:table-cell>
        </table:table-row>
        <table:table-row table:style-name="ro2">
          <table:table-cell office:value-type="float" office:value="9200">
            <text:p>9200</text:p>
          </table:table-cell>
          <table:table-cell office:value-type="string">
            <text:p>Willkommen auf dem Oktoberfest!</text:p>
          </table:table-cell>
        </table:table-row>
        <table:table-row table:style-name="ro2">
          <table:table-cell office:value-type="float" office:value="9201">
            <text:p>9201</text:p>
          </table:table-cell>
          <table:table-cell office:value-type="string">
            <text:p>Willkommen auf dem Oktoberfest!</text:p>
          </table:table-cell>
        </table:table-row>
        <table:table-row table:style-name="ro2">
          <table:table-cell office:value-type="float" office:value="9202">
            <text:p>9202</text:p>
          </table:table-cell>
          <table:table-cell office:value-type="string">
            <text:p>Grüß Gott beim Oktoberfest! Fünf Tage lang haben wir für euch die beste Biersorte der Welt im Angebot - Freibier!</text:p>
          </table:table-cell>
        </table:table-row>
        <table:table-row table:style-name="ro2">
          <table:table-cell office:value-type="float" office:value="9203">
            <text:p>9203</text:p>
          </table:table-cell>
          <table:table-cell office: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text:p>9204</text:p>
          </table:table-cell>
          <table:table-cell office:value-type="string">
            <text:p>Chat-Signal abspielen</text:p>
          </table:table-cell>
        </table:table-row>
        <table:table-row table:style-name="ro2">
          <table:table-cell office:value-type="float" office:value="9205">
            <text:p>9205</text:p>
          </table:table-cell>
          <table:table-cell table:formula="of:= (#NAME?[.$B397] / #NAME?[.$B229]) abgerundet" office:value-type="string" office:string-value="Err:509">
            <text:p>Err:509</text:p>
          </table:table-cell>
        </table:table-row>
        <table:table-row table:style-name="ro2">
          <table:table-cell office:value-type="float" office:value="9206">
            <text:p>9206</text:p>
          </table:table-cell>
          <table:table-cell office:value-type="string">
            <text:p>Wochenende der Weisheit</text:p>
          </table:table-cell>
        </table:table-row>
        <table:table-row table:style-name="ro2">
          <table:table-cell office:value-type="float" office:value="9207">
            <text:p>9207</text:p>
          </table:table-cell>
          <table:table-cell office:value-type="string">
            <text:p>Episches Wochenende</text:p>
          </table:table-cell>
        </table:table-row>
        <table:table-row table:style-name="ro2">
          <table:table-cell office:value-type="float" office:value="9208">
            <text:p>9208</text:p>
          </table:table-cell>
          <table:table-cell office:value-type="string">
            <text:p>Wirtschaftlicher Aufschwung</text:p>
          </table:table-cell>
        </table:table-row>
        <table:table-row table:style-name="ro2">
          <table:table-cell office:value-type="float" office:value="9209">
            <text:p>9209</text:p>
          </table:table-cell>
          <table:table-cell office:value-type="string">
            <text:p>Pilzernte</text:p>
          </table:table-cell>
        </table:table-row>
        <table:table-row table:style-name="ro2">
          <table:table-cell office:value-type="float" office:value="9210">
            <text:p>9210</text:p>
          </table:table-cell>
          <table:table-cell office:value-type="string">
            <text:p>Frohe Weihnachten</text:p>
          </table:table-cell>
        </table:table-row>
        <table:table-row table:style-name="ro2">
          <table:table-cell office:value-type="float" office:value="9216">
            <text:p>9216</text:p>
          </table:table-cell>
          <table:table-cell office: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text:p>9217</text:p>
          </table:table-cell>
          <table:table-cell office: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text:p>9218</text:p>
          </table:table-cell>
          <table:table-cell office: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text:p>9219</text:p>
          </table:table-cell>
          <table:table-cell office: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text:p>9220</text:p>
          </table:table-cell>
          <table:table-cell office: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text:p>9226</text:p>
          </table:table-cell>
          <table:table-cell office: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text:p>9227</text:p>
          </table:table-cell>
          <table:table-cell office: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text:p>9228</text:p>
          </table:table-cell>
          <table:table-cell office: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text:p>9229</text:p>
          </table:table-cell>
          <table:table-cell office: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text:p>9230</text:p>
          </table:table-cell>
          <table:table-cell office: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text:p>9236</text:p>
          </table:table-cell>
          <table:table-cell office:value-type="string">
            <text:p>Dein Account wurde vom Gamestaff gesperrt. Verbleibende Sperrzeit: %1 Tag(e) Bitte benutze obigen Support-Link.</text:p>
          </table:table-cell>
        </table:table-row>
        <table:table-row table:style-name="ro2">
          <table:table-cell office:value-type="float" office:value="9237">
            <text:p>9237</text:p>
          </table:table-cell>
          <table:table-cell office:value-type="string">
            <text:p>Dein Account wurde wegen Bot-Benutzung gesperrt. Verbleibende Sperrzeit: %1 Tag(e)</text:p>
          </table:table-cell>
        </table:table-row>
        <table:table-row table:style-name="ro2">
          <table:table-cell office:value-type="float" office:value="9246">
            <text:p>9246</text:p>
          </table:table-cell>
          <table:table-cell office:value-type="string">
            <text:p>Riesenpilz-Katapult</text:p>
          </table:table-cell>
        </table:table-row>
        <table:table-row table:style-name="ro2">
          <table:table-cell office:value-type="float" office:value="9247">
            <text:p>9247</text:p>
          </table:table-cell>
          <table:table-cell office: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text:p>9248</text:p>
          </table:table-cell>
          <table:table-cell office:value-type="string">
            <text:p>Riesenpilze geladen</text:p>
          </table:table-cell>
        </table:table-row>
        <table:table-row table:style-name="ro2">
          <table:table-cell office:value-type="float" office:value="9249">
            <text:p>9249</text:p>
          </table:table-cell>
          <table:table-cell office:value-type="string">
            <text:p>%1 / %2</text:p>
          </table:table-cell>
        </table:table-row>
        <table:table-row table:style-name="ro2">
          <table:table-cell office:value-type="float" office:value="9250">
            <text:p>9250</text:p>
          </table:table-cell>
          <table:table-cell office:value-type="string">
            <text:p>Riesenpilz laden</text:p>
          </table:table-cell>
        </table:table-row>
        <table:table-row table:style-name="ro2">
          <table:table-cell office:value-type="float" office:value="9251">
            <text:p>9251</text:p>
          </table:table-cell>
          <table:table-cell office:value-type="string">
            <text:p>%1</text:p>
          </table:table-cell>
        </table:table-row>
        <table:table-row table:style-name="ro2">
          <table:table-cell office:value-type="float" office:value="9252">
            <text:p>9252</text:p>
          </table:table-cell>
          <table:table-cell office:value-type="string">
            <text:p>Nur Offiziere und der Gildenleiter#können das Katapult laden!</text:p>
          </table:table-cell>
        </table:table-row>
        <table:table-row table:style-name="ro2">
          <table:table-cell office:value-type="float" office:value="9253">
            <text:p>9253</text:p>
          </table:table-cell>
          <table:table-cell office:value-type="string">
            <text:p>hat das Riesenpilz-Katapult beladen.</text:p>
          </table:table-cell>
        </table:table-row>
        <table:table-row table:style-name="ro2">
          <table:table-cell office:value-type="float" office:value="9256">
            <text:p>9256</text:p>
          </table:table-cell>
          <table:table-cell office:value-type="string">
            <text:p>Rundum Sinnlos</text:p>
          </table:table-cell>
        </table:table-row>
        <table:table-row table:style-name="ro2">
          <table:table-cell office:value-type="float" office:value="9257">
            <text:p>9257</text:p>
          </table:table-cell>
          <table:table-cell office:value-type="string">
            <text:p>Wohlhabende Grüße!</text:p>
          </table:table-cell>
        </table:table-row>
        <table:table-row table:style-name="ro2">
          <table:table-cell office:value-type="float" office:value="9258">
            <text:p>9258</text:p>
          </table:table-cell>
          <table:table-cell office: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text:p>9259</text:p>
          </table:table-cell>
          <table:table-cell office:value-type="string">
            <text:p>Kaufen (1000~P)</text:p>
          </table:table-cell>
        </table:table-row>
        <table:table-row table:style-name="ro2">
          <table:table-cell office:value-type="float" office:value="9260">
            <text:p>9260</text:p>
          </table:table-cell>
          <table:table-cell office:value-type="string">
            <text:p>Ah, ich sehe, Sie besitzen bereits das Rundum-Sinnlos-Paket! Eine hervorragende Wahl! Aber achten Sie darauf, dass das Gold nicht stumpf wird.</text:p>
          </table:table-cell>
        </table:table-row>
        <table:table-row table:style-name="ro2">
          <table:table-cell office:value-type="float" office:value="9261">
            <text:p>9261</text:p>
          </table:table-cell>
          <table:table-cell office: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text:p>9262</text:p>
          </table:table-cell>
          <table:table-cell office:value-type="string">
            <text:p>Ja... (1000~P)</text:p>
          </table:table-cell>
        </table:table-row>
        <table:table-row table:style-name="ro2">
          <table:table-cell office:value-type="float" office:value="9263">
            <text:p>9263</text:p>
          </table:table-cell>
          <table:table-cell office:value-type="string">
            <text:p>Also, einmal das Rundum-Sinnlos-Paket für 1000 Pilze? Seien Sie versichert, dass es garantiert nicht den geringsten Nutzen hat!</text:p>
          </table:table-cell>
        </table:table-row>
        <table:table-row table:style-name="ro2">
          <table:table-cell office:value-type="float" office:value="9264">
            <text:p>9264</text:p>
          </table:table-cell>
          <table:table-cell office:value-type="string">
            <text:p>Ja!!! (1000~P)</text:p>
          </table:table-cell>
        </table:table-row>
        <table:table-row table:style-name="ro2">
          <table:table-cell office:value-type="float" office:value="9300">
            <text:p>9300</text:p>
          </table:table-cell>
          <table:table-cell office:value-type="string">
            <text:p>Suche</text:p>
          </table:table-cell>
        </table:table-row>
        <table:table-row table:style-name="ro2">
          <table:table-cell office:value-type="float" office:value="9301">
            <text:p>9301</text:p>
          </table:table-cell>
          <table:table-cell office:value-type="string">
            <text:p>Payment App wird heruntergeladen...</text:p>
          </table:table-cell>
        </table:table-row>
        <table:table-row table:style-name="ro2">
          <table:table-cell office:value-type="float" office:value="9302">
            <text:p>9302</text:p>
          </table:table-cell>
          <table:table-cell office:value-type="string">
            <text:p>Server</text:p>
          </table:table-cell>
        </table:table-row>
        <table:table-row table:style-name="ro2">
          <table:table-cell office:value-type="float" office:value="9303">
            <text:p>9303</text:p>
          </table:table-cell>
          <table:table-cell office:value-type="string">
            <text:p>Speichern</text:p>
          </table:table-cell>
        </table:table-row>
        <table:table-row table:style-name="ro2">
          <table:table-cell office:value-type="float" office:value="9304">
            <text:p>9304</text:p>
          </table:table-cell>
          <table:table-cell office:value-type="string">
            <text:p>Passwort speichern</text:p>
          </table:table-cell>
        </table:table-row>
        <table:table-row table:style-name="ro2">
          <table:table-cell office:value-type="float" office:value="9305">
            <text:p>9305</text:p>
          </table:table-cell>
          <table:table-cell office:value-type="string">
            <text:p>Deine Sitzung ist abgelaufen.\nBitte versuche es erneut oder melde Dich ab und wieder an.</text:p>
          </table:table-cell>
        </table:table-row>
        <table:table-row table:style-name="ro2">
          <table:table-cell office:value-type="float" office:value="9306">
            <text:p>9306</text:p>
          </table:table-cell>
          <table:table-cell office:value-type="string">
            <text:p>Wähle ein Profil</text:p>
          </table:table-cell>
        </table:table-row>
        <table:table-row table:style-name="ro2">
          <table:table-cell office:value-type="float" office:value="9307">
            <text:p>9307</text:p>
          </table:table-cell>
          <table:table-cell office:value-type="string">
            <text:p>Ein Profil wird gelöscht, wenn Du lange draufdrückst.</text:p>
          </table:table-cell>
        </table:table-row>
        <table:table-row table:style-name="ro2">
          <table:table-cell office:value-type="float" office:value="9308">
            <text:p>9308</text:p>
          </table:table-cell>
          <table:table-cell office:value-type="string">
            <text:p>Du hast bislang keine gespeicherten Profile.</text:p>
          </table:table-cell>
        </table:table-row>
        <table:table-row table:style-name="ro2">
          <table:table-cell office:value-type="float" office:value="9309">
            <text:p>9309</text:p>
          </table:table-cell>
          <table:table-cell office:value-type="string">
            <text:p>Neu laden</text:p>
          </table:table-cell>
        </table:table-row>
        <table:table-row table:style-name="ro2">
          <table:table-cell office:value-type="float" office:value="9310">
            <text:p>9310</text:p>
          </table:table-cell>
          <table:table-cell office:value-type="string">
            <text:p>Sounds</text:p>
          </table:table-cell>
        </table:table-row>
        <table:table-row table:style-name="ro2">
          <table:table-cell office:value-type="float" office:value="9311">
            <text:p>9311</text:p>
          </table:table-cell>
          <table:table-cell office:value-type="string">
            <text:p>Animationen</text:p>
          </table:table-cell>
        </table:table-row>
        <table:table-row table:style-name="ro2">
          <table:table-cell office:value-type="float" office:value="9312">
            <text:p>9312</text:p>
          </table:table-cell>
          <table:table-cell office:value-type="string">
            <text:p>sind eingeschaltet</text:p>
          </table:table-cell>
        </table:table-row>
        <table:table-row table:style-name="ro2">
          <table:table-cell office:value-type="float" office:value="9313">
            <text:p>9313</text:p>
          </table:table-cell>
          <table:table-cell office:value-type="string">
            <text:p>sind ausgeschaltet</text:p>
          </table:table-cell>
        </table:table-row>
        <table:table-row table:style-name="ro2">
          <table:table-cell office:value-type="float" office:value="9314">
            <text:p>9314</text:p>
          </table:table-cell>
          <table:table-cell office:value-type="string">
            <text:p>Keine Gilde.</text:p>
          </table:table-cell>
        </table:table-row>
        <table:table-row table:style-name="ro2">
          <table:table-cell office:value-type="float" office:value="9315">
            <text:p>9315</text:p>
          </table:table-cell>
          <table:table-cell office:value-type="string">
            <text:p>Keine Mail.</text:p>
          </table:table-cell>
        </table:table-row>
        <table:table-row table:style-name="ro2">
          <table:table-cell office:value-type="float" office:value="9316">
            <text:p>9316</text:p>
          </table:table-cell>
          <table:table-cell office:value-type="string">
            <text:p>Kontaktiere Server...</text:p>
          </table:table-cell>
        </table:table-row>
        <table:table-row table:style-name="ro2">
          <table:table-cell office:value-type="float" office:value="9317">
            <text:p>9317</text:p>
          </table:table-cell>
          <table:table-cell office:value-type="string">
            <text:p>Land</text:p>
          </table:table-cell>
        </table:table-row>
        <table:table-row table:style-name="ro2">
          <table:table-cell office:value-type="float" office:value="9318">
            <text:p>9318</text:p>
          </table:table-cell>
          <table:table-cell office:value-type="string">
            <text:p>Serverliste neu laden</text:p>
          </table:table-cell>
        </table:table-row>
        <table:table-row table:style-name="ro2">
          <table:table-cell office:value-type="float" office:value="9319">
            <text:p>9319</text:p>
          </table:table-cell>
          <table:table-cell office:value-type="string">
            <text:p>Trinken</text:p>
          </table:table-cell>
        </table:table-row>
        <table:table-row table:style-name="ro2">
          <table:table-cell office:value-type="float" office:value="9320">
            <text:p>9320</text:p>
          </table:table-cell>
          <table:table-cell office:value-type="string">
            <text:p>Kaufen</text:p>
          </table:table-cell>
        </table:table-row>
        <table:table-row table:style-name="ro2">
          <table:table-cell office:value-type="float" office:value="9321">
            <text:p>9321</text:p>
          </table:table-cell>
          <table:table-cell office:value-type="string">
            <text:p>Verkaufen</text:p>
          </table:table-cell>
        </table:table-row>
        <table:table-row table:style-name="ro2">
          <table:table-cell office:value-type="float" office:value="9322">
            <text:p>9322</text:p>
          </table:table-cell>
          <table:table-cell office:value-type="string">
            <text:p>Ausziehen</text:p>
          </table:table-cell>
        </table:table-row>
        <table:table-row table:style-name="ro2">
          <table:table-cell office:value-type="float" office:value="9323">
            <text:p>9323</text:p>
          </table:table-cell>
          <table:table-cell office:value-type="string">
            <text:p>Anziehen</text:p>
          </table:table-cell>
        </table:table-row>
        <table:table-row table:style-name="ro2">
          <table:table-cell office:value-type="float" office:value="9324">
            <text:p>9324</text:p>
          </table:table-cell>
          <table:table-cell office:value-type="string">
            <text:p>Infos</text:p>
          </table:table-cell>
        </table:table-row>
        <table:table-row table:style-name="ro2">
          <table:table-cell office:value-type="float" office:value="9325">
            <text:p>9325</text:p>
          </table:table-cell>
          <table:table-cell office: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text:p>9326</text:p>
          </table:table-cell>
          <table:table-cell office:value-type="string">
            <text:p>Version</text:p>
          </table:table-cell>
        </table:table-row>
        <table:table-row table:style-name="ro2">
          <table:table-cell office:value-type="float" office:value="9327">
            <text:p>9327</text:p>
          </table:table-cell>
          <table:table-cell office:value-type="string">
            <text:p>Du magst Shakes &amp; Fidget? Dann sei so nett und bewerte uns mit fünf Sternen, damit auch andere die App im Store finden!</text:p>
          </table:table-cell>
        </table:table-row>
        <table:table-row table:style-name="ro2">
          <table:table-cell office:value-type="float" office:value="9328">
            <text:p>9328</text:p>
          </table:table-cell>
          <table:table-cell office:value-type="string">
            <text:p>Emailadresse bestätigen</text:p>
          </table:table-cell>
        </table:table-row>
        <table:table-row table:style-name="ro2">
          <table:table-cell office:value-type="float" office:value="9329">
            <text:p>9329</text:p>
          </table:table-cell>
          <table:table-cell office:value-type="string">
            <text:p>Deine Emailadresse wurde noch nicht bestätigt. Gib zum Bestätigen den Code ein, den Du in der Bestätigungsmail erhalten hast.</text:p>
          </table:table-cell>
        </table:table-row>
        <table:table-row table:style-name="ro2">
          <table:table-cell office:value-type="float" office:value="9330">
            <text:p>9330</text:p>
          </table:table-cell>
          <table:table-cell office:value-type="string">
            <text:p>OK</text:p>
          </table:table-cell>
        </table:table-row>
        <table:table-row table:style-name="ro2">
          <table:table-cell office:value-type="float" office:value="9331">
            <text:p>9331</text:p>
          </table:table-cell>
          <table:table-cell office:value-type="string">
            <text:p>Accounts mit unbestätigter Emailadresse sind nur eingeschränkt nutzbar und werden bei Nichtbenutzung gelöscht.</text:p>
          </table:table-cell>
        </table:table-row>
        <table:table-row table:style-name="ro2">
          <table:table-cell office:value-type="float" office:value="9332">
            <text:p>9332</text:p>
          </table:table-cell>
          <table:table-cell office:value-type="string">
            <text:p>Bestätigungsmail erneut senden</text:p>
          </table:table-cell>
        </table:table-row>
        <table:table-row table:style-name="ro2">
          <table:table-cell office:value-type="float" office:value="9335">
            <text:p>9335</text:p>
          </table:table-cell>
          <table:table-cell office:value-type="string">
            <text:p>Abenteuer beendet</text:p>
          </table:table-cell>
        </table:table-row>
        <table:table-row table:style-name="ro2">
          <table:table-cell office:value-type="float" office:value="9336">
            <text:p>9336</text:p>
          </table:table-cell>
          <table:table-cell office:value-type="string">
            <text:p>Abenteuer beendet</text:p>
          </table:table-cell>
        </table:table-row>
        <table:table-row table:style-name="ro2">
          <table:table-cell office:value-type="float" office:value="9337">
            <text:p>9337</text:p>
          </table:table-cell>
          <table:table-cell office:value-type="string">
            <text:p>Dein Abenteuer ist beendet.</text:p>
          </table:table-cell>
        </table:table-row>
        <table:table-row table:style-name="ro2">
          <table:table-cell office:value-type="float" office:value="9338">
            <text:p>9338</text:p>
          </table:table-cell>
          <table:table-cell office:value-type="string">
            <text:p>Stadtwache beendet</text:p>
          </table:table-cell>
        </table:table-row>
        <table:table-row table:style-name="ro2">
          <table:table-cell office:value-type="float" office:value="9339">
            <text:p>9339</text:p>
          </table:table-cell>
          <table:table-cell office:value-type="string">
            <text:p>Stadtwache beendet</text:p>
          </table:table-cell>
        </table:table-row>
        <table:table-row table:style-name="ro2">
          <table:table-cell office:value-type="float" office:value="9340">
            <text:p>9340</text:p>
          </table:table-cell>
          <table:table-cell office:value-type="string">
            <text:p>Deine Arbeit als Stadtwache ist beendet.</text:p>
          </table:table-cell>
        </table:table-row>
        <table:table-row table:style-name="ro2">
          <table:table-cell office:value-type="float" office:value="9341">
            <text:p>9341</text:p>
          </table:table-cell>
          <table:table-cell office:value-type="string">
            <text:p>Benachrichtigung, wenn Abenteuer oder Stadtwache abgeschlossen ist.</text:p>
          </table:table-cell>
        </table:table-row>
        <table:table-row table:style-name="ro2">
          <table:table-cell office:value-type="float" office:value="9348">
            <text:p>9348</text:p>
          </table:table-cell>
          <table:table-cell office:value-type="string">
            <text:p>Verzaubern</text:p>
          </table:table-cell>
        </table:table-row>
        <table:table-row table:style-name="ro2">
          <table:table-cell office:value-type="float" office:value="9349">
            <text:p>9349</text:p>
          </table:table-cell>
          <table:table-cell office:value-type="string">
            <text:p>In den Topf werfen</text:p>
          </table:table-cell>
        </table:table-row>
        <table:table-row table:style-name="ro2">
          <table:table-cell office:value-type="float" office:value="9350">
            <text:p>9350</text:p>
          </table:table-cell>
          <table:table-cell office: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text:p>9351</text:p>
          </table:table-cell>
          <table:table-cell office:value-type="string">
            <text:p>ins Klo!</text:p>
          </table:table-cell>
        </table:table-row>
        <table:table-row table:style-name="ro2">
          <table:table-cell office:value-type="float" office:value="9352">
            <text:p>9352</text:p>
          </table:table-cell>
          <table:table-cell office:value-type="string">
            <text:p>Du hast schon 3 Tränke in Benutzung.</text:p>
          </table:table-cell>
        </table:table-row>
        <table:table-row table:style-name="ro2">
          <table:table-cell office:value-type="float" office:value="9353">
            <text:p>9353</text:p>
          </table:table-cell>
          <table:table-cell office:value-type="string">
            <text:p>Keine Internetverbindung, da keine WLAN oder Mobile-Verbindung aktiv ist.</text:p>
          </table:table-cell>
        </table:table-row>
        <table:table-row table:style-name="ro2">
          <table:table-cell office:value-type="float" office:value="9354">
            <text:p>9354</text:p>
          </table:table-cell>
          <table:table-cell office:value-type="string">
            <text:p>Keine Netzwerkverbindung zum Server</text:p>
          </table:table-cell>
        </table:table-row>
        <table:table-row table:style-name="ro2">
          <table:table-cell office:value-type="float" office:value="9355">
            <text:p>9355</text:p>
          </table:table-cell>
          <table:table-cell office:value-type="string">
            <text:p>Chat automatisch abrufen</text:p>
          </table:table-cell>
        </table:table-row>
        <table:table-row table:style-name="ro2">
          <table:table-cell office:value-type="float" office:value="9356">
            <text:p>9356</text:p>
          </table:table-cell>
          <table:table-cell office:value-type="string">
            <text:p>Bewerten</text:p>
          </table:table-cell>
        </table:table-row>
        <table:table-row table:style-name="ro2">
          <table:table-cell office:value-type="float" office:value="9357">
            <text:p>9357</text:p>
          </table:table-cell>
          <table:table-cell office:value-type="string">
            <text:p>Später</text:p>
          </table:table-cell>
        </table:table-row>
        <table:table-row table:style-name="ro2">
          <table:table-cell office:value-type="float" office:value="9358">
            <text:p>9358</text:p>
          </table:table-cell>
          <table:table-cell office:value-type="string">
            <text:p>Nein, danke</text:p>
          </table:table-cell>
        </table:table-row>
        <table:table-row table:style-name="ro2">
          <table:table-cell office:value-type="float" office:value="9359">
            <text:p>9359</text:p>
          </table:table-cell>
          <table:table-cell office:value-type="string">
            <text:p>Du wurdest wegen eines Bezahlvorgangs gesperrt. Bitte kontaktiere den Support über Menü-&gt;Infos-&gt;Support.</text:p>
          </table:table-cell>
        </table:table-row>
        <table:table-row table:style-name="ro2">
          <table:table-cell office:value-type="float" office:value="9360">
            <text:p>9360</text:p>
          </table:table-cell>
          <table:table-cell office:value-type="string">
            <text:p>Du wurdest vom Gamestaff gesperrt. Bitte kontaktiere den Support über Menü-&gt;Infos-&gt;Support.</text:p>
          </table:table-cell>
        </table:table-row>
        <table:table-row table:style-name="ro2">
          <table:table-cell office:value-type="float" office:value="9361">
            <text:p>9361</text:p>
          </table:table-cell>
          <table:table-cell office:value-type="string">
            <text:p>Möchtest du jetzt wirklich deinen Account unwiderruflich löschen? Gelöschte Accounts können nicht wiederhergestellt werden.</text:p>
          </table:table-cell>
        </table:table-row>
        <table:table-row table:style-name="ro2">
          <table:table-cell office:value-type="float" office:value="9365">
            <text:p>9365</text:p>
          </table:table-cell>
          <table:table-cell office:value-type="string">
            <text:p>Vielen Dank für deine Bezahlung. In Kürze werden dir %1 gutgeschrieben.</text:p>
          </table:table-cell>
        </table:table-row>
        <table:table-row table:style-name="ro2">
          <table:table-cell office:value-type="float" office:value="9366">
            <text:p>9366</text:p>
          </table:table-cell>
          <table:table-cell office:value-type="string">
            <text:p>Der Bezahlvorgang wurde nicht abgeschlossen! Bitte versuche es erneut oder wende dich an den Support. %1</text:p>
          </table:table-cell>
        </table:table-row>
        <table:table-row table:style-name="ro2">
          <table:table-cell office:value-type="float" office:value="9367">
            <text:p>9367</text:p>
          </table:table-cell>
          <table:table-cell office:value-type="string">
            <text:p>Benutzerabbruch</text:p>
          </table:table-cell>
        </table:table-row>
        <table:table-row table:style-name="ro2">
          <table:table-cell office:value-type="float" office:value="9368">
            <text:p>9368</text:p>
          </table:table-cell>
          <table:table-cell office:value-type="string">
            <text:p>Allgemeiner Fehler während des Bezahlvorgangs</text:p>
          </table:table-cell>
        </table:table-row>
        <table:table-row table:style-name="ro2">
          <table:table-cell office:value-type="float" office:value="9370">
            <text:p>9370</text:p>
          </table:table-cell>
          <table:table-cell office:value-type="string">
            <text:p>Benutzen</text:p>
          </table:table-cell>
        </table:table-row>
        <table:table-row table:style-name="ro2">
          <table:table-cell office:value-type="float" office:value="9371">
            <text:p>9371</text:p>
          </table:table-cell>
          <table:table-cell office:value-type="string">
            <text:p>LOGOUT</text:p>
          </table:table-cell>
        </table:table-row>
        <table:table-row table:style-name="ro2">
          <table:table-cell office:value-type="float" office:value="9372">
            <text:p>9372</text:p>
          </table:table-cell>
          <table:table-cell office:value-type="string">
            <text:p>Wirkung aufheben</text:p>
          </table:table-cell>
        </table:table-row>
        <table:table-row table:style-name="ro2">
          <table:table-cell office:value-type="float" office:value="9373">
            <text:p>9373</text:p>
          </table:table-cell>
          <table:table-cell office:value-type="string">
            <text:p>Fehler beim Herunterladen der Daten.</text:p>
          </table:table-cell>
        </table:table-row>
        <table:table-row table:style-name="ro2">
          <table:table-cell office:value-type="float" office:value="9374">
            <text:p>9374</text:p>
          </table:table-cell>
          <table:table-cell office:value-type="string">
            <text:p>Daten werden geladen ...</text:p>
          </table:table-cell>
        </table:table-row>
        <table:table-row table:style-name="ro2">
          <table:table-cell office:value-type="float" office:value="9375">
            <text:p>9375</text:p>
          </table:table-cell>
          <table:table-cell office:value-type="string">
            <text:p>Fortschritt:</text:p>
          </table:table-cell>
        </table:table-row>
        <table:table-row table:style-name="ro2">
          <table:table-cell office:value-type="float" office:value="9376">
            <text:p>9376</text:p>
          </table:table-cell>
          <table:table-cell office:value-type="string">
            <text:p>Grafiken werden geladen ...</text:p>
          </table:table-cell>
        </table:table-row>
        <table:table-row table:style-name="ro2">
          <table:table-cell office:value-type="float" office:value="9377">
            <text:p>9377</text:p>
          </table:table-cell>
          <table:table-cell office:value-type="string">
            <text:p>Grafiken konnten nicht geladen werden.</text:p>
          </table:table-cell>
        </table:table-row>
        <table:table-row table:style-name="ro2">
          <table:table-cell office:value-type="float" office:value="9378">
            <text:p>9378</text:p>
          </table:table-cell>
          <table:table-cell office:value-type="string">
            <text:p>Download</text:p>
          </table:table-cell>
        </table:table-row>
        <table:table-row table:style-name="ro2">
          <table:table-cell office:value-type="float" office:value="9379">
            <text:p>9379</text:p>
          </table:table-cell>
          <table:table-cell office:value-type="string">
            <text:p>Sprache</text:p>
          </table:table-cell>
        </table:table-row>
        <table:table-row table:style-name="ro2">
          <table:table-cell office:value-type="float" office:value="9380">
            <text:p>9380</text:p>
          </table:table-cell>
          <table:table-cell office:value-type="string">
            <text:p>Poll chat automatically.</text:p>
          </table:table-cell>
        </table:table-row>
        <table:table-row table:style-name="ro2">
          <table:table-cell office:value-type="float" office:value="9381">
            <text:p>9381</text:p>
          </table:table-cell>
          <table:table-cell office: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text:p>9382</text:p>
          </table:table-cell>
          <table:table-cell office:value-type="string">
            <text:p>Welt %1</text:p>
          </table:table-cell>
        </table:table-row>
        <table:table-row table:style-name="ro2">
          <table:table-cell office:value-type="float" office:value="9400">
            <text:p>9400</text:p>
          </table:table-cell>
          <table:table-cell office:value-type="string">
            <text:p>Die Gilde ist in der Rangliste zu weit entfernt.</text:p>
          </table:table-cell>
        </table:table-row>
        <table:table-row table:style-name="ro2">
          <table:table-cell office:value-type="float" office:value="9401">
            <text:p>9401</text:p>
          </table:table-cell>
          <table:table-cell office:value-type="string">
            <text:p>Weiterleiten</text:p>
          </table:table-cell>
        </table:table-row>
        <table:table-row table:style-name="ro2">
          <table:table-cell office:value-type="float" office:value="9402">
            <text:p>9402</text:p>
          </table:table-cell>
          <table:table-cell office:value-type="string">
            <text:p>Fw:</text:p>
          </table:table-cell>
        </table:table-row>
        <table:table-row table:style-name="ro2">
          <table:table-cell office:value-type="float" office:value="9403">
            <text:p>9403</text:p>
          </table:table-cell>
          <table:table-cell office:value-type="string">
            <text:p>#---#Nachricht von %1:##%2</text:p>
          </table:table-cell>
        </table:table-row>
        <table:table-row table:style-name="ro2">
          <table:table-cell office:value-type="float" office:value="9405">
            <text:p>9405</text:p>
          </table:table-cell>
          <table:table-cell office:value-type="string">
            <text:p>Helmdecke (%1/%2)</text:p>
          </table:table-cell>
        </table:table-row>
        <table:table-row table:style-name="ro2">
          <table:table-cell office:value-type="float" office:value="9406">
            <text:p>9406</text:p>
          </table:table-cell>
          <table:table-cell office:value-type="string">
            <text:p>Schildhalter (%1/%2)</text:p>
          </table:table-cell>
        </table:table-row>
        <table:table-row table:style-name="ro2">
          <table:table-cell office:value-type="float" office:value="9407">
            <text:p>9407</text:p>
          </table:table-cell>
          <table:table-cell office:value-type="string">
            <text:p>Schild (%1/%2)</text:p>
          </table:table-cell>
        </table:table-row>
        <table:table-row table:style-name="ro2">
          <table:table-cell office:value-type="float" office:value="9408">
            <text:p>9408</text:p>
          </table:table-cell>
          <table:table-cell office:value-type="string">
            <text:p>Banderole (%1/%2)</text:p>
          </table:table-cell>
        </table:table-row>
        <table:table-row table:style-name="ro2">
          <table:table-cell office:value-type="float" office:value="9409">
            <text:p>9409</text:p>
          </table:table-cell>
          <table:table-cell office:value-type="string">
            <text:p>Helm (%1/%2)</text:p>
          </table:table-cell>
        </table:table-row>
        <table:table-row table:style-name="ro2">
          <table:table-cell office:value-type="float" office:value="9410">
            <text:p>9410</text:p>
          </table:table-cell>
          <table:table-cell office:value-type="string">
            <text:p>Orden (%1/%2)</text:p>
          </table:table-cell>
        </table:table-row>
        <table:table-row table:style-name="ro2">
          <table:table-cell office:value-type="float" office:value="9411">
            <text:p>9411</text:p>
          </table:table-cell>
          <table:table-cell office:value-type="string">
            <text:p>Figur (%1/%2)</text:p>
          </table:table-cell>
        </table:table-row>
        <table:table-row table:style-name="ro2">
          <table:table-cell office:value-type="float" office:value="9416">
            <text:p>9416</text:p>
          </table:table-cell>
          <table:table-cell office:value-type="string">
            <text:p>Vorschlagen</text:p>
          </table:table-cell>
        </table:table-row>
        <table:table-row table:style-name="ro2">
          <table:table-cell office:value-type="float" office:value="9417">
            <text:p>9417</text:p>
          </table:table-cell>
          <table:table-cell office:value-type="string">
            <text:p>Übernehmen</text:p>
          </table:table-cell>
        </table:table-row>
        <table:table-row table:style-name="ro2">
          <table:table-cell office:value-type="float" office:value="9418">
            <text:p>9418</text:p>
          </table:table-cell>
          <table:table-cell office:value-type="string">
            <text:p>%1 hat ein Gildenwappen vorgeschlagen.</text:p>
          </table:table-cell>
        </table:table-row>
        <table:table-row table:style-name="ro2">
          <table:table-cell office:value-type="float" office:value="9419">
            <text:p>9419</text:p>
          </table:table-cell>
          <table:table-cell office:value-type="string">
            <text:p>Du kannst nur einen Wappenvorschlag pro Minute abgeben.</text:p>
          </table:table-cell>
        </table:table-row>
        <table:table-row table:style-name="ro2">
          <table:table-cell office:value-type="float" office:value="9420">
            <text:p>9420</text:p>
          </table:table-cell>
          <table:table-cell office:value-type="string">
            <text:p>Blau</text:p>
          </table:table-cell>
        </table:table-row>
        <table:table-row table:style-name="ro2">
          <table:table-cell office:value-type="float" office:value="9421">
            <text:p>9421</text:p>
          </table:table-cell>
          <table:table-cell office:value-type="string">
            <text:p>Rot</text:p>
          </table:table-cell>
        </table:table-row>
        <table:table-row table:style-name="ro2">
          <table:table-cell office:value-type="float" office:value="9422">
            <text:p>9422</text:p>
          </table:table-cell>
          <table:table-cell office:value-type="string">
            <text:p>Purpur</text:p>
          </table:table-cell>
        </table:table-row>
        <table:table-row table:style-name="ro2">
          <table:table-cell office:value-type="float" office:value="9423">
            <text:p>9423</text:p>
          </table:table-cell>
          <table:table-cell office:value-type="string">
            <text:p>Schwarz</text:p>
          </table:table-cell>
        </table:table-row>
        <table:table-row table:style-name="ro2">
          <table:table-cell office:value-type="float" office:value="9424">
            <text:p>9424</text:p>
          </table:table-cell>
          <table:table-cell office:value-type="string">
            <text:p>Grün</text:p>
          </table:table-cell>
        </table:table-row>
        <table:table-row table:style-name="ro2">
          <table:table-cell office:value-type="float" office:value="9425">
            <text:p>9425</text:p>
          </table:table-cell>
          <table:table-cell office:value-type="string">
            <text:p>Gold</text:p>
          </table:table-cell>
        </table:table-row>
        <table:table-row table:style-name="ro2">
          <table:table-cell office:value-type="float" office:value="9426">
            <text:p>9426</text:p>
          </table:table-cell>
          <table:table-cell office:value-type="string">
            <text:p>Silber</text:p>
          </table:table-cell>
        </table:table-row>
        <table:table-row table:style-name="ro2">
          <table:table-cell office:value-type="float" office:value="9427">
            <text:p>9427</text:p>
          </table:table-cell>
          <table:table-cell office:value-type="string">
            <text:p>Braun</text:p>
          </table:table-cell>
        </table:table-row>
        <table:table-row table:style-name="ro2">
          <table:table-cell office:value-type="float" office:value="9428">
            <text:p>9428</text:p>
          </table:table-cell>
          <table:table-cell office:value-type="string">
            <text:p>Grau</text:p>
          </table:table-cell>
        </table:table-row>
        <table:table-row table:style-name="ro2">
          <table:table-cell office:value-type="float" office:value="9429">
            <text:p>9429</text:p>
          </table:table-cell>
          <table:table-cell office:value-type="string">
            <text:p>Blutrot</text:p>
          </table:table-cell>
        </table:table-row>
        <table:table-row table:style-name="ro2">
          <table:table-cell office:value-type="float" office:value="9430">
            <text:p>9430</text:p>
          </table:table-cell>
          <table:table-cell office:value-type="string">
            <text:p>Maulbeer</text:p>
          </table:table-cell>
        </table:table-row>
        <table:table-row table:style-name="ro2">
          <table:table-cell office:value-type="float" office:value="9431">
            <text:p>9431</text:p>
          </table:table-cell>
          <table:table-cell office:value-type="string">
            <text:p>Orange</text:p>
          </table:table-cell>
        </table:table-row>
        <table:table-row table:style-name="ro2">
          <table:table-cell office:value-type="float" office:value="9432">
            <text:p>9432</text:p>
          </table:table-cell>
          <table:table-cell office:value-type="string">
            <text:p>Fleisch</text:p>
          </table:table-cell>
        </table:table-row>
        <table:table-row table:style-name="ro2">
          <table:table-cell office:value-type="float" office:value="9440">
            <text:p>9440</text:p>
          </table:table-cell>
          <table:table-cell office:value-type="string">
            <text:p>Tinktur auf Schild: %1</text:p>
          </table:table-cell>
        </table:table-row>
        <table:table-row table:style-name="ro2">
          <table:table-cell office:value-type="float" office:value="9441">
            <text:p>9441</text:p>
          </table:table-cell>
          <table:table-cell office:value-type="string">
            <text:p>Tinktur auf Schild: %1</text:p>
          </table:table-cell>
        </table:table-row>
        <table:table-row table:style-name="ro2">
          <table:table-cell office:value-type="float" office:value="9442">
            <text:p>9442</text:p>
          </table:table-cell>
          <table:table-cell office:value-type="string">
            <text:p>Tinktur auf Schild: %1</text:p>
          </table:table-cell>
        </table:table-row>
        <table:table-row table:style-name="ro2">
          <table:table-cell office:value-type="float" office:value="9443">
            <text:p>9443</text:p>
          </table:table-cell>
          <table:table-cell office:value-type="string">
            <text:p>Tinktur der Figur: %1</text:p>
          </table:table-cell>
        </table:table-row>
        <table:table-row table:style-name="ro2">
          <table:table-cell office:value-type="float" office:value="9445">
            <text:p>9445</text:p>
          </table:table-cell>
          <table:table-cell office:value-type="string">
            <text:p>Jedes Mitglied kann Änderungen#am Gildenwappen vorschlagen.##Der Gildenleiter kann#Änderungen übernehmen.</text:p>
          </table:table-cell>
        </table:table-row>
        <table:table-row table:style-name="ro2">
          <table:table-cell office:value-type="float" office:value="9446">
            <text:p>9446</text:p>
          </table:table-cell>
          <table:table-cell office:value-type="string">
            <text:p>zu den Ausbauten wechseln</text:p>
          </table:table-cell>
        </table:table-row>
        <table:table-row table:style-name="ro2">
          <table:table-cell office:value-type="float" office:value="9447">
            <text:p>9447</text:p>
          </table:table-cell>
          <table:table-cell office:value-type="string">
            <text:p>zum Gildenwappen wechseln</text:p>
          </table:table-cell>
        </table:table-row>
        <table:table-row table:style-name="ro2">
          <table:table-cell office:value-type="float" office:value="9448">
            <text:p>9448</text:p>
          </table:table-cell>
          <table:table-cell office:value-type="string">
            <text:p>%1 hat Stufe %2 erreicht.</text:p>
          </table:table-cell>
        </table:table-row>
        <table:table-row table:style-name="ro2">
          <table:table-cell office:value-type="float" office:value="9449">
            <text:p>9449</text:p>
          </table:table-cell>
          <table:table-cell office:value-type="string">
            <text:p>%1 hat Etage %3 des Dungeons "%2" bewältigt.</text:p>
          </table:table-cell>
        </table:table-row>
        <table:table-row table:style-name="ro2">
          <table:table-cell office:value-type="float" office:value="9450">
            <text:p>9450</text:p>
          </table:table-cell>
          <table:table-cell office:value-type="string">
            <text:p>%1 hat "%2" gefunden.</text:p>
          </table:table-cell>
        </table:table-row>
        <table:table-row table:style-name="ro2">
          <table:table-cell office:value-type="float" office:value="9451">
            <text:p>9451</text:p>
          </table:table-cell>
          <table:table-cell office:value-type="string">
            <text:p>Posteingang leeren</text:p>
          </table:table-cell>
        </table:table-row>
        <table:table-row table:style-name="ro2">
          <table:table-cell office:value-type="float" office:value="9452">
            <text:p>9452</text:p>
          </table:table-cell>
          <table:table-cell office:value-type="string">
            <text:p>Bist du sicher, dass du sämtliche Nachrichten#löschen willst?</text:p>
          </table:table-cell>
        </table:table-row>
        <table:table-row table:style-name="ro2">
          <table:table-cell office:value-type="float" office:value="9453">
            <text:p>9453</text:p>
          </table:table-cell>
          <table:table-cell office:value-type="string">
            <text:p>Leeren</text:p>
          </table:table-cell>
        </table:table-row>
        <table:table-row table:style-name="ro2">
          <table:table-cell office:value-type="float" office:value="9455">
            <text:p>9455</text:p>
          </table:table-cell>
          <table:table-cell office:value-type="string">
            <text:p>Du musst vorher Platz im Inventar schaffen!</text:p>
          </table:table-cell>
        </table:table-row>
        <table:table-row table:style-name="ro2">
          <table:table-cell office:value-type="float" office:value="9456">
            <text:p>9456</text:p>
          </table:table-cell>
          <table:table-cell office:value-type="string">
            <text:p>Es tut sich nichts.</text:p>
          </table:table-cell>
        </table:table-row>
        <table:table-row table:style-name="ro2">
          <table:table-cell office:value-type="float" office:value="9457">
            <text:p>9457</text:p>
          </table:table-cell>
          <table:table-cell office: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text:p>9458</text:p>
          </table:table-cell>
          <table:table-cell office: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text:p>9459</text:p>
          </table:table-cell>
          <table:table-cell office: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text:p>9460</text:p>
          </table:table-cell>
          <table:table-cell office: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text:p>9461</text:p>
          </table:table-cell>
          <table:table-cell office:value-type="string">
            <text:p>Aura:#%1</text:p>
          </table:table-cell>
        </table:table-row>
        <table:table-row table:style-name="ro2">
          <table:table-cell office:value-type="float" office:value="9462">
            <text:p>9462</text:p>
          </table:table-cell>
          <table:table-cell office:value-type="string">
            <text:p>Ach ja, das olle Gästeklo...</text:p>
          </table:table-cell>
        </table:table-row>
        <table:table-row table:style-name="ro2">
          <table:table-cell office:value-type="float" office:value="9463">
            <text:p>9463</text:p>
          </table:table-cell>
          <table:table-cell office: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text:p>9465</text:p>
          </table:table-cell>
          <table:table-cell office:value-type="string">
            <text:p>Pro Tag ist nur ein Opfer möglich!</text:p>
          </table:table-cell>
        </table:table-row>
        <table:table-row table:style-name="ro2">
          <table:table-cell office:value-type="float" office:value="9466">
            <text:p>9466</text:p>
          </table:table-cell>
          <table:table-cell office:value-type="string">
            <text:p>Der Mana-Tank ist voll!</text:p>
          </table:table-cell>
        </table:table-row>
        <table:table-row table:style-name="ro2">
          <table:table-cell office:value-type="float" office:value="9467">
            <text:p>9467</text:p>
          </table:table-cell>
          <table:table-cell office:value-type="string">
            <text:p>Attribute-Differenz</text:p>
          </table:table-cell>
        </table:table-row>
        <table:table-row table:style-name="ro2">
          <table:table-cell office:value-type="float" office:value="9468">
            <text:p>9468</text:p>
          </table:table-cell>
          <table:table-cell office:value-type="string">
            <text:p>Fehler: Die Gildenkasse ist voll!</text:p>
          </table:table-cell>
        </table:table-row>
        <table:table-row table:style-name="ro2">
          <table:table-cell office:value-type="float" office:value="9469">
            <text:p>9469</text:p>
          </table:table-cell>
          <table:table-cell office:value-type="string">
            <text:p>Gegenstände vergleichen</text:p>
          </table:table-cell>
        </table:table-row>
        <table:table-row table:style-name="ro2">
          <table:table-cell office:value-type="float" office:value="9470">
            <text:p>9470</text:p>
          </table:table-cell>
          <table:table-cell office:value-type="string">
            <text:p>DER TURM</text:p>
          </table:table-cell>
        </table:table-row>
        <table:table-row table:style-name="ro2">
          <table:table-cell office:value-type="float" office:value="9471">
            <text:p>9471</text:p>
          </table:table-cell>
          <table:table-cell office:value-type="string">
            <text:p>Barbarischer Bertram</text:p>
          </table:table-cell>
        </table:table-row>
        <table:table-row table:style-name="ro2">
          <table:table-cell office:value-type="float" office:value="9472">
            <text:p>9472</text:p>
          </table:table-cell>
          <table:table-cell office:value-type="string">
            <text:p>Magischer Markwart</text:p>
          </table:table-cell>
        </table:table-row>
        <table:table-row table:style-name="ro2">
          <table:table-cell office:value-type="float" office:value="9473">
            <text:p>9473</text:p>
          </table:table-cell>
          <table:table-cell office:value-type="string">
            <text:p>Kundige Kunigunde</text:p>
          </table:table-cell>
        </table:table-row>
        <table:table-row table:style-name="ro2">
          <table:table-cell office:value-type="float" office:value="9531">
            <text:p>9531</text:p>
          </table:table-cell>
          <table:table-cell office:value-type="string">
            <text:p>Fehler: Beschreibungstext zu lang!</text:p>
          </table:table-cell>
        </table:table-row>
        <table:table-row table:style-name="ro2">
          <table:table-cell office:value-type="float" office:value="9532">
            <text:p>9532</text:p>
          </table:table-cell>
          <table:table-cell office:value-type="string">
            <text:p>Freibier!</text:p>
          </table:table-cell>
        </table:table-row>
        <table:table-row table:style-name="ro2">
          <table:table-cell office:value-type="float" office:value="9533">
            <text:p>9533</text:p>
          </table:table-cell>
          <table:table-cell office:value-type="string">
            <text:p>Dungeons</text:p>
          </table:table-cell>
        </table:table-row>
        <table:table-row table:style-name="ro2">
          <table:table-cell office:value-type="float" office:value="9534">
            <text:p>9534</text:p>
          </table:table-cell>
          <table:table-cell office:value-type="string">
            <text:p>Die Festung|Macht rein äußerlich einen soliden Eindruck.</text:p>
          </table:table-cell>
        </table:table-row>
        <table:table-row table:style-name="ro2">
          <table:table-cell office:value-type="float" office:value="9535">
            <text:p>9535</text:p>
          </table:table-cell>
          <table:table-cell office:value-type="string">
            <text:p>Der Zirkus|Wo kommt diese lustige Musik her?</text:p>
          </table:table-cell>
        </table:table-row>
        <table:table-row table:style-name="ro2">
          <table:table-cell office:value-type="float" office:value="9536">
            <text:p>9536</text:p>
          </table:table-cell>
          <table:table-cell office:value-type="string">
            <text:p>Die Hölle|So schlimm kann es gar nicht sein...</text:p>
          </table:table-cell>
        </table:table-row>
        <table:table-row table:style-name="ro2">
          <table:table-cell office:value-type="float" office:value="9537">
            <text:p>9537</text:p>
          </table:table-cell>
          <table:table-cell office:value-type="string">
            <text:p>Der 13. Stock|Ganz weit oben!</text:p>
          </table:table-cell>
        </table:table-row>
        <table:table-row table:style-name="ro2">
          <table:table-cell office:value-type="float" office:value="9538">
            <text:p>9538</text:p>
          </table:table-cell>
          <table:table-cell office:value-type="string">
            <text:p>Der Turm|Es waren einmal ein Abenteurer und seine drei Begleiter...</text:p>
          </table:table-cell>
        </table:table-row>
        <table:table-row table:style-name="ro2">
          <table:table-cell office:value-type="float" office:value="9559">
            <text:p>9559</text:p>
          </table:table-cell>
          <table:table-cell office:value-type="string">
            <text:p>Benötigte Klasse: %1</text:p>
          </table:table-cell>
        </table:table-row>
        <table:table-row table:style-name="ro2">
          <table:table-cell office:value-type="float" office:value="9560">
            <text:p>9560</text:p>
          </table:table-cell>
          <table:table-cell office:value-type="string">
            <text:p>Krieger</text:p>
          </table:table-cell>
        </table:table-row>
        <table:table-row table:style-name="ro2">
          <table:table-cell office:value-type="float" office:value="9561">
            <text:p>9561</text:p>
          </table:table-cell>
          <table:table-cell office:value-type="string">
            <text:p>Magier</text:p>
          </table:table-cell>
        </table:table-row>
        <table:table-row table:style-name="ro2">
          <table:table-cell office:value-type="float" office:value="9562">
            <text:p>9562</text:p>
          </table:table-cell>
          <table:table-cell office:value-type="string">
            <text:p>Kundschafter</text:p>
          </table:table-cell>
        </table:table-row>
        <table:table-row table:style-name="ro2">
          <table:table-cell office:value-type="float" office:value="9564">
            <text:p>9564</text:p>
          </table:table-cell>
          <table:table-cell office:value-type="string">
            <text:p>Stufe steigern</text:p>
          </table:table-cell>
        </table:table-row>
        <table:table-row table:style-name="ro2">
          <table:table-cell office:value-type="float" office:value="9565">
            <text:p>9565</text:p>
          </table:table-cell>
          <table:table-cell office:value-type="string">
            <text:p>Turm betreten</text:p>
          </table:table-cell>
        </table:table-row>
        <table:table-row table:style-name="ro2">
          <table:table-cell office:value-type="float" office:value="9570">
            <text:p>9570</text:p>
          </table:table-cell>
          <table:table-cell office:value-type="string">
            <text:p>Lebender Kuchenmann|In der ersten Etage tritt euch ein freundlicher, duftender Kuchenmann entgegen. Wo steht ihr in der Nahrungskette?</text:p>
          </table:table-cell>
        </table:table-row>
        <table:table-row table:style-name="ro2">
          <table:table-cell office:value-type="float" office:value="9571">
            <text:p>9571</text:p>
          </table:table-cell>
          <table:table-cell office: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text:p>9572</text:p>
          </table:table-cell>
          <table:table-cell office:value-type="string">
            <text:p>Zinnvalide|Der Ärmste! Eigentlich sucht er nur seine große Liebe, aber er ist verwundet - das ist eure Chance zum Angriff!</text:p>
          </table:table-cell>
        </table:table-row>
        <table:table-row table:style-name="ro2">
          <table:table-cell office:value-type="float" office:value="9573">
            <text:p>9573</text:p>
          </table:table-cell>
          <table:table-cell office:value-type="string">
            <text:p>Harmloser Plüschbär|Der kann euch nun wirklich nichts anhaben. Aber er steht, fröhlich winkend, im Weg. Auf ihn mit Gebrüll!</text:p>
          </table:table-cell>
        </table:table-row>
        <table:table-row table:style-name="ro2">
          <table:table-cell office:value-type="float" office:value="9574">
            <text:p>9574</text:p>
          </table:table-cell>
          <table:table-cell office:value-type="string">
            <text:p>Blümelinchen|Ein kleines Mädchen aus einer Blüte trennt euch von eurem großen Ziel. Also trennt euch besser von ihr!</text:p>
          </table:table-cell>
        </table:table-row>
        <table:table-row table:style-name="ro2">
          <table:table-cell office:value-type="float" office:value="9575">
            <text:p>9575</text:p>
          </table:table-cell>
          <table:table-cell office:value-type="string">
            <text:p>Zahnfee|Sie war es, die eure Milchzähne stahl und dafür nur Kleckerbeträge zahlte - nun ist die Zeit der Rache gekommen!</text:p>
          </table:table-cell>
        </table:table-row>
        <table:table-row table:style-name="ro2">
          <table:table-cell office:value-type="float" office:value="9576">
            <text:p>9576</text:p>
          </table:table-cell>
          <table:table-cell office: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text:p>9577</text:p>
          </table:table-cell>
          <table:table-cell office:value-type="string">
            <text:p>Trällerndes Vögelchen|Nicht auszuhalten, diese Lärmbelästigung! Federn soll es lassen, das Untier!</text:p>
          </table:table-cell>
        </table:table-row>
        <table:table-row table:style-name="ro2">
          <table:table-cell office:value-type="float" office:value="9578">
            <text:p>9578</text:p>
          </table:table-cell>
          <table:table-cell office:value-type="string">
            <text:p>Gutgemeinte Fee|Ja, einen Wunsch hätten wir - mach endlich den verdammten Weg frei!</text:p>
          </table:table-cell>
        </table:table-row>
        <table:table-row table:style-name="ro2">
          <table:table-cell office:value-type="float" office:value="9579">
            <text:p>9579</text:p>
          </table:table-cell>
          <table:table-cell office: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text:p>9580</text:p>
          </table:table-cell>
          <table:table-cell office:value-type="string">
            <text:p>Singender Kloß|Es wird nicht mehr gesungen! Ist das so schwierig zu verstehen? Auf, haut den Kloß zu Brei!</text:p>
          </table:table-cell>
        </table:table-row>
        <table:table-row table:style-name="ro2">
          <table:table-cell office:value-type="float" office:value="9581">
            <text:p>9581</text:p>
          </table:table-cell>
          <table:table-cell office: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text:p>9582</text:p>
          </table:table-cell>
          <table:table-cell office:value-type="string">
            <text:p>Katze mit Grinsefratze|Sie tut immer so überlegen! Eine solche Attitüde müsst ihr euch aber bestimmt nicht bieten lassen.</text:p>
          </table:table-cell>
        </table:table-row>
        <table:table-row table:style-name="ro2">
          <table:table-cell office:value-type="float" office:value="9583">
            <text:p>9583</text:p>
          </table:table-cell>
          <table:table-cell office:value-type="string">
            <text:p>Ambitionierter Frosch|Verwunschener Prinz... die Story habt ihr schon zu oft gehört, um sie noch zu glauben!</text:p>
          </table:table-cell>
        </table:table-row>
        <table:table-row table:style-name="ro2">
          <table:table-cell office:value-type="float" office:value="9584">
            <text:p>9584</text:p>
          </table:table-cell>
          <table:table-cell office:value-type="string">
            <text:p>Pinöklio|Der Pinökel in seinem Gesicht verrät, dass er mal wieder nichts Gutes im Schilde führt.</text:p>
          </table:table-cell>
        </table:table-row>
        <table:table-row table:style-name="ro2">
          <table:table-cell office:value-type="float" office:value="9585">
            <text:p>9585</text:p>
          </table:table-cell>
          <table:table-cell office:value-type="string">
            <text:p>3x3 Wünsche|Erstmal jeder der Reihe nach was wünschen, dann jeder der Reihe nach zuschlagen!</text:p>
          </table:table-cell>
        </table:table-row>
        <table:table-row table:style-name="ro2">
          <table:table-cell office:value-type="float" office:value="9586">
            <text:p>9586</text:p>
          </table:table-cell>
          <table:table-cell office:value-type="string">
            <text:p>Der Verkaterte Stiefler|Eine Fahne von Schnaps und Stiefelschweiß, aber dazu große Versprechungen von Reichtum und Lebensglück... wer's glaubt.</text:p>
          </table:table-cell>
        </table:table-row>
        <table:table-row table:style-name="ro2">
          <table:table-cell office:value-type="float" office:value="9587">
            <text:p>9587</text:p>
          </table:table-cell>
          <table:table-cell office:value-type="string">
            <text:p>Doro aus Kansas|Diese Schuhdiebin - sie soll doch zurückgehen, wo sie hergekommen ist!</text:p>
          </table:table-cell>
        </table:table-row>
        <table:table-row table:style-name="ro2">
          <table:table-cell office:value-type="float" office:value="9588">
            <text:p>9588</text:p>
          </table:table-cell>
          <table:table-cell office:value-type="string">
            <text:p>The Last Airgazer|Hans, der von vielen für das Ozonloch verantwortlich gemacht wird, das er einst in die Luft gestarrt haben soll.</text:p>
          </table:table-cell>
        </table:table-row>
        <table:table-row table:style-name="ro2">
          <table:table-cell office:value-type="float" office:value="9589">
            <text:p>9589</text:p>
          </table:table-cell>
          <table:table-cell office:value-type="string">
            <text:p>Ein Hase und ein Igel|Der eine ein schamloser Angeber, der andere ein hemmungsloser Betrüger. Bestrafen solltet ihr beide, im Namen des Mondes!</text:p>
          </table:table-cell>
        </table:table-row>
        <table:table-row table:style-name="ro2">
          <table:table-cell office:value-type="float" office:value="9590">
            <text:p>9590</text:p>
          </table:table-cell>
          <table:table-cell office:value-type="string">
            <text:p>Holger Nilsson|Wildgänse stehen unter Naturschutz und wer sich an ihnen vergreift, der soll es mit euch zu tun bekommen!</text:p>
          </table:table-cell>
        </table:table-row>
        <table:table-row table:style-name="ro2">
          <table:table-cell office:value-type="float" office:value="9591">
            <text:p>9591</text:p>
          </table:table-cell>
          <table:table-cell office: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text:p>9592</text:p>
          </table:table-cell>
          <table:table-cell office:value-type="string">
            <text:p>Blutrotes Käppchen|Was sie und ihre Komplizen mit dem Wolf angestellt haben, fällt unter Tierquälerei und verlangt nach Vergeltung!</text:p>
          </table:table-cell>
        </table:table-row>
        <table:table-row table:style-name="ro2">
          <table:table-cell office:value-type="float" office:value="9593">
            <text:p>9593</text:p>
          </table:table-cell>
          <table:table-cell office:value-type="string">
            <text:p>Schneeflöckchen|Es wird Sommer - Zeit, dass es taut.</text:p>
          </table:table-cell>
        </table:table-row>
        <table:table-row table:style-name="ro2">
          <table:table-cell office:value-type="float" office:value="9594">
            <text:p>9594</text:p>
          </table:table-cell>
          <table:table-cell office: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text:p>9595</text:p>
          </table:table-cell>
          <table:table-cell office:value-type="string">
            <text:p>Zündhölzchen|Ein armes, wehrloses Geschöpf, das unverdient leidet. Wer hier weiter spielt, bekommt zu Weihnachten ein schlechtes Gewissen.</text:p>
          </table:table-cell>
        </table:table-row>
        <table:table-row table:style-name="ro2">
          <table:table-cell office:value-type="float" office:value="9596">
            <text:p>9596</text:p>
          </table:table-cell>
          <table:table-cell office:value-type="string">
            <text:p>Schneekönigin|Sie freut sich schon auf dich und wird dich eiskalt zu Tode knutschen.</text:p>
          </table:table-cell>
        </table:table-row>
        <table:table-row table:style-name="ro2">
          <table:table-cell office:value-type="float" office:value="9597">
            <text:p>9597</text:p>
          </table:table-cell>
          <table:table-cell office:value-type="string">
            <text:p>Wohlerzogene Knaben|Hervorragendes Beispiel dafür, wie gut antiautoritäre Erziehung funktioniert.</text:p>
          </table:table-cell>
        </table:table-row>
        <table:table-row table:style-name="ro2">
          <table:table-cell office:value-type="float" office:value="9598">
            <text:p>9598</text:p>
          </table:table-cell>
          <table:table-cell office:value-type="string">
            <text:p>Lämmlein und Fischli|Wer so niedlich und traurig dreinschaut, sollte von seinem Leid erlöst werden.</text:p>
          </table:table-cell>
        </table:table-row>
        <table:table-row table:style-name="ro2">
          <table:table-cell office:value-type="float" office:value="9599">
            <text:p>9599</text:p>
          </table:table-cell>
          <table:table-cell office:value-type="string">
            <text:p>Donkey Shot|Heißt so, oder so ähnlich, sprechen jedenfalls alle so aus. Fanatischer Windkraftgegner, kennt man ja, wahrscheinlich Atomlobbyist.</text:p>
          </table:table-cell>
        </table:table-row>
        <table:table-row table:style-name="ro2">
          <table:table-cell office:value-type="float" office:value="9600">
            <text:p>9600</text:p>
          </table:table-cell>
          <table:table-cell office:value-type="string">
            <text:p>Straßendieb mit Äffchen|Hat zu viel an seiner Öllampe geschnüffelt und leidet seitdem unter Halluzinationen... besser ihr erlöst ihn.</text:p>
          </table:table-cell>
        </table:table-row>
        <table:table-row table:style-name="ro2">
          <table:table-cell office:value-type="float" office:value="9601">
            <text:p>9601</text:p>
          </table:table-cell>
          <table:table-cell office: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text:p>9602</text:p>
          </table:table-cell>
          <table:table-cell office:value-type="string">
            <text:p>Pfingsthase|Sanctum Peter Cottium, Deus in re unium, hippitus hoppitus reus Domine!</text:p>
          </table:table-cell>
        </table:table-row>
        <table:table-row table:style-name="ro2">
          <table:table-cell office:value-type="float" office:value="9603">
            <text:p>9603</text:p>
          </table:table-cell>
          <table:table-cell office:value-type="string">
            <text:p>Der Dynamische Peter|Immer tut er so, als ob er nicht älter würde. Wir sehen deine Falten, Peter, und wir kennen deine Schwächen!</text:p>
          </table:table-cell>
        </table:table-row>
        <table:table-row table:style-name="ro2">
          <table:table-cell office:value-type="float" office:value="9604">
            <text:p>9604</text:p>
          </table:table-cell>
          <table:table-cell office: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text:p>9605</text:p>
          </table:table-cell>
          <table:table-cell office:value-type="string">
            <text:p>Vergnügungssüchtiger|Kein Anlass ist ihm zu dämlich, immer muss gefeiert werden. Seid das Ordnungsamt und macht dem Dauerspaß ein Ende!</text:p>
          </table:table-cell>
        </table:table-row>
        <table:table-row table:style-name="ro2">
          <table:table-cell office:value-type="float" office:value="9606">
            <text:p>9606</text:p>
          </table:table-cell>
          <table:table-cell office: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text:p>9607</text:p>
          </table:table-cell>
          <table:table-cell office:value-type="string">
            <text:p>Nutzlose Nutztiere|Etwas besseres als den Vorruhestand findest du überall!</text:p>
          </table:table-cell>
        </table:table-row>
        <table:table-row table:style-name="ro2">
          <table:table-cell office:value-type="float" office:value="9608">
            <text:p>9608</text:p>
          </table:table-cell>
          <table:table-cell office:value-type="string">
            <text:p>Humpty Dumpty|Auf der Mauer auf der Lauer sitzt ein kleines Ei. Mit einem Grammatikbuch. Was wohl passiert, wenn man es herunterwirft?</text:p>
          </table:table-cell>
        </table:table-row>
        <table:table-row table:style-name="ro2">
          <table:table-cell office:value-type="float" office:value="9609">
            <text:p>9609</text:p>
          </table:table-cell>
          <table:table-cell office:value-type="string">
            <text:p>König Kinnbart|Wäre sein Bart nicht so schief und würde er seine Jungfrauen-Erziehungsversuche drosseln, könnte man Mitleid haben.</text:p>
          </table:table-cell>
        </table:table-row>
        <table:table-row table:style-name="ro2">
          <table:table-cell office:value-type="float" office:value="9610">
            <text:p>9610</text:p>
          </table:table-cell>
          <table:table-cell office: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text:p>9611</text:p>
          </table:table-cell>
          <table:table-cell office:value-type="string">
            <text:p>Hinz oder Kunz?|...oder so ähnlich. Sonst mal den Teufel fragen, vielleicht weiß der was.</text:p>
          </table:table-cell>
        </table:table-row>
        <table:table-row table:style-name="ro2">
          <table:table-cell office:value-type="float" office:value="9612">
            <text:p>9612</text:p>
          </table:table-cell>
          <table:table-cell office:value-type="string">
            <text:p>Strohmann|In der Politik gern genutzt zur Übergabe von Geldkoffern. Besser, man beugt der Korruption ein wenig vor!</text:p>
          </table:table-cell>
        </table:table-row>
        <table:table-row table:style-name="ro2">
          <table:table-cell office:value-type="float" office:value="9613">
            <text:p>9613</text:p>
          </table:table-cell>
          <table:table-cell office:value-type="string">
            <text:p>Verspiegelter Narr|Missbraucht seine Freiheit zur Vorspiegelung wahrer Tatsachen. Kann eine bürgerliche Gesellschaft sowas ertragen?</text:p>
          </table:table-cell>
        </table:table-row>
        <table:table-row table:style-name="ro2">
          <table:table-cell office:value-type="float" office:value="9614">
            <text:p>9614</text:p>
          </table:table-cell>
          <table:table-cell office:value-type="string">
            <text:p>Drei Schweinchen|Die müssten dreifach Schwein haben, um es mit euch aufzunehmen.</text:p>
          </table:table-cell>
        </table:table-row>
        <table:table-row table:style-name="ro2">
          <table:table-cell office:value-type="float" office:value="9615">
            <text:p>9615</text:p>
          </table:table-cell>
          <table:table-cell office:value-type="string">
            <text:p>Gans im Glück|Wenn ihr sie ordentlich malträtiert, gibt sie vielleicht den Jungen Hans zum Tausch frei?</text:p>
          </table:table-cell>
        </table:table-row>
        <table:table-row table:style-name="ro2">
          <table:table-cell office:value-type="float" office:value="9616">
            <text:p>9616</text:p>
          </table:table-cell>
          <table:table-cell office: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text:p>9617</text:p>
          </table:table-cell>
          <table:table-cell office:value-type="string">
            <text:p>Baba Jaga|Den molwanischen Wäldern entstiegen hat sie im Turm Unterschlupf gefunden. Allerdings keinen Schutz vor euch!</text:p>
          </table:table-cell>
        </table:table-row>
        <table:table-row table:style-name="ro2">
          <table:table-cell office:value-type="float" office:value="9618">
            <text:p>9618</text:p>
          </table:table-cell>
          <table:table-cell office:value-type="string">
            <text:p>Merlin|Unbestätigten Gerüchten zufolge verfügt er über magische Kräfte. Da hilft nur rohe Gewalt!</text:p>
          </table:table-cell>
        </table:table-row>
        <table:table-row table:style-name="ro2">
          <table:table-cell office:value-type="float" office:value="9619">
            <text:p>9619</text:p>
          </table:table-cell>
          <table:table-cell office:value-type="string">
            <text:p>Julio und Romy|Die zweittragischste Liebesgeschichte, es sei denn, ihr überarbeitet nochmal das Ende.</text:p>
          </table:table-cell>
        </table:table-row>
        <table:table-row table:style-name="ro2">
          <table:table-cell office:value-type="float" office:value="9620">
            <text:p>9620</text:p>
          </table:table-cell>
          <table:table-cell office:value-type="string">
            <text:p>Prinz im Schäferspelz|Geniale Tarnung, hoffentlich durchschaut ihr die!</text:p>
          </table:table-cell>
        </table:table-row>
        <table:table-row table:style-name="ro2">
          <table:table-cell office:value-type="float" office:value="9621">
            <text:p>9621</text:p>
          </table:table-cell>
          <table:table-cell office:value-type="string">
            <text:p>Robin der Umverteiler|Die sozialen Verhältnisse derart auf den Kopf zu stellen, das kann politisch nicht gewollt sein.</text:p>
          </table:table-cell>
        </table:table-row>
        <table:table-row table:style-name="ro2">
          <table:table-cell office:value-type="float" office:value="9622">
            <text:p>9622</text:p>
          </table:table-cell>
          <table:table-cell office:value-type="string">
            <text:p>Ali der Sesam-öffner|Hinter ihm ist die Tür mit Felsen verstellt. Das Passwort müsst ihr schon aus ihm herausprügeln.</text:p>
          </table:table-cell>
        </table:table-row>
        <table:table-row table:style-name="ro2">
          <table:table-cell office:value-type="float" office:value="9623">
            <text:p>9623</text:p>
          </table:table-cell>
          <table:table-cell office: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text:p>9624</text:p>
          </table:table-cell>
          <table:table-cell office:value-type="string">
            <text:p>Dummbatz|Die Klebstoff-Industrie würde Millionen zahlen für diese goldene Gans. Besser, ihr legt selbst Hand an!</text:p>
          </table:table-cell>
        </table:table-row>
        <table:table-row table:style-name="ro2">
          <table:table-cell office:value-type="float" office:value="9625">
            <text:p>9625</text:p>
          </table:table-cell>
          <table:table-cell office:value-type="string">
            <text:p>Hänschen und Gretchen|Vorspeise: Brotkrumen vom Waldboden. Hauptgang: Geschmorte Rotzbälger. Nachtisch: Lebkuchenvariationen.</text:p>
          </table:table-cell>
        </table:table-row>
        <table:table-row table:style-name="ro2">
          <table:table-cell office:value-type="float" office:value="9626">
            <text:p>9626</text:p>
          </table:table-cell>
          <table:table-cell office:value-type="string">
            <text:p>Bärenschreck|Einbrecherin, zerstört Mobiliar und macht sich des Mundraubs schuldig. Wer sollte da Gnade kennen?</text:p>
          </table:table-cell>
        </table:table-row>
        <table:table-row table:style-name="ro2">
          <table:table-cell office:value-type="float" office:value="9627">
            <text:p>9627</text:p>
          </table:table-cell>
          <table:table-cell office: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text:p>9628</text:p>
          </table:table-cell>
          <table:table-cell office:value-type="string">
            <text:p>Fliegen-Massenmörder|Wer Fliegen klatscht, klatscht irgendwann auch Abenteurer. Besser, ihr legt ihm gleich das Handwerk.</text:p>
          </table:table-cell>
        </table:table-row>
        <table:table-row table:style-name="ro2">
          <table:table-cell office:value-type="float" office:value="9629">
            <text:p>9629</text:p>
          </table:table-cell>
          <table:table-cell office: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text:p>9630</text:p>
          </table:table-cell>
          <table:table-cell office: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text:p>9631</text:p>
          </table:table-cell>
          <table:table-cell office:value-type="string">
            <text:p>Bronycorn|Immer dem Trend voraus. Freundschaft ist Magie! Und Rache ist Weißwurst, da man sie am besten kalt serviert.</text:p>
          </table:table-cell>
        </table:table-row>
        <table:table-row table:style-name="ro2">
          <table:table-cell office:value-type="float" office:value="9632">
            <text:p>9632</text:p>
          </table:table-cell>
          <table:table-cell office:value-type="string">
            <text:p>Holle die Wolkenfee|Schüttel dein Bett für uns! Sonst müssen wir zur Kissenschlacht übergehen!</text:p>
          </table:table-cell>
        </table:table-row>
        <table:table-row table:style-name="ro2">
          <table:table-cell office:value-type="float" office:value="9633">
            <text:p>9633</text:p>
          </table:table-cell>
          <table:table-cell office:value-type="string">
            <text:p>Läpprikon|Am Ende des Regenbogens steht ein Topf voll... läppischer Cent-Münzen? Hmm, egal, trotzdem angreifen. Das läppert sich.</text:p>
          </table:table-cell>
        </table:table-row>
        <table:table-row table:style-name="ro2">
          <table:table-cell office:value-type="float" office:value="9634">
            <text:p>9634</text:p>
          </table:table-cell>
          <table:table-cell office:value-type="string">
            <text:p>Räuber Hopsenklops|Seine Pfefferpistole ist ein Witz gegen das, was gestandene Berserker wie ihr schnupft - die Asche eurer Feinde!</text:p>
          </table:table-cell>
        </table:table-row>
        <table:table-row table:style-name="ro2">
          <table:table-cell office:value-type="float" office:value="9635">
            <text:p>9635</text:p>
          </table:table-cell>
          <table:table-cell office: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text:p>9636</text:p>
          </table:table-cell>
          <table:table-cell office:value-type="string">
            <text:p>Aquirella die Sehnixe|Sie weiß, wie man die zwei Muscheln benutzt. Viele Seeleute waren so geblendet, dass sie glatt das Riff übersehen haben.</text:p>
          </table:table-cell>
        </table:table-row>
        <table:table-row table:style-name="ro2">
          <table:table-cell office:value-type="float" office:value="9637">
            <text:p>9637</text:p>
          </table:table-cell>
          <table:table-cell office:value-type="string">
            <text:p>Prinz Charming|Der beschämend charmante Charmbolzen versucht es auf die Schleimer-Tour. Ob er damit bei euch landen kann?</text:p>
          </table:table-cell>
        </table:table-row>
        <table:table-row table:style-name="ro2">
          <table:table-cell office:value-type="float" office:value="9638">
            <text:p>9638</text:p>
          </table:table-cell>
          <table:table-cell office: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text:p>9639</text:p>
          </table:table-cell>
          <table:table-cell office:value-type="string">
            <text:p>Peter der Wolf|...und so ein Typ, der mindestens ebenso unberechenbar aussieht. Erst töten, dann Fragen stellen!</text:p>
          </table:table-cell>
        </table:table-row>
        <table:table-row table:style-name="ro2">
          <table:table-cell office:value-type="float" office:value="9640">
            <text:p>9640</text:p>
          </table:table-cell>
          <table:table-cell office:value-type="string">
            <text:p>Schöne Prinzessin|Ihr müsstet schon Wunder vollbringen, damit sie sich von euch Hallodris beeindrucken lässt...</text:p>
          </table:table-cell>
        </table:table-row>
        <table:table-row table:style-name="ro2">
          <table:table-cell office:value-type="float" office:value="9641">
            <text:p>9641</text:p>
          </table:table-cell>
          <table:table-cell office:value-type="string">
            <text:p>Furchtloser Wanderer|Offenbar hat er noch nie "Slender" gespielt... und ist euch noch nicht begegnet.</text:p>
          </table:table-cell>
        </table:table-row>
        <table:table-row table:style-name="ro2">
          <table:table-cell office:value-type="float" office:value="9642">
            <text:p>9642</text:p>
          </table:table-cell>
          <table:table-cell office:value-type="string">
            <text:p>Rotweißchen|Seit der Märchenwald abgeholzt worden ist, schlagen sie sich als Vereinsmaskottchen und Pommes-Promoterinnen durch.</text:p>
          </table:table-cell>
        </table:table-row>
        <table:table-row table:style-name="ro2">
          <table:table-cell office:value-type="float" office:value="9643">
            <text:p>9643</text:p>
          </table:table-cell>
          <table:table-cell office:value-type="string">
            <text:p>Freundlicher Schneemann|Hunger auf Karotte?</text:p>
          </table:table-cell>
        </table:table-row>
        <table:table-row table:style-name="ro2">
          <table:table-cell office:value-type="float" office:value="9644">
            <text:p>9644</text:p>
          </table:table-cell>
          <table:table-cell office:value-type="string">
            <text:p>Parzival|Mit dem riesigen Schaschlikspieß vermutlich auf der Suche nach dem heiligen Grill. Röstet den Hinterwäldler!</text:p>
          </table:table-cell>
        </table:table-row>
        <table:table-row table:style-name="ro2">
          <table:table-cell office:value-type="float" office:value="9645">
            <text:p>9645</text:p>
          </table:table-cell>
          <table:table-cell office:value-type="string">
            <text:p>Saufbruder Tuck|Mit ihm kann sich keiner im Messweintrinken messen. Aber vielleicht fallen euch ja andere Kampftechniken ein.</text:p>
          </table:table-cell>
        </table:table-row>
        <table:table-row table:style-name="ro2">
          <table:table-cell office:value-type="float" office:value="9646">
            <text:p>9646</text:p>
          </table:table-cell>
          <table:table-cell office:value-type="string">
            <text:p>König Arthur|Zeit, die Monarchie abzuschaffen.</text:p>
          </table:table-cell>
        </table:table-row>
        <table:table-row table:style-name="ro2">
          <table:table-cell office:value-type="float" office:value="9647">
            <text:p>9647</text:p>
          </table:table-cell>
          <table:table-cell office:value-type="string">
            <text:p>Sigi von der Muckibude|Wollte Drachentöter werden, was ihm aber Nibelungen ist. Wurde stattdessen Mister Universum.</text:p>
          </table:table-cell>
        </table:table-row>
        <table:table-row table:style-name="ro2">
          <table:table-cell office:value-type="float" office:value="9648">
            <text:p>9648</text:p>
          </table:table-cell>
          <table:table-cell office:value-type="string">
            <text:p>Rattenfänger von Jamel|Ein ganzes Nest von Rattenfängern... verpasst ihnen ein paar linke Haken, bevor noch mehr nach ihrer Pfeife tanzen!</text:p>
          </table:table-cell>
        </table:table-row>
        <table:table-row table:style-name="ro2">
          <table:table-cell office:value-type="float" office:value="9649">
            <text:p>9649</text:p>
          </table:table-cell>
          <table:table-cell office: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text:p>9650</text:p>
          </table:table-cell>
          <table:table-cell office:value-type="string">
            <text:p>Little John|Hoffentlich habt ihr euch trotz des etwas irreführenden Spitznamen angemessen vorbereitet...</text:p>
          </table:table-cell>
        </table:table-row>
        <table:table-row table:style-name="ro2">
          <table:table-cell office:value-type="float" office:value="9651">
            <text:p>9651</text:p>
          </table:table-cell>
          <table:table-cell office:value-type="string">
            <text:p>Der Osterhase|Happy Hanukkah!</text:p>
          </table:table-cell>
        </table:table-row>
        <table:table-row table:style-name="ro2">
          <table:table-cell office:value-type="float" office:value="9652">
            <text:p>9652</text:p>
          </table:table-cell>
          <table:table-cell office:value-type="string">
            <text:p>Honigräubär|Tausende Bienen mussten schuften, damit dieser Schuft sich bedienen kann! Wer rächt die Bienenkönigin?</text:p>
          </table:table-cell>
        </table:table-row>
        <table:table-row table:style-name="ro2">
          <table:table-cell office:value-type="float" office:value="9653">
            <text:p>9653</text:p>
          </table:table-cell>
          <table:table-cell office:value-type="string">
            <text:p>Schrecklicher Oger|Hatte der Esel im Dorf nicht mal was von einem grünen Oger gesagt? Bestimmt zahlt der ein Kopfgeld!</text:p>
          </table:table-cell>
        </table:table-row>
        <table:table-row table:style-name="ro2">
          <table:table-cell office:value-type="float" office:value="9654">
            <text:p>9654</text:p>
          </table:table-cell>
          <table:table-cell office:value-type="string">
            <text:p>Bequemer Bär|Er soll's mal ruhig weiter mit Gemütlichkeit probieren, ihr probiert's so lange mit euren Waffen.</text:p>
          </table:table-cell>
        </table:table-row>
        <table:table-row table:style-name="ro2">
          <table:table-cell office:value-type="float" office:value="9655">
            <text:p>9655</text:p>
          </table:table-cell>
          <table:table-cell office:value-type="string">
            <text:p>Rübezahl|Aufgestiegen vom Erbsenzähler? Nun, wer hoch steigt, der kann tief fallen. Aus einem Turmfenster zum Beispiel.</text:p>
          </table:table-cell>
        </table:table-row>
        <table:table-row table:style-name="ro2">
          <table:table-cell office:value-type="float" office:value="9656">
            <text:p>9656</text:p>
          </table:table-cell>
          <table:table-cell office:value-type="string">
            <text:p>Drei hungrige Bären|Wer von eurem Tellerchen gegessen hat? Jemand, der euch das Henkersmahl nicht gönnt! Auf sie!</text:p>
          </table:table-cell>
        </table:table-row>
        <table:table-row table:style-name="ro2">
          <table:table-cell office:value-type="float" office:value="9657">
            <text:p>9657</text:p>
          </table:table-cell>
          <table:table-cell office:value-type="string">
            <text:p>Sieben Geiseln|Erzählt einfach, ihr wolltet sie aus den Klauen des Wolfs befreien und dabei standen sie aus Versehen in der Schusslinie.</text:p>
          </table:table-cell>
        </table:table-row>
        <table:table-row table:style-name="ro2">
          <table:table-cell office:value-type="float" office:value="9658">
            <text:p>9658</text:p>
          </table:table-cell>
          <table:table-cell office:value-type="string">
            <text:p>Sieben Zwerge|Haben die nicht diese leichtgläubige Prinzessin entführt? Zumindest wurde ihre DNA hinter den sieben Bergen gefunden...</text:p>
          </table:table-cell>
        </table:table-row>
        <table:table-row table:style-name="ro2">
          <table:table-cell office:value-type="float" office:value="9659">
            <text:p>9659</text:p>
          </table:table-cell>
          <table:table-cell office:value-type="string">
            <text:p>Ehrbarer Drachentöter|Schlecht für ihn, dass ihr keine Drachen seid!</text:p>
          </table:table-cell>
        </table:table-row>
        <table:table-row table:style-name="ro2">
          <table:table-cell office:value-type="float" office:value="9660">
            <text:p>9660</text:p>
          </table:table-cell>
          <table:table-cell office:value-type="string">
            <text:p>Dukatenesel|Abführmittel bereithalten für maximalen Reichtum! Aber Vorsicht, wer weiß was in dem Sack ist!</text:p>
          </table:table-cell>
        </table:table-row>
        <table:table-row table:style-name="ro2">
          <table:table-cell office:value-type="float" office:value="9661">
            <text:p>9661</text:p>
          </table:table-cell>
          <table:table-cell office:value-type="string">
            <text:p>Erbsenzählerin|Ihre Zählmethode mag etwas unkonventionell sein, aber immerhin lag sie auf der Erbse genau richtig.</text:p>
          </table:table-cell>
        </table:table-row>
        <table:table-row table:style-name="ro2">
          <table:table-cell office:value-type="float" office:value="9662">
            <text:p>9662</text:p>
          </table:table-cell>
          <table:table-cell office:value-type="string">
            <text:p>Glücklicher Drache|Wahrscheinlich hat er gerade verspeist, was von diesem selbsternannten Drachentöter übrig war. Eure Chance!</text:p>
          </table:table-cell>
        </table:table-row>
        <table:table-row table:style-name="ro2">
          <table:table-cell office:value-type="float" office:value="9663">
            <text:p>9663</text:p>
          </table:table-cell>
          <table:table-cell office:value-type="string">
            <text:p>Struwweljochen|Im Gegensatz zu seinem Bruder Peter war er schlau und hat sich die Frisur als "Afro" patentieren lassen.</text:p>
          </table:table-cell>
        </table:table-row>
        <table:table-row table:style-name="ro2">
          <table:table-cell office:value-type="float" office:value="9664">
            <text:p>9664</text:p>
          </table:table-cell>
          <table:table-cell office:value-type="string">
            <text:p>Väterchen Frost|Mal sehen, was er zu Mütterchen Flammenwerfer sagt? Bestimmt wird er vor Verzückung dahinschmelzen.</text:p>
          </table:table-cell>
        </table:table-row>
        <table:table-row table:style-name="ro2">
          <table:table-cell office:value-type="float" office:value="9665">
            <text:p>9665</text:p>
          </table:table-cell>
          <table:table-cell office: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text:p>9666</text:p>
          </table:table-cell>
          <table:table-cell office:value-type="string">
            <text:p>Drei Geister|Alle Jahre wieder kommen die Neuverfilmungen, der Spuk ist nicht totzukriegen... oder?</text:p>
          </table:table-cell>
        </table:table-row>
        <table:table-row table:style-name="ro2">
          <table:table-cell office:value-type="float" office:value="9667">
            <text:p>9667</text:p>
          </table:table-cell>
          <table:table-cell office:value-type="string">
            <text:p>Schläfrige Prinzessin|Vielleicht fällt euch ja eine "romantische" Art ein, sie zu wecken?</text:p>
          </table:table-cell>
        </table:table-row>
        <table:table-row table:style-name="ro2">
          <table:table-cell office:value-type="float" office:value="9668">
            <text:p>9668</text:p>
          </table:table-cell>
          <table:table-cell office:value-type="string">
            <text:p>Nanobot-Brei|Das yellow-beige-goo-Phänomen in seiner ganzen Pracht!</text:p>
          </table:table-cell>
        </table:table-row>
        <table:table-row table:style-name="ro2">
          <table:table-cell office:value-type="float" office:value="9669">
            <text:p>9669</text:p>
          </table:table-cell>
          <table:table-cell office:value-type="string">
            <text:p>Scharpüntzel|Es wird wohl nicht zu vermeiden sein, dass ihr euch mit dieser Frau in die Haare kriegt.</text:p>
          </table:table-cell>
        </table:table-row>
        <table:table-row table:style-name="ro2">
          <table:table-cell office:value-type="float" office:value="9770">
            <text:p>9770</text:p>
          </table:table-cell>
          <table:table-cell office:value-type="string">
            <text:p>Turmbezwinger</text:p>
          </table:table-cell>
        </table:table-row>
        <table:table-row table:style-name="ro2">
          <table:table-cell office:value-type="float" office:value="9771">
            <text:p>9771</text:p>
          </table:table-cell>
          <table:table-cell office:value-type="string">
            <text:p>Turm, Etage %1</text:p>
          </table:table-cell>
        </table:table-row>
        <table:table-row table:style-name="ro2">
          <table:table-cell office:value-type="float" office:value="9772">
            <text:p>9772</text:p>
          </table:table-cell>
          <table:table-cell office:value-type="string">
            <text:p>Etage: %1/100#Nächster Gegner: %2#Goldbonus: %3%</text:p>
          </table:table-cell>
        </table:table-row>
        <table:table-row table:style-name="ro2">
          <table:table-cell office:value-type="float" office:value="9773">
            <text:p>9773</text:p>
          </table:table-cell>
          <table:table-cell office:value-type="string">
            <text:p>Turm-Bonus</text:p>
          </table:table-cell>
        </table:table-row>
        <table:table-row table:style-name="ro2">
          <table:table-cell office:value-type="float" office:value="9774">
            <text:p>9774</text:p>
          </table:table-cell>
          <table:table-cell office:value-type="string">
            <text:p>Ihr habt es geschafft! Dieses Märchen ist entzaubert und die Protagonisten mussten türmen!</text:p>
          </table:table-cell>
        </table:table-row>
        <table:table-row table:style-name="ro2">
          <table:table-cell office:value-type="float" office:value="9775">
            <text:p>9775</text:p>
          </table:table-cell>
          <table:table-cell office:value-type="string">
            <text:p>Und sie lebten glücklich bis ans Ende ihrer Tage. Also ihr. Auf euren Gegner trifft das nicht mehr zu.</text:p>
          </table:table-cell>
        </table:table-row>
        <table:table-row table:style-name="ro2">
          <table:table-cell office:value-type="float" office:value="9776">
            <text:p>9776</text:p>
          </table:table-cell>
          <table:table-cell office:value-type="string">
            <text:p>Und sie bürdeten der Märchenfigur die Summe der Wut und des Hasses der ganzen Fantasiewelt auf...</text:p>
          </table:table-cell>
        </table:table-row>
        <table:table-row table:style-name="ro2">
          <table:table-cell office:value-type="float" office:value="9777">
            <text:p>9777</text:p>
          </table:table-cell>
          <table:table-cell office:value-type="string">
            <text:p>Und wenn sie nicht gestorben sind... ach so, sind sie. Na dann. Ab nach Hause mit euch. Oder noch weiter hinauf?</text:p>
          </table:table-cell>
        </table:table-row>
        <table:table-row table:style-name="ro2">
          <table:table-cell office:value-type="float" office:value="9778">
            <text:p>9778</text:p>
          </table:table-cell>
          <table:table-cell office:value-type="string">
            <text:p>Mit einem beherzten Fußtritt befördert ihr diese Kindheitserinnerung zum Fenster hinaus und zählt die Sekunden bis... *plumps*.</text:p>
          </table:table-cell>
        </table:table-row>
        <table:table-row table:style-name="ro2">
          <table:table-cell office:value-type="float" office:value="9779">
            <text:p>9779</text:p>
          </table:table-cell>
          <table:table-cell office:value-type="string">
            <text:p>Es sieht so aus, als ob all die Märchen von der Gefährlichkeit dieses Gegners doch einen wahren Kern haben.</text:p>
          </table:table-cell>
        </table:table-row>
        <table:table-row table:style-name="ro2">
          <table:table-cell office:value-type="float" office:value="9780">
            <text:p>9780</text:p>
          </table:table-cell>
          <table:table-cell office:value-type="string">
            <text:p>In einem Märchen gewinnen bekanntlich immer die Guten. Was sagt diese Niederlage also über euch aus?</text:p>
          </table:table-cell>
        </table:table-row>
        <table:table-row table:style-name="ro2">
          <table:table-cell office:value-type="float" office:value="9781">
            <text:p>9781</text:p>
          </table:table-cell>
          <table:table-cell office:value-type="string">
            <text:p>Wieder einmal triumphiert das Böse, weil das Gute zu blöde ist. Und zu schlecht kämpft.</text:p>
          </table:table-cell>
        </table:table-row>
        <table:table-row table:style-name="ro2">
          <table:table-cell office:value-type="float" office:value="9782">
            <text:p>9782</text:p>
          </table:table-cell>
          <table:table-cell office:value-type="string">
            <text:p>Und die Moral von der Geschicht'? Überschätzet eure Stärken nicht!</text:p>
          </table:table-cell>
        </table:table-row>
        <table:table-row table:style-name="ro2">
          <table:table-cell office:value-type="float" office:value="9783">
            <text:p>9783</text:p>
          </table:table-cell>
          <table:table-cell office:value-type="string">
            <text:p>Da seid ihr schon vier zu eins in der Überzahl und habt trotzdem jämmerlich verloren!</text:p>
          </table:table-cell>
        </table:table-row>
        <table:table-row table:style-name="ro2">
          <table:table-cell office:value-type="float" office:value="9784">
            <text:p>9784</text:p>
          </table:table-cell>
          <table:table-cell office: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text:p>9785</text:p>
          </table:table-cell>
          <table:table-cell office:value-type="string">
            <text:p>Der Händler sagt, das Ding riecht komisch.</text:p>
          </table:table-cell>
        </table:table-row>
        <table:table-row table:style-name="ro2">
          <table:table-cell office:value-type="float" office:value="9786">
            <text:p>9786</text:p>
          </table:table-cell>
          <table:table-cell office:value-type="string">
            <text:p>Igitt, das war doch schon mal drin!</text:p>
          </table:table-cell>
        </table:table-row>
        <table:table-row table:style-name="ro2">
          <table:table-cell office:value-type="float" office:value="9800">
            <text:p>9800</text:p>
          </table:table-cell>
          <table:table-cell office:value-type="string">
            <text:p>ae=Arabische Emirate</text:p>
          </table:table-cell>
        </table:table-row>
        <table:table-row table:style-name="ro2">
          <table:table-cell office:value-type="float" office:value="9801">
            <text:p>9801</text:p>
          </table:table-cell>
          <table:table-cell office:value-type="string">
            <text:p>ca=Kanada</text:p>
          </table:table-cell>
        </table:table-row>
        <table:table-row table:style-name="ro2">
          <table:table-cell office:value-type="float" office:value="9802">
            <text:p>9802</text:p>
          </table:table-cell>
          <table:table-cell office:value-type="string">
            <text:p>br=Brasilien</text:p>
          </table:table-cell>
        </table:table-row>
        <table:table-row table:style-name="ro2">
          <table:table-cell office:value-type="float" office:value="9803">
            <text:p>9803</text:p>
          </table:table-cell>
          <table:table-cell office:value-type="string">
            <text:p>cl=Chile</text:p>
          </table:table-cell>
        </table:table-row>
        <table:table-row table:style-name="ro2">
          <table:table-cell office:value-type="float" office:value="9804">
            <text:p>9804</text:p>
          </table:table-cell>
          <table:table-cell office:value-type="string">
            <text:p>cz=Tschechien</text:p>
          </table:table-cell>
        </table:table-row>
        <table:table-row table:style-name="ro2">
          <table:table-cell office:value-type="float" office:value="9805">
            <text:p>9805</text:p>
          </table:table-cell>
          <table:table-cell office:value-type="string">
            <text:p>de=Deutschland</text:p>
          </table:table-cell>
        </table:table-row>
        <table:table-row table:style-name="ro2">
          <table:table-cell office:value-type="float" office:value="9806">
            <text:p>9806</text:p>
          </table:table-cell>
          <table:table-cell office:value-type="string">
            <text:p>dk=Dänemark</text:p>
          </table:table-cell>
        </table:table-row>
        <table:table-row table:style-name="ro2">
          <table:table-cell office:value-type="float" office:value="9807">
            <text:p>9807</text:p>
          </table:table-cell>
          <table:table-cell office:value-type="string">
            <text:p>es=Spanien</text:p>
          </table:table-cell>
        </table:table-row>
        <table:table-row table:style-name="ro2">
          <table:table-cell office:value-type="float" office:value="9808">
            <text:p>9808</text:p>
          </table:table-cell>
          <table:table-cell office:value-type="string">
            <text:p>fr=Frankreich</text:p>
          </table:table-cell>
        </table:table-row>
        <table:table-row table:style-name="ro2">
          <table:table-cell office:value-type="float" office:value="9809">
            <text:p>9809</text:p>
          </table:table-cell>
          <table:table-cell office:value-type="string">
            <text:p>gb=Großbritannien</text:p>
          </table:table-cell>
        </table:table-row>
        <table:table-row table:style-name="ro2">
          <table:table-cell office:value-type="float" office:value="9810">
            <text:p>9810</text:p>
          </table:table-cell>
          <table:table-cell office:value-type="string">
            <text:p>gr=Griechenland</text:p>
          </table:table-cell>
        </table:table-row>
        <table:table-row table:style-name="ro2">
          <table:table-cell office:value-type="float" office:value="9811">
            <text:p>9811</text:p>
          </table:table-cell>
          <table:table-cell office:value-type="string">
            <text:p>hu=Ungarn</text:p>
          </table:table-cell>
        </table:table-row>
        <table:table-row table:style-name="ro2">
          <table:table-cell office:value-type="float" office:value="9812">
            <text:p>9812</text:p>
          </table:table-cell>
          <table:table-cell office:value-type="string">
            <text:p>in=Indien</text:p>
          </table:table-cell>
        </table:table-row>
        <table:table-row table:style-name="ro2">
          <table:table-cell office:value-type="float" office:value="9813">
            <text:p>9813</text:p>
          </table:table-cell>
          <table:table-cell office:value-type="string">
            <text:p>it=Italien</text:p>
          </table:table-cell>
        </table:table-row>
        <table:table-row table:style-name="ro2">
          <table:table-cell office:value-type="float" office:value="9814">
            <text:p>9814</text:p>
          </table:table-cell>
          <table:table-cell office:value-type="string">
            <text:p>jp=Japan</text:p>
          </table:table-cell>
        </table:table-row>
        <table:table-row table:style-name="ro2">
          <table:table-cell office:value-type="float" office:value="9815">
            <text:p>9815</text:p>
          </table:table-cell>
          <table:table-cell office:value-type="string">
            <text:p>mx=Mexiko</text:p>
          </table:table-cell>
        </table:table-row>
        <table:table-row table:style-name="ro2">
          <table:table-cell office:value-type="float" office:value="9816">
            <text:p>9816</text:p>
          </table:table-cell>
          <table:table-cell office:value-type="string">
            <text:p>nl=Niederlande</text:p>
          </table:table-cell>
        </table:table-row>
        <table:table-row table:style-name="ro2">
          <table:table-cell office:value-type="float" office:value="9817">
            <text:p>9817</text:p>
          </table:table-cell>
          <table:table-cell office:value-type="string">
            <text:p>pl=Polen</text:p>
          </table:table-cell>
        </table:table-row>
        <table:table-row table:style-name="ro2">
          <table:table-cell office:value-type="float" office:value="9818">
            <text:p>9818</text:p>
          </table:table-cell>
          <table:table-cell office:value-type="string">
            <text:p>pt=Portugal</text:p>
          </table:table-cell>
        </table:table-row>
        <table:table-row table:style-name="ro2">
          <table:table-cell office:value-type="float" office:value="9819">
            <text:p>9819</text:p>
          </table:table-cell>
          <table:table-cell office:value-type="string">
            <text:p>ro=Rumänien</text:p>
          </table:table-cell>
        </table:table-row>
        <table:table-row table:style-name="ro2">
          <table:table-cell office:value-type="float" office:value="9820">
            <text:p>9820</text:p>
          </table:table-cell>
          <table:table-cell office:value-type="string">
            <text:p>ru=Russland</text:p>
          </table:table-cell>
        </table:table-row>
        <table:table-row table:style-name="ro2">
          <table:table-cell office:value-type="float" office:value="9821">
            <text:p>9821</text:p>
          </table:table-cell>
          <table:table-cell office:value-type="string">
            <text:p>se=Schweden</text:p>
          </table:table-cell>
        </table:table-row>
        <table:table-row table:style-name="ro2">
          <table:table-cell office:value-type="float" office:value="9822">
            <text:p>9822</text:p>
          </table:table-cell>
          <table:table-cell office:value-type="string">
            <text:p>sk=Slowakei</text:p>
          </table:table-cell>
        </table:table-row>
        <table:table-row table:style-name="ro2">
          <table:table-cell office:value-type="float" office:value="9823">
            <text:p>9823</text:p>
          </table:table-cell>
          <table:table-cell office:value-type="string">
            <text:p>tr=Türkei</text:p>
          </table:table-cell>
        </table:table-row>
        <table:table-row table:style-name="ro2">
          <table:table-cell office:value-type="float" office:value="9824">
            <text:p>9824</text:p>
          </table:table-cell>
          <table:table-cell office:value-type="string">
            <text:p>us=USA</text:p>
          </table:table-cell>
        </table:table-row>
        <table:table-row table:style-name="ro2">
          <table:table-cell office:value-type="float" office:value="9900">
            <text:p>9900</text:p>
          </table:table-cell>
          <table:table-cell office:value-type="string">
            <text:p>- Spielwelt auswählen -</text:p>
          </table:table-cell>
        </table:table-row>
        <table:table-row table:style-name="ro2">
          <table:table-cell office:value-type="float" office:value="9901">
            <text:p>9901</text:p>
          </table:table-cell>
          <table:table-cell office:value-type="string">
            <text:p>Bezahlvorgang abgebrochen.</text:p>
          </table:table-cell>
        </table:table-row>
        <table:table-row table:style-name="ro2">
          <table:table-cell office:value-type="float" office:value="9902">
            <text:p>9902</text:p>
          </table:table-cell>
          <table:table-cell office:value-type="string">
            <text:p>Bezahlvorgang fehlgeschlagen.</text:p>
          </table:table-cell>
        </table:table-row>
        <table:table-row table:style-name="ro2">
          <table:table-cell office:value-type="float" office:value="9903">
            <text:p>9903</text:p>
          </table:table-cell>
          <table:table-cell office:value-type="string">
            <text:p>Pilze werden gekauft...</text:p>
          </table:table-cell>
        </table:table-row>
        <table:table-row table:style-name="ro2">
          <table:table-cell office:value-type="float" office:value="9904">
            <text:p>9904</text:p>
          </table:table-cell>
          <table:table-cell office:value-type="string">
            <text:p>Bezahlung wird verarbeitet...</text:p>
          </table:table-cell>
        </table:table-row>
        <table:table-row table:style-name="ro2">
          <table:table-cell office:value-type="float" office:value="9905">
            <text:p>9905</text:p>
          </table:table-cell>
          <table:table-cell office:value-type="string">
            <text:p>Fehler beim Verarbeiten der Bezahlung.</text:p>
          </table:table-cell>
        </table:table-row>
        <table:table-row table:style-name="ro2">
          <table:table-cell office:value-type="float" office:value="9906">
            <text:p>9906</text:p>
          </table:table-cell>
          <table:table-cell office:value-type="string">
            <text:p>Bezahlung erfolgreich! Pilze werden in Kürze gutgeschrieben.</text:p>
          </table:table-cell>
        </table:table-row>
        <table:table-row table:style-name="ro2">
          <table:table-cell office:value-type="float" office:value="9907">
            <text:p>9907</text:p>
          </table:table-cell>
          <table:table-cell office: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text:p>9908</text:p>
          </table:table-cell>
          <table:table-cell office: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text:p>9909</text:p>
          </table:table-cell>
          <table:table-cell office:value-type="string">
            <text:p>Zutat des Tages</text:p>
          </table:table-cell>
        </table:table-row>
        <table:table-row table:style-name="ro2">
          <table:table-cell office:value-type="float" office:value="9910">
            <text:p>9910</text:p>
          </table:table-cell>
          <table:table-cell office:value-type="string">
            <text:p>Spendenfortschritt</text:p>
          </table:table-cell>
        </table:table-row>
        <table:table-row table:style-name="ro2">
          <table:table-cell office:value-type="float" office:value="9911">
            <text:p>9911</text:p>
          </table:table-cell>
          <table:table-cell office:value-type="string">
            <text:p>%1%</text:p>
          </table:table-cell>
        </table:table-row>
        <table:table-row table:style-name="ro2">
          <table:table-cell office:value-type="float" office:value="9912">
            <text:p>9912</text:p>
          </table:table-cell>
          <table:table-cell office:value-type="string">
            <text:p>Es brodelt gewaltig - schon bald#wird es hier eine neue#Verzauberungs-Schriftrolle geben!</text:p>
          </table:table-cell>
        </table:table-row>
        <table:table-row table:style-name="ro2">
          <table:table-cell office:value-type="float" office:value="9913">
            <text:p>9913</text:p>
          </table:table-cell>
          <table:table-cell office: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text:p>9914</text:p>
          </table:table-cell>
          <table:table-cell office:value-type="string">
            <text:p>Was hier brodelt, ist nur mein#Mittagessen. Also unterstehe#dich, irgendwelchen#Plunder hineinzuwerfen!</text:p>
          </table:table-cell>
        </table:table-row>
        <table:table-row table:style-name="ro2">
          <table:table-cell office:value-type="float" office:value="9915">
            <text:p>9915</text:p>
          </table:table-cell>
          <table:table-cell office:value-type="string">
            <text:p>Als Zutat heute nicht erwünscht!</text:p>
          </table:table-cell>
        </table:table-row>
        <table:table-row table:style-name="ro2">
          <table:table-cell office:value-type="float" office:value="9920">
            <text:p>9920</text:p>
          </table:table-cell>
          <table:table-cell office:value-type="string">
            <text:p>Waffen</text:p>
          </table:table-cell>
        </table:table-row>
        <table:table-row table:style-name="ro2">
          <table:table-cell office:value-type="float" office:value="9922">
            <text:p>9922</text:p>
          </table:table-cell>
          <table:table-cell office:value-type="string">
            <text:p>Brustpanzer</text:p>
          </table:table-cell>
        </table:table-row>
        <table:table-row table:style-name="ro2">
          <table:table-cell office:value-type="float" office:value="9923">
            <text:p>9923</text:p>
          </table:table-cell>
          <table:table-cell office:value-type="string">
            <text:p>Schuhe</text:p>
          </table:table-cell>
        </table:table-row>
        <table:table-row table:style-name="ro2">
          <table:table-cell office:value-type="float" office:value="9924">
            <text:p>9924</text:p>
          </table:table-cell>
          <table:table-cell office:value-type="string">
            <text:p>Handschuhe</text:p>
          </table:table-cell>
        </table:table-row>
        <table:table-row table:style-name="ro2">
          <table:table-cell office:value-type="float" office:value="9925">
            <text:p>9925</text:p>
          </table:table-cell>
          <table:table-cell office:value-type="string">
            <text:p>Kopfbedeckungen</text:p>
          </table:table-cell>
        </table:table-row>
        <table:table-row table:style-name="ro2">
          <table:table-cell office:value-type="float" office:value="9926">
            <text:p>9926</text:p>
          </table:table-cell>
          <table:table-cell office:value-type="string">
            <text:p>Gürtel</text:p>
          </table:table-cell>
        </table:table-row>
        <table:table-row table:style-name="ro2">
          <table:table-cell office:value-type="float" office:value="9927">
            <text:p>9927</text:p>
          </table:table-cell>
          <table:table-cell office:value-type="string">
            <text:p>Amulette</text:p>
          </table:table-cell>
        </table:table-row>
        <table:table-row table:style-name="ro2">
          <table:table-cell office:value-type="float" office:value="9928">
            <text:p>9928</text:p>
          </table:table-cell>
          <table:table-cell office:value-type="string">
            <text:p>Ringe</text:p>
          </table:table-cell>
        </table:table-row>
        <table:table-row table:style-name="ro2">
          <table:table-cell office:value-type="float" office:value="9929">
            <text:p>9929</text:p>
          </table:table-cell>
          <table:table-cell office:value-type="string">
            <text:p>Talismane</text:p>
          </table:table-cell>
        </table:table-row>
        <table:table-row table:style-name="ro2">
          <table:table-cell office:value-type="float" office:value="10010">
            <text:p>10010</text:p>
          </table:table-cell>
          <table:table-cell office:value-type="string">
            <text:p>Fuchtel des Rächers|Verzaubere deine Waffe, um den#Schaden kritischer Treffer im#Kampf zu erhöhen.</text:p>
          </table:table-cell>
        </table:table-row>
        <table:table-row table:style-name="ro2">
          <table:table-cell office:value-type="float" office:value="10030">
            <text:p>10030</text:p>
          </table:table-cell>
          <table:table-cell office:value-type="string">
            <text:p>Marios Bart|Verzaubere deinen Brustpanzer, um bei#Abenteuern öfter mal einen#Pilz zu finden.</text:p>
          </table:table-cell>
        </table:table-row>
        <table:table-row table:style-name="ro2">
          <table:table-cell office:value-type="float" office:value="10040">
            <text:p>10040</text:p>
          </table:table-cell>
          <table:table-cell office:value-type="string">
            <text:p>36960-Fuß-Stiefel|Verzaubere dein Schuhwerk, um die#Reisezeit bei Abenteuern zu#verkürzen.</text:p>
          </table:table-cell>
        </table:table-row>
        <table:table-row table:style-name="ro2">
          <table:table-cell office:value-type="float" office:value="10050">
            <text:p>10050</text:p>
          </table:table-cell>
          <table:table-cell office:value-type="string">
            <text:p>Schatten des Cowboys|Verzaubere deine Handschuhe, um im#Kampf öfter zuerst am Zug zu sein.#Wer höheren Reaktionswert hat,#beginnt.</text:p>
          </table:table-cell>
        </table:table-row>
        <table:table-row table:style-name="ro2">
          <table:table-cell office:value-type="float" office:value="10060">
            <text:p>10060</text:p>
          </table:table-cell>
          <table:table-cell office:value-type="string">
            <text:p>Abenteuerarchäologenaura|Verzaubere deinen Hut, um bei#Abenteuern zusätzliche#Erfahrungspunkte zu bekommen.</text:p>
          </table:table-cell>
        </table:table-row>
        <table:table-row table:style-name="ro2">
          <table:table-cell office:value-type="float" office:value="10070">
            <text:p>10070</text:p>
          </table:table-cell>
          <table:table-cell office:value-type="string">
            <text:p>Durstiger Wanderer|Verzaubere deinen Gürtel, um täglich#ein Bier extra zu vertragen.</text:p>
          </table:table-cell>
        </table:table-row>
        <table:table-row table:style-name="ro2">
          <table:table-cell office:value-type="float" office:value="10080">
            <text:p>10080</text:p>
          </table:table-cell>
          <table:table-cell office:value-type="string">
            <text:p>Unheilige Sammelwut|Verzaubere dein Amulett, um bei#Abenteuern öfter mal Gegenstände#am Wegesrand zu finden.</text:p>
          </table:table-cell>
        </table:table-row>
        <table:table-row table:style-name="ro2">
          <table:table-cell office:value-type="float" office:value="10090">
            <text:p>10090</text:p>
          </table:table-cell>
          <table:table-cell office:value-type="string">
            <text:p>Gebet des Grabräubers|Verzaubere deinen Ring, um bei#Abenteuern zusätzliches Gold zu#finden.</text:p>
          </table:table-cell>
        </table:table-row>
        <table:table-row table:style-name="ro2">
          <table:table-cell office:value-type="float" office:value="10100">
            <text:p>10100</text:p>
          </table:table-cell>
          <table:table-cell office:value-type="string">
            <text:p>Raubritter-Ritual|Verzaubere deinen Talisman, um bei#Überfällen auf andere Spieler die#Beutechance zu erhöhen.</text:p>
          </table:table-cell>
        </table:table-row>
        <table:table-row table:style-name="ro2">
          <table:table-cell office:value-type="float" office:value="10120">
            <text:p>10120</text:p>
          </table:table-cell>
          <table:table-cell office:value-type="string">
            <text:p>Zauberspruch-Rolle "%1"</text:p>
          </table:table-cell>
        </table:table-row>
        <table:table-row table:style-name="ro2">
          <table:table-cell office:value-type="float" office:value="10121">
            <text:p>10121</text:p>
          </table:table-cell>
          <table:table-cell office:value-type="string">
            <text:p>Verzauberung</text:p>
          </table:table-cell>
        </table:table-row>
        <table:table-row table:style-name="ro2">
          <table:table-cell office:value-type="float" office:value="10122">
            <text:p>10122</text:p>
          </table:table-cell>
          <table:table-cell office:value-type="string">
            <text:p>Verfügbar seit %1</text:p>
          </table:table-cell>
        </table:table-row>
        <table:table-row table:style-name="ro2">
          <table:table-cell office:value-type="float" office:value="10123">
            <text:p>10123</text:p>
          </table:table-cell>
          <table:table-cell office:value-type="string">
            <text:p>Erhältlich hier bei der Hexe</text:p>
          </table:table-cell>
        </table:table-row>
        <table:table-row table:style-name="ro2">
          <table:table-cell office:value-type="float" office:value="10124">
            <text:p>10124</text:p>
          </table:table-cell>
          <table:table-cell office:value-type="string">
            <text:p>Unauffälliges Buch</text:p>
          </table:table-cell>
        </table:table-row>
        <table:table-row table:style-name="ro2">
          <table:table-cell office:value-type="float" office:value="10125">
            <text:p>10125</text:p>
          </table:table-cell>
          <table:table-cell office:value-type="string">
            <text:p>Flimmerkiste aus!</text:p>
          </table:table-cell>
        </table:table-row>
        <table:table-row table:style-name="ro2">
          <table:table-cell office:value-type="float" office:value="10126">
            <text:p>10126</text:p>
          </table:table-cell>
          <table:table-cell office: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text:p>10127</text:p>
          </table:table-cell>
          <table:table-cell office:value-type="string">
            <text:p>Gegenstand verzaubern?</text:p>
          </table:table-cell>
        </table:table-row>
        <table:table-row table:style-name="ro2">
          <table:table-cell office:value-type="float" office:value="10128">
            <text:p>10128</text:p>
          </table:table-cell>
          <table:table-cell office:value-type="string">
            <text:p>Gegenstand ist verzaubert!</text:p>
          </table:table-cell>
        </table:table-row>
        <table:table-row table:style-name="ro2">
          <table:table-cell office:value-type="float" office:value="10130">
            <text:p>10130</text:p>
          </table:table-cell>
          <table:table-cell office:value-type="string">
            <text:p>Bekanntmachung</text:p>
          </table:table-cell>
        </table:table-row>
        <table:table-row table:style-name="ro2">
          <table:table-cell office:value-type="float" office:value="10210">
            <text:p>10210</text:p>
          </table:table-cell>
          <table:table-cell office:value-type="string">
            <text:p>Krit. Treffer</text:p>
          </table:table-cell>
        </table:table-row>
        <table:table-row table:style-name="ro2">
          <table:table-cell office:value-type="float" office:value="10230">
            <text:p>10230</text:p>
          </table:table-cell>
          <table:table-cell office:value-type="string">
            <text:p>Pilze finden</text:p>
          </table:table-cell>
        </table:table-row>
        <table:table-row table:style-name="ro2">
          <table:table-cell office:value-type="float" office:value="10240">
            <text:p>10240</text:p>
          </table:table-cell>
          <table:table-cell office:value-type="string">
            <text:p>Reisezeit</text:p>
          </table:table-cell>
        </table:table-row>
        <table:table-row table:style-name="ro2">
          <table:table-cell office:value-type="float" office:value="10250">
            <text:p>10250</text:p>
          </table:table-cell>
          <table:table-cell office:value-type="string">
            <text:p>Reaktionswert</text:p>
          </table:table-cell>
        </table:table-row>
        <table:table-row table:style-name="ro2">
          <table:table-cell office:value-type="float" office:value="10260">
            <text:p>10260</text:p>
          </table:table-cell>
          <table:table-cell office:value-type="string">
            <text:p>Erfahrung</text:p>
          </table:table-cell>
        </table:table-row>
        <table:table-row table:style-name="ro2">
          <table:table-cell office:value-type="float" office:value="10270">
            <text:p>10270</text:p>
          </table:table-cell>
          <table:table-cell office:value-type="string">
            <text:p>Extra Bier</text:p>
          </table:table-cell>
        </table:table-row>
        <table:table-row table:style-name="ro2">
          <table:table-cell office:value-type="float" office:value="10280">
            <text:p>10280</text:p>
          </table:table-cell>
          <table:table-cell office:value-type="string">
            <text:p>Gegenst. finden</text:p>
          </table:table-cell>
        </table:table-row>
        <table:table-row table:style-name="ro2">
          <table:table-cell office:value-type="float" office:value="10290">
            <text:p>10290</text:p>
          </table:table-cell>
          <table:table-cell office:value-type="string">
            <text:p>Belohnung</text:p>
          </table:table-cell>
        </table:table-row>
        <table:table-row table:style-name="ro2">
          <table:table-cell office:value-type="float" office:value="10300">
            <text:p>10300</text:p>
          </table:table-cell>
          <table:table-cell office:value-type="string">
            <text:p>Kampf-Gold</text:p>
          </table:table-cell>
        </table:table-row>
        <table:table-row table:style-name="ro2">
          <table:table-cell office:value-type="float" office:value="10410">
            <text:p>10410</text:p>
          </table:table-cell>
          <table:table-cell office:value-type="string">
            <text:p>+%1% Schaden</text:p>
          </table:table-cell>
        </table:table-row>
        <table:table-row table:style-name="ro2">
          <table:table-cell office:value-type="float" office:value="10430">
            <text:p>10430</text:p>
          </table:table-cell>
          <table:table-cell office:value-type="string">
            <text:p>+%1% Chance</text:p>
          </table:table-cell>
        </table:table-row>
        <table:table-row table:style-name="ro2">
          <table:table-cell office:value-type="float" office:value="10440">
            <text:p>10440</text:p>
          </table:table-cell>
          <table:table-cell office:value-type="string">
            <text:p>-%1 Sekunden</text:p>
          </table:table-cell>
        </table:table-row>
        <table:table-row table:style-name="ro2">
          <table:table-cell office:value-type="float" office:value="10450">
            <text:p>10450</text:p>
          </table:table-cell>
          <table:table-cell office:value-type="string">
            <text:p>%1 (höher beginnt Kampf)</text:p>
          </table:table-cell>
        </table:table-row>
        <table:table-row table:style-name="ro2">
          <table:table-cell office:value-type="float" office:value="10460">
            <text:p>10460</text:p>
          </table:table-cell>
          <table:table-cell office:value-type="string">
            <text:p>+%1% Erfahrung pro Abenteuer</text:p>
          </table:table-cell>
        </table:table-row>
        <table:table-row table:style-name="ro2">
          <table:table-cell office:value-type="float" office:value="10470">
            <text:p>10470</text:p>
          </table:table-cell>
          <table:table-cell office:value-type="string">
            <text:p>%1 pro Tag</text:p>
          </table:table-cell>
        </table:table-row>
        <table:table-row table:style-name="ro2">
          <table:table-cell office:value-type="float" office:value="10480">
            <text:p>10480</text:p>
          </table:table-cell>
          <table:table-cell office:value-type="string">
            <text:p>+%1% Chance</text:p>
          </table:table-cell>
        </table:table-row>
        <table:table-row table:style-name="ro2">
          <table:table-cell office:value-type="float" office:value="10490">
            <text:p>10490</text:p>
          </table:table-cell>
          <table:table-cell office:value-type="string">
            <text:p>+%1% Gold pro Abenteuer</text:p>
          </table:table-cell>
        </table:table-row>
        <table:table-row table:style-name="ro2">
          <table:table-cell office:value-type="float" office:value="10500">
            <text:p>10500</text:p>
          </table:table-cell>
          <table:table-cell office:value-type="string">
            <text:p>bis zu +%1%</text:p>
          </table:table-cell>
        </table:table-row>
        <table:table-row table:style-name="ro2">
          <table:table-cell office:value-type="float" office:value="99999">
            <text:p>99999</text:p>
          </table:table-cell>
          <table:table-cell office:value-type="float" office:value="1">
            <text:p>1</text:p>
          </table:table-cell>
        </table:table-row>
        <table:table-row table:style-name="ro2">
          <table:table-cell office:value-type="float" office:value="1009105">
            <text:p>1009105</text:p>
          </table:table-cell>
          <table:table-cell office:value-type="string">
            <text:p>Kampf %1/%2</text:p>
          </table:table-cell>
        </table:table-row>
      </table:table>
      <table:table table:name="Code Quality" table:style-name="ta1">
        <table:shapes>
          <draw:frame draw:z-index="0" draw:style-name="gr1" svg:width="20.256cm" svg:height="11.638cm" svg:x="13.611cm" svg:y="0.082cm">
            <draw:object draw:notify-on-update-of-ranges="'Code Quality'.A1:'Code Quality'.A1 'Code Quality'.A2:'Code Quality'.A40 'Code Quality'.C1:'Code Quality'.C1 'Code Quality'.C2:'Code Quality'.C40 'Code Quality'.D1:'Code Quality'.D1 'Code Quality'.D2:'Code Quality'.D40" xlink:href="./Object 1" xlink:type="simple" xlink:show="embed" xlink:actuate="onLoad"/>
            <draw:image xlink:href="./ObjectReplacements/Object 1" xlink:type="simple" xlink:show="embed" xlink:actuate="onLoad"/>
          </draw:frame>
        </table:shapes>
        <table:table-column table:style-name="co12" table:default-cell-style-name="ce18"/>
        <table:table-column table:style-name="co12" table:number-columns-repeated="3" table:default-cell-style-name="Default"/>
        <table:table-row table:style-name="ro4">
          <table:table-cell office:value-type="string">
            <text:p>Commit</text:p>
          </table:table-cell>
          <table:table-cell table:number-columns-repeated="2" office:value-type="string">
            <text:p>Statements</text:p>
          </table:table-cell>
          <table:table-cell office:value-type="string">
            <text:p>Value</text:p>
          </table:table-cell>
        </table:table-row>
        <table:table-row table:style-name="ro1">
          <table:table-cell office:value-type="string">
            <text:p>8828b5b</text:p>
          </table:table-cell>
          <table:table-cell office:value-type="float" office:value="621">
            <text:p>621</text:p>
          </table:table-cell>
          <table:table-cell table:formula="of:=[.B2]/300" office:value-type="float" office:value="2.07">
            <text:p>2,07</text:p>
          </table:table-cell>
          <table:table-cell office:value-type="float" office:value="-37.05">
            <text:p>-37,05</text:p>
          </table:table-cell>
        </table:table-row>
        <table:table-row table:style-name="ro1">
          <table:table-cell office:value-type="string">
            <text:p>70583e3</text:p>
          </table:table-cell>
          <table:table-cell office:value-type="float" office:value="624">
            <text:p>624</text:p>
          </table:table-cell>
          <table:table-cell table:formula="of:=[.B3]/300" office:value-type="float" office:value="2.08">
            <text:p>2,08</text:p>
          </table:table-cell>
          <table:table-cell office:value-type="float" office:value="-28.62">
            <text:p>-28,62</text:p>
          </table:table-cell>
        </table:table-row>
        <table:table-row table:style-name="ro1">
          <table:table-cell office:value-type="string">
            <text:p>77de2ed</text:p>
          </table:table-cell>
          <table:table-cell office:value-type="float" office:value="642">
            <text:p>642</text:p>
          </table:table-cell>
          <table:table-cell table:formula="of:=[.B4]/300" office:value-type="float" office:value="2.14">
            <text:p>2,14</text:p>
          </table:table-cell>
          <table:table-cell office:value-type="float" office:value="-27.79">
            <text:p>-27,79</text:p>
          </table:table-cell>
        </table:table-row>
        <table:table-row table:style-name="ro1">
          <table:table-cell office:value-type="string">
            <text:p>1f0ab88</text:p>
          </table:table-cell>
          <table:table-cell office:value-type="float" office:value="688">
            <text:p>688</text:p>
          </table:table-cell>
          <table:table-cell table:formula="of:=[.B5]/300" office:value-type="float" office:value="2.29333333333333">
            <text:p>2,2933333333</text:p>
          </table:table-cell>
          <table:table-cell office:value-type="float" office:value="-30.39">
            <text:p>-30,39</text:p>
          </table:table-cell>
        </table:table-row>
        <table:table-row table:style-name="ro1">
          <table:table-cell office:value-type="string">
            <text:p>590f3be</text:p>
          </table:table-cell>
          <table:table-cell office:value-type="float" office:value="689">
            <text:p>689</text:p>
          </table:table-cell>
          <table:table-cell table:formula="of:=[.B6]/300" office:value-type="float" office:value="2.29666666666667">
            <text:p>2,2966666667</text:p>
          </table:table-cell>
          <table:table-cell office:value-type="float" office:value="-29.94">
            <text:p>-29,94</text:p>
          </table:table-cell>
        </table:table-row>
        <table:table-row table:style-name="ro1">
          <table:table-cell office:value-type="float" office:value="4029337">
            <text:p>4029337</text:p>
          </table:table-cell>
          <table:table-cell office:value-type="float" office:value="689">
            <text:p>689</text:p>
          </table:table-cell>
          <table:table-cell table:formula="of:=[.B7]/300" office:value-type="float" office:value="2.29666666666667">
            <text:p>2,2966666667</text:p>
          </table:table-cell>
          <table:table-cell office:value-type="float" office:value="-29">
            <text:p>-29</text:p>
          </table:table-cell>
        </table:table-row>
        <table:table-row table:style-name="ro1">
          <table:table-cell office:value-type="string">
            <text:p>893a8fe</text:p>
          </table:table-cell>
          <table:table-cell office:value-type="float" office:value="689">
            <text:p>689</text:p>
          </table:table-cell>
          <table:table-cell table:formula="of:=[.B8]/300" office:value-type="float" office:value="2.29666666666667">
            <text:p>2,2966666667</text:p>
          </table:table-cell>
          <table:table-cell office:value-type="float" office:value="-28.55">
            <text:p>-28,55</text:p>
          </table:table-cell>
        </table:table-row>
        <table:table-row table:style-name="ro1">
          <table:table-cell office:value-type="string">
            <text:p>790d9da</text:p>
          </table:table-cell>
          <table:table-cell office:value-type="float" office:value="813">
            <text:p>813</text:p>
          </table:table-cell>
          <table:table-cell table:formula="of:=[.B9]/300" office:value-type="float" office:value="2.71">
            <text:p>2,71</text:p>
          </table:table-cell>
          <table:table-cell office:value-type="float" office:value="-22.9">
            <text:p>-22,9</text:p>
          </table:table-cell>
        </table:table-row>
        <table:table-row table:style-name="ro1">
          <table:table-cell office:value-type="string">
            <text:p>45a69ef</text:p>
          </table:table-cell>
          <table:table-cell office:value-type="float" office:value="834">
            <text:p>834</text:p>
          </table:table-cell>
          <table:table-cell table:formula="of:=[.B10]/300" office:value-type="float" office:value="2.78">
            <text:p>2,78</text:p>
          </table:table-cell>
          <table:table-cell office:value-type="float" office:value="-23.11">
            <text:p>-23,11</text:p>
          </table:table-cell>
        </table:table-row>
        <table:table-row table:style-name="ro1">
          <table:table-cell office:value-type="string">
            <text:p>1e7071a</text:p>
          </table:table-cell>
          <table:table-cell office:value-type="float" office:value="1052">
            <text:p>1052</text:p>
          </table:table-cell>
          <table:table-cell table:formula="of:=[.B11]/300" office:value-type="float" office:value="3.50666666666667">
            <text:p>3,5066666667</text:p>
          </table:table-cell>
          <table:table-cell office:value-type="float" office:value="-23.16">
            <text:p>-23,16</text:p>
          </table:table-cell>
        </table:table-row>
        <table:table-row table:style-name="ro1">
          <table:table-cell office:value-type="string">
            <text:p>e84b09f</text:p>
          </table:table-cell>
          <table:table-cell office:value-type="float" office:value="1063">
            <text:p>1063</text:p>
          </table:table-cell>
          <table:table-cell table:formula="of:=[.B12]/300" office:value-type="float" office:value="3.54333333333333">
            <text:p>3,5433333333</text:p>
          </table:table-cell>
          <table:table-cell office:value-type="float" office:value="-23.24">
            <text:p>-23,24</text:p>
          </table:table-cell>
        </table:table-row>
        <table:table-row table:style-name="ro1">
          <table:table-cell office:value-type="string">
            <text:p>dedc4b3</text:p>
          </table:table-cell>
          <table:table-cell office:value-type="float" office:value="1143">
            <text:p>1143</text:p>
          </table:table-cell>
          <table:table-cell table:formula="of:=[.B13]/300" office:value-type="float" office:value="3.81">
            <text:p>3,81</text:p>
          </table:table-cell>
          <table:table-cell office:value-type="float" office:value="-23.49">
            <text:p>-23,49</text:p>
          </table:table-cell>
        </table:table-row>
        <table:table-row table:style-name="ro1">
          <table:table-cell office:value-type="string">
            <text:p>ad0fe16</text:p>
          </table:table-cell>
          <table:table-cell office:value-type="float" office:value="1504">
            <text:p>1504</text:p>
          </table:table-cell>
          <table:table-cell table:formula="of:=[.B14]/300" office:value-type="float" office:value="5.01333333333333">
            <text:p>5,0133333333</text:p>
          </table:table-cell>
          <table:table-cell office:value-type="float" office:value="-22.41">
            <text:p>-22,41</text:p>
          </table:table-cell>
        </table:table-row>
        <table:table-row table:style-name="ro1">
          <table:table-cell office:value-type="string">
            <text:p>509bd82</text:p>
          </table:table-cell>
          <table:table-cell office:value-type="float" office:value="1564">
            <text:p>1564</text:p>
          </table:table-cell>
          <table:table-cell table:formula="of:=[.B15]/300" office:value-type="float" office:value="5.21333333333333">
            <text:p>5,2133333333</text:p>
          </table:table-cell>
          <table:table-cell office:value-type="float" office:value="-22.66">
            <text:p>-22,66</text:p>
          </table:table-cell>
        </table:table-row>
        <table:table-row table:style-name="ro1">
          <table:table-cell office:value-type="string">
            <text:p>6a5080f</text:p>
          </table:table-cell>
          <table:table-cell office:value-type="float" office:value="1564">
            <text:p>1564</text:p>
          </table:table-cell>
          <table:table-cell table:formula="of:=[.B16]/300" office:value-type="float" office:value="5.21333333333333">
            <text:p>5,2133333333</text:p>
          </table:table-cell>
          <table:table-cell office:value-type="float" office:value="-22.65">
            <text:p>-22,65</text:p>
          </table:table-cell>
        </table:table-row>
        <table:table-row table:style-name="ro1">
          <table:table-cell office:value-type="string">
            <text:p>95d5ca8</text:p>
          </table:table-cell>
          <table:table-cell office:value-type="float" office:value="2008">
            <text:p>2008</text:p>
          </table:table-cell>
          <table:table-cell table:formula="of:=[.B17]/300" office:value-type="float" office:value="6.69333333333333">
            <text:p>6,6933333333</text:p>
          </table:table-cell>
          <table:table-cell office:value-type="float" office:value="-26.45">
            <text:p>-26,45</text:p>
          </table:table-cell>
        </table:table-row>
        <table:table-row table:style-name="ro1">
          <table:table-cell office:value-type="string">
            <text:p>92a02d9</text:p>
          </table:table-cell>
          <table:table-cell office:value-type="float" office:value="2127">
            <text:p>2127</text:p>
          </table:table-cell>
          <table:table-cell table:formula="of:=[.B18]/300" office:value-type="float" office:value="7.09">
            <text:p>7,09</text:p>
          </table:table-cell>
          <table:table-cell office:value-type="float" office:value="-27.69">
            <text:p>-27,69</text:p>
          </table:table-cell>
        </table:table-row>
        <table:table-row table:style-name="ro1">
          <table:table-cell office:value-type="string">
            <text:p>72624d1</text:p>
          </table:table-cell>
          <table:table-cell office:value-type="float" office:value="2221">
            <text:p>2221</text:p>
          </table:table-cell>
          <table:table-cell table:formula="of:=[.B19]/300" office:value-type="float" office:value="7.40333333333333">
            <text:p>7,4033333333</text:p>
          </table:table-cell>
          <table:table-cell office:value-type="float" office:value="-27">
            <text:p>-27</text:p>
          </table:table-cell>
        </table:table-row>
        <table:table-row table:style-name="ro1">
          <table:table-cell office:value-type="string">
            <text:p>5de9fab</text:p>
          </table:table-cell>
          <table:table-cell office:value-type="float" office:value="2235">
            <text:p>2235</text:p>
          </table:table-cell>
          <table:table-cell table:formula="of:=[.B20]/300" office:value-type="float" office:value="7.45">
            <text:p>7,45</text:p>
          </table:table-cell>
          <table:table-cell office:value-type="float" office:value="-26.87">
            <text:p>-26,87</text:p>
          </table:table-cell>
        </table:table-row>
        <table:table-row table:style-name="ro1">
          <table:table-cell office:value-type="string">
            <text:p>07cadd8</text:p>
          </table:table-cell>
          <table:table-cell office:value-type="float" office:value="2235">
            <text:p>2235</text:p>
          </table:table-cell>
          <table:table-cell table:formula="of:=[.B21]/300" office:value-type="float" office:value="7.45">
            <text:p>7,45</text:p>
          </table:table-cell>
          <table:table-cell office:value-type="float" office:value="-26.64">
            <text:p>-26,64</text:p>
          </table:table-cell>
        </table:table-row>
        <table:table-row table:style-name="ro1">
          <table:table-cell office:value-type="string">
            <text:p>cd7a38e</text:p>
          </table:table-cell>
          <table:table-cell office:value-type="float" office:value="2235">
            <text:p>2235</text:p>
          </table:table-cell>
          <table:table-cell table:formula="of:=[.B22]/300" office:value-type="float" office:value="7.45">
            <text:p>7,45</text:p>
          </table:table-cell>
          <table:table-cell office:value-type="float" office:value="-25.23">
            <text:p>-25,23</text:p>
          </table:table-cell>
        </table:table-row>
        <table:table-row table:style-name="ro1">
          <table:table-cell office:value-type="string">
            <text:p>9fe8271</text:p>
          </table:table-cell>
          <table:table-cell office:value-type="float" office:value="2399">
            <text:p>2399</text:p>
          </table:table-cell>
          <table:table-cell table:formula="of:=[.B23]/300" office:value-type="float" office:value="7.99666666666667">
            <text:p>7,9966666667</text:p>
          </table:table-cell>
          <table:table-cell office:value-type="float" office:value="-24.32">
            <text:p>-24,32</text:p>
          </table:table-cell>
        </table:table-row>
        <table:table-row table:style-name="ro1">
          <table:table-cell office:value-type="float" office:value="7356076">
            <text:p>7356076</text:p>
          </table:table-cell>
          <table:table-cell office:value-type="float" office:value="2399">
            <text:p>2399</text:p>
          </table:table-cell>
          <table:table-cell table:formula="of:=[.B24]/300" office:value-type="float" office:value="7.99666666666667">
            <text:p>7,9966666667</text:p>
          </table:table-cell>
          <table:table-cell office:value-type="float" office:value="-24.32">
            <text:p>-24,32</text:p>
          </table:table-cell>
        </table:table-row>
        <table:table-row table:style-name="ro1">
          <table:table-cell office:value-type="string">
            <text:p>8ecba92</text:p>
          </table:table-cell>
          <table:table-cell office:value-type="float" office:value="2602">
            <text:p>2602</text:p>
          </table:table-cell>
          <table:table-cell table:formula="of:=[.B25]/300" office:value-type="float" office:value="8.67333333333333">
            <text:p>8,6733333333</text:p>
          </table:table-cell>
          <table:table-cell office:value-type="float" office:value="-20.87">
            <text:p>-20,87</text:p>
          </table:table-cell>
        </table:table-row>
        <table:table-row table:style-name="ro1">
          <table:table-cell office:value-type="string">
            <text:p>69be7f4</text:p>
          </table:table-cell>
          <table:table-cell office:value-type="float" office:value="2615">
            <text:p>2615</text:p>
          </table:table-cell>
          <table:table-cell table:formula="of:=[.B26]/300" office:value-type="float" office:value="8.71666666666667">
            <text:p>8,7166666667</text:p>
          </table:table-cell>
          <table:table-cell office:value-type="float" office:value="-20.74">
            <text:p>-20,74</text:p>
          </table:table-cell>
        </table:table-row>
        <table:table-row table:style-name="ro1">
          <table:table-cell office:value-type="string">
            <text:p>554eab1</text:p>
          </table:table-cell>
          <table:table-cell office:value-type="float" office:value="2717">
            <text:p>2717</text:p>
          </table:table-cell>
          <table:table-cell table:formula="of:=[.B27]/300" office:value-type="float" office:value="9.05666666666667">
            <text:p>9,0566666667</text:p>
          </table:table-cell>
          <table:table-cell office:value-type="float" office:value="-20.2">
            <text:p>-20,2</text:p>
          </table:table-cell>
        </table:table-row>
        <table:table-row table:style-name="ro1">
          <table:table-cell office:value-type="string">
            <text:p>830d255</text:p>
          </table:table-cell>
          <table:table-cell office:value-type="float" office:value="2735">
            <text:p>2735</text:p>
          </table:table-cell>
          <table:table-cell table:formula="of:=[.B28]/300" office:value-type="float" office:value="9.11666666666667">
            <text:p>9,1166666667</text:p>
          </table:table-cell>
          <table:table-cell office:value-type="float" office:value="-19.89">
            <text:p>-19,89</text:p>
          </table:table-cell>
        </table:table-row>
        <table:table-row table:style-name="ro1">
          <table:table-cell office:value-type="string">
            <text:p>b77b702</text:p>
          </table:table-cell>
          <table:table-cell office:value-type="float" office:value="2736">
            <text:p>2736</text:p>
          </table:table-cell>
          <table:table-cell table:formula="of:=[.B29]/300" office:value-type="float" office:value="9.12">
            <text:p>9,12</text:p>
          </table:table-cell>
          <table:table-cell office:value-type="float" office:value="-19.89">
            <text:p>-19,89</text:p>
          </table:table-cell>
        </table:table-row>
        <table:table-row table:style-name="ro1">
          <table:table-cell office:value-type="string">
            <text:p>3ec8d69</text:p>
          </table:table-cell>
          <table:table-cell office:value-type="float" office:value="2730">
            <text:p>2730</text:p>
          </table:table-cell>
          <table:table-cell table:formula="of:=[.B30]/300" office:value-type="float" office:value="9.1">
            <text:p>9,1</text:p>
          </table:table-cell>
          <table:table-cell office:value-type="float" office:value="-22.75">
            <text:p>-22,75</text:p>
          </table:table-cell>
        </table:table-row>
        <table:table-row table:style-name="ro1">
          <table:table-cell office:value-type="string">
            <text:p>de87ef0</text:p>
          </table:table-cell>
          <table:table-cell office:value-type="float" office:value="2734">
            <text:p>2734</text:p>
          </table:table-cell>
          <table:table-cell table:formula="of:=[.B31]/300" office:value-type="float" office:value="9.11333333333333">
            <text:p>9,1133333333</text:p>
          </table:table-cell>
          <table:table-cell office:value-type="float" office:value="-22.07">
            <text:p>-22,07</text:p>
          </table:table-cell>
        </table:table-row>
        <table:table-row table:style-name="ro1">
          <table:table-cell office:value-type="string">
            <text:p>bfb5e43</text:p>
          </table:table-cell>
          <table:table-cell office:value-type="float" office:value="2878">
            <text:p>2878</text:p>
          </table:table-cell>
          <table:table-cell table:formula="of:=[.B32]/300" office:value-type="float" office:value="9.59333333333333">
            <text:p>9,5933333333</text:p>
          </table:table-cell>
          <table:table-cell office:value-type="float" office:value="-22.39">
            <text:p>-22,39</text:p>
          </table:table-cell>
        </table:table-row>
        <table:table-row table:style-name="ro1">
          <table:table-cell office:value-type="string">
            <text:p>f53267e</text:p>
          </table:table-cell>
          <table:table-cell office:value-type="float" office:value="2721">
            <text:p>2721</text:p>
          </table:table-cell>
          <table:table-cell table:formula="of:=[.B33]/300" office:value-type="float" office:value="9.07">
            <text:p>9,07</text:p>
          </table:table-cell>
          <table:table-cell office:value-type="float" office:value="-21.25">
            <text:p>-21,25</text:p>
          </table:table-cell>
        </table:table-row>
        <table:table-row table:style-name="ro1">
          <table:table-cell office:value-type="string">
            <text:p>3354f3d</text:p>
          </table:table-cell>
          <table:table-cell office:value-type="float" office:value="2721">
            <text:p>2721</text:p>
          </table:table-cell>
          <table:table-cell table:formula="of:=[.B34]/300" office:value-type="float" office:value="9.07">
            <text:p>9,07</text:p>
          </table:table-cell>
          <table:table-cell office:value-type="float" office:value="-20.54">
            <text:p>-20,54</text:p>
          </table:table-cell>
        </table:table-row>
        <table:table-row table:style-name="ro1">
          <table:table-cell office:value-type="string">
            <text:p>7bcb764</text:p>
          </table:table-cell>
          <table:table-cell office:value-type="float" office:value="2734">
            <text:p>2734</text:p>
          </table:table-cell>
          <table:table-cell table:formula="of:=[.B35]/300" office:value-type="float" office:value="9.11333333333333">
            <text:p>9,1133333333</text:p>
          </table:table-cell>
          <table:table-cell office:value-type="float" office:value="-20.61">
            <text:p>-20,61</text:p>
          </table:table-cell>
        </table:table-row>
        <table:table-row table:style-name="ro1">
          <table:table-cell office:value-type="string">
            <text:p>32e28e3</text:p>
          </table:table-cell>
          <table:table-cell office:value-type="float" office:value="2886">
            <text:p>2886</text:p>
          </table:table-cell>
          <table:table-cell table:formula="of:=[.B36]/300" office:value-type="float" office:value="9.62">
            <text:p>9,62</text:p>
          </table:table-cell>
          <table:table-cell office:value-type="float" office:value="-19.32">
            <text:p>-19,32</text:p>
          </table:table-cell>
        </table:table-row>
        <table:table-row table:style-name="ro1">
          <table:table-cell office:value-type="string">
            <text:p>fce9da5</text:p>
          </table:table-cell>
          <table:table-cell office:value-type="float" office:value="2886">
            <text:p>2886</text:p>
          </table:table-cell>
          <table:table-cell table:formula="of:=[.B37]/300" office:value-type="float" office:value="9.62">
            <text:p>9,62</text:p>
          </table:table-cell>
          <table:table-cell office:value-type="float" office:value="-19.62">
            <text:p>-19,62</text:p>
          </table:table-cell>
        </table:table-row>
        <table:table-row table:style-name="ro1">
          <table:table-cell office:value-type="string">
            <text:p>16c4c06</text:p>
          </table:table-cell>
          <table:table-cell office:value-type="float" office:value="2886">
            <text:p>2886</text:p>
          </table:table-cell>
          <table:table-cell table:formula="of:=[.B38]/300" office:value-type="float" office:value="9.62">
            <text:p>9,62</text:p>
          </table:table-cell>
          <table:table-cell office:value-type="float" office:value="-19.51">
            <text:p>-19,51</text:p>
          </table:table-cell>
        </table:table-row>
        <table:table-row table:style-name="ro1">
          <table:table-cell office:value-type="string">
            <text:p>96d17f5</text:p>
          </table:table-cell>
          <table:table-cell office:value-type="float" office:value="2886">
            <text:p>2886</text:p>
          </table:table-cell>
          <table:table-cell table:formula="of:=[.B39]/300" office:value-type="float" office:value="9.62">
            <text:p>9,62</text:p>
          </table:table-cell>
          <table:table-cell office:value-type="float" office:value="-18.8">
            <text:p>-18,8</text:p>
          </table:table-cell>
        </table:table-row>
        <table:table-row table:style-name="ro1">
          <table:table-cell/>
          <table:table-cell office:value-type="float" office:value="2886">
            <text:p>2886</text:p>
          </table:table-cell>
          <table:table-cell table:formula="of:=[.B40]/300" office:value-type="float" office:value="9.62">
            <text:p>9,62</text:p>
          </table:table-cell>
          <table:table-cell office:value-type="float" office:value="-18.35">
            <text:p>-18,35</text:p>
          </table:table-cell>
        </table:table-row>
        <table:table-row table:style-name="ro1" table:number-rows-repeated="1048535">
          <table:table-cell table:number-columns-repeated="4"/>
        </table:table-row>
        <table:table-row table:style-name="ro1">
          <table:table-cell table:number-columns-repeated="4"/>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Micro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6-27T16:27:38</dc:date>
    <meta:editing-duration>PT13H18M6S</meta:editing-duration>
    <meta:editing-cycles>19</meta:editing-cycles>
    <meta:generator>LibreOffice/3.5$Linux_x86 LibreOffice_project/350m1$Build-2</meta:generator>
    <meta:document-statistic meta:table-count="6" meta:cell-count="961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257cm" svg:height="11.639cm" xlink:href=".." xlink:type="simple" chart:class="chart:line" chart:style-name="ch1">
        <chart:legend chart:legend-position="end" svg:x="17.159cm" svg:y="5.275cm" style:legend-expansion="high" chart:style-name="ch2"/>
        <chart:plot-area chart:style-name="ch3" table:cell-range-address="'Code Quality'.A1:'Code Quality'.A40 'Code Quality'.C1:'Code Quality'.D40" chart:data-source-has-labels="both" svg:x="0.855cm" svg:y="1.063cm" svg:width="15.494cm" svg:height="9.924cm">
          <chartooo:coordinate-region svg:x="1.577cm" svg:y="1.26cm" svg:width="14.772cm" svg:height="9.53cm"/>
          <chart:axis chart:dimension="x" chart:name="primary-x" chart:style-name="ch4" chartooo:axis-type="auto">
            <chartooo:date-scale/>
            <chart:categories table:cell-range-address="'Code Quality'.A2:'Code Quality'.A40"/>
          </chart:axis>
          <chart:axis chart:dimension="y" chart:name="primary-y" chart:style-name="ch5">
            <chart:grid chart:style-name="ch6" chart:class="major"/>
          </chart:axis>
          <chart:series chart:style-name="ch7" chart:values-cell-range-address="'Code Quality'.C2:'Code Quality'.C40" chart:label-cell-address="'Code Quality'.C1:'Code Quality'.C1" chart:class="chart:line">
            <chart:data-point chart:repeated="39"/>
          </chart:series>
          <chart:series chart:style-name="ch8" chart:values-cell-range-address="'Code Quality'.D2:'Code Quality'.D40" chart:label-cell-address="'Code Quality'.D1:'Code Quality'.D1" chart:class="chart:line">
            <chart:data-point chart:repeated="3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ments</text:p>
                <draw:g>
                  <svg:desc>'Code Quality'.C1:'Code Quality'.C1</svg:desc>
                </draw:g>
              </table:table-cell>
              <table:table-cell office:value-type="string">
                <text:p>Value</text:p>
                <draw:g>
                  <svg:desc>'Code Quality'.D1:'Code Quality'.D1</svg:desc>
                </draw:g>
              </table:table-cell>
            </table:table-row>
          </table:table-header-rows>
          <table:table-rows>
            <table:table-row>
              <table:table-cell office:value-type="string">
                <text:p>8828b5b</text:p>
                <draw:g>
                  <svg:desc>'Code Quality'.A2:'Code Quality'.A40</svg:desc>
                </draw:g>
              </table:table-cell>
              <table:table-cell office:value-type="float" office:value="2.07">
                <text:p>2.07</text:p>
                <draw:g>
                  <svg:desc>'Code Quality'.C2:'Code Quality'.C40</svg:desc>
                </draw:g>
              </table:table-cell>
              <table:table-cell office:value-type="float" office:value="-37.05">
                <text:p>-37.05</text:p>
                <draw:g>
                  <svg:desc>'Code Quality'.D2:'Code Quality'.D40</svg:desc>
                </draw:g>
              </table:table-cell>
            </table:table-row>
            <table:table-row>
              <table:table-cell office:value-type="string">
                <text:p>70583e3</text:p>
              </table:table-cell>
              <table:table-cell office:value-type="float" office:value="2.08">
                <text:p>2.08</text:p>
              </table:table-cell>
              <table:table-cell office:value-type="float" office:value="-28.62">
                <text:p>-28.62</text:p>
              </table:table-cell>
            </table:table-row>
            <table:table-row>
              <table:table-cell office:value-type="string">
                <text:p>77de2ed</text:p>
              </table:table-cell>
              <table:table-cell office:value-type="float" office:value="2.14">
                <text:p>2.14</text:p>
              </table:table-cell>
              <table:table-cell office:value-type="float" office:value="-27.79">
                <text:p>-27.79</text:p>
              </table:table-cell>
            </table:table-row>
            <table:table-row>
              <table:table-cell office:value-type="string">
                <text:p>1f0ab88</text:p>
              </table:table-cell>
              <table:table-cell office:value-type="float" office:value="2.29333333333333">
                <text:p>2.29333333333333</text:p>
              </table:table-cell>
              <table:table-cell office:value-type="float" office:value="-30.39">
                <text:p>-30.39</text:p>
              </table:table-cell>
            </table:table-row>
            <table:table-row>
              <table:table-cell office:value-type="string">
                <text:p>590f3be</text:p>
              </table:table-cell>
              <table:table-cell office:value-type="float" office:value="2.29666666666667">
                <text:p>2.29666666666667</text:p>
              </table:table-cell>
              <table:table-cell office:value-type="float" office:value="-29.94">
                <text:p>-29.94</text:p>
              </table:table-cell>
            </table:table-row>
            <table:table-row>
              <table:table-cell office:value-type="float" office:value="4029337">
                <text:p>4029340</text:p>
              </table:table-cell>
              <table:table-cell office:value-type="float" office:value="2.29666666666667">
                <text:p>2.29666666666667</text:p>
              </table:table-cell>
              <table:table-cell office:value-type="float" office:value="-29">
                <text:p>-29</text:p>
              </table:table-cell>
            </table:table-row>
            <table:table-row>
              <table:table-cell office:value-type="string">
                <text:p>893a8fe</text:p>
              </table:table-cell>
              <table:table-cell office:value-type="float" office:value="2.29666666666667">
                <text:p>2.29666666666667</text:p>
              </table:table-cell>
              <table:table-cell office:value-type="float" office:value="-28.55">
                <text:p>-28.55</text:p>
              </table:table-cell>
            </table:table-row>
            <table:table-row>
              <table:table-cell office:value-type="string">
                <text:p>790d9da</text:p>
              </table:table-cell>
              <table:table-cell office:value-type="float" office:value="2.71">
                <text:p>2.71</text:p>
              </table:table-cell>
              <table:table-cell office:value-type="float" office:value="-22.9">
                <text:p>-22.9</text:p>
              </table:table-cell>
            </table:table-row>
            <table:table-row>
              <table:table-cell office:value-type="string">
                <text:p>45a69ef</text:p>
              </table:table-cell>
              <table:table-cell office:value-type="float" office:value="2.78">
                <text:p>2.78</text:p>
              </table:table-cell>
              <table:table-cell office:value-type="float" office:value="-23.11">
                <text:p>-23.11</text:p>
              </table:table-cell>
            </table:table-row>
            <table:table-row>
              <table:table-cell office:value-type="string">
                <text:p>1e7071a</text:p>
              </table:table-cell>
              <table:table-cell office:value-type="float" office:value="3.50666666666667">
                <text:p>3.50666666666667</text:p>
              </table:table-cell>
              <table:table-cell office:value-type="float" office:value="-23.16">
                <text:p>-23.16</text:p>
              </table:table-cell>
            </table:table-row>
            <table:table-row>
              <table:table-cell office:value-type="string">
                <text:p>e84b09f</text:p>
              </table:table-cell>
              <table:table-cell office:value-type="float" office:value="3.54333333333333">
                <text:p>3.54333333333333</text:p>
              </table:table-cell>
              <table:table-cell office:value-type="float" office:value="-23.24">
                <text:p>-23.24</text:p>
              </table:table-cell>
            </table:table-row>
            <table:table-row>
              <table:table-cell office:value-type="string">
                <text:p>dedc4b3</text:p>
              </table:table-cell>
              <table:table-cell office:value-type="float" office:value="3.81">
                <text:p>3.81</text:p>
              </table:table-cell>
              <table:table-cell office:value-type="float" office:value="-23.49">
                <text:p>-23.49</text:p>
              </table:table-cell>
            </table:table-row>
            <table:table-row>
              <table:table-cell office:value-type="string">
                <text:p>ad0fe16</text:p>
              </table:table-cell>
              <table:table-cell office:value-type="float" office:value="5.01333333333333">
                <text:p>5.01333333333333</text:p>
              </table:table-cell>
              <table:table-cell office:value-type="float" office:value="-22.41">
                <text:p>-22.41</text:p>
              </table:table-cell>
            </table:table-row>
            <table:table-row>
              <table:table-cell office:value-type="string">
                <text:p>509bd82</text:p>
              </table:table-cell>
              <table:table-cell office:value-type="float" office:value="5.21333333333333">
                <text:p>5.21333333333333</text:p>
              </table:table-cell>
              <table:table-cell office:value-type="float" office:value="-22.66">
                <text:p>-22.66</text:p>
              </table:table-cell>
            </table:table-row>
            <table:table-row>
              <table:table-cell office:value-type="string">
                <text:p>6a5080f</text:p>
              </table:table-cell>
              <table:table-cell office:value-type="float" office:value="5.21333333333333">
                <text:p>5.21333333333333</text:p>
              </table:table-cell>
              <table:table-cell office:value-type="float" office:value="-22.65">
                <text:p>-22.65</text:p>
              </table:table-cell>
            </table:table-row>
            <table:table-row>
              <table:table-cell office:value-type="string">
                <text:p>95d5ca8</text:p>
              </table:table-cell>
              <table:table-cell office:value-type="float" office:value="6.69333333333333">
                <text:p>6.69333333333333</text:p>
              </table:table-cell>
              <table:table-cell office:value-type="float" office:value="-26.45">
                <text:p>-26.45</text:p>
              </table:table-cell>
            </table:table-row>
            <table:table-row>
              <table:table-cell office:value-type="string">
                <text:p>92a02d9</text:p>
              </table:table-cell>
              <table:table-cell office:value-type="float" office:value="7.09">
                <text:p>7.09</text:p>
              </table:table-cell>
              <table:table-cell office:value-type="float" office:value="-27.69">
                <text:p>-27.69</text:p>
              </table:table-cell>
            </table:table-row>
            <table:table-row>
              <table:table-cell office:value-type="string">
                <text:p>72624d1</text:p>
              </table:table-cell>
              <table:table-cell office:value-type="float" office:value="7.40333333333333">
                <text:p>7.40333333333333</text:p>
              </table:table-cell>
              <table:table-cell office:value-type="float" office:value="-27">
                <text:p>-27</text:p>
              </table:table-cell>
            </table:table-row>
            <table:table-row>
              <table:table-cell office:value-type="string">
                <text:p>5de9fab</text:p>
              </table:table-cell>
              <table:table-cell office:value-type="float" office:value="7.45">
                <text:p>7.45</text:p>
              </table:table-cell>
              <table:table-cell office:value-type="float" office:value="-26.87">
                <text:p>-26.87</text:p>
              </table:table-cell>
            </table:table-row>
            <table:table-row>
              <table:table-cell office:value-type="string">
                <text:p>07cadd8</text:p>
              </table:table-cell>
              <table:table-cell office:value-type="float" office:value="7.45">
                <text:p>7.45</text:p>
              </table:table-cell>
              <table:table-cell office:value-type="float" office:value="-26.64">
                <text:p>-26.64</text:p>
              </table:table-cell>
            </table:table-row>
            <table:table-row>
              <table:table-cell office:value-type="string">
                <text:p>cd7a38e</text:p>
              </table:table-cell>
              <table:table-cell office:value-type="float" office:value="7.45">
                <text:p>7.45</text:p>
              </table:table-cell>
              <table:table-cell office:value-type="float" office:value="-25.23">
                <text:p>-25.23</text:p>
              </table:table-cell>
            </table:table-row>
            <table:table-row>
              <table:table-cell office:value-type="string">
                <text:p>9fe8271</text:p>
              </table:table-cell>
              <table:table-cell office:value-type="float" office:value="7.99666666666667">
                <text:p>7.99666666666667</text:p>
              </table:table-cell>
              <table:table-cell office:value-type="float" office:value="-24.32">
                <text:p>-24.32</text:p>
              </table:table-cell>
            </table:table-row>
            <table:table-row>
              <table:table-cell office:value-type="float" office:value="7356076">
                <text:p>7356080</text:p>
              </table:table-cell>
              <table:table-cell office:value-type="float" office:value="7.99666666666667">
                <text:p>7.99666666666667</text:p>
              </table:table-cell>
              <table:table-cell office:value-type="float" office:value="-24.32">
                <text:p>-24.32</text:p>
              </table:table-cell>
            </table:table-row>
            <table:table-row>
              <table:table-cell office:value-type="string">
                <text:p>8ecba92</text:p>
              </table:table-cell>
              <table:table-cell office:value-type="float" office:value="8.67333333333333">
                <text:p>8.67333333333333</text:p>
              </table:table-cell>
              <table:table-cell office:value-type="float" office:value="-20.87">
                <text:p>-20.87</text:p>
              </table:table-cell>
            </table:table-row>
            <table:table-row>
              <table:table-cell office:value-type="string">
                <text:p>69be7f4</text:p>
              </table:table-cell>
              <table:table-cell office:value-type="float" office:value="8.71666666666667">
                <text:p>8.71666666666667</text:p>
              </table:table-cell>
              <table:table-cell office:value-type="float" office:value="-20.74">
                <text:p>-20.74</text:p>
              </table:table-cell>
            </table:table-row>
            <table:table-row>
              <table:table-cell office:value-type="string">
                <text:p>554eab1</text:p>
              </table:table-cell>
              <table:table-cell office:value-type="float" office:value="9.05666666666667">
                <text:p>9.05666666666667</text:p>
              </table:table-cell>
              <table:table-cell office:value-type="float" office:value="-20.2">
                <text:p>-20.2</text:p>
              </table:table-cell>
            </table:table-row>
            <table:table-row>
              <table:table-cell office:value-type="string">
                <text:p>830d255</text:p>
              </table:table-cell>
              <table:table-cell office:value-type="float" office:value="9.11666666666667">
                <text:p>9.11666666666667</text:p>
              </table:table-cell>
              <table:table-cell office:value-type="float" office:value="-19.89">
                <text:p>-19.89</text:p>
              </table:table-cell>
            </table:table-row>
            <table:table-row>
              <table:table-cell office:value-type="string">
                <text:p>b77b702</text:p>
              </table:table-cell>
              <table:table-cell office:value-type="float" office:value="9.12">
                <text:p>9.12</text:p>
              </table:table-cell>
              <table:table-cell office:value-type="float" office:value="-19.89">
                <text:p>-19.89</text:p>
              </table:table-cell>
            </table:table-row>
            <table:table-row>
              <table:table-cell office:value-type="string">
                <text:p>3ec8d69</text:p>
              </table:table-cell>
              <table:table-cell office:value-type="float" office:value="9.1">
                <text:p>9.1</text:p>
              </table:table-cell>
              <table:table-cell office:value-type="float" office:value="-22.75">
                <text:p>-22.75</text:p>
              </table:table-cell>
            </table:table-row>
            <table:table-row>
              <table:table-cell office:value-type="string">
                <text:p>de87ef0</text:p>
              </table:table-cell>
              <table:table-cell office:value-type="float" office:value="9.11333333333333">
                <text:p>9.11333333333333</text:p>
              </table:table-cell>
              <table:table-cell office:value-type="float" office:value="-22.07">
                <text:p>-22.07</text:p>
              </table:table-cell>
            </table:table-row>
            <table:table-row>
              <table:table-cell office:value-type="string">
                <text:p>bfb5e43</text:p>
              </table:table-cell>
              <table:table-cell office:value-type="float" office:value="9.59333333333333">
                <text:p>9.59333333333333</text:p>
              </table:table-cell>
              <table:table-cell office:value-type="float" office:value="-22.39">
                <text:p>-22.39</text:p>
              </table:table-cell>
            </table:table-row>
            <table:table-row>
              <table:table-cell office:value-type="string">
                <text:p>f53267e</text:p>
              </table:table-cell>
              <table:table-cell office:value-type="float" office:value="9.07">
                <text:p>9.07</text:p>
              </table:table-cell>
              <table:table-cell office:value-type="float" office:value="-21.25">
                <text:p>-21.25</text:p>
              </table:table-cell>
            </table:table-row>
            <table:table-row>
              <table:table-cell office:value-type="string">
                <text:p>3354f3d</text:p>
              </table:table-cell>
              <table:table-cell office:value-type="float" office:value="9.07">
                <text:p>9.07</text:p>
              </table:table-cell>
              <table:table-cell office:value-type="float" office:value="-20.54">
                <text:p>-20.54</text:p>
              </table:table-cell>
            </table:table-row>
            <table:table-row>
              <table:table-cell office:value-type="string">
                <text:p>7bcb764</text:p>
              </table:table-cell>
              <table:table-cell office:value-type="float" office:value="9.11333333333333">
                <text:p>9.11333333333333</text:p>
              </table:table-cell>
              <table:table-cell office:value-type="float" office:value="-20.61">
                <text:p>-20.61</text:p>
              </table:table-cell>
            </table:table-row>
            <table:table-row>
              <table:table-cell office:value-type="string">
                <text:p>32e28e3</text:p>
              </table:table-cell>
              <table:table-cell office:value-type="float" office:value="9.62">
                <text:p>9.62</text:p>
              </table:table-cell>
              <table:table-cell office:value-type="float" office:value="-19.32">
                <text:p>-19.32</text:p>
              </table:table-cell>
            </table:table-row>
            <table:table-row>
              <table:table-cell office:value-type="string">
                <text:p>fce9da5</text:p>
              </table:table-cell>
              <table:table-cell office:value-type="float" office:value="9.62">
                <text:p>9.62</text:p>
              </table:table-cell>
              <table:table-cell office:value-type="float" office:value="-19.62">
                <text:p>-19.62</text:p>
              </table:table-cell>
            </table:table-row>
            <table:table-row>
              <table:table-cell office:value-type="string">
                <text:p>16c4c06</text:p>
              </table:table-cell>
              <table:table-cell office:value-type="float" office:value="9.62">
                <text:p>9.62</text:p>
              </table:table-cell>
              <table:table-cell office:value-type="float" office:value="-19.51">
                <text:p>-19.51</text:p>
              </table:table-cell>
            </table:table-row>
            <table:table-row>
              <table:table-cell office:value-type="string">
                <text:p>96d17f5</text:p>
              </table:table-cell>
              <table:table-cell office:value-type="float" office:value="9.62">
                <text:p>9.62</text:p>
              </table:table-cell>
              <table:table-cell office:value-type="float" office:value="-18.8">
                <text:p>-18.8</text:p>
              </table:table-cell>
            </table:table-row>
            <table:table-row>
              <table:table-cell office:value-type="string">
                <text:p/>
              </table:table-cell>
              <table:table-cell office:value-type="float" office:value="9.62">
                <text:p>9.62</text:p>
              </table:table-cell>
              <table:table-cell office:value-type="float" office:value="-18.35">
                <text:p>-18.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